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1.5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dfcce4"/>
      <style:text-properties fo:color="#33002b" fo:font-weight="bold" style:font-weight-asian="bold" style:font-weight-complex="bold"/>
    </style:style>
    <style:style style:name="ce6" style:family="table-cell" style:parent-style-name="Default">
      <style:table-cell-properties fo:background-color="#dfcce4"/>
      <style:text-properties fo:color="#33002b"/>
    </style:style>
    <style:style style:name="ce7" style:family="table-cell" style:parent-style-name="Default">
      <style:table-cell-properties fo:background-color="#dfcce4" style:text-align-source="fix" style:repeat-content="false"/>
      <style:paragraph-properties fo:text-align="end" fo:margin-left="0pt"/>
      <style:text-properties fo:color="#33002b"/>
    </style:style>
    <style:style style:name="ce8" style:family="table-cell" style:parent-style-name="Default">
      <style:table-cell-properties fo:background-color="#dfcce4"/>
      <style:text-properties fo:color="#33002b" style:font-name="Liberation Sans1"/>
    </style:style>
    <style:style style:name="ce9" style:family="table-cell" style:parent-style-name="Default">
      <style:table-cell-properties fo:background-color="#adc5e7"/>
      <style:text-properties fo:color="#002342" fo:font-weight="bold" style:font-weight-asian="bold" style:font-weight-complex="bold"/>
    </style:style>
    <style:style style:name="ce10" style:family="table-cell" style:parent-style-name="Default">
      <style:table-cell-properties fo:background-color="#adc5e7"/>
      <style:text-properties fo:color="#002342"/>
    </style:style>
    <style:style style:name="ce11" style:family="table-cell" style:parent-style-name="Default">
      <style:table-cell-properties fo:background-color="#adc5e7"/>
      <style:text-properties fo:color="#002342" style:font-name="Liberation Sans1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s_001" table:style-name="ta1">
        <table:shapes>
          <draw:frame draw:z-index="0" draw:style-name="gr1" draw:text-style-name="P1" svg:width="453.26pt" svg:height="254.83pt" svg:x="142.16pt" svg:y="396.23pt">
            <draw:object draw:notify-on-update-of-ranges="Charts_001.B20:Charts_001.B29 Charts_001.J19:Charts_001.J19 Charts_001.J20:Charts_001.J29 Charts_001.U19:Charts_001.U19 Charts_001.U20:Charts_001.U29 Charts_001.AF19:Charts_001.AF19 Charts_001.AF20:Charts_001.AF29 Charts_001.AQ19:Charts_001.AQ19 Charts_001.AQ20:Charts_001.AQ29 Charts_001.BQ19:Charts_001.BQ19 Charts_001.BQ20:Charts_001.BQ29 Charts_001.CB19:Charts_001.CB19 Charts_001.CB20:Charts_001.CB29 Charts_001.CM19:Charts_001.CM19 Charts_001.CM20:Charts_001.CM29 Charts_001.CX19:Charts_001.CX19 Charts_001.CX20:Charts_001.CX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26pt" svg:height="254.83pt" svg:x="653.27pt" svg:y="396.26pt">
            <draw:object draw:notify-on-update-of-ranges="Charts_001.B20:Charts_001.B29 Charts_001.BB19:Charts_001.BB19 Charts_001.BB20:Charts_001.BB29 Charts_001.BG19:Charts_001.BG19 Charts_001.BG20:Charts_001.BG29 Charts_001.DI19:Charts_001.DI19 Charts_001.DI20:Charts_001.DI29 Charts_001.DN19:Charts_001.DN19 Charts_001.DN20:Charts_001.DN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26pt" svg:height="254.83pt" svg:x="1166.23pt" svg:y="400.79pt">
            <draw:object draw:notify-on-update-of-ranges="Charts_001.B20:Charts_001.B29 Charts_001.AW19:Charts_001.AW19 Charts_001.AW20:Charts_001.AW29 Charts_001.AX19:Charts_001.AX19 Charts_001.AX20:Charts_001.AX29 Charts_001.AY19:Charts_001.AY19 Charts_001.AY20:Charts_001.AY29 Charts_001.BB19:Charts_001.BB19 Charts_001.BB20:Charts_001.BB29 Charts_001.DD19:Charts_001.DD19 Charts_001.DD20:Charts_001.DD29 Charts_001.DE19:Charts_001.DE19 Charts_001.DE20:Charts_001.DE29 Charts_001.DF19:Charts_001.DF19 Charts_001.DF20:Charts_001.DF29 Charts_001.DI19:Charts_001.DI19 Charts_001.DI20:Charts_001.DI2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453.26pt" svg:height="254.83pt" svg:x="1675.81pt" svg:y="399.57pt">
            <draw:object draw:notify-on-update-of-ranges="Charts_001.B20:Charts_001.B29 Charts_001.BE19:Charts_001.BE19 Charts_001.BE20:Charts_001.BE29 Charts_001.BF19:Charts_001.BF19 Charts_001.BF20:Charts_001.BF29 Charts_001.DL19:Charts_001.DL19 Charts_001.DL20:Charts_001.DL29 Charts_001.DM19:Charts_001.DM19 Charts_001.DM20:Charts_001.DM2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58" table:default-cell-style-name="ce6"/>
        <table:table-column table:style-name="co2" table:default-cell-style-name="ce9"/>
        <table:table-column table:style-name="co2" table:number-columns-repeated="58" table:default-cell-style-name="ce10"/>
        <table:table-column table:style-name="co2" table:number-columns-repeated="906" table:default-cell-style-name="Default"/>
        <table:table-row table:style-name="ro1">
          <table:table-cell table:style-name="ce4" office:value-type="string" calcext:value-type="string">
            <text:p>Title:</text:p>
          </table:table-cell>
          <table:table-cell table:style-name="ce4" office:value-type="string" calcext:value-type="string">
            <text:p>Medium Workload, RPO=0, Default Parameters</text:p>
          </table:table-cell>
          <table:table-cell table:style-name="ce4" table:number-columns-repeated="3"/>
          <table:table-cell table:style-name="Default" table:number-columns-repeated="113"/>
          <table:table-cell table:number-columns-repeated="906"/>
        </table:table-row>
        <table:table-row table:style-name="ro2">
          <table:table-cell table:style-name="Default" table:number-columns-repeated="118"/>
          <table:table-cell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TRADITIONAL</text:p>
          </table:table-cell>
          <table:table-cell table:number-columns-repeated="57"/>
          <table:table-cell office:value-type="string" calcext:value-type="string">
            <text:p>State Engine Type:</text:p>
          </table:table-cell>
          <table:table-cell table:number-columns-repeated="2"/>
          <table:table-cell table:style-name="ce9" office:value-type="string" calcext:value-type="string">
            <text:p>JOURNAL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min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in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ax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size</text:p>
          </table:table-cell>
          <table:table-cell table:number-columns-repeated="2"/>
          <table:table-cell office:value-type="float" office:value="524288" calcext:value-type="float">
            <text:p>524288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buffer_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max_buffer_log_size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o_direct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ir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d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r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r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t/--medium-delay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12]-[.B13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delay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K12]-[.BK13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delay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12]+[.B13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delay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K12]+[.BK13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medium-processing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14]-[.B15]" office:value-type="float" office:value="50000" calcext:value-type="float">
            <text:p>50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processing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K14]-[.BK15]" office:value-type="float" office:value="50000" calcext:value-type="float">
            <text:p>50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processing</text:p>
          </table:table-cell>
          <table:table-cell office:value-type="float" office:value="50000" calcext:value-type="float">
            <text:p>50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14]+[.B15]" office:value-type="float" office:value="150000" calcext:value-type="float">
            <text:p>150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processing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K14]+[.BK15]" office:value-type="float" office:value="150000" calcext:value-type="float">
            <text:p>150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table:style-name="ce6"/>
          <table:table-cell table:number-columns-repeated="58"/>
          <table:table-cell table:style-name="ce10"/>
          <table:table-cell table:number-columns-repeated="964"/>
        </table:table-row>
        <table:table-row table:style-name="ro2">
          <table:table-cell/>
          <table:table-cell table:style-name="ce5" office:value-type="string" calcext:value-type="string">
            <text:p><text:s/>clients</text:p>
          </table:table-cell>
          <table:table-cell table:style-name="ce5"/>
          <table:table-cell table:style-name="ce5" office:value-type="string" calcext:value-type="string">
            <text:p>tx_open</text:p>
          </table:table-cell>
          <table:table-cell table:style-name="ce5" table:number-columns-repeated="10"/>
          <table:table-cell table:style-name="ce5" office:value-type="string" calcext:value-type="string">
            <text:p>tx_begin</text:p>
          </table:table-cell>
          <table:table-cell table:style-name="ce5" table:number-columns-repeated="10"/>
          <table:table-cell table:style-name="ce5" office:value-type="string" calcext:value-type="string">
            <text:p>tx_commit</text:p>
          </table:table-cell>
          <table:table-cell table:style-name="ce5" table:number-columns-repeated="10"/>
          <table:table-cell table:style-name="ce5" office:value-type="string" calcext:value-type="string">
            <text:p>tx_close</text:p>
          </table:table-cell>
          <table:table-cell table:style-name="ce5" table:number-columns-repeated="10"/>
          <table:table-cell table:style-name="ce5" office:value-type="string" calcext:value-type="string">
            <text:p>total</text:p>
          </table:table-cell>
          <table:table-cell table:style-name="ce5" table:number-columns-repeated="10"/>
          <table:table-cell table:style-name="ce5" office:value-type="string" calcext:value-type="string">
            <text:p>tps</text:p>
          </table:table-cell>
          <table:table-cell/>
          <table:table-cell table:style-name="ce9" office:value-type="string" calcext:value-type="string">
            <text:p><text:s/>clients</text:p>
          </table:table-cell>
          <table:table-cell table:style-name="ce9"/>
          <table:table-cell table:style-name="ce9" office:value-type="string" calcext:value-type="string">
            <text:p>tx_open</text:p>
          </table:table-cell>
          <table:table-cell table:style-name="ce9" table:number-columns-repeated="10"/>
          <table:table-cell table:style-name="ce9" office:value-type="string" calcext:value-type="string">
            <text:p>tx_begin</text:p>
          </table:table-cell>
          <table:table-cell table:style-name="ce9" table:number-columns-repeated="10"/>
          <table:table-cell table:style-name="ce9" office:value-type="string" calcext:value-type="string">
            <text:p>tx_commit</text:p>
          </table:table-cell>
          <table:table-cell table:style-name="ce9" table:number-columns-repeated="10"/>
          <table:table-cell table:style-name="ce9" office:value-type="string" calcext:value-type="string">
            <text:p>tx_close</text:p>
          </table:table-cell>
          <table:table-cell table:style-name="ce9" table:number-columns-repeated="10"/>
          <table:table-cell table:style-name="ce9" office:value-type="string" calcext:value-type="string">
            <text:p>total</text:p>
          </table:table-cell>
          <table:table-cell table:style-name="ce9" table:number-columns-repeated="10"/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<text:s/>N</text:p>
          </table:table-cell>
          <table:table-cell table:style-name="ce5" office:value-type="string" calcext:value-type="string">
            <text:p>sample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tps</text:p>
          </table:table-cell>
          <table:table-cell office:value-type="string" calcext:value-type="string">
            <text:p>State Engine Type:</text:p>
          </table:table-cell>
          <table:table-cell table:style-name="ce9" office:value-type="string" calcext:value-type="string">
            <text:p><text:s/>N</text:p>
          </table:table-cell>
          <table:table-cell table:style-name="ce9" office:value-type="string" calcext:value-type="string">
            <text:p>samples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T</text:p>
          </table:table-cell>
          <table:table-cell table:style-name="ce5" table:formula="of:=[.B18]" office:value-type="string" office:string-value=" N" calcext:value-type="string">
            <text:p><text:s/>N</text:p>
          </table:table-cell>
          <table:table-cell table:style-name="ce5" table:formula="of:=[.C18]" office:value-type="string" office:string-value="samples" calcext:value-type="string">
            <text:p>samples</text:p>
          </table:table-cell>
          <table:table-cell table:style-name="ce5" table:formula="of:=COM.MICROSOFT.CONCAT([.$A19];&quot;/&quot;;[.$D17];&quot;/&quot;;[.D18])" office:value-type="string" office:string-value="T/tx_open/min" calcext:value-type="string">
            <text:p>T/tx_open/min</text:p>
          </table:table-cell>
          <table:table-cell table:style-name="ce5" table:formula="of:=COM.MICROSOFT.CONCAT([.$A19];&quot;/&quot;;[.$D17];&quot;/&quot;;[.E18])" office:value-type="string" office:string-value="T/tx_open/25th%" calcext:value-type="string">
            <text:p>T/tx_open/25th%</text:p>
          </table:table-cell>
          <table:table-cell table:style-name="ce5" table:formula="of:=COM.MICROSOFT.CONCAT([.$A19];&quot;/&quot;;[.$D17];&quot;/&quot;;[.F18])" office:value-type="string" office:string-value="T/tx_open/50th%" calcext:value-type="string">
            <text:p>T/tx_open/50th%</text:p>
          </table:table-cell>
          <table:table-cell table:style-name="ce5" table:formula="of:=COM.MICROSOFT.CONCAT([.$A19];&quot;/&quot;;[.$D17];&quot;/&quot;;[.G18])" office:value-type="string" office:string-value="T/tx_open/75th%" calcext:value-type="string">
            <text:p>T/tx_open/75th%</text:p>
          </table:table-cell>
          <table:table-cell table:style-name="ce5" table:formula="of:=COM.MICROSOFT.CONCAT([.$A19];&quot;/&quot;;[.$D17];&quot;/&quot;;[.H18])" office:value-type="string" office:string-value="T/tx_open/85th%" calcext:value-type="string">
            <text:p>T/tx_open/85th%</text:p>
          </table:table-cell>
          <table:table-cell table:style-name="ce5" table:formula="of:=COM.MICROSOFT.CONCAT([.$A19];&quot;/&quot;;[.$D17];&quot;/&quot;;[.I18])" office:value-type="string" office:string-value="T/tx_open/90th%" calcext:value-type="string">
            <text:p>T/tx_open/90th%</text:p>
          </table:table-cell>
          <table:table-cell table:style-name="ce5" table:formula="of:=COM.MICROSOFT.CONCAT([.$A19];&quot;/&quot;;[.$D17];&quot;/&quot;;[.J18])" office:value-type="string" office:string-value="T/tx_open/95th%" calcext:value-type="string">
            <text:p>T/tx_open/95th%</text:p>
          </table:table-cell>
          <table:table-cell table:style-name="ce5" table:formula="of:=COM.MICROSOFT.CONCAT([.$A19];&quot;/&quot;;[.$D17];&quot;/&quot;;[.K18])" office:value-type="string" office:string-value="T/tx_open/98th%" calcext:value-type="string">
            <text:p>T/tx_open/98th%</text:p>
          </table:table-cell>
          <table:table-cell table:style-name="ce5" table:formula="of:=COM.MICROSOFT.CONCAT([.$A19];&quot;/&quot;;[.$D17];&quot;/&quot;;[.L18])" office:value-type="string" office:string-value="T/tx_open/max" calcext:value-type="string">
            <text:p>T/tx_open/max</text:p>
          </table:table-cell>
          <table:table-cell table:style-name="ce5" table:formula="of:=COM.MICROSOFT.CONCAT([.$A19];&quot;/&quot;;[.$D17];&quot;/&quot;;[.M18])" office:value-type="string" office:string-value="T/tx_open/avg" calcext:value-type="string">
            <text:p>T/tx_open/avg</text:p>
          </table:table-cell>
          <table:table-cell table:style-name="ce5" table:formula="of:=COM.MICROSOFT.CONCAT([.$A19];&quot;/&quot;;[.$D17];&quot;/&quot;;[.N18])" office:value-type="string" office:string-value="T/tx_open/sd" calcext:value-type="string">
            <text:p>T/tx_open/sd</text:p>
          </table:table-cell>
          <table:table-cell table:style-name="ce5" table:formula="of:=COM.MICROSOFT.CONCAT([.$A19];&quot;/&quot;;[.$O17];&quot;/&quot;;[.O18])" office:value-type="string" office:string-value="T/tx_begin/min" calcext:value-type="string">
            <text:p>T/tx_begin/min</text:p>
          </table:table-cell>
          <table:table-cell table:style-name="ce5" table:formula="of:=COM.MICROSOFT.CONCAT([.$A19];&quot;/&quot;;[.$O17];&quot;/&quot;;[.P18])" office:value-type="string" office:string-value="T/tx_begin/25th%" calcext:value-type="string">
            <text:p>T/tx_begin/25th%</text:p>
          </table:table-cell>
          <table:table-cell table:style-name="ce5" table:formula="of:=COM.MICROSOFT.CONCAT([.$A19];&quot;/&quot;;[.$O17];&quot;/&quot;;[.Q18])" office:value-type="string" office:string-value="T/tx_begin/50th%" calcext:value-type="string">
            <text:p>T/tx_begin/50th%</text:p>
          </table:table-cell>
          <table:table-cell table:style-name="ce5" table:formula="of:=COM.MICROSOFT.CONCAT([.$A19];&quot;/&quot;;[.$O17];&quot;/&quot;;[.R18])" office:value-type="string" office:string-value="T/tx_begin/75th%" calcext:value-type="string">
            <text:p>T/tx_begin/75th%</text:p>
          </table:table-cell>
          <table:table-cell table:style-name="ce5" table:formula="of:=COM.MICROSOFT.CONCAT([.$A19];&quot;/&quot;;[.$O17];&quot;/&quot;;[.S18])" office:value-type="string" office:string-value="T/tx_begin/85th%" calcext:value-type="string">
            <text:p>T/tx_begin/85th%</text:p>
          </table:table-cell>
          <table:table-cell table:style-name="ce5" table:formula="of:=COM.MICROSOFT.CONCAT([.$A19];&quot;/&quot;;[.$O17];&quot;/&quot;;[.T18])" office:value-type="string" office:string-value="T/tx_begin/90th%" calcext:value-type="string">
            <text:p>T/tx_begin/90th%</text:p>
          </table:table-cell>
          <table:table-cell table:style-name="ce5" table:formula="of:=COM.MICROSOFT.CONCAT([.$A19];&quot;/&quot;;[.$O17];&quot;/&quot;;[.U18])" office:value-type="string" office:string-value="T/tx_begin/95th%" calcext:value-type="string">
            <text:p>T/tx_begin/95th%</text:p>
          </table:table-cell>
          <table:table-cell table:style-name="ce5" table:formula="of:=COM.MICROSOFT.CONCAT([.$A19];&quot;/&quot;;[.$O17];&quot;/&quot;;[.V18])" office:value-type="string" office:string-value="T/tx_begin/98th%" calcext:value-type="string">
            <text:p>T/tx_begin/98th%</text:p>
          </table:table-cell>
          <table:table-cell table:style-name="ce5" table:formula="of:=COM.MICROSOFT.CONCAT([.$A19];&quot;/&quot;;[.$O17];&quot;/&quot;;[.W18])" office:value-type="string" office:string-value="T/tx_begin/max" calcext:value-type="string">
            <text:p>T/tx_begin/max</text:p>
          </table:table-cell>
          <table:table-cell table:style-name="ce5" table:formula="of:=COM.MICROSOFT.CONCAT([.$A19];&quot;/&quot;;[.$O17];&quot;/&quot;;[.X18])" office:value-type="string" office:string-value="T/tx_begin/avg" calcext:value-type="string">
            <text:p>T/tx_begin/avg</text:p>
          </table:table-cell>
          <table:table-cell table:style-name="ce5" table:formula="of:=COM.MICROSOFT.CONCAT([.$A19];&quot;/&quot;;[.$O17];&quot;/&quot;;[.Y18])" office:value-type="string" office:string-value="T/tx_begin/sd" calcext:value-type="string">
            <text:p>T/tx_begin/sd</text:p>
          </table:table-cell>
          <table:table-cell table:style-name="ce5" table:formula="of:=COM.MICROSOFT.CONCAT([.$A19];&quot;/&quot;;[.$Z17];&quot;/&quot;;[.Z18])" office:value-type="string" office:string-value="T/tx_commit/min" calcext:value-type="string">
            <text:p>T/tx_commit/min</text:p>
          </table:table-cell>
          <table:table-cell table:style-name="ce5" table:formula="of:=COM.MICROSOFT.CONCAT([.$A19];&quot;/&quot;;[.$Z17];&quot;/&quot;;[.AA18])" office:value-type="string" office:string-value="T/tx_commit/25th%" calcext:value-type="string">
            <text:p>T/tx_commit/25th%</text:p>
          </table:table-cell>
          <table:table-cell table:style-name="ce5" table:formula="of:=COM.MICROSOFT.CONCAT([.$A19];&quot;/&quot;;[.$Z17];&quot;/&quot;;[.AB18])" office:value-type="string" office:string-value="T/tx_commit/50th%" calcext:value-type="string">
            <text:p>T/tx_commit/50th%</text:p>
          </table:table-cell>
          <table:table-cell table:style-name="ce5" table:formula="of:=COM.MICROSOFT.CONCAT([.$A19];&quot;/&quot;;[.$Z17];&quot;/&quot;;[.AC18])" office:value-type="string" office:string-value="T/tx_commit/75th%" calcext:value-type="string">
            <text:p>T/tx_commit/75th%</text:p>
          </table:table-cell>
          <table:table-cell table:style-name="ce5" table:formula="of:=COM.MICROSOFT.CONCAT([.$A19];&quot;/&quot;;[.$Z17];&quot;/&quot;;[.AD18])" office:value-type="string" office:string-value="T/tx_commit/85th%" calcext:value-type="string">
            <text:p>T/tx_commit/85th%</text:p>
          </table:table-cell>
          <table:table-cell table:style-name="ce5" table:formula="of:=COM.MICROSOFT.CONCAT([.$A19];&quot;/&quot;;[.$Z17];&quot;/&quot;;[.AE18])" office:value-type="string" office:string-value="T/tx_commit/90th%" calcext:value-type="string">
            <text:p>T/tx_commit/90th%</text:p>
          </table:table-cell>
          <table:table-cell table:style-name="ce5" table:formula="of:=COM.MICROSOFT.CONCAT([.$A19];&quot;/&quot;;[.$Z17];&quot;/&quot;;[.AF18])" office:value-type="string" office:string-value="T/tx_commit/95th%" calcext:value-type="string">
            <text:p>T/tx_commit/95th%</text:p>
          </table:table-cell>
          <table:table-cell table:style-name="ce5" table:formula="of:=COM.MICROSOFT.CONCAT([.$A19];&quot;/&quot;;[.$Z17];&quot;/&quot;;[.AG18])" office:value-type="string" office:string-value="T/tx_commit/98th%" calcext:value-type="string">
            <text:p>T/tx_commit/98th%</text:p>
          </table:table-cell>
          <table:table-cell table:style-name="ce5" table:formula="of:=COM.MICROSOFT.CONCAT([.$A19];&quot;/&quot;;[.$Z17];&quot;/&quot;;[.AH18])" office:value-type="string" office:string-value="T/tx_commit/max" calcext:value-type="string">
            <text:p>T/tx_commit/max</text:p>
          </table:table-cell>
          <table:table-cell table:style-name="ce5" table:formula="of:=COM.MICROSOFT.CONCAT([.$A19];&quot;/&quot;;[.$Z17];&quot;/&quot;;[.AI18])" office:value-type="string" office:string-value="T/tx_commit/avg" calcext:value-type="string">
            <text:p>T/tx_commit/avg</text:p>
          </table:table-cell>
          <table:table-cell table:style-name="ce5" table:formula="of:=COM.MICROSOFT.CONCAT([.$A19];&quot;/&quot;;[.$Z17];&quot;/&quot;;[.AJ18])" office:value-type="string" office:string-value="T/tx_commit/sd" calcext:value-type="string">
            <text:p>T/tx_commit/sd</text:p>
          </table:table-cell>
          <table:table-cell table:style-name="ce5" table:formula="of:=COM.MICROSOFT.CONCAT([.$A19];&quot;/&quot;;[.$AK17];&quot;/&quot;;[.AK18])" office:value-type="string" office:string-value="T/tx_close/min" calcext:value-type="string">
            <text:p>T/tx_close/min</text:p>
          </table:table-cell>
          <table:table-cell table:style-name="ce5" table:formula="of:=COM.MICROSOFT.CONCAT([.$A19];&quot;/&quot;;[.$AK17];&quot;/&quot;;[.AL18])" office:value-type="string" office:string-value="T/tx_close/25th%" calcext:value-type="string">
            <text:p>T/tx_close/25th%</text:p>
          </table:table-cell>
          <table:table-cell table:style-name="ce5" table:formula="of:=COM.MICROSOFT.CONCAT([.$A19];&quot;/&quot;;[.$AK17];&quot;/&quot;;[.AM18])" office:value-type="string" office:string-value="T/tx_close/50th%" calcext:value-type="string">
            <text:p>T/tx_close/50th%</text:p>
          </table:table-cell>
          <table:table-cell table:style-name="ce5" table:formula="of:=COM.MICROSOFT.CONCAT([.$A19];&quot;/&quot;;[.$AK17];&quot;/&quot;;[.AN18])" office:value-type="string" office:string-value="T/tx_close/75th%" calcext:value-type="string">
            <text:p>T/tx_close/75th%</text:p>
          </table:table-cell>
          <table:table-cell table:style-name="ce5" table:formula="of:=COM.MICROSOFT.CONCAT([.$A19];&quot;/&quot;;[.$AK17];&quot;/&quot;;[.AO18])" office:value-type="string" office:string-value="T/tx_close/85th%" calcext:value-type="string">
            <text:p>T/tx_close/85th%</text:p>
          </table:table-cell>
          <table:table-cell table:style-name="ce5" table:formula="of:=COM.MICROSOFT.CONCAT([.$A19];&quot;/&quot;;[.$AK17];&quot;/&quot;;[.AP18])" office:value-type="string" office:string-value="T/tx_close/90th%" calcext:value-type="string">
            <text:p>T/tx_close/90th%</text:p>
          </table:table-cell>
          <table:table-cell table:style-name="ce5" table:formula="of:=COM.MICROSOFT.CONCAT([.$A19];&quot;/&quot;;[.$AK17];&quot;/&quot;;[.AQ18])" office:value-type="string" office:string-value="T/tx_close/95th%" calcext:value-type="string">
            <text:p>T/tx_close/95th%</text:p>
          </table:table-cell>
          <table:table-cell table:style-name="ce5" table:formula="of:=COM.MICROSOFT.CONCAT([.$A19];&quot;/&quot;;[.$AK17];&quot;/&quot;;[.AR18])" office:value-type="string" office:string-value="T/tx_close/98th%" calcext:value-type="string">
            <text:p>T/tx_close/98th%</text:p>
          </table:table-cell>
          <table:table-cell table:style-name="ce5" table:formula="of:=COM.MICROSOFT.CONCAT([.$A19];&quot;/&quot;;[.$AK17];&quot;/&quot;;[.AS18])" office:value-type="string" office:string-value="T/tx_close/max" calcext:value-type="string">
            <text:p>T/tx_close/max</text:p>
          </table:table-cell>
          <table:table-cell table:style-name="ce5" table:formula="of:=COM.MICROSOFT.CONCAT([.$A19];&quot;/&quot;;[.$AK17];&quot;/&quot;;[.AT18])" office:value-type="string" office:string-value="T/tx_close/avg" calcext:value-type="string">
            <text:p>T/tx_close/avg</text:p>
          </table:table-cell>
          <table:table-cell table:style-name="ce5" table:formula="of:=COM.MICROSOFT.CONCAT([.$A19];&quot;/&quot;;[.$AK17];&quot;/&quot;;[.AU18])" office:value-type="string" office:string-value="T/tx_close/sd" calcext:value-type="string">
            <text:p>T/tx_close/sd</text:p>
          </table:table-cell>
          <table:table-cell table:style-name="ce5" table:formula="of:=COM.MICROSOFT.CONCAT([.$A19];&quot;/&quot;;[.$AV17];&quot;/&quot;;[.AV18])" office:value-type="string" office:string-value="T/total/min" calcext:value-type="string">
            <text:p>T/total/min</text:p>
          </table:table-cell>
          <table:table-cell table:style-name="ce5" table:formula="of:=COM.MICROSOFT.CONCAT([.$A19];&quot;/&quot;;[.$AV17];&quot;/&quot;;[.AW18])" office:value-type="string" office:string-value="T/total/25th%" calcext:value-type="string">
            <text:p>T/total/25th%</text:p>
          </table:table-cell>
          <table:table-cell table:style-name="ce5" table:formula="of:=COM.MICROSOFT.CONCAT([.$A19];&quot;/&quot;;[.$AV17];&quot;/&quot;;[.AX18])" office:value-type="string" office:string-value="T/total/50th%" calcext:value-type="string">
            <text:p>T/total/50th%</text:p>
          </table:table-cell>
          <table:table-cell table:style-name="ce5" table:formula="of:=COM.MICROSOFT.CONCAT([.$A19];&quot;/&quot;;[.$AV17];&quot;/&quot;;[.AY18])" office:value-type="string" office:string-value="T/total/75th%" calcext:value-type="string">
            <text:p>T/total/75th%</text:p>
          </table:table-cell>
          <table:table-cell table:style-name="ce5" table:formula="of:=COM.MICROSOFT.CONCAT([.$A19];&quot;/&quot;;[.$AV17];&quot;/&quot;;[.AZ18])" office:value-type="string" office:string-value="T/total/85th%" calcext:value-type="string">
            <text:p>T/total/85th%</text:p>
          </table:table-cell>
          <table:table-cell table:style-name="ce5" table:formula="of:=COM.MICROSOFT.CONCAT([.$A19];&quot;/&quot;;[.$AV17];&quot;/&quot;;[.BA18])" office:value-type="string" office:string-value="T/total/90th%" calcext:value-type="string">
            <text:p>T/total/90th%</text:p>
          </table:table-cell>
          <table:table-cell table:style-name="ce5" table:formula="of:=COM.MICROSOFT.CONCAT([.$A19];&quot;/&quot;;[.$AV17];&quot;/&quot;;[.BB18])" office:value-type="string" office:string-value="T/total/95th%" calcext:value-type="string">
            <text:p>T/total/95th%</text:p>
          </table:table-cell>
          <table:table-cell table:style-name="ce5" table:formula="of:=COM.MICROSOFT.CONCAT([.$A19];&quot;/&quot;;[.$AV17];&quot;/&quot;;[.BC18])" office:value-type="string" office:string-value="T/total/98th%" calcext:value-type="string">
            <text:p>T/total/98th%</text:p>
          </table:table-cell>
          <table:table-cell table:style-name="ce5" table:formula="of:=COM.MICROSOFT.CONCAT([.$A19];&quot;/&quot;;[.$AV17];&quot;/&quot;;[.BD18])" office:value-type="string" office:string-value="T/total/max" calcext:value-type="string">
            <text:p>T/total/max</text:p>
          </table:table-cell>
          <table:table-cell table:style-name="ce5" table:formula="of:=COM.MICROSOFT.CONCAT([.$A19];&quot;/&quot;;[.$AV17];&quot;/&quot;;[.BE18])" office:value-type="string" office:string-value="T/total/avg" calcext:value-type="string">
            <text:p>T/total/avg</text:p>
          </table:table-cell>
          <table:table-cell table:style-name="ce5" table:formula="of:=COM.MICROSOFT.CONCAT([.$A19];&quot;/&quot;;[.$AV17];&quot;/&quot;;[.BF18])" office:value-type="string" office:string-value="T/total/sd" calcext:value-type="string">
            <text:p>T/total/sd</text:p>
          </table:table-cell>
          <table:table-cell table:style-name="ce5" table:formula="of:=COM.MICROSOFT.CONCAT([.$A19];&quot;/&quot;;[.BG18])" office:value-type="string" office:string-value="T/tps" calcext:value-type="string">
            <text:p>T/tps</text:p>
          </table:table-cell>
          <table:table-cell office:value-type="string" calcext:value-type="string">
            <text:p>J</text:p>
          </table:table-cell>
          <table:table-cell table:style-name="ce9" table:formula="of:=[.BI18]" office:value-type="string" office:string-value=" N" calcext:value-type="string">
            <text:p><text:s/>N</text:p>
          </table:table-cell>
          <table:table-cell table:style-name="ce9" table:formula="of:=[.BJ18]" office:value-type="string" office:string-value="samples" calcext:value-type="string">
            <text:p>samples</text:p>
          </table:table-cell>
          <table:table-cell table:style-name="ce9" table:formula="of:=COM.MICROSOFT.CONCAT([.$BH19];&quot;/&quot;;[.$BK17];&quot;/&quot;;[.BK18])" office:value-type="string" office:string-value="J/tx_open/min" calcext:value-type="string">
            <text:p>J/tx_open/min</text:p>
          </table:table-cell>
          <table:table-cell table:style-name="ce9" table:formula="of:=COM.MICROSOFT.CONCAT([.$BH19];&quot;/&quot;;[.$BK17];&quot;/&quot;;[.BL18])" office:value-type="string" office:string-value="J/tx_open/25th%" calcext:value-type="string">
            <text:p>J/tx_open/25th%</text:p>
          </table:table-cell>
          <table:table-cell table:style-name="ce9" table:formula="of:=COM.MICROSOFT.CONCAT([.$BH19];&quot;/&quot;;[.$BK17];&quot;/&quot;;[.BM18])" office:value-type="string" office:string-value="J/tx_open/50th%" calcext:value-type="string">
            <text:p>J/tx_open/50th%</text:p>
          </table:table-cell>
          <table:table-cell table:style-name="ce9" table:formula="of:=COM.MICROSOFT.CONCAT([.$BH19];&quot;/&quot;;[.$BK17];&quot;/&quot;;[.BN18])" office:value-type="string" office:string-value="J/tx_open/75th%" calcext:value-type="string">
            <text:p>J/tx_open/75th%</text:p>
          </table:table-cell>
          <table:table-cell table:style-name="ce9" table:formula="of:=COM.MICROSOFT.CONCAT([.$BH19];&quot;/&quot;;[.$BK17];&quot;/&quot;;[.BO18])" office:value-type="string" office:string-value="J/tx_open/85th%" calcext:value-type="string">
            <text:p>J/tx_open/85th%</text:p>
          </table:table-cell>
          <table:table-cell table:style-name="ce9" table:formula="of:=COM.MICROSOFT.CONCAT([.$BH19];&quot;/&quot;;[.$BK17];&quot;/&quot;;[.BP18])" office:value-type="string" office:string-value="J/tx_open/90th%" calcext:value-type="string">
            <text:p>J/tx_open/90th%</text:p>
          </table:table-cell>
          <table:table-cell table:style-name="ce9" table:formula="of:=COM.MICROSOFT.CONCAT([.$BH19];&quot;/&quot;;[.$BK17];&quot;/&quot;;[.BQ18])" office:value-type="string" office:string-value="J/tx_open/95th%" calcext:value-type="string">
            <text:p>J/tx_open/95th%</text:p>
          </table:table-cell>
          <table:table-cell table:style-name="ce9" table:formula="of:=COM.MICROSOFT.CONCAT([.$BH19];&quot;/&quot;;[.$BK17];&quot;/&quot;;[.BR18])" office:value-type="string" office:string-value="J/tx_open/98th%" calcext:value-type="string">
            <text:p>J/tx_open/98th%</text:p>
          </table:table-cell>
          <table:table-cell table:style-name="ce9" table:formula="of:=COM.MICROSOFT.CONCAT([.$BH19];&quot;/&quot;;[.$BK17];&quot;/&quot;;[.BS18])" office:value-type="string" office:string-value="J/tx_open/max" calcext:value-type="string">
            <text:p>J/tx_open/max</text:p>
          </table:table-cell>
          <table:table-cell table:style-name="ce9" table:formula="of:=COM.MICROSOFT.CONCAT([.$BH19];&quot;/&quot;;[.$BK17];&quot;/&quot;;[.BT18])" office:value-type="string" office:string-value="J/tx_open/avg" calcext:value-type="string">
            <text:p>J/tx_open/avg</text:p>
          </table:table-cell>
          <table:table-cell table:style-name="ce9" table:formula="of:=COM.MICROSOFT.CONCAT([.$BH19];&quot;/&quot;;[.$BK17];&quot;/&quot;;[.BU18])" office:value-type="string" office:string-value="J/tx_open/sd" calcext:value-type="string">
            <text:p>J/tx_open/sd</text:p>
          </table:table-cell>
          <table:table-cell table:style-name="ce9" table:formula="of:=COM.MICROSOFT.CONCAT([.$BH19];&quot;/&quot;;[.$BV17];&quot;/&quot;;[.BV18])" office:value-type="string" office:string-value="J/tx_begin/min" calcext:value-type="string">
            <text:p>J/tx_begin/min</text:p>
          </table:table-cell>
          <table:table-cell table:style-name="ce9" table:formula="of:=COM.MICROSOFT.CONCAT([.$BH19];&quot;/&quot;;[.$BV17];&quot;/&quot;;[.BW18])" office:value-type="string" office:string-value="J/tx_begin/25th%" calcext:value-type="string">
            <text:p>J/tx_begin/25th%</text:p>
          </table:table-cell>
          <table:table-cell table:style-name="ce9" table:formula="of:=COM.MICROSOFT.CONCAT([.$BH19];&quot;/&quot;;[.$BV17];&quot;/&quot;;[.BX18])" office:value-type="string" office:string-value="J/tx_begin/50th%" calcext:value-type="string">
            <text:p>J/tx_begin/50th%</text:p>
          </table:table-cell>
          <table:table-cell table:style-name="ce9" table:formula="of:=COM.MICROSOFT.CONCAT([.$BH19];&quot;/&quot;;[.$BV17];&quot;/&quot;;[.BY18])" office:value-type="string" office:string-value="J/tx_begin/75th%" calcext:value-type="string">
            <text:p>J/tx_begin/75th%</text:p>
          </table:table-cell>
          <table:table-cell table:style-name="ce9" table:formula="of:=COM.MICROSOFT.CONCAT([.$BH19];&quot;/&quot;;[.$BV17];&quot;/&quot;;[.BZ18])" office:value-type="string" office:string-value="J/tx_begin/85th%" calcext:value-type="string">
            <text:p>J/tx_begin/85th%</text:p>
          </table:table-cell>
          <table:table-cell table:style-name="ce9" table:formula="of:=COM.MICROSOFT.CONCAT([.$BH19];&quot;/&quot;;[.$BV17];&quot;/&quot;;[.CA18])" office:value-type="string" office:string-value="J/tx_begin/90th%" calcext:value-type="string">
            <text:p>J/tx_begin/90th%</text:p>
          </table:table-cell>
          <table:table-cell table:style-name="ce9" table:formula="of:=COM.MICROSOFT.CONCAT([.$BH19];&quot;/&quot;;[.$BV17];&quot;/&quot;;[.CB18])" office:value-type="string" office:string-value="J/tx_begin/95th%" calcext:value-type="string">
            <text:p>J/tx_begin/95th%</text:p>
          </table:table-cell>
          <table:table-cell table:style-name="ce9" table:formula="of:=COM.MICROSOFT.CONCAT([.$BH19];&quot;/&quot;;[.$BV17];&quot;/&quot;;[.CC18])" office:value-type="string" office:string-value="J/tx_begin/98th%" calcext:value-type="string">
            <text:p>J/tx_begin/98th%</text:p>
          </table:table-cell>
          <table:table-cell table:style-name="ce9" table:formula="of:=COM.MICROSOFT.CONCAT([.$BH19];&quot;/&quot;;[.$BV17];&quot;/&quot;;[.CD18])" office:value-type="string" office:string-value="J/tx_begin/max" calcext:value-type="string">
            <text:p>J/tx_begin/max</text:p>
          </table:table-cell>
          <table:table-cell table:style-name="ce9" table:formula="of:=COM.MICROSOFT.CONCAT([.$BH19];&quot;/&quot;;[.$BV17];&quot;/&quot;;[.CE18])" office:value-type="string" office:string-value="J/tx_begin/avg" calcext:value-type="string">
            <text:p>J/tx_begin/avg</text:p>
          </table:table-cell>
          <table:table-cell table:style-name="ce9" table:formula="of:=COM.MICROSOFT.CONCAT([.$BH19];&quot;/&quot;;[.$BV17];&quot;/&quot;;[.CF18])" office:value-type="string" office:string-value="J/tx_begin/sd" calcext:value-type="string">
            <text:p>J/tx_begin/sd</text:p>
          </table:table-cell>
          <table:table-cell table:style-name="ce9" table:formula="of:=COM.MICROSOFT.CONCAT([.$BH19];&quot;/&quot;;[.$CG17];&quot;/&quot;;[.CG18])" office:value-type="string" office:string-value="J/tx_commit/min" calcext:value-type="string">
            <text:p>J/tx_commit/min</text:p>
          </table:table-cell>
          <table:table-cell table:style-name="ce9" table:formula="of:=COM.MICROSOFT.CONCAT([.$BH19];&quot;/&quot;;[.$CG17];&quot;/&quot;;[.CH18])" office:value-type="string" office:string-value="J/tx_commit/25th%" calcext:value-type="string">
            <text:p>J/tx_commit/25th%</text:p>
          </table:table-cell>
          <table:table-cell table:style-name="ce9" table:formula="of:=COM.MICROSOFT.CONCAT([.$BH19];&quot;/&quot;;[.$CG17];&quot;/&quot;;[.CI18])" office:value-type="string" office:string-value="J/tx_commit/50th%" calcext:value-type="string">
            <text:p>J/tx_commit/50th%</text:p>
          </table:table-cell>
          <table:table-cell table:style-name="ce9" table:formula="of:=COM.MICROSOFT.CONCAT([.$BH19];&quot;/&quot;;[.$CG17];&quot;/&quot;;[.CJ18])" office:value-type="string" office:string-value="J/tx_commit/75th%" calcext:value-type="string">
            <text:p>J/tx_commit/75th%</text:p>
          </table:table-cell>
          <table:table-cell table:style-name="ce9" table:formula="of:=COM.MICROSOFT.CONCAT([.$BH19];&quot;/&quot;;[.$CG17];&quot;/&quot;;[.CK18])" office:value-type="string" office:string-value="J/tx_commit/85th%" calcext:value-type="string">
            <text:p>J/tx_commit/85th%</text:p>
          </table:table-cell>
          <table:table-cell table:style-name="ce9" table:formula="of:=COM.MICROSOFT.CONCAT([.$BH19];&quot;/&quot;;[.$CG17];&quot;/&quot;;[.CL18])" office:value-type="string" office:string-value="J/tx_commit/90th%" calcext:value-type="string">
            <text:p>J/tx_commit/90th%</text:p>
          </table:table-cell>
          <table:table-cell table:style-name="ce9" table:formula="of:=COM.MICROSOFT.CONCAT([.$BH19];&quot;/&quot;;[.$CG17];&quot;/&quot;;[.CM18])" office:value-type="string" office:string-value="J/tx_commit/95th%" calcext:value-type="string">
            <text:p>J/tx_commit/95th%</text:p>
          </table:table-cell>
          <table:table-cell table:style-name="ce9" table:formula="of:=COM.MICROSOFT.CONCAT([.$BH19];&quot;/&quot;;[.$CG17];&quot;/&quot;;[.CN18])" office:value-type="string" office:string-value="J/tx_commit/98th%" calcext:value-type="string">
            <text:p>J/tx_commit/98th%</text:p>
          </table:table-cell>
          <table:table-cell table:style-name="ce9" table:formula="of:=COM.MICROSOFT.CONCAT([.$BH19];&quot;/&quot;;[.$CG17];&quot;/&quot;;[.CO18])" office:value-type="string" office:string-value="J/tx_commit/max" calcext:value-type="string">
            <text:p>J/tx_commit/max</text:p>
          </table:table-cell>
          <table:table-cell table:style-name="ce9" table:formula="of:=COM.MICROSOFT.CONCAT([.$BH19];&quot;/&quot;;[.$CG17];&quot;/&quot;;[.CP18])" office:value-type="string" office:string-value="J/tx_commit/avg" calcext:value-type="string">
            <text:p>J/tx_commit/avg</text:p>
          </table:table-cell>
          <table:table-cell table:style-name="ce9" table:formula="of:=COM.MICROSOFT.CONCAT([.$BH19];&quot;/&quot;;[.$CG17];&quot;/&quot;;[.CQ18])" office:value-type="string" office:string-value="J/tx_commit/sd" calcext:value-type="string">
            <text:p>J/tx_commit/sd</text:p>
          </table:table-cell>
          <table:table-cell table:style-name="ce9" table:formula="of:=COM.MICROSOFT.CONCAT([.$BH19];&quot;/&quot;;[.$CR17];&quot;/&quot;;[.CR18])" office:value-type="string" office:string-value="J/tx_close/min" calcext:value-type="string">
            <text:p>J/tx_close/min</text:p>
          </table:table-cell>
          <table:table-cell table:style-name="ce9" table:formula="of:=COM.MICROSOFT.CONCAT([.$BH19];&quot;/&quot;;[.$CR17];&quot;/&quot;;[.CS18])" office:value-type="string" office:string-value="J/tx_close/25th%" calcext:value-type="string">
            <text:p>J/tx_close/25th%</text:p>
          </table:table-cell>
          <table:table-cell table:style-name="ce9" table:formula="of:=COM.MICROSOFT.CONCAT([.$BH19];&quot;/&quot;;[.$CR17];&quot;/&quot;;[.CT18])" office:value-type="string" office:string-value="J/tx_close/50th%" calcext:value-type="string">
            <text:p>J/tx_close/50th%</text:p>
          </table:table-cell>
          <table:table-cell table:style-name="ce9" table:formula="of:=COM.MICROSOFT.CONCAT([.$BH19];&quot;/&quot;;[.$CR17];&quot;/&quot;;[.CU18])" office:value-type="string" office:string-value="J/tx_close/75th%" calcext:value-type="string">
            <text:p>J/tx_close/75th%</text:p>
          </table:table-cell>
          <table:table-cell table:style-name="ce9" table:formula="of:=COM.MICROSOFT.CONCAT([.$BH19];&quot;/&quot;;[.$CR17];&quot;/&quot;;[.CV18])" office:value-type="string" office:string-value="J/tx_close/85th%" calcext:value-type="string">
            <text:p>J/tx_close/85th%</text:p>
          </table:table-cell>
          <table:table-cell table:style-name="ce9" table:formula="of:=COM.MICROSOFT.CONCAT([.$BH19];&quot;/&quot;;[.$CR17];&quot;/&quot;;[.CW18])" office:value-type="string" office:string-value="J/tx_close/90th%" calcext:value-type="string">
            <text:p>J/tx_close/90th%</text:p>
          </table:table-cell>
          <table:table-cell table:style-name="ce9" table:formula="of:=COM.MICROSOFT.CONCAT([.$BH19];&quot;/&quot;;[.$CR17];&quot;/&quot;;[.CX18])" office:value-type="string" office:string-value="J/tx_close/95th%" calcext:value-type="string">
            <text:p>J/tx_close/95th%</text:p>
          </table:table-cell>
          <table:table-cell table:style-name="ce9" table:formula="of:=COM.MICROSOFT.CONCAT([.$BH19];&quot;/&quot;;[.$CR17];&quot;/&quot;;[.CY18])" office:value-type="string" office:string-value="J/tx_close/98th%" calcext:value-type="string">
            <text:p>J/tx_close/98th%</text:p>
          </table:table-cell>
          <table:table-cell table:style-name="ce9" table:formula="of:=COM.MICROSOFT.CONCAT([.$BH19];&quot;/&quot;;[.$CR17];&quot;/&quot;;[.CZ18])" office:value-type="string" office:string-value="J/tx_close/max" calcext:value-type="string">
            <text:p>J/tx_close/max</text:p>
          </table:table-cell>
          <table:table-cell table:style-name="ce9" table:formula="of:=COM.MICROSOFT.CONCAT([.$BH19];&quot;/&quot;;[.$CR17];&quot;/&quot;;[.DA18])" office:value-type="string" office:string-value="J/tx_close/avg" calcext:value-type="string">
            <text:p>J/tx_close/avg</text:p>
          </table:table-cell>
          <table:table-cell table:style-name="ce9" table:formula="of:=COM.MICROSOFT.CONCAT([.$BH19];&quot;/&quot;;[.$CR17];&quot;/&quot;;[.DB18])" office:value-type="string" office:string-value="J/tx_close/sd" calcext:value-type="string">
            <text:p>J/tx_close/sd</text:p>
          </table:table-cell>
          <table:table-cell table:style-name="ce9" table:formula="of:=COM.MICROSOFT.CONCAT([.$BH19];&quot;/&quot;;[.$DC17];&quot;/&quot;;[.DC18])" office:value-type="string" office:string-value="J/total/min" calcext:value-type="string">
            <text:p>J/total/min</text:p>
          </table:table-cell>
          <table:table-cell table:style-name="ce9" table:formula="of:=COM.MICROSOFT.CONCAT([.$BH19];&quot;/&quot;;[.$DC17];&quot;/&quot;;[.DD18])" office:value-type="string" office:string-value="J/total/25th%" calcext:value-type="string">
            <text:p>J/total/25th%</text:p>
          </table:table-cell>
          <table:table-cell table:style-name="ce9" table:formula="of:=COM.MICROSOFT.CONCAT([.$BH19];&quot;/&quot;;[.$DC17];&quot;/&quot;;[.DE18])" office:value-type="string" office:string-value="J/total/50th%" calcext:value-type="string">
            <text:p>J/total/50th%</text:p>
          </table:table-cell>
          <table:table-cell table:style-name="ce9" table:formula="of:=COM.MICROSOFT.CONCAT([.$BH19];&quot;/&quot;;[.$DC17];&quot;/&quot;;[.DF18])" office:value-type="string" office:string-value="J/total/75th%" calcext:value-type="string">
            <text:p>J/total/75th%</text:p>
          </table:table-cell>
          <table:table-cell table:style-name="ce9" table:formula="of:=COM.MICROSOFT.CONCAT([.$BH19];&quot;/&quot;;[.$DC17];&quot;/&quot;;[.DG18])" office:value-type="string" office:string-value="J/total/85th%" calcext:value-type="string">
            <text:p>J/total/85th%</text:p>
          </table:table-cell>
          <table:table-cell table:style-name="ce9" table:formula="of:=COM.MICROSOFT.CONCAT([.$BH19];&quot;/&quot;;[.$DC17];&quot;/&quot;;[.DH18])" office:value-type="string" office:string-value="J/total/90th%" calcext:value-type="string">
            <text:p>J/total/90th%</text:p>
          </table:table-cell>
          <table:table-cell table:style-name="ce9" table:formula="of:=COM.MICROSOFT.CONCAT([.$BH19];&quot;/&quot;;[.$DC17];&quot;/&quot;;[.DI18])" office:value-type="string" office:string-value="J/total/95th%" calcext:value-type="string">
            <text:p>J/total/95th%</text:p>
          </table:table-cell>
          <table:table-cell table:style-name="ce9" table:formula="of:=COM.MICROSOFT.CONCAT([.$BH19];&quot;/&quot;;[.$DC17];&quot;/&quot;;[.DJ18])" office:value-type="string" office:string-value="J/total/98th%" calcext:value-type="string">
            <text:p>J/total/98th%</text:p>
          </table:table-cell>
          <table:table-cell table:style-name="ce9" table:formula="of:=COM.MICROSOFT.CONCAT([.$BH19];&quot;/&quot;;[.$DC17];&quot;/&quot;;[.DK18])" office:value-type="string" office:string-value="J/total/max" calcext:value-type="string">
            <text:p>J/total/max</text:p>
          </table:table-cell>
          <table:table-cell table:style-name="ce9" table:formula="of:=COM.MICROSOFT.CONCAT([.$BH19];&quot;/&quot;;[.$DC17];&quot;/&quot;;[.DL18])" office:value-type="string" office:string-value="J/total/avg" calcext:value-type="string">
            <text:p>J/total/avg</text:p>
          </table:table-cell>
          <table:table-cell table:style-name="ce9" table:formula="of:=COM.MICROSOFT.CONCAT([.$BH19];&quot;/&quot;;[.$DC17];&quot;/&quot;;[.DM18])" office:value-type="string" office:string-value="J/total/sd" calcext:value-type="string">
            <text:p>J/total/sd</text:p>
          </table:table-cell>
          <table:table-cell table:style-name="ce9" table:formula="of:=COM.MICROSOFT.CONCAT([.$BH19];&quot;/&quot;;[.DN18])" office:value-type="string" office:string-value="J/tps" calcext:value-type="string">
            <text:p>J/tps</text:p>
          </table:table-cell>
          <table:table-cell table:style-name="ce1" table:number-columns-repeated="906"/>
        </table:table-row>
        <table:table-row table:style-name="ro2">
          <table:table-cell table:style-name="ce6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.026" calcext:value-type="float">
            <text:p>1.026</text:p>
          </table:table-cell>
          <table:table-cell office:value-type="float" office:value="1.547" calcext:value-type="float">
            <text:p>1.547</text:p>
          </table:table-cell>
          <table:table-cell office:value-type="float" office:value="1.8" calcext:value-type="float">
            <text:p>1.8</text:p>
          </table:table-cell>
          <table:table-cell office:value-type="float" office:value="2.567" calcext:value-type="float">
            <text:p>2.567</text:p>
          </table:table-cell>
          <table:table-cell office:value-type="float" office:value="3.423" calcext:value-type="float">
            <text:p>3.423</text:p>
          </table:table-cell>
          <table:table-cell office:value-type="float" office:value="4.212" calcext:value-type="float">
            <text:p>4.212</text:p>
          </table:table-cell>
          <table:table-cell office:value-type="float" office:value="5.736" calcext:value-type="float">
            <text:p>5.736</text:p>
          </table:table-cell>
          <table:table-cell office:value-type="float" office:value="8.111" calcext:value-type="float">
            <text:p>8.111</text:p>
          </table:table-cell>
          <table:table-cell office:value-type="float" office:value="539.87" calcext:value-type="float">
            <text:p>539.87</text:p>
          </table:table-cell>
          <table:table-cell office:value-type="float" office:value="2.498" calcext:value-type="float">
            <text:p>2.498</text:p>
          </table:table-cell>
          <table:table-cell office:value-type="float" office:value="5.665" calcext:value-type="float">
            <text:p>5.665</text:p>
          </table:table-cell>
          <table:table-cell office:value-type="float" office:value="0.411" calcext:value-type="float">
            <text:p>0.411</text:p>
          </table:table-cell>
          <table:table-cell office:value-type="float" office:value="0.61" calcext:value-type="float">
            <text:p>0.61</text:p>
          </table:table-cell>
          <table:table-cell office:value-type="float" office:value="0.696" calcext:value-type="float">
            <text:p>0.696</text:p>
          </table:table-cell>
          <table:table-cell office:value-type="float" office:value="0.912" calcext:value-type="float">
            <text:p>0.912</text:p>
          </table:table-cell>
          <table:table-cell office:value-type="float" office:value="1.689" calcext:value-type="float">
            <text:p>1.689</text:p>
          </table:table-cell>
          <table:table-cell office:value-type="float" office:value="3.049" calcext:value-type="float">
            <text:p>3.049</text:p>
          </table:table-cell>
          <table:table-cell office:value-type="float" office:value="4.76" calcext:value-type="float">
            <text:p>4.76</text:p>
          </table:table-cell>
          <table:table-cell office:value-type="float" office:value="6.095" calcext:value-type="float">
            <text:p>6.095</text:p>
          </table:table-cell>
          <table:table-cell office:value-type="float" office:value="750.68" calcext:value-type="float">
            <text:p>750.68</text:p>
          </table:table-cell>
          <table:table-cell office:value-type="float" office:value="1.32" calcext:value-type="float">
            <text:p>1.32</text:p>
          </table:table-cell>
          <table:table-cell office:value-type="float" office:value="7.64" calcext:value-type="float">
            <text:p>7.64</text:p>
          </table:table-cell>
          <table:table-cell office:value-type="float" office:value="6.965" calcext:value-type="float">
            <text:p>6.965</text:p>
          </table:table-cell>
          <table:table-cell office:value-type="float" office:value="8.915" calcext:value-type="float">
            <text:p>8.915</text:p>
          </table:table-cell>
          <table:table-cell office:value-type="float" office:value="10.604" calcext:value-type="float">
            <text:p>10.604</text:p>
          </table:table-cell>
          <table:table-cell office:value-type="float" office:value="12.732" calcext:value-type="float">
            <text:p>12.732</text:p>
          </table:table-cell>
          <table:table-cell office:value-type="float" office:value="14.509" calcext:value-type="float">
            <text:p>14.509</text:p>
          </table:table-cell>
          <table:table-cell office:value-type="float" office:value="15.89" calcext:value-type="float">
            <text:p>15.89</text:p>
          </table:table-cell>
          <table:table-cell office:value-type="float" office:value="18.336" calcext:value-type="float">
            <text:p>18.336</text:p>
          </table:table-cell>
          <table:table-cell office:value-type="float" office:value="21.582" calcext:value-type="float">
            <text:p>21.582</text:p>
          </table:table-cell>
          <table:table-cell office:value-type="float" office:value="768.62" calcext:value-type="float">
            <text:p>768.62</text:p>
          </table:table-cell>
          <table:table-cell office:value-type="float" office:value="13.999" calcext:value-type="float">
            <text:p>13.999</text:p>
          </table:table-cell>
          <table:table-cell office:value-type="float" office:value="40.508" calcext:value-type="float">
            <text:p>40.508</text:p>
          </table:table-cell>
          <table:table-cell office:value-type="float" office:value="0.331" calcext:value-type="float">
            <text:p>0.331</text:p>
          </table:table-cell>
          <table:table-cell office:value-type="float" office:value="0.571" calcext:value-type="float">
            <text:p>0.571</text:p>
          </table:table-cell>
          <table:table-cell office:value-type="float" office:value="0.698" calcext:value-type="float">
            <text:p>0.698</text:p>
          </table:table-cell>
          <table:table-cell office:value-type="float" office:value="1.55" calcext:value-type="float">
            <text:p>1.55</text:p>
          </table:table-cell>
          <table:table-cell office:value-type="float" office:value="2.598" calcext:value-type="float">
            <text:p>2.598</text:p>
          </table:table-cell>
          <table:table-cell office:value-type="float" office:value="3.752" calcext:value-type="float">
            <text:p>3.752</text:p>
          </table:table-cell>
          <table:table-cell office:value-type="float" office:value="5.221" calcext:value-type="float">
            <text:p>5.221</text:p>
          </table:table-cell>
          <table:table-cell office:value-type="float" office:value="7.067" calcext:value-type="float">
            <text:p>7.067</text:p>
          </table:table-cell>
          <table:table-cell office:value-type="float" office:value="526.111" calcext:value-type="float">
            <text:p>526.111</text:p>
          </table:table-cell>
          <table:table-cell office:value-type="float" office:value="1.57" calcext:value-type="float">
            <text:p>1.57</text:p>
          </table:table-cell>
          <table:table-cell office:value-type="float" office:value="5.986" calcext:value-type="float">
            <text:p>5.986</text:p>
          </table:table-cell>
          <table:table-cell office:value-type="float" office:value="9.737" calcext:value-type="float">
            <text:p>9.737</text:p>
          </table:table-cell>
          <table:table-cell office:value-type="float" office:value="13.041" calcext:value-type="float">
            <text:p>13.041</text:p>
          </table:table-cell>
          <table:table-cell office:value-type="float" office:value="15.368" calcext:value-type="float">
            <text:p>15.368</text:p>
          </table:table-cell>
          <table:table-cell office:value-type="float" office:value="18.905" calcext:value-type="float">
            <text:p>18.905</text:p>
          </table:table-cell>
          <table:table-cell office:value-type="float" office:value="21.272" calcext:value-type="float">
            <text:p>21.272</text:p>
          </table:table-cell>
          <table:table-cell office:value-type="float" office:value="23.219" calcext:value-type="float">
            <text:p>23.219</text:p>
          </table:table-cell>
          <table:table-cell office:value-type="float" office:value="26.504" calcext:value-type="float">
            <text:p>26.504</text:p>
          </table:table-cell>
          <table:table-cell office:value-type="float" office:value="31.33" calcext:value-type="float">
            <text:p>31.33</text:p>
          </table:table-cell>
          <table:table-cell office:value-type="float" office:value="777.228" calcext:value-type="float">
            <text:p>777.228</text:p>
          </table:table-cell>
          <table:table-cell office:value-type="float" office:value="19.387" calcext:value-type="float">
            <text:p>19.387</text:p>
          </table:table-cell>
          <table:table-cell office:value-type="float" office:value="42.583" calcext:value-type="float">
            <text:p>42.583</text:p>
          </table:table-cell>
          <table:table-cell office:value-type="float" office:value="79.886" calcext:value-type="float">
            <text:p>79.886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2" calcext:value-type="float">
            <text:p>0.902</text:p>
          </table:table-cell>
          <table:table-cell office:value-type="float" office:value="1.304" calcext:value-type="float">
            <text:p>1.304</text:p>
          </table:table-cell>
          <table:table-cell office:value-type="float" office:value="1.405" calcext:value-type="float">
            <text:p>1.405</text:p>
          </table:table-cell>
          <table:table-cell office:value-type="float" office:value="1.531" calcext:value-type="float">
            <text:p>1.531</text:p>
          </table:table-cell>
          <table:table-cell office:value-type="float" office:value="1.623" calcext:value-type="float">
            <text:p>1.623</text:p>
          </table:table-cell>
          <table:table-cell office:value-type="float" office:value="1.707" calcext:value-type="float">
            <text:p>1.707</text:p>
          </table:table-cell>
          <table:table-cell office:value-type="float" office:value="1.955" calcext:value-type="float">
            <text:p>1.955</text:p>
          </table:table-cell>
          <table:table-cell office:value-type="float" office:value="3.242" calcext:value-type="float">
            <text:p>3.242</text:p>
          </table:table-cell>
          <table:table-cell office:value-type="float" office:value="30.792" calcext:value-type="float">
            <text:p>30.792</text:p>
          </table:table-cell>
          <table:table-cell office:value-type="float" office:value="1.518" calcext:value-type="float">
            <text:p>1.518</text:p>
          </table:table-cell>
          <table:table-cell office:value-type="float" office:value="0.736" calcext:value-type="float">
            <text:p>0.736</text:p>
          </table:table-cell>
          <table:table-cell office:value-type="float" office:value="0.394" calcext:value-type="float">
            <text:p>0.394</text:p>
          </table:table-cell>
          <table:table-cell office:value-type="float" office:value="0.567" calcext:value-type="float">
            <text:p>0.567</text:p>
          </table:table-cell>
          <table:table-cell office:value-type="float" office:value="0.621" calcext:value-type="float">
            <text:p>0.621</text:p>
          </table:table-cell>
          <table:table-cell office:value-type="float" office:value="0.698" calcext:value-type="float">
            <text:p>0.698</text:p>
          </table:table-cell>
          <table:table-cell office:value-type="float" office:value="0.75" calcext:value-type="float">
            <text:p>0.75</text:p>
          </table:table-cell>
          <table:table-cell office:value-type="float" office:value="0.796" calcext:value-type="float">
            <text:p>0.796</text:p>
          </table:table-cell>
          <table:table-cell office:value-type="float" office:value="0.895" calcext:value-type="float">
            <text:p>0.895</text:p>
          </table:table-cell>
          <table:table-cell office:value-type="float" office:value="1.249" calcext:value-type="float">
            <text:p>1.249</text:p>
          </table:table-cell>
          <table:table-cell office:value-type="float" office:value="39.578" calcext:value-type="float">
            <text:p>39.578</text:p>
          </table:table-cell>
          <table:table-cell office:value-type="float" office:value="0.687" calcext:value-type="float">
            <text:p>0.687</text:p>
          </table:table-cell>
          <table:table-cell office:value-type="float" office:value="0.563" calcext:value-type="float">
            <text:p>0.563</text:p>
          </table:table-cell>
          <table:table-cell office:value-type="float" office:value="1.1" calcext:value-type="float">
            <text:p>1.1</text:p>
          </table:table-cell>
          <table:table-cell office:value-type="float" office:value="1.491" calcext:value-type="float">
            <text:p>1.491</text:p>
          </table:table-cell>
          <table:table-cell office:value-type="float" office:value="1.605" calcext:value-type="float">
            <text:p>1.605</text:p>
          </table:table-cell>
          <table:table-cell office:value-type="float" office:value="1.775" calcext:value-type="float">
            <text:p>1.775</text:p>
          </table:table-cell>
          <table:table-cell office:value-type="float" office:value="1.914" calcext:value-type="float">
            <text:p>1.914</text:p>
          </table:table-cell>
          <table:table-cell office:value-type="float" office:value="2.038" calcext:value-type="float">
            <text:p>2.038</text:p>
          </table:table-cell>
          <table:table-cell office:value-type="float" office:value="2.746" calcext:value-type="float">
            <text:p>2.746</text:p>
          </table:table-cell>
          <table:table-cell office:value-type="float" office:value="6.668" calcext:value-type="float">
            <text:p>6.668</text:p>
          </table:table-cell>
          <table:table-cell office:value-type="float" office:value="1967.802" calcext:value-type="float">
            <text:p>1967.802</text:p>
          </table:table-cell>
          <table:table-cell office:value-type="float" office:value="5.573" calcext:value-type="float">
            <text:p>5.573</text:p>
          </table:table-cell>
          <table:table-cell office:value-type="float" office:value="72.173" calcext:value-type="float">
            <text:p>72.173</text:p>
          </table:table-cell>
          <table:table-cell office:value-type="float" office:value="0.313" calcext:value-type="float">
            <text:p>0.313</text:p>
          </table:table-cell>
          <table:table-cell office:value-type="float" office:value="0.522" calcext:value-type="float">
            <text:p>0.522</text:p>
          </table:table-cell>
          <table:table-cell office:value-type="float" office:value="0.578" calcext:value-type="float">
            <text:p>0.578</text:p>
          </table:table-cell>
          <table:table-cell office:value-type="float" office:value="0.656" calcext:value-type="float">
            <text:p>0.656</text:p>
          </table:table-cell>
          <table:table-cell office:value-type="float" office:value="0.709" calcext:value-type="float">
            <text:p>0.709</text:p>
          </table:table-cell>
          <table:table-cell office:value-type="float" office:value="0.754" calcext:value-type="float">
            <text:p>0.754</text:p>
          </table:table-cell>
          <table:table-cell office:value-type="float" office:value="0.856" calcext:value-type="float">
            <text:p>0.856</text:p>
          </table:table-cell>
          <table:table-cell office:value-type="float" office:value="1.465" calcext:value-type="float">
            <text:p>1.465</text:p>
          </table:table-cell>
          <table:table-cell office:value-type="float" office:value="49.277" calcext:value-type="float">
            <text:p>49.277</text:p>
          </table:table-cell>
          <table:table-cell office:value-type="float" office:value="0.658" calcext:value-type="float">
            <text:p>0.658</text:p>
          </table:table-cell>
          <table:table-cell office:value-type="float" office:value="1.001" calcext:value-type="float">
            <text:p>1.001</text:p>
          </table:table-cell>
          <table:table-cell office:value-type="float" office:value="3.161" calcext:value-type="float">
            <text:p>3.161</text:p>
          </table:table-cell>
          <table:table-cell office:value-type="float" office:value="4.059" calcext:value-type="float">
            <text:p>4.059</text:p>
          </table:table-cell>
          <table:table-cell office:value-type="float" office:value="4.281" calcext:value-type="float">
            <text:p>4.281</text:p>
          </table:table-cell>
          <table:table-cell office:value-type="float" office:value="4.585" calcext:value-type="float">
            <text:p>4.585</text:p>
          </table:table-cell>
          <table:table-cell office:value-type="float" office:value="4.875" calcext:value-type="float">
            <text:p>4.875</text:p>
          </table:table-cell>
          <table:table-cell office:value-type="float" office:value="5.352" calcext:value-type="float">
            <text:p>5.352</text:p>
          </table:table-cell>
          <table:table-cell office:value-type="float" office:value="7.638" calcext:value-type="float">
            <text:p>7.638</text:p>
          </table:table-cell>
          <table:table-cell office:value-type="float" office:value="12.061" calcext:value-type="float">
            <text:p>12.061</text:p>
          </table:table-cell>
          <table:table-cell office:value-type="float" office:value="1970.367" calcext:value-type="float">
            <text:p>1970.367</text:p>
          </table:table-cell>
          <table:table-cell office:value-type="float" office:value="8.435" calcext:value-type="float">
            <text:p>8.435</text:p>
          </table:table-cell>
          <table:table-cell office:value-type="float" office:value="72.244" calcext:value-type="float">
            <text:p>72.244</text:p>
          </table:table-cell>
          <table:table-cell office:value-type="float" office:value="87.595" calcext:value-type="float">
            <text:p>87.59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845" calcext:value-type="float">
            <text:p>0.845</text:p>
          </table:table-cell>
          <table:table-cell office:value-type="float" office:value="1.539" calcext:value-type="float">
            <text:p>1.539</text:p>
          </table:table-cell>
          <table:table-cell office:value-type="float" office:value="2.086" calcext:value-type="float">
            <text:p>2.086</text:p>
          </table:table-cell>
          <table:table-cell office:value-type="float" office:value="5.133" calcext:value-type="float">
            <text:p>5.133</text:p>
          </table:table-cell>
          <table:table-cell office:value-type="float" office:value="7.781" calcext:value-type="float">
            <text:p>7.781</text:p>
          </table:table-cell>
          <table:table-cell office:value-type="float" office:value="10.539" calcext:value-type="float">
            <text:p>10.539</text:p>
          </table:table-cell>
          <table:table-cell office:value-type="float" office:value="15.071" calcext:value-type="float">
            <text:p>15.071</text:p>
          </table:table-cell>
          <table:table-cell office:value-type="float" office:value="19.221" calcext:value-type="float">
            <text:p>19.221</text:p>
          </table:table-cell>
          <table:table-cell office:value-type="float" office:value="61.598" calcext:value-type="float">
            <text:p>61.598</text:p>
          </table:table-cell>
          <table:table-cell office:value-type="float" office:value="4.3" calcext:value-type="float">
            <text:p>4.3</text:p>
          </table:table-cell>
          <table:table-cell office:value-type="float" office:value="4.629" calcext:value-type="float">
            <text:p>4.629</text:p>
          </table:table-cell>
          <table:table-cell office:value-type="float" office:value="0.38" calcext:value-type="float">
            <text:p>0.38</text:p>
          </table:table-cell>
          <table:table-cell office:value-type="float" office:value="0.603" calcext:value-type="float">
            <text:p>0.603</text:p>
          </table:table-cell>
          <table:table-cell office:value-type="float" office:value="0.738" calcext:value-type="float">
            <text:p>0.738</text:p>
          </table:table-cell>
          <table:table-cell office:value-type="float" office:value="3.409" calcext:value-type="float">
            <text:p>3.409</text:p>
          </table:table-cell>
          <table:table-cell office:value-type="float" office:value="5.804" calcext:value-type="float">
            <text:p>5.804</text:p>
          </table:table-cell>
          <table:table-cell office:value-type="float" office:value="6.694" calcext:value-type="float">
            <text:p>6.694</text:p>
          </table:table-cell>
          <table:table-cell office:value-type="float" office:value="10.644" calcext:value-type="float">
            <text:p>10.644</text:p>
          </table:table-cell>
          <table:table-cell office:value-type="float" office:value="14.104" calcext:value-type="float">
            <text:p>14.104</text:p>
          </table:table-cell>
          <table:table-cell office:value-type="float" office:value="957.098" calcext:value-type="float">
            <text:p>957.098</text:p>
          </table:table-cell>
          <table:table-cell office:value-type="float" office:value="2.681" calcext:value-type="float">
            <text:p>2.681</text:p>
          </table:table-cell>
          <table:table-cell office:value-type="float" office:value="12.05" calcext:value-type="float">
            <text:p>12.05</text:p>
          </table:table-cell>
          <table:table-cell office:value-type="float" office:value="7.277" calcext:value-type="float">
            <text:p>7.277</text:p>
          </table:table-cell>
          <table:table-cell office:value-type="float" office:value="12.057" calcext:value-type="float">
            <text:p>12.057</text:p>
          </table:table-cell>
          <table:table-cell office:value-type="float" office:value="15.411" calcext:value-type="float">
            <text:p>15.411</text:p>
          </table:table-cell>
          <table:table-cell office:value-type="float" office:value="19.947" calcext:value-type="float">
            <text:p>19.947</text:p>
          </table:table-cell>
          <table:table-cell office:value-type="float" office:value="22.296" calcext:value-type="float">
            <text:p>22.296</text:p>
          </table:table-cell>
          <table:table-cell office:value-type="float" office:value="23.923" calcext:value-type="float">
            <text:p>23.923</text:p>
          </table:table-cell>
          <table:table-cell office:value-type="float" office:value="26.339" calcext:value-type="float">
            <text:p>26.339</text:p>
          </table:table-cell>
          <table:table-cell office:value-type="float" office:value="29.446" calcext:value-type="float">
            <text:p>29.446</text:p>
          </table:table-cell>
          <table:table-cell office:value-type="float" office:value="1091.609" calcext:value-type="float">
            <text:p>1091.609</text:p>
          </table:table-cell>
          <table:table-cell office:value-type="float" office:value="20.808" calcext:value-type="float">
            <text:p>20.808</text:p>
          </table:table-cell>
          <table:table-cell office:value-type="float" office:value="65.022" calcext:value-type="float">
            <text:p>65.022</text:p>
          </table:table-cell>
          <table:table-cell office:value-type="float" office:value="0.309" calcext:value-type="float">
            <text:p>0.309</text:p>
          </table:table-cell>
          <table:table-cell office:value-type="float" office:value="0.6" calcext:value-type="float">
            <text:p>0.6</text:p>
          </table:table-cell>
          <table:table-cell office:value-type="float" office:value="2.042" calcext:value-type="float">
            <text:p>2.042</text:p>
          </table:table-cell>
          <table:table-cell office:value-type="float" office:value="5.897" calcext:value-type="float">
            <text:p>5.897</text:p>
          </table:table-cell>
          <table:table-cell office:value-type="float" office:value="8.87" calcext:value-type="float">
            <text:p>8.87</text:p>
          </table:table-cell>
          <table:table-cell office:value-type="float" office:value="12.266" calcext:value-type="float">
            <text:p>12.266</text:p>
          </table:table-cell>
          <table:table-cell office:value-type="float" office:value="16.421" calcext:value-type="float">
            <text:p>16.421</text:p>
          </table:table-cell>
          <table:table-cell office:value-type="float" office:value="19.722" calcext:value-type="float">
            <text:p>19.722</text:p>
          </table:table-cell>
          <table:table-cell office:value-type="float" office:value="966.185" calcext:value-type="float">
            <text:p>966.185</text:p>
          </table:table-cell>
          <table:table-cell office:value-type="float" office:value="4.329" calcext:value-type="float">
            <text:p>4.329</text:p>
          </table:table-cell>
          <table:table-cell office:value-type="float" office:value="10.801" calcext:value-type="float">
            <text:p>10.801</text:p>
          </table:table-cell>
          <table:table-cell office:value-type="float" office:value="10.165" calcext:value-type="float">
            <text:p>10.165</text:p>
          </table:table-cell>
          <table:table-cell office:value-type="float" office:value="19.048" calcext:value-type="float">
            <text:p>19.048</text:p>
          </table:table-cell>
          <table:table-cell office:value-type="float" office:value="25.513" calcext:value-type="float">
            <text:p>25.513</text:p>
          </table:table-cell>
          <table:table-cell office:value-type="float" office:value="33.785" calcext:value-type="float">
            <text:p>33.785</text:p>
          </table:table-cell>
          <table:table-cell office:value-type="float" office:value="38.83" calcext:value-type="float">
            <text:p>38.83</text:p>
          </table:table-cell>
          <table:table-cell office:value-type="float" office:value="42.729" calcext:value-type="float">
            <text:p>42.729</text:p>
          </table:table-cell>
          <table:table-cell office:value-type="float" office:value="49.241" calcext:value-type="float">
            <text:p>49.241</text:p>
          </table:table-cell>
          <table:table-cell office:value-type="float" office:value="58.192" calcext:value-type="float">
            <text:p>58.192</text:p>
          </table:table-cell>
          <table:table-cell office:value-type="float" office:value="1110.281" calcext:value-type="float">
            <text:p>1110.281</text:p>
          </table:table-cell>
          <table:table-cell office:value-type="float" office:value="32.118" calcext:value-type="float">
            <text:p>32.118</text:p>
          </table:table-cell>
          <table:table-cell office:value-type="float" office:value="67.393" calcext:value-type="float">
            <text:p>67.393</text:p>
          </table:table-cell>
          <table:table-cell office:value-type="float" office:value="144.855" calcext:value-type="float">
            <text:p>144.855</text:p>
          </table:table-cell>
          <table:table-cell table:style-name="ce10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879" calcext:value-type="float">
            <text:p>0.879</text:p>
          </table:table-cell>
          <table:table-cell office:value-type="float" office:value="1.283" calcext:value-type="float">
            <text:p>1.283</text:p>
          </table:table-cell>
          <table:table-cell office:value-type="float" office:value="1.406" calcext:value-type="float">
            <text:p>1.406</text:p>
          </table:table-cell>
          <table:table-cell office:value-type="float" office:value="1.567" calcext:value-type="float">
            <text:p>1.567</text:p>
          </table:table-cell>
          <table:table-cell office:value-type="float" office:value="1.682" calcext:value-type="float">
            <text:p>1.682</text:p>
          </table:table-cell>
          <table:table-cell office:value-type="float" office:value="1.787" calcext:value-type="float">
            <text:p>1.787</text:p>
          </table:table-cell>
          <table:table-cell office:value-type="float" office:value="2.03" calcext:value-type="float">
            <text:p>2.03</text:p>
          </table:table-cell>
          <table:table-cell office:value-type="float" office:value="3.525" calcext:value-type="float">
            <text:p>3.525</text:p>
          </table:table-cell>
          <table:table-cell office:value-type="float" office:value="268.489" calcext:value-type="float">
            <text:p>268.489</text:p>
          </table:table-cell>
          <table:table-cell office:value-type="float" office:value="1.581" calcext:value-type="float">
            <text:p>1.581</text:p>
          </table:table-cell>
          <table:table-cell office:value-type="float" office:value="2.392" calcext:value-type="float">
            <text:p>2.392</text:p>
          </table:table-cell>
          <table:table-cell office:value-type="float" office:value="0.385" calcext:value-type="float">
            <text:p>0.385</text:p>
          </table:table-cell>
          <table:table-cell office:value-type="float" office:value="0.567" calcext:value-type="float">
            <text:p>0.567</text:p>
          </table:table-cell>
          <table:table-cell office:value-type="float" office:value="0.633" calcext:value-type="float">
            <text:p>0.633</text:p>
          </table:table-cell>
          <table:table-cell office:value-type="float" office:value="0.726" calcext:value-type="float">
            <text:p>0.726</text:p>
          </table:table-cell>
          <table:table-cell office:value-type="float" office:value="0.799" calcext:value-type="float">
            <text:p>0.799</text:p>
          </table:table-cell>
          <table:table-cell office:value-type="float" office:value="0.86" calcext:value-type="float">
            <text:p>0.86</text:p>
          </table:table-cell>
          <table:table-cell office:value-type="float" office:value="1.005" calcext:value-type="float">
            <text:p>1.005</text:p>
          </table:table-cell>
          <table:table-cell office:value-type="float" office:value="1.536" calcext:value-type="float">
            <text:p>1.536</text:p>
          </table:table-cell>
          <table:table-cell office:value-type="float" office:value="39.294" calcext:value-type="float">
            <text:p>39.294</text:p>
          </table:table-cell>
          <table:table-cell office:value-type="float" office:value="0.732" calcext:value-type="float">
            <text:p>0.732</text:p>
          </table:table-cell>
          <table:table-cell office:value-type="float" office:value="0.737" calcext:value-type="float">
            <text:p>0.737</text:p>
          </table:table-cell>
          <table:table-cell office:value-type="float" office:value="1.128" calcext:value-type="float">
            <text:p>1.128</text:p>
          </table:table-cell>
          <table:table-cell office:value-type="float" office:value="1.483" calcext:value-type="float">
            <text:p>1.483</text:p>
          </table:table-cell>
          <table:table-cell office:value-type="float" office:value="1.622" calcext:value-type="float">
            <text:p>1.622</text:p>
          </table:table-cell>
          <table:table-cell office:value-type="float" office:value="1.835" calcext:value-type="float">
            <text:p>1.835</text:p>
          </table:table-cell>
          <table:table-cell office:value-type="float" office:value="2.01" calcext:value-type="float">
            <text:p>2.01</text:p>
          </table:table-cell>
          <table:table-cell office:value-type="float" office:value="2.201" calcext:value-type="float">
            <text:p>2.201</text:p>
          </table:table-cell>
          <table:table-cell office:value-type="float" office:value="3.726" calcext:value-type="float">
            <text:p>3.726</text:p>
          </table:table-cell>
          <table:table-cell office:value-type="float" office:value="10.313" calcext:value-type="float">
            <text:p>10.313</text:p>
          </table:table-cell>
          <table:table-cell office:value-type="float" office:value="618.637" calcext:value-type="float">
            <text:p>618.637</text:p>
          </table:table-cell>
          <table:table-cell office:value-type="float" office:value="2.986" calcext:value-type="float">
            <text:p>2.986</text:p>
          </table:table-cell>
          <table:table-cell office:value-type="float" office:value="14.586" calcext:value-type="float">
            <text:p>14.586</text:p>
          </table:table-cell>
          <table:table-cell office:value-type="float" office:value="0.339" calcext:value-type="float">
            <text:p>0.33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73" calcext:value-type="float">
            <text:p>0.573</text:p>
          </table:table-cell>
          <table:table-cell office:value-type="float" office:value="0.662" calcext:value-type="float">
            <text:p>0.662</text:p>
          </table:table-cell>
          <table:table-cell office:value-type="float" office:value="0.725" calcext:value-type="float">
            <text:p>0.725</text:p>
          </table:table-cell>
          <table:table-cell office:value-type="float" office:value="0.781" calcext:value-type="float">
            <text:p>0.781</text:p>
          </table:table-cell>
          <table:table-cell office:value-type="float" office:value="0.907" calcext:value-type="float">
            <text:p>0.907</text:p>
          </table:table-cell>
          <table:table-cell office:value-type="float" office:value="1.401" calcext:value-type="float">
            <text:p>1.401</text:p>
          </table:table-cell>
          <table:table-cell office:value-type="float" office:value="360.536" calcext:value-type="float">
            <text:p>360.536</text:p>
          </table:table-cell>
          <table:table-cell office:value-type="float" office:value="0.803" calcext:value-type="float">
            <text:p>0.803</text:p>
          </table:table-cell>
          <table:table-cell office:value-type="float" office:value="6.902" calcext:value-type="float">
            <text:p>6.902</text:p>
          </table:table-cell>
          <table:table-cell office:value-type="float" office:value="3.164" calcext:value-type="float">
            <text:p>3.164</text:p>
          </table:table-cell>
          <table:table-cell office:value-type="float" office:value="4.067" calcext:value-type="float">
            <text:p>4.067</text:p>
          </table:table-cell>
          <table:table-cell office:value-type="float" office:value="4.348" calcext:value-type="float">
            <text:p>4.348</text:p>
          </table:table-cell>
          <table:table-cell office:value-type="float" office:value="4.793" calcext:value-type="float">
            <text:p>4.793</text:p>
          </table:table-cell>
          <table:table-cell office:value-type="float" office:value="5.266" calcext:value-type="float">
            <text:p>5.266</text:p>
          </table:table-cell>
          <table:table-cell office:value-type="float" office:value="6.083" calcext:value-type="float">
            <text:p>6.083</text:p>
          </table:table-cell>
          <table:table-cell office:value-type="float" office:value="8.778" calcext:value-type="float">
            <text:p>8.778</text:p>
          </table:table-cell>
          <table:table-cell office:value-type="float" office:value="16.107" calcext:value-type="float">
            <text:p>16.107</text:p>
          </table:table-cell>
          <table:table-cell office:value-type="float" office:value="626.391" calcext:value-type="float">
            <text:p>626.391</text:p>
          </table:table-cell>
          <table:table-cell office:value-type="float" office:value="6.101" calcext:value-type="float">
            <text:p>6.101</text:p>
          </table:table-cell>
          <table:table-cell office:value-type="float" office:value="18.412" calcext:value-type="float">
            <text:p>18.412</text:p>
          </table:table-cell>
          <table:table-cell office:value-type="float" office:value="178.24" calcext:value-type="float">
            <text:p>178.2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893" calcext:value-type="float">
            <text:p>0.893</text:p>
          </table:table-cell>
          <table:table-cell office:value-type="float" office:value="1.727" calcext:value-type="float">
            <text:p>1.727</text:p>
          </table:table-cell>
          <table:table-cell office:value-type="float" office:value="4.879" calcext:value-type="float">
            <text:p>4.879</text:p>
          </table:table-cell>
          <table:table-cell office:value-type="float" office:value="12.196" calcext:value-type="float">
            <text:p>12.196</text:p>
          </table:table-cell>
          <table:table-cell office:value-type="float" office:value="17.561" calcext:value-type="float">
            <text:p>17.561</text:p>
          </table:table-cell>
          <table:table-cell office:value-type="float" office:value="20.619" calcext:value-type="float">
            <text:p>20.619</text:p>
          </table:table-cell>
          <table:table-cell office:value-type="float" office:value="25.211" calcext:value-type="float">
            <text:p>25.211</text:p>
          </table:table-cell>
          <table:table-cell office:value-type="float" office:value="30.758" calcext:value-type="float">
            <text:p>30.758</text:p>
          </table:table-cell>
          <table:table-cell office:value-type="float" office:value="1220.307" calcext:value-type="float">
            <text:p>1220.307</text:p>
          </table:table-cell>
          <table:table-cell office:value-type="float" office:value="8.4" calcext:value-type="float">
            <text:p>8.4</text:p>
          </table:table-cell>
          <table:table-cell office:value-type="float" office:value="19.354" calcext:value-type="float">
            <text:p>19.354</text:p>
          </table:table-cell>
          <table:table-cell office:value-type="float" office:value="0.369" calcext:value-type="float">
            <text:p>0.369</text:p>
          </table:table-cell>
          <table:table-cell office:value-type="float" office:value="0.627" calcext:value-type="float">
            <text:p>0.627</text:p>
          </table:table-cell>
          <table:table-cell office:value-type="float" office:value="0.886" calcext:value-type="float">
            <text:p>0.886</text:p>
          </table:table-cell>
          <table:table-cell office:value-type="float" office:value="6.679" calcext:value-type="float">
            <text:p>6.679</text:p>
          </table:table-cell>
          <table:table-cell office:value-type="float" office:value="11.98" calcext:value-type="float">
            <text:p>11.98</text:p>
          </table:table-cell>
          <table:table-cell office:value-type="float" office:value="14.469" calcext:value-type="float">
            <text:p>14.469</text:p>
          </table:table-cell>
          <table:table-cell office:value-type="float" office:value="18.949" calcext:value-type="float">
            <text:p>18.949</text:p>
          </table:table-cell>
          <table:table-cell office:value-type="float" office:value="22.561" calcext:value-type="float">
            <text:p>22.561</text:p>
          </table:table-cell>
          <table:table-cell office:value-type="float" office:value="1210.16" calcext:value-type="float">
            <text:p>1210.16</text:p>
          </table:table-cell>
          <table:table-cell office:value-type="float" office:value="4.923" calcext:value-type="float">
            <text:p>4.923</text:p>
          </table:table-cell>
          <table:table-cell office:value-type="float" office:value="14.616" calcext:value-type="float">
            <text:p>14.616</text:p>
          </table:table-cell>
          <table:table-cell office:value-type="float" office:value="7.565" calcext:value-type="float">
            <text:p>7.565</text:p>
          </table:table-cell>
          <table:table-cell office:value-type="float" office:value="16.476" calcext:value-type="float">
            <text:p>16.476</text:p>
          </table:table-cell>
          <table:table-cell office:value-type="float" office:value="21.782" calcext:value-type="float">
            <text:p>21.782</text:p>
          </table:table-cell>
          <table:table-cell office:value-type="float" office:value="26.238" calcext:value-type="float">
            <text:p>26.238</text:p>
          </table:table-cell>
          <table:table-cell office:value-type="float" office:value="28.49" calcext:value-type="float">
            <text:p>28.49</text:p>
          </table:table-cell>
          <table:table-cell office:value-type="float" office:value="29.982" calcext:value-type="float">
            <text:p>29.982</text:p>
          </table:table-cell>
          <table:table-cell office:value-type="float" office:value="32.366" calcext:value-type="float">
            <text:p>32.366</text:p>
          </table:table-cell>
          <table:table-cell office:value-type="float" office:value="35.381" calcext:value-type="float">
            <text:p>35.381</text:p>
          </table:table-cell>
          <table:table-cell office:value-type="float" office:value="1220.36" calcext:value-type="float">
            <text:p>1220.36</text:p>
          </table:table-cell>
          <table:table-cell office:value-type="float" office:value="26.099" calcext:value-type="float">
            <text:p>26.099</text:p>
          </table:table-cell>
          <table:table-cell office:value-type="float" office:value="68.708" calcext:value-type="float">
            <text:p>68.708</text:p>
          </table:table-cell>
          <table:table-cell office:value-type="float" office:value="0.306" calcext:value-type="float">
            <text:p>0.306</text:p>
          </table:table-cell>
          <table:table-cell office:value-type="float" office:value="0.892" calcext:value-type="float">
            <text:p>0.892</text:p>
          </table:table-cell>
          <table:table-cell office:value-type="float" office:value="6.297" calcext:value-type="float">
            <text:p>6.297</text:p>
          </table:table-cell>
          <table:table-cell office:value-type="float" office:value="14.7" calcext:value-type="float">
            <text:p>14.7</text:p>
          </table:table-cell>
          <table:table-cell office:value-type="float" office:value="19.534" calcext:value-type="float">
            <text:p>19.534</text:p>
          </table:table-cell>
          <table:table-cell office:value-type="float" office:value="20.999" calcext:value-type="float">
            <text:p>20.999</text:p>
          </table:table-cell>
          <table:table-cell office:value-type="float" office:value="23.457" calcext:value-type="float">
            <text:p>23.457</text:p>
          </table:table-cell>
          <table:table-cell office:value-type="float" office:value="25.654" calcext:value-type="float">
            <text:p>25.654</text:p>
          </table:table-cell>
          <table:table-cell office:value-type="float" office:value="1038.876" calcext:value-type="float">
            <text:p>1038.876</text:p>
          </table:table-cell>
          <table:table-cell office:value-type="float" office:value="9.065" calcext:value-type="float">
            <text:p>9.065</text:p>
          </table:table-cell>
          <table:table-cell office:value-type="float" office:value="16.872" calcext:value-type="float">
            <text:p>16.872</text:p>
          </table:table-cell>
          <table:table-cell office:value-type="float" office:value="10.266" calcext:value-type="float">
            <text:p>10.266</text:p>
          </table:table-cell>
          <table:table-cell office:value-type="float" office:value="30.38" calcext:value-type="float">
            <text:p>30.38</text:p>
          </table:table-cell>
          <table:table-cell office:value-type="float" office:value="41.403" calcext:value-type="float">
            <text:p>41.403</text:p>
          </table:table-cell>
          <table:table-cell office:value-type="float" office:value="54.072" calcext:value-type="float">
            <text:p>54.072</text:p>
          </table:table-cell>
          <table:table-cell office:value-type="float" office:value="61.915" calcext:value-type="float">
            <text:p>61.915</text:p>
          </table:table-cell>
          <table:table-cell office:value-type="float" office:value="67.727" calcext:value-type="float">
            <text:p>67.727</text:p>
          </table:table-cell>
          <table:table-cell office:value-type="float" office:value="76.821" calcext:value-type="float">
            <text:p>76.821</text:p>
          </table:table-cell>
          <table:table-cell office:value-type="float" office:value="88.189" calcext:value-type="float">
            <text:p>88.189</text:p>
          </table:table-cell>
          <table:table-cell office:value-type="float" office:value="1270.864" calcext:value-type="float">
            <text:p>1270.864</text:p>
          </table:table-cell>
          <table:table-cell office:value-type="float" office:value="48.487" calcext:value-type="float">
            <text:p>48.487</text:p>
          </table:table-cell>
          <table:table-cell office:value-type="float" office:value="75.514" calcext:value-type="float">
            <text:p>75.514</text:p>
          </table:table-cell>
          <table:table-cell office:value-type="float" office:value="193.81" calcext:value-type="float">
            <text:p>193.81</text:p>
          </table:table-cell>
          <table:table-cell table:style-name="ce10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885" calcext:value-type="float">
            <text:p>0.885</text:p>
          </table:table-cell>
          <table:table-cell office:value-type="float" office:value="1.307" calcext:value-type="float">
            <text:p>1.307</text:p>
          </table:table-cell>
          <table:table-cell office:value-type="float" office:value="1.453" calcext:value-type="float">
            <text:p>1.453</text:p>
          </table:table-cell>
          <table:table-cell office:value-type="float" office:value="1.665" calcext:value-type="float">
            <text:p>1.665</text:p>
          </table:table-cell>
          <table:table-cell office:value-type="float" office:value="1.843" calcext:value-type="float">
            <text:p>1.843</text:p>
          </table:table-cell>
          <table:table-cell office:value-type="float" office:value="2.018" calcext:value-type="float">
            <text:p>2.018</text:p>
          </table:table-cell>
          <table:table-cell office:value-type="float" office:value="2.59" calcext:value-type="float">
            <text:p>2.59</text:p>
          </table:table-cell>
          <table:table-cell office:value-type="float" office:value="4.806" calcext:value-type="float">
            <text:p>4.806</text:p>
          </table:table-cell>
          <table:table-cell office:value-type="float" office:value="289.545" calcext:value-type="float">
            <text:p>289.545</text:p>
          </table:table-cell>
          <table:table-cell office:value-type="float" office:value="1.75" calcext:value-type="float">
            <text:p>1.75</text:p>
          </table:table-cell>
          <table:table-cell office:value-type="float" office:value="3.823" calcext:value-type="float">
            <text:p>3.823</text:p>
          </table:table-cell>
          <table:table-cell office:value-type="float" office:value="0.382" calcext:value-type="float">
            <text:p>0.382</text:p>
          </table:table-cell>
          <table:table-cell office:value-type="float" office:value="0.572" calcext:value-type="float">
            <text:p>0.572</text:p>
          </table:table-cell>
          <table:table-cell office:value-type="float" office:value="0.65" calcext:value-type="float">
            <text:p>0.65</text:p>
          </table:table-cell>
          <table:table-cell office:value-type="float" office:value="0.77" calcext:value-type="float">
            <text:p>0.77</text:p>
          </table:table-cell>
          <table:table-cell office:value-type="float" office:value="0.873" calcext:value-type="float">
            <text:p>0.873</text:p>
          </table:table-cell>
          <table:table-cell office:value-type="float" office:value="0.974" calcext:value-type="float">
            <text:p>0.974</text:p>
          </table:table-cell>
          <table:table-cell office:value-type="float" office:value="1.225" calcext:value-type="float">
            <text:p>1.225</text:p>
          </table:table-cell>
          <table:table-cell office:value-type="float" office:value="2.385" calcext:value-type="float">
            <text:p>2.385</text:p>
          </table:table-cell>
          <table:table-cell office:value-type="float" office:value="34.19" calcext:value-type="float">
            <text:p>34.19</text:p>
          </table:table-cell>
          <table:table-cell office:value-type="float" office:value="0.799" calcext:value-type="float">
            <text:p>0.799</text:p>
          </table:table-cell>
          <table:table-cell office:value-type="float" office:value="0.918" calcext:value-type="float">
            <text:p>0.918</text:p>
          </table:table-cell>
          <table:table-cell office:value-type="float" office:value="1.103" calcext:value-type="float">
            <text:p>1.103</text:p>
          </table:table-cell>
          <table:table-cell office:value-type="float" office:value="1.54" calcext:value-type="float">
            <text:p>1.54</text:p>
          </table:table-cell>
          <table:table-cell office:value-type="float" office:value="1.722" calcext:value-type="float">
            <text:p>1.722</text:p>
          </table:table-cell>
          <table:table-cell office:value-type="float" office:value="2.012" calcext:value-type="float">
            <text:p>2.012</text:p>
          </table:table-cell>
          <table:table-cell office:value-type="float" office:value="2.3" calcext:value-type="float">
            <text:p>2.3</text:p>
          </table:table-cell>
          <table:table-cell office:value-type="float" office:value="2.861" calcext:value-type="float">
            <text:p>2.861</text:p>
          </table:table-cell>
          <table:table-cell office:value-type="float" office:value="6.427" calcext:value-type="float">
            <text:p>6.427</text:p>
          </table:table-cell>
          <table:table-cell office:value-type="float" office:value="17.583" calcext:value-type="float">
            <text:p>17.583</text:p>
          </table:table-cell>
          <table:table-cell office:value-type="float" office:value="425.093" calcext:value-type="float">
            <text:p>425.093</text:p>
          </table:table-cell>
          <table:table-cell office:value-type="float" office:value="4.187" calcext:value-type="float">
            <text:p>4.187</text:p>
          </table:table-cell>
          <table:table-cell office:value-type="float" office:value="21.895" calcext:value-type="float">
            <text:p>21.895</text:p>
          </table:table-cell>
          <table:table-cell office:value-type="float" office:value="0.335" calcext:value-type="float">
            <text:p>0.335</text:p>
          </table:table-cell>
          <table:table-cell office:value-type="float" office:value="0.519" calcext:value-type="float">
            <text:p>0.519</text:p>
          </table:table-cell>
          <table:table-cell office:value-type="float" office:value="0.588" calcext:value-type="float">
            <text:p>0.588</text:p>
          </table:table-cell>
          <table:table-cell office:value-type="float" office:value="0.697" calcext:value-type="float">
            <text:p>0.697</text:p>
          </table:table-cell>
          <table:table-cell office:value-type="float" office:value="0.785" calcext:value-type="float">
            <text:p>0.785</text:p>
          </table:table-cell>
          <table:table-cell office:value-type="float" office:value="0.872" calcext:value-type="float">
            <text:p>0.872</text:p>
          </table:table-cell>
          <table:table-cell office:value-type="float" office:value="1.102" calcext:value-type="float">
            <text:p>1.102</text:p>
          </table:table-cell>
          <table:table-cell office:value-type="float" office:value="2.138" calcext:value-type="float">
            <text:p>2.138</text:p>
          </table:table-cell>
          <table:table-cell office:value-type="float" office:value="341.717" calcext:value-type="float">
            <text:p>341.717</text:p>
          </table:table-cell>
          <table:table-cell office:value-type="float" office:value="0.825" calcext:value-type="float">
            <text:p>0.825</text:p>
          </table:table-cell>
          <table:table-cell office:value-type="float" office:value="5.545" calcext:value-type="float">
            <text:p>5.545</text:p>
          </table:table-cell>
          <table:table-cell office:value-type="float" office:value="3.144" calcext:value-type="float">
            <text:p>3.144</text:p>
          </table:table-cell>
          <table:table-cell office:value-type="float" office:value="4.221" calcext:value-type="float">
            <text:p>4.221</text:p>
          </table:table-cell>
          <table:table-cell office:value-type="float" office:value="4.601" calcext:value-type="float">
            <text:p>4.601</text:p>
          </table:table-cell>
          <table:table-cell office:value-type="float" office:value="5.298" calcext:value-type="float">
            <text:p>5.298</text:p>
          </table:table-cell>
          <table:table-cell office:value-type="float" office:value="6.384" calcext:value-type="float">
            <text:p>6.384</text:p>
          </table:table-cell>
          <table:table-cell office:value-type="float" office:value="8.087" calcext:value-type="float">
            <text:p>8.087</text:p>
          </table:table-cell>
          <table:table-cell office:value-type="float" office:value="11.63" calcext:value-type="float">
            <text:p>11.63</text:p>
          </table:table-cell>
          <table:table-cell office:value-type="float" office:value="22.878" calcext:value-type="float">
            <text:p>22.878</text:p>
          </table:table-cell>
          <table:table-cell office:value-type="float" office:value="539.25" calcext:value-type="float">
            <text:p>539.25</text:p>
          </table:table-cell>
          <table:table-cell office:value-type="float" office:value="7.56" calcext:value-type="float">
            <text:p>7.56</text:p>
          </table:table-cell>
          <table:table-cell office:value-type="float" office:value="23.832" calcext:value-type="float">
            <text:p>23.832</text:p>
          </table:table-cell>
          <table:table-cell office:value-type="float" office:value="261.765" calcext:value-type="float">
            <text:p>261.76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852" calcext:value-type="float">
            <text:p>0.852</text:p>
          </table:table-cell>
          <table:table-cell office:value-type="float" office:value="2.305" calcext:value-type="float">
            <text:p>2.305</text:p>
          </table:table-cell>
          <table:table-cell office:value-type="float" office:value="8.619" calcext:value-type="float">
            <text:p>8.619</text:p>
          </table:table-cell>
          <table:table-cell office:value-type="float" office:value="20.47" calcext:value-type="float">
            <text:p>20.47</text:p>
          </table:table-cell>
          <table:table-cell office:value-type="float" office:value="25.793" calcext:value-type="float">
            <text:p>25.793</text:p>
          </table:table-cell>
          <table:table-cell office:value-type="float" office:value="29.604" calcext:value-type="float">
            <text:p>29.604</text:p>
          </table:table-cell>
          <table:table-cell office:value-type="float" office:value="35.413" calcext:value-type="float">
            <text:p>35.413</text:p>
          </table:table-cell>
          <table:table-cell office:value-type="float" office:value="42.535" calcext:value-type="float">
            <text:p>42.535</text:p>
          </table:table-cell>
          <table:table-cell office:value-type="float" office:value="1504.904" calcext:value-type="float">
            <text:p>1504.904</text:p>
          </table:table-cell>
          <table:table-cell office:value-type="float" office:value="13.152" calcext:value-type="float">
            <text:p>13.152</text:p>
          </table:table-cell>
          <table:table-cell office:value-type="float" office:value="25.667" calcext:value-type="float">
            <text:p>25.667</text:p>
          </table:table-cell>
          <table:table-cell office:value-type="float" office:value="0.359" calcext:value-type="float">
            <text:p>0.359</text:p>
          </table:table-cell>
          <table:table-cell office:value-type="float" office:value="0.673" calcext:value-type="float">
            <text:p>0.673</text:p>
          </table:table-cell>
          <table:table-cell office:value-type="float" office:value="1.194" calcext:value-type="float">
            <text:p>1.194</text:p>
          </table:table-cell>
          <table:table-cell office:value-type="float" office:value="9.358" calcext:value-type="float">
            <text:p>9.358</text:p>
          </table:table-cell>
          <table:table-cell office:value-type="float" office:value="15.233" calcext:value-type="float">
            <text:p>15.233</text:p>
          </table:table-cell>
          <table:table-cell office:value-type="float" office:value="19.111" calcext:value-type="float">
            <text:p>19.111</text:p>
          </table:table-cell>
          <table:table-cell office:value-type="float" office:value="22.642" calcext:value-type="float">
            <text:p>22.642</text:p>
          </table:table-cell>
          <table:table-cell office:value-type="float" office:value="25.704" calcext:value-type="float">
            <text:p>25.704</text:p>
          </table:table-cell>
          <table:table-cell office:value-type="float" office:value="1505.145" calcext:value-type="float">
            <text:p>1505.145</text:p>
          </table:table-cell>
          <table:table-cell office:value-type="float" office:value="6.257" calcext:value-type="float">
            <text:p>6.257</text:p>
          </table:table-cell>
          <table:table-cell office:value-type="float" office:value="16.425" calcext:value-type="float">
            <text:p>16.425</text:p>
          </table:table-cell>
          <table:table-cell office:value-type="float" office:value="7.644" calcext:value-type="float">
            <text:p>7.644</text:p>
          </table:table-cell>
          <table:table-cell office:value-type="float" office:value="20.62" calcext:value-type="float">
            <text:p>20.62</text:p>
          </table:table-cell>
          <table:table-cell office:value-type="float" office:value="25.693" calcext:value-type="float">
            <text:p>25.693</text:p>
          </table:table-cell>
          <table:table-cell office:value-type="float" office:value="29.818" calcext:value-type="float">
            <text:p>29.818</text:p>
          </table:table-cell>
          <table:table-cell office:value-type="float" office:value="31.984" calcext:value-type="float">
            <text:p>31.984</text:p>
          </table:table-cell>
          <table:table-cell office:value-type="float" office:value="33.396" calcext:value-type="float">
            <text:p>33.396</text:p>
          </table:table-cell>
          <table:table-cell office:value-type="float" office:value="35.826" calcext:value-type="float">
            <text:p>35.826</text:p>
          </table:table-cell>
          <table:table-cell office:value-type="float" office:value="39.113" calcext:value-type="float">
            <text:p>39.113</text:p>
          </table:table-cell>
          <table:table-cell office:value-type="float" office:value="1513.692" calcext:value-type="float">
            <text:p>1513.692</text:p>
          </table:table-cell>
          <table:table-cell office:value-type="float" office:value="30.13" calcext:value-type="float">
            <text:p>30.13</text:p>
          </table:table-cell>
          <table:table-cell office:value-type="float" office:value="77.093" calcext:value-type="float">
            <text:p>77.093</text:p>
          </table:table-cell>
          <table:table-cell office:value-type="float" office:value="0.283" calcext:value-type="float">
            <text:p>0.283</text:p>
          </table:table-cell>
          <table:table-cell office:value-type="float" office:value="5.458" calcext:value-type="float">
            <text:p>5.458</text:p>
          </table:table-cell>
          <table:table-cell office:value-type="float" office:value="13.394" calcext:value-type="float">
            <text:p>13.394</text:p>
          </table:table-cell>
          <table:table-cell office:value-type="float" office:value="21.202" calcext:value-type="float">
            <text:p>21.202</text:p>
          </table:table-cell>
          <table:table-cell office:value-type="float" office:value="23.614" calcext:value-type="float">
            <text:p>23.614</text:p>
          </table:table-cell>
          <table:table-cell office:value-type="float" office:value="24.831" calcext:value-type="float">
            <text:p>24.831</text:p>
          </table:table-cell>
          <table:table-cell office:value-type="float" office:value="26.825" calcext:value-type="float">
            <text:p>26.825</text:p>
          </table:table-cell>
          <table:table-cell office:value-type="float" office:value="29.034" calcext:value-type="float">
            <text:p>29.034</text:p>
          </table:table-cell>
          <table:table-cell office:value-type="float" office:value="1505.664" calcext:value-type="float">
            <text:p>1505.664</text:p>
          </table:table-cell>
          <table:table-cell office:value-type="float" office:value="13.807" calcext:value-type="float">
            <text:p>13.807</text:p>
          </table:table-cell>
          <table:table-cell office:value-type="float" office:value="28.032" calcext:value-type="float">
            <text:p>28.032</text:p>
          </table:table-cell>
          <table:table-cell office:value-type="float" office:value="10.627" calcext:value-type="float">
            <text:p>10.627</text:p>
          </table:table-cell>
          <table:table-cell office:value-type="float" office:value="41.826" calcext:value-type="float">
            <text:p>41.826</text:p>
          </table:table-cell>
          <table:table-cell office:value-type="float" office:value="55.291" calcext:value-type="float">
            <text:p>55.291</text:p>
          </table:table-cell>
          <table:table-cell office:value-type="float" office:value="71.34" calcext:value-type="float">
            <text:p>71.34</text:p>
          </table:table-cell>
          <table:table-cell office:value-type="float" office:value="80.983" calcext:value-type="float">
            <text:p>80.983</text:p>
          </table:table-cell>
          <table:table-cell office:value-type="float" office:value="87.25" calcext:value-type="float">
            <text:p>87.25</text:p>
          </table:table-cell>
          <table:table-cell office:value-type="float" office:value="96.167" calcext:value-type="float">
            <text:p>96.167</text:p>
          </table:table-cell>
          <table:table-cell office:value-type="float" office:value="107.415" calcext:value-type="float">
            <text:p>107.415</text:p>
          </table:table-cell>
          <table:table-cell office:value-type="float" office:value="1564.252" calcext:value-type="float">
            <text:p>1564.252</text:p>
          </table:table-cell>
          <table:table-cell office:value-type="float" office:value="63.346" calcext:value-type="float">
            <text:p>63.346</text:p>
          </table:table-cell>
          <table:table-cell office:value-type="float" office:value="88.706" calcext:value-type="float">
            <text:p>88.706</text:p>
          </table:table-cell>
          <table:table-cell office:value-type="float" office:value="235.373" calcext:value-type="float">
            <text:p>235.373</text:p>
          </table:table-cell>
          <table:table-cell table:style-name="ce10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849" calcext:value-type="float">
            <text:p>0.849</text:p>
          </table:table-cell>
          <table:table-cell office:value-type="float" office:value="1.26" calcext:value-type="float">
            <text:p>1.26</text:p>
          </table:table-cell>
          <table:table-cell office:value-type="float" office:value="1.397" calcext:value-type="float">
            <text:p>1.397</text:p>
          </table:table-cell>
          <table:table-cell office:value-type="float" office:value="1.6" calcext:value-type="float">
            <text:p>1.6</text:p>
          </table:table-cell>
          <table:table-cell office:value-type="float" office:value="1.769" calcext:value-type="float">
            <text:p>1.769</text:p>
          </table:table-cell>
          <table:table-cell office:value-type="float" office:value="1.941" calcext:value-type="float">
            <text:p>1.941</text:p>
          </table:table-cell>
          <table:table-cell office:value-type="float" office:value="2.461" calcext:value-type="float">
            <text:p>2.461</text:p>
          </table:table-cell>
          <table:table-cell office:value-type="float" office:value="5.376" calcext:value-type="float">
            <text:p>5.376</text:p>
          </table:table-cell>
          <table:table-cell office:value-type="float" office:value="692.221" calcext:value-type="float">
            <text:p>692.221</text:p>
          </table:table-cell>
          <table:table-cell office:value-type="float" office:value="1.928" calcext:value-type="float">
            <text:p>1.928</text:p>
          </table:table-cell>
          <table:table-cell office:value-type="float" office:value="10.006" calcext:value-type="float">
            <text:p>10.006</text:p>
          </table:table-cell>
          <table:table-cell office:value-type="float" office:value="0.39" calcext:value-type="float">
            <text:p>0.39</text:p>
          </table:table-cell>
          <table:table-cell office:value-type="float" office:value="0.566" calcext:value-type="float">
            <text:p>0.566</text:p>
          </table:table-cell>
          <table:table-cell office:value-type="float" office:value="0.644" calcext:value-type="float">
            <text:p>0.644</text:p>
          </table:table-cell>
          <table:table-cell office:value-type="float" office:value="0.773" calcext:value-type="float">
            <text:p>0.773</text:p>
          </table:table-cell>
          <table:table-cell office:value-type="float" office:value="0.883" calcext:value-type="float">
            <text:p>0.883</text:p>
          </table:table-cell>
          <table:table-cell office:value-type="float" office:value="0.988" calcext:value-type="float">
            <text:p>0.988</text:p>
          </table:table-cell>
          <table:table-cell office:value-type="float" office:value="1.203" calcext:value-type="float">
            <text:p>1.203</text:p>
          </table:table-cell>
          <table:table-cell office:value-type="float" office:value="1.805" calcext:value-type="float">
            <text:p>1.805</text:p>
          </table:table-cell>
          <table:table-cell office:value-type="float" office:value="89.498" calcext:value-type="float">
            <text:p>89.498</text:p>
          </table:table-cell>
          <table:table-cell office:value-type="float" office:value="0.807" calcext:value-type="float">
            <text:p>0.807</text:p>
          </table:table-cell>
          <table:table-cell office:value-type="float" office:value="1.688" calcext:value-type="float">
            <text:p>1.688</text:p>
          </table:table-cell>
          <table:table-cell office:value-type="float" office:value="1.094" calcext:value-type="float">
            <text:p>1.094</text:p>
          </table:table-cell>
          <table:table-cell office:value-type="float" office:value="1.545" calcext:value-type="float">
            <text:p>1.545</text:p>
          </table:table-cell>
          <table:table-cell office:value-type="float" office:value="1.727" calcext:value-type="float">
            <text:p>1.727</text:p>
          </table:table-cell>
          <table:table-cell office:value-type="float" office:value="2.044" calcext:value-type="float">
            <text:p>2.044</text:p>
          </table:table-cell>
          <table:table-cell office:value-type="float" office:value="2.431" calcext:value-type="float">
            <text:p>2.431</text:p>
          </table:table-cell>
          <table:table-cell office:value-type="float" office:value="3.569" calcext:value-type="float">
            <text:p>3.569</text:p>
          </table:table-cell>
          <table:table-cell office:value-type="float" office:value="10.056" calcext:value-type="float">
            <text:p>10.056</text:p>
          </table:table-cell>
          <table:table-cell office:value-type="float" office:value="26.153" calcext:value-type="float">
            <text:p>26.153</text:p>
          </table:table-cell>
          <table:table-cell office:value-type="float" office:value="838.722" calcext:value-type="float">
            <text:p>838.722</text:p>
          </table:table-cell>
          <table:table-cell office:value-type="float" office:value="5.859" calcext:value-type="float">
            <text:p>5.859</text:p>
          </table:table-cell>
          <table:table-cell office:value-type="float" office:value="37.333" calcext:value-type="float">
            <text:p>37.333</text:p>
          </table:table-cell>
          <table:table-cell office:value-type="float" office:value="0.34" calcext:value-type="float">
            <text:p>0.34</text:p>
          </table:table-cell>
          <table:table-cell office:value-type="float" office:value="0.514" calcext:value-type="float">
            <text:p>0.514</text:p>
          </table:table-cell>
          <table:table-cell office:value-type="float" office:value="0.581" calcext:value-type="float">
            <text:p>0.581</text:p>
          </table:table-cell>
          <table:table-cell office:value-type="float" office:value="0.694" calcext:value-type="float">
            <text:p>0.694</text:p>
          </table:table-cell>
          <table:table-cell office:value-type="float" office:value="0.793" calcext:value-type="float">
            <text:p>0.793</text:p>
          </table:table-cell>
          <table:table-cell office:value-type="float" office:value="0.886" calcext:value-type="float">
            <text:p>0.886</text:p>
          </table:table-cell>
          <table:table-cell office:value-type="float" office:value="1.099" calcext:value-type="float">
            <text:p>1.099</text:p>
          </table:table-cell>
          <table:table-cell office:value-type="float" office:value="1.728" calcext:value-type="float">
            <text:p>1.728</text:p>
          </table:table-cell>
          <table:table-cell office:value-type="float" office:value="185.642" calcext:value-type="float">
            <text:p>185.642</text:p>
          </table:table-cell>
          <table:table-cell office:value-type="float" office:value="0.774" calcext:value-type="float">
            <text:p>0.774</text:p>
          </table:table-cell>
          <table:table-cell office:value-type="float" office:value="2.652" calcext:value-type="float">
            <text:p>2.652</text:p>
          </table:table-cell>
          <table:table-cell office:value-type="float" office:value="3.123" calcext:value-type="float">
            <text:p>3.123</text:p>
          </table:table-cell>
          <table:table-cell office:value-type="float" office:value="4.178" calcext:value-type="float">
            <text:p>4.178</text:p>
          </table:table-cell>
          <table:table-cell office:value-type="float" office:value="4.552" calcext:value-type="float">
            <text:p>4.552</text:p>
          </table:table-cell>
          <table:table-cell office:value-type="float" office:value="5.23" calcext:value-type="float">
            <text:p>5.23</text:p>
          </table:table-cell>
          <table:table-cell office:value-type="float" office:value="6.423" calcext:value-type="float">
            <text:p>6.423</text:p>
          </table:table-cell>
          <table:table-cell office:value-type="float" office:value="9.093" calcext:value-type="float">
            <text:p>9.093</text:p>
          </table:table-cell>
          <table:table-cell office:value-type="float" office:value="17" calcext:value-type="float">
            <text:p>17</text:p>
          </table:table-cell>
          <table:table-cell office:value-type="float" office:value="33.906" calcext:value-type="float">
            <text:p>33.906</text:p>
          </table:table-cell>
          <table:table-cell office:value-type="float" office:value="842.593" calcext:value-type="float">
            <text:p>842.593</text:p>
          </table:table-cell>
          <table:table-cell office:value-type="float" office:value="9.369" calcext:value-type="float">
            <text:p>9.369</text:p>
          </table:table-cell>
          <table:table-cell office:value-type="float" office:value="39.07" calcext:value-type="float">
            <text:p>39.07</text:p>
          </table:table-cell>
          <table:table-cell office:value-type="float" office:value="343.571" calcext:value-type="float">
            <text:p>343.57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852" calcext:value-type="float">
            <text:p>0.852</text:p>
          </table:table-cell>
          <table:table-cell office:value-type="float" office:value="3.21" calcext:value-type="float">
            <text:p>3.21</text:p>
          </table:table-cell>
          <table:table-cell office:value-type="float" office:value="12.55" calcext:value-type="float">
            <text:p>12.55</text:p>
          </table:table-cell>
          <table:table-cell office:value-type="float" office:value="25.089" calcext:value-type="float">
            <text:p>25.089</text:p>
          </table:table-cell>
          <table:table-cell office:value-type="float" office:value="31.548" calcext:value-type="float">
            <text:p>31.548</text:p>
          </table:table-cell>
          <table:table-cell office:value-type="float" office:value="36.208" calcext:value-type="float">
            <text:p>36.208</text:p>
          </table:table-cell>
          <table:table-cell office:value-type="float" office:value="42.621" calcext:value-type="float">
            <text:p>42.621</text:p>
          </table:table-cell>
          <table:table-cell office:value-type="float" office:value="49.713" calcext:value-type="float">
            <text:p>49.713</text:p>
          </table:table-cell>
          <table:table-cell office:value-type="float" office:value="1315.345" calcext:value-type="float">
            <text:p>1315.345</text:p>
          </table:table-cell>
          <table:table-cell office:value-type="float" office:value="16.564" calcext:value-type="float">
            <text:p>16.564</text:p>
          </table:table-cell>
          <table:table-cell office:value-type="float" office:value="29.878" calcext:value-type="float">
            <text:p>29.878</text:p>
          </table:table-cell>
          <table:table-cell office:value-type="float" office:value="0.366" calcext:value-type="float">
            <text:p>0.366</text:p>
          </table:table-cell>
          <table:table-cell office:value-type="float" office:value="0.698" calcext:value-type="float">
            <text:p>0.698</text:p>
          </table:table-cell>
          <table:table-cell office:value-type="float" office:value="1.259" calcext:value-type="float">
            <text:p>1.259</text:p>
          </table:table-cell>
          <table:table-cell office:value-type="float" office:value="7.311" calcext:value-type="float">
            <text:p>7.311</text:p>
          </table:table-cell>
          <table:table-cell office:value-type="float" office:value="15.059" calcext:value-type="float">
            <text:p>15.059</text:p>
          </table:table-cell>
          <table:table-cell office:value-type="float" office:value="20.095" calcext:value-type="float">
            <text:p>20.095</text:p>
          </table:table-cell>
          <table:table-cell office:value-type="float" office:value="23.838" calcext:value-type="float">
            <text:p>23.838</text:p>
          </table:table-cell>
          <table:table-cell office:value-type="float" office:value="26.971" calcext:value-type="float">
            <text:p>26.971</text:p>
          </table:table-cell>
          <table:table-cell office:value-type="float" office:value="1352.851" calcext:value-type="float">
            <text:p>1352.851</text:p>
          </table:table-cell>
          <table:table-cell office:value-type="float" office:value="5.964" calcext:value-type="float">
            <text:p>5.964</text:p>
          </table:table-cell>
          <table:table-cell office:value-type="float" office:value="19.709" calcext:value-type="float">
            <text:p>19.709</text:p>
          </table:table-cell>
          <table:table-cell office:value-type="float" office:value="7.406" calcext:value-type="float">
            <text:p>7.406</text:p>
          </table:table-cell>
          <table:table-cell office:value-type="float" office:value="24.151" calcext:value-type="float">
            <text:p>24.151</text:p>
          </table:table-cell>
          <table:table-cell office:value-type="float" office:value="28.316" calcext:value-type="float">
            <text:p>28.316</text:p>
          </table:table-cell>
          <table:table-cell office:value-type="float" office:value="32.225" calcext:value-type="float">
            <text:p>32.225</text:p>
          </table:table-cell>
          <table:table-cell office:value-type="float" office:value="34.463" calcext:value-type="float">
            <text:p>34.463</text:p>
          </table:table-cell>
          <table:table-cell office:value-type="float" office:value="36.047" calcext:value-type="float">
            <text:p>36.047</text:p>
          </table:table-cell>
          <table:table-cell office:value-type="float" office:value="38.747" calcext:value-type="float">
            <text:p>38.747</text:p>
          </table:table-cell>
          <table:table-cell office:value-type="float" office:value="44.658" calcext:value-type="float">
            <text:p>44.658</text:p>
          </table:table-cell>
          <table:table-cell office:value-type="float" office:value="1362.922" calcext:value-type="float">
            <text:p>1362.922</text:p>
          </table:table-cell>
          <table:table-cell office:value-type="float" office:value="31.815" calcext:value-type="float">
            <text:p>31.815</text:p>
          </table:table-cell>
          <table:table-cell office:value-type="float" office:value="64.197" calcext:value-type="float">
            <text:p>64.197</text:p>
          </table:table-cell>
          <table:table-cell office:value-type="float" office:value="0.306" calcext:value-type="float">
            <text:p>0.306</text:p>
          </table:table-cell>
          <table:table-cell office:value-type="float" office:value="7.102" calcext:value-type="float">
            <text:p>7.102</text:p>
          </table:table-cell>
          <table:table-cell office:value-type="float" office:value="19.36" calcext:value-type="float">
            <text:p>19.36</text:p>
          </table:table-cell>
          <table:table-cell office:value-type="float" office:value="23.8" calcext:value-type="float">
            <text:p>23.8</text:p>
          </table:table-cell>
          <table:table-cell office:value-type="float" office:value="25.628" calcext:value-type="float">
            <text:p>25.628</text:p>
          </table:table-cell>
          <table:table-cell office:value-type="float" office:value="27.117" calcext:value-type="float">
            <text:p>27.117</text:p>
          </table:table-cell>
          <table:table-cell office:value-type="float" office:value="28.991" calcext:value-type="float">
            <text:p>28.991</text:p>
          </table:table-cell>
          <table:table-cell office:value-type="float" office:value="31.669" calcext:value-type="float">
            <text:p>31.669</text:p>
          </table:table-cell>
          <table:table-cell office:value-type="float" office:value="1304.017" calcext:value-type="float">
            <text:p>1304.017</text:p>
          </table:table-cell>
          <table:table-cell office:value-type="float" office:value="16.88" calcext:value-type="float">
            <text:p>16.88</text:p>
          </table:table-cell>
          <table:table-cell office:value-type="float" office:value="25.55" calcext:value-type="float">
            <text:p>25.55</text:p>
          </table:table-cell>
          <table:table-cell office:value-type="float" office:value="9.834" calcext:value-type="float">
            <text:p>9.834</text:p>
          </table:table-cell>
          <table:table-cell office:value-type="float" office:value="50.212" calcext:value-type="float">
            <text:p>50.212</text:p>
          </table:table-cell>
          <table:table-cell office:value-type="float" office:value="63.682" calcext:value-type="float">
            <text:p>63.682</text:p>
          </table:table-cell>
          <table:table-cell office:value-type="float" office:value="81.891" calcext:value-type="float">
            <text:p>81.891</text:p>
          </table:table-cell>
          <table:table-cell office:value-type="float" office:value="91.901" calcext:value-type="float">
            <text:p>91.901</text:p>
          </table:table-cell>
          <table:table-cell office:value-type="float" office:value="98.107" calcext:value-type="float">
            <text:p>98.107</text:p>
          </table:table-cell>
          <table:table-cell office:value-type="float" office:value="106.931" calcext:value-type="float">
            <text:p>106.931</text:p>
          </table:table-cell>
          <table:table-cell office:value-type="float" office:value="118.779" calcext:value-type="float">
            <text:p>118.779</text:p>
          </table:table-cell>
          <table:table-cell office:value-type="float" office:value="1389.021" calcext:value-type="float">
            <text:p>1389.021</text:p>
          </table:table-cell>
          <table:table-cell office:value-type="float" office:value="71.223" calcext:value-type="float">
            <text:p>71.223</text:p>
          </table:table-cell>
          <table:table-cell office:value-type="float" office:value="78.663" calcext:value-type="float">
            <text:p>78.663</text:p>
          </table:table-cell>
          <table:table-cell office:value-type="float" office:value="282.337" calcext:value-type="float">
            <text:p>282.337</text:p>
          </table:table-cell>
          <table:table-cell table:style-name="ce10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798" calcext:value-type="float">
            <text:p>0.798</text:p>
          </table:table-cell>
          <table:table-cell office:value-type="float" office:value="1.251" calcext:value-type="float">
            <text:p>1.251</text:p>
          </table:table-cell>
          <table:table-cell office:value-type="float" office:value="1.403" calcext:value-type="float">
            <text:p>1.403</text:p>
          </table:table-cell>
          <table:table-cell office:value-type="float" office:value="1.648" calcext:value-type="float">
            <text:p>1.648</text:p>
          </table:table-cell>
          <table:table-cell office:value-type="float" office:value="1.879" calcext:value-type="float">
            <text:p>1.879</text:p>
          </table:table-cell>
          <table:table-cell office:value-type="float" office:value="2.131" calcext:value-type="float">
            <text:p>2.131</text:p>
          </table:table-cell>
          <table:table-cell office:value-type="float" office:value="2.998" calcext:value-type="float">
            <text:p>2.998</text:p>
          </table:table-cell>
          <table:table-cell office:value-type="float" office:value="7.823" calcext:value-type="float">
            <text:p>7.823</text:p>
          </table:table-cell>
          <table:table-cell office:value-type="float" office:value="701.417" calcext:value-type="float">
            <text:p>701.417</text:p>
          </table:table-cell>
          <table:table-cell office:value-type="float" office:value="2.514" calcext:value-type="float">
            <text:p>2.514</text:p>
          </table:table-cell>
          <table:table-cell office:value-type="float" office:value="21.24" calcext:value-type="float">
            <text:p>21.24</text:p>
          </table:table-cell>
          <table:table-cell office:value-type="float" office:value="0.382" calcext:value-type="float">
            <text:p>0.382</text:p>
          </table:table-cell>
          <table:table-cell office:value-type="float" office:value="0.569" calcext:value-type="float">
            <text:p>0.569</text:p>
          </table:table-cell>
          <table:table-cell office:value-type="float" office:value="0.656" calcext:value-type="float">
            <text:p>0.656</text:p>
          </table:table-cell>
          <table:table-cell office:value-type="float" office:value="0.815" calcext:value-type="float">
            <text:p>0.815</text:p>
          </table:table-cell>
          <table:table-cell office:value-type="float" office:value="0.962" calcext:value-type="float">
            <text:p>0.962</text:p>
          </table:table-cell>
          <table:table-cell office:value-type="float" office:value="1.101" calcext:value-type="float">
            <text:p>1.101</text:p>
          </table:table-cell>
          <table:table-cell office:value-type="float" office:value="1.435" calcext:value-type="float">
            <text:p>1.435</text:p>
          </table:table-cell>
          <table:table-cell office:value-type="float" office:value="2.476" calcext:value-type="float">
            <text:p>2.476</text:p>
          </table:table-cell>
          <table:table-cell office:value-type="float" office:value="291.589" calcext:value-type="float">
            <text:p>291.589</text:p>
          </table:table-cell>
          <table:table-cell office:value-type="float" office:value="0.875" calcext:value-type="float">
            <text:p>0.875</text:p>
          </table:table-cell>
          <table:table-cell office:value-type="float" office:value="2.106" calcext:value-type="float">
            <text:p>2.106</text:p>
          </table:table-cell>
          <table:table-cell office:value-type="float" office:value="1.106" calcext:value-type="float">
            <text:p>1.106</text:p>
          </table:table-cell>
          <table:table-cell office:value-type="float" office:value="1.574" calcext:value-type="float">
            <text:p>1.574</text:p>
          </table:table-cell>
          <table:table-cell office:value-type="float" office:value="1.794" calcext:value-type="float">
            <text:p>1.794</text:p>
          </table:table-cell>
          <table:table-cell office:value-type="float" office:value="2.207" calcext:value-type="float">
            <text:p>2.207</text:p>
          </table:table-cell>
          <table:table-cell office:value-type="float" office:value="2.866" calcext:value-type="float">
            <text:p>2.866</text:p>
          </table:table-cell>
          <table:table-cell office:value-type="float" office:value="4.663" calcext:value-type="float">
            <text:p>4.663</text:p>
          </table:table-cell>
          <table:table-cell office:value-type="float" office:value="10.383" calcext:value-type="float">
            <text:p>10.383</text:p>
          </table:table-cell>
          <table:table-cell office:value-type="float" office:value="21.377" calcext:value-type="float">
            <text:p>21.377</text:p>
          </table:table-cell>
          <table:table-cell office:value-type="float" office:value="724.064" calcext:value-type="float">
            <text:p>724.064</text:p>
          </table:table-cell>
          <table:table-cell office:value-type="float" office:value="4.601" calcext:value-type="float">
            <text:p>4.601</text:p>
          </table:table-cell>
          <table:table-cell office:value-type="float" office:value="24.22" calcext:value-type="float">
            <text:p>24.22</text:p>
          </table:table-cell>
          <table:table-cell office:value-type="float" office:value="0.314" calcext:value-type="float">
            <text:p>0.314</text:p>
          </table:table-cell>
          <table:table-cell office:value-type="float" office:value="0.518" calcext:value-type="float">
            <text:p>0.518</text:p>
          </table:table-cell>
          <table:table-cell office:value-type="float" office:value="0.594" calcext:value-type="float">
            <text:p>0.594</text:p>
          </table:table-cell>
          <table:table-cell office:value-type="float" office:value="0.729" calcext:value-type="float">
            <text:p>0.729</text:p>
          </table:table-cell>
          <table:table-cell office:value-type="float" office:value="0.858" calcext:value-type="float">
            <text:p>0.858</text:p>
          </table:table-cell>
          <table:table-cell office:value-type="float" office:value="0.982" calcext:value-type="float">
            <text:p>0.982</text:p>
          </table:table-cell>
          <table:table-cell office:value-type="float" office:value="1.283" calcext:value-type="float">
            <text:p>1.283</text:p>
          </table:table-cell>
          <table:table-cell office:value-type="float" office:value="2.413" calcext:value-type="float">
            <text:p>2.413</text:p>
          </table:table-cell>
          <table:table-cell office:value-type="float" office:value="257.382" calcext:value-type="float">
            <text:p>257.382</text:p>
          </table:table-cell>
          <table:table-cell office:value-type="float" office:value="0.806" calcext:value-type="float">
            <text:p>0.806</text:p>
          </table:table-cell>
          <table:table-cell office:value-type="float" office:value="2.218" calcext:value-type="float">
            <text:p>2.218</text:p>
          </table:table-cell>
          <table:table-cell office:value-type="float" office:value="3.212" calcext:value-type="float">
            <text:p>3.212</text:p>
          </table:table-cell>
          <table:table-cell office:value-type="float" office:value="4.262" calcext:value-type="float">
            <text:p>4.262</text:p>
          </table:table-cell>
          <table:table-cell office:value-type="float" office:value="4.721" calcext:value-type="float">
            <text:p>4.721</text:p>
          </table:table-cell>
          <table:table-cell office:value-type="float" office:value="5.736" calcext:value-type="float">
            <text:p>5.736</text:p>
          </table:table-cell>
          <table:table-cell office:value-type="float" office:value="7.731" calcext:value-type="float">
            <text:p>7.731</text:p>
          </table:table-cell>
          <table:table-cell office:value-type="float" office:value="10.576" calcext:value-type="float">
            <text:p>10.576</text:p>
          </table:table-cell>
          <table:table-cell office:value-type="float" office:value="17.837" calcext:value-type="float">
            <text:p>17.837</text:p>
          </table:table-cell>
          <table:table-cell office:value-type="float" office:value="28.87" calcext:value-type="float">
            <text:p>28.87</text:p>
          </table:table-cell>
          <table:table-cell office:value-type="float" office:value="932.858" calcext:value-type="float">
            <text:p>932.858</text:p>
          </table:table-cell>
          <table:table-cell office:value-type="float" office:value="8.795" calcext:value-type="float">
            <text:p>8.795</text:p>
          </table:table-cell>
          <table:table-cell office:value-type="float" office:value="32.804" calcext:value-type="float">
            <text:p>32.804</text:p>
          </table:table-cell>
          <table:table-cell office:value-type="float" office:value="432.134" calcext:value-type="float">
            <text:p>432.13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774" calcext:value-type="float">
            <text:p>0.774</text:p>
          </table:table-cell>
          <table:table-cell office:value-type="float" office:value="4.153" calcext:value-type="float">
            <text:p>4.153</text:p>
          </table:table-cell>
          <table:table-cell office:value-type="float" office:value="14.774" calcext:value-type="float">
            <text:p>14.774</text:p>
          </table:table-cell>
          <table:table-cell office:value-type="float" office:value="28.422" calcext:value-type="float">
            <text:p>28.422</text:p>
          </table:table-cell>
          <table:table-cell office:value-type="float" office:value="35.602" calcext:value-type="float">
            <text:p>35.602</text:p>
          </table:table-cell>
          <table:table-cell office:value-type="float" office:value="40.514" calcext:value-type="float">
            <text:p>40.514</text:p>
          </table:table-cell>
          <table:table-cell office:value-type="float" office:value="47.424" calcext:value-type="float">
            <text:p>47.424</text:p>
          </table:table-cell>
          <table:table-cell office:value-type="float" office:value="54.484" calcext:value-type="float">
            <text:p>54.484</text:p>
          </table:table-cell>
          <table:table-cell office:value-type="float" office:value="886.37" calcext:value-type="float">
            <text:p>886.37</text:p>
          </table:table-cell>
          <table:table-cell office:value-type="float" office:value="18.687" calcext:value-type="float">
            <text:p>18.687</text:p>
          </table:table-cell>
          <table:table-cell office:value-type="float" office:value="23.233" calcext:value-type="float">
            <text:p>23.233</text:p>
          </table:table-cell>
          <table:table-cell office:value-type="float" office:value="0.367" calcext:value-type="float">
            <text:p>0.367</text:p>
          </table:table-cell>
          <table:table-cell office:value-type="float" office:value="0.785" calcext:value-type="float">
            <text:p>0.785</text:p>
          </table:table-cell>
          <table:table-cell office:value-type="float" office:value="1.513" calcext:value-type="float">
            <text:p>1.513</text:p>
          </table:table-cell>
          <table:table-cell office:value-type="float" office:value="6.109" calcext:value-type="float">
            <text:p>6.109</text:p>
          </table:table-cell>
          <table:table-cell office:value-type="float" office:value="13.968" calcext:value-type="float">
            <text:p>13.968</text:p>
          </table:table-cell>
          <table:table-cell office:value-type="float" office:value="19.983" calcext:value-type="float">
            <text:p>19.983</text:p>
          </table:table-cell>
          <table:table-cell office:value-type="float" office:value="23.825" calcext:value-type="float">
            <text:p>23.825</text:p>
          </table:table-cell>
          <table:table-cell office:value-type="float" office:value="26.905" calcext:value-type="float">
            <text:p>26.905</text:p>
          </table:table-cell>
          <table:table-cell office:value-type="float" office:value="649.515" calcext:value-type="float">
            <text:p>649.515</text:p>
          </table:table-cell>
          <table:table-cell office:value-type="float" office:value="5.473" calcext:value-type="float">
            <text:p>5.473</text:p>
          </table:table-cell>
          <table:table-cell office:value-type="float" office:value="11.743" calcext:value-type="float">
            <text:p>11.743</text:p>
          </table:table-cell>
          <table:table-cell office:value-type="float" office:value="7.407" calcext:value-type="float">
            <text:p>7.407</text:p>
          </table:table-cell>
          <table:table-cell office:value-type="float" office:value="25.785" calcext:value-type="float">
            <text:p>25.785</text:p>
          </table:table-cell>
          <table:table-cell office:value-type="float" office:value="29.426" calcext:value-type="float">
            <text:p>29.426</text:p>
          </table:table-cell>
          <table:table-cell office:value-type="float" office:value="33.021" calcext:value-type="float">
            <text:p>33.021</text:p>
          </table:table-cell>
          <table:table-cell office:value-type="float" office:value="35.144" calcext:value-type="float">
            <text:p>35.144</text:p>
          </table:table-cell>
          <table:table-cell office:value-type="float" office:value="36.644" calcext:value-type="float">
            <text:p>36.644</text:p>
          </table:table-cell>
          <table:table-cell office:value-type="float" office:value="39.219" calcext:value-type="float">
            <text:p>39.219</text:p>
          </table:table-cell>
          <table:table-cell office:value-type="float" office:value="43.862" calcext:value-type="float">
            <text:p>43.862</text:p>
          </table:table-cell>
          <table:table-cell office:value-type="float" office:value="900.304" calcext:value-type="float">
            <text:p>900.304</text:p>
          </table:table-cell>
          <table:table-cell office:value-type="float" office:value="31.311" calcext:value-type="float">
            <text:p>31.311</text:p>
          </table:table-cell>
          <table:table-cell office:value-type="float" office:value="35.096" calcext:value-type="float">
            <text:p>35.096</text:p>
          </table:table-cell>
          <table:table-cell office:value-type="float" office:value="0.284" calcext:value-type="float">
            <text:p>0.284</text:p>
          </table:table-cell>
          <table:table-cell office:value-type="float" office:value="9.783" calcext:value-type="float">
            <text:p>9.783</text:p>
          </table:table-cell>
          <table:table-cell office:value-type="float" office:value="21.181" calcext:value-type="float">
            <text:p>21.181</text:p>
          </table:table-cell>
          <table:table-cell office:value-type="float" office:value="24.715" calcext:value-type="float">
            <text:p>24.715</text:p>
          </table:table-cell>
          <table:table-cell office:value-type="float" office:value="26.371" calcext:value-type="float">
            <text:p>26.371</text:p>
          </table:table-cell>
          <table:table-cell office:value-type="float" office:value="27.691" calcext:value-type="float">
            <text:p>27.691</text:p>
          </table:table-cell>
          <table:table-cell office:value-type="float" office:value="29.57" calcext:value-type="float">
            <text:p>29.57</text:p>
          </table:table-cell>
          <table:table-cell office:value-type="float" office:value="32.385" calcext:value-type="float">
            <text:p>32.385</text:p>
          </table:table-cell>
          <table:table-cell office:value-type="float" office:value="893.732" calcext:value-type="float">
            <text:p>893.732</text:p>
          </table:table-cell>
          <table:table-cell office:value-type="float" office:value="18.638" calcext:value-type="float">
            <text:p>18.638</text:p>
          </table:table-cell>
          <table:table-cell office:value-type="float" office:value="21.212" calcext:value-type="float">
            <text:p>21.212</text:p>
          </table:table-cell>
          <table:table-cell office:value-type="float" office:value="10.206" calcext:value-type="float">
            <text:p>10.206</text:p>
          </table:table-cell>
          <table:table-cell office:value-type="float" office:value="54.614" calcext:value-type="float">
            <text:p>54.614</text:p>
          </table:table-cell>
          <table:table-cell office:value-type="float" office:value="67.661" calcext:value-type="float">
            <text:p>67.661</text:p>
          </table:table-cell>
          <table:table-cell office:value-type="float" office:value="87.491" calcext:value-type="float">
            <text:p>87.491</text:p>
          </table:table-cell>
          <table:table-cell office:value-type="float" office:value="97.446" calcext:value-type="float">
            <text:p>97.446</text:p>
          </table:table-cell>
          <table:table-cell office:value-type="float" office:value="103.491" calcext:value-type="float">
            <text:p>103.491</text:p>
          </table:table-cell>
          <table:table-cell office:value-type="float" office:value="111.684" calcext:value-type="float">
            <text:p>111.684</text:p>
          </table:table-cell>
          <table:table-cell office:value-type="float" office:value="122.129" calcext:value-type="float">
            <text:p>122.129</text:p>
          </table:table-cell>
          <table:table-cell office:value-type="float" office:value="980.665" calcext:value-type="float">
            <text:p>980.665</text:p>
          </table:table-cell>
          <table:table-cell office:value-type="float" office:value="74.11" calcext:value-type="float">
            <text:p>74.11</text:p>
          </table:table-cell>
          <table:table-cell office:value-type="float" office:value="50.058" calcext:value-type="float">
            <text:p>50.058</text:p>
          </table:table-cell>
          <table:table-cell office:value-type="float" office:value="332.69" calcext:value-type="float">
            <text:p>332.69</text:p>
          </table:table-cell>
          <table:table-cell table:style-name="ce10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798" calcext:value-type="float">
            <text:p>0.798</text:p>
          </table:table-cell>
          <table:table-cell office:value-type="float" office:value="1.258" calcext:value-type="float">
            <text:p>1.258</text:p>
          </table:table-cell>
          <table:table-cell office:value-type="float" office:value="1.435" calcext:value-type="float">
            <text:p>1.435</text:p>
          </table:table-cell>
          <table:table-cell office:value-type="float" office:value="1.771" calcext:value-type="float">
            <text:p>1.771</text:p>
          </table:table-cell>
          <table:table-cell office:value-type="float" office:value="2.126" calcext:value-type="float">
            <text:p>2.126</text:p>
          </table:table-cell>
          <table:table-cell office:value-type="float" office:value="2.588" calcext:value-type="float">
            <text:p>2.588</text:p>
          </table:table-cell>
          <table:table-cell office:value-type="float" office:value="4.091" calcext:value-type="float">
            <text:p>4.091</text:p>
          </table:table-cell>
          <table:table-cell office:value-type="float" office:value="9.827" calcext:value-type="float">
            <text:p>9.827</text:p>
          </table:table-cell>
          <table:table-cell office:value-type="float" office:value="630.501" calcext:value-type="float">
            <text:p>630.501</text:p>
          </table:table-cell>
          <table:table-cell office:value-type="float" office:value="2.264" calcext:value-type="float">
            <text:p>2.264</text:p>
          </table:table-cell>
          <table:table-cell office:value-type="float" office:value="11.953" calcext:value-type="float">
            <text:p>11.953</text:p>
          </table:table-cell>
          <table:table-cell office:value-type="float" office:value="0.375" calcext:value-type="float">
            <text:p>0.375</text:p>
          </table:table-cell>
          <table:table-cell office:value-type="float" office:value="0.583" calcext:value-type="float">
            <text:p>0.583</text:p>
          </table:table-cell>
          <table:table-cell office:value-type="float" office:value="0.69" calcext:value-type="float">
            <text:p>0.69</text:p>
          </table:table-cell>
          <table:table-cell office:value-type="float" office:value="0.905" calcext:value-type="float">
            <text:p>0.905</text:p>
          </table:table-cell>
          <table:table-cell office:value-type="float" office:value="1.113" calcext:value-type="float">
            <text:p>1.113</text:p>
          </table:table-cell>
          <table:table-cell office:value-type="float" office:value="1.319" calcext:value-type="float">
            <text:p>1.319</text:p>
          </table:table-cell>
          <table:table-cell office:value-type="float" office:value="1.842" calcext:value-type="float">
            <text:p>1.842</text:p>
          </table:table-cell>
          <table:table-cell office:value-type="float" office:value="3.551" calcext:value-type="float">
            <text:p>3.551</text:p>
          </table:table-cell>
          <table:table-cell office:value-type="float" office:value="678.018" calcext:value-type="float">
            <text:p>678.018</text:p>
          </table:table-cell>
          <table:table-cell office:value-type="float" office:value="1.007" calcext:value-type="float">
            <text:p>1.007</text:p>
          </table:table-cell>
          <table:table-cell office:value-type="float" office:value="3.95" calcext:value-type="float">
            <text:p>3.95</text:p>
          </table:table-cell>
          <table:table-cell office:value-type="float" office:value="1.088" calcext:value-type="float">
            <text:p>1.088</text:p>
          </table:table-cell>
          <table:table-cell office:value-type="float" office:value="1.635" calcext:value-type="float">
            <text:p>1.635</text:p>
          </table:table-cell>
          <table:table-cell office:value-type="float" office:value="1.92" calcext:value-type="float">
            <text:p>1.92</text:p>
          </table:table-cell>
          <table:table-cell office:value-type="float" office:value="2.572" calcext:value-type="float">
            <text:p>2.572</text:p>
          </table:table-cell>
          <table:table-cell office:value-type="float" office:value="3.917" calcext:value-type="float">
            <text:p>3.917</text:p>
          </table:table-cell>
          <table:table-cell office:value-type="float" office:value="6.4" calcext:value-type="float">
            <text:p>6.4</text:p>
          </table:table-cell>
          <table:table-cell office:value-type="float" office:value="13.387" calcext:value-type="float">
            <text:p>13.387</text:p>
          </table:table-cell>
          <table:table-cell office:value-type="float" office:value="24.008" calcext:value-type="float">
            <text:p>24.008</text:p>
          </table:table-cell>
          <table:table-cell office:value-type="float" office:value="907.276" calcext:value-type="float">
            <text:p>907.276</text:p>
          </table:table-cell>
          <table:table-cell office:value-type="float" office:value="5.491" calcext:value-type="float">
            <text:p>5.491</text:p>
          </table:table-cell>
          <table:table-cell office:value-type="float" office:value="30.237" calcext:value-type="float">
            <text:p>30.237</text:p>
          </table:table-cell>
          <table:table-cell office:value-type="float" office:value="0.338" calcext:value-type="float">
            <text:p>0.338</text:p>
          </table:table-cell>
          <table:table-cell office:value-type="float" office:value="0.527" calcext:value-type="float">
            <text:p>0.527</text:p>
          </table:table-cell>
          <table:table-cell office:value-type="float" office:value="0.621" calcext:value-type="float">
            <text:p>0.621</text:p>
          </table:table-cell>
          <table:table-cell office:value-type="float" office:value="0.808" calcext:value-type="float">
            <text:p>0.808</text:p>
          </table:table-cell>
          <table:table-cell office:value-type="float" office:value="0.997" calcext:value-type="float">
            <text:p>0.997</text:p>
          </table:table-cell>
          <table:table-cell office:value-type="float" office:value="1.196" calcext:value-type="float">
            <text:p>1.196</text:p>
          </table:table-cell>
          <table:table-cell office:value-type="float" office:value="1.716" calcext:value-type="float">
            <text:p>1.716</text:p>
          </table:table-cell>
          <table:table-cell office:value-type="float" office:value="3.363" calcext:value-type="float">
            <text:p>3.363</text:p>
          </table:table-cell>
          <table:table-cell office:value-type="float" office:value="678.635" calcext:value-type="float">
            <text:p>678.635</text:p>
          </table:table-cell>
          <table:table-cell office:value-type="float" office:value="1.103" calcext:value-type="float">
            <text:p>1.103</text:p>
          </table:table-cell>
          <table:table-cell office:value-type="float" office:value="11.555" calcext:value-type="float">
            <text:p>11.555</text:p>
          </table:table-cell>
          <table:table-cell office:value-type="float" office:value="3.16" calcext:value-type="float">
            <text:p>3.16</text:p>
          </table:table-cell>
          <table:table-cell office:value-type="float" office:value="4.449" calcext:value-type="float">
            <text:p>4.449</text:p>
          </table:table-cell>
          <table:table-cell office:value-type="float" office:value="5.098" calcext:value-type="float">
            <text:p>5.098</text:p>
          </table:table-cell>
          <table:table-cell office:value-type="float" office:value="6.884" calcext:value-type="float">
            <text:p>6.884</text:p>
          </table:table-cell>
          <table:table-cell office:value-type="float" office:value="9.714" calcext:value-type="float">
            <text:p>9.714</text:p>
          </table:table-cell>
          <table:table-cell office:value-type="float" office:value="13.418" calcext:value-type="float">
            <text:p>13.418</text:p>
          </table:table-cell>
          <table:table-cell office:value-type="float" office:value="21.268" calcext:value-type="float">
            <text:p>21.268</text:p>
          </table:table-cell>
          <table:table-cell office:value-type="float" office:value="32.189" calcext:value-type="float">
            <text:p>32.189</text:p>
          </table:table-cell>
          <table:table-cell office:value-type="float" office:value="1037.231" calcext:value-type="float">
            <text:p>1037.231</text:p>
          </table:table-cell>
          <table:table-cell office:value-type="float" office:value="9.865" calcext:value-type="float">
            <text:p>9.865</text:p>
          </table:table-cell>
          <table:table-cell office:value-type="float" office:value="37.437" calcext:value-type="float">
            <text:p>37.437</text:p>
          </table:table-cell>
          <table:table-cell office:value-type="float" office:value="513.106" calcext:value-type="float">
            <text:p>513.106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828" calcext:value-type="float">
            <text:p>0.828</text:p>
          </table:table-cell>
          <table:table-cell office:value-type="float" office:value="5.451" calcext:value-type="float">
            <text:p>5.451</text:p>
          </table:table-cell>
          <table:table-cell office:value-type="float" office:value="17.054" calcext:value-type="float">
            <text:p>17.054</text:p>
          </table:table-cell>
          <table:table-cell office:value-type="float" office:value="31.42" calcext:value-type="float">
            <text:p>31.42</text:p>
          </table:table-cell>
          <table:table-cell office:value-type="float" office:value="38.767" calcext:value-type="float">
            <text:p>38.767</text:p>
          </table:table-cell>
          <table:table-cell office:value-type="float" office:value="43.711" calcext:value-type="float">
            <text:p>43.711</text:p>
          </table:table-cell>
          <table:table-cell office:value-type="float" office:value="50.769" calcext:value-type="float">
            <text:p>50.769</text:p>
          </table:table-cell>
          <table:table-cell office:value-type="float" office:value="58.111" calcext:value-type="float">
            <text:p>58.111</text:p>
          </table:table-cell>
          <table:table-cell office:value-type="float" office:value="969.22" calcext:value-type="float">
            <text:p>969.22</text:p>
          </table:table-cell>
          <table:table-cell office:value-type="float" office:value="21.248" calcext:value-type="float">
            <text:p>21.248</text:p>
          </table:table-cell>
          <table:table-cell office:value-type="float" office:value="30.677" calcext:value-type="float">
            <text:p>30.677</text:p>
          </table:table-cell>
          <table:table-cell office:value-type="float" office:value="0.371" calcext:value-type="float">
            <text:p>0.371</text:p>
          </table:table-cell>
          <table:table-cell office:value-type="float" office:value="0.877" calcext:value-type="float">
            <text:p>0.877</text:p>
          </table:table-cell>
          <table:table-cell office:value-type="float" office:value="1.693" calcext:value-type="float">
            <text:p>1.693</text:p>
          </table:table-cell>
          <table:table-cell office:value-type="float" office:value="4.654" calcext:value-type="float">
            <text:p>4.654</text:p>
          </table:table-cell>
          <table:table-cell office:value-type="float" office:value="11.253" calcext:value-type="float">
            <text:p>11.253</text:p>
          </table:table-cell>
          <table:table-cell office:value-type="float" office:value="18.354" calcext:value-type="float">
            <text:p>18.354</text:p>
          </table:table-cell>
          <table:table-cell office:value-type="float" office:value="23.349" calcext:value-type="float">
            <text:p>23.349</text:p>
          </table:table-cell>
          <table:table-cell office:value-type="float" office:value="26.791" calcext:value-type="float">
            <text:p>26.791</text:p>
          </table:table-cell>
          <table:table-cell office:value-type="float" office:value="951.82" calcext:value-type="float">
            <text:p>951.82</text:p>
          </table:table-cell>
          <table:table-cell office:value-type="float" office:value="5.21" calcext:value-type="float">
            <text:p>5.21</text:p>
          </table:table-cell>
          <table:table-cell office:value-type="float" office:value="13.669" calcext:value-type="float">
            <text:p>13.669</text:p>
          </table:table-cell>
          <table:table-cell office:value-type="float" office:value="7.247" calcext:value-type="float">
            <text:p>7.247</text:p>
          </table:table-cell>
          <table:table-cell office:value-type="float" office:value="26.648" calcext:value-type="float">
            <text:p>26.648</text:p>
          </table:table-cell>
          <table:table-cell office:value-type="float" office:value="30.206" calcext:value-type="float">
            <text:p>30.206</text:p>
          </table:table-cell>
          <table:table-cell office:value-type="float" office:value="34.117" calcext:value-type="float">
            <text:p>34.117</text:p>
          </table:table-cell>
          <table:table-cell office:value-type="float" office:value="36.43" calcext:value-type="float">
            <text:p>36.43</text:p>
          </table:table-cell>
          <table:table-cell office:value-type="float" office:value="38.124" calcext:value-type="float">
            <text:p>38.124</text:p>
          </table:table-cell>
          <table:table-cell office:value-type="float" office:value="41.421" calcext:value-type="float">
            <text:p>41.421</text:p>
          </table:table-cell>
          <table:table-cell office:value-type="float" office:value="59.012" calcext:value-type="float">
            <text:p>59.012</text:p>
          </table:table-cell>
          <table:table-cell office:value-type="float" office:value="962.661" calcext:value-type="float">
            <text:p>962.661</text:p>
          </table:table-cell>
          <table:table-cell office:value-type="float" office:value="36.478" calcext:value-type="float">
            <text:p>36.478</text:p>
          </table:table-cell>
          <table:table-cell office:value-type="float" office:value="59.248" calcext:value-type="float">
            <text:p>59.248</text:p>
          </table:table-cell>
          <table:table-cell office:value-type="float" office:value="0.311" calcext:value-type="float">
            <text:p>0.311</text:p>
          </table:table-cell>
          <table:table-cell office:value-type="float" office:value="12.774" calcext:value-type="float">
            <text:p>12.774</text:p>
          </table:table-cell>
          <table:table-cell office:value-type="float" office:value="21.682" calcext:value-type="float">
            <text:p>21.682</text:p>
          </table:table-cell>
          <table:table-cell office:value-type="float" office:value="25.26" calcext:value-type="float">
            <text:p>25.26</text:p>
          </table:table-cell>
          <table:table-cell office:value-type="float" office:value="27.226" calcext:value-type="float">
            <text:p>27.226</text:p>
          </table:table-cell>
          <table:table-cell office:value-type="float" office:value="28.621" calcext:value-type="float">
            <text:p>28.621</text:p>
          </table:table-cell>
          <table:table-cell office:value-type="float" office:value="30.793" calcext:value-type="float">
            <text:p>30.793</text:p>
          </table:table-cell>
          <table:table-cell office:value-type="float" office:value="33.996" calcext:value-type="float">
            <text:p>33.996</text:p>
          </table:table-cell>
          <table:table-cell office:value-type="float" office:value="952.373" calcext:value-type="float">
            <text:p>952.373</text:p>
          </table:table-cell>
          <table:table-cell office:value-type="float" office:value="20.307" calcext:value-type="float">
            <text:p>20.307</text:p>
          </table:table-cell>
          <table:table-cell office:value-type="float" office:value="27.17" calcext:value-type="float">
            <text:p>27.17</text:p>
          </table:table-cell>
          <table:table-cell office:value-type="float" office:value="10.496" calcext:value-type="float">
            <text:p>10.496</text:p>
          </table:table-cell>
          <table:table-cell office:value-type="float" office:value="58.037" calcext:value-type="float">
            <text:p>58.037</text:p>
          </table:table-cell>
          <table:table-cell office:value-type="float" office:value="71.795" calcext:value-type="float">
            <text:p>71.795</text:p>
          </table:table-cell>
          <table:table-cell office:value-type="float" office:value="92.412" calcext:value-type="float">
            <text:p>92.412</text:p>
          </table:table-cell>
          <table:table-cell office:value-type="float" office:value="102.2" calcext:value-type="float">
            <text:p>102.2</text:p>
          </table:table-cell>
          <table:table-cell office:value-type="float" office:value="108.44" calcext:value-type="float">
            <text:p>108.44</text:p>
          </table:table-cell>
          <table:table-cell office:value-type="float" office:value="118.462" calcext:value-type="float">
            <text:p>118.462</text:p>
          </table:table-cell>
          <table:table-cell office:value-type="float" office:value="186.846" calcext:value-type="float">
            <text:p>186.846</text:p>
          </table:table-cell>
          <table:table-cell office:value-type="float" office:value="1103.961" calcext:value-type="float">
            <text:p>1103.961</text:p>
          </table:table-cell>
          <table:table-cell office:value-type="float" office:value="83.242" calcext:value-type="float">
            <text:p>83.242</text:p>
          </table:table-cell>
          <table:table-cell office:value-type="float" office:value="75.401" calcext:value-type="float">
            <text:p>75.401</text:p>
          </table:table-cell>
          <table:table-cell office:value-type="float" office:value="369.26" calcext:value-type="float">
            <text:p>369.26</text:p>
          </table:table-cell>
          <table:table-cell table:style-name="ce10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855" calcext:value-type="float">
            <text:p>0.855</text:p>
          </table:table-cell>
          <table:table-cell office:value-type="float" office:value="1.283" calcext:value-type="float">
            <text:p>1.283</text:p>
          </table:table-cell>
          <table:table-cell office:value-type="float" office:value="1.507" calcext:value-type="float">
            <text:p>1.507</text:p>
          </table:table-cell>
          <table:table-cell office:value-type="float" office:value="2.002" calcext:value-type="float">
            <text:p>2.002</text:p>
          </table:table-cell>
          <table:table-cell office:value-type="float" office:value="2.655" calcext:value-type="float">
            <text:p>2.655</text:p>
          </table:table-cell>
          <table:table-cell office:value-type="float" office:value="3.58" calcext:value-type="float">
            <text:p>3.58</text:p>
          </table:table-cell>
          <table:table-cell office:value-type="float" office:value="6.842" calcext:value-type="float">
            <text:p>6.842</text:p>
          </table:table-cell>
          <table:table-cell office:value-type="float" office:value="13.633" calcext:value-type="float">
            <text:p>13.633</text:p>
          </table:table-cell>
          <table:table-cell office:value-type="float" office:value="712.637" calcext:value-type="float">
            <text:p>712.637</text:p>
          </table:table-cell>
          <table:table-cell office:value-type="float" office:value="2.596" calcext:value-type="float">
            <text:p>2.596</text:p>
          </table:table-cell>
          <table:table-cell office:value-type="float" office:value="10.635" calcext:value-type="float">
            <text:p>10.635</text:p>
          </table:table-cell>
          <table:table-cell office:value-type="float" office:value="0.386" calcext:value-type="float">
            <text:p>0.386</text:p>
          </table:table-cell>
          <table:table-cell office:value-type="float" office:value="0.605" calcext:value-type="float">
            <text:p>0.605</text:p>
          </table:table-cell>
          <table:table-cell office:value-type="float" office:value="0.744" calcext:value-type="float">
            <text:p>0.744</text:p>
          </table:table-cell>
          <table:table-cell office:value-type="float" office:value="1.054" calcext:value-type="float">
            <text:p>1.054</text:p>
          </table:table-cell>
          <table:table-cell office:value-type="float" office:value="1.376" calcext:value-type="float">
            <text:p>1.376</text:p>
          </table:table-cell>
          <table:table-cell office:value-type="float" office:value="1.724" calcext:value-type="float">
            <text:p>1.724</text:p>
          </table:table-cell>
          <table:table-cell office:value-type="float" office:value="2.648" calcext:value-type="float">
            <text:p>2.648</text:p>
          </table:table-cell>
          <table:table-cell office:value-type="float" office:value="5.189" calcext:value-type="float">
            <text:p>5.189</text:p>
          </table:table-cell>
          <table:table-cell office:value-type="float" office:value="815.908" calcext:value-type="float">
            <text:p>815.908</text:p>
          </table:table-cell>
          <table:table-cell office:value-type="float" office:value="1.192" calcext:value-type="float">
            <text:p>1.192</text:p>
          </table:table-cell>
          <table:table-cell office:value-type="float" office:value="3.946" calcext:value-type="float">
            <text:p>3.946</text:p>
          </table:table-cell>
          <table:table-cell office:value-type="float" office:value="1.062" calcext:value-type="float">
            <text:p>1.062</text:p>
          </table:table-cell>
          <table:table-cell office:value-type="float" office:value="1.716" calcext:value-type="float">
            <text:p>1.716</text:p>
          </table:table-cell>
          <table:table-cell office:value-type="float" office:value="2.086" calcext:value-type="float">
            <text:p>2.086</text:p>
          </table:table-cell>
          <table:table-cell office:value-type="float" office:value="3.131" calcext:value-type="float">
            <text:p>3.131</text:p>
          </table:table-cell>
          <table:table-cell office:value-type="float" office:value="5.482" calcext:value-type="float">
            <text:p>5.482</text:p>
          </table:table-cell>
          <table:table-cell office:value-type="float" office:value="8.587" calcext:value-type="float">
            <text:p>8.587</text:p>
          </table:table-cell>
          <table:table-cell office:value-type="float" office:value="16.739" calcext:value-type="float">
            <text:p>16.739</text:p>
          </table:table-cell>
          <table:table-cell office:value-type="float" office:value="28.103" calcext:value-type="float">
            <text:p>28.103</text:p>
          </table:table-cell>
          <table:table-cell office:value-type="float" office:value="836.293" calcext:value-type="float">
            <text:p>836.293</text:p>
          </table:table-cell>
          <table:table-cell office:value-type="float" office:value="7.554" calcext:value-type="float">
            <text:p>7.554</text:p>
          </table:table-cell>
          <table:table-cell office:value-type="float" office:value="46.279" calcext:value-type="float">
            <text:p>46.279</text:p>
          </table:table-cell>
          <table:table-cell office:value-type="float" office:value="0.342" calcext:value-type="float">
            <text:p>0.3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667" calcext:value-type="float">
            <text:p>0.667</text:p>
          </table:table-cell>
          <table:table-cell office:value-type="float" office:value="0.945" calcext:value-type="float">
            <text:p>0.945</text:p>
          </table:table-cell>
          <table:table-cell office:value-type="float" office:value="1.251" calcext:value-type="float">
            <text:p>1.251</text:p>
          </table:table-cell>
          <table:table-cell office:value-type="float" office:value="1.61" calcext:value-type="float">
            <text:p>1.61</text:p>
          </table:table-cell>
          <table:table-cell office:value-type="float" office:value="2.723" calcext:value-type="float">
            <text:p>2.723</text:p>
          </table:table-cell>
          <table:table-cell office:value-type="float" office:value="5.669" calcext:value-type="float">
            <text:p>5.669</text:p>
          </table:table-cell>
          <table:table-cell office:value-type="float" office:value="772.645" calcext:value-type="float">
            <text:p>772.645</text:p>
          </table:table-cell>
          <table:table-cell office:value-type="float" office:value="1.147" calcext:value-type="float">
            <text:p>1.147</text:p>
          </table:table-cell>
          <table:table-cell office:value-type="float" office:value="4.218" calcext:value-type="float">
            <text:p>4.218</text:p>
          </table:table-cell>
          <table:table-cell office:value-type="float" office:value="3.233" calcext:value-type="float">
            <text:p>3.233</text:p>
          </table:table-cell>
          <table:table-cell office:value-type="float" office:value="4.721" calcext:value-type="float">
            <text:p>4.721</text:p>
          </table:table-cell>
          <table:table-cell office:value-type="float" office:value="5.706" calcext:value-type="float">
            <text:p>5.706</text:p>
          </table:table-cell>
          <table:table-cell office:value-type="float" office:value="8.85" calcext:value-type="float">
            <text:p>8.85</text:p>
          </table:table-cell>
          <table:table-cell office:value-type="float" office:value="12.991" calcext:value-type="float">
            <text:p>12.991</text:p>
          </table:table-cell>
          <table:table-cell office:value-type="float" office:value="17.533" calcext:value-type="float">
            <text:p>17.533</text:p>
          </table:table-cell>
          <table:table-cell office:value-type="float" office:value="26.44" calcext:value-type="float">
            <text:p>26.44</text:p>
          </table:table-cell>
          <table:table-cell office:value-type="float" office:value="39.677" calcext:value-type="float">
            <text:p>39.677</text:p>
          </table:table-cell>
          <table:table-cell office:value-type="float" office:value="1270.572" calcext:value-type="float">
            <text:p>1270.572</text:p>
          </table:table-cell>
          <table:table-cell office:value-type="float" office:value="12.489" calcext:value-type="float">
            <text:p>12.489</text:p>
          </table:table-cell>
          <table:table-cell office:value-type="float" office:value="49.243" calcext:value-type="float">
            <text:p>49.243</text:p>
          </table:table-cell>
          <table:table-cell office:value-type="float" office:value="587.501" calcext:value-type="float">
            <text:p>587.50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832" calcext:value-type="float">
            <text:p>0.832</text:p>
          </table:table-cell>
          <table:table-cell office:value-type="float" office:value="6.416" calcext:value-type="float">
            <text:p>6.416</text:p>
          </table:table-cell>
          <table:table-cell office:value-type="float" office:value="18.754" calcext:value-type="float">
            <text:p>18.754</text:p>
          </table:table-cell>
          <table:table-cell office:value-type="float" office:value="33.406" calcext:value-type="float">
            <text:p>33.406</text:p>
          </table:table-cell>
          <table:table-cell office:value-type="float" office:value="41.656" calcext:value-type="float">
            <text:p>41.656</text:p>
          </table:table-cell>
          <table:table-cell office:value-type="float" office:value="46.584" calcext:value-type="float">
            <text:p>46.584</text:p>
          </table:table-cell>
          <table:table-cell office:value-type="float" office:value="53.743" calcext:value-type="float">
            <text:p>53.743</text:p>
          </table:table-cell>
          <table:table-cell office:value-type="float" office:value="61.336" calcext:value-type="float">
            <text:p>61.336</text:p>
          </table:table-cell>
          <table:table-cell office:value-type="float" office:value="1166.518" calcext:value-type="float">
            <text:p>1166.518</text:p>
          </table:table-cell>
          <table:table-cell office:value-type="float" office:value="22.029" calcext:value-type="float">
            <text:p>22.029</text:p>
          </table:table-cell>
          <table:table-cell office:value-type="float" office:value="24.08" calcext:value-type="float">
            <text:p>24.08</text:p>
          </table:table-cell>
          <table:table-cell office:value-type="float" office:value="0.362" calcext:value-type="float">
            <text:p>0.362</text:p>
          </table:table-cell>
          <table:table-cell office:value-type="float" office:value="0.929" calcext:value-type="float">
            <text:p>0.929</text:p>
          </table:table-cell>
          <table:table-cell office:value-type="float" office:value="1.834" calcext:value-type="float">
            <text:p>1.834</text:p>
          </table:table-cell>
          <table:table-cell office:value-type="float" office:value="4.476" calcext:value-type="float">
            <text:p>4.476</text:p>
          </table:table-cell>
          <table:table-cell office:value-type="float" office:value="10.262" calcext:value-type="float">
            <text:p>10.262</text:p>
          </table:table-cell>
          <table:table-cell office:value-type="float" office:value="18.027" calcext:value-type="float">
            <text:p>18.027</text:p>
          </table:table-cell>
          <table:table-cell office:value-type="float" office:value="23.14" calcext:value-type="float">
            <text:p>23.14</text:p>
          </table:table-cell>
          <table:table-cell office:value-type="float" office:value="26.61" calcext:value-type="float">
            <text:p>26.61</text:p>
          </table:table-cell>
          <table:table-cell office:value-type="float" office:value="1131.472" calcext:value-type="float">
            <text:p>1131.472</text:p>
          </table:table-cell>
          <table:table-cell office:value-type="float" office:value="5.104" calcext:value-type="float">
            <text:p>5.104</text:p>
          </table:table-cell>
          <table:table-cell office:value-type="float" office:value="12.27" calcext:value-type="float">
            <text:p>12.27</text:p>
          </table:table-cell>
          <table:table-cell office:value-type="float" office:value="7.262" calcext:value-type="float">
            <text:p>7.262</text:p>
          </table:table-cell>
          <table:table-cell office:value-type="float" office:value="26.502" calcext:value-type="float">
            <text:p>26.502</text:p>
          </table:table-cell>
          <table:table-cell office:value-type="float" office:value="29.892" calcext:value-type="float">
            <text:p>29.892</text:p>
          </table:table-cell>
          <table:table-cell office:value-type="float" office:value="33.509" calcext:value-type="float">
            <text:p>33.509</text:p>
          </table:table-cell>
          <table:table-cell office:value-type="float" office:value="35.634" calcext:value-type="float">
            <text:p>35.634</text:p>
          </table:table-cell>
          <table:table-cell office:value-type="float" office:value="37.197" calcext:value-type="float">
            <text:p>37.197</text:p>
          </table:table-cell>
          <table:table-cell office:value-type="float" office:value="40.118" calcext:value-type="float">
            <text:p>40.118</text:p>
          </table:table-cell>
          <table:table-cell office:value-type="float" office:value="45.957" calcext:value-type="float">
            <text:p>45.957</text:p>
          </table:table-cell>
          <table:table-cell office:value-type="float" office:value="1198.608" calcext:value-type="float">
            <text:p>1198.608</text:p>
          </table:table-cell>
          <table:table-cell office:value-type="float" office:value="34.551" calcext:value-type="float">
            <text:p>34.551</text:p>
          </table:table-cell>
          <table:table-cell office:value-type="float" office:value="67.123" calcext:value-type="float">
            <text:p>67.123</text:p>
          </table:table-cell>
          <table:table-cell office:value-type="float" office:value="0.296" calcext:value-type="float">
            <text:p>0.296</text:p>
          </table:table-cell>
          <table:table-cell office:value-type="float" office:value="14.182" calcext:value-type="float">
            <text:p>14.182</text:p>
          </table:table-cell>
          <table:table-cell office:value-type="float" office:value="21.716" calcext:value-type="float">
            <text:p>21.716</text:p>
          </table:table-cell>
          <table:table-cell office:value-type="float" office:value="25.028" calcext:value-type="float">
            <text:p>25.028</text:p>
          </table:table-cell>
          <table:table-cell office:value-type="float" office:value="26.818" calcext:value-type="float">
            <text:p>26.818</text:p>
          </table:table-cell>
          <table:table-cell office:value-type="float" office:value="28.081" calcext:value-type="float">
            <text:p>28.081</text:p>
          </table:table-cell>
          <table:table-cell office:value-type="float" office:value="30.069" calcext:value-type="float">
            <text:p>30.069</text:p>
          </table:table-cell>
          <table:table-cell office:value-type="float" office:value="33.018" calcext:value-type="float">
            <text:p>33.018</text:p>
          </table:table-cell>
          <table:table-cell office:value-type="float" office:value="1137.101" calcext:value-type="float">
            <text:p>1137.101</text:p>
          </table:table-cell>
          <table:table-cell office:value-type="float" office:value="19.862" calcext:value-type="float">
            <text:p>19.862</text:p>
          </table:table-cell>
          <table:table-cell office:value-type="float" office:value="23.969" calcext:value-type="float">
            <text:p>23.969</text:p>
          </table:table-cell>
          <table:table-cell office:value-type="float" office:value="10.329" calcext:value-type="float">
            <text:p>10.329</text:p>
          </table:table-cell>
          <table:table-cell office:value-type="float" office:value="58.866" calcext:value-type="float">
            <text:p>58.866</text:p>
          </table:table-cell>
          <table:table-cell office:value-type="float" office:value="72.947" calcext:value-type="float">
            <text:p>72.947</text:p>
          </table:table-cell>
          <table:table-cell office:value-type="float" office:value="93.642" calcext:value-type="float">
            <text:p>93.642</text:p>
          </table:table-cell>
          <table:table-cell office:value-type="float" office:value="103.541" calcext:value-type="float">
            <text:p>103.541</text:p>
          </table:table-cell>
          <table:table-cell office:value-type="float" office:value="109.398" calcext:value-type="float">
            <text:p>109.398</text:p>
          </table:table-cell>
          <table:table-cell office:value-type="float" office:value="118.024" calcext:value-type="float">
            <text:p>118.024</text:p>
          </table:table-cell>
          <table:table-cell office:value-type="float" office:value="129.473" calcext:value-type="float">
            <text:p>129.473</text:p>
          </table:table-cell>
          <table:table-cell office:value-type="float" office:value="1272.343" calcext:value-type="float">
            <text:p>1272.343</text:p>
          </table:table-cell>
          <table:table-cell office:value-type="float" office:value="81.546" calcext:value-type="float">
            <text:p>81.546</text:p>
          </table:table-cell>
          <table:table-cell office:value-type="float" office:value="77.011" calcext:value-type="float">
            <text:p>77.011</text:p>
          </table:table-cell>
          <table:table-cell office:value-type="float" office:value="425.719" calcext:value-type="float">
            <text:p>425.719</text:p>
          </table:table-cell>
          <table:table-cell table:style-name="ce10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837" calcext:value-type="float">
            <text:p>0.837</text:p>
          </table:table-cell>
          <table:table-cell office:value-type="float" office:value="1.32" calcext:value-type="float">
            <text:p>1.32</text:p>
          </table:table-cell>
          <table:table-cell office:value-type="float" office:value="1.611" calcext:value-type="float">
            <text:p>1.611</text:p>
          </table:table-cell>
          <table:table-cell office:value-type="float" office:value="2.412" calcext:value-type="float">
            <text:p>2.412</text:p>
          </table:table-cell>
          <table:table-cell office:value-type="float" office:value="3.611" calcext:value-type="float">
            <text:p>3.611</text:p>
          </table:table-cell>
          <table:table-cell office:value-type="float" office:value="5.202" calcext:value-type="float">
            <text:p>5.202</text:p>
          </table:table-cell>
          <table:table-cell office:value-type="float" office:value="9.56" calcext:value-type="float">
            <text:p>9.56</text:p>
          </table:table-cell>
          <table:table-cell office:value-type="float" office:value="17.711" calcext:value-type="float">
            <text:p>17.711</text:p>
          </table:table-cell>
          <table:table-cell office:value-type="float" office:value="810.494" calcext:value-type="float">
            <text:p>810.494</text:p>
          </table:table-cell>
          <table:table-cell office:value-type="float" office:value="3.179" calcext:value-type="float">
            <text:p>3.179</text:p>
          </table:table-cell>
          <table:table-cell office:value-type="float" office:value="14.737" calcext:value-type="float">
            <text:p>14.737</text:p>
          </table:table-cell>
          <table:table-cell office:value-type="float" office:value="0.382" calcext:value-type="float">
            <text:p>0.382</text:p>
          </table:table-cell>
          <table:table-cell office:value-type="float" office:value="0.631" calcext:value-type="float">
            <text:p>0.631</text:p>
          </table:table-cell>
          <table:table-cell office:value-type="float" office:value="0.816" calcext:value-type="float">
            <text:p>0.816</text:p>
          </table:table-cell>
          <table:table-cell office:value-type="float" office:value="1.266" calcext:value-type="float">
            <text:p>1.266</text:p>
          </table:table-cell>
          <table:table-cell office:value-type="float" office:value="1.764" calcext:value-type="float">
            <text:p>1.764</text:p>
          </table:table-cell>
          <table:table-cell office:value-type="float" office:value="2.29" calcext:value-type="float">
            <text:p>2.29</text:p>
          </table:table-cell>
          <table:table-cell office:value-type="float" office:value="3.597" calcext:value-type="float">
            <text:p>3.597</text:p>
          </table:table-cell>
          <table:table-cell office:value-type="float" office:value="6.63" calcext:value-type="float">
            <text:p>6.63</text:p>
          </table:table-cell>
          <table:table-cell office:value-type="float" office:value="810.71" calcext:value-type="float">
            <text:p>810.71</text:p>
          </table:table-cell>
          <table:table-cell office:value-type="float" office:value="1.426" calcext:value-type="float">
            <text:p>1.426</text:p>
          </table:table-cell>
          <table:table-cell office:value-type="float" office:value="5.236" calcext:value-type="float">
            <text:p>5.236</text:p>
          </table:table-cell>
          <table:table-cell office:value-type="float" office:value="1.111" calcext:value-type="float">
            <text:p>1.111</text:p>
          </table:table-cell>
          <table:table-cell office:value-type="float" office:value="1.803" calcext:value-type="float">
            <text:p>1.803</text:p>
          </table:table-cell>
          <table:table-cell office:value-type="float" office:value="2.312" calcext:value-type="float">
            <text:p>2.312</text:p>
          </table:table-cell>
          <table:table-cell office:value-type="float" office:value="4.034" calcext:value-type="float">
            <text:p>4.034</text:p>
          </table:table-cell>
          <table:table-cell office:value-type="float" office:value="6.826" calcext:value-type="float">
            <text:p>6.826</text:p>
          </table:table-cell>
          <table:table-cell office:value-type="float" office:value="10.32" calcext:value-type="float">
            <text:p>10.32</text:p>
          </table:table-cell>
          <table:table-cell office:value-type="float" office:value="17.964" calcext:value-type="float">
            <text:p>17.964</text:p>
          </table:table-cell>
          <table:table-cell office:value-type="float" office:value="28.855" calcext:value-type="float">
            <text:p>28.855</text:p>
          </table:table-cell>
          <table:table-cell office:value-type="float" office:value="826.028" calcext:value-type="float">
            <text:p>826.028</text:p>
          </table:table-cell>
          <table:table-cell office:value-type="float" office:value="6.613" calcext:value-type="float">
            <text:p>6.613</text:p>
          </table:table-cell>
          <table:table-cell office:value-type="float" office:value="33.124" calcext:value-type="float">
            <text:p>33.124</text:p>
          </table:table-cell>
          <table:table-cell office:value-type="float" office:value="0.332" calcext:value-type="float">
            <text:p>0.332</text:p>
          </table:table-cell>
          <table:table-cell office:value-type="float" office:value="0.568" calcext:value-type="float">
            <text:p>0.568</text:p>
          </table:table-cell>
          <table:table-cell office:value-type="float" office:value="0.725" calcext:value-type="float">
            <text:p>0.725</text:p>
          </table:table-cell>
          <table:table-cell office:value-type="float" office:value="1.149" calcext:value-type="float">
            <text:p>1.149</text:p>
          </table:table-cell>
          <table:table-cell office:value-type="float" office:value="1.638" calcext:value-type="float">
            <text:p>1.638</text:p>
          </table:table-cell>
          <table:table-cell office:value-type="float" office:value="2.184" calcext:value-type="float">
            <text:p>2.184</text:p>
          </table:table-cell>
          <table:table-cell office:value-type="float" office:value="3.512" calcext:value-type="float">
            <text:p>3.512</text:p>
          </table:table-cell>
          <table:table-cell office:value-type="float" office:value="6.265" calcext:value-type="float">
            <text:p>6.265</text:p>
          </table:table-cell>
          <table:table-cell office:value-type="float" office:value="305.47" calcext:value-type="float">
            <text:p>305.47</text:p>
          </table:table-cell>
          <table:table-cell office:value-type="float" office:value="1.31" calcext:value-type="float">
            <text:p>1.31</text:p>
          </table:table-cell>
          <table:table-cell office:value-type="float" office:value="3.467" calcext:value-type="float">
            <text:p>3.467</text:p>
          </table:table-cell>
          <table:table-cell office:value-type="float" office:value="3.134" calcext:value-type="float">
            <text:p>3.134</text:p>
          </table:table-cell>
          <table:table-cell office:value-type="float" office:value="5.081" calcext:value-type="float">
            <text:p>5.081</text:p>
          </table:table-cell>
          <table:table-cell office:value-type="float" office:value="6.608" calcext:value-type="float">
            <text:p>6.608</text:p>
          </table:table-cell>
          <table:table-cell office:value-type="float" office:value="11.215" calcext:value-type="float">
            <text:p>11.215</text:p>
          </table:table-cell>
          <table:table-cell office:value-type="float" office:value="16.325" calcext:value-type="float">
            <text:p>16.325</text:p>
          </table:table-cell>
          <table:table-cell office:value-type="float" office:value="21.135" calcext:value-type="float">
            <text:p>21.135</text:p>
          </table:table-cell>
          <table:table-cell office:value-type="float" office:value="29.388" calcext:value-type="float">
            <text:p>29.388</text:p>
          </table:table-cell>
          <table:table-cell office:value-type="float" office:value="41.947" calcext:value-type="float">
            <text:p>41.947</text:p>
          </table:table-cell>
          <table:table-cell office:value-type="float" office:value="1287.063" calcext:value-type="float">
            <text:p>1287.063</text:p>
          </table:table-cell>
          <table:table-cell office:value-type="float" office:value="12.529" calcext:value-type="float">
            <text:p>12.529</text:p>
          </table:table-cell>
          <table:table-cell office:value-type="float" office:value="38.01" calcext:value-type="float">
            <text:p>38.01</text:p>
          </table:table-cell>
          <table:table-cell office:value-type="float" office:value="666.843" calcext:value-type="float">
            <text:p>666.843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81" calcext:value-type="float">
            <text:p>0.81</text:p>
          </table:table-cell>
          <table:table-cell office:value-type="float" office:value="7.567" calcext:value-type="float">
            <text:p>7.567</text:p>
          </table:table-cell>
          <table:table-cell office:value-type="float" office:value="20.146" calcext:value-type="float">
            <text:p>20.146</text:p>
          </table:table-cell>
          <table:table-cell office:value-type="float" office:value="35.609" calcext:value-type="float">
            <text:p>35.609</text:p>
          </table:table-cell>
          <table:table-cell office:value-type="float" office:value="44.31" calcext:value-type="float">
            <text:p>44.31</text:p>
          </table:table-cell>
          <table:table-cell office:value-type="float" office:value="49.462" calcext:value-type="float">
            <text:p>49.462</text:p>
          </table:table-cell>
          <table:table-cell office:value-type="float" office:value="56.725" calcext:value-type="float">
            <text:p>56.725</text:p>
          </table:table-cell>
          <table:table-cell office:value-type="float" office:value="64.074" calcext:value-type="float">
            <text:p>64.074</text:p>
          </table:table-cell>
          <table:table-cell office:value-type="float" office:value="1514.113" calcext:value-type="float">
            <text:p>1514.113</text:p>
          </table:table-cell>
          <table:table-cell office:value-type="float" office:value="24.329" calcext:value-type="float">
            <text:p>24.329</text:p>
          </table:table-cell>
          <table:table-cell office:value-type="float" office:value="40.785" calcext:value-type="float">
            <text:p>40.785</text:p>
          </table:table-cell>
          <table:table-cell office:value-type="float" office:value="0.358" calcext:value-type="float">
            <text:p>0.358</text:p>
          </table:table-cell>
          <table:table-cell office:value-type="float" office:value="0.98" calcext:value-type="float">
            <text:p>0.98</text:p>
          </table:table-cell>
          <table:table-cell office:value-type="float" office:value="1.908" calcext:value-type="float">
            <text:p>1.908</text:p>
          </table:table-cell>
          <table:table-cell office:value-type="float" office:value="4.517" calcext:value-type="float">
            <text:p>4.517</text:p>
          </table:table-cell>
          <table:table-cell office:value-type="float" office:value="9.216" calcext:value-type="float">
            <text:p>9.216</text:p>
          </table:table-cell>
          <table:table-cell office:value-type="float" office:value="16.441" calcext:value-type="float">
            <text:p>16.441</text:p>
          </table:table-cell>
          <table:table-cell office:value-type="float" office:value="22.561" calcext:value-type="float">
            <text:p>22.561</text:p>
          </table:table-cell>
          <table:table-cell office:value-type="float" office:value="26.093" calcext:value-type="float">
            <text:p>26.093</text:p>
          </table:table-cell>
          <table:table-cell office:value-type="float" office:value="1468.396" calcext:value-type="float">
            <text:p>1468.396</text:p>
          </table:table-cell>
          <table:table-cell office:value-type="float" office:value="5.062" calcext:value-type="float">
            <text:p>5.062</text:p>
          </table:table-cell>
          <table:table-cell office:value-type="float" office:value="18.021" calcext:value-type="float">
            <text:p>18.021</text:p>
          </table:table-cell>
          <table:table-cell office:value-type="float" office:value="7.46" calcext:value-type="float">
            <text:p>7.46</text:p>
          </table:table-cell>
          <table:table-cell office:value-type="float" office:value="26.312" calcext:value-type="float">
            <text:p>26.312</text:p>
          </table:table-cell>
          <table:table-cell office:value-type="float" office:value="29.611" calcext:value-type="float">
            <text:p>29.611</text:p>
          </table:table-cell>
          <table:table-cell office:value-type="float" office:value="33.179" calcext:value-type="float">
            <text:p>33.179</text:p>
          </table:table-cell>
          <table:table-cell office:value-type="float" office:value="35.364" calcext:value-type="float">
            <text:p>35.364</text:p>
          </table:table-cell>
          <table:table-cell office:value-type="float" office:value="36.993" calcext:value-type="float">
            <text:p>36.993</text:p>
          </table:table-cell>
          <table:table-cell office:value-type="float" office:value="39.919" calcext:value-type="float">
            <text:p>39.919</text:p>
          </table:table-cell>
          <table:table-cell office:value-type="float" office:value="46.081" calcext:value-type="float">
            <text:p>46.081</text:p>
          </table:table-cell>
          <table:table-cell office:value-type="float" office:value="1482.766" calcext:value-type="float">
            <text:p>1482.766</text:p>
          </table:table-cell>
          <table:table-cell office:value-type="float" office:value="34.676" calcext:value-type="float">
            <text:p>34.676</text:p>
          </table:table-cell>
          <table:table-cell office:value-type="float" office:value="73.86" calcext:value-type="float">
            <text:p>73.86</text:p>
          </table:table-cell>
          <table:table-cell office:value-type="float" office:value="0.288" calcext:value-type="float">
            <text:p>0.288</text:p>
          </table:table-cell>
          <table:table-cell office:value-type="float" office:value="14.924" calcext:value-type="float">
            <text:p>14.924</text:p>
          </table:table-cell>
          <table:table-cell office:value-type="float" office:value="21.587" calcext:value-type="float">
            <text:p>21.587</text:p>
          </table:table-cell>
          <table:table-cell office:value-type="float" office:value="24.86" calcext:value-type="float">
            <text:p>24.86</text:p>
          </table:table-cell>
          <table:table-cell office:value-type="float" office:value="26.63" calcext:value-type="float">
            <text:p>26.63</text:p>
          </table:table-cell>
          <table:table-cell office:value-type="float" office:value="27.982" calcext:value-type="float">
            <text:p>27.982</text:p>
          </table:table-cell>
          <table:table-cell office:value-type="float" office:value="30.087" calcext:value-type="float">
            <text:p>30.087</text:p>
          </table:table-cell>
          <table:table-cell office:value-type="float" office:value="33.066" calcext:value-type="float">
            <text:p>33.066</text:p>
          </table:table-cell>
          <table:table-cell office:value-type="float" office:value="1467.764" calcext:value-type="float">
            <text:p>1467.764</text:p>
          </table:table-cell>
          <table:table-cell office:value-type="float" office:value="20.14" calcext:value-type="float">
            <text:p>20.14</text:p>
          </table:table-cell>
          <table:table-cell office:value-type="float" office:value="29.132" calcext:value-type="float">
            <text:p>29.132</text:p>
          </table:table-cell>
          <table:table-cell office:value-type="float" office:value="10.281" calcext:value-type="float">
            <text:p>10.281</text:p>
          </table:table-cell>
          <table:table-cell office:value-type="float" office:value="59.996" calcext:value-type="float">
            <text:p>59.996</text:p>
          </table:table-cell>
          <table:table-cell office:value-type="float" office:value="74.224" calcext:value-type="float">
            <text:p>74.224</text:p>
          </table:table-cell>
          <table:table-cell office:value-type="float" office:value="95.251" calcext:value-type="float">
            <text:p>95.251</text:p>
          </table:table-cell>
          <table:table-cell office:value-type="float" office:value="105.346" calcext:value-type="float">
            <text:p>105.346</text:p>
          </table:table-cell>
          <table:table-cell office:value-type="float" office:value="111.35" calcext:value-type="float">
            <text:p>111.35</text:p>
          </table:table-cell>
          <table:table-cell office:value-type="float" office:value="120.051" calcext:value-type="float">
            <text:p>120.051</text:p>
          </table:table-cell>
          <table:table-cell office:value-type="float" office:value="132.179" calcext:value-type="float">
            <text:p>132.179</text:p>
          </table:table-cell>
          <table:table-cell office:value-type="float" office:value="1570.22" calcext:value-type="float">
            <text:p>1570.22</text:p>
          </table:table-cell>
          <table:table-cell office:value-type="float" office:value="84.207" calcext:value-type="float">
            <text:p>84.207</text:p>
          </table:table-cell>
          <table:table-cell office:value-type="float" office:value="91.403" calcext:value-type="float">
            <text:p>91.403</text:p>
          </table:table-cell>
          <table:table-cell office:value-type="float" office:value="473.461" calcext:value-type="float">
            <text:p>473.461</text:p>
          </table:table-cell>
          <table:table-cell table:style-name="ce10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842" calcext:value-type="float">
            <text:p>0.842</text:p>
          </table:table-cell>
          <table:table-cell office:value-type="float" office:value="1.391" calcext:value-type="float">
            <text:p>1.391</text:p>
          </table:table-cell>
          <table:table-cell office:value-type="float" office:value="1.789" calcext:value-type="float">
            <text:p>1.789</text:p>
          </table:table-cell>
          <table:table-cell office:value-type="float" office:value="3.036" calcext:value-type="float">
            <text:p>3.036</text:p>
          </table:table-cell>
          <table:table-cell office:value-type="float" office:value="4.741" calcext:value-type="float">
            <text:p>4.741</text:p>
          </table:table-cell>
          <table:table-cell office:value-type="float" office:value="6.912" calcext:value-type="float">
            <text:p>6.912</text:p>
          </table:table-cell>
          <table:table-cell office:value-type="float" office:value="12.484" calcext:value-type="float">
            <text:p>12.484</text:p>
          </table:table-cell>
          <table:table-cell office:value-type="float" office:value="20.384" calcext:value-type="float">
            <text:p>20.384</text:p>
          </table:table-cell>
          <table:table-cell office:value-type="float" office:value="1117.341" calcext:value-type="float">
            <text:p>1117.341</text:p>
          </table:table-cell>
          <table:table-cell office:value-type="float" office:value="4.01" calcext:value-type="float">
            <text:p>4.01</text:p>
          </table:table-cell>
          <table:table-cell office:value-type="float" office:value="21.455" calcext:value-type="float">
            <text:p>21.455</text:p>
          </table:table-cell>
          <table:table-cell office:value-type="float" office:value="0.383" calcext:value-type="float">
            <text:p>0.383</text:p>
          </table:table-cell>
          <table:table-cell office:value-type="float" office:value="0.679" calcext:value-type="float">
            <text:p>0.679</text:p>
          </table:table-cell>
          <table:table-cell office:value-type="float" office:value="0.937" calcext:value-type="float">
            <text:p>0.937</text:p>
          </table:table-cell>
          <table:table-cell office:value-type="float" office:value="1.568" calcext:value-type="float">
            <text:p>1.568</text:p>
          </table:table-cell>
          <table:table-cell office:value-type="float" office:value="2.234" calcext:value-type="float">
            <text:p>2.234</text:p>
          </table:table-cell>
          <table:table-cell office:value-type="float" office:value="2.907" calcext:value-type="float">
            <text:p>2.907</text:p>
          </table:table-cell>
          <table:table-cell office:value-type="float" office:value="4.516" calcext:value-type="float">
            <text:p>4.516</text:p>
          </table:table-cell>
          <table:table-cell office:value-type="float" office:value="8.237" calcext:value-type="float">
            <text:p>8.237</text:p>
          </table:table-cell>
          <table:table-cell office:value-type="float" office:value="759.098" calcext:value-type="float">
            <text:p>759.098</text:p>
          </table:table-cell>
          <table:table-cell office:value-type="float" office:value="1.701" calcext:value-type="float">
            <text:p>1.701</text:p>
          </table:table-cell>
          <table:table-cell office:value-type="float" office:value="5.926" calcext:value-type="float">
            <text:p>5.926</text:p>
          </table:table-cell>
          <table:table-cell office:value-type="float" office:value="1.093" calcext:value-type="float">
            <text:p>1.093</text:p>
          </table:table-cell>
          <table:table-cell office:value-type="float" office:value="1.96" calcext:value-type="float">
            <text:p>1.96</text:p>
          </table:table-cell>
          <table:table-cell office:value-type="float" office:value="2.673" calcext:value-type="float">
            <text:p>2.673</text:p>
          </table:table-cell>
          <table:table-cell office:value-type="float" office:value="4.995" calcext:value-type="float">
            <text:p>4.995</text:p>
          </table:table-cell>
          <table:table-cell office:value-type="float" office:value="8.015" calcext:value-type="float">
            <text:p>8.015</text:p>
          </table:table-cell>
          <table:table-cell office:value-type="float" office:value="11.737" calcext:value-type="float">
            <text:p>11.737</text:p>
          </table:table-cell>
          <table:table-cell office:value-type="float" office:value="19.498" calcext:value-type="float">
            <text:p>19.498</text:p>
          </table:table-cell>
          <table:table-cell office:value-type="float" office:value="30.566" calcext:value-type="float">
            <text:p>30.566</text:p>
          </table:table-cell>
          <table:table-cell office:value-type="float" office:value="1155.087" calcext:value-type="float">
            <text:p>1155.087</text:p>
          </table:table-cell>
          <table:table-cell office:value-type="float" office:value="8.743" calcext:value-type="float">
            <text:p>8.743</text:p>
          </table:table-cell>
          <table:table-cell office:value-type="float" office:value="52.776" calcext:value-type="float">
            <text:p>52.776</text:p>
          </table:table-cell>
          <table:table-cell office:value-type="float" office:value="0.352" calcext:value-type="float">
            <text:p>0.352</text:p>
          </table:table-cell>
          <table:table-cell office:value-type="float" office:value="0.606" calcext:value-type="float">
            <text:p>0.606</text:p>
          </table:table-cell>
          <table:table-cell office:value-type="float" office:value="0.83" calcext:value-type="float">
            <text:p>0.83</text:p>
          </table:table-cell>
          <table:table-cell office:value-type="float" office:value="1.433" calcext:value-type="float">
            <text:p>1.433</text:p>
          </table:table-cell>
          <table:table-cell office:value-type="float" office:value="2.132" calcext:value-type="float">
            <text:p>2.132</text:p>
          </table:table-cell>
          <table:table-cell office:value-type="float" office:value="2.873" calcext:value-type="float">
            <text:p>2.873</text:p>
          </table:table-cell>
          <table:table-cell office:value-type="float" office:value="4.609" calcext:value-type="float">
            <text:p>4.609</text:p>
          </table:table-cell>
          <table:table-cell office:value-type="float" office:value="9.081" calcext:value-type="float">
            <text:p>9.081</text:p>
          </table:table-cell>
          <table:table-cell office:value-type="float" office:value="945.164" calcext:value-type="float">
            <text:p>945.164</text:p>
          </table:table-cell>
          <table:table-cell office:value-type="float" office:value="1.833" calcext:value-type="float">
            <text:p>1.833</text:p>
          </table:table-cell>
          <table:table-cell office:value-type="float" office:value="12.696" calcext:value-type="float">
            <text:p>12.696</text:p>
          </table:table-cell>
          <table:table-cell office:value-type="float" office:value="3.223" calcext:value-type="float">
            <text:p>3.223</text:p>
          </table:table-cell>
          <table:table-cell office:value-type="float" office:value="5.732" calcext:value-type="float">
            <text:p>5.732</text:p>
          </table:table-cell>
          <table:table-cell office:value-type="float" office:value="7.977" calcext:value-type="float">
            <text:p>7.977</text:p>
          </table:table-cell>
          <table:table-cell office:value-type="float" office:value="13.635" calcext:value-type="float">
            <text:p>13.635</text:p>
          </table:table-cell>
          <table:table-cell office:value-type="float" office:value="19.447" calcext:value-type="float">
            <text:p>19.447</text:p>
          </table:table-cell>
          <table:table-cell office:value-type="float" office:value="24.302" calcext:value-type="float">
            <text:p>24.302</text:p>
          </table:table-cell>
          <table:table-cell office:value-type="float" office:value="32.645" calcext:value-type="float">
            <text:p>32.645</text:p>
          </table:table-cell>
          <table:table-cell office:value-type="float" office:value="46.815" calcext:value-type="float">
            <text:p>46.815</text:p>
          </table:table-cell>
          <table:table-cell office:value-type="float" office:value="1438.21" calcext:value-type="float">
            <text:p>1438.21</text:p>
          </table:table-cell>
          <table:table-cell office:value-type="float" office:value="16.286" calcext:value-type="float">
            <text:p>16.286</text:p>
          </table:table-cell>
          <table:table-cell office:value-type="float" office:value="61.515" calcext:value-type="float">
            <text:p>61.515</text:p>
          </table:table-cell>
          <table:table-cell office:value-type="float" office:value="730.125" calcext:value-type="float">
            <text:p>730.12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89" calcext:value-type="float">
            <text:p>0.889</text:p>
          </table:table-cell>
          <table:table-cell office:value-type="float" office:value="8.445" calcext:value-type="float">
            <text:p>8.445</text:p>
          </table:table-cell>
          <table:table-cell office:value-type="float" office:value="21.792" calcext:value-type="float">
            <text:p>21.792</text:p>
          </table:table-cell>
          <table:table-cell office:value-type="float" office:value="38.586" calcext:value-type="float">
            <text:p>38.586</text:p>
          </table:table-cell>
          <table:table-cell office:value-type="float" office:value="47.678" calcext:value-type="float">
            <text:p>47.678</text:p>
          </table:table-cell>
          <table:table-cell office:value-type="float" office:value="53.237" calcext:value-type="float">
            <text:p>53.237</text:p>
          </table:table-cell>
          <table:table-cell office:value-type="float" office:value="61.657" calcext:value-type="float">
            <text:p>61.657</text:p>
          </table:table-cell>
          <table:table-cell office:value-type="float" office:value="71.572" calcext:value-type="float">
            <text:p>71.572</text:p>
          </table:table-cell>
          <table:table-cell office:value-type="float" office:value="1973.157" calcext:value-type="float">
            <text:p>1973.157</text:p>
          </table:table-cell>
          <table:table-cell office:value-type="float" office:value="28.631" calcext:value-type="float">
            <text:p>28.631</text:p>
          </table:table-cell>
          <table:table-cell office:value-type="float" office:value="65.238" calcext:value-type="float">
            <text:p>65.238</text:p>
          </table:table-cell>
          <table:table-cell office:value-type="float" office:value="0.367" calcext:value-type="float">
            <text:p>0.367</text:p>
          </table:table-cell>
          <table:table-cell office:value-type="float" office:value="1.025" calcext:value-type="float">
            <text:p>1.025</text:p>
          </table:table-cell>
          <table:table-cell office:value-type="float" office:value="1.885" calcext:value-type="float">
            <text:p>1.885</text:p>
          </table:table-cell>
          <table:table-cell office:value-type="float" office:value="4.338" calcext:value-type="float">
            <text:p>4.338</text:p>
          </table:table-cell>
          <table:table-cell office:value-type="float" office:value="8.241" calcext:value-type="float">
            <text:p>8.241</text:p>
          </table:table-cell>
          <table:table-cell office:value-type="float" office:value="15.234" calcext:value-type="float">
            <text:p>15.234</text:p>
          </table:table-cell>
          <table:table-cell office:value-type="float" office:value="22.543" calcext:value-type="float">
            <text:p>22.543</text:p>
          </table:table-cell>
          <table:table-cell office:value-type="float" office:value="26.469" calcext:value-type="float">
            <text:p>26.469</text:p>
          </table:table-cell>
          <table:table-cell office:value-type="float" office:value="1628.771" calcext:value-type="float">
            <text:p>1628.771</text:p>
          </table:table-cell>
          <table:table-cell office:value-type="float" office:value="5.055" calcext:value-type="float">
            <text:p>5.055</text:p>
          </table:table-cell>
          <table:table-cell office:value-type="float" office:value="17.952" calcext:value-type="float">
            <text:p>17.952</text:p>
          </table:table-cell>
          <table:table-cell office:value-type="float" office:value="7.464" calcext:value-type="float">
            <text:p>7.464</text:p>
          </table:table-cell>
          <table:table-cell office:value-type="float" office:value="26.744" calcext:value-type="float">
            <text:p>26.744</text:p>
          </table:table-cell>
          <table:table-cell office:value-type="float" office:value="30.154" calcext:value-type="float">
            <text:p>30.154</text:p>
          </table:table-cell>
          <table:table-cell office:value-type="float" office:value="33.96" calcext:value-type="float">
            <text:p>33.96</text:p>
          </table:table-cell>
          <table:table-cell office:value-type="float" office:value="36.345" calcext:value-type="float">
            <text:p>36.345</text:p>
          </table:table-cell>
          <table:table-cell office:value-type="float" office:value="38.158" calcext:value-type="float">
            <text:p>38.158</text:p>
          </table:table-cell>
          <table:table-cell office:value-type="float" office:value="41.625" calcext:value-type="float">
            <text:p>41.625</text:p>
          </table:table-cell>
          <table:table-cell office:value-type="float" office:value="50.283" calcext:value-type="float">
            <text:p>50.283</text:p>
          </table:table-cell>
          <table:table-cell office:value-type="float" office:value="1611.889" calcext:value-type="float">
            <text:p>1611.889</text:p>
          </table:table-cell>
          <table:table-cell office:value-type="float" office:value="37.036" calcext:value-type="float">
            <text:p>37.036</text:p>
          </table:table-cell>
          <table:table-cell office:value-type="float" office:value="79.499" calcext:value-type="float">
            <text:p>79.499</text:p>
          </table:table-cell>
          <table:table-cell office:value-type="float" office:value="0.295" calcext:value-type="float">
            <text:p>0.295</text:p>
          </table:table-cell>
          <table:table-cell office:value-type="float" office:value="15.991" calcext:value-type="float">
            <text:p>15.991</text:p>
          </table:table-cell>
          <table:table-cell office:value-type="float" office:value="21.884" calcext:value-type="float">
            <text:p>21.884</text:p>
          </table:table-cell>
          <table:table-cell office:value-type="float" office:value="25.391" calcext:value-type="float">
            <text:p>25.391</text:p>
          </table:table-cell>
          <table:table-cell office:value-type="float" office:value="27.433" calcext:value-type="float">
            <text:p>27.433</text:p>
          </table:table-cell>
          <table:table-cell office:value-type="float" office:value="28.822" calcext:value-type="float">
            <text:p>28.822</text:p>
          </table:table-cell>
          <table:table-cell office:value-type="float" office:value="31.188" calcext:value-type="float">
            <text:p>31.188</text:p>
          </table:table-cell>
          <table:table-cell office:value-type="float" office:value="35.541" calcext:value-type="float">
            <text:p>35.541</text:p>
          </table:table-cell>
          <table:table-cell office:value-type="float" office:value="1628.41" calcext:value-type="float">
            <text:p>1628.41</text:p>
          </table:table-cell>
          <table:table-cell office:value-type="float" office:value="22.133" calcext:value-type="float">
            <text:p>22.133</text:p>
          </table:table-cell>
          <table:table-cell office:value-type="float" office:value="45.412" calcext:value-type="float">
            <text:p>45.412</text:p>
          </table:table-cell>
          <table:table-cell office:value-type="float" office:value="10.223" calcext:value-type="float">
            <text:p>10.223</text:p>
          </table:table-cell>
          <table:table-cell office:value-type="float" office:value="62.232" calcext:value-type="float">
            <text:p>62.232</text:p>
          </table:table-cell>
          <table:table-cell office:value-type="float" office:value="77.588" calcext:value-type="float">
            <text:p>77.588</text:p>
          </table:table-cell>
          <table:table-cell office:value-type="float" office:value="99.342" calcext:value-type="float">
            <text:p>99.342</text:p>
          </table:table-cell>
          <table:table-cell office:value-type="float" office:value="110.061" calcext:value-type="float">
            <text:p>110.061</text:p>
          </table:table-cell>
          <table:table-cell office:value-type="float" office:value="116.956" calcext:value-type="float">
            <text:p>116.956</text:p>
          </table:table-cell>
          <table:table-cell office:value-type="float" office:value="128.074" calcext:value-type="float">
            <text:p>128.074</text:p>
          </table:table-cell>
          <table:table-cell office:value-type="float" office:value="160.978" calcext:value-type="float">
            <text:p>160.978</text:p>
          </table:table-cell>
          <table:table-cell office:value-type="float" office:value="2034.453" calcext:value-type="float">
            <text:p>2034.453</text:p>
          </table:table-cell>
          <table:table-cell office:value-type="float" office:value="92.854" calcext:value-type="float">
            <text:p>92.854</text:p>
          </table:table-cell>
          <table:table-cell office:value-type="float" office:value="118.907" calcext:value-type="float">
            <text:p>118.907</text:p>
          </table:table-cell>
          <table:table-cell office:value-type="float" office:value="503.02" calcext:value-type="float">
            <text:p>503.02</text:p>
          </table:table-cell>
          <table:table-cell table:style-name="ce10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4" calcext:value-type="float">
            <text:p>0.84</text:p>
          </table:table-cell>
          <table:table-cell office:value-type="float" office:value="1.484" calcext:value-type="float">
            <text:p>1.484</text:p>
          </table:table-cell>
          <table:table-cell office:value-type="float" office:value="2.106" calcext:value-type="float">
            <text:p>2.106</text:p>
          </table:table-cell>
          <table:table-cell office:value-type="float" office:value="4.268" calcext:value-type="float">
            <text:p>4.268</text:p>
          </table:table-cell>
          <table:table-cell office:value-type="float" office:value="7.245" calcext:value-type="float">
            <text:p>7.245</text:p>
          </table:table-cell>
          <table:table-cell office:value-type="float" office:value="10.468" calcext:value-type="float">
            <text:p>10.468</text:p>
          </table:table-cell>
          <table:table-cell office:value-type="float" office:value="16.402" calcext:value-type="float">
            <text:p>16.402</text:p>
          </table:table-cell>
          <table:table-cell office:value-type="float" office:value="24.939" calcext:value-type="float">
            <text:p>24.939</text:p>
          </table:table-cell>
          <table:table-cell office:value-type="float" office:value="908.778" calcext:value-type="float">
            <text:p>908.778</text:p>
          </table:table-cell>
          <table:table-cell office:value-type="float" office:value="4.839" calcext:value-type="float">
            <text:p>4.839</text:p>
          </table:table-cell>
          <table:table-cell office:value-type="float" office:value="18.441" calcext:value-type="float">
            <text:p>18.441</text:p>
          </table:table-cell>
          <table:table-cell office:value-type="float" office:value="0.399" calcext:value-type="float">
            <text:p>0.399</text:p>
          </table:table-cell>
          <table:table-cell office:value-type="float" office:value="0.741" calcext:value-type="float">
            <text:p>0.741</text:p>
          </table:table-cell>
          <table:table-cell office:value-type="float" office:value="1.118" calcext:value-type="float">
            <text:p>1.118</text:p>
          </table:table-cell>
          <table:table-cell office:value-type="float" office:value="2.05" calcext:value-type="float">
            <text:p>2.05</text:p>
          </table:table-cell>
          <table:table-cell office:value-type="float" office:value="2.925" calcext:value-type="float">
            <text:p>2.925</text:p>
          </table:table-cell>
          <table:table-cell office:value-type="float" office:value="3.779" calcext:value-type="float">
            <text:p>3.779</text:p>
          </table:table-cell>
          <table:table-cell office:value-type="float" office:value="5.892" calcext:value-type="float">
            <text:p>5.892</text:p>
          </table:table-cell>
          <table:table-cell office:value-type="float" office:value="10.756" calcext:value-type="float">
            <text:p>10.756</text:p>
          </table:table-cell>
          <table:table-cell office:value-type="float" office:value="902.331" calcext:value-type="float">
            <text:p>902.331</text:p>
          </table:table-cell>
          <table:table-cell office:value-type="float" office:value="2.067" calcext:value-type="float">
            <text:p>2.067</text:p>
          </table:table-cell>
          <table:table-cell office:value-type="float" office:value="6.346" calcext:value-type="float">
            <text:p>6.346</text:p>
          </table:table-cell>
          <table:table-cell office:value-type="float" office:value="1.082" calcext:value-type="float">
            <text:p>1.082</text:p>
          </table:table-cell>
          <table:table-cell office:value-type="float" office:value="2.165" calcext:value-type="float">
            <text:p>2.165</text:p>
          </table:table-cell>
          <table:table-cell office:value-type="float" office:value="3.236" calcext:value-type="float">
            <text:p>3.236</text:p>
          </table:table-cell>
          <table:table-cell office:value-type="float" office:value="6.319" calcext:value-type="float">
            <text:p>6.319</text:p>
          </table:table-cell>
          <table:table-cell office:value-type="float" office:value="9.64" calcext:value-type="float">
            <text:p>9.64</text:p>
          </table:table-cell>
          <table:table-cell office:value-type="float" office:value="13.225" calcext:value-type="float">
            <text:p>13.225</text:p>
          </table:table-cell>
          <table:table-cell office:value-type="float" office:value="20.704" calcext:value-type="float">
            <text:p>20.704</text:p>
          </table:table-cell>
          <table:table-cell office:value-type="float" office:value="30.373" calcext:value-type="float">
            <text:p>30.373</text:p>
          </table:table-cell>
          <table:table-cell office:value-type="float" office:value="913.517" calcext:value-type="float">
            <text:p>913.517</text:p>
          </table:table-cell>
          <table:table-cell office:value-type="float" office:value="7.098" calcext:value-type="float">
            <text:p>7.098</text:p>
          </table:table-cell>
          <table:table-cell office:value-type="float" office:value="25.614" calcext:value-type="float">
            <text:p>25.614</text:p>
          </table:table-cell>
          <table:table-cell office:value-type="float" office:value="0.357" calcext:value-type="float">
            <text:p>0.357</text:p>
          </table:table-cell>
          <table:table-cell office:value-type="float" office:value="0.655" calcext:value-type="float">
            <text:p>0.655</text:p>
          </table:table-cell>
          <table:table-cell office:value-type="float" office:value="0.997" calcext:value-type="float">
            <text:p>0.997</text:p>
          </table:table-cell>
          <table:table-cell office:value-type="float" office:value="1.948" calcext:value-type="float">
            <text:p>1.948</text:p>
          </table:table-cell>
          <table:table-cell office:value-type="float" office:value="2.892" calcext:value-type="float">
            <text:p>2.892</text:p>
          </table:table-cell>
          <table:table-cell office:value-type="float" office:value="3.814" calcext:value-type="float">
            <text:p>3.814</text:p>
          </table:table-cell>
          <table:table-cell office:value-type="float" office:value="5.934" calcext:value-type="float">
            <text:p>5.934</text:p>
          </table:table-cell>
          <table:table-cell office:value-type="float" office:value="10.339" calcext:value-type="float">
            <text:p>10.339</text:p>
          </table:table-cell>
          <table:table-cell office:value-type="float" office:value="670.332" calcext:value-type="float">
            <text:p>670.332</text:p>
          </table:table-cell>
          <table:table-cell office:value-type="float" office:value="1.987" calcext:value-type="float">
            <text:p>1.987</text:p>
          </table:table-cell>
          <table:table-cell office:value-type="float" office:value="6.405" calcext:value-type="float">
            <text:p>6.405</text:p>
          </table:table-cell>
          <table:table-cell office:value-type="float" office:value="3.291" calcext:value-type="float">
            <text:p>3.291</text:p>
          </table:table-cell>
          <table:table-cell office:value-type="float" office:value="6.752" calcext:value-type="float">
            <text:p>6.752</text:p>
          </table:table-cell>
          <table:table-cell office:value-type="float" office:value="10.225" calcext:value-type="float">
            <text:p>10.225</text:p>
          </table:table-cell>
          <table:table-cell office:value-type="float" office:value="17.661" calcext:value-type="float">
            <text:p>17.661</text:p>
          </table:table-cell>
          <table:table-cell office:value-type="float" office:value="23.733" calcext:value-type="float">
            <text:p>23.733</text:p>
          </table:table-cell>
          <table:table-cell office:value-type="float" office:value="28.725" calcext:value-type="float">
            <text:p>28.725</text:p>
          </table:table-cell>
          <table:table-cell office:value-type="float" office:value="37.263" calcext:value-type="float">
            <text:p>37.263</text:p>
          </table:table-cell>
          <table:table-cell office:value-type="float" office:value="50.045" calcext:value-type="float">
            <text:p>50.045</text:p>
          </table:table-cell>
          <table:table-cell office:value-type="float" office:value="1402.629" calcext:value-type="float">
            <text:p>1402.629</text:p>
          </table:table-cell>
          <table:table-cell office:value-type="float" office:value="15.99" calcext:value-type="float">
            <text:p>15.99</text:p>
          </table:table-cell>
          <table:table-cell office:value-type="float" office:value="35.288" calcext:value-type="float">
            <text:p>35.288</text:p>
          </table:table-cell>
          <table:table-cell office:value-type="float" office:value="810.808" calcext:value-type="float">
            <text:p>810.808</text:p>
          </table:table-cell>
          <table:table-cell table:number-columns-repeated="906"/>
        </table:table-row>
      </table:table>
      <table:table table:name="Charts_002" table:style-name="ta1">
        <table:shapes>
          <draw:frame draw:z-index="0" draw:style-name="gr1" draw:text-style-name="P1" svg:width="453.26pt" svg:height="254.83pt" svg:x="142.16pt" svg:y="396.23pt">
            <draw:object draw:notify-on-update-of-ranges="Charts_002.B20:Charts_002.B29 Charts_002.J19:Charts_002.J19 Charts_002.J20:Charts_002.J29 Charts_002.U19:Charts_002.U19 Charts_002.U20:Charts_002.U29 Charts_002.AF19:Charts_002.AF19 Charts_002.AF20:Charts_002.AF29 Charts_002.AQ19:Charts_002.AQ19 Charts_002.AQ20:Charts_002.AQ29 Charts_002.BQ19:Charts_002.BQ19 Charts_002.BQ20:Charts_002.BQ29 Charts_002.CB19:Charts_002.CB19 Charts_002.CB20:Charts_002.CB29 Charts_002.CM19:Charts_002.CM19 Charts_002.CM20:Charts_002.CM29 Charts_002.CX19:Charts_002.CX19 Charts_002.CX20:Charts_002.CX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26pt" svg:height="254.83pt" svg:x="653.27pt" svg:y="396.26pt">
            <draw:object draw:notify-on-update-of-ranges="Charts_002.B20:Charts_002.B29 Charts_002.BB19:Charts_002.BB19 Charts_002.BB20:Charts_002.BB29 Charts_002.BG19:Charts_002.BG19 Charts_002.BG20:Charts_002.BG29 Charts_002.DI19:Charts_002.DI19 Charts_002.DI20:Charts_002.DI29 Charts_002.DN19:Charts_002.DN19 Charts_002.DN20:Charts_002.DN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53.26pt" svg:height="254.83pt" svg:x="1166.23pt" svg:y="400.79pt">
            <draw:object draw:notify-on-update-of-ranges="Charts_002.B20:Charts_002.B29 Charts_002.AW19:Charts_002.AW19 Charts_002.AW20:Charts_002.AW29 Charts_002.AX19:Charts_002.AX19 Charts_002.AX20:Charts_002.AX29 Charts_002.AY19:Charts_002.AY19 Charts_002.AY20:Charts_002.AY29 Charts_002.BB19:Charts_002.BB19 Charts_002.BB20:Charts_002.BB29 Charts_002.DD19:Charts_002.DD19 Charts_002.DD20:Charts_002.DD29 Charts_002.DE19:Charts_002.DE19 Charts_002.DE20:Charts_002.DE29 Charts_002.DF19:Charts_002.DF19 Charts_002.DF20:Charts_002.DF29 Charts_002.DI19:Charts_002.DI19 Charts_002.DI20:Charts_002.DI2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453.26pt" svg:height="254.83pt" svg:x="1675.81pt" svg:y="399.57pt">
            <draw:object draw:notify-on-update-of-ranges="Charts_002.B20:Charts_002.B29 Charts_002.BE19:Charts_002.BE19 Charts_002.BE20:Charts_002.BE29 Charts_002.BF19:Charts_002.BF19 Charts_002.BF20:Charts_002.BF29 Charts_002.DL19:Charts_002.DL19 Charts_002.DL20:Charts_002.DL29 Charts_002.DM19:Charts_002.DM19 Charts_002.DM20:Charts_002.DM2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58" table:default-cell-style-name="ce6"/>
        <table:table-column table:style-name="co2" table:default-cell-style-name="ce9"/>
        <table:table-column table:style-name="co2" table:number-columns-repeated="58" table:default-cell-style-name="ce10"/>
        <table:table-column table:style-name="co2" table:number-columns-repeated="906" table:default-cell-style-name="Default"/>
        <table:table-row table:style-name="ro1">
          <table:table-cell table:style-name="ce4" office:value-type="string" calcext:value-type="string">
            <text:p>Title:</text:p>
          </table:table-cell>
          <table:table-cell table:style-name="ce4" office:value-type="string" calcext:value-type="string">
            <text:p>High Workload, RPO=0</text:p>
          </table:table-cell>
          <table:table-cell table:style-name="ce4" table:number-columns-repeated="3"/>
          <table:table-cell table:style-name="Default" table:number-columns-repeated="113"/>
          <table:table-cell table:number-columns-repeated="906"/>
        </table:table-row>
        <table:table-row table:style-name="ro2">
          <table:table-cell table:style-name="Default" table:number-columns-repeated="118"/>
          <table:table-cell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TRADITIONAL</text:p>
          </table:table-cell>
          <table:table-cell table:number-columns-repeated="57"/>
          <table:table-cell office:value-type="string" calcext:value-type="string">
            <text:p>State Engine Type:</text:p>
          </table:table-cell>
          <table:table-cell table:number-columns-repeated="2"/>
          <table:table-cell table:style-name="ce9" office:value-type="string" calcext:value-type="string">
            <text:p>JOURNAL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min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in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ax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size</text:p>
          </table:table-cell>
          <table:table-cell table:number-columns-repeated="2"/>
          <table:table-cell office:value-type="float" office:value="5242880" calcext:value-type="float">
            <text:p>524288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buffer_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max_buffer_log_size</text:p>
          </table:table-cell>
          <table:table-cell table:number-columns-repeated="2"/>
          <table:table-cell office:value-type="float" office:value="1310720" calcext:value-type="float">
            <text:p>131072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o_direct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ir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d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r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r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t/--medium-delay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12]-[.B13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delay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K12]-[.BK13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delay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12]+[.B13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delay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K12]+[.BK13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medium-processing</text:p>
          </table:table-cell>
          <table:table-cell office:value-type="float" office:value="10000" calcext:value-type="float">
            <text:p>10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14]-[.B15]" office:value-type="float" office:value="5000" calcext:value-type="float">
            <text:p>5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processing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K14]-[.BK15]" office:value-type="float" office:value="5000" calcext:value-type="float">
            <text:p>5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processing</text:p>
          </table:table-cell>
          <table:table-cell office:value-type="float" office:value="5000" calcext:value-type="float">
            <text:p>5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14]+[.B15]" office:value-type="float" office:value="15000" calcext:value-type="float">
            <text:p>15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processing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K14]+[.BK15]" office:value-type="float" office:value="15000" calcext:value-type="float">
            <text:p>15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table:style-name="ce6"/>
          <table:table-cell table:number-columns-repeated="58"/>
          <table:table-cell table:style-name="ce10"/>
          <table:table-cell table:number-columns-repeated="964"/>
        </table:table-row>
        <table:table-row table:style-name="ro2">
          <table:table-cell/>
          <table:table-cell table:style-name="ce5" office:value-type="string" calcext:value-type="string">
            <text:p><text:s/>clients</text:p>
          </table:table-cell>
          <table:table-cell table:style-name="ce5"/>
          <table:table-cell table:style-name="ce5" office:value-type="string" calcext:value-type="string">
            <text:p>tx_open</text:p>
          </table:table-cell>
          <table:table-cell table:style-name="ce5" table:number-columns-repeated="10"/>
          <table:table-cell table:style-name="ce5" office:value-type="string" calcext:value-type="string">
            <text:p>tx_begin</text:p>
          </table:table-cell>
          <table:table-cell table:style-name="ce5" table:number-columns-repeated="10"/>
          <table:table-cell table:style-name="ce5" office:value-type="string" calcext:value-type="string">
            <text:p>tx_commit</text:p>
          </table:table-cell>
          <table:table-cell table:style-name="ce5" table:number-columns-repeated="10"/>
          <table:table-cell table:style-name="ce5" office:value-type="string" calcext:value-type="string">
            <text:p>tx_close</text:p>
          </table:table-cell>
          <table:table-cell table:style-name="ce5" table:number-columns-repeated="10"/>
          <table:table-cell table:style-name="ce5" office:value-type="string" calcext:value-type="string">
            <text:p>total</text:p>
          </table:table-cell>
          <table:table-cell table:style-name="ce5" table:number-columns-repeated="10"/>
          <table:table-cell table:style-name="ce5" office:value-type="string" calcext:value-type="string">
            <text:p>tps</text:p>
          </table:table-cell>
          <table:table-cell/>
          <table:table-cell table:style-name="ce9" office:value-type="string" calcext:value-type="string">
            <text:p><text:s/>clients</text:p>
          </table:table-cell>
          <table:table-cell table:style-name="ce9"/>
          <table:table-cell table:style-name="ce9" office:value-type="string" calcext:value-type="string">
            <text:p>tx_open</text:p>
          </table:table-cell>
          <table:table-cell table:style-name="ce9" table:number-columns-repeated="10"/>
          <table:table-cell table:style-name="ce9" office:value-type="string" calcext:value-type="string">
            <text:p>tx_begin</text:p>
          </table:table-cell>
          <table:table-cell table:style-name="ce9" table:number-columns-repeated="10"/>
          <table:table-cell table:style-name="ce9" office:value-type="string" calcext:value-type="string">
            <text:p>tx_commit</text:p>
          </table:table-cell>
          <table:table-cell table:style-name="ce9" table:number-columns-repeated="10"/>
          <table:table-cell table:style-name="ce9" office:value-type="string" calcext:value-type="string">
            <text:p>tx_close</text:p>
          </table:table-cell>
          <table:table-cell table:style-name="ce9" table:number-columns-repeated="10"/>
          <table:table-cell table:style-name="ce9" office:value-type="string" calcext:value-type="string">
            <text:p>total</text:p>
          </table:table-cell>
          <table:table-cell table:style-name="ce9" table:number-columns-repeated="10"/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<text:s/>N</text:p>
          </table:table-cell>
          <table:table-cell table:style-name="ce5" office:value-type="string" calcext:value-type="string">
            <text:p>sample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tps</text:p>
          </table:table-cell>
          <table:table-cell office:value-type="string" calcext:value-type="string">
            <text:p>State Engine Type:</text:p>
          </table:table-cell>
          <table:table-cell table:style-name="ce9" office:value-type="string" calcext:value-type="string">
            <text:p><text:s/>N</text:p>
          </table:table-cell>
          <table:table-cell table:style-name="ce9" office:value-type="string" calcext:value-type="string">
            <text:p>samples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T</text:p>
          </table:table-cell>
          <table:table-cell table:style-name="ce5" table:formula="of:=[.B18]" office:value-type="string" office:string-value=" N" calcext:value-type="string">
            <text:p><text:s/>N</text:p>
          </table:table-cell>
          <table:table-cell table:style-name="ce5" table:formula="of:=[.C18]" office:value-type="string" office:string-value="samples" calcext:value-type="string">
            <text:p>samples</text:p>
          </table:table-cell>
          <table:table-cell table:style-name="ce5" table:formula="of:=COM.MICROSOFT.CONCAT([.$A19];&quot;/&quot;;[.$D17];&quot;/&quot;;[.D18])" office:value-type="string" office:string-value="T/tx_open/min" calcext:value-type="string">
            <text:p>T/tx_open/min</text:p>
          </table:table-cell>
          <table:table-cell table:style-name="ce5" table:formula="of:=COM.MICROSOFT.CONCAT([.$A19];&quot;/&quot;;[.$D17];&quot;/&quot;;[.E18])" office:value-type="string" office:string-value="T/tx_open/25th%" calcext:value-type="string">
            <text:p>T/tx_open/25th%</text:p>
          </table:table-cell>
          <table:table-cell table:style-name="ce5" table:formula="of:=COM.MICROSOFT.CONCAT([.$A19];&quot;/&quot;;[.$D17];&quot;/&quot;;[.F18])" office:value-type="string" office:string-value="T/tx_open/50th%" calcext:value-type="string">
            <text:p>T/tx_open/50th%</text:p>
          </table:table-cell>
          <table:table-cell table:style-name="ce5" table:formula="of:=COM.MICROSOFT.CONCAT([.$A19];&quot;/&quot;;[.$D17];&quot;/&quot;;[.G18])" office:value-type="string" office:string-value="T/tx_open/75th%" calcext:value-type="string">
            <text:p>T/tx_open/75th%</text:p>
          </table:table-cell>
          <table:table-cell table:style-name="ce5" table:formula="of:=COM.MICROSOFT.CONCAT([.$A19];&quot;/&quot;;[.$D17];&quot;/&quot;;[.H18])" office:value-type="string" office:string-value="T/tx_open/85th%" calcext:value-type="string">
            <text:p>T/tx_open/85th%</text:p>
          </table:table-cell>
          <table:table-cell table:style-name="ce5" table:formula="of:=COM.MICROSOFT.CONCAT([.$A19];&quot;/&quot;;[.$D17];&quot;/&quot;;[.I18])" office:value-type="string" office:string-value="T/tx_open/90th%" calcext:value-type="string">
            <text:p>T/tx_open/90th%</text:p>
          </table:table-cell>
          <table:table-cell table:style-name="ce5" table:formula="of:=COM.MICROSOFT.CONCAT([.$A19];&quot;/&quot;;[.$D17];&quot;/&quot;;[.J18])" office:value-type="string" office:string-value="T/tx_open/95th%" calcext:value-type="string">
            <text:p>T/tx_open/95th%</text:p>
          </table:table-cell>
          <table:table-cell table:style-name="ce5" table:formula="of:=COM.MICROSOFT.CONCAT([.$A19];&quot;/&quot;;[.$D17];&quot;/&quot;;[.K18])" office:value-type="string" office:string-value="T/tx_open/98th%" calcext:value-type="string">
            <text:p>T/tx_open/98th%</text:p>
          </table:table-cell>
          <table:table-cell table:style-name="ce5" table:formula="of:=COM.MICROSOFT.CONCAT([.$A19];&quot;/&quot;;[.$D17];&quot;/&quot;;[.L18])" office:value-type="string" office:string-value="T/tx_open/max" calcext:value-type="string">
            <text:p>T/tx_open/max</text:p>
          </table:table-cell>
          <table:table-cell table:style-name="ce5" table:formula="of:=COM.MICROSOFT.CONCAT([.$A19];&quot;/&quot;;[.$D17];&quot;/&quot;;[.M18])" office:value-type="string" office:string-value="T/tx_open/avg" calcext:value-type="string">
            <text:p>T/tx_open/avg</text:p>
          </table:table-cell>
          <table:table-cell table:style-name="ce5" table:formula="of:=COM.MICROSOFT.CONCAT([.$A19];&quot;/&quot;;[.$D17];&quot;/&quot;;[.N18])" office:value-type="string" office:string-value="T/tx_open/sd" calcext:value-type="string">
            <text:p>T/tx_open/sd</text:p>
          </table:table-cell>
          <table:table-cell table:style-name="ce5" table:formula="of:=COM.MICROSOFT.CONCAT([.$A19];&quot;/&quot;;[.$O17];&quot;/&quot;;[.O18])" office:value-type="string" office:string-value="T/tx_begin/min" calcext:value-type="string">
            <text:p>T/tx_begin/min</text:p>
          </table:table-cell>
          <table:table-cell table:style-name="ce5" table:formula="of:=COM.MICROSOFT.CONCAT([.$A19];&quot;/&quot;;[.$O17];&quot;/&quot;;[.P18])" office:value-type="string" office:string-value="T/tx_begin/25th%" calcext:value-type="string">
            <text:p>T/tx_begin/25th%</text:p>
          </table:table-cell>
          <table:table-cell table:style-name="ce5" table:formula="of:=COM.MICROSOFT.CONCAT([.$A19];&quot;/&quot;;[.$O17];&quot;/&quot;;[.Q18])" office:value-type="string" office:string-value="T/tx_begin/50th%" calcext:value-type="string">
            <text:p>T/tx_begin/50th%</text:p>
          </table:table-cell>
          <table:table-cell table:style-name="ce5" table:formula="of:=COM.MICROSOFT.CONCAT([.$A19];&quot;/&quot;;[.$O17];&quot;/&quot;;[.R18])" office:value-type="string" office:string-value="T/tx_begin/75th%" calcext:value-type="string">
            <text:p>T/tx_begin/75th%</text:p>
          </table:table-cell>
          <table:table-cell table:style-name="ce5" table:formula="of:=COM.MICROSOFT.CONCAT([.$A19];&quot;/&quot;;[.$O17];&quot;/&quot;;[.S18])" office:value-type="string" office:string-value="T/tx_begin/85th%" calcext:value-type="string">
            <text:p>T/tx_begin/85th%</text:p>
          </table:table-cell>
          <table:table-cell table:style-name="ce5" table:formula="of:=COM.MICROSOFT.CONCAT([.$A19];&quot;/&quot;;[.$O17];&quot;/&quot;;[.T18])" office:value-type="string" office:string-value="T/tx_begin/90th%" calcext:value-type="string">
            <text:p>T/tx_begin/90th%</text:p>
          </table:table-cell>
          <table:table-cell table:style-name="ce5" table:formula="of:=COM.MICROSOFT.CONCAT([.$A19];&quot;/&quot;;[.$O17];&quot;/&quot;;[.U18])" office:value-type="string" office:string-value="T/tx_begin/95th%" calcext:value-type="string">
            <text:p>T/tx_begin/95th%</text:p>
          </table:table-cell>
          <table:table-cell table:style-name="ce5" table:formula="of:=COM.MICROSOFT.CONCAT([.$A19];&quot;/&quot;;[.$O17];&quot;/&quot;;[.V18])" office:value-type="string" office:string-value="T/tx_begin/98th%" calcext:value-type="string">
            <text:p>T/tx_begin/98th%</text:p>
          </table:table-cell>
          <table:table-cell table:style-name="ce5" table:formula="of:=COM.MICROSOFT.CONCAT([.$A19];&quot;/&quot;;[.$O17];&quot;/&quot;;[.W18])" office:value-type="string" office:string-value="T/tx_begin/max" calcext:value-type="string">
            <text:p>T/tx_begin/max</text:p>
          </table:table-cell>
          <table:table-cell table:style-name="ce5" table:formula="of:=COM.MICROSOFT.CONCAT([.$A19];&quot;/&quot;;[.$O17];&quot;/&quot;;[.X18])" office:value-type="string" office:string-value="T/tx_begin/avg" calcext:value-type="string">
            <text:p>T/tx_begin/avg</text:p>
          </table:table-cell>
          <table:table-cell table:style-name="ce5" table:formula="of:=COM.MICROSOFT.CONCAT([.$A19];&quot;/&quot;;[.$O17];&quot;/&quot;;[.Y18])" office:value-type="string" office:string-value="T/tx_begin/sd" calcext:value-type="string">
            <text:p>T/tx_begin/sd</text:p>
          </table:table-cell>
          <table:table-cell table:style-name="ce5" table:formula="of:=COM.MICROSOFT.CONCAT([.$A19];&quot;/&quot;;[.$Z17];&quot;/&quot;;[.Z18])" office:value-type="string" office:string-value="T/tx_commit/min" calcext:value-type="string">
            <text:p>T/tx_commit/min</text:p>
          </table:table-cell>
          <table:table-cell table:style-name="ce5" table:formula="of:=COM.MICROSOFT.CONCAT([.$A19];&quot;/&quot;;[.$Z17];&quot;/&quot;;[.AA18])" office:value-type="string" office:string-value="T/tx_commit/25th%" calcext:value-type="string">
            <text:p>T/tx_commit/25th%</text:p>
          </table:table-cell>
          <table:table-cell table:style-name="ce5" table:formula="of:=COM.MICROSOFT.CONCAT([.$A19];&quot;/&quot;;[.$Z17];&quot;/&quot;;[.AB18])" office:value-type="string" office:string-value="T/tx_commit/50th%" calcext:value-type="string">
            <text:p>T/tx_commit/50th%</text:p>
          </table:table-cell>
          <table:table-cell table:style-name="ce5" table:formula="of:=COM.MICROSOFT.CONCAT([.$A19];&quot;/&quot;;[.$Z17];&quot;/&quot;;[.AC18])" office:value-type="string" office:string-value="T/tx_commit/75th%" calcext:value-type="string">
            <text:p>T/tx_commit/75th%</text:p>
          </table:table-cell>
          <table:table-cell table:style-name="ce5" table:formula="of:=COM.MICROSOFT.CONCAT([.$A19];&quot;/&quot;;[.$Z17];&quot;/&quot;;[.AD18])" office:value-type="string" office:string-value="T/tx_commit/85th%" calcext:value-type="string">
            <text:p>T/tx_commit/85th%</text:p>
          </table:table-cell>
          <table:table-cell table:style-name="ce5" table:formula="of:=COM.MICROSOFT.CONCAT([.$A19];&quot;/&quot;;[.$Z17];&quot;/&quot;;[.AE18])" office:value-type="string" office:string-value="T/tx_commit/90th%" calcext:value-type="string">
            <text:p>T/tx_commit/90th%</text:p>
          </table:table-cell>
          <table:table-cell table:style-name="ce5" table:formula="of:=COM.MICROSOFT.CONCAT([.$A19];&quot;/&quot;;[.$Z17];&quot;/&quot;;[.AF18])" office:value-type="string" office:string-value="T/tx_commit/95th%" calcext:value-type="string">
            <text:p>T/tx_commit/95th%</text:p>
          </table:table-cell>
          <table:table-cell table:style-name="ce5" table:formula="of:=COM.MICROSOFT.CONCAT([.$A19];&quot;/&quot;;[.$Z17];&quot;/&quot;;[.AG18])" office:value-type="string" office:string-value="T/tx_commit/98th%" calcext:value-type="string">
            <text:p>T/tx_commit/98th%</text:p>
          </table:table-cell>
          <table:table-cell table:style-name="ce5" table:formula="of:=COM.MICROSOFT.CONCAT([.$A19];&quot;/&quot;;[.$Z17];&quot;/&quot;;[.AH18])" office:value-type="string" office:string-value="T/tx_commit/max" calcext:value-type="string">
            <text:p>T/tx_commit/max</text:p>
          </table:table-cell>
          <table:table-cell table:style-name="ce5" table:formula="of:=COM.MICROSOFT.CONCAT([.$A19];&quot;/&quot;;[.$Z17];&quot;/&quot;;[.AI18])" office:value-type="string" office:string-value="T/tx_commit/avg" calcext:value-type="string">
            <text:p>T/tx_commit/avg</text:p>
          </table:table-cell>
          <table:table-cell table:style-name="ce5" table:formula="of:=COM.MICROSOFT.CONCAT([.$A19];&quot;/&quot;;[.$Z17];&quot;/&quot;;[.AJ18])" office:value-type="string" office:string-value="T/tx_commit/sd" calcext:value-type="string">
            <text:p>T/tx_commit/sd</text:p>
          </table:table-cell>
          <table:table-cell table:style-name="ce5" table:formula="of:=COM.MICROSOFT.CONCAT([.$A19];&quot;/&quot;;[.$AK17];&quot;/&quot;;[.AK18])" office:value-type="string" office:string-value="T/tx_close/min" calcext:value-type="string">
            <text:p>T/tx_close/min</text:p>
          </table:table-cell>
          <table:table-cell table:style-name="ce5" table:formula="of:=COM.MICROSOFT.CONCAT([.$A19];&quot;/&quot;;[.$AK17];&quot;/&quot;;[.AL18])" office:value-type="string" office:string-value="T/tx_close/25th%" calcext:value-type="string">
            <text:p>T/tx_close/25th%</text:p>
          </table:table-cell>
          <table:table-cell table:style-name="ce5" table:formula="of:=COM.MICROSOFT.CONCAT([.$A19];&quot;/&quot;;[.$AK17];&quot;/&quot;;[.AM18])" office:value-type="string" office:string-value="T/tx_close/50th%" calcext:value-type="string">
            <text:p>T/tx_close/50th%</text:p>
          </table:table-cell>
          <table:table-cell table:style-name="ce5" table:formula="of:=COM.MICROSOFT.CONCAT([.$A19];&quot;/&quot;;[.$AK17];&quot;/&quot;;[.AN18])" office:value-type="string" office:string-value="T/tx_close/75th%" calcext:value-type="string">
            <text:p>T/tx_close/75th%</text:p>
          </table:table-cell>
          <table:table-cell table:style-name="ce5" table:formula="of:=COM.MICROSOFT.CONCAT([.$A19];&quot;/&quot;;[.$AK17];&quot;/&quot;;[.AO18])" office:value-type="string" office:string-value="T/tx_close/85th%" calcext:value-type="string">
            <text:p>T/tx_close/85th%</text:p>
          </table:table-cell>
          <table:table-cell table:style-name="ce5" table:formula="of:=COM.MICROSOFT.CONCAT([.$A19];&quot;/&quot;;[.$AK17];&quot;/&quot;;[.AP18])" office:value-type="string" office:string-value="T/tx_close/90th%" calcext:value-type="string">
            <text:p>T/tx_close/90th%</text:p>
          </table:table-cell>
          <table:table-cell table:style-name="ce5" table:formula="of:=COM.MICROSOFT.CONCAT([.$A19];&quot;/&quot;;[.$AK17];&quot;/&quot;;[.AQ18])" office:value-type="string" office:string-value="T/tx_close/95th%" calcext:value-type="string">
            <text:p>T/tx_close/95th%</text:p>
          </table:table-cell>
          <table:table-cell table:style-name="ce5" table:formula="of:=COM.MICROSOFT.CONCAT([.$A19];&quot;/&quot;;[.$AK17];&quot;/&quot;;[.AR18])" office:value-type="string" office:string-value="T/tx_close/98th%" calcext:value-type="string">
            <text:p>T/tx_close/98th%</text:p>
          </table:table-cell>
          <table:table-cell table:style-name="ce5" table:formula="of:=COM.MICROSOFT.CONCAT([.$A19];&quot;/&quot;;[.$AK17];&quot;/&quot;;[.AS18])" office:value-type="string" office:string-value="T/tx_close/max" calcext:value-type="string">
            <text:p>T/tx_close/max</text:p>
          </table:table-cell>
          <table:table-cell table:style-name="ce5" table:formula="of:=COM.MICROSOFT.CONCAT([.$A19];&quot;/&quot;;[.$AK17];&quot;/&quot;;[.AT18])" office:value-type="string" office:string-value="T/tx_close/avg" calcext:value-type="string">
            <text:p>T/tx_close/avg</text:p>
          </table:table-cell>
          <table:table-cell table:style-name="ce5" table:formula="of:=COM.MICROSOFT.CONCAT([.$A19];&quot;/&quot;;[.$AK17];&quot;/&quot;;[.AU18])" office:value-type="string" office:string-value="T/tx_close/sd" calcext:value-type="string">
            <text:p>T/tx_close/sd</text:p>
          </table:table-cell>
          <table:table-cell table:style-name="ce5" table:formula="of:=COM.MICROSOFT.CONCAT([.$A19];&quot;/&quot;;[.$AV17];&quot;/&quot;;[.AV18])" office:value-type="string" office:string-value="T/total/min" calcext:value-type="string">
            <text:p>T/total/min</text:p>
          </table:table-cell>
          <table:table-cell table:style-name="ce5" table:formula="of:=COM.MICROSOFT.CONCAT([.$A19];&quot;/&quot;;[.$AV17];&quot;/&quot;;[.AW18])" office:value-type="string" office:string-value="T/total/25th%" calcext:value-type="string">
            <text:p>T/total/25th%</text:p>
          </table:table-cell>
          <table:table-cell table:style-name="ce5" table:formula="of:=COM.MICROSOFT.CONCAT([.$A19];&quot;/&quot;;[.$AV17];&quot;/&quot;;[.AX18])" office:value-type="string" office:string-value="T/total/50th%" calcext:value-type="string">
            <text:p>T/total/50th%</text:p>
          </table:table-cell>
          <table:table-cell table:style-name="ce5" table:formula="of:=COM.MICROSOFT.CONCAT([.$A19];&quot;/&quot;;[.$AV17];&quot;/&quot;;[.AY18])" office:value-type="string" office:string-value="T/total/75th%" calcext:value-type="string">
            <text:p>T/total/75th%</text:p>
          </table:table-cell>
          <table:table-cell table:style-name="ce5" table:formula="of:=COM.MICROSOFT.CONCAT([.$A19];&quot;/&quot;;[.$AV17];&quot;/&quot;;[.AZ18])" office:value-type="string" office:string-value="T/total/85th%" calcext:value-type="string">
            <text:p>T/total/85th%</text:p>
          </table:table-cell>
          <table:table-cell table:style-name="ce5" table:formula="of:=COM.MICROSOFT.CONCAT([.$A19];&quot;/&quot;;[.$AV17];&quot;/&quot;;[.BA18])" office:value-type="string" office:string-value="T/total/90th%" calcext:value-type="string">
            <text:p>T/total/90th%</text:p>
          </table:table-cell>
          <table:table-cell table:style-name="ce5" table:formula="of:=COM.MICROSOFT.CONCAT([.$A19];&quot;/&quot;;[.$AV17];&quot;/&quot;;[.BB18])" office:value-type="string" office:string-value="T/total/95th%" calcext:value-type="string">
            <text:p>T/total/95th%</text:p>
          </table:table-cell>
          <table:table-cell table:style-name="ce5" table:formula="of:=COM.MICROSOFT.CONCAT([.$A19];&quot;/&quot;;[.$AV17];&quot;/&quot;;[.BC18])" office:value-type="string" office:string-value="T/total/98th%" calcext:value-type="string">
            <text:p>T/total/98th%</text:p>
          </table:table-cell>
          <table:table-cell table:style-name="ce5" table:formula="of:=COM.MICROSOFT.CONCAT([.$A19];&quot;/&quot;;[.$AV17];&quot;/&quot;;[.BD18])" office:value-type="string" office:string-value="T/total/max" calcext:value-type="string">
            <text:p>T/total/max</text:p>
          </table:table-cell>
          <table:table-cell table:style-name="ce5" table:formula="of:=COM.MICROSOFT.CONCAT([.$A19];&quot;/&quot;;[.$AV17];&quot;/&quot;;[.BE18])" office:value-type="string" office:string-value="T/total/avg" calcext:value-type="string">
            <text:p>T/total/avg</text:p>
          </table:table-cell>
          <table:table-cell table:style-name="ce5" table:formula="of:=COM.MICROSOFT.CONCAT([.$A19];&quot;/&quot;;[.$AV17];&quot;/&quot;;[.BF18])" office:value-type="string" office:string-value="T/total/sd" calcext:value-type="string">
            <text:p>T/total/sd</text:p>
          </table:table-cell>
          <table:table-cell table:style-name="ce5" table:formula="of:=COM.MICROSOFT.CONCAT([.$A19];&quot;/&quot;;[.BG18])" office:value-type="string" office:string-value="T/tps" calcext:value-type="string">
            <text:p>T/tps</text:p>
          </table:table-cell>
          <table:table-cell office:value-type="string" calcext:value-type="string">
            <text:p>J</text:p>
          </table:table-cell>
          <table:table-cell table:style-name="ce9" table:formula="of:=[.BI18]" office:value-type="string" office:string-value=" N" calcext:value-type="string">
            <text:p><text:s/>N</text:p>
          </table:table-cell>
          <table:table-cell table:style-name="ce9" table:formula="of:=[.BJ18]" office:value-type="string" office:string-value="samples" calcext:value-type="string">
            <text:p>samples</text:p>
          </table:table-cell>
          <table:table-cell table:style-name="ce9" table:formula="of:=COM.MICROSOFT.CONCAT([.$BH19];&quot;/&quot;;[.$BK17];&quot;/&quot;;[.BK18])" office:value-type="string" office:string-value="J/tx_open/min" calcext:value-type="string">
            <text:p>J/tx_open/min</text:p>
          </table:table-cell>
          <table:table-cell table:style-name="ce9" table:formula="of:=COM.MICROSOFT.CONCAT([.$BH19];&quot;/&quot;;[.$BK17];&quot;/&quot;;[.BL18])" office:value-type="string" office:string-value="J/tx_open/25th%" calcext:value-type="string">
            <text:p>J/tx_open/25th%</text:p>
          </table:table-cell>
          <table:table-cell table:style-name="ce9" table:formula="of:=COM.MICROSOFT.CONCAT([.$BH19];&quot;/&quot;;[.$BK17];&quot;/&quot;;[.BM18])" office:value-type="string" office:string-value="J/tx_open/50th%" calcext:value-type="string">
            <text:p>J/tx_open/50th%</text:p>
          </table:table-cell>
          <table:table-cell table:style-name="ce9" table:formula="of:=COM.MICROSOFT.CONCAT([.$BH19];&quot;/&quot;;[.$BK17];&quot;/&quot;;[.BN18])" office:value-type="string" office:string-value="J/tx_open/75th%" calcext:value-type="string">
            <text:p>J/tx_open/75th%</text:p>
          </table:table-cell>
          <table:table-cell table:style-name="ce9" table:formula="of:=COM.MICROSOFT.CONCAT([.$BH19];&quot;/&quot;;[.$BK17];&quot;/&quot;;[.BO18])" office:value-type="string" office:string-value="J/tx_open/85th%" calcext:value-type="string">
            <text:p>J/tx_open/85th%</text:p>
          </table:table-cell>
          <table:table-cell table:style-name="ce9" table:formula="of:=COM.MICROSOFT.CONCAT([.$BH19];&quot;/&quot;;[.$BK17];&quot;/&quot;;[.BP18])" office:value-type="string" office:string-value="J/tx_open/90th%" calcext:value-type="string">
            <text:p>J/tx_open/90th%</text:p>
          </table:table-cell>
          <table:table-cell table:style-name="ce9" table:formula="of:=COM.MICROSOFT.CONCAT([.$BH19];&quot;/&quot;;[.$BK17];&quot;/&quot;;[.BQ18])" office:value-type="string" office:string-value="J/tx_open/95th%" calcext:value-type="string">
            <text:p>J/tx_open/95th%</text:p>
          </table:table-cell>
          <table:table-cell table:style-name="ce9" table:formula="of:=COM.MICROSOFT.CONCAT([.$BH19];&quot;/&quot;;[.$BK17];&quot;/&quot;;[.BR18])" office:value-type="string" office:string-value="J/tx_open/98th%" calcext:value-type="string">
            <text:p>J/tx_open/98th%</text:p>
          </table:table-cell>
          <table:table-cell table:style-name="ce9" table:formula="of:=COM.MICROSOFT.CONCAT([.$BH19];&quot;/&quot;;[.$BK17];&quot;/&quot;;[.BS18])" office:value-type="string" office:string-value="J/tx_open/max" calcext:value-type="string">
            <text:p>J/tx_open/max</text:p>
          </table:table-cell>
          <table:table-cell table:style-name="ce9" table:formula="of:=COM.MICROSOFT.CONCAT([.$BH19];&quot;/&quot;;[.$BK17];&quot;/&quot;;[.BT18])" office:value-type="string" office:string-value="J/tx_open/avg" calcext:value-type="string">
            <text:p>J/tx_open/avg</text:p>
          </table:table-cell>
          <table:table-cell table:style-name="ce9" table:formula="of:=COM.MICROSOFT.CONCAT([.$BH19];&quot;/&quot;;[.$BK17];&quot;/&quot;;[.BU18])" office:value-type="string" office:string-value="J/tx_open/sd" calcext:value-type="string">
            <text:p>J/tx_open/sd</text:p>
          </table:table-cell>
          <table:table-cell table:style-name="ce9" table:formula="of:=COM.MICROSOFT.CONCAT([.$BH19];&quot;/&quot;;[.$BV17];&quot;/&quot;;[.BV18])" office:value-type="string" office:string-value="J/tx_begin/min" calcext:value-type="string">
            <text:p>J/tx_begin/min</text:p>
          </table:table-cell>
          <table:table-cell table:style-name="ce9" table:formula="of:=COM.MICROSOFT.CONCAT([.$BH19];&quot;/&quot;;[.$BV17];&quot;/&quot;;[.BW18])" office:value-type="string" office:string-value="J/tx_begin/25th%" calcext:value-type="string">
            <text:p>J/tx_begin/25th%</text:p>
          </table:table-cell>
          <table:table-cell table:style-name="ce9" table:formula="of:=COM.MICROSOFT.CONCAT([.$BH19];&quot;/&quot;;[.$BV17];&quot;/&quot;;[.BX18])" office:value-type="string" office:string-value="J/tx_begin/50th%" calcext:value-type="string">
            <text:p>J/tx_begin/50th%</text:p>
          </table:table-cell>
          <table:table-cell table:style-name="ce9" table:formula="of:=COM.MICROSOFT.CONCAT([.$BH19];&quot;/&quot;;[.$BV17];&quot;/&quot;;[.BY18])" office:value-type="string" office:string-value="J/tx_begin/75th%" calcext:value-type="string">
            <text:p>J/tx_begin/75th%</text:p>
          </table:table-cell>
          <table:table-cell table:style-name="ce9" table:formula="of:=COM.MICROSOFT.CONCAT([.$BH19];&quot;/&quot;;[.$BV17];&quot;/&quot;;[.BZ18])" office:value-type="string" office:string-value="J/tx_begin/85th%" calcext:value-type="string">
            <text:p>J/tx_begin/85th%</text:p>
          </table:table-cell>
          <table:table-cell table:style-name="ce9" table:formula="of:=COM.MICROSOFT.CONCAT([.$BH19];&quot;/&quot;;[.$BV17];&quot;/&quot;;[.CA18])" office:value-type="string" office:string-value="J/tx_begin/90th%" calcext:value-type="string">
            <text:p>J/tx_begin/90th%</text:p>
          </table:table-cell>
          <table:table-cell table:style-name="ce9" table:formula="of:=COM.MICROSOFT.CONCAT([.$BH19];&quot;/&quot;;[.$BV17];&quot;/&quot;;[.CB18])" office:value-type="string" office:string-value="J/tx_begin/95th%" calcext:value-type="string">
            <text:p>J/tx_begin/95th%</text:p>
          </table:table-cell>
          <table:table-cell table:style-name="ce9" table:formula="of:=COM.MICROSOFT.CONCAT([.$BH19];&quot;/&quot;;[.$BV17];&quot;/&quot;;[.CC18])" office:value-type="string" office:string-value="J/tx_begin/98th%" calcext:value-type="string">
            <text:p>J/tx_begin/98th%</text:p>
          </table:table-cell>
          <table:table-cell table:style-name="ce9" table:formula="of:=COM.MICROSOFT.CONCAT([.$BH19];&quot;/&quot;;[.$BV17];&quot;/&quot;;[.CD18])" office:value-type="string" office:string-value="J/tx_begin/max" calcext:value-type="string">
            <text:p>J/tx_begin/max</text:p>
          </table:table-cell>
          <table:table-cell table:style-name="ce9" table:formula="of:=COM.MICROSOFT.CONCAT([.$BH19];&quot;/&quot;;[.$BV17];&quot;/&quot;;[.CE18])" office:value-type="string" office:string-value="J/tx_begin/avg" calcext:value-type="string">
            <text:p>J/tx_begin/avg</text:p>
          </table:table-cell>
          <table:table-cell table:style-name="ce9" table:formula="of:=COM.MICROSOFT.CONCAT([.$BH19];&quot;/&quot;;[.$BV17];&quot;/&quot;;[.CF18])" office:value-type="string" office:string-value="J/tx_begin/sd" calcext:value-type="string">
            <text:p>J/tx_begin/sd</text:p>
          </table:table-cell>
          <table:table-cell table:style-name="ce9" table:formula="of:=COM.MICROSOFT.CONCAT([.$BH19];&quot;/&quot;;[.$CG17];&quot;/&quot;;[.CG18])" office:value-type="string" office:string-value="J/tx_commit/min" calcext:value-type="string">
            <text:p>J/tx_commit/min</text:p>
          </table:table-cell>
          <table:table-cell table:style-name="ce9" table:formula="of:=COM.MICROSOFT.CONCAT([.$BH19];&quot;/&quot;;[.$CG17];&quot;/&quot;;[.CH18])" office:value-type="string" office:string-value="J/tx_commit/25th%" calcext:value-type="string">
            <text:p>J/tx_commit/25th%</text:p>
          </table:table-cell>
          <table:table-cell table:style-name="ce9" table:formula="of:=COM.MICROSOFT.CONCAT([.$BH19];&quot;/&quot;;[.$CG17];&quot;/&quot;;[.CI18])" office:value-type="string" office:string-value="J/tx_commit/50th%" calcext:value-type="string">
            <text:p>J/tx_commit/50th%</text:p>
          </table:table-cell>
          <table:table-cell table:style-name="ce9" table:formula="of:=COM.MICROSOFT.CONCAT([.$BH19];&quot;/&quot;;[.$CG17];&quot;/&quot;;[.CJ18])" office:value-type="string" office:string-value="J/tx_commit/75th%" calcext:value-type="string">
            <text:p>J/tx_commit/75th%</text:p>
          </table:table-cell>
          <table:table-cell table:style-name="ce9" table:formula="of:=COM.MICROSOFT.CONCAT([.$BH19];&quot;/&quot;;[.$CG17];&quot;/&quot;;[.CK18])" office:value-type="string" office:string-value="J/tx_commit/85th%" calcext:value-type="string">
            <text:p>J/tx_commit/85th%</text:p>
          </table:table-cell>
          <table:table-cell table:style-name="ce9" table:formula="of:=COM.MICROSOFT.CONCAT([.$BH19];&quot;/&quot;;[.$CG17];&quot;/&quot;;[.CL18])" office:value-type="string" office:string-value="J/tx_commit/90th%" calcext:value-type="string">
            <text:p>J/tx_commit/90th%</text:p>
          </table:table-cell>
          <table:table-cell table:style-name="ce9" table:formula="of:=COM.MICROSOFT.CONCAT([.$BH19];&quot;/&quot;;[.$CG17];&quot;/&quot;;[.CM18])" office:value-type="string" office:string-value="J/tx_commit/95th%" calcext:value-type="string">
            <text:p>J/tx_commit/95th%</text:p>
          </table:table-cell>
          <table:table-cell table:style-name="ce9" table:formula="of:=COM.MICROSOFT.CONCAT([.$BH19];&quot;/&quot;;[.$CG17];&quot;/&quot;;[.CN18])" office:value-type="string" office:string-value="J/tx_commit/98th%" calcext:value-type="string">
            <text:p>J/tx_commit/98th%</text:p>
          </table:table-cell>
          <table:table-cell table:style-name="ce9" table:formula="of:=COM.MICROSOFT.CONCAT([.$BH19];&quot;/&quot;;[.$CG17];&quot;/&quot;;[.CO18])" office:value-type="string" office:string-value="J/tx_commit/max" calcext:value-type="string">
            <text:p>J/tx_commit/max</text:p>
          </table:table-cell>
          <table:table-cell table:style-name="ce9" table:formula="of:=COM.MICROSOFT.CONCAT([.$BH19];&quot;/&quot;;[.$CG17];&quot;/&quot;;[.CP18])" office:value-type="string" office:string-value="J/tx_commit/avg" calcext:value-type="string">
            <text:p>J/tx_commit/avg</text:p>
          </table:table-cell>
          <table:table-cell table:style-name="ce9" table:formula="of:=COM.MICROSOFT.CONCAT([.$BH19];&quot;/&quot;;[.$CG17];&quot;/&quot;;[.CQ18])" office:value-type="string" office:string-value="J/tx_commit/sd" calcext:value-type="string">
            <text:p>J/tx_commit/sd</text:p>
          </table:table-cell>
          <table:table-cell table:style-name="ce9" table:formula="of:=COM.MICROSOFT.CONCAT([.$BH19];&quot;/&quot;;[.$CR17];&quot;/&quot;;[.CR18])" office:value-type="string" office:string-value="J/tx_close/min" calcext:value-type="string">
            <text:p>J/tx_close/min</text:p>
          </table:table-cell>
          <table:table-cell table:style-name="ce9" table:formula="of:=COM.MICROSOFT.CONCAT([.$BH19];&quot;/&quot;;[.$CR17];&quot;/&quot;;[.CS18])" office:value-type="string" office:string-value="J/tx_close/25th%" calcext:value-type="string">
            <text:p>J/tx_close/25th%</text:p>
          </table:table-cell>
          <table:table-cell table:style-name="ce9" table:formula="of:=COM.MICROSOFT.CONCAT([.$BH19];&quot;/&quot;;[.$CR17];&quot;/&quot;;[.CT18])" office:value-type="string" office:string-value="J/tx_close/50th%" calcext:value-type="string">
            <text:p>J/tx_close/50th%</text:p>
          </table:table-cell>
          <table:table-cell table:style-name="ce9" table:formula="of:=COM.MICROSOFT.CONCAT([.$BH19];&quot;/&quot;;[.$CR17];&quot;/&quot;;[.CU18])" office:value-type="string" office:string-value="J/tx_close/75th%" calcext:value-type="string">
            <text:p>J/tx_close/75th%</text:p>
          </table:table-cell>
          <table:table-cell table:style-name="ce9" table:formula="of:=COM.MICROSOFT.CONCAT([.$BH19];&quot;/&quot;;[.$CR17];&quot;/&quot;;[.CV18])" office:value-type="string" office:string-value="J/tx_close/85th%" calcext:value-type="string">
            <text:p>J/tx_close/85th%</text:p>
          </table:table-cell>
          <table:table-cell table:style-name="ce9" table:formula="of:=COM.MICROSOFT.CONCAT([.$BH19];&quot;/&quot;;[.$CR17];&quot;/&quot;;[.CW18])" office:value-type="string" office:string-value="J/tx_close/90th%" calcext:value-type="string">
            <text:p>J/tx_close/90th%</text:p>
          </table:table-cell>
          <table:table-cell table:style-name="ce9" table:formula="of:=COM.MICROSOFT.CONCAT([.$BH19];&quot;/&quot;;[.$CR17];&quot;/&quot;;[.CX18])" office:value-type="string" office:string-value="J/tx_close/95th%" calcext:value-type="string">
            <text:p>J/tx_close/95th%</text:p>
          </table:table-cell>
          <table:table-cell table:style-name="ce9" table:formula="of:=COM.MICROSOFT.CONCAT([.$BH19];&quot;/&quot;;[.$CR17];&quot;/&quot;;[.CY18])" office:value-type="string" office:string-value="J/tx_close/98th%" calcext:value-type="string">
            <text:p>J/tx_close/98th%</text:p>
          </table:table-cell>
          <table:table-cell table:style-name="ce9" table:formula="of:=COM.MICROSOFT.CONCAT([.$BH19];&quot;/&quot;;[.$CR17];&quot;/&quot;;[.CZ18])" office:value-type="string" office:string-value="J/tx_close/max" calcext:value-type="string">
            <text:p>J/tx_close/max</text:p>
          </table:table-cell>
          <table:table-cell table:style-name="ce9" table:formula="of:=COM.MICROSOFT.CONCAT([.$BH19];&quot;/&quot;;[.$CR17];&quot;/&quot;;[.DA18])" office:value-type="string" office:string-value="J/tx_close/avg" calcext:value-type="string">
            <text:p>J/tx_close/avg</text:p>
          </table:table-cell>
          <table:table-cell table:style-name="ce9" table:formula="of:=COM.MICROSOFT.CONCAT([.$BH19];&quot;/&quot;;[.$CR17];&quot;/&quot;;[.DB18])" office:value-type="string" office:string-value="J/tx_close/sd" calcext:value-type="string">
            <text:p>J/tx_close/sd</text:p>
          </table:table-cell>
          <table:table-cell table:style-name="ce9" table:formula="of:=COM.MICROSOFT.CONCAT([.$BH19];&quot;/&quot;;[.$DC17];&quot;/&quot;;[.DC18])" office:value-type="string" office:string-value="J/total/min" calcext:value-type="string">
            <text:p>J/total/min</text:p>
          </table:table-cell>
          <table:table-cell table:style-name="ce9" table:formula="of:=COM.MICROSOFT.CONCAT([.$BH19];&quot;/&quot;;[.$DC17];&quot;/&quot;;[.DD18])" office:value-type="string" office:string-value="J/total/25th%" calcext:value-type="string">
            <text:p>J/total/25th%</text:p>
          </table:table-cell>
          <table:table-cell table:style-name="ce9" table:formula="of:=COM.MICROSOFT.CONCAT([.$BH19];&quot;/&quot;;[.$DC17];&quot;/&quot;;[.DE18])" office:value-type="string" office:string-value="J/total/50th%" calcext:value-type="string">
            <text:p>J/total/50th%</text:p>
          </table:table-cell>
          <table:table-cell table:style-name="ce9" table:formula="of:=COM.MICROSOFT.CONCAT([.$BH19];&quot;/&quot;;[.$DC17];&quot;/&quot;;[.DF18])" office:value-type="string" office:string-value="J/total/75th%" calcext:value-type="string">
            <text:p>J/total/75th%</text:p>
          </table:table-cell>
          <table:table-cell table:style-name="ce9" table:formula="of:=COM.MICROSOFT.CONCAT([.$BH19];&quot;/&quot;;[.$DC17];&quot;/&quot;;[.DG18])" office:value-type="string" office:string-value="J/total/85th%" calcext:value-type="string">
            <text:p>J/total/85th%</text:p>
          </table:table-cell>
          <table:table-cell table:style-name="ce9" table:formula="of:=COM.MICROSOFT.CONCAT([.$BH19];&quot;/&quot;;[.$DC17];&quot;/&quot;;[.DH18])" office:value-type="string" office:string-value="J/total/90th%" calcext:value-type="string">
            <text:p>J/total/90th%</text:p>
          </table:table-cell>
          <table:table-cell table:style-name="ce9" table:formula="of:=COM.MICROSOFT.CONCAT([.$BH19];&quot;/&quot;;[.$DC17];&quot;/&quot;;[.DI18])" office:value-type="string" office:string-value="J/total/95th%" calcext:value-type="string">
            <text:p>J/total/95th%</text:p>
          </table:table-cell>
          <table:table-cell table:style-name="ce9" table:formula="of:=COM.MICROSOFT.CONCAT([.$BH19];&quot;/&quot;;[.$DC17];&quot;/&quot;;[.DJ18])" office:value-type="string" office:string-value="J/total/98th%" calcext:value-type="string">
            <text:p>J/total/98th%</text:p>
          </table:table-cell>
          <table:table-cell table:style-name="ce9" table:formula="of:=COM.MICROSOFT.CONCAT([.$BH19];&quot;/&quot;;[.$DC17];&quot;/&quot;;[.DK18])" office:value-type="string" office:string-value="J/total/max" calcext:value-type="string">
            <text:p>J/total/max</text:p>
          </table:table-cell>
          <table:table-cell table:style-name="ce9" table:formula="of:=COM.MICROSOFT.CONCAT([.$BH19];&quot;/&quot;;[.$DC17];&quot;/&quot;;[.DL18])" office:value-type="string" office:string-value="J/total/avg" calcext:value-type="string">
            <text:p>J/total/avg</text:p>
          </table:table-cell>
          <table:table-cell table:style-name="ce9" table:formula="of:=COM.MICROSOFT.CONCAT([.$BH19];&quot;/&quot;;[.$DC17];&quot;/&quot;;[.DM18])" office:value-type="string" office:string-value="J/total/sd" calcext:value-type="string">
            <text:p>J/total/sd</text:p>
          </table:table-cell>
          <table:table-cell table:style-name="ce9" table:formula="of:=COM.MICROSOFT.CONCAT([.$BH19];&quot;/&quot;;[.DN18])" office:value-type="string" office:string-value="J/tps" calcext:value-type="string">
            <text:p>J/tps</text:p>
          </table:table-cell>
          <table:table-cell table:style-name="ce1" table:number-columns-repeated="906"/>
        </table:table-row>
        <table:table-row table:style-name="ro2">
          <table:table-cell table:style-name="ce6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673" calcext:value-type="float">
            <text:p>0.673</text:p>
          </table:table-cell>
          <table:table-cell office:value-type="float" office:value="1.208" calcext:value-type="float">
            <text:p>1.208</text:p>
          </table:table-cell>
          <table:table-cell office:value-type="float" office:value="1.487" calcext:value-type="float">
            <text:p>1.487</text:p>
          </table:table-cell>
          <table:table-cell office:value-type="float" office:value="1.99" calcext:value-type="float">
            <text:p>1.99</text:p>
          </table:table-cell>
          <table:table-cell office:value-type="float" office:value="2.713" calcext:value-type="float">
            <text:p>2.713</text:p>
          </table:table-cell>
          <table:table-cell office:value-type="float" office:value="3.811" calcext:value-type="float">
            <text:p>3.811</text:p>
          </table:table-cell>
          <table:table-cell office:value-type="float" office:value="6.359" calcext:value-type="float">
            <text:p>6.359</text:p>
          </table:table-cell>
          <table:table-cell office:value-type="float" office:value="9.83" calcext:value-type="float">
            <text:p>9.83</text:p>
          </table:table-cell>
          <table:table-cell office:value-type="float" office:value="588.426" calcext:value-type="float">
            <text:p>588.426</text:p>
          </table:table-cell>
          <table:table-cell office:value-type="float" office:value="2.203" calcext:value-type="float">
            <text:p>2.203</text:p>
          </table:table-cell>
          <table:table-cell office:value-type="float" office:value="6.231" calcext:value-type="float">
            <text:p>6.231</text:p>
          </table:table-cell>
          <table:table-cell office:value-type="float" office:value="0.304" calcext:value-type="float">
            <text:p>0.304</text:p>
          </table:table-cell>
          <table:table-cell office:value-type="float" office:value="0.555" calcext:value-type="float">
            <text:p>0.555</text:p>
          </table:table-cell>
          <table:table-cell office:value-type="float" office:value="0.71" calcext:value-type="float">
            <text:p>0.71</text:p>
          </table:table-cell>
          <table:table-cell office:value-type="float" office:value="0.976" calcext:value-type="float">
            <text:p>0.976</text:p>
          </table:table-cell>
          <table:table-cell office:value-type="float" office:value="1.225" calcext:value-type="float">
            <text:p>1.225</text:p>
          </table:table-cell>
          <table:table-cell office:value-type="float" office:value="1.716" calcext:value-type="float">
            <text:p>1.716</text:p>
          </table:table-cell>
          <table:table-cell office:value-type="float" office:value="3.495" calcext:value-type="float">
            <text:p>3.495</text:p>
          </table:table-cell>
          <table:table-cell office:value-type="float" office:value="6.465" calcext:value-type="float">
            <text:p>6.465</text:p>
          </table:table-cell>
          <table:table-cell office:value-type="float" office:value="28.426" calcext:value-type="float">
            <text:p>28.426</text:p>
          </table:table-cell>
          <table:table-cell office:value-type="float" office:value="1.111" calcext:value-type="float">
            <text:p>1.111</text:p>
          </table:table-cell>
          <table:table-cell office:value-type="float" office:value="1.459" calcext:value-type="float">
            <text:p>1.459</text:p>
          </table:table-cell>
          <table:table-cell office:value-type="float" office:value="4.781" calcext:value-type="float">
            <text:p>4.781</text:p>
          </table:table-cell>
          <table:table-cell office:value-type="float" office:value="10.248" calcext:value-type="float">
            <text:p>10.248</text:p>
          </table:table-cell>
          <table:table-cell office:value-type="float" office:value="12.639" calcext:value-type="float">
            <text:p>12.639</text:p>
          </table:table-cell>
          <table:table-cell office:value-type="float" office:value="15.05" calcext:value-type="float">
            <text:p>15.05</text:p>
          </table:table-cell>
          <table:table-cell office:value-type="float" office:value="16.503" calcext:value-type="float">
            <text:p>16.503</text:p>
          </table:table-cell>
          <table:table-cell office:value-type="float" office:value="17.576" calcext:value-type="float">
            <text:p>17.576</text:p>
          </table:table-cell>
          <table:table-cell office:value-type="float" office:value="19.685" calcext:value-type="float">
            <text:p>19.685</text:p>
          </table:table-cell>
          <table:table-cell office:value-type="float" office:value="22.346" calcext:value-type="float">
            <text:p>22.346</text:p>
          </table:table-cell>
          <table:table-cell office:value-type="float" office:value="596.042" calcext:value-type="float">
            <text:p>596.042</text:p>
          </table:table-cell>
          <table:table-cell office:value-type="float" office:value="13.405" calcext:value-type="float">
            <text:p>13.405</text:p>
          </table:table-cell>
          <table:table-cell office:value-type="float" office:value="17.668" calcext:value-type="float">
            <text:p>17.668</text:p>
          </table:table-cell>
          <table:table-cell office:value-type="float" office:value="0.221" calcext:value-type="float">
            <text:p>0.221</text:p>
          </table:table-cell>
          <table:table-cell office:value-type="float" office:value="0.571" calcext:value-type="float">
            <text:p>0.571</text:p>
          </table:table-cell>
          <table:table-cell office:value-type="float" office:value="1.53" calcext:value-type="float">
            <text:p>1.53</text:p>
          </table:table-cell>
          <table:table-cell office:value-type="float" office:value="3.684" calcext:value-type="float">
            <text:p>3.684</text:p>
          </table:table-cell>
          <table:table-cell office:value-type="float" office:value="5.321" calcext:value-type="float">
            <text:p>5.321</text:p>
          </table:table-cell>
          <table:table-cell office:value-type="float" office:value="6.657" calcext:value-type="float">
            <text:p>6.657</text:p>
          </table:table-cell>
          <table:table-cell office:value-type="float" office:value="9.004" calcext:value-type="float">
            <text:p>9.004</text:p>
          </table:table-cell>
          <table:table-cell office:value-type="float" office:value="11.549" calcext:value-type="float">
            <text:p>11.549</text:p>
          </table:table-cell>
          <table:table-cell office:value-type="float" office:value="33.186" calcext:value-type="float">
            <text:p>33.186</text:p>
          </table:table-cell>
          <table:table-cell office:value-type="float" office:value="2.683" calcext:value-type="float">
            <text:p>2.683</text:p>
          </table:table-cell>
          <table:table-cell office:value-type="float" office:value="2.957" calcext:value-type="float">
            <text:p>2.957</text:p>
          </table:table-cell>
          <table:table-cell office:value-type="float" office:value="7.314" calcext:value-type="float">
            <text:p>7.314</text:p>
          </table:table-cell>
          <table:table-cell office:value-type="float" office:value="15.445" calcext:value-type="float">
            <text:p>15.445</text:p>
          </table:table-cell>
          <table:table-cell office:value-type="float" office:value="18.238" calcext:value-type="float">
            <text:p>18.238</text:p>
          </table:table-cell>
          <table:table-cell office:value-type="float" office:value="21.416" calcext:value-type="float">
            <text:p>21.416</text:p>
          </table:table-cell>
          <table:table-cell office:value-type="float" office:value="23.48" calcext:value-type="float">
            <text:p>23.48</text:p>
          </table:table-cell>
          <table:table-cell office:value-type="float" office:value="25.096" calcext:value-type="float">
            <text:p>25.096</text:p>
          </table:table-cell>
          <table:table-cell office:value-type="float" office:value="27.939" calcext:value-type="float">
            <text:p>27.939</text:p>
          </table:table-cell>
          <table:table-cell office:value-type="float" office:value="31.519" calcext:value-type="float">
            <text:p>31.519</text:p>
          </table:table-cell>
          <table:table-cell office:value-type="float" office:value="606.738" calcext:value-type="float">
            <text:p>606.738</text:p>
          </table:table-cell>
          <table:table-cell office:value-type="float" office:value="19.401" calcext:value-type="float">
            <text:p>19.401</text:p>
          </table:table-cell>
          <table:table-cell office:value-type="float" office:value="18.824" calcext:value-type="float">
            <text:p>18.824</text:p>
          </table:table-cell>
          <table:table-cell office:value-type="float" office:value="293.447" calcext:value-type="float">
            <text:p>293.447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22" calcext:value-type="float">
            <text:p>0.722</text:p>
          </table:table-cell>
          <table:table-cell office:value-type="float" office:value="1.24" calcext:value-type="float">
            <text:p>1.24</text:p>
          </table:table-cell>
          <table:table-cell office:value-type="float" office:value="1.515" calcext:value-type="float">
            <text:p>1.515</text:p>
          </table:table-cell>
          <table:table-cell office:value-type="float" office:value="1.925" calcext:value-type="float">
            <text:p>1.925</text:p>
          </table:table-cell>
          <table:table-cell office:value-type="float" office:value="2.211" calcext:value-type="float">
            <text:p>2.211</text:p>
          </table:table-cell>
          <table:table-cell office:value-type="float" office:value="2.412" calcext:value-type="float">
            <text:p>2.412</text:p>
          </table:table-cell>
          <table:table-cell office:value-type="float" office:value="2.832" calcext:value-type="float">
            <text:p>2.832</text:p>
          </table:table-cell>
          <table:table-cell office:value-type="float" office:value="3.656" calcext:value-type="float">
            <text:p>3.656</text:p>
          </table:table-cell>
          <table:table-cell office:value-type="float" office:value="83.007" calcext:value-type="float">
            <text:p>83.007</text:p>
          </table:table-cell>
          <table:table-cell office:value-type="float" office:value="1.719" calcext:value-type="float">
            <text:p>1.719</text:p>
          </table:table-cell>
          <table:table-cell office:value-type="float" office:value="1.437" calcext:value-type="float">
            <text:p>1.437</text:p>
          </table:table-cell>
          <table:table-cell office:value-type="float" office:value="0.319" calcext:value-type="float">
            <text:p>0.319</text:p>
          </table:table-cell>
          <table:table-cell office:value-type="float" office:value="0.6" calcext:value-type="float">
            <text:p>0.6</text:p>
          </table:table-cell>
          <table:table-cell office:value-type="float" office:value="0.772" calcext:value-type="float">
            <text:p>0.772</text:p>
          </table:table-cell>
          <table:table-cell office:value-type="float" office:value="1.039" calcext:value-type="float">
            <text:p>1.039</text:p>
          </table:table-cell>
          <table:table-cell office:value-type="float" office:value="1.236" calcext:value-type="float">
            <text:p>1.236</text:p>
          </table:table-cell>
          <table:table-cell office:value-type="float" office:value="1.384" calcext:value-type="float">
            <text:p>1.384</text:p>
          </table:table-cell>
          <table:table-cell office:value-type="float" office:value="1.655" calcext:value-type="float">
            <text:p>1.655</text:p>
          </table:table-cell>
          <table:table-cell office:value-type="float" office:value="2.057" calcext:value-type="float">
            <text:p>2.057</text:p>
          </table:table-cell>
          <table:table-cell office:value-type="float" office:value="20.868" calcext:value-type="float">
            <text:p>20.868</text:p>
          </table:table-cell>
          <table:table-cell office:value-type="float" office:value="0.906" calcext:value-type="float">
            <text:p>0.906</text:p>
          </table:table-cell>
          <table:table-cell office:value-type="float" office:value="0.697" calcext:value-type="float">
            <text:p>0.697</text:p>
          </table:table-cell>
          <table:table-cell office:value-type="float" office:value="0.963" calcext:value-type="float">
            <text:p>0.963</text:p>
          </table:table-cell>
          <table:table-cell office:value-type="float" office:value="1.902" calcext:value-type="float">
            <text:p>1.902</text:p>
          </table:table-cell>
          <table:table-cell office:value-type="float" office:value="2.296" calcext:value-type="float">
            <text:p>2.296</text:p>
          </table:table-cell>
          <table:table-cell office:value-type="float" office:value="2.821" calcext:value-type="float">
            <text:p>2.821</text:p>
          </table:table-cell>
          <table:table-cell office:value-type="float" office:value="3.185" calcext:value-type="float">
            <text:p>3.185</text:p>
          </table:table-cell>
          <table:table-cell office:value-type="float" office:value="3.464" calcext:value-type="float">
            <text:p>3.464</text:p>
          </table:table-cell>
          <table:table-cell office:value-type="float" office:value="4.111" calcext:value-type="float">
            <text:p>4.111</text:p>
          </table:table-cell>
          <table:table-cell office:value-type="float" office:value="6.709" calcext:value-type="float">
            <text:p>6.709</text:p>
          </table:table-cell>
          <table:table-cell office:value-type="float" office:value="107.908" calcext:value-type="float">
            <text:p>107.908</text:p>
          </table:table-cell>
          <table:table-cell office:value-type="float" office:value="2.637" calcext:value-type="float">
            <text:p>2.637</text:p>
          </table:table-cell>
          <table:table-cell office:value-type="float" office:value="2.862" calcext:value-type="float">
            <text:p>2.862</text:p>
          </table:table-cell>
          <table:table-cell office:value-type="float" office:value="0.248" calcext:value-type="float">
            <text:p>0.248</text:p>
          </table:table-cell>
          <table:table-cell office:value-type="float" office:value="0.491" calcext:value-type="float">
            <text:p>0.491</text:p>
          </table:table-cell>
          <table:table-cell office:value-type="float" office:value="0.651" calcext:value-type="float">
            <text:p>0.651</text:p>
          </table:table-cell>
          <table:table-cell office:value-type="float" office:value="0.913" calcext:value-type="float">
            <text:p>0.913</text:p>
          </table:table-cell>
          <table:table-cell office:value-type="float" office:value="1.1" calcext:value-type="float">
            <text:p>1.1</text:p>
          </table:table-cell>
          <table:table-cell office:value-type="float" office:value="1.258" calcext:value-type="float">
            <text:p>1.258</text:p>
          </table:table-cell>
          <table:table-cell office:value-type="float" office:value="1.544" calcext:value-type="float">
            <text:p>1.544</text:p>
          </table:table-cell>
          <table:table-cell office:value-type="float" office:value="1.963" calcext:value-type="float">
            <text:p>1.963</text:p>
          </table:table-cell>
          <table:table-cell office:value-type="float" office:value="16.868" calcext:value-type="float">
            <text:p>16.868</text:p>
          </table:table-cell>
          <table:table-cell office:value-type="float" office:value="0.79" calcext:value-type="float">
            <text:p>0.79</text:p>
          </table:table-cell>
          <table:table-cell office:value-type="float" office:value="0.678" calcext:value-type="float">
            <text:p>0.678</text:p>
          </table:table-cell>
          <table:table-cell office:value-type="float" office:value="2.843" calcext:value-type="float">
            <text:p>2.843</text:p>
          </table:table-cell>
          <table:table-cell office:value-type="float" office:value="4.856" calcext:value-type="float">
            <text:p>4.856</text:p>
          </table:table-cell>
          <table:table-cell office:value-type="float" office:value="5.588" calcext:value-type="float">
            <text:p>5.588</text:p>
          </table:table-cell>
          <table:table-cell office:value-type="float" office:value="6.503" calcext:value-type="float">
            <text:p>6.503</text:p>
          </table:table-cell>
          <table:table-cell office:value-type="float" office:value="7.15" calcext:value-type="float">
            <text:p>7.15</text:p>
          </table:table-cell>
          <table:table-cell office:value-type="float" office:value="7.652" calcext:value-type="float">
            <text:p>7.652</text:p>
          </table:table-cell>
          <table:table-cell office:value-type="float" office:value="8.921" calcext:value-type="float">
            <text:p>8.921</text:p>
          </table:table-cell>
          <table:table-cell office:value-type="float" office:value="12.787" calcext:value-type="float">
            <text:p>12.787</text:p>
          </table:table-cell>
          <table:table-cell office:value-type="float" office:value="110.344" calcext:value-type="float">
            <text:p>110.344</text:p>
          </table:table-cell>
          <table:table-cell office:value-type="float" office:value="6.052" calcext:value-type="float">
            <text:p>6.052</text:p>
          </table:table-cell>
          <table:table-cell office:value-type="float" office:value="3.393" calcext:value-type="float">
            <text:p>3.393</text:p>
          </table:table-cell>
          <table:table-cell office:value-type="float" office:value="479.378" calcext:value-type="float">
            <text:p>479.378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681" calcext:value-type="float">
            <text:p>0.681</text:p>
          </table:table-cell>
          <table:table-cell office:value-type="float" office:value="1.519" calcext:value-type="float">
            <text:p>1.519</text:p>
          </table:table-cell>
          <table:table-cell office:value-type="float" office:value="1.947" calcext:value-type="float">
            <text:p>1.947</text:p>
          </table:table-cell>
          <table:table-cell office:value-type="float" office:value="2.617" calcext:value-type="float">
            <text:p>2.617</text:p>
          </table:table-cell>
          <table:table-cell office:value-type="float" office:value="3.155" calcext:value-type="float">
            <text:p>3.155</text:p>
          </table:table-cell>
          <table:table-cell office:value-type="float" office:value="3.695" calcext:value-type="float">
            <text:p>3.695</text:p>
          </table:table-cell>
          <table:table-cell office:value-type="float" office:value="5.575" calcext:value-type="float">
            <text:p>5.575</text:p>
          </table:table-cell>
          <table:table-cell office:value-type="float" office:value="10.935" calcext:value-type="float">
            <text:p>10.935</text:p>
          </table:table-cell>
          <table:table-cell office:value-type="float" office:value="31.72" calcext:value-type="float">
            <text:p>31.72</text:p>
          </table:table-cell>
          <table:table-cell office:value-type="float" office:value="2.522" calcext:value-type="float">
            <text:p>2.522</text:p>
          </table:table-cell>
          <table:table-cell office:value-type="float" office:value="2.292" calcext:value-type="float">
            <text:p>2.292</text:p>
          </table:table-cell>
          <table:table-cell office:value-type="float" office:value="0.3" calcext:value-type="float">
            <text:p>0.3</text:p>
          </table:table-cell>
          <table:table-cell office:value-type="float" office:value="0.696" calcext:value-type="float">
            <text:p>0.696</text:p>
          </table:table-cell>
          <table:table-cell office:value-type="float" office:value="0.94" calcext:value-type="float">
            <text:p>0.94</text:p>
          </table:table-cell>
          <table:table-cell office:value-type="float" office:value="1.328" calcext:value-type="float">
            <text:p>1.328</text:p>
          </table:table-cell>
          <table:table-cell office:value-type="float" office:value="1.653" calcext:value-type="float">
            <text:p>1.653</text:p>
          </table:table-cell>
          <table:table-cell office:value-type="float" office:value="2.006" calcext:value-type="float">
            <text:p>2.006</text:p>
          </table:table-cell>
          <table:table-cell office:value-type="float" office:value="3.305" calcext:value-type="float">
            <text:p>3.305</text:p>
          </table:table-cell>
          <table:table-cell office:value-type="float" office:value="8.207" calcext:value-type="float">
            <text:p>8.207</text:p>
          </table:table-cell>
          <table:table-cell office:value-type="float" office:value="40.365" calcext:value-type="float">
            <text:p>40.365</text:p>
          </table:table-cell>
          <table:table-cell office:value-type="float" office:value="1.382" calcext:value-type="float">
            <text:p>1.382</text:p>
          </table:table-cell>
          <table:table-cell office:value-type="float" office:value="1.879" calcext:value-type="float">
            <text:p>1.879</text:p>
          </table:table-cell>
          <table:table-cell office:value-type="float" office:value="5.379" calcext:value-type="float">
            <text:p>5.379</text:p>
          </table:table-cell>
          <table:table-cell office:value-type="float" office:value="15.575" calcext:value-type="float">
            <text:p>15.575</text:p>
          </table:table-cell>
          <table:table-cell office:value-type="float" office:value="18.141" calcext:value-type="float">
            <text:p>18.141</text:p>
          </table:table-cell>
          <table:table-cell office:value-type="float" office:value="20.992" calcext:value-type="float">
            <text:p>20.992</text:p>
          </table:table-cell>
          <table:table-cell office:value-type="float" office:value="22.751" calcext:value-type="float">
            <text:p>22.751</text:p>
          </table:table-cell>
          <table:table-cell office:value-type="float" office:value="24.031" calcext:value-type="float">
            <text:p>24.031</text:p>
          </table:table-cell>
          <table:table-cell office:value-type="float" office:value="26.481" calcext:value-type="float">
            <text:p>26.481</text:p>
          </table:table-cell>
          <table:table-cell office:value-type="float" office:value="29.789" calcext:value-type="float">
            <text:p>29.789</text:p>
          </table:table-cell>
          <table:table-cell office:value-type="float" office:value="677.164" calcext:value-type="float">
            <text:p>677.164</text:p>
          </table:table-cell>
          <table:table-cell office:value-type="float" office:value="19.177" calcext:value-type="float">
            <text:p>19.177</text:p>
          </table:table-cell>
          <table:table-cell office:value-type="float" office:value="21.269" calcext:value-type="float">
            <text:p>21.269</text:p>
          </table:table-cell>
          <table:table-cell office:value-type="float" office:value="0.198" calcext:value-type="float">
            <text:p>0.198</text:p>
          </table:table-cell>
          <table:table-cell office:value-type="float" office:value="0.761" calcext:value-type="float">
            <text:p>0.761</text:p>
          </table:table-cell>
          <table:table-cell office:value-type="float" office:value="3.153" calcext:value-type="float">
            <text:p>3.153</text:p>
          </table:table-cell>
          <table:table-cell office:value-type="float" office:value="6.288" calcext:value-type="float">
            <text:p>6.288</text:p>
          </table:table-cell>
          <table:table-cell office:value-type="float" office:value="8.93" calcext:value-type="float">
            <text:p>8.93</text:p>
          </table:table-cell>
          <table:table-cell office:value-type="float" office:value="10.615" calcext:value-type="float">
            <text:p>10.615</text:p>
          </table:table-cell>
          <table:table-cell office:value-type="float" office:value="13.288" calcext:value-type="float">
            <text:p>13.288</text:p>
          </table:table-cell>
          <table:table-cell office:value-type="float" office:value="15.819" calcext:value-type="float">
            <text:p>15.819</text:p>
          </table:table-cell>
          <table:table-cell office:value-type="float" office:value="75.041" calcext:value-type="float">
            <text:p>75.041</text:p>
          </table:table-cell>
          <table:table-cell office:value-type="float" office:value="4.326" calcext:value-type="float">
            <text:p>4.326</text:p>
          </table:table-cell>
          <table:table-cell office:value-type="float" office:value="4.297" calcext:value-type="float">
            <text:p>4.297</text:p>
          </table:table-cell>
          <table:table-cell office:value-type="float" office:value="8.32" calcext:value-type="float">
            <text:p>8.32</text:p>
          </table:table-cell>
          <table:table-cell office:value-type="float" office:value="22.756" calcext:value-type="float">
            <text:p>22.756</text:p>
          </table:table-cell>
          <table:table-cell office:value-type="float" office:value="26.049" calcext:value-type="float">
            <text:p>26.049</text:p>
          </table:table-cell>
          <table:table-cell office:value-type="float" office:value="29.784" calcext:value-type="float">
            <text:p>29.784</text:p>
          </table:table-cell>
          <table:table-cell office:value-type="float" office:value="32.027" calcext:value-type="float">
            <text:p>32.027</text:p>
          </table:table-cell>
          <table:table-cell office:value-type="float" office:value="33.782" calcext:value-type="float">
            <text:p>33.782</text:p>
          </table:table-cell>
          <table:table-cell office:value-type="float" office:value="37.181" calcext:value-type="float">
            <text:p>37.181</text:p>
          </table:table-cell>
          <table:table-cell office:value-type="float" office:value="43.131" calcext:value-type="float">
            <text:p>43.131</text:p>
          </table:table-cell>
          <table:table-cell office:value-type="float" office:value="683.522" calcext:value-type="float">
            <text:p>683.522</text:p>
          </table:table-cell>
          <table:table-cell office:value-type="float" office:value="27.407" calcext:value-type="float">
            <text:p>27.407</text:p>
          </table:table-cell>
          <table:table-cell office:value-type="float" office:value="21.561" calcext:value-type="float">
            <text:p>21.561</text:p>
          </table:table-cell>
          <table:table-cell office:value-type="float" office:value="474.579" calcext:value-type="float">
            <text:p>474.579</text:p>
          </table:table-cell>
          <table:table-cell table:style-name="ce10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718" calcext:value-type="float">
            <text:p>0.718</text:p>
          </table:table-cell>
          <table:table-cell office:value-type="float" office:value="1.387" calcext:value-type="float">
            <text:p>1.387</text:p>
          </table:table-cell>
          <table:table-cell office:value-type="float" office:value="1.744" calcext:value-type="float">
            <text:p>1.744</text:p>
          </table:table-cell>
          <table:table-cell office:value-type="float" office:value="2.294" calcext:value-type="float">
            <text:p>2.294</text:p>
          </table:table-cell>
          <table:table-cell office:value-type="float" office:value="2.679" calcext:value-type="float">
            <text:p>2.679</text:p>
          </table:table-cell>
          <table:table-cell office:value-type="float" office:value="3.006" calcext:value-type="float">
            <text:p>3.006</text:p>
          </table:table-cell>
          <table:table-cell office:value-type="float" office:value="3.699" calcext:value-type="float">
            <text:p>3.699</text:p>
          </table:table-cell>
          <table:table-cell office:value-type="float" office:value="5.895" calcext:value-type="float">
            <text:p>5.895</text:p>
          </table:table-cell>
          <table:table-cell office:value-type="float" office:value="503.587" calcext:value-type="float">
            <text:p>503.587</text:p>
          </table:table-cell>
          <table:table-cell office:value-type="float" office:value="2.34" calcext:value-type="float">
            <text:p>2.34</text:p>
          </table:table-cell>
          <table:table-cell office:value-type="float" office:value="6.541" calcext:value-type="float">
            <text:p>6.541</text:p>
          </table:table-cell>
          <table:table-cell office:value-type="float" office:value="0.345" calcext:value-type="float">
            <text:p>0.345</text:p>
          </table:table-cell>
          <table:table-cell office:value-type="float" office:value="0.713" calcext:value-type="float">
            <text:p>0.713</text:p>
          </table:table-cell>
          <table:table-cell office:value-type="float" office:value="0.95" calcext:value-type="float">
            <text:p>0.95</text:p>
          </table:table-cell>
          <table:table-cell office:value-type="float" office:value="1.314" calcext:value-type="float">
            <text:p>1.314</text:p>
          </table:table-cell>
          <table:table-cell office:value-type="float" office:value="1.586" calcext:value-type="float">
            <text:p>1.586</text:p>
          </table:table-cell>
          <table:table-cell office:value-type="float" office:value="1.807" calcext:value-type="float">
            <text:p>1.807</text:p>
          </table:table-cell>
          <table:table-cell office:value-type="float" office:value="2.227" calcext:value-type="float">
            <text:p>2.227</text:p>
          </table:table-cell>
          <table:table-cell office:value-type="float" office:value="2.996" calcext:value-type="float">
            <text:p>2.996</text:p>
          </table:table-cell>
          <table:table-cell office:value-type="float" office:value="444.337" calcext:value-type="float">
            <text:p>444.337</text:p>
          </table:table-cell>
          <table:table-cell office:value-type="float" office:value="1.229" calcext:value-type="float">
            <text:p>1.229</text:p>
          </table:table-cell>
          <table:table-cell office:value-type="float" office:value="4.402" calcext:value-type="float">
            <text:p>4.402</text:p>
          </table:table-cell>
          <table:table-cell office:value-type="float" office:value="1.095" calcext:value-type="float">
            <text:p>1.095</text:p>
          </table:table-cell>
          <table:table-cell office:value-type="float" office:value="2.233" calcext:value-type="float">
            <text:p>2.233</text:p>
          </table:table-cell>
          <table:table-cell office:value-type="float" office:value="2.687" calcext:value-type="float">
            <text:p>2.687</text:p>
          </table:table-cell>
          <table:table-cell office:value-type="float" office:value="3.279" calcext:value-type="float">
            <text:p>3.279</text:p>
          </table:table-cell>
          <table:table-cell office:value-type="float" office:value="3.719" calcext:value-type="float">
            <text:p>3.719</text:p>
          </table:table-cell>
          <table:table-cell office:value-type="float" office:value="4.17" calcext:value-type="float">
            <text:p>4.17</text:p>
          </table:table-cell>
          <table:table-cell office:value-type="float" office:value="5.866" calcext:value-type="float">
            <text:p>5.866</text:p>
          </table:table-cell>
          <table:table-cell office:value-type="float" office:value="13.953" calcext:value-type="float">
            <text:p>13.953</text:p>
          </table:table-cell>
          <table:table-cell office:value-type="float" office:value="1121.306" calcext:value-type="float">
            <text:p>1121.306</text:p>
          </table:table-cell>
          <table:table-cell office:value-type="float" office:value="4.553" calcext:value-type="float">
            <text:p>4.553</text:p>
          </table:table-cell>
          <table:table-cell office:value-type="float" office:value="28.79" calcext:value-type="float">
            <text:p>28.79</text:p>
          </table:table-cell>
          <table:table-cell office:value-type="float" office:value="0.27" calcext:value-type="float">
            <text:p>0.27</text:p>
          </table:table-cell>
          <table:table-cell office:value-type="float" office:value="0.602" calcext:value-type="float">
            <text:p>0.602</text:p>
          </table:table-cell>
          <table:table-cell office:value-type="float" office:value="0.829" calcext:value-type="float">
            <text:p>0.829</text:p>
          </table:table-cell>
          <table:table-cell office:value-type="float" office:value="1.206" calcext:value-type="float">
            <text:p>1.206</text:p>
          </table:table-cell>
          <table:table-cell office:value-type="float" office:value="1.477" calcext:value-type="float">
            <text:p>1.477</text:p>
          </table:table-cell>
          <table:table-cell office:value-type="float" office:value="1.692" calcext:value-type="float">
            <text:p>1.692</text:p>
          </table:table-cell>
          <table:table-cell office:value-type="float" office:value="2.082" calcext:value-type="float">
            <text:p>2.082</text:p>
          </table:table-cell>
          <table:table-cell office:value-type="float" office:value="2.941" calcext:value-type="float">
            <text:p>2.941</text:p>
          </table:table-cell>
          <table:table-cell office:value-type="float" office:value="1096.207" calcext:value-type="float">
            <text:p>1096.207</text:p>
          </table:table-cell>
          <table:table-cell office:value-type="float" office:value="1.206" calcext:value-type="float">
            <text:p>1.206</text:p>
          </table:table-cell>
          <table:table-cell office:value-type="float" office:value="9.328" calcext:value-type="float">
            <text:p>9.328</text:p>
          </table:table-cell>
          <table:table-cell office:value-type="float" office:value="3.111" calcext:value-type="float">
            <text:p>3.111</text:p>
          </table:table-cell>
          <table:table-cell office:value-type="float" office:value="5.796" calcext:value-type="float">
            <text:p>5.796</text:p>
          </table:table-cell>
          <table:table-cell office:value-type="float" office:value="6.66" calcext:value-type="float">
            <text:p>6.66</text:p>
          </table:table-cell>
          <table:table-cell office:value-type="float" office:value="7.815" calcext:value-type="float">
            <text:p>7.815</text:p>
          </table:table-cell>
          <table:table-cell office:value-type="float" office:value="8.762" calcext:value-type="float">
            <text:p>8.762</text:p>
          </table:table-cell>
          <table:table-cell office:value-type="float" office:value="9.858" calcext:value-type="float">
            <text:p>9.858</text:p>
          </table:table-cell>
          <table:table-cell office:value-type="float" office:value="14.335" calcext:value-type="float">
            <text:p>14.335</text:p>
          </table:table-cell>
          <table:table-cell office:value-type="float" office:value="24.83" calcext:value-type="float">
            <text:p>24.83</text:p>
          </table:table-cell>
          <table:table-cell office:value-type="float" office:value="1124.593" calcext:value-type="float">
            <text:p>1124.593</text:p>
          </table:table-cell>
          <table:table-cell office:value-type="float" office:value="9.328" calcext:value-type="float">
            <text:p>9.328</text:p>
          </table:table-cell>
          <table:table-cell office:value-type="float" office:value="32.621" calcext:value-type="float">
            <text:p>32.621</text:p>
          </table:table-cell>
          <table:table-cell office:value-type="float" office:value="818.966" calcext:value-type="float">
            <text:p>818.966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719" calcext:value-type="float">
            <text:p>0.719</text:p>
          </table:table-cell>
          <table:table-cell office:value-type="float" office:value="1.757" calcext:value-type="float">
            <text:p>1.757</text:p>
          </table:table-cell>
          <table:table-cell office:value-type="float" office:value="2.382" calcext:value-type="float">
            <text:p>2.382</text:p>
          </table:table-cell>
          <table:table-cell office:value-type="float" office:value="3.459" calcext:value-type="float">
            <text:p>3.459</text:p>
          </table:table-cell>
          <table:table-cell office:value-type="float" office:value="4.392" calcext:value-type="float">
            <text:p>4.392</text:p>
          </table:table-cell>
          <table:table-cell office:value-type="float" office:value="5.553" calcext:value-type="float">
            <text:p>5.553</text:p>
          </table:table-cell>
          <table:table-cell office:value-type="float" office:value="11.097" calcext:value-type="float">
            <text:p>11.097</text:p>
          </table:table-cell>
          <table:table-cell office:value-type="float" office:value="18.501" calcext:value-type="float">
            <text:p>18.501</text:p>
          </table:table-cell>
          <table:table-cell office:value-type="float" office:value="188.246" calcext:value-type="float">
            <text:p>188.246</text:p>
          </table:table-cell>
          <table:table-cell office:value-type="float" office:value="3.527" calcext:value-type="float">
            <text:p>3.527</text:p>
          </table:table-cell>
          <table:table-cell office:value-type="float" office:value="4.167" calcext:value-type="float">
            <text:p>4.167</text:p>
          </table:table-cell>
          <table:table-cell office:value-type="float" office:value="0.297" calcext:value-type="float">
            <text:p>0.297</text:p>
          </table:table-cell>
          <table:table-cell office:value-type="float" office:value="0.77" calcext:value-type="float">
            <text:p>0.77</text:p>
          </table:table-cell>
          <table:table-cell office:value-type="float" office:value="1.078" calcext:value-type="float">
            <text:p>1.078</text:p>
          </table:table-cell>
          <table:table-cell office:value-type="float" office:value="1.647" calcext:value-type="float">
            <text:p>1.647</text:p>
          </table:table-cell>
          <table:table-cell office:value-type="float" office:value="2.255" calcext:value-type="float">
            <text:p>2.255</text:p>
          </table:table-cell>
          <table:table-cell office:value-type="float" office:value="3.175" calcext:value-type="float">
            <text:p>3.175</text:p>
          </table:table-cell>
          <table:table-cell office:value-type="float" office:value="6.806" calcext:value-type="float">
            <text:p>6.806</text:p>
          </table:table-cell>
          <table:table-cell office:value-type="float" office:value="13.198" calcext:value-type="float">
            <text:p>13.198</text:p>
          </table:table-cell>
          <table:table-cell office:value-type="float" office:value="402.299" calcext:value-type="float">
            <text:p>402.299</text:p>
          </table:table-cell>
          <table:table-cell office:value-type="float" office:value="1.926" calcext:value-type="float">
            <text:p>1.926</text:p>
          </table:table-cell>
          <table:table-cell office:value-type="float" office:value="4.327" calcext:value-type="float">
            <text:p>4.327</text:p>
          </table:table-cell>
          <table:table-cell office:value-type="float" office:value="5.224" calcext:value-type="float">
            <text:p>5.224</text:p>
          </table:table-cell>
          <table:table-cell office:value-type="float" office:value="17.447" calcext:value-type="float">
            <text:p>17.447</text:p>
          </table:table-cell>
          <table:table-cell office:value-type="float" office:value="20.374" calcext:value-type="float">
            <text:p>20.374</text:p>
          </table:table-cell>
          <table:table-cell office:value-type="float" office:value="23.55" calcext:value-type="float">
            <text:p>23.55</text:p>
          </table:table-cell>
          <table:table-cell office:value-type="float" office:value="25.538" calcext:value-type="float">
            <text:p>25.538</text:p>
          </table:table-cell>
          <table:table-cell office:value-type="float" office:value="26.996" calcext:value-type="float">
            <text:p>26.996</text:p>
          </table:table-cell>
          <table:table-cell office:value-type="float" office:value="29.539" calcext:value-type="float">
            <text:p>29.539</text:p>
          </table:table-cell>
          <table:table-cell office:value-type="float" office:value="32.736" calcext:value-type="float">
            <text:p>32.736</text:p>
          </table:table-cell>
          <table:table-cell office:value-type="float" office:value="612.892" calcext:value-type="float">
            <text:p>612.892</text:p>
          </table:table-cell>
          <table:table-cell office:value-type="float" office:value="21.134" calcext:value-type="float">
            <text:p>21.134</text:p>
          </table:table-cell>
          <table:table-cell office:value-type="float" office:value="14.966" calcext:value-type="float">
            <text:p>14.966</text:p>
          </table:table-cell>
          <table:table-cell office:value-type="float" office:value="0.188" calcext:value-type="float">
            <text:p>0.188</text:p>
          </table:table-cell>
          <table:table-cell office:value-type="float" office:value="0.953" calcext:value-type="float">
            <text:p>0.953</text:p>
          </table:table-cell>
          <table:table-cell office:value-type="float" office:value="4.11" calcext:value-type="float">
            <text:p>4.11</text:p>
          </table:table-cell>
          <table:table-cell office:value-type="float" office:value="8.13" calcext:value-type="float">
            <text:p>8.13</text:p>
          </table:table-cell>
          <table:table-cell office:value-type="float" office:value="11.008" calcext:value-type="float">
            <text:p>11.008</text:p>
          </table:table-cell>
          <table:table-cell office:value-type="float" office:value="12.948" calcext:value-type="float">
            <text:p>12.948</text:p>
          </table:table-cell>
          <table:table-cell office:value-type="float" office:value="15.911" calcext:value-type="float">
            <text:p>15.911</text:p>
          </table:table-cell>
          <table:table-cell office:value-type="float" office:value="18.683" calcext:value-type="float">
            <text:p>18.683</text:p>
          </table:table-cell>
          <table:table-cell office:value-type="float" office:value="603.385" calcext:value-type="float">
            <text:p>603.385</text:p>
          </table:table-cell>
          <table:table-cell office:value-type="float" office:value="5.617" calcext:value-type="float">
            <text:p>5.617</text:p>
          </table:table-cell>
          <table:table-cell office:value-type="float" office:value="10.294" calcext:value-type="float">
            <text:p>10.294</text:p>
          </table:table-cell>
          <table:table-cell office:value-type="float" office:value="7.446" calcext:value-type="float">
            <text:p>7.446</text:p>
          </table:table-cell>
          <table:table-cell office:value-type="float" office:value="26.226" calcext:value-type="float">
            <text:p>26.226</text:p>
          </table:table-cell>
          <table:table-cell office:value-type="float" office:value="30.238" calcext:value-type="float">
            <text:p>30.238</text:p>
          </table:table-cell>
          <table:table-cell office:value-type="float" office:value="35.078" calcext:value-type="float">
            <text:p>35.078</text:p>
          </table:table-cell>
          <table:table-cell office:value-type="float" office:value="38.432" calcext:value-type="float">
            <text:p>38.432</text:p>
          </table:table-cell>
          <table:table-cell office:value-type="float" office:value="41.35" calcext:value-type="float">
            <text:p>41.35</text:p>
          </table:table-cell>
          <table:table-cell office:value-type="float" office:value="47.384" calcext:value-type="float">
            <text:p>47.384</text:p>
          </table:table-cell>
          <table:table-cell office:value-type="float" office:value="57.445" calcext:value-type="float">
            <text:p>57.445</text:p>
          </table:table-cell>
          <table:table-cell office:value-type="float" office:value="627.368" calcext:value-type="float">
            <text:p>627.368</text:p>
          </table:table-cell>
          <table:table-cell office:value-type="float" office:value="32.205" calcext:value-type="float">
            <text:p>32.205</text:p>
          </table:table-cell>
          <table:table-cell office:value-type="float" office:value="19.276" calcext:value-type="float">
            <text:p>19.276</text:p>
          </table:table-cell>
          <table:table-cell office:value-type="float" office:value="636.644" calcext:value-type="float">
            <text:p>636.644</text:p>
          </table:table-cell>
          <table:table-cell table:style-name="ce10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715" calcext:value-type="float">
            <text:p>0.715</text:p>
          </table:table-cell>
          <table:table-cell office:value-type="float" office:value="1.938" calcext:value-type="float">
            <text:p>1.938</text:p>
          </table:table-cell>
          <table:table-cell office:value-type="float" office:value="2.709" calcext:value-type="float">
            <text:p>2.709</text:p>
          </table:table-cell>
          <table:table-cell office:value-type="float" office:value="3.778" calcext:value-type="float">
            <text:p>3.778</text:p>
          </table:table-cell>
          <table:table-cell office:value-type="float" office:value="4.559" calcext:value-type="float">
            <text:p>4.559</text:p>
          </table:table-cell>
          <table:table-cell office:value-type="float" office:value="5.17" calcext:value-type="float">
            <text:p>5.17</text:p>
          </table:table-cell>
          <table:table-cell office:value-type="float" office:value="6.545" calcext:value-type="float">
            <text:p>6.545</text:p>
          </table:table-cell>
          <table:table-cell office:value-type="float" office:value="10.199" calcext:value-type="float">
            <text:p>10.199</text:p>
          </table:table-cell>
          <table:table-cell office:value-type="float" office:value="711.656" calcext:value-type="float">
            <text:p>711.656</text:p>
          </table:table-cell>
          <table:table-cell office:value-type="float" office:value="3.842" calcext:value-type="float">
            <text:p>3.842</text:p>
          </table:table-cell>
          <table:table-cell office:value-type="float" office:value="16.384" calcext:value-type="float">
            <text:p>16.384</text:p>
          </table:table-cell>
          <table:table-cell office:value-type="float" office:value="0.329" calcext:value-type="float">
            <text:p>0.329</text:p>
          </table:table-cell>
          <table:table-cell office:value-type="float" office:value="1.025" calcext:value-type="float">
            <text:p>1.025</text:p>
          </table:table-cell>
          <table:table-cell office:value-type="float" office:value="1.509" calcext:value-type="float">
            <text:p>1.509</text:p>
          </table:table-cell>
          <table:table-cell office:value-type="float" office:value="2.241" calcext:value-type="float">
            <text:p>2.241</text:p>
          </table:table-cell>
          <table:table-cell office:value-type="float" office:value="2.767" calcext:value-type="float">
            <text:p>2.767</text:p>
          </table:table-cell>
          <table:table-cell office:value-type="float" office:value="3.192" calcext:value-type="float">
            <text:p>3.192</text:p>
          </table:table-cell>
          <table:table-cell office:value-type="float" office:value="3.979" calcext:value-type="float">
            <text:p>3.979</text:p>
          </table:table-cell>
          <table:table-cell office:value-type="float" office:value="5.488" calcext:value-type="float">
            <text:p>5.488</text:p>
          </table:table-cell>
          <table:table-cell office:value-type="float" office:value="685.631" calcext:value-type="float">
            <text:p>685.631</text:p>
          </table:table-cell>
          <table:table-cell office:value-type="float" office:value="2.009" calcext:value-type="float">
            <text:p>2.009</text:p>
          </table:table-cell>
          <table:table-cell office:value-type="float" office:value="6.4" calcext:value-type="float">
            <text:p>6.4</text:p>
          </table:table-cell>
          <table:table-cell office:value-type="float" office:value="1.184" calcext:value-type="float">
            <text:p>1.184</text:p>
          </table:table-cell>
          <table:table-cell office:value-type="float" office:value="3.053" calcext:value-type="float">
            <text:p>3.053</text:p>
          </table:table-cell>
          <table:table-cell office:value-type="float" office:value="3.881" calcext:value-type="float">
            <text:p>3.881</text:p>
          </table:table-cell>
          <table:table-cell office:value-type="float" office:value="4.944" calcext:value-type="float">
            <text:p>4.944</text:p>
          </table:table-cell>
          <table:table-cell office:value-type="float" office:value="5.72" calcext:value-type="float">
            <text:p>5.72</text:p>
          </table:table-cell>
          <table:table-cell office:value-type="float" office:value="6.483" calcext:value-type="float">
            <text:p>6.483</text:p>
          </table:table-cell>
          <table:table-cell office:value-type="float" office:value="8.848" calcext:value-type="float">
            <text:p>8.848</text:p>
          </table:table-cell>
          <table:table-cell office:value-type="float" office:value="15.606" calcext:value-type="float">
            <text:p>15.606</text:p>
          </table:table-cell>
          <table:table-cell office:value-type="float" office:value="805.515" calcext:value-type="float">
            <text:p>805.515</text:p>
          </table:table-cell>
          <table:table-cell office:value-type="float" office:value="5.188" calcext:value-type="float">
            <text:p>5.188</text:p>
          </table:table-cell>
          <table:table-cell office:value-type="float" office:value="16.302" calcext:value-type="float">
            <text:p>16.302</text:p>
          </table:table-cell>
          <table:table-cell office:value-type="float" office:value="0.279" calcext:value-type="float">
            <text:p>0.279</text:p>
          </table:table-cell>
          <table:table-cell office:value-type="float" office:value="0.923" calcext:value-type="float">
            <text:p>0.923</text:p>
          </table:table-cell>
          <table:table-cell office:value-type="float" office:value="1.449" calcext:value-type="float">
            <text:p>1.449</text:p>
          </table:table-cell>
          <table:table-cell office:value-type="float" office:value="2.177" calcext:value-type="float">
            <text:p>2.177</text:p>
          </table:table-cell>
          <table:table-cell office:value-type="float" office:value="2.68" calcext:value-type="float">
            <text:p>2.68</text:p>
          </table:table-cell>
          <table:table-cell office:value-type="float" office:value="3.083" calcext:value-type="float">
            <text:p>3.083</text:p>
          </table:table-cell>
          <table:table-cell office:value-type="float" office:value="3.837" calcext:value-type="float">
            <text:p>3.837</text:p>
          </table:table-cell>
          <table:table-cell office:value-type="float" office:value="5.602" calcext:value-type="float">
            <text:p>5.602</text:p>
          </table:table-cell>
          <table:table-cell office:value-type="float" office:value="803.964" calcext:value-type="float">
            <text:p>803.964</text:p>
          </table:table-cell>
          <table:table-cell office:value-type="float" office:value="2.014" calcext:value-type="float">
            <text:p>2.014</text:p>
          </table:table-cell>
          <table:table-cell office:value-type="float" office:value="9.46" calcext:value-type="float">
            <text:p>9.46</text:p>
          </table:table-cell>
          <table:table-cell office:value-type="float" office:value="3.816" calcext:value-type="float">
            <text:p>3.816</text:p>
          </table:table-cell>
          <table:table-cell office:value-type="float" office:value="8.674" calcext:value-type="float">
            <text:p>8.674</text:p>
          </table:table-cell>
          <table:table-cell office:value-type="float" office:value="10.395" calcext:value-type="float">
            <text:p>10.395</text:p>
          </table:table-cell>
          <table:table-cell office:value-type="float" office:value="12.634" calcext:value-type="float">
            <text:p>12.634</text:p>
          </table:table-cell>
          <table:table-cell office:value-type="float" office:value="14.486" calcext:value-type="float">
            <text:p>14.486</text:p>
          </table:table-cell>
          <table:table-cell office:value-type="float" office:value="16.358" calcext:value-type="float">
            <text:p>16.358</text:p>
          </table:table-cell>
          <table:table-cell office:value-type="float" office:value="21.343" calcext:value-type="float">
            <text:p>21.343</text:p>
          </table:table-cell>
          <table:table-cell office:value-type="float" office:value="31.807" calcext:value-type="float">
            <text:p>31.807</text:p>
          </table:table-cell>
          <table:table-cell office:value-type="float" office:value="812.769" calcext:value-type="float">
            <text:p>812.769</text:p>
          </table:table-cell>
          <table:table-cell office:value-type="float" office:value="13.054" calcext:value-type="float">
            <text:p>13.054</text:p>
          </table:table-cell>
          <table:table-cell office:value-type="float" office:value="26.863" calcext:value-type="float">
            <text:p>26.863</text:p>
          </table:table-cell>
          <table:table-cell office:value-type="float" office:value="1062.589" calcext:value-type="float">
            <text:p>1062.589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763" calcext:value-type="float">
            <text:p>0.763</text:p>
          </table:table-cell>
          <table:table-cell office:value-type="float" office:value="2.077" calcext:value-type="float">
            <text:p>2.077</text:p>
          </table:table-cell>
          <table:table-cell office:value-type="float" office:value="2.927" calcext:value-type="float">
            <text:p>2.927</text:p>
          </table:table-cell>
          <table:table-cell office:value-type="float" office:value="4.406" calcext:value-type="float">
            <text:p>4.406</text:p>
          </table:table-cell>
          <table:table-cell office:value-type="float" office:value="5.979" calcext:value-type="float">
            <text:p>5.979</text:p>
          </table:table-cell>
          <table:table-cell office:value-type="float" office:value="9.202" calcext:value-type="float">
            <text:p>9.202</text:p>
          </table:table-cell>
          <table:table-cell office:value-type="float" office:value="18.91" calcext:value-type="float">
            <text:p>18.91</text:p>
          </table:table-cell>
          <table:table-cell office:value-type="float" office:value="29.345" calcext:value-type="float">
            <text:p>29.345</text:p>
          </table:table-cell>
          <table:table-cell office:value-type="float" office:value="195.333" calcext:value-type="float">
            <text:p>195.333</text:p>
          </table:table-cell>
          <table:table-cell office:value-type="float" office:value="4.936" calcext:value-type="float">
            <text:p>4.936</text:p>
          </table:table-cell>
          <table:table-cell office:value-type="float" office:value="6.678" calcext:value-type="float">
            <text:p>6.678</text:p>
          </table:table-cell>
          <table:table-cell office:value-type="float" office:value="0.307" calcext:value-type="float">
            <text:p>0.307</text:p>
          </table:table-cell>
          <table:table-cell office:value-type="float" office:value="0.872" calcext:value-type="float">
            <text:p>0.872</text:p>
          </table:table-cell>
          <table:table-cell office:value-type="float" office:value="1.245" calcext:value-type="float">
            <text:p>1.245</text:p>
          </table:table-cell>
          <table:table-cell office:value-type="float" office:value="1.99" calcext:value-type="float">
            <text:p>1.99</text:p>
          </table:table-cell>
          <table:table-cell office:value-type="float" office:value="2.92" calcext:value-type="float">
            <text:p>2.92</text:p>
          </table:table-cell>
          <table:table-cell office:value-type="float" office:value="4.737" calcext:value-type="float">
            <text:p>4.737</text:p>
          </table:table-cell>
          <table:table-cell office:value-type="float" office:value="12.488" calcext:value-type="float">
            <text:p>12.488</text:p>
          </table:table-cell>
          <table:table-cell office:value-type="float" office:value="18.741" calcext:value-type="float">
            <text:p>18.741</text:p>
          </table:table-cell>
          <table:table-cell office:value-type="float" office:value="677.046" calcext:value-type="float">
            <text:p>677.046</text:p>
          </table:table-cell>
          <table:table-cell office:value-type="float" office:value="2.576" calcext:value-type="float">
            <text:p>2.576</text:p>
          </table:table-cell>
          <table:table-cell office:value-type="float" office:value="5.449" calcext:value-type="float">
            <text:p>5.449</text:p>
          </table:table-cell>
          <table:table-cell office:value-type="float" office:value="5.433" calcext:value-type="float">
            <text:p>5.433</text:p>
          </table:table-cell>
          <table:table-cell office:value-type="float" office:value="20.414" calcext:value-type="float">
            <text:p>20.414</text:p>
          </table:table-cell>
          <table:table-cell office:value-type="float" office:value="23.721" calcext:value-type="float">
            <text:p>23.721</text:p>
          </table:table-cell>
          <table:table-cell office:value-type="float" office:value="27.31" calcext:value-type="float">
            <text:p>27.31</text:p>
          </table:table-cell>
          <table:table-cell office:value-type="float" office:value="29.449" calcext:value-type="float">
            <text:p>29.449</text:p>
          </table:table-cell>
          <table:table-cell office:value-type="float" office:value="31.092" calcext:value-type="float">
            <text:p>31.092</text:p>
          </table:table-cell>
          <table:table-cell office:value-type="float" office:value="33.838" calcext:value-type="float">
            <text:p>33.838</text:p>
          </table:table-cell>
          <table:table-cell office:value-type="float" office:value="37.578" calcext:value-type="float">
            <text:p>37.578</text:p>
          </table:table-cell>
          <table:table-cell office:value-type="float" office:value="709.351" calcext:value-type="float">
            <text:p>709.351</text:p>
          </table:table-cell>
          <table:table-cell office:value-type="float" office:value="24.764" calcext:value-type="float">
            <text:p>24.764</text:p>
          </table:table-cell>
          <table:table-cell office:value-type="float" office:value="18.771" calcext:value-type="float">
            <text:p>18.771</text:p>
          </table:table-cell>
          <table:table-cell office:value-type="float" office:value="0.176" calcext:value-type="float">
            <text:p>0.176</text:p>
          </table:table-cell>
          <table:table-cell office:value-type="float" office:value="1.133" calcext:value-type="float">
            <text:p>1.133</text:p>
          </table:table-cell>
          <table:table-cell office:value-type="float" office:value="5.102" calcext:value-type="float">
            <text:p>5.102</text:p>
          </table:table-cell>
          <table:table-cell office:value-type="float" office:value="9.397" calcext:value-type="float">
            <text:p>9.397</text:p>
          </table:table-cell>
          <table:table-cell office:value-type="float" office:value="13.047" calcext:value-type="float">
            <text:p>13.047</text:p>
          </table:table-cell>
          <table:table-cell office:value-type="float" office:value="15.223" calcext:value-type="float">
            <text:p>15.223</text:p>
          </table:table-cell>
          <table:table-cell office:value-type="float" office:value="18.583" calcext:value-type="float">
            <text:p>18.583</text:p>
          </table:table-cell>
          <table:table-cell office:value-type="float" office:value="21.701" calcext:value-type="float">
            <text:p>21.701</text:p>
          </table:table-cell>
          <table:table-cell office:value-type="float" office:value="516.078" calcext:value-type="float">
            <text:p>516.078</text:p>
          </table:table-cell>
          <table:table-cell office:value-type="float" office:value="6.675" calcext:value-type="float">
            <text:p>6.675</text:p>
          </table:table-cell>
          <table:table-cell office:value-type="float" office:value="10.917" calcext:value-type="float">
            <text:p>10.917</text:p>
          </table:table-cell>
          <table:table-cell office:value-type="float" office:value="7.956" calcext:value-type="float">
            <text:p>7.956</text:p>
          </table:table-cell>
          <table:table-cell office:value-type="float" office:value="30.474" calcext:value-type="float">
            <text:p>30.474</text:p>
          </table:table-cell>
          <table:table-cell office:value-type="float" office:value="35.278" calcext:value-type="float">
            <text:p>35.278</text:p>
          </table:table-cell>
          <table:table-cell office:value-type="float" office:value="41.878" calcext:value-type="float">
            <text:p>41.878</text:p>
          </table:table-cell>
          <table:table-cell office:value-type="float" office:value="47.096" calcext:value-type="float">
            <text:p>47.096</text:p>
          </table:table-cell>
          <table:table-cell office:value-type="float" office:value="52.206" calcext:value-type="float">
            <text:p>52.206</text:p>
          </table:table-cell>
          <table:table-cell office:value-type="float" office:value="64.638" calcext:value-type="float">
            <text:p>64.638</text:p>
          </table:table-cell>
          <table:table-cell office:value-type="float" office:value="80.531" calcext:value-type="float">
            <text:p>80.531</text:p>
          </table:table-cell>
          <table:table-cell office:value-type="float" office:value="727.473" calcext:value-type="float">
            <text:p>727.473</text:p>
          </table:table-cell>
          <table:table-cell office:value-type="float" office:value="38.95" calcext:value-type="float">
            <text:p>38.95</text:p>
          </table:table-cell>
          <table:table-cell office:value-type="float" office:value="24.067" calcext:value-type="float">
            <text:p>24.067</text:p>
          </table:table-cell>
          <table:table-cell office:value-type="float" office:value="741.034" calcext:value-type="float">
            <text:p>741.034</text:p>
          </table:table-cell>
          <table:table-cell table:style-name="ce10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826" calcext:value-type="float">
            <text:p>0.826</text:p>
          </table:table-cell>
          <table:table-cell office:value-type="float" office:value="2.881" calcext:value-type="float">
            <text:p>2.881</text:p>
          </table:table-cell>
          <table:table-cell office:value-type="float" office:value="4.214" calcext:value-type="float">
            <text:p>4.214</text:p>
          </table:table-cell>
          <table:table-cell office:value-type="float" office:value="6" calcext:value-type="float">
            <text:p>6</text:p>
          </table:table-cell>
          <table:table-cell office:value-type="float" office:value="7.237" calcext:value-type="float">
            <text:p>7.237</text:p>
          </table:table-cell>
          <table:table-cell office:value-type="float" office:value="8.302" calcext:value-type="float">
            <text:p>8.302</text:p>
          </table:table-cell>
          <table:table-cell office:value-type="float" office:value="10.549" calcext:value-type="float">
            <text:p>10.549</text:p>
          </table:table-cell>
          <table:table-cell office:value-type="float" office:value="15.462" calcext:value-type="float">
            <text:p>15.462</text:p>
          </table:table-cell>
          <table:table-cell office:value-type="float" office:value="466.22" calcext:value-type="float">
            <text:p>466.22</text:p>
          </table:table-cell>
          <table:table-cell office:value-type="float" office:value="5.203" calcext:value-type="float">
            <text:p>5.203</text:p>
          </table:table-cell>
          <table:table-cell office:value-type="float" office:value="7.841" calcext:value-type="float">
            <text:p>7.841</text:p>
          </table:table-cell>
          <table:table-cell office:value-type="float" office:value="0.325" calcext:value-type="float">
            <text:p>0.325</text:p>
          </table:table-cell>
          <table:table-cell office:value-type="float" office:value="1.436" calcext:value-type="float">
            <text:p>1.436</text:p>
          </table:table-cell>
          <table:table-cell office:value-type="float" office:value="2.236" calcext:value-type="float">
            <text:p>2.236</text:p>
          </table:table-cell>
          <table:table-cell office:value-type="float" office:value="3.351" calcext:value-type="float">
            <text:p>3.351</text:p>
          </table:table-cell>
          <table:table-cell office:value-type="float" office:value="4.091" calcext:value-type="float">
            <text:p>4.091</text:p>
          </table:table-cell>
          <table:table-cell office:value-type="float" office:value="4.706" calcext:value-type="float">
            <text:p>4.706</text:p>
          </table:table-cell>
          <table:table-cell office:value-type="float" office:value="5.844" calcext:value-type="float">
            <text:p>5.844</text:p>
          </table:table-cell>
          <table:table-cell office:value-type="float" office:value="7.957" calcext:value-type="float">
            <text:p>7.957</text:p>
          </table:table-cell>
          <table:table-cell office:value-type="float" office:value="452.069" calcext:value-type="float">
            <text:p>452.069</text:p>
          </table:table-cell>
          <table:table-cell office:value-type="float" office:value="2.765" calcext:value-type="float">
            <text:p>2.765</text:p>
          </table:table-cell>
          <table:table-cell office:value-type="float" office:value="3.972" calcext:value-type="float">
            <text:p>3.972</text:p>
          </table:table-cell>
          <table:table-cell office:value-type="float" office:value="1.232" calcext:value-type="float">
            <text:p>1.232</text:p>
          </table:table-cell>
          <table:table-cell office:value-type="float" office:value="4.099" calcext:value-type="float">
            <text:p>4.099</text:p>
          </table:table-cell>
          <table:table-cell office:value-type="float" office:value="5.313" calcext:value-type="float">
            <text:p>5.313</text:p>
          </table:table-cell>
          <table:table-cell office:value-type="float" office:value="6.782" calcext:value-type="float">
            <text:p>6.782</text:p>
          </table:table-cell>
          <table:table-cell office:value-type="float" office:value="7.811" calcext:value-type="float">
            <text:p>7.811</text:p>
          </table:table-cell>
          <table:table-cell office:value-type="float" office:value="8.779" calcext:value-type="float">
            <text:p>8.779</text:p>
          </table:table-cell>
          <table:table-cell office:value-type="float" office:value="11.63" calcext:value-type="float">
            <text:p>11.63</text:p>
          </table:table-cell>
          <table:table-cell office:value-type="float" office:value="18.689" calcext:value-type="float">
            <text:p>18.689</text:p>
          </table:table-cell>
          <table:table-cell office:value-type="float" office:value="465.409" calcext:value-type="float">
            <text:p>465.409</text:p>
          </table:table-cell>
          <table:table-cell office:value-type="float" office:value="6.417" calcext:value-type="float">
            <text:p>6.417</text:p>
          </table:table-cell>
          <table:table-cell office:value-type="float" office:value="11.225" calcext:value-type="float">
            <text:p>11.225</text:p>
          </table:table-cell>
          <table:table-cell office:value-type="float" office:value="0.281" calcext:value-type="float">
            <text:p>0.281</text:p>
          </table:table-cell>
          <table:table-cell office:value-type="float" office:value="1.474" calcext:value-type="float">
            <text:p>1.474</text:p>
          </table:table-cell>
          <table:table-cell office:value-type="float" office:value="2.29" calcext:value-type="float">
            <text:p>2.29</text:p>
          </table:table-cell>
          <table:table-cell office:value-type="float" office:value="3.308" calcext:value-type="float">
            <text:p>3.308</text:p>
          </table:table-cell>
          <table:table-cell office:value-type="float" office:value="3.967" calcext:value-type="float">
            <text:p>3.967</text:p>
          </table:table-cell>
          <table:table-cell office:value-type="float" office:value="4.508" calcext:value-type="float">
            <text:p>4.508</text:p>
          </table:table-cell>
          <table:table-cell office:value-type="float" office:value="5.49" calcext:value-type="float">
            <text:p>5.49</text:p>
          </table:table-cell>
          <table:table-cell office:value-type="float" office:value="7.556" calcext:value-type="float">
            <text:p>7.556</text:p>
          </table:table-cell>
          <table:table-cell office:value-type="float" office:value="418.178" calcext:value-type="float">
            <text:p>418.178</text:p>
          </table:table-cell>
          <table:table-cell office:value-type="float" office:value="2.805" calcext:value-type="float">
            <text:p>2.805</text:p>
          </table:table-cell>
          <table:table-cell office:value-type="float" office:value="5.372" calcext:value-type="float">
            <text:p>5.372</text:p>
          </table:table-cell>
          <table:table-cell office:value-type="float" office:value="3.418" calcext:value-type="float">
            <text:p>3.418</text:p>
          </table:table-cell>
          <table:table-cell office:value-type="float" office:value="12.464" calcext:value-type="float">
            <text:p>12.464</text:p>
          </table:table-cell>
          <table:table-cell office:value-type="float" office:value="15.195" calcext:value-type="float">
            <text:p>15.195</text:p>
          </table:table-cell>
          <table:table-cell office:value-type="float" office:value="18.696" calcext:value-type="float">
            <text:p>18.696</text:p>
          </table:table-cell>
          <table:table-cell office:value-type="float" office:value="21.342" calcext:value-type="float">
            <text:p>21.342</text:p>
          </table:table-cell>
          <table:table-cell office:value-type="float" office:value="23.863" calcext:value-type="float">
            <text:p>23.863</text:p>
          </table:table-cell>
          <table:table-cell office:value-type="float" office:value="29.17" calcext:value-type="float">
            <text:p>29.17</text:p>
          </table:table-cell>
          <table:table-cell office:value-type="float" office:value="37.454" calcext:value-type="float">
            <text:p>37.454</text:p>
          </table:table-cell>
          <table:table-cell office:value-type="float" office:value="479.585" calcext:value-type="float">
            <text:p>479.585</text:p>
          </table:table-cell>
          <table:table-cell office:value-type="float" office:value="17.19" calcext:value-type="float">
            <text:p>17.19</text:p>
          </table:table-cell>
          <table:table-cell office:value-type="float" office:value="16.141" calcext:value-type="float">
            <text:p>16.141</text:p>
          </table:table-cell>
          <table:table-cell office:value-type="float" office:value="1244.541" calcext:value-type="float">
            <text:p>1244.54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743" calcext:value-type="float">
            <text:p>0.743</text:p>
          </table:table-cell>
          <table:table-cell office:value-type="float" office:value="2.479" calcext:value-type="float">
            <text:p>2.479</text:p>
          </table:table-cell>
          <table:table-cell office:value-type="float" office:value="3.638" calcext:value-type="float">
            <text:p>3.638</text:p>
          </table:table-cell>
          <table:table-cell office:value-type="float" office:value="5.636" calcext:value-type="float">
            <text:p>5.636</text:p>
          </table:table-cell>
          <table:table-cell office:value-type="float" office:value="8.431" calcext:value-type="float">
            <text:p>8.431</text:p>
          </table:table-cell>
          <table:table-cell office:value-type="float" office:value="15.179" calcext:value-type="float">
            <text:p>15.179</text:p>
          </table:table-cell>
          <table:table-cell office:value-type="float" office:value="28.251" calcext:value-type="float">
            <text:p>28.251</text:p>
          </table:table-cell>
          <table:table-cell office:value-type="float" office:value="43.637" calcext:value-type="float">
            <text:p>43.637</text:p>
          </table:table-cell>
          <table:table-cell office:value-type="float" office:value="392.947" calcext:value-type="float">
            <text:p>392.947</text:p>
          </table:table-cell>
          <table:table-cell office:value-type="float" office:value="6.945" calcext:value-type="float">
            <text:p>6.945</text:p>
          </table:table-cell>
          <table:table-cell office:value-type="float" office:value="11.35" calcext:value-type="float">
            <text:p>11.35</text:p>
          </table:table-cell>
          <table:table-cell office:value-type="float" office:value="0.287" calcext:value-type="float">
            <text:p>0.287</text:p>
          </table:table-cell>
          <table:table-cell office:value-type="float" office:value="0.985" calcext:value-type="float">
            <text:p>0.985</text:p>
          </table:table-cell>
          <table:table-cell office:value-type="float" office:value="1.475" calcext:value-type="float">
            <text:p>1.475</text:p>
          </table:table-cell>
          <table:table-cell office:value-type="float" office:value="2.509" calcext:value-type="float">
            <text:p>2.509</text:p>
          </table:table-cell>
          <table:table-cell office:value-type="float" office:value="4.294" calcext:value-type="float">
            <text:p>4.294</text:p>
          </table:table-cell>
          <table:table-cell office:value-type="float" office:value="10.089" calcext:value-type="float">
            <text:p>10.089</text:p>
          </table:table-cell>
          <table:table-cell office:value-type="float" office:value="17.895" calcext:value-type="float">
            <text:p>17.895</text:p>
          </table:table-cell>
          <table:table-cell office:value-type="float" office:value="22.573" calcext:value-type="float">
            <text:p>22.573</text:p>
          </table:table-cell>
          <table:table-cell office:value-type="float" office:value="355.925" calcext:value-type="float">
            <text:p>355.925</text:p>
          </table:table-cell>
          <table:table-cell office:value-type="float" office:value="3.455" calcext:value-type="float">
            <text:p>3.455</text:p>
          </table:table-cell>
          <table:table-cell office:value-type="float" office:value="6.065" calcext:value-type="float">
            <text:p>6.065</text:p>
          </table:table-cell>
          <table:table-cell office:value-type="float" office:value="6.873" calcext:value-type="float">
            <text:p>6.873</text:p>
          </table:table-cell>
          <table:table-cell office:value-type="float" office:value="23.564" calcext:value-type="float">
            <text:p>23.564</text:p>
          </table:table-cell>
          <table:table-cell office:value-type="float" office:value="26.975" calcext:value-type="float">
            <text:p>26.975</text:p>
          </table:table-cell>
          <table:table-cell office:value-type="float" office:value="30.588" calcext:value-type="float">
            <text:p>30.588</text:p>
          </table:table-cell>
          <table:table-cell office:value-type="float" office:value="32.82" calcext:value-type="float">
            <text:p>32.82</text:p>
          </table:table-cell>
          <table:table-cell office:value-type="float" office:value="34.364" calcext:value-type="float">
            <text:p>34.364</text:p>
          </table:table-cell>
          <table:table-cell office:value-type="float" office:value="37.013" calcext:value-type="float">
            <text:p>37.013</text:p>
          </table:table-cell>
          <table:table-cell office:value-type="float" office:value="40.688" calcext:value-type="float">
            <text:p>40.688</text:p>
          </table:table-cell>
          <table:table-cell office:value-type="float" office:value="794.295" calcext:value-type="float">
            <text:p>794.295</text:p>
          </table:table-cell>
          <table:table-cell office:value-type="float" office:value="28.328" calcext:value-type="float">
            <text:p>28.328</text:p>
          </table:table-cell>
          <table:table-cell office:value-type="float" office:value="25.308" calcext:value-type="float">
            <text:p>25.308</text:p>
          </table:table-cell>
          <table:table-cell office:value-type="float" office:value="0.192" calcext:value-type="float">
            <text:p>0.192</text:p>
          </table:table-cell>
          <table:table-cell office:value-type="float" office:value="1.587" calcext:value-type="float">
            <text:p>1.587</text:p>
          </table:table-cell>
          <table:table-cell office:value-type="float" office:value="6.3" calcext:value-type="float">
            <text:p>6.3</text:p>
          </table:table-cell>
          <table:table-cell office:value-type="float" office:value="11.539" calcext:value-type="float">
            <text:p>11.539</text:p>
          </table:table-cell>
          <table:table-cell office:value-type="float" office:value="15.737" calcext:value-type="float">
            <text:p>15.737</text:p>
          </table:table-cell>
          <table:table-cell office:value-type="float" office:value="18.28" calcext:value-type="float">
            <text:p>18.28</text:p>
          </table:table-cell>
          <table:table-cell office:value-type="float" office:value="21.576" calcext:value-type="float">
            <text:p>21.576</text:p>
          </table:table-cell>
          <table:table-cell office:value-type="float" office:value="24.69" calcext:value-type="float">
            <text:p>24.69</text:p>
          </table:table-cell>
          <table:table-cell office:value-type="float" office:value="786.227" calcext:value-type="float">
            <text:p>786.227</text:p>
          </table:table-cell>
          <table:table-cell office:value-type="float" office:value="7.939" calcext:value-type="float">
            <text:p>7.939</text:p>
          </table:table-cell>
          <table:table-cell office:value-type="float" office:value="9.727" calcext:value-type="float">
            <text:p>9.727</text:p>
          </table:table-cell>
          <table:table-cell office:value-type="float" office:value="9.379" calcext:value-type="float">
            <text:p>9.379</text:p>
          </table:table-cell>
          <table:table-cell office:value-type="float" office:value="35.201" calcext:value-type="float">
            <text:p>35.201</text:p>
          </table:table-cell>
          <table:table-cell office:value-type="float" office:value="40.796" calcext:value-type="float">
            <text:p>40.796</text:p>
          </table:table-cell>
          <table:table-cell office:value-type="float" office:value="49.002" calcext:value-type="float">
            <text:p>49.002</text:p>
          </table:table-cell>
          <table:table-cell office:value-type="float" office:value="56.448" calcext:value-type="float">
            <text:p>56.448</text:p>
          </table:table-cell>
          <table:table-cell office:value-type="float" office:value="65.292" calcext:value-type="float">
            <text:p>65.292</text:p>
          </table:table-cell>
          <table:table-cell office:value-type="float" office:value="84.335" calcext:value-type="float">
            <text:p>84.335</text:p>
          </table:table-cell>
          <table:table-cell office:value-type="float" office:value="109.88" calcext:value-type="float">
            <text:p>109.88</text:p>
          </table:table-cell>
          <table:table-cell office:value-type="float" office:value="810.601" calcext:value-type="float">
            <text:p>810.601</text:p>
          </table:table-cell>
          <table:table-cell office:value-type="float" office:value="46.667" calcext:value-type="float">
            <text:p>46.667</text:p>
          </table:table-cell>
          <table:table-cell office:value-type="float" office:value="32.026" calcext:value-type="float">
            <text:p>32.026</text:p>
          </table:table-cell>
          <table:table-cell office:value-type="float" office:value="804.946" calcext:value-type="float">
            <text:p>804.946</text:p>
          </table:table-cell>
          <table:table-cell table:style-name="ce10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863" calcext:value-type="float">
            <text:p>0.863</text:p>
          </table:table-cell>
          <table:table-cell office:value-type="float" office:value="4.155" calcext:value-type="float">
            <text:p>4.155</text:p>
          </table:table-cell>
          <table:table-cell office:value-type="float" office:value="6.249" calcext:value-type="float">
            <text:p>6.249</text:p>
          </table:table-cell>
          <table:table-cell office:value-type="float" office:value="9.291" calcext:value-type="float">
            <text:p>9.291</text:p>
          </table:table-cell>
          <table:table-cell office:value-type="float" office:value="11.606" calcext:value-type="float">
            <text:p>11.606</text:p>
          </table:table-cell>
          <table:table-cell office:value-type="float" office:value="13.666" calcext:value-type="float">
            <text:p>13.666</text:p>
          </table:table-cell>
          <table:table-cell office:value-type="float" office:value="18.085" calcext:value-type="float">
            <text:p>18.085</text:p>
          </table:table-cell>
          <table:table-cell office:value-type="float" office:value="25.726" calcext:value-type="float">
            <text:p>25.726</text:p>
          </table:table-cell>
          <table:table-cell office:value-type="float" office:value="843.01" calcext:value-type="float">
            <text:p>843.01</text:p>
          </table:table-cell>
          <table:table-cell office:value-type="float" office:value="8.303" calcext:value-type="float">
            <text:p>8.303</text:p>
          </table:table-cell>
          <table:table-cell office:value-type="float" office:value="16.745" calcext:value-type="float">
            <text:p>16.745</text:p>
          </table:table-cell>
          <table:table-cell office:value-type="float" office:value="0.362" calcext:value-type="float">
            <text:p>0.362</text:p>
          </table:table-cell>
          <table:table-cell office:value-type="float" office:value="1.82" calcext:value-type="float">
            <text:p>1.82</text:p>
          </table:table-cell>
          <table:table-cell office:value-type="float" office:value="2.907" calcext:value-type="float">
            <text:p>2.907</text:p>
          </table:table-cell>
          <table:table-cell office:value-type="float" office:value="4.557" calcext:value-type="float">
            <text:p>4.557</text:p>
          </table:table-cell>
          <table:table-cell office:value-type="float" office:value="5.671" calcext:value-type="float">
            <text:p>5.671</text:p>
          </table:table-cell>
          <table:table-cell office:value-type="float" office:value="6.569" calcext:value-type="float">
            <text:p>6.569</text:p>
          </table:table-cell>
          <table:table-cell office:value-type="float" office:value="8.307" calcext:value-type="float">
            <text:p>8.307</text:p>
          </table:table-cell>
          <table:table-cell office:value-type="float" office:value="11.27" calcext:value-type="float">
            <text:p>11.27</text:p>
          </table:table-cell>
          <table:table-cell office:value-type="float" office:value="733.543" calcext:value-type="float">
            <text:p>733.543</text:p>
          </table:table-cell>
          <table:table-cell office:value-type="float" office:value="3.815" calcext:value-type="float">
            <text:p>3.815</text:p>
          </table:table-cell>
          <table:table-cell office:value-type="float" office:value="7.865" calcext:value-type="float">
            <text:p>7.865</text:p>
          </table:table-cell>
          <table:table-cell office:value-type="float" office:value="1.356" calcext:value-type="float">
            <text:p>1.356</text:p>
          </table:table-cell>
          <table:table-cell office:value-type="float" office:value="5.191" calcext:value-type="float">
            <text:p>5.191</text:p>
          </table:table-cell>
          <table:table-cell office:value-type="float" office:value="6.916" calcext:value-type="float">
            <text:p>6.916</text:p>
          </table:table-cell>
          <table:table-cell office:value-type="float" office:value="8.985" calcext:value-type="float">
            <text:p>8.985</text:p>
          </table:table-cell>
          <table:table-cell office:value-type="float" office:value="10.417" calcext:value-type="float">
            <text:p>10.417</text:p>
          </table:table-cell>
          <table:table-cell office:value-type="float" office:value="11.701" calcext:value-type="float">
            <text:p>11.701</text:p>
          </table:table-cell>
          <table:table-cell office:value-type="float" office:value="14.882" calcext:value-type="float">
            <text:p>14.882</text:p>
          </table:table-cell>
          <table:table-cell office:value-type="float" office:value="22.702" calcext:value-type="float">
            <text:p>22.702</text:p>
          </table:table-cell>
          <table:table-cell office:value-type="float" office:value="829.608" calcext:value-type="float">
            <text:p>829.608</text:p>
          </table:table-cell>
          <table:table-cell office:value-type="float" office:value="8.567" calcext:value-type="float">
            <text:p>8.567</text:p>
          </table:table-cell>
          <table:table-cell office:value-type="float" office:value="16.069" calcext:value-type="float">
            <text:p>16.069</text:p>
          </table:table-cell>
          <table:table-cell office:value-type="float" office:value="0.316" calcext:value-type="float">
            <text:p>0.316</text:p>
          </table:table-cell>
          <table:table-cell office:value-type="float" office:value="2.033" calcext:value-type="float">
            <text:p>2.033</text:p>
          </table:table-cell>
          <table:table-cell office:value-type="float" office:value="3.131" calcext:value-type="float">
            <text:p>3.131</text:p>
          </table:table-cell>
          <table:table-cell office:value-type="float" office:value="4.538" calcext:value-type="float">
            <text:p>4.538</text:p>
          </table:table-cell>
          <table:table-cell office:value-type="float" office:value="5.454" calcext:value-type="float">
            <text:p>5.454</text:p>
          </table:table-cell>
          <table:table-cell office:value-type="float" office:value="6.184" calcext:value-type="float">
            <text:p>6.184</text:p>
          </table:table-cell>
          <table:table-cell office:value-type="float" office:value="7.567" calcext:value-type="float">
            <text:p>7.567</text:p>
          </table:table-cell>
          <table:table-cell office:value-type="float" office:value="10.664" calcext:value-type="float">
            <text:p>10.664</text:p>
          </table:table-cell>
          <table:table-cell office:value-type="float" office:value="582.043" calcext:value-type="float">
            <text:p>582.043</text:p>
          </table:table-cell>
          <table:table-cell office:value-type="float" office:value="3.853" calcext:value-type="float">
            <text:p>3.853</text:p>
          </table:table-cell>
          <table:table-cell office:value-type="float" office:value="7.055" calcext:value-type="float">
            <text:p>7.055</text:p>
          </table:table-cell>
          <table:table-cell office:value-type="float" office:value="3.98" calcext:value-type="float">
            <text:p>3.98</text:p>
          </table:table-cell>
          <table:table-cell office:value-type="float" office:value="16.624" calcext:value-type="float">
            <text:p>16.624</text:p>
          </table:table-cell>
          <table:table-cell office:value-type="float" office:value="20.964" calcext:value-type="float">
            <text:p>20.964</text:p>
          </table:table-cell>
          <table:table-cell office:value-type="float" office:value="26.518" calcext:value-type="float">
            <text:p>26.518</text:p>
          </table:table-cell>
          <table:table-cell office:value-type="float" office:value="30.603" calcext:value-type="float">
            <text:p>30.603</text:p>
          </table:table-cell>
          <table:table-cell office:value-type="float" office:value="34.352" calcext:value-type="float">
            <text:p>34.352</text:p>
          </table:table-cell>
          <table:table-cell office:value-type="float" office:value="41.934" calcext:value-type="float">
            <text:p>41.934</text:p>
          </table:table-cell>
          <table:table-cell office:value-type="float" office:value="61.826" calcext:value-type="float">
            <text:p>61.826</text:p>
          </table:table-cell>
          <table:table-cell office:value-type="float" office:value="865.276" calcext:value-type="float">
            <text:p>865.276</text:p>
          </table:table-cell>
          <table:table-cell office:value-type="float" office:value="24.538" calcext:value-type="float">
            <text:p>24.538</text:p>
          </table:table-cell>
          <table:table-cell office:value-type="float" office:value="27.518" calcext:value-type="float">
            <text:p>27.518</text:p>
          </table:table-cell>
          <table:table-cell office:value-type="float" office:value="1263.251" calcext:value-type="float">
            <text:p>1263.25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782" calcext:value-type="float">
            <text:p>0.782</text:p>
          </table:table-cell>
          <table:table-cell office:value-type="float" office:value="2.847" calcext:value-type="float">
            <text:p>2.847</text:p>
          </table:table-cell>
          <table:table-cell office:value-type="float" office:value="4.319" calcext:value-type="float">
            <text:p>4.319</text:p>
          </table:table-cell>
          <table:table-cell office:value-type="float" office:value="8.882" calcext:value-type="float">
            <text:p>8.882</text:p>
          </table:table-cell>
          <table:table-cell office:value-type="float" office:value="28.057" calcext:value-type="float">
            <text:p>28.057</text:p>
          </table:table-cell>
          <table:table-cell office:value-type="float" office:value="52.753" calcext:value-type="float">
            <text:p>52.753</text:p>
          </table:table-cell>
          <table:table-cell office:value-type="float" office:value="82.835" calcext:value-type="float">
            <text:p>82.835</text:p>
          </table:table-cell>
          <table:table-cell office:value-type="float" office:value="105.014" calcext:value-type="float">
            <text:p>105.014</text:p>
          </table:table-cell>
          <table:table-cell office:value-type="float" office:value="1100.701" calcext:value-type="float">
            <text:p>1100.701</text:p>
          </table:table-cell>
          <table:table-cell office:value-type="float" office:value="15.575" calcext:value-type="float">
            <text:p>15.575</text:p>
          </table:table-cell>
          <table:table-cell office:value-type="float" office:value="35.643" calcext:value-type="float">
            <text:p>35.643</text:p>
          </table:table-cell>
          <table:table-cell office:value-type="float" office:value="0.296" calcext:value-type="float">
            <text:p>0.296</text:p>
          </table:table-cell>
          <table:table-cell office:value-type="float" office:value="1.107" calcext:value-type="float">
            <text:p>1.107</text:p>
          </table:table-cell>
          <table:table-cell office:value-type="float" office:value="1.767" calcext:value-type="float">
            <text:p>1.767</text:p>
          </table:table-cell>
          <table:table-cell office:value-type="float" office:value="4.307" calcext:value-type="float">
            <text:p>4.307</text:p>
          </table:table-cell>
          <table:table-cell office:value-type="float" office:value="16.27" calcext:value-type="float">
            <text:p>16.27</text:p>
          </table:table-cell>
          <table:table-cell office:value-type="float" office:value="19.402" calcext:value-type="float">
            <text:p>19.402</text:p>
          </table:table-cell>
          <table:table-cell office:value-type="float" office:value="22.578" calcext:value-type="float">
            <text:p>22.578</text:p>
          </table:table-cell>
          <table:table-cell office:value-type="float" office:value="25.934" calcext:value-type="float">
            <text:p>25.934</text:p>
          </table:table-cell>
          <table:table-cell office:value-type="float" office:value="947.443" calcext:value-type="float">
            <text:p>947.443</text:p>
          </table:table-cell>
          <table:table-cell office:value-type="float" office:value="5.561" calcext:value-type="float">
            <text:p>5.561</text:p>
          </table:table-cell>
          <table:table-cell office:value-type="float" office:value="11.549" calcext:value-type="float">
            <text:p>11.549</text:p>
          </table:table-cell>
          <table:table-cell office:value-type="float" office:value="5.273" calcext:value-type="float">
            <text:p>5.273</text:p>
          </table:table-cell>
          <table:table-cell office:value-type="float" office:value="24.213" calcext:value-type="float">
            <text:p>24.213</text:p>
          </table:table-cell>
          <table:table-cell office:value-type="float" office:value="27.787" calcext:value-type="float">
            <text:p>27.787</text:p>
          </table:table-cell>
          <table:table-cell office:value-type="float" office:value="31.644" calcext:value-type="float">
            <text:p>31.644</text:p>
          </table:table-cell>
          <table:table-cell office:value-type="float" office:value="33.947" calcext:value-type="float">
            <text:p>33.947</text:p>
          </table:table-cell>
          <table:table-cell office:value-type="float" office:value="35.667" calcext:value-type="float">
            <text:p>35.667</text:p>
          </table:table-cell>
          <table:table-cell office:value-type="float" office:value="38.725" calcext:value-type="float">
            <text:p>38.725</text:p>
          </table:table-cell>
          <table:table-cell office:value-type="float" office:value="43.226" calcext:value-type="float">
            <text:p>43.226</text:p>
          </table:table-cell>
          <table:table-cell office:value-type="float" office:value="954.786" calcext:value-type="float">
            <text:p>954.786</text:p>
          </table:table-cell>
          <table:table-cell office:value-type="float" office:value="29.327" calcext:value-type="float">
            <text:p>29.327</text:p>
          </table:table-cell>
          <table:table-cell office:value-type="float" office:value="29.219" calcext:value-type="float">
            <text:p>29.219</text:p>
          </table:table-cell>
          <table:table-cell office:value-type="float" office:value="0.195" calcext:value-type="float">
            <text:p>0.195</text:p>
          </table:table-cell>
          <table:table-cell office:value-type="float" office:value="3.098" calcext:value-type="float">
            <text:p>3.098</text:p>
          </table:table-cell>
          <table:table-cell office:value-type="float" office:value="7.72" calcext:value-type="float">
            <text:p>7.72</text:p>
          </table:table-cell>
          <table:table-cell office:value-type="float" office:value="15.899" calcext:value-type="float">
            <text:p>15.899</text:p>
          </table:table-cell>
          <table:table-cell office:value-type="float" office:value="19.776" calcext:value-type="float">
            <text:p>19.776</text:p>
          </table:table-cell>
          <table:table-cell office:value-type="float" office:value="21.803" calcext:value-type="float">
            <text:p>21.803</text:p>
          </table:table-cell>
          <table:table-cell office:value-type="float" office:value="24.586" calcext:value-type="float">
            <text:p>24.586</text:p>
          </table:table-cell>
          <table:table-cell office:value-type="float" office:value="28.068" calcext:value-type="float">
            <text:p>28.068</text:p>
          </table:table-cell>
          <table:table-cell office:value-type="float" office:value="947.619" calcext:value-type="float">
            <text:p>947.619</text:p>
          </table:table-cell>
          <table:table-cell office:value-type="float" office:value="10.062" calcext:value-type="float">
            <text:p>10.062</text:p>
          </table:table-cell>
          <table:table-cell office:value-type="float" office:value="12.986" calcext:value-type="float">
            <text:p>12.986</text:p>
          </table:table-cell>
          <table:table-cell office:value-type="float" office:value="8.843" calcext:value-type="float">
            <text:p>8.843</text:p>
          </table:table-cell>
          <table:table-cell office:value-type="float" office:value="37.387" calcext:value-type="float">
            <text:p>37.387</text:p>
          </table:table-cell>
          <table:table-cell office:value-type="float" office:value="44.355" calcext:value-type="float">
            <text:p>44.355</text:p>
          </table:table-cell>
          <table:table-cell office:value-type="float" office:value="61.165" calcext:value-type="float">
            <text:p>61.165</text:p>
          </table:table-cell>
          <table:table-cell office:value-type="float" office:value="91.451" calcext:value-type="float">
            <text:p>91.451</text:p>
          </table:table-cell>
          <table:table-cell office:value-type="float" office:value="120.535" calcext:value-type="float">
            <text:p>120.535</text:p>
          </table:table-cell>
          <table:table-cell office:value-type="float" office:value="148.854" calcext:value-type="float">
            <text:p>148.854</text:p>
          </table:table-cell>
          <table:table-cell office:value-type="float" office:value="172.364" calcext:value-type="float">
            <text:p>172.364</text:p>
          </table:table-cell>
          <table:table-cell office:value-type="float" office:value="1161.944" calcext:value-type="float">
            <text:p>1161.944</text:p>
          </table:table-cell>
          <table:table-cell office:value-type="float" office:value="60.525" calcext:value-type="float">
            <text:p>60.525</text:p>
          </table:table-cell>
          <table:table-cell office:value-type="float" office:value="54.712" calcext:value-type="float">
            <text:p>54.712</text:p>
          </table:table-cell>
          <table:table-cell office:value-type="float" office:value="774.865" calcext:value-type="float">
            <text:p>774.865</text:p>
          </table:table-cell>
          <table:table-cell table:style-name="ce10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839" calcext:value-type="float">
            <text:p>0.839</text:p>
          </table:table-cell>
          <table:table-cell office:value-type="float" office:value="5.485" calcext:value-type="float">
            <text:p>5.485</text:p>
          </table:table-cell>
          <table:table-cell office:value-type="float" office:value="8.58" calcext:value-type="float">
            <text:p>8.58</text:p>
          </table:table-cell>
          <table:table-cell office:value-type="float" office:value="13.315" calcext:value-type="float">
            <text:p>13.315</text:p>
          </table:table-cell>
          <table:table-cell office:value-type="float" office:value="17.313" calcext:value-type="float">
            <text:p>17.313</text:p>
          </table:table-cell>
          <table:table-cell office:value-type="float" office:value="20.938" calcext:value-type="float">
            <text:p>20.938</text:p>
          </table:table-cell>
          <table:table-cell office:value-type="float" office:value="27.12" calcext:value-type="float">
            <text:p>27.12</text:p>
          </table:table-cell>
          <table:table-cell office:value-type="float" office:value="37.47" calcext:value-type="float">
            <text:p>37.47</text:p>
          </table:table-cell>
          <table:table-cell office:value-type="float" office:value="492.817" calcext:value-type="float">
            <text:p>492.817</text:p>
          </table:table-cell>
          <table:table-cell office:value-type="float" office:value="11.158" calcext:value-type="float">
            <text:p>11.158</text:p>
          </table:table-cell>
          <table:table-cell office:value-type="float" office:value="11.751" calcext:value-type="float">
            <text:p>11.751</text:p>
          </table:table-cell>
          <table:table-cell office:value-type="float" office:value="0.363" calcext:value-type="float">
            <text:p>0.363</text:p>
          </table:table-cell>
          <table:table-cell office:value-type="float" office:value="2.193" calcext:value-type="float">
            <text:p>2.193</text:p>
          </table:table-cell>
          <table:table-cell office:value-type="float" office:value="3.56" calcext:value-type="float">
            <text:p>3.56</text:p>
          </table:table-cell>
          <table:table-cell office:value-type="float" office:value="5.497" calcext:value-type="float">
            <text:p>5.497</text:p>
          </table:table-cell>
          <table:table-cell office:value-type="float" office:value="6.851" calcext:value-type="float">
            <text:p>6.851</text:p>
          </table:table-cell>
          <table:table-cell office:value-type="float" office:value="7.972" calcext:value-type="float">
            <text:p>7.972</text:p>
          </table:table-cell>
          <table:table-cell office:value-type="float" office:value="10.058" calcext:value-type="float">
            <text:p>10.058</text:p>
          </table:table-cell>
          <table:table-cell office:value-type="float" office:value="13.428" calcext:value-type="float">
            <text:p>13.428</text:p>
          </table:table-cell>
          <table:table-cell office:value-type="float" office:value="483.295" calcext:value-type="float">
            <text:p>483.295</text:p>
          </table:table-cell>
          <table:table-cell office:value-type="float" office:value="4.542" calcext:value-type="float">
            <text:p>4.542</text:p>
          </table:table-cell>
          <table:table-cell office:value-type="float" office:value="6.337" calcext:value-type="float">
            <text:p>6.337</text:p>
          </table:table-cell>
          <table:table-cell office:value-type="float" office:value="1.221" calcext:value-type="float">
            <text:p>1.221</text:p>
          </table:table-cell>
          <table:table-cell office:value-type="float" office:value="6.094" calcext:value-type="float">
            <text:p>6.094</text:p>
          </table:table-cell>
          <table:table-cell office:value-type="float" office:value="8.13" calcext:value-type="float">
            <text:p>8.13</text:p>
          </table:table-cell>
          <table:table-cell office:value-type="float" office:value="10.629" calcext:value-type="float">
            <text:p>10.629</text:p>
          </table:table-cell>
          <table:table-cell office:value-type="float" office:value="12.412" calcext:value-type="float">
            <text:p>12.412</text:p>
          </table:table-cell>
          <table:table-cell office:value-type="float" office:value="13.887" calcext:value-type="float">
            <text:p>13.887</text:p>
          </table:table-cell>
          <table:table-cell office:value-type="float" office:value="17.041" calcext:value-type="float">
            <text:p>17.041</text:p>
          </table:table-cell>
          <table:table-cell office:value-type="float" office:value="27.925" calcext:value-type="float">
            <text:p>27.925</text:p>
          </table:table-cell>
          <table:table-cell office:value-type="float" office:value="491.134" calcext:value-type="float">
            <text:p>491.134</text:p>
          </table:table-cell>
          <table:table-cell office:value-type="float" office:value="9.64" calcext:value-type="float">
            <text:p>9.64</text:p>
          </table:table-cell>
          <table:table-cell office:value-type="float" office:value="11.885" calcext:value-type="float">
            <text:p>11.885</text:p>
          </table:table-cell>
          <table:table-cell office:value-type="float" office:value="0.304" calcext:value-type="float">
            <text:p>0.304</text:p>
          </table:table-cell>
          <table:table-cell office:value-type="float" office:value="2.48" calcext:value-type="float">
            <text:p>2.48</text:p>
          </table:table-cell>
          <table:table-cell office:value-type="float" office:value="3.812" calcext:value-type="float">
            <text:p>3.812</text:p>
          </table:table-cell>
          <table:table-cell office:value-type="float" office:value="5.548" calcext:value-type="float">
            <text:p>5.548</text:p>
          </table:table-cell>
          <table:table-cell office:value-type="float" office:value="6.657" calcext:value-type="float">
            <text:p>6.657</text:p>
          </table:table-cell>
          <table:table-cell office:value-type="float" office:value="7.547" calcext:value-type="float">
            <text:p>7.547</text:p>
          </table:table-cell>
          <table:table-cell office:value-type="float" office:value="9.329" calcext:value-type="float">
            <text:p>9.329</text:p>
          </table:table-cell>
          <table:table-cell office:value-type="float" office:value="12.371" calcext:value-type="float">
            <text:p>12.371</text:p>
          </table:table-cell>
          <table:table-cell office:value-type="float" office:value="489.39" calcext:value-type="float">
            <text:p>489.39</text:p>
          </table:table-cell>
          <table:table-cell office:value-type="float" office:value="4.583" calcext:value-type="float">
            <text:p>4.583</text:p>
          </table:table-cell>
          <table:table-cell office:value-type="float" office:value="6.165" calcext:value-type="float">
            <text:p>6.165</text:p>
          </table:table-cell>
          <table:table-cell office:value-type="float" office:value="3.292" calcext:value-type="float">
            <text:p>3.292</text:p>
          </table:table-cell>
          <table:table-cell office:value-type="float" office:value="20.621" calcext:value-type="float">
            <text:p>20.621</text:p>
          </table:table-cell>
          <table:table-cell office:value-type="float" office:value="26.639" calcext:value-type="float">
            <text:p>26.639</text:p>
          </table:table-cell>
          <table:table-cell office:value-type="float" office:value="34.484" calcext:value-type="float">
            <text:p>34.484</text:p>
          </table:table-cell>
          <table:table-cell office:value-type="float" office:value="40.199" calcext:value-type="float">
            <text:p>40.199</text:p>
          </table:table-cell>
          <table:table-cell office:value-type="float" office:value="45.296" calcext:value-type="float">
            <text:p>45.296</text:p>
          </table:table-cell>
          <table:table-cell office:value-type="float" office:value="55.108" calcext:value-type="float">
            <text:p>55.108</text:p>
          </table:table-cell>
          <table:table-cell office:value-type="float" office:value="72.551" calcext:value-type="float">
            <text:p>72.551</text:p>
          </table:table-cell>
          <table:table-cell office:value-type="float" office:value="560.132" calcext:value-type="float">
            <text:p>560.132</text:p>
          </table:table-cell>
          <table:table-cell office:value-type="float" office:value="29.923" calcext:value-type="float">
            <text:p>29.923</text:p>
          </table:table-cell>
          <table:table-cell office:value-type="float" office:value="20.237" calcext:value-type="float">
            <text:p>20.237</text:p>
          </table:table-cell>
          <table:table-cell office:value-type="float" office:value="1324.663" calcext:value-type="float">
            <text:p>1324.663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732" calcext:value-type="float">
            <text:p>0.732</text:p>
          </table:table-cell>
          <table:table-cell office:value-type="float" office:value="2.975" calcext:value-type="float">
            <text:p>2.975</text:p>
          </table:table-cell>
          <table:table-cell office:value-type="float" office:value="4.671" calcext:value-type="float">
            <text:p>4.671</text:p>
          </table:table-cell>
          <table:table-cell office:value-type="float" office:value="33.224" calcext:value-type="float">
            <text:p>33.224</text:p>
          </table:table-cell>
          <table:table-cell office:value-type="float" office:value="101.798" calcext:value-type="float">
            <text:p>101.798</text:p>
          </table:table-cell>
          <table:table-cell office:value-type="float" office:value="127.326" calcext:value-type="float">
            <text:p>127.326</text:p>
          </table:table-cell>
          <table:table-cell office:value-type="float" office:value="153.843" calcext:value-type="float">
            <text:p>153.843</text:p>
          </table:table-cell>
          <table:table-cell office:value-type="float" office:value="175.078" calcext:value-type="float">
            <text:p>175.078</text:p>
          </table:table-cell>
          <table:table-cell office:value-type="float" office:value="1051.962" calcext:value-type="float">
            <text:p>1051.962</text:p>
          </table:table-cell>
          <table:table-cell office:value-type="float" office:value="33.023" calcext:value-type="float">
            <text:p>33.023</text:p>
          </table:table-cell>
          <table:table-cell office:value-type="float" office:value="59.855" calcext:value-type="float">
            <text:p>59.855</text:p>
          </table:table-cell>
          <table:table-cell office:value-type="float" office:value="0.304" calcext:value-type="float">
            <text:p>0.304</text:p>
          </table:table-cell>
          <table:table-cell office:value-type="float" office:value="1.162" calcext:value-type="float">
            <text:p>1.162</text:p>
          </table:table-cell>
          <table:table-cell office:value-type="float" office:value="1.954" calcext:value-type="float">
            <text:p>1.954</text:p>
          </table:table-cell>
          <table:table-cell office:value-type="float" office:value="15.23" calcext:value-type="float">
            <text:p>15.23</text:p>
          </table:table-cell>
          <table:table-cell office:value-type="float" office:value="19.764" calcext:value-type="float">
            <text:p>19.764</text:p>
          </table:table-cell>
          <table:table-cell office:value-type="float" office:value="21.768" calcext:value-type="float">
            <text:p>21.768</text:p>
          </table:table-cell>
          <table:table-cell office:value-type="float" office:value="24.502" calcext:value-type="float">
            <text:p>24.502</text:p>
          </table:table-cell>
          <table:table-cell office:value-type="float" office:value="27.824" calcext:value-type="float">
            <text:p>27.824</text:p>
          </table:table-cell>
          <table:table-cell office:value-type="float" office:value="862.321" calcext:value-type="float">
            <text:p>862.321</text:p>
          </table:table-cell>
          <table:table-cell office:value-type="float" office:value="7.429" calcext:value-type="float">
            <text:p>7.429</text:p>
          </table:table-cell>
          <table:table-cell office:value-type="float" office:value="14.569" calcext:value-type="float">
            <text:p>14.569</text:p>
          </table:table-cell>
          <table:table-cell office:value-type="float" office:value="4.811" calcext:value-type="float">
            <text:p>4.811</text:p>
          </table:table-cell>
          <table:table-cell office:value-type="float" office:value="24.041" calcext:value-type="float">
            <text:p>24.041</text:p>
          </table:table-cell>
          <table:table-cell office:value-type="float" office:value="27.535" calcext:value-type="float">
            <text:p>27.535</text:p>
          </table:table-cell>
          <table:table-cell office:value-type="float" office:value="31.5" calcext:value-type="float">
            <text:p>31.5</text:p>
          </table:table-cell>
          <table:table-cell office:value-type="float" office:value="33.96" calcext:value-type="float">
            <text:p>33.96</text:p>
          </table:table-cell>
          <table:table-cell office:value-type="float" office:value="35.861" calcext:value-type="float">
            <text:p>35.861</text:p>
          </table:table-cell>
          <table:table-cell office:value-type="float" office:value="39.013" calcext:value-type="float">
            <text:p>39.013</text:p>
          </table:table-cell>
          <table:table-cell office:value-type="float" office:value="43.36" calcext:value-type="float">
            <text:p>43.36</text:p>
          </table:table-cell>
          <table:table-cell office:value-type="float" office:value="880.269" calcext:value-type="float">
            <text:p>880.269</text:p>
          </table:table-cell>
          <table:table-cell office:value-type="float" office:value="29.358" calcext:value-type="float">
            <text:p>29.358</text:p>
          </table:table-cell>
          <table:table-cell office:value-type="float" office:value="31.991" calcext:value-type="float">
            <text:p>31.991</text:p>
          </table:table-cell>
          <table:table-cell office:value-type="float" office:value="0.205" calcext:value-type="float">
            <text:p>0.205</text:p>
          </table:table-cell>
          <table:table-cell office:value-type="float" office:value="4.213" calcext:value-type="float">
            <text:p>4.213</text:p>
          </table:table-cell>
          <table:table-cell office:value-type="float" office:value="8.497" calcext:value-type="float">
            <text:p>8.497</text:p>
          </table:table-cell>
          <table:table-cell office:value-type="float" office:value="17.951" calcext:value-type="float">
            <text:p>17.951</text:p>
          </table:table-cell>
          <table:table-cell office:value-type="float" office:value="21.187" calcext:value-type="float">
            <text:p>21.187</text:p>
          </table:table-cell>
          <table:table-cell office:value-type="float" office:value="23.035" calcext:value-type="float">
            <text:p>23.035</text:p>
          </table:table-cell>
          <table:table-cell office:value-type="float" office:value="25.783" calcext:value-type="float">
            <text:p>25.783</text:p>
          </table:table-cell>
          <table:table-cell office:value-type="float" office:value="29.564" calcext:value-type="float">
            <text:p>29.564</text:p>
          </table:table-cell>
          <table:table-cell office:value-type="float" office:value="862.919" calcext:value-type="float">
            <text:p>862.919</text:p>
          </table:table-cell>
          <table:table-cell office:value-type="float" office:value="11.184" calcext:value-type="float">
            <text:p>11.184</text:p>
          </table:table-cell>
          <table:table-cell office:value-type="float" office:value="15.459" calcext:value-type="float">
            <text:p>15.459</text:p>
          </table:table-cell>
          <table:table-cell office:value-type="float" office:value="8.215" calcext:value-type="float">
            <text:p>8.215</text:p>
          </table:table-cell>
          <table:table-cell office:value-type="float" office:value="37.256" calcext:value-type="float">
            <text:p>37.256</text:p>
          </table:table-cell>
          <table:table-cell office:value-type="float" office:value="45.487" calcext:value-type="float">
            <text:p>45.487</text:p>
          </table:table-cell>
          <table:table-cell office:value-type="float" office:value="98.785" calcext:value-type="float">
            <text:p>98.785</text:p>
          </table:table-cell>
          <table:table-cell office:value-type="float" office:value="170.383" calcext:value-type="float">
            <text:p>170.383</text:p>
          </table:table-cell>
          <table:table-cell office:value-type="float" office:value="195.024" calcext:value-type="float">
            <text:p>195.024</text:p>
          </table:table-cell>
          <table:table-cell office:value-type="float" office:value="222.024" calcext:value-type="float">
            <text:p>222.024</text:p>
          </table:table-cell>
          <table:table-cell office:value-type="float" office:value="244.314" calcext:value-type="float">
            <text:p>244.314</text:p>
          </table:table-cell>
          <table:table-cell office:value-type="float" office:value="1129.494" calcext:value-type="float">
            <text:p>1129.494</text:p>
          </table:table-cell>
          <table:table-cell office:value-type="float" office:value="80.993" calcext:value-type="float">
            <text:p>80.993</text:p>
          </table:table-cell>
          <table:table-cell office:value-type="float" office:value="79.777" calcext:value-type="float">
            <text:p>79.777</text:p>
          </table:table-cell>
          <table:table-cell office:value-type="float" office:value="706.115" calcext:value-type="float">
            <text:p>706.115</text:p>
          </table:table-cell>
          <table:table-cell table:style-name="ce10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874" calcext:value-type="float">
            <text:p>0.874</text:p>
          </table:table-cell>
          <table:table-cell office:value-type="float" office:value="7.306" calcext:value-type="float">
            <text:p>7.306</text:p>
          </table:table-cell>
          <table:table-cell office:value-type="float" office:value="12.178" calcext:value-type="float">
            <text:p>12.178</text:p>
          </table:table-cell>
          <table:table-cell office:value-type="float" office:value="20.81" calcext:value-type="float">
            <text:p>20.81</text:p>
          </table:table-cell>
          <table:table-cell office:value-type="float" office:value="27.487" calcext:value-type="float">
            <text:p>27.487</text:p>
          </table:table-cell>
          <table:table-cell office:value-type="float" office:value="32.341" calcext:value-type="float">
            <text:p>32.341</text:p>
          </table:table-cell>
          <table:table-cell office:value-type="float" office:value="40.857" calcext:value-type="float">
            <text:p>40.857</text:p>
          </table:table-cell>
          <table:table-cell office:value-type="float" office:value="52.913" calcext:value-type="float">
            <text:p>52.913</text:p>
          </table:table-cell>
          <table:table-cell office:value-type="float" office:value="292.373" calcext:value-type="float">
            <text:p>292.373</text:p>
          </table:table-cell>
          <table:table-cell office:value-type="float" office:value="16.254" calcext:value-type="float">
            <text:p>16.254</text:p>
          </table:table-cell>
          <table:table-cell office:value-type="float" office:value="14.864" calcext:value-type="float">
            <text:p>14.864</text:p>
          </table:table-cell>
          <table:table-cell office:value-type="float" office:value="0.402" calcext:value-type="float">
            <text:p>0.402</text:p>
          </table:table-cell>
          <table:table-cell office:value-type="float" office:value="2.753" calcext:value-type="float">
            <text:p>2.753</text:p>
          </table:table-cell>
          <table:table-cell office:value-type="float" office:value="4.37" calcext:value-type="float">
            <text:p>4.37</text:p>
          </table:table-cell>
          <table:table-cell office:value-type="float" office:value="6.439" calcext:value-type="float">
            <text:p>6.439</text:p>
          </table:table-cell>
          <table:table-cell office:value-type="float" office:value="7.76" calcext:value-type="float">
            <text:p>7.76</text:p>
          </table:table-cell>
          <table:table-cell office:value-type="float" office:value="8.882" calcext:value-type="float">
            <text:p>8.882</text:p>
          </table:table-cell>
          <table:table-cell office:value-type="float" office:value="11.24" calcext:value-type="float">
            <text:p>11.24</text:p>
          </table:table-cell>
          <table:table-cell office:value-type="float" office:value="15.631" calcext:value-type="float">
            <text:p>15.631</text:p>
          </table:table-cell>
          <table:table-cell office:value-type="float" office:value="192.855" calcext:value-type="float">
            <text:p>192.855</text:p>
          </table:table-cell>
          <table:table-cell office:value-type="float" office:value="5.25" calcext:value-type="float">
            <text:p>5.25</text:p>
          </table:table-cell>
          <table:table-cell office:value-type="float" office:value="5.219" calcext:value-type="float">
            <text:p>5.219</text:p>
          </table:table-cell>
          <table:table-cell office:value-type="float" office:value="1.229" calcext:value-type="float">
            <text:p>1.229</text:p>
          </table:table-cell>
          <table:table-cell office:value-type="float" office:value="6.887" calcext:value-type="float">
            <text:p>6.887</text:p>
          </table:table-cell>
          <table:table-cell office:value-type="float" office:value="9.074" calcext:value-type="float">
            <text:p>9.074</text:p>
          </table:table-cell>
          <table:table-cell office:value-type="float" office:value="11.646" calcext:value-type="float">
            <text:p>11.646</text:p>
          </table:table-cell>
          <table:table-cell office:value-type="float" office:value="13.5" calcext:value-type="float">
            <text:p>13.5</text:p>
          </table:table-cell>
          <table:table-cell office:value-type="float" office:value="15.101" calcext:value-type="float">
            <text:p>15.101</text:p>
          </table:table-cell>
          <table:table-cell office:value-type="float" office:value="18.588" calcext:value-type="float">
            <text:p>18.588</text:p>
          </table:table-cell>
          <table:table-cell office:value-type="float" office:value="25.814" calcext:value-type="float">
            <text:p>25.814</text:p>
          </table:table-cell>
          <table:table-cell office:value-type="float" office:value="241.439" calcext:value-type="float">
            <text:p>241.439</text:p>
          </table:table-cell>
          <table:table-cell office:value-type="float" office:value="10.352" calcext:value-type="float">
            <text:p>10.352</text:p>
          </table:table-cell>
          <table:table-cell office:value-type="float" office:value="8.485" calcext:value-type="float">
            <text:p>8.485</text:p>
          </table:table-cell>
          <table:table-cell office:value-type="float" office:value="0.328" calcext:value-type="float">
            <text:p>0.328</text:p>
          </table:table-cell>
          <table:table-cell office:value-type="float" office:value="3.049" calcext:value-type="float">
            <text:p>3.049</text:p>
          </table:table-cell>
          <table:table-cell office:value-type="float" office:value="4.597" calcext:value-type="float">
            <text:p>4.597</text:p>
          </table:table-cell>
          <table:table-cell office:value-type="float" office:value="6.523" calcext:value-type="float">
            <text:p>6.523</text:p>
          </table:table-cell>
          <table:table-cell office:value-type="float" office:value="7.714" calcext:value-type="float">
            <text:p>7.714</text:p>
          </table:table-cell>
          <table:table-cell office:value-type="float" office:value="8.665" calcext:value-type="float">
            <text:p>8.665</text:p>
          </table:table-cell>
          <table:table-cell office:value-type="float" office:value="10.604" calcext:value-type="float">
            <text:p>10.604</text:p>
          </table:table-cell>
          <table:table-cell office:value-type="float" office:value="14.491" calcext:value-type="float">
            <text:p>14.491</text:p>
          </table:table-cell>
          <table:table-cell office:value-type="float" office:value="189.027" calcext:value-type="float">
            <text:p>189.027</text:p>
          </table:table-cell>
          <table:table-cell office:value-type="float" office:value="5.372" calcext:value-type="float">
            <text:p>5.372</text:p>
          </table:table-cell>
          <table:table-cell office:value-type="float" office:value="5.358" calcext:value-type="float">
            <text:p>5.358</text:p>
          </table:table-cell>
          <table:table-cell office:value-type="float" office:value="3.871" calcext:value-type="float">
            <text:p>3.871</text:p>
          </table:table-cell>
          <table:table-cell office:value-type="float" office:value="25.222" calcext:value-type="float">
            <text:p>25.222</text:p>
          </table:table-cell>
          <table:table-cell office:value-type="float" office:value="33.458" calcext:value-type="float">
            <text:p>33.458</text:p>
          </table:table-cell>
          <table:table-cell office:value-type="float" office:value="44.465" calcext:value-type="float">
            <text:p>44.465</text:p>
          </table:table-cell>
          <table:table-cell office:value-type="float" office:value="51.965" calcext:value-type="float">
            <text:p>51.965</text:p>
          </table:table-cell>
          <table:table-cell office:value-type="float" office:value="57.95" calcext:value-type="float">
            <text:p>57.95</text:p>
          </table:table-cell>
          <table:table-cell office:value-type="float" office:value="68.333" calcext:value-type="float">
            <text:p>68.333</text:p>
          </table:table-cell>
          <table:table-cell office:value-type="float" office:value="85.541" calcext:value-type="float">
            <text:p>85.541</text:p>
          </table:table-cell>
          <table:table-cell office:value-type="float" office:value="311.573" calcext:value-type="float">
            <text:p>311.573</text:p>
          </table:table-cell>
          <table:table-cell office:value-type="float" office:value="37.229" calcext:value-type="float">
            <text:p>37.229</text:p>
          </table:table-cell>
          <table:table-cell office:value-type="float" office:value="20.09" calcext:value-type="float">
            <text:p>20.09</text:p>
          </table:table-cell>
          <table:table-cell office:value-type="float" office:value="1335.501" calcext:value-type="float">
            <text:p>1335.50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705" calcext:value-type="float">
            <text:p>0.705</text:p>
          </table:table-cell>
          <table:table-cell office:value-type="float" office:value="2.906" calcext:value-type="float">
            <text:p>2.906</text:p>
          </table:table-cell>
          <table:table-cell office:value-type="float" office:value="4.658" calcext:value-type="float">
            <text:p>4.658</text:p>
          </table:table-cell>
          <table:table-cell office:value-type="float" office:value="44.356" calcext:value-type="float">
            <text:p>44.356</text:p>
          </table:table-cell>
          <table:table-cell office:value-type="float" office:value="158.471" calcext:value-type="float">
            <text:p>158.471</text:p>
          </table:table-cell>
          <table:table-cell office:value-type="float" office:value="189.723" calcext:value-type="float">
            <text:p>189.723</text:p>
          </table:table-cell>
          <table:table-cell office:value-type="float" office:value="220.133" calcext:value-type="float">
            <text:p>220.133</text:p>
          </table:table-cell>
          <table:table-cell office:value-type="float" office:value="243.417" calcext:value-type="float">
            <text:p>243.417</text:p>
          </table:table-cell>
          <table:table-cell office:value-type="float" office:value="1272.78" calcext:value-type="float">
            <text:p>1272.78</text:p>
          </table:table-cell>
          <table:table-cell office:value-type="float" office:value="46.862" calcext:value-type="float">
            <text:p>46.862</text:p>
          </table:table-cell>
          <table:table-cell office:value-type="float" office:value="85.183" calcext:value-type="float">
            <text:p>85.183</text:p>
          </table:table-cell>
          <table:table-cell office:value-type="float" office:value="0.331" calcext:value-type="float">
            <text:p>0.331</text:p>
          </table:table-cell>
          <table:table-cell office:value-type="float" office:value="1.152" calcext:value-type="float">
            <text:p>1.152</text:p>
          </table:table-cell>
          <table:table-cell office:value-type="float" office:value="1.924" calcext:value-type="float">
            <text:p>1.924</text:p>
          </table:table-cell>
          <table:table-cell office:value-type="float" office:value="15.852" calcext:value-type="float">
            <text:p>15.852</text:p>
          </table:table-cell>
          <table:table-cell office:value-type="float" office:value="20.223" calcext:value-type="float">
            <text:p>20.223</text:p>
          </table:table-cell>
          <table:table-cell office:value-type="float" office:value="22.328" calcext:value-type="float">
            <text:p>22.328</text:p>
          </table:table-cell>
          <table:table-cell office:value-type="float" office:value="25.267" calcext:value-type="float">
            <text:p>25.267</text:p>
          </table:table-cell>
          <table:table-cell office:value-type="float" office:value="28.987" calcext:value-type="float">
            <text:p>28.987</text:p>
          </table:table-cell>
          <table:table-cell office:value-type="float" office:value="1022.342" calcext:value-type="float">
            <text:p>1022.342</text:p>
          </table:table-cell>
          <table:table-cell office:value-type="float" office:value="7.666" calcext:value-type="float">
            <text:p>7.666</text:p>
          </table:table-cell>
          <table:table-cell office:value-type="float" office:value="14.558" calcext:value-type="float">
            <text:p>14.558</text:p>
          </table:table-cell>
          <table:table-cell office:value-type="float" office:value="5.013" calcext:value-type="float">
            <text:p>5.013</text:p>
          </table:table-cell>
          <table:table-cell office:value-type="float" office:value="24.456" calcext:value-type="float">
            <text:p>24.456</text:p>
          </table:table-cell>
          <table:table-cell office:value-type="float" office:value="28.1" calcext:value-type="float">
            <text:p>28.1</text:p>
          </table:table-cell>
          <table:table-cell office:value-type="float" office:value="32.456" calcext:value-type="float">
            <text:p>32.456</text:p>
          </table:table-cell>
          <table:table-cell office:value-type="float" office:value="35.318" calcext:value-type="float">
            <text:p>35.318</text:p>
          </table:table-cell>
          <table:table-cell office:value-type="float" office:value="37.535" calcext:value-type="float">
            <text:p>37.535</text:p>
          </table:table-cell>
          <table:table-cell office:value-type="float" office:value="41.574" calcext:value-type="float">
            <text:p>41.574</text:p>
          </table:table-cell>
          <table:table-cell office:value-type="float" office:value="48.155" calcext:value-type="float">
            <text:p>48.155</text:p>
          </table:table-cell>
          <table:table-cell office:value-type="float" office:value="1058.343" calcext:value-type="float">
            <text:p>1058.343</text:p>
          </table:table-cell>
          <table:table-cell office:value-type="float" office:value="31.242" calcext:value-type="float">
            <text:p>31.242</text:p>
          </table:table-cell>
          <table:table-cell office:value-type="float" office:value="45.404" calcext:value-type="float">
            <text:p>45.404</text:p>
          </table:table-cell>
          <table:table-cell office:value-type="float" office:value="0.197" calcext:value-type="float">
            <text:p>0.197</text:p>
          </table:table-cell>
          <table:table-cell office:value-type="float" office:value="4.113" calcext:value-type="float">
            <text:p>4.113</text:p>
          </table:table-cell>
          <table:table-cell office:value-type="float" office:value="8.801" calcext:value-type="float">
            <text:p>8.801</text:p>
          </table:table-cell>
          <table:table-cell office:value-type="float" office:value="18.437" calcext:value-type="float">
            <text:p>18.437</text:p>
          </table:table-cell>
          <table:table-cell office:value-type="float" office:value="21.786" calcext:value-type="float">
            <text:p>21.786</text:p>
          </table:table-cell>
          <table:table-cell office:value-type="float" office:value="23.751" calcext:value-type="float">
            <text:p>23.751</text:p>
          </table:table-cell>
          <table:table-cell office:value-type="float" office:value="26.704" calcext:value-type="float">
            <text:p>26.704</text:p>
          </table:table-cell>
          <table:table-cell office:value-type="float" office:value="31.164" calcext:value-type="float">
            <text:p>31.164</text:p>
          </table:table-cell>
          <table:table-cell office:value-type="float" office:value="1046.643" calcext:value-type="float">
            <text:p>1046.643</text:p>
          </table:table-cell>
          <table:table-cell office:value-type="float" office:value="11.893" calcext:value-type="float">
            <text:p>11.893</text:p>
          </table:table-cell>
          <table:table-cell office:value-type="float" office:value="24.588" calcext:value-type="float">
            <text:p>24.588</text:p>
          </table:table-cell>
          <table:table-cell office:value-type="float" office:value="7.594" calcext:value-type="float">
            <text:p>7.594</text:p>
          </table:table-cell>
          <table:table-cell office:value-type="float" office:value="37.707" calcext:value-type="float">
            <text:p>37.707</text:p>
          </table:table-cell>
          <table:table-cell office:value-type="float" office:value="46.651" calcext:value-type="float">
            <text:p>46.651</text:p>
          </table:table-cell>
          <table:table-cell office:value-type="float" office:value="117.03" calcext:value-type="float">
            <text:p>117.03</text:p>
          </table:table-cell>
          <table:table-cell office:value-type="float" office:value="229.52" calcext:value-type="float">
            <text:p>229.52</text:p>
          </table:table-cell>
          <table:table-cell office:value-type="float" office:value="260.049" calcext:value-type="float">
            <text:p>260.049</text:p>
          </table:table-cell>
          <table:table-cell office:value-type="float" office:value="290.307" calcext:value-type="float">
            <text:p>290.307</text:p>
          </table:table-cell>
          <table:table-cell office:value-type="float" office:value="316.994" calcext:value-type="float">
            <text:p>316.994</text:p>
          </table:table-cell>
          <table:table-cell office:value-type="float" office:value="1349.125" calcext:value-type="float">
            <text:p>1349.125</text:p>
          </table:table-cell>
          <table:table-cell office:value-type="float" office:value="97.662" calcext:value-type="float">
            <text:p>97.662</text:p>
          </table:table-cell>
          <table:table-cell office:value-type="float" office:value="110.096" calcext:value-type="float">
            <text:p>110.096</text:p>
          </table:table-cell>
          <table:table-cell office:value-type="float" office:value="683.636" calcext:value-type="float">
            <text:p>683.636</text:p>
          </table:table-cell>
          <table:table-cell table:style-name="ce10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877" calcext:value-type="float">
            <text:p>0.877</text:p>
          </table:table-cell>
          <table:table-cell office:value-type="float" office:value="9.279" calcext:value-type="float">
            <text:p>9.279</text:p>
          </table:table-cell>
          <table:table-cell office:value-type="float" office:value="16.729" calcext:value-type="float">
            <text:p>16.729</text:p>
          </table:table-cell>
          <table:table-cell office:value-type="float" office:value="30.981" calcext:value-type="float">
            <text:p>30.981</text:p>
          </table:table-cell>
          <table:table-cell office:value-type="float" office:value="40.307" calcext:value-type="float">
            <text:p>40.307</text:p>
          </table:table-cell>
          <table:table-cell office:value-type="float" office:value="46.91" calcext:value-type="float">
            <text:p>46.91</text:p>
          </table:table-cell>
          <table:table-cell office:value-type="float" office:value="57.965" calcext:value-type="float">
            <text:p>57.965</text:p>
          </table:table-cell>
          <table:table-cell office:value-type="float" office:value="73.324" calcext:value-type="float">
            <text:p>73.324</text:p>
          </table:table-cell>
          <table:table-cell office:value-type="float" office:value="332.339" calcext:value-type="float">
            <text:p>332.339</text:p>
          </table:table-cell>
          <table:table-cell office:value-type="float" office:value="22.76" calcext:value-type="float">
            <text:p>22.76</text:p>
          </table:table-cell>
          <table:table-cell office:value-type="float" office:value="20.272" calcext:value-type="float">
            <text:p>20.272</text:p>
          </table:table-cell>
          <table:table-cell office:value-type="float" office:value="0.37" calcext:value-type="float">
            <text:p>0.37</text:p>
          </table:table-cell>
          <table:table-cell office:value-type="float" office:value="3.088" calcext:value-type="float">
            <text:p>3.088</text:p>
          </table:table-cell>
          <table:table-cell office:value-type="float" office:value="4.785" calcext:value-type="float">
            <text:p>4.785</text:p>
          </table:table-cell>
          <table:table-cell office:value-type="float" office:value="6.925" calcext:value-type="float">
            <text:p>6.925</text:p>
          </table:table-cell>
          <table:table-cell office:value-type="float" office:value="8.261" calcext:value-type="float">
            <text:p>8.261</text:p>
          </table:table-cell>
          <table:table-cell office:value-type="float" office:value="9.378" calcext:value-type="float">
            <text:p>9.378</text:p>
          </table:table-cell>
          <table:table-cell office:value-type="float" office:value="11.808" calcext:value-type="float">
            <text:p>11.808</text:p>
          </table:table-cell>
          <table:table-cell office:value-type="float" office:value="16.125" calcext:value-type="float">
            <text:p>16.125</text:p>
          </table:table-cell>
          <table:table-cell office:value-type="float" office:value="271.486" calcext:value-type="float">
            <text:p>271.486</text:p>
          </table:table-cell>
          <table:table-cell office:value-type="float" office:value="5.734" calcext:value-type="float">
            <text:p>5.734</text:p>
          </table:table-cell>
          <table:table-cell office:value-type="float" office:value="6.477" calcext:value-type="float">
            <text:p>6.477</text:p>
          </table:table-cell>
          <table:table-cell office:value-type="float" office:value="1.284" calcext:value-type="float">
            <text:p>1.284</text:p>
          </table:table-cell>
          <table:table-cell office:value-type="float" office:value="7.279" calcext:value-type="float">
            <text:p>7.279</text:p>
          </table:table-cell>
          <table:table-cell office:value-type="float" office:value="9.554" calcext:value-type="float">
            <text:p>9.554</text:p>
          </table:table-cell>
          <table:table-cell office:value-type="float" office:value="12.253" calcext:value-type="float">
            <text:p>12.253</text:p>
          </table:table-cell>
          <table:table-cell office:value-type="float" office:value="14.222" calcext:value-type="float">
            <text:p>14.222</text:p>
          </table:table-cell>
          <table:table-cell office:value-type="float" office:value="15.997" calcext:value-type="float">
            <text:p>15.997</text:p>
          </table:table-cell>
          <table:table-cell office:value-type="float" office:value="20.035" calcext:value-type="float">
            <text:p>20.035</text:p>
          </table:table-cell>
          <table:table-cell office:value-type="float" office:value="30.838" calcext:value-type="float">
            <text:p>30.838</text:p>
          </table:table-cell>
          <table:table-cell office:value-type="float" office:value="278.574" calcext:value-type="float">
            <text:p>278.574</text:p>
          </table:table-cell>
          <table:table-cell office:value-type="float" office:value="11.137" calcext:value-type="float">
            <text:p>11.137</text:p>
          </table:table-cell>
          <table:table-cell office:value-type="float" office:value="10.414" calcext:value-type="float">
            <text:p>10.414</text:p>
          </table:table-cell>
          <table:table-cell office:value-type="float" office:value="0.336" calcext:value-type="float">
            <text:p>0.336</text:p>
          </table:table-cell>
          <table:table-cell office:value-type="float" office:value="3.347" calcext:value-type="float">
            <text:p>3.347</text:p>
          </table:table-cell>
          <table:table-cell office:value-type="float" office:value="5.015" calcext:value-type="float">
            <text:p>5.015</text:p>
          </table:table-cell>
          <table:table-cell office:value-type="float" office:value="7.054" calcext:value-type="float">
            <text:p>7.054</text:p>
          </table:table-cell>
          <table:table-cell office:value-type="float" office:value="8.285" calcext:value-type="float">
            <text:p>8.285</text:p>
          </table:table-cell>
          <table:table-cell office:value-type="float" office:value="9.285" calcext:value-type="float">
            <text:p>9.285</text:p>
          </table:table-cell>
          <table:table-cell office:value-type="float" office:value="11.348" calcext:value-type="float">
            <text:p>11.348</text:p>
          </table:table-cell>
          <table:table-cell office:value-type="float" office:value="15.424" calcext:value-type="float">
            <text:p>15.424</text:p>
          </table:table-cell>
          <table:table-cell office:value-type="float" office:value="271.366" calcext:value-type="float">
            <text:p>271.366</text:p>
          </table:table-cell>
          <table:table-cell office:value-type="float" office:value="5.902" calcext:value-type="float">
            <text:p>5.902</text:p>
          </table:table-cell>
          <table:table-cell office:value-type="float" office:value="6.803" calcext:value-type="float">
            <text:p>6.803</text:p>
          </table:table-cell>
          <table:table-cell office:value-type="float" office:value="3.839" calcext:value-type="float">
            <text:p>3.839</text:p>
          </table:table-cell>
          <table:table-cell office:value-type="float" office:value="28.934" calcext:value-type="float">
            <text:p>28.934</text:p>
          </table:table-cell>
          <table:table-cell office:value-type="float" office:value="40.206" calcext:value-type="float">
            <text:p>40.206</text:p>
          </table:table-cell>
          <table:table-cell office:value-type="float" office:value="56.041" calcext:value-type="float">
            <text:p>56.041</text:p>
          </table:table-cell>
          <table:table-cell office:value-type="float" office:value="66.169" calcext:value-type="float">
            <text:p>66.169</text:p>
          </table:table-cell>
          <table:table-cell office:value-type="float" office:value="73.827" calcext:value-type="float">
            <text:p>73.827</text:p>
          </table:table-cell>
          <table:table-cell office:value-type="float" office:value="87.305" calcext:value-type="float">
            <text:p>87.305</text:p>
          </table:table-cell>
          <table:table-cell office:value-type="float" office:value="110.803" calcext:value-type="float">
            <text:p>110.803</text:p>
          </table:table-cell>
          <table:table-cell office:value-type="float" office:value="369.946" calcext:value-type="float">
            <text:p>369.946</text:p>
          </table:table-cell>
          <table:table-cell office:value-type="float" office:value="45.534" calcext:value-type="float">
            <text:p>45.534</text:p>
          </table:table-cell>
          <table:table-cell office:value-type="float" office:value="26.346" calcext:value-type="float">
            <text:p>26.346</text:p>
          </table:table-cell>
          <table:table-cell office:value-type="float" office:value="1313.157" calcext:value-type="float">
            <text:p>1313.157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716" calcext:value-type="float">
            <text:p>0.716</text:p>
          </table:table-cell>
          <table:table-cell office:value-type="float" office:value="2.998" calcext:value-type="float">
            <text:p>2.998</text:p>
          </table:table-cell>
          <table:table-cell office:value-type="float" office:value="4.973" calcext:value-type="float">
            <text:p>4.973</text:p>
          </table:table-cell>
          <table:table-cell office:value-type="float" office:value="72.032" calcext:value-type="float">
            <text:p>72.032</text:p>
          </table:table-cell>
          <table:table-cell office:value-type="float" office:value="212.654" calcext:value-type="float">
            <text:p>212.654</text:p>
          </table:table-cell>
          <table:table-cell office:value-type="float" office:value="257.63" calcext:value-type="float">
            <text:p>257.63</text:p>
          </table:table-cell>
          <table:table-cell office:value-type="float" office:value="291.381" calcext:value-type="float">
            <text:p>291.381</text:p>
          </table:table-cell>
          <table:table-cell office:value-type="float" office:value="319.128" calcext:value-type="float">
            <text:p>319.128</text:p>
          </table:table-cell>
          <table:table-cell office:value-type="float" office:value="1380.4" calcext:value-type="float">
            <text:p>1380.4</text:p>
          </table:table-cell>
          <table:table-cell office:value-type="float" office:value="63.782" calcext:value-type="float">
            <text:p>63.782</text:p>
          </table:table-cell>
          <table:table-cell office:value-type="float" office:value="115.296" calcext:value-type="float">
            <text:p>115.296</text:p>
          </table:table-cell>
          <table:table-cell office:value-type="float" office:value="0.32" calcext:value-type="float">
            <text:p>0.32</text:p>
          </table:table-cell>
          <table:table-cell office:value-type="float" office:value="1.187" calcext:value-type="float">
            <text:p>1.187</text:p>
          </table:table-cell>
          <table:table-cell office:value-type="float" office:value="2.073" calcext:value-type="float">
            <text:p>2.073</text:p>
          </table:table-cell>
          <table:table-cell office:value-type="float" office:value="17.338" calcext:value-type="float">
            <text:p>17.338</text:p>
          </table:table-cell>
          <table:table-cell office:value-type="float" office:value="21.129" calcext:value-type="float">
            <text:p>21.129</text:p>
          </table:table-cell>
          <table:table-cell office:value-type="float" office:value="23.334" calcext:value-type="float">
            <text:p>23.334</text:p>
          </table:table-cell>
          <table:table-cell office:value-type="float" office:value="26.433" calcext:value-type="float">
            <text:p>26.433</text:p>
          </table:table-cell>
          <table:table-cell office:value-type="float" office:value="30.534" calcext:value-type="float">
            <text:p>30.534</text:p>
          </table:table-cell>
          <table:table-cell office:value-type="float" office:value="1104.255" calcext:value-type="float">
            <text:p>1104.255</text:p>
          </table:table-cell>
          <table:table-cell office:value-type="float" office:value="8.56" calcext:value-type="float">
            <text:p>8.56</text:p>
          </table:table-cell>
          <table:table-cell office:value-type="float" office:value="18.773" calcext:value-type="float">
            <text:p>18.773</text:p>
          </table:table-cell>
          <table:table-cell office:value-type="float" office:value="5.594" calcext:value-type="float">
            <text:p>5.594</text:p>
          </table:table-cell>
          <table:table-cell office:value-type="float" office:value="24.769" calcext:value-type="float">
            <text:p>24.769</text:p>
          </table:table-cell>
          <table:table-cell office:value-type="float" office:value="28.554" calcext:value-type="float">
            <text:p>28.554</text:p>
          </table:table-cell>
          <table:table-cell office:value-type="float" office:value="33.022" calcext:value-type="float">
            <text:p>33.022</text:p>
          </table:table-cell>
          <table:table-cell office:value-type="float" office:value="35.932" calcext:value-type="float">
            <text:p>35.932</text:p>
          </table:table-cell>
          <table:table-cell office:value-type="float" office:value="38.333" calcext:value-type="float">
            <text:p>38.333</text:p>
          </table:table-cell>
          <table:table-cell office:value-type="float" office:value="42.653" calcext:value-type="float">
            <text:p>42.653</text:p>
          </table:table-cell>
          <table:table-cell office:value-type="float" office:value="50.028" calcext:value-type="float">
            <text:p>50.028</text:p>
          </table:table-cell>
          <table:table-cell office:value-type="float" office:value="1132.661" calcext:value-type="float">
            <text:p>1132.661</text:p>
          </table:table-cell>
          <table:table-cell office:value-type="float" office:value="31.022" calcext:value-type="float">
            <text:p>31.022</text:p>
          </table:table-cell>
          <table:table-cell office:value-type="float" office:value="35.841" calcext:value-type="float">
            <text:p>35.841</text:p>
          </table:table-cell>
          <table:table-cell office:value-type="float" office:value="0.208" calcext:value-type="float">
            <text:p>0.208</text:p>
          </table:table-cell>
          <table:table-cell office:value-type="float" office:value="4.343" calcext:value-type="float">
            <text:p>4.343</text:p>
          </table:table-cell>
          <table:table-cell office:value-type="float" office:value="9.419" calcext:value-type="float">
            <text:p>9.419</text:p>
          </table:table-cell>
          <table:table-cell office:value-type="float" office:value="19.259" calcext:value-type="float">
            <text:p>19.259</text:p>
          </table:table-cell>
          <table:table-cell office:value-type="float" office:value="22.471" calcext:value-type="float">
            <text:p>22.471</text:p>
          </table:table-cell>
          <table:table-cell office:value-type="float" office:value="24.477" calcext:value-type="float">
            <text:p>24.477</text:p>
          </table:table-cell>
          <table:table-cell office:value-type="float" office:value="27.716" calcext:value-type="float">
            <text:p>27.716</text:p>
          </table:table-cell>
          <table:table-cell office:value-type="float" office:value="31.924" calcext:value-type="float">
            <text:p>31.924</text:p>
          </table:table-cell>
          <table:table-cell office:value-type="float" office:value="1104.967" calcext:value-type="float">
            <text:p>1104.967</text:p>
          </table:table-cell>
          <table:table-cell office:value-type="float" office:value="12.33" calcext:value-type="float">
            <text:p>12.33</text:p>
          </table:table-cell>
          <table:table-cell office:value-type="float" office:value="21.609" calcext:value-type="float">
            <text:p>21.609</text:p>
          </table:table-cell>
          <table:table-cell office:value-type="float" office:value="8.946" calcext:value-type="float">
            <text:p>8.946</text:p>
          </table:table-cell>
          <table:table-cell office:value-type="float" office:value="38.566" calcext:value-type="float">
            <text:p>38.566</text:p>
          </table:table-cell>
          <table:table-cell office:value-type="float" office:value="48.762" calcext:value-type="float">
            <text:p>48.762</text:p>
          </table:table-cell>
          <table:table-cell office:value-type="float" office:value="146.81" calcext:value-type="float">
            <text:p>146.81</text:p>
          </table:table-cell>
          <table:table-cell office:value-type="float" office:value="287.094" calcext:value-type="float">
            <text:p>287.094</text:p>
          </table:table-cell>
          <table:table-cell office:value-type="float" office:value="327.842" calcext:value-type="float">
            <text:p>327.842</text:p>
          </table:table-cell>
          <table:table-cell office:value-type="float" office:value="362.694" calcext:value-type="float">
            <text:p>362.694</text:p>
          </table:table-cell>
          <table:table-cell office:value-type="float" office:value="393.389" calcext:value-type="float">
            <text:p>393.389</text:p>
          </table:table-cell>
          <table:table-cell office:value-type="float" office:value="1459.356" calcext:value-type="float">
            <text:p>1459.356</text:p>
          </table:table-cell>
          <table:table-cell office:value-type="float" office:value="115.694" calcext:value-type="float">
            <text:p>115.694</text:p>
          </table:table-cell>
          <table:table-cell office:value-type="float" office:value="135.069" calcext:value-type="float">
            <text:p>135.069</text:p>
          </table:table-cell>
          <table:table-cell office:value-type="float" office:value="662.117" calcext:value-type="float">
            <text:p>662.117</text:p>
          </table:table-cell>
          <table:table-cell table:style-name="ce10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913" calcext:value-type="float">
            <text:p>0.913</text:p>
          </table:table-cell>
          <table:table-cell office:value-type="float" office:value="11.541" calcext:value-type="float">
            <text:p>11.541</text:p>
          </table:table-cell>
          <table:table-cell office:value-type="float" office:value="22.755" calcext:value-type="float">
            <text:p>22.755</text:p>
          </table:table-cell>
          <table:table-cell office:value-type="float" office:value="42.155" calcext:value-type="float">
            <text:p>42.155</text:p>
          </table:table-cell>
          <table:table-cell office:value-type="float" office:value="53.233" calcext:value-type="float">
            <text:p>53.233</text:p>
          </table:table-cell>
          <table:table-cell office:value-type="float" office:value="61.054" calcext:value-type="float">
            <text:p>61.054</text:p>
          </table:table-cell>
          <table:table-cell office:value-type="float" office:value="74.053" calcext:value-type="float">
            <text:p>74.053</text:p>
          </table:table-cell>
          <table:table-cell office:value-type="float" office:value="91.488" calcext:value-type="float">
            <text:p>91.488</text:p>
          </table:table-cell>
          <table:table-cell office:value-type="float" office:value="390.73" calcext:value-type="float">
            <text:p>390.73</text:p>
          </table:table-cell>
          <table:table-cell office:value-type="float" office:value="29.764" calcext:value-type="float">
            <text:p>29.764</text:p>
          </table:table-cell>
          <table:table-cell office:value-type="float" office:value="25.329" calcext:value-type="float">
            <text:p>25.329</text:p>
          </table:table-cell>
          <table:table-cell office:value-type="float" office:value="0.399" calcext:value-type="float">
            <text:p>0.399</text:p>
          </table:table-cell>
          <table:table-cell office:value-type="float" office:value="3.363" calcext:value-type="float">
            <text:p>3.363</text:p>
          </table:table-cell>
          <table:table-cell office:value-type="float" office:value="5.141" calcext:value-type="float">
            <text:p>5.141</text:p>
          </table:table-cell>
          <table:table-cell office:value-type="float" office:value="7.301" calcext:value-type="float">
            <text:p>7.301</text:p>
          </table:table-cell>
          <table:table-cell office:value-type="float" office:value="8.716" calcext:value-type="float">
            <text:p>8.716</text:p>
          </table:table-cell>
          <table:table-cell office:value-type="float" office:value="9.942" calcext:value-type="float">
            <text:p>9.942</text:p>
          </table:table-cell>
          <table:table-cell office:value-type="float" office:value="12.818" calcext:value-type="float">
            <text:p>12.818</text:p>
          </table:table-cell>
          <table:table-cell office:value-type="float" office:value="17.764" calcext:value-type="float">
            <text:p>17.764</text:p>
          </table:table-cell>
          <table:table-cell office:value-type="float" office:value="331.722" calcext:value-type="float">
            <text:p>331.722</text:p>
          </table:table-cell>
          <table:table-cell office:value-type="float" office:value="6.103" calcext:value-type="float">
            <text:p>6.103</text:p>
          </table:table-cell>
          <table:table-cell office:value-type="float" office:value="6.518" calcext:value-type="float">
            <text:p>6.518</text:p>
          </table:table-cell>
          <table:table-cell office:value-type="float" office:value="1.42" calcext:value-type="float">
            <text:p>1.42</text:p>
          </table:table-cell>
          <table:table-cell office:value-type="float" office:value="7.613" calcext:value-type="float">
            <text:p>7.613</text:p>
          </table:table-cell>
          <table:table-cell office:value-type="float" office:value="9.898" calcext:value-type="float">
            <text:p>9.898</text:p>
          </table:table-cell>
          <table:table-cell office:value-type="float" office:value="12.645" calcext:value-type="float">
            <text:p>12.645</text:p>
          </table:table-cell>
          <table:table-cell office:value-type="float" office:value="14.755" calcext:value-type="float">
            <text:p>14.755</text:p>
          </table:table-cell>
          <table:table-cell office:value-type="float" office:value="16.64" calcext:value-type="float">
            <text:p>16.64</text:p>
          </table:table-cell>
          <table:table-cell office:value-type="float" office:value="20.654" calcext:value-type="float">
            <text:p>20.654</text:p>
          </table:table-cell>
          <table:table-cell office:value-type="float" office:value="29.615" calcext:value-type="float">
            <text:p>29.615</text:p>
          </table:table-cell>
          <table:table-cell office:value-type="float" office:value="335.694" calcext:value-type="float">
            <text:p>335.694</text:p>
          </table:table-cell>
          <table:table-cell office:value-type="float" office:value="11.474" calcext:value-type="float">
            <text:p>11.474</text:p>
          </table:table-cell>
          <table:table-cell office:value-type="float" office:value="10.37" calcext:value-type="float">
            <text:p>10.37</text:p>
          </table:table-cell>
          <table:table-cell office:value-type="float" office:value="0.319" calcext:value-type="float">
            <text:p>0.319</text:p>
          </table:table-cell>
          <table:table-cell office:value-type="float" office:value="3.653" calcext:value-type="float">
            <text:p>3.653</text:p>
          </table:table-cell>
          <table:table-cell office:value-type="float" office:value="5.386" calcext:value-type="float">
            <text:p>5.386</text:p>
          </table:table-cell>
          <table:table-cell office:value-type="float" office:value="7.462" calcext:value-type="float">
            <text:p>7.462</text:p>
          </table:table-cell>
          <table:table-cell office:value-type="float" office:value="8.77" calcext:value-type="float">
            <text:p>8.77</text:p>
          </table:table-cell>
          <table:table-cell office:value-type="float" office:value="9.836" calcext:value-type="float">
            <text:p>9.836</text:p>
          </table:table-cell>
          <table:table-cell office:value-type="float" office:value="12.025" calcext:value-type="float">
            <text:p>12.025</text:p>
          </table:table-cell>
          <table:table-cell office:value-type="float" office:value="16.819" calcext:value-type="float">
            <text:p>16.819</text:p>
          </table:table-cell>
          <table:table-cell office:value-type="float" office:value="332.509" calcext:value-type="float">
            <text:p>332.509</text:p>
          </table:table-cell>
          <table:table-cell office:value-type="float" office:value="6.302" calcext:value-type="float">
            <text:p>6.302</text:p>
          </table:table-cell>
          <table:table-cell office:value-type="float" office:value="7.177" calcext:value-type="float">
            <text:p>7.177</text:p>
          </table:table-cell>
          <table:table-cell office:value-type="float" office:value="3.439" calcext:value-type="float">
            <text:p>3.439</text:p>
          </table:table-cell>
          <table:table-cell office:value-type="float" office:value="33.138" calcext:value-type="float">
            <text:p>33.138</text:p>
          </table:table-cell>
          <table:table-cell office:value-type="float" office:value="47.947" calcext:value-type="float">
            <text:p>47.947</text:p>
          </table:table-cell>
          <table:table-cell office:value-type="float" office:value="67.595" calcext:value-type="float">
            <text:p>67.595</text:p>
          </table:table-cell>
          <table:table-cell office:value-type="float" office:value="79.531" calcext:value-type="float">
            <text:p>79.531</text:p>
          </table:table-cell>
          <table:table-cell office:value-type="float" office:value="88.139" calcext:value-type="float">
            <text:p>88.139</text:p>
          </table:table-cell>
          <table:table-cell office:value-type="float" office:value="103.565" calcext:value-type="float">
            <text:p>103.565</text:p>
          </table:table-cell>
          <table:table-cell office:value-type="float" office:value="126.034" calcext:value-type="float">
            <text:p>126.034</text:p>
          </table:table-cell>
          <table:table-cell office:value-type="float" office:value="410.727" calcext:value-type="float">
            <text:p>410.727</text:p>
          </table:table-cell>
          <table:table-cell office:value-type="float" office:value="53.644" calcext:value-type="float">
            <text:p>53.644</text:p>
          </table:table-cell>
          <table:table-cell office:value-type="float" office:value="30.365" calcext:value-type="float">
            <text:p>30.365</text:p>
          </table:table-cell>
          <table:table-cell office:value-type="float" office:value="1298.366" calcext:value-type="float">
            <text:p>1298.366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31" calcext:value-type="float">
            <text:p>0.731</text:p>
          </table:table-cell>
          <table:table-cell office:value-type="float" office:value="2.993" calcext:value-type="float">
            <text:p>2.993</text:p>
          </table:table-cell>
          <table:table-cell office:value-type="float" office:value="5.072" calcext:value-type="float">
            <text:p>5.072</text:p>
          </table:table-cell>
          <table:table-cell office:value-type="float" office:value="116.546" calcext:value-type="float">
            <text:p>116.546</text:p>
          </table:table-cell>
          <table:table-cell office:value-type="float" office:value="256.532" calcext:value-type="float">
            <text:p>256.532</text:p>
          </table:table-cell>
          <table:table-cell office:value-type="float" office:value="311.369" calcext:value-type="float">
            <text:p>311.369</text:p>
          </table:table-cell>
          <table:table-cell office:value-type="float" office:value="351.733" calcext:value-type="float">
            <text:p>351.733</text:p>
          </table:table-cell>
          <table:table-cell office:value-type="float" office:value="379.315" calcext:value-type="float">
            <text:p>379.315</text:p>
          </table:table-cell>
          <table:table-cell office:value-type="float" office:value="1729.897" calcext:value-type="float">
            <text:p>1729.897</text:p>
          </table:table-cell>
          <table:table-cell office:value-type="float" office:value="79.503" calcext:value-type="float">
            <text:p>79.503</text:p>
          </table:table-cell>
          <table:table-cell office:value-type="float" office:value="139.057" calcext:value-type="float">
            <text:p>139.057</text:p>
          </table:table-cell>
          <table:table-cell office:value-type="float" office:value="0.322" calcext:value-type="float">
            <text:p>0.322</text:p>
          </table:table-cell>
          <table:table-cell office:value-type="float" office:value="1.186" calcext:value-type="float">
            <text:p>1.186</text:p>
          </table:table-cell>
          <table:table-cell office:value-type="float" office:value="2.132" calcext:value-type="float">
            <text:p>2.132</text:p>
          </table:table-cell>
          <table:table-cell office:value-type="float" office:value="18.03" calcext:value-type="float">
            <text:p>18.03</text:p>
          </table:table-cell>
          <table:table-cell office:value-type="float" office:value="21.376" calcext:value-type="float">
            <text:p>21.376</text:p>
          </table:table-cell>
          <table:table-cell office:value-type="float" office:value="23.292" calcext:value-type="float">
            <text:p>23.292</text:p>
          </table:table-cell>
          <table:table-cell office:value-type="float" office:value="26.276" calcext:value-type="float">
            <text:p>26.276</text:p>
          </table:table-cell>
          <table:table-cell office:value-type="float" office:value="30.664" calcext:value-type="float">
            <text:p>30.664</text:p>
          </table:table-cell>
          <table:table-cell office:value-type="float" office:value="1406.972" calcext:value-type="float">
            <text:p>1406.972</text:p>
          </table:table-cell>
          <table:table-cell office:value-type="float" office:value="8.976" calcext:value-type="float">
            <text:p>8.976</text:p>
          </table:table-cell>
          <table:table-cell office:value-type="float" office:value="21.158" calcext:value-type="float">
            <text:p>21.158</text:p>
          </table:table-cell>
          <table:table-cell office:value-type="float" office:value="5.541" calcext:value-type="float">
            <text:p>5.541</text:p>
          </table:table-cell>
          <table:table-cell office:value-type="float" office:value="24.683" calcext:value-type="float">
            <text:p>24.683</text:p>
          </table:table-cell>
          <table:table-cell office:value-type="float" office:value="28.338" calcext:value-type="float">
            <text:p>28.338</text:p>
          </table:table-cell>
          <table:table-cell office:value-type="float" office:value="32.569" calcext:value-type="float">
            <text:p>32.569</text:p>
          </table:table-cell>
          <table:table-cell office:value-type="float" office:value="35.345" calcext:value-type="float">
            <text:p>35.345</text:p>
          </table:table-cell>
          <table:table-cell office:value-type="float" office:value="37.654" calcext:value-type="float">
            <text:p>37.654</text:p>
          </table:table-cell>
          <table:table-cell office:value-type="float" office:value="41.834" calcext:value-type="float">
            <text:p>41.834</text:p>
          </table:table-cell>
          <table:table-cell office:value-type="float" office:value="48.852" calcext:value-type="float">
            <text:p>48.852</text:p>
          </table:table-cell>
          <table:table-cell office:value-type="float" office:value="1412.756" calcext:value-type="float">
            <text:p>1412.756</text:p>
          </table:table-cell>
          <table:table-cell office:value-type="float" office:value="31.018" calcext:value-type="float">
            <text:p>31.018</text:p>
          </table:table-cell>
          <table:table-cell office:value-type="float" office:value="44.411" calcext:value-type="float">
            <text:p>44.411</text:p>
          </table:table-cell>
          <table:table-cell office:value-type="float" office:value="0.198" calcext:value-type="float">
            <text:p>0.198</text:p>
          </table:table-cell>
          <table:table-cell office:value-type="float" office:value="4.546" calcext:value-type="float">
            <text:p>4.546</text:p>
          </table:table-cell>
          <table:table-cell office:value-type="float" office:value="9.884" calcext:value-type="float">
            <text:p>9.884</text:p>
          </table:table-cell>
          <table:table-cell office:value-type="float" office:value="19.501" calcext:value-type="float">
            <text:p>19.501</text:p>
          </table:table-cell>
          <table:table-cell office:value-type="float" office:value="22.501" calcext:value-type="float">
            <text:p>22.501</text:p>
          </table:table-cell>
          <table:table-cell office:value-type="float" office:value="24.413" calcext:value-type="float">
            <text:p>24.413</text:p>
          </table:table-cell>
          <table:table-cell office:value-type="float" office:value="27.545" calcext:value-type="float">
            <text:p>27.545</text:p>
          </table:table-cell>
          <table:table-cell office:value-type="float" office:value="32.557" calcext:value-type="float">
            <text:p>32.557</text:p>
          </table:table-cell>
          <table:table-cell office:value-type="float" office:value="1407.121" calcext:value-type="float">
            <text:p>1407.121</text:p>
          </table:table-cell>
          <table:table-cell office:value-type="float" office:value="12.553" calcext:value-type="float">
            <text:p>12.553</text:p>
          </table:table-cell>
          <table:table-cell office:value-type="float" office:value="23.303" calcext:value-type="float">
            <text:p>23.303</text:p>
          </table:table-cell>
          <table:table-cell office:value-type="float" office:value="7.969" calcext:value-type="float">
            <text:p>7.969</text:p>
          </table:table-cell>
          <table:table-cell office:value-type="float" office:value="38.458" calcext:value-type="float">
            <text:p>38.458</text:p>
          </table:table-cell>
          <table:table-cell office:value-type="float" office:value="48.774" calcext:value-type="float">
            <text:p>48.774</text:p>
          </table:table-cell>
          <table:table-cell office:value-type="float" office:value="190.23" calcext:value-type="float">
            <text:p>190.23</text:p>
          </table:table-cell>
          <table:table-cell office:value-type="float" office:value="330.973" calcext:value-type="float">
            <text:p>330.973</text:p>
          </table:table-cell>
          <table:table-cell office:value-type="float" office:value="382.054" calcext:value-type="float">
            <text:p>382.054</text:p>
          </table:table-cell>
          <table:table-cell office:value-type="float" office:value="421.477" calcext:value-type="float">
            <text:p>421.477</text:p>
          </table:table-cell>
          <table:table-cell office:value-type="float" office:value="452.715" calcext:value-type="float">
            <text:p>452.715</text:p>
          </table:table-cell>
          <table:table-cell office:value-type="float" office:value="1804.303" calcext:value-type="float">
            <text:p>1804.303</text:p>
          </table:table-cell>
          <table:table-cell office:value-type="float" office:value="132.049" calcext:value-type="float">
            <text:p>132.049</text:p>
          </table:table-cell>
          <table:table-cell office:value-type="float" office:value="160.372" calcext:value-type="float">
            <text:p>160.372</text:p>
          </table:table-cell>
          <table:table-cell office:value-type="float" office:value="654.687" calcext:value-type="float">
            <text:p>654.687</text:p>
          </table:table-cell>
          <table:table-cell table:style-name="ce10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62" calcext:value-type="float">
            <text:p>0.862</text:p>
          </table:table-cell>
          <table:table-cell office:value-type="float" office:value="12.664" calcext:value-type="float">
            <text:p>12.664</text:p>
          </table:table-cell>
          <table:table-cell office:value-type="float" office:value="28.876" calcext:value-type="float">
            <text:p>28.876</text:p>
          </table:table-cell>
          <table:table-cell office:value-type="float" office:value="54.538" calcext:value-type="float">
            <text:p>54.538</text:p>
          </table:table-cell>
          <table:table-cell office:value-type="float" office:value="68.941" calcext:value-type="float">
            <text:p>68.941</text:p>
          </table:table-cell>
          <table:table-cell office:value-type="float" office:value="79.1" calcext:value-type="float">
            <text:p>79.1</text:p>
          </table:table-cell>
          <table:table-cell office:value-type="float" office:value="95.409" calcext:value-type="float">
            <text:p>95.409</text:p>
          </table:table-cell>
          <table:table-cell office:value-type="float" office:value="123.374" calcext:value-type="float">
            <text:p>123.374</text:p>
          </table:table-cell>
          <table:table-cell office:value-type="float" office:value="599.293" calcext:value-type="float">
            <text:p>599.293</text:p>
          </table:table-cell>
          <table:table-cell office:value-type="float" office:value="38.003" calcext:value-type="float">
            <text:p>38.003</text:p>
          </table:table-cell>
          <table:table-cell office:value-type="float" office:value="35.433" calcext:value-type="float">
            <text:p>35.433</text:p>
          </table:table-cell>
          <table:table-cell office:value-type="float" office:value="0.341" calcext:value-type="float">
            <text:p>0.341</text:p>
          </table:table-cell>
          <table:table-cell office:value-type="float" office:value="3.491" calcext:value-type="float">
            <text:p>3.491</text:p>
          </table:table-cell>
          <table:table-cell office:value-type="float" office:value="5.34" calcext:value-type="float">
            <text:p>5.34</text:p>
          </table:table-cell>
          <table:table-cell office:value-type="float" office:value="7.685" calcext:value-type="float">
            <text:p>7.685</text:p>
          </table:table-cell>
          <table:table-cell office:value-type="float" office:value="9.2" calcext:value-type="float">
            <text:p>9.2</text:p>
          </table:table-cell>
          <table:table-cell office:value-type="float" office:value="10.622" calcext:value-type="float">
            <text:p>10.622</text:p>
          </table:table-cell>
          <table:table-cell office:value-type="float" office:value="14.1" calcext:value-type="float">
            <text:p>14.1</text:p>
          </table:table-cell>
          <table:table-cell office:value-type="float" office:value="20.118" calcext:value-type="float">
            <text:p>20.118</text:p>
          </table:table-cell>
          <table:table-cell office:value-type="float" office:value="510.829" calcext:value-type="float">
            <text:p>510.829</text:p>
          </table:table-cell>
          <table:table-cell office:value-type="float" office:value="6.519" calcext:value-type="float">
            <text:p>6.519</text:p>
          </table:table-cell>
          <table:table-cell office:value-type="float" office:value="7.664" calcext:value-type="float">
            <text:p>7.664</text:p>
          </table:table-cell>
          <table:table-cell office:value-type="float" office:value="1.11" calcext:value-type="float">
            <text:p>1.11</text:p>
          </table:table-cell>
          <table:table-cell office:value-type="float" office:value="7.729" calcext:value-type="float">
            <text:p>7.729</text:p>
          </table:table-cell>
          <table:table-cell office:value-type="float" office:value="10.204" calcext:value-type="float">
            <text:p>10.204</text:p>
          </table:table-cell>
          <table:table-cell office:value-type="float" office:value="13.201" calcext:value-type="float">
            <text:p>13.201</text:p>
          </table:table-cell>
          <table:table-cell office:value-type="float" office:value="15.553" calcext:value-type="float">
            <text:p>15.553</text:p>
          </table:table-cell>
          <table:table-cell office:value-type="float" office:value="17.82" calcext:value-type="float">
            <text:p>17.82</text:p>
          </table:table-cell>
          <table:table-cell office:value-type="float" office:value="23.08" calcext:value-type="float">
            <text:p>23.08</text:p>
          </table:table-cell>
          <table:table-cell office:value-type="float" office:value="36.914" calcext:value-type="float">
            <text:p>36.914</text:p>
          </table:table-cell>
          <table:table-cell office:value-type="float" office:value="554.127" calcext:value-type="float">
            <text:p>554.127</text:p>
          </table:table-cell>
          <table:table-cell office:value-type="float" office:value="12.223" calcext:value-type="float">
            <text:p>12.223</text:p>
          </table:table-cell>
          <table:table-cell office:value-type="float" office:value="13.354" calcext:value-type="float">
            <text:p>13.354</text:p>
          </table:table-cell>
          <table:table-cell office:value-type="float" office:value="0.318" calcext:value-type="float">
            <text:p>0.318</text:p>
          </table:table-cell>
          <table:table-cell office:value-type="float" office:value="3.782" calcext:value-type="float">
            <text:p>3.782</text:p>
          </table:table-cell>
          <table:table-cell office:value-type="float" office:value="5.644" calcext:value-type="float">
            <text:p>5.644</text:p>
          </table:table-cell>
          <table:table-cell office:value-type="float" office:value="7.871" calcext:value-type="float">
            <text:p>7.871</text:p>
          </table:table-cell>
          <table:table-cell office:value-type="float" office:value="9.274" calcext:value-type="float">
            <text:p>9.274</text:p>
          </table:table-cell>
          <table:table-cell office:value-type="float" office:value="10.49" calcext:value-type="float">
            <text:p>10.49</text:p>
          </table:table-cell>
          <table:table-cell office:value-type="float" office:value="13.014" calcext:value-type="float">
            <text:p>13.014</text:p>
          </table:table-cell>
          <table:table-cell office:value-type="float" office:value="18.324" calcext:value-type="float">
            <text:p>18.324</text:p>
          </table:table-cell>
          <table:table-cell office:value-type="float" office:value="510.395" calcext:value-type="float">
            <text:p>510.395</text:p>
          </table:table-cell>
          <table:table-cell office:value-type="float" office:value="6.641" calcext:value-type="float">
            <text:p>6.641</text:p>
          </table:table-cell>
          <table:table-cell office:value-type="float" office:value="7.528" calcext:value-type="float">
            <text:p>7.528</text:p>
          </table:table-cell>
          <table:table-cell office:value-type="float" office:value="3.663" calcext:value-type="float">
            <text:p>3.663</text:p>
          </table:table-cell>
          <table:table-cell office:value-type="float" office:value="35.725" calcext:value-type="float">
            <text:p>35.725</text:p>
          </table:table-cell>
          <table:table-cell office:value-type="float" office:value="55.57" calcext:value-type="float">
            <text:p>55.57</text:p>
          </table:table-cell>
          <table:table-cell office:value-type="float" office:value="82.021" calcext:value-type="float">
            <text:p>82.021</text:p>
          </table:table-cell>
          <table:table-cell office:value-type="float" office:value="97.757" calcext:value-type="float">
            <text:p>97.757</text:p>
          </table:table-cell>
          <table:table-cell office:value-type="float" office:value="108.648" calcext:value-type="float">
            <text:p>108.648</text:p>
          </table:table-cell>
          <table:table-cell office:value-type="float" office:value="127.733" calcext:value-type="float">
            <text:p>127.733</text:p>
          </table:table-cell>
          <table:table-cell office:value-type="float" office:value="161.479" calcext:value-type="float">
            <text:p>161.479</text:p>
          </table:table-cell>
          <table:table-cell office:value-type="float" office:value="651.651" calcext:value-type="float">
            <text:p>651.651</text:p>
          </table:table-cell>
          <table:table-cell office:value-type="float" office:value="63.385" calcext:value-type="float">
            <text:p>63.385</text:p>
          </table:table-cell>
          <table:table-cell office:value-type="float" office:value="41.28" calcext:value-type="float">
            <text:p>41.28</text:p>
          </table:table-cell>
          <table:table-cell office:value-type="float" office:value="1260.372" calcext:value-type="float">
            <text:p>1260.372</text:p>
          </table:table-cell>
          <table:table-cell table:number-columns-repeated="906"/>
        </table:table-row>
      </table:table>
      <table:table table:name="Charts_003" table:style-name="ta1">
        <table:shapes>
          <draw:frame draw:z-index="0" draw:style-name="gr1" draw:text-style-name="P1" svg:width="453.26pt" svg:height="254.83pt" svg:x="142.16pt" svg:y="396.23pt">
            <draw:object draw:notify-on-update-of-ranges="Charts_003.B20:Charts_003.B29 Charts_003.J19:Charts_003.J19 Charts_003.J20:Charts_003.J29 Charts_003.U19:Charts_003.U19 Charts_003.U20:Charts_003.U29 Charts_003.AF19:Charts_003.AF19 Charts_003.AF20:Charts_003.AF29 Charts_003.AQ19:Charts_003.AQ19 Charts_003.AQ20:Charts_003.AQ29 Charts_003.BQ19:Charts_003.BQ19 Charts_003.BQ20:Charts_003.BQ29 Charts_003.CB19:Charts_003.CB19 Charts_003.CB20:Charts_003.CB29 Charts_003.CM19:Charts_003.CM19 Charts_003.CM20:Charts_003.CM29 Charts_003.CX19:Charts_003.CX19 Charts_003.CX20:Charts_003.CX2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453.26pt" svg:height="254.83pt" svg:x="653.27pt" svg:y="396.26pt">
            <draw:object draw:notify-on-update-of-ranges="Charts_003.B20:Charts_003.B29 Charts_003.BB19:Charts_003.BB19 Charts_003.BB20:Charts_003.BB29 Charts_003.BG19:Charts_003.BG19 Charts_003.BG20:Charts_003.BG29 Charts_003.DI19:Charts_003.DI19 Charts_003.DI20:Charts_003.DI29 Charts_003.DN19:Charts_003.DN19 Charts_003.DN20:Charts_003.DN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453.26pt" svg:height="254.83pt" svg:x="1166.23pt" svg:y="400.79pt">
            <draw:object draw:notify-on-update-of-ranges="Charts_003.B20:Charts_003.B29 Charts_003.AW19:Charts_003.AW19 Charts_003.AW20:Charts_003.AW29 Charts_003.AX19:Charts_003.AX19 Charts_003.AX20:Charts_003.AX29 Charts_003.AY19:Charts_003.AY19 Charts_003.AY20:Charts_003.AY29 Charts_003.BB19:Charts_003.BB19 Charts_003.BB20:Charts_003.BB29 Charts_003.DD19:Charts_003.DD19 Charts_003.DD20:Charts_003.DD29 Charts_003.DE19:Charts_003.DE19 Charts_003.DE20:Charts_003.DE29 Charts_003.DF19:Charts_003.DF19 Charts_003.DF20:Charts_003.DF29 Charts_003.DI19:Charts_003.DI19 Charts_003.DI20:Charts_003.DI2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453.26pt" svg:height="254.83pt" svg:x="1675.81pt" svg:y="399.57pt">
            <draw:object draw:notify-on-update-of-ranges="Charts_003.B20:Charts_003.B29 Charts_003.BE19:Charts_003.BE19 Charts_003.BE20:Charts_003.BE29 Charts_003.BF19:Charts_003.BF19 Charts_003.BF20:Charts_003.BF29 Charts_003.DL19:Charts_003.DL19 Charts_003.DL20:Charts_003.DL29 Charts_003.DM19:Charts_003.DM19 Charts_003.DM20:Charts_003.DM2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58" table:default-cell-style-name="ce6"/>
        <table:table-column table:style-name="co2" table:default-cell-style-name="ce9"/>
        <table:table-column table:style-name="co2" table:number-columns-repeated="58" table:default-cell-style-name="ce10"/>
        <table:table-column table:style-name="co2" table:number-columns-repeated="906" table:default-cell-style-name="Default"/>
        <table:table-row table:style-name="ro1">
          <table:table-cell table:style-name="ce4" office:value-type="string" calcext:value-type="string">
            <text:p>Title:</text:p>
          </table:table-cell>
          <table:table-cell table:style-name="ce4" office:value-type="string" calcext:value-type="string">
            <text:p>Extreme Workload, RPO=0</text:p>
          </table:table-cell>
          <table:table-cell table:style-name="ce4" table:number-columns-repeated="3"/>
          <table:table-cell table:style-name="Default" table:number-columns-repeated="113"/>
          <table:table-cell table:number-columns-repeated="906"/>
        </table:table-row>
        <table:table-row table:style-name="ro2">
          <table:table-cell table:style-name="Default" table:number-columns-repeated="118"/>
          <table:table-cell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TRADITIONAL</text:p>
          </table:table-cell>
          <table:table-cell table:number-columns-repeated="57"/>
          <table:table-cell office:value-type="string" calcext:value-type="string">
            <text:p>State Engine Type:</text:p>
          </table:table-cell>
          <table:table-cell table:number-columns-repeated="2"/>
          <table:table-cell table:style-name="ce9" office:value-type="string" calcext:value-type="string">
            <text:p>JOURNAL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min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in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ax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size</text:p>
          </table:table-cell>
          <table:table-cell table:number-columns-repeated="2"/>
          <table:table-cell office:value-type="float" office:value="52428800" calcext:value-type="float">
            <text:p>5242880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buffer_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max_buffer_log_size</text:p>
          </table:table-cell>
          <table:table-cell table:number-columns-repeated="2"/>
          <table:table-cell office:value-type="float" office:value="13107200" calcext:value-type="float">
            <text:p>1310720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o_direct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ir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d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r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r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t/--medium-delay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12]-[.B13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delay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K12]-[.BK13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delay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12]+[.B13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delay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K12]+[.BK13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medium-processing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14]-[.B15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processing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K14]-[.BK15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processing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14]+[.B15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processing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K14]+[.BK15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table:style-name="ce6"/>
          <table:table-cell table:number-columns-repeated="58"/>
          <table:table-cell table:style-name="ce10"/>
          <table:table-cell table:number-columns-repeated="964"/>
        </table:table-row>
        <table:table-row table:style-name="ro2">
          <table:table-cell/>
          <table:table-cell table:style-name="ce5" office:value-type="string" calcext:value-type="string">
            <text:p><text:s/>clients</text:p>
          </table:table-cell>
          <table:table-cell table:style-name="ce5"/>
          <table:table-cell table:style-name="ce5" office:value-type="string" calcext:value-type="string">
            <text:p>tx_open</text:p>
          </table:table-cell>
          <table:table-cell table:style-name="ce5" table:number-columns-repeated="10"/>
          <table:table-cell table:style-name="ce5" office:value-type="string" calcext:value-type="string">
            <text:p>tx_begin</text:p>
          </table:table-cell>
          <table:table-cell table:style-name="ce5" table:number-columns-repeated="10"/>
          <table:table-cell table:style-name="ce5" office:value-type="string" calcext:value-type="string">
            <text:p>tx_commit</text:p>
          </table:table-cell>
          <table:table-cell table:style-name="ce5" table:number-columns-repeated="10"/>
          <table:table-cell table:style-name="ce5" office:value-type="string" calcext:value-type="string">
            <text:p>tx_close</text:p>
          </table:table-cell>
          <table:table-cell table:style-name="ce5" table:number-columns-repeated="10"/>
          <table:table-cell table:style-name="ce5" office:value-type="string" calcext:value-type="string">
            <text:p>total</text:p>
          </table:table-cell>
          <table:table-cell table:style-name="ce5" table:number-columns-repeated="10"/>
          <table:table-cell table:style-name="ce5" office:value-type="string" calcext:value-type="string">
            <text:p>tps</text:p>
          </table:table-cell>
          <table:table-cell/>
          <table:table-cell table:style-name="ce9" office:value-type="string" calcext:value-type="string">
            <text:p><text:s/>clients</text:p>
          </table:table-cell>
          <table:table-cell table:style-name="ce9"/>
          <table:table-cell table:style-name="ce9" office:value-type="string" calcext:value-type="string">
            <text:p>tx_open</text:p>
          </table:table-cell>
          <table:table-cell table:style-name="ce9" table:number-columns-repeated="10"/>
          <table:table-cell table:style-name="ce9" office:value-type="string" calcext:value-type="string">
            <text:p>tx_begin</text:p>
          </table:table-cell>
          <table:table-cell table:style-name="ce9" table:number-columns-repeated="10"/>
          <table:table-cell table:style-name="ce9" office:value-type="string" calcext:value-type="string">
            <text:p>tx_commit</text:p>
          </table:table-cell>
          <table:table-cell table:style-name="ce9" table:number-columns-repeated="10"/>
          <table:table-cell table:style-name="ce9" office:value-type="string" calcext:value-type="string">
            <text:p>tx_close</text:p>
          </table:table-cell>
          <table:table-cell table:style-name="ce9" table:number-columns-repeated="10"/>
          <table:table-cell table:style-name="ce9" office:value-type="string" calcext:value-type="string">
            <text:p>total</text:p>
          </table:table-cell>
          <table:table-cell table:style-name="ce9" table:number-columns-repeated="10"/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<text:s/>N</text:p>
          </table:table-cell>
          <table:table-cell table:style-name="ce5" office:value-type="string" calcext:value-type="string">
            <text:p>sample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tps</text:p>
          </table:table-cell>
          <table:table-cell office:value-type="string" calcext:value-type="string">
            <text:p>State Engine Type:</text:p>
          </table:table-cell>
          <table:table-cell table:style-name="ce9" office:value-type="string" calcext:value-type="string">
            <text:p><text:s/>N</text:p>
          </table:table-cell>
          <table:table-cell table:style-name="ce9" office:value-type="string" calcext:value-type="string">
            <text:p>samples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T</text:p>
          </table:table-cell>
          <table:table-cell table:style-name="ce5" table:formula="of:=[.B18]" office:value-type="string" office:string-value=" N" calcext:value-type="string">
            <text:p><text:s/>N</text:p>
          </table:table-cell>
          <table:table-cell table:style-name="ce5" table:formula="of:=[.C18]" office:value-type="string" office:string-value="samples" calcext:value-type="string">
            <text:p>samples</text:p>
          </table:table-cell>
          <table:table-cell table:style-name="ce5" table:formula="of:=COM.MICROSOFT.CONCAT([.$A19];&quot;/&quot;;[.$D17];&quot;/&quot;;[.D18])" office:value-type="string" office:string-value="T/tx_open/min" calcext:value-type="string">
            <text:p>T/tx_open/min</text:p>
          </table:table-cell>
          <table:table-cell table:style-name="ce5" table:formula="of:=COM.MICROSOFT.CONCAT([.$A19];&quot;/&quot;;[.$D17];&quot;/&quot;;[.E18])" office:value-type="string" office:string-value="T/tx_open/25th%" calcext:value-type="string">
            <text:p>T/tx_open/25th%</text:p>
          </table:table-cell>
          <table:table-cell table:style-name="ce5" table:formula="of:=COM.MICROSOFT.CONCAT([.$A19];&quot;/&quot;;[.$D17];&quot;/&quot;;[.F18])" office:value-type="string" office:string-value="T/tx_open/50th%" calcext:value-type="string">
            <text:p>T/tx_open/50th%</text:p>
          </table:table-cell>
          <table:table-cell table:style-name="ce5" table:formula="of:=COM.MICROSOFT.CONCAT([.$A19];&quot;/&quot;;[.$D17];&quot;/&quot;;[.G18])" office:value-type="string" office:string-value="T/tx_open/75th%" calcext:value-type="string">
            <text:p>T/tx_open/75th%</text:p>
          </table:table-cell>
          <table:table-cell table:style-name="ce5" table:formula="of:=COM.MICROSOFT.CONCAT([.$A19];&quot;/&quot;;[.$D17];&quot;/&quot;;[.H18])" office:value-type="string" office:string-value="T/tx_open/85th%" calcext:value-type="string">
            <text:p>T/tx_open/85th%</text:p>
          </table:table-cell>
          <table:table-cell table:style-name="ce5" table:formula="of:=COM.MICROSOFT.CONCAT([.$A19];&quot;/&quot;;[.$D17];&quot;/&quot;;[.I18])" office:value-type="string" office:string-value="T/tx_open/90th%" calcext:value-type="string">
            <text:p>T/tx_open/90th%</text:p>
          </table:table-cell>
          <table:table-cell table:style-name="ce5" table:formula="of:=COM.MICROSOFT.CONCAT([.$A19];&quot;/&quot;;[.$D17];&quot;/&quot;;[.J18])" office:value-type="string" office:string-value="T/tx_open/95th%" calcext:value-type="string">
            <text:p>T/tx_open/95th%</text:p>
          </table:table-cell>
          <table:table-cell table:style-name="ce5" table:formula="of:=COM.MICROSOFT.CONCAT([.$A19];&quot;/&quot;;[.$D17];&quot;/&quot;;[.K18])" office:value-type="string" office:string-value="T/tx_open/98th%" calcext:value-type="string">
            <text:p>T/tx_open/98th%</text:p>
          </table:table-cell>
          <table:table-cell table:style-name="ce5" table:formula="of:=COM.MICROSOFT.CONCAT([.$A19];&quot;/&quot;;[.$D17];&quot;/&quot;;[.L18])" office:value-type="string" office:string-value="T/tx_open/max" calcext:value-type="string">
            <text:p>T/tx_open/max</text:p>
          </table:table-cell>
          <table:table-cell table:style-name="ce5" table:formula="of:=COM.MICROSOFT.CONCAT([.$A19];&quot;/&quot;;[.$D17];&quot;/&quot;;[.M18])" office:value-type="string" office:string-value="T/tx_open/avg" calcext:value-type="string">
            <text:p>T/tx_open/avg</text:p>
          </table:table-cell>
          <table:table-cell table:style-name="ce5" table:formula="of:=COM.MICROSOFT.CONCAT([.$A19];&quot;/&quot;;[.$D17];&quot;/&quot;;[.N18])" office:value-type="string" office:string-value="T/tx_open/sd" calcext:value-type="string">
            <text:p>T/tx_open/sd</text:p>
          </table:table-cell>
          <table:table-cell table:style-name="ce5" table:formula="of:=COM.MICROSOFT.CONCAT([.$A19];&quot;/&quot;;[.$O17];&quot;/&quot;;[.O18])" office:value-type="string" office:string-value="T/tx_begin/min" calcext:value-type="string">
            <text:p>T/tx_begin/min</text:p>
          </table:table-cell>
          <table:table-cell table:style-name="ce5" table:formula="of:=COM.MICROSOFT.CONCAT([.$A19];&quot;/&quot;;[.$O17];&quot;/&quot;;[.P18])" office:value-type="string" office:string-value="T/tx_begin/25th%" calcext:value-type="string">
            <text:p>T/tx_begin/25th%</text:p>
          </table:table-cell>
          <table:table-cell table:style-name="ce5" table:formula="of:=COM.MICROSOFT.CONCAT([.$A19];&quot;/&quot;;[.$O17];&quot;/&quot;;[.Q18])" office:value-type="string" office:string-value="T/tx_begin/50th%" calcext:value-type="string">
            <text:p>T/tx_begin/50th%</text:p>
          </table:table-cell>
          <table:table-cell table:style-name="ce5" table:formula="of:=COM.MICROSOFT.CONCAT([.$A19];&quot;/&quot;;[.$O17];&quot;/&quot;;[.R18])" office:value-type="string" office:string-value="T/tx_begin/75th%" calcext:value-type="string">
            <text:p>T/tx_begin/75th%</text:p>
          </table:table-cell>
          <table:table-cell table:style-name="ce5" table:formula="of:=COM.MICROSOFT.CONCAT([.$A19];&quot;/&quot;;[.$O17];&quot;/&quot;;[.S18])" office:value-type="string" office:string-value="T/tx_begin/85th%" calcext:value-type="string">
            <text:p>T/tx_begin/85th%</text:p>
          </table:table-cell>
          <table:table-cell table:style-name="ce5" table:formula="of:=COM.MICROSOFT.CONCAT([.$A19];&quot;/&quot;;[.$O17];&quot;/&quot;;[.T18])" office:value-type="string" office:string-value="T/tx_begin/90th%" calcext:value-type="string">
            <text:p>T/tx_begin/90th%</text:p>
          </table:table-cell>
          <table:table-cell table:style-name="ce5" table:formula="of:=COM.MICROSOFT.CONCAT([.$A19];&quot;/&quot;;[.$O17];&quot;/&quot;;[.U18])" office:value-type="string" office:string-value="T/tx_begin/95th%" calcext:value-type="string">
            <text:p>T/tx_begin/95th%</text:p>
          </table:table-cell>
          <table:table-cell table:style-name="ce5" table:formula="of:=COM.MICROSOFT.CONCAT([.$A19];&quot;/&quot;;[.$O17];&quot;/&quot;;[.V18])" office:value-type="string" office:string-value="T/tx_begin/98th%" calcext:value-type="string">
            <text:p>T/tx_begin/98th%</text:p>
          </table:table-cell>
          <table:table-cell table:style-name="ce5" table:formula="of:=COM.MICROSOFT.CONCAT([.$A19];&quot;/&quot;;[.$O17];&quot;/&quot;;[.W18])" office:value-type="string" office:string-value="T/tx_begin/max" calcext:value-type="string">
            <text:p>T/tx_begin/max</text:p>
          </table:table-cell>
          <table:table-cell table:style-name="ce5" table:formula="of:=COM.MICROSOFT.CONCAT([.$A19];&quot;/&quot;;[.$O17];&quot;/&quot;;[.X18])" office:value-type="string" office:string-value="T/tx_begin/avg" calcext:value-type="string">
            <text:p>T/tx_begin/avg</text:p>
          </table:table-cell>
          <table:table-cell table:style-name="ce5" table:formula="of:=COM.MICROSOFT.CONCAT([.$A19];&quot;/&quot;;[.$O17];&quot;/&quot;;[.Y18])" office:value-type="string" office:string-value="T/tx_begin/sd" calcext:value-type="string">
            <text:p>T/tx_begin/sd</text:p>
          </table:table-cell>
          <table:table-cell table:style-name="ce5" table:formula="of:=COM.MICROSOFT.CONCAT([.$A19];&quot;/&quot;;[.$Z17];&quot;/&quot;;[.Z18])" office:value-type="string" office:string-value="T/tx_commit/min" calcext:value-type="string">
            <text:p>T/tx_commit/min</text:p>
          </table:table-cell>
          <table:table-cell table:style-name="ce5" table:formula="of:=COM.MICROSOFT.CONCAT([.$A19];&quot;/&quot;;[.$Z17];&quot;/&quot;;[.AA18])" office:value-type="string" office:string-value="T/tx_commit/25th%" calcext:value-type="string">
            <text:p>T/tx_commit/25th%</text:p>
          </table:table-cell>
          <table:table-cell table:style-name="ce5" table:formula="of:=COM.MICROSOFT.CONCAT([.$A19];&quot;/&quot;;[.$Z17];&quot;/&quot;;[.AB18])" office:value-type="string" office:string-value="T/tx_commit/50th%" calcext:value-type="string">
            <text:p>T/tx_commit/50th%</text:p>
          </table:table-cell>
          <table:table-cell table:style-name="ce5" table:formula="of:=COM.MICROSOFT.CONCAT([.$A19];&quot;/&quot;;[.$Z17];&quot;/&quot;;[.AC18])" office:value-type="string" office:string-value="T/tx_commit/75th%" calcext:value-type="string">
            <text:p>T/tx_commit/75th%</text:p>
          </table:table-cell>
          <table:table-cell table:style-name="ce5" table:formula="of:=COM.MICROSOFT.CONCAT([.$A19];&quot;/&quot;;[.$Z17];&quot;/&quot;;[.AD18])" office:value-type="string" office:string-value="T/tx_commit/85th%" calcext:value-type="string">
            <text:p>T/tx_commit/85th%</text:p>
          </table:table-cell>
          <table:table-cell table:style-name="ce5" table:formula="of:=COM.MICROSOFT.CONCAT([.$A19];&quot;/&quot;;[.$Z17];&quot;/&quot;;[.AE18])" office:value-type="string" office:string-value="T/tx_commit/90th%" calcext:value-type="string">
            <text:p>T/tx_commit/90th%</text:p>
          </table:table-cell>
          <table:table-cell table:style-name="ce5" table:formula="of:=COM.MICROSOFT.CONCAT([.$A19];&quot;/&quot;;[.$Z17];&quot;/&quot;;[.AF18])" office:value-type="string" office:string-value="T/tx_commit/95th%" calcext:value-type="string">
            <text:p>T/tx_commit/95th%</text:p>
          </table:table-cell>
          <table:table-cell table:style-name="ce5" table:formula="of:=COM.MICROSOFT.CONCAT([.$A19];&quot;/&quot;;[.$Z17];&quot;/&quot;;[.AG18])" office:value-type="string" office:string-value="T/tx_commit/98th%" calcext:value-type="string">
            <text:p>T/tx_commit/98th%</text:p>
          </table:table-cell>
          <table:table-cell table:style-name="ce5" table:formula="of:=COM.MICROSOFT.CONCAT([.$A19];&quot;/&quot;;[.$Z17];&quot;/&quot;;[.AH18])" office:value-type="string" office:string-value="T/tx_commit/max" calcext:value-type="string">
            <text:p>T/tx_commit/max</text:p>
          </table:table-cell>
          <table:table-cell table:style-name="ce5" table:formula="of:=COM.MICROSOFT.CONCAT([.$A19];&quot;/&quot;;[.$Z17];&quot;/&quot;;[.AI18])" office:value-type="string" office:string-value="T/tx_commit/avg" calcext:value-type="string">
            <text:p>T/tx_commit/avg</text:p>
          </table:table-cell>
          <table:table-cell table:style-name="ce5" table:formula="of:=COM.MICROSOFT.CONCAT([.$A19];&quot;/&quot;;[.$Z17];&quot;/&quot;;[.AJ18])" office:value-type="string" office:string-value="T/tx_commit/sd" calcext:value-type="string">
            <text:p>T/tx_commit/sd</text:p>
          </table:table-cell>
          <table:table-cell table:style-name="ce5" table:formula="of:=COM.MICROSOFT.CONCAT([.$A19];&quot;/&quot;;[.$AK17];&quot;/&quot;;[.AK18])" office:value-type="string" office:string-value="T/tx_close/min" calcext:value-type="string">
            <text:p>T/tx_close/min</text:p>
          </table:table-cell>
          <table:table-cell table:style-name="ce5" table:formula="of:=COM.MICROSOFT.CONCAT([.$A19];&quot;/&quot;;[.$AK17];&quot;/&quot;;[.AL18])" office:value-type="string" office:string-value="T/tx_close/25th%" calcext:value-type="string">
            <text:p>T/tx_close/25th%</text:p>
          </table:table-cell>
          <table:table-cell table:style-name="ce5" table:formula="of:=COM.MICROSOFT.CONCAT([.$A19];&quot;/&quot;;[.$AK17];&quot;/&quot;;[.AM18])" office:value-type="string" office:string-value="T/tx_close/50th%" calcext:value-type="string">
            <text:p>T/tx_close/50th%</text:p>
          </table:table-cell>
          <table:table-cell table:style-name="ce5" table:formula="of:=COM.MICROSOFT.CONCAT([.$A19];&quot;/&quot;;[.$AK17];&quot;/&quot;;[.AN18])" office:value-type="string" office:string-value="T/tx_close/75th%" calcext:value-type="string">
            <text:p>T/tx_close/75th%</text:p>
          </table:table-cell>
          <table:table-cell table:style-name="ce5" table:formula="of:=COM.MICROSOFT.CONCAT([.$A19];&quot;/&quot;;[.$AK17];&quot;/&quot;;[.AO18])" office:value-type="string" office:string-value="T/tx_close/85th%" calcext:value-type="string">
            <text:p>T/tx_close/85th%</text:p>
          </table:table-cell>
          <table:table-cell table:style-name="ce5" table:formula="of:=COM.MICROSOFT.CONCAT([.$A19];&quot;/&quot;;[.$AK17];&quot;/&quot;;[.AP18])" office:value-type="string" office:string-value="T/tx_close/90th%" calcext:value-type="string">
            <text:p>T/tx_close/90th%</text:p>
          </table:table-cell>
          <table:table-cell table:style-name="ce5" table:formula="of:=COM.MICROSOFT.CONCAT([.$A19];&quot;/&quot;;[.$AK17];&quot;/&quot;;[.AQ18])" office:value-type="string" office:string-value="T/tx_close/95th%" calcext:value-type="string">
            <text:p>T/tx_close/95th%</text:p>
          </table:table-cell>
          <table:table-cell table:style-name="ce5" table:formula="of:=COM.MICROSOFT.CONCAT([.$A19];&quot;/&quot;;[.$AK17];&quot;/&quot;;[.AR18])" office:value-type="string" office:string-value="T/tx_close/98th%" calcext:value-type="string">
            <text:p>T/tx_close/98th%</text:p>
          </table:table-cell>
          <table:table-cell table:style-name="ce5" table:formula="of:=COM.MICROSOFT.CONCAT([.$A19];&quot;/&quot;;[.$AK17];&quot;/&quot;;[.AS18])" office:value-type="string" office:string-value="T/tx_close/max" calcext:value-type="string">
            <text:p>T/tx_close/max</text:p>
          </table:table-cell>
          <table:table-cell table:style-name="ce5" table:formula="of:=COM.MICROSOFT.CONCAT([.$A19];&quot;/&quot;;[.$AK17];&quot;/&quot;;[.AT18])" office:value-type="string" office:string-value="T/tx_close/avg" calcext:value-type="string">
            <text:p>T/tx_close/avg</text:p>
          </table:table-cell>
          <table:table-cell table:style-name="ce5" table:formula="of:=COM.MICROSOFT.CONCAT([.$A19];&quot;/&quot;;[.$AK17];&quot;/&quot;;[.AU18])" office:value-type="string" office:string-value="T/tx_close/sd" calcext:value-type="string">
            <text:p>T/tx_close/sd</text:p>
          </table:table-cell>
          <table:table-cell table:style-name="ce5" table:formula="of:=COM.MICROSOFT.CONCAT([.$A19];&quot;/&quot;;[.$AV17];&quot;/&quot;;[.AV18])" office:value-type="string" office:string-value="T/total/min" calcext:value-type="string">
            <text:p>T/total/min</text:p>
          </table:table-cell>
          <table:table-cell table:style-name="ce5" table:formula="of:=COM.MICROSOFT.CONCAT([.$A19];&quot;/&quot;;[.$AV17];&quot;/&quot;;[.AW18])" office:value-type="string" office:string-value="T/total/25th%" calcext:value-type="string">
            <text:p>T/total/25th%</text:p>
          </table:table-cell>
          <table:table-cell table:style-name="ce5" table:formula="of:=COM.MICROSOFT.CONCAT([.$A19];&quot;/&quot;;[.$AV17];&quot;/&quot;;[.AX18])" office:value-type="string" office:string-value="T/total/50th%" calcext:value-type="string">
            <text:p>T/total/50th%</text:p>
          </table:table-cell>
          <table:table-cell table:style-name="ce5" table:formula="of:=COM.MICROSOFT.CONCAT([.$A19];&quot;/&quot;;[.$AV17];&quot;/&quot;;[.AY18])" office:value-type="string" office:string-value="T/total/75th%" calcext:value-type="string">
            <text:p>T/total/75th%</text:p>
          </table:table-cell>
          <table:table-cell table:style-name="ce5" table:formula="of:=COM.MICROSOFT.CONCAT([.$A19];&quot;/&quot;;[.$AV17];&quot;/&quot;;[.AZ18])" office:value-type="string" office:string-value="T/total/85th%" calcext:value-type="string">
            <text:p>T/total/85th%</text:p>
          </table:table-cell>
          <table:table-cell table:style-name="ce5" table:formula="of:=COM.MICROSOFT.CONCAT([.$A19];&quot;/&quot;;[.$AV17];&quot;/&quot;;[.BA18])" office:value-type="string" office:string-value="T/total/90th%" calcext:value-type="string">
            <text:p>T/total/90th%</text:p>
          </table:table-cell>
          <table:table-cell table:style-name="ce5" table:formula="of:=COM.MICROSOFT.CONCAT([.$A19];&quot;/&quot;;[.$AV17];&quot;/&quot;;[.BB18])" office:value-type="string" office:string-value="T/total/95th%" calcext:value-type="string">
            <text:p>T/total/95th%</text:p>
          </table:table-cell>
          <table:table-cell table:style-name="ce5" table:formula="of:=COM.MICROSOFT.CONCAT([.$A19];&quot;/&quot;;[.$AV17];&quot;/&quot;;[.BC18])" office:value-type="string" office:string-value="T/total/98th%" calcext:value-type="string">
            <text:p>T/total/98th%</text:p>
          </table:table-cell>
          <table:table-cell table:style-name="ce5" table:formula="of:=COM.MICROSOFT.CONCAT([.$A19];&quot;/&quot;;[.$AV17];&quot;/&quot;;[.BD18])" office:value-type="string" office:string-value="T/total/max" calcext:value-type="string">
            <text:p>T/total/max</text:p>
          </table:table-cell>
          <table:table-cell table:style-name="ce5" table:formula="of:=COM.MICROSOFT.CONCAT([.$A19];&quot;/&quot;;[.$AV17];&quot;/&quot;;[.BE18])" office:value-type="string" office:string-value="T/total/avg" calcext:value-type="string">
            <text:p>T/total/avg</text:p>
          </table:table-cell>
          <table:table-cell table:style-name="ce5" table:formula="of:=COM.MICROSOFT.CONCAT([.$A19];&quot;/&quot;;[.$AV17];&quot;/&quot;;[.BF18])" office:value-type="string" office:string-value="T/total/sd" calcext:value-type="string">
            <text:p>T/total/sd</text:p>
          </table:table-cell>
          <table:table-cell table:style-name="ce5" table:formula="of:=COM.MICROSOFT.CONCAT([.$A19];&quot;/&quot;;[.BG18])" office:value-type="string" office:string-value="T/tps" calcext:value-type="string">
            <text:p>T/tps</text:p>
          </table:table-cell>
          <table:table-cell office:value-type="string" calcext:value-type="string">
            <text:p>J</text:p>
          </table:table-cell>
          <table:table-cell table:style-name="ce9" table:formula="of:=[.BI18]" office:value-type="string" office:string-value=" N" calcext:value-type="string">
            <text:p><text:s/>N</text:p>
          </table:table-cell>
          <table:table-cell table:style-name="ce9" table:formula="of:=[.BJ18]" office:value-type="string" office:string-value="samples" calcext:value-type="string">
            <text:p>samples</text:p>
          </table:table-cell>
          <table:table-cell table:style-name="ce9" table:formula="of:=COM.MICROSOFT.CONCAT([.$BH19];&quot;/&quot;;[.$BK17];&quot;/&quot;;[.BK18])" office:value-type="string" office:string-value="J/tx_open/min" calcext:value-type="string">
            <text:p>J/tx_open/min</text:p>
          </table:table-cell>
          <table:table-cell table:style-name="ce9" table:formula="of:=COM.MICROSOFT.CONCAT([.$BH19];&quot;/&quot;;[.$BK17];&quot;/&quot;;[.BL18])" office:value-type="string" office:string-value="J/tx_open/25th%" calcext:value-type="string">
            <text:p>J/tx_open/25th%</text:p>
          </table:table-cell>
          <table:table-cell table:style-name="ce9" table:formula="of:=COM.MICROSOFT.CONCAT([.$BH19];&quot;/&quot;;[.$BK17];&quot;/&quot;;[.BM18])" office:value-type="string" office:string-value="J/tx_open/50th%" calcext:value-type="string">
            <text:p>J/tx_open/50th%</text:p>
          </table:table-cell>
          <table:table-cell table:style-name="ce9" table:formula="of:=COM.MICROSOFT.CONCAT([.$BH19];&quot;/&quot;;[.$BK17];&quot;/&quot;;[.BN18])" office:value-type="string" office:string-value="J/tx_open/75th%" calcext:value-type="string">
            <text:p>J/tx_open/75th%</text:p>
          </table:table-cell>
          <table:table-cell table:style-name="ce9" table:formula="of:=COM.MICROSOFT.CONCAT([.$BH19];&quot;/&quot;;[.$BK17];&quot;/&quot;;[.BO18])" office:value-type="string" office:string-value="J/tx_open/85th%" calcext:value-type="string">
            <text:p>J/tx_open/85th%</text:p>
          </table:table-cell>
          <table:table-cell table:style-name="ce9" table:formula="of:=COM.MICROSOFT.CONCAT([.$BH19];&quot;/&quot;;[.$BK17];&quot;/&quot;;[.BP18])" office:value-type="string" office:string-value="J/tx_open/90th%" calcext:value-type="string">
            <text:p>J/tx_open/90th%</text:p>
          </table:table-cell>
          <table:table-cell table:style-name="ce9" table:formula="of:=COM.MICROSOFT.CONCAT([.$BH19];&quot;/&quot;;[.$BK17];&quot;/&quot;;[.BQ18])" office:value-type="string" office:string-value="J/tx_open/95th%" calcext:value-type="string">
            <text:p>J/tx_open/95th%</text:p>
          </table:table-cell>
          <table:table-cell table:style-name="ce9" table:formula="of:=COM.MICROSOFT.CONCAT([.$BH19];&quot;/&quot;;[.$BK17];&quot;/&quot;;[.BR18])" office:value-type="string" office:string-value="J/tx_open/98th%" calcext:value-type="string">
            <text:p>J/tx_open/98th%</text:p>
          </table:table-cell>
          <table:table-cell table:style-name="ce9" table:formula="of:=COM.MICROSOFT.CONCAT([.$BH19];&quot;/&quot;;[.$BK17];&quot;/&quot;;[.BS18])" office:value-type="string" office:string-value="J/tx_open/max" calcext:value-type="string">
            <text:p>J/tx_open/max</text:p>
          </table:table-cell>
          <table:table-cell table:style-name="ce9" table:formula="of:=COM.MICROSOFT.CONCAT([.$BH19];&quot;/&quot;;[.$BK17];&quot;/&quot;;[.BT18])" office:value-type="string" office:string-value="J/tx_open/avg" calcext:value-type="string">
            <text:p>J/tx_open/avg</text:p>
          </table:table-cell>
          <table:table-cell table:style-name="ce9" table:formula="of:=COM.MICROSOFT.CONCAT([.$BH19];&quot;/&quot;;[.$BK17];&quot;/&quot;;[.BU18])" office:value-type="string" office:string-value="J/tx_open/sd" calcext:value-type="string">
            <text:p>J/tx_open/sd</text:p>
          </table:table-cell>
          <table:table-cell table:style-name="ce9" table:formula="of:=COM.MICROSOFT.CONCAT([.$BH19];&quot;/&quot;;[.$BV17];&quot;/&quot;;[.BV18])" office:value-type="string" office:string-value="J/tx_begin/min" calcext:value-type="string">
            <text:p>J/tx_begin/min</text:p>
          </table:table-cell>
          <table:table-cell table:style-name="ce9" table:formula="of:=COM.MICROSOFT.CONCAT([.$BH19];&quot;/&quot;;[.$BV17];&quot;/&quot;;[.BW18])" office:value-type="string" office:string-value="J/tx_begin/25th%" calcext:value-type="string">
            <text:p>J/tx_begin/25th%</text:p>
          </table:table-cell>
          <table:table-cell table:style-name="ce9" table:formula="of:=COM.MICROSOFT.CONCAT([.$BH19];&quot;/&quot;;[.$BV17];&quot;/&quot;;[.BX18])" office:value-type="string" office:string-value="J/tx_begin/50th%" calcext:value-type="string">
            <text:p>J/tx_begin/50th%</text:p>
          </table:table-cell>
          <table:table-cell table:style-name="ce9" table:formula="of:=COM.MICROSOFT.CONCAT([.$BH19];&quot;/&quot;;[.$BV17];&quot;/&quot;;[.BY18])" office:value-type="string" office:string-value="J/tx_begin/75th%" calcext:value-type="string">
            <text:p>J/tx_begin/75th%</text:p>
          </table:table-cell>
          <table:table-cell table:style-name="ce9" table:formula="of:=COM.MICROSOFT.CONCAT([.$BH19];&quot;/&quot;;[.$BV17];&quot;/&quot;;[.BZ18])" office:value-type="string" office:string-value="J/tx_begin/85th%" calcext:value-type="string">
            <text:p>J/tx_begin/85th%</text:p>
          </table:table-cell>
          <table:table-cell table:style-name="ce9" table:formula="of:=COM.MICROSOFT.CONCAT([.$BH19];&quot;/&quot;;[.$BV17];&quot;/&quot;;[.CA18])" office:value-type="string" office:string-value="J/tx_begin/90th%" calcext:value-type="string">
            <text:p>J/tx_begin/90th%</text:p>
          </table:table-cell>
          <table:table-cell table:style-name="ce9" table:formula="of:=COM.MICROSOFT.CONCAT([.$BH19];&quot;/&quot;;[.$BV17];&quot;/&quot;;[.CB18])" office:value-type="string" office:string-value="J/tx_begin/95th%" calcext:value-type="string">
            <text:p>J/tx_begin/95th%</text:p>
          </table:table-cell>
          <table:table-cell table:style-name="ce9" table:formula="of:=COM.MICROSOFT.CONCAT([.$BH19];&quot;/&quot;;[.$BV17];&quot;/&quot;;[.CC18])" office:value-type="string" office:string-value="J/tx_begin/98th%" calcext:value-type="string">
            <text:p>J/tx_begin/98th%</text:p>
          </table:table-cell>
          <table:table-cell table:style-name="ce9" table:formula="of:=COM.MICROSOFT.CONCAT([.$BH19];&quot;/&quot;;[.$BV17];&quot;/&quot;;[.CD18])" office:value-type="string" office:string-value="J/tx_begin/max" calcext:value-type="string">
            <text:p>J/tx_begin/max</text:p>
          </table:table-cell>
          <table:table-cell table:style-name="ce9" table:formula="of:=COM.MICROSOFT.CONCAT([.$BH19];&quot;/&quot;;[.$BV17];&quot;/&quot;;[.CE18])" office:value-type="string" office:string-value="J/tx_begin/avg" calcext:value-type="string">
            <text:p>J/tx_begin/avg</text:p>
          </table:table-cell>
          <table:table-cell table:style-name="ce9" table:formula="of:=COM.MICROSOFT.CONCAT([.$BH19];&quot;/&quot;;[.$BV17];&quot;/&quot;;[.CF18])" office:value-type="string" office:string-value="J/tx_begin/sd" calcext:value-type="string">
            <text:p>J/tx_begin/sd</text:p>
          </table:table-cell>
          <table:table-cell table:style-name="ce9" table:formula="of:=COM.MICROSOFT.CONCAT([.$BH19];&quot;/&quot;;[.$CG17];&quot;/&quot;;[.CG18])" office:value-type="string" office:string-value="J/tx_commit/min" calcext:value-type="string">
            <text:p>J/tx_commit/min</text:p>
          </table:table-cell>
          <table:table-cell table:style-name="ce9" table:formula="of:=COM.MICROSOFT.CONCAT([.$BH19];&quot;/&quot;;[.$CG17];&quot;/&quot;;[.CH18])" office:value-type="string" office:string-value="J/tx_commit/25th%" calcext:value-type="string">
            <text:p>J/tx_commit/25th%</text:p>
          </table:table-cell>
          <table:table-cell table:style-name="ce9" table:formula="of:=COM.MICROSOFT.CONCAT([.$BH19];&quot;/&quot;;[.$CG17];&quot;/&quot;;[.CI18])" office:value-type="string" office:string-value="J/tx_commit/50th%" calcext:value-type="string">
            <text:p>J/tx_commit/50th%</text:p>
          </table:table-cell>
          <table:table-cell table:style-name="ce9" table:formula="of:=COM.MICROSOFT.CONCAT([.$BH19];&quot;/&quot;;[.$CG17];&quot;/&quot;;[.CJ18])" office:value-type="string" office:string-value="J/tx_commit/75th%" calcext:value-type="string">
            <text:p>J/tx_commit/75th%</text:p>
          </table:table-cell>
          <table:table-cell table:style-name="ce9" table:formula="of:=COM.MICROSOFT.CONCAT([.$BH19];&quot;/&quot;;[.$CG17];&quot;/&quot;;[.CK18])" office:value-type="string" office:string-value="J/tx_commit/85th%" calcext:value-type="string">
            <text:p>J/tx_commit/85th%</text:p>
          </table:table-cell>
          <table:table-cell table:style-name="ce9" table:formula="of:=COM.MICROSOFT.CONCAT([.$BH19];&quot;/&quot;;[.$CG17];&quot;/&quot;;[.CL18])" office:value-type="string" office:string-value="J/tx_commit/90th%" calcext:value-type="string">
            <text:p>J/tx_commit/90th%</text:p>
          </table:table-cell>
          <table:table-cell table:style-name="ce9" table:formula="of:=COM.MICROSOFT.CONCAT([.$BH19];&quot;/&quot;;[.$CG17];&quot;/&quot;;[.CM18])" office:value-type="string" office:string-value="J/tx_commit/95th%" calcext:value-type="string">
            <text:p>J/tx_commit/95th%</text:p>
          </table:table-cell>
          <table:table-cell table:style-name="ce9" table:formula="of:=COM.MICROSOFT.CONCAT([.$BH19];&quot;/&quot;;[.$CG17];&quot;/&quot;;[.CN18])" office:value-type="string" office:string-value="J/tx_commit/98th%" calcext:value-type="string">
            <text:p>J/tx_commit/98th%</text:p>
          </table:table-cell>
          <table:table-cell table:style-name="ce9" table:formula="of:=COM.MICROSOFT.CONCAT([.$BH19];&quot;/&quot;;[.$CG17];&quot;/&quot;;[.CO18])" office:value-type="string" office:string-value="J/tx_commit/max" calcext:value-type="string">
            <text:p>J/tx_commit/max</text:p>
          </table:table-cell>
          <table:table-cell table:style-name="ce9" table:formula="of:=COM.MICROSOFT.CONCAT([.$BH19];&quot;/&quot;;[.$CG17];&quot;/&quot;;[.CP18])" office:value-type="string" office:string-value="J/tx_commit/avg" calcext:value-type="string">
            <text:p>J/tx_commit/avg</text:p>
          </table:table-cell>
          <table:table-cell table:style-name="ce9" table:formula="of:=COM.MICROSOFT.CONCAT([.$BH19];&quot;/&quot;;[.$CG17];&quot;/&quot;;[.CQ18])" office:value-type="string" office:string-value="J/tx_commit/sd" calcext:value-type="string">
            <text:p>J/tx_commit/sd</text:p>
          </table:table-cell>
          <table:table-cell table:style-name="ce9" table:formula="of:=COM.MICROSOFT.CONCAT([.$BH19];&quot;/&quot;;[.$CR17];&quot;/&quot;;[.CR18])" office:value-type="string" office:string-value="J/tx_close/min" calcext:value-type="string">
            <text:p>J/tx_close/min</text:p>
          </table:table-cell>
          <table:table-cell table:style-name="ce9" table:formula="of:=COM.MICROSOFT.CONCAT([.$BH19];&quot;/&quot;;[.$CR17];&quot;/&quot;;[.CS18])" office:value-type="string" office:string-value="J/tx_close/25th%" calcext:value-type="string">
            <text:p>J/tx_close/25th%</text:p>
          </table:table-cell>
          <table:table-cell table:style-name="ce9" table:formula="of:=COM.MICROSOFT.CONCAT([.$BH19];&quot;/&quot;;[.$CR17];&quot;/&quot;;[.CT18])" office:value-type="string" office:string-value="J/tx_close/50th%" calcext:value-type="string">
            <text:p>J/tx_close/50th%</text:p>
          </table:table-cell>
          <table:table-cell table:style-name="ce9" table:formula="of:=COM.MICROSOFT.CONCAT([.$BH19];&quot;/&quot;;[.$CR17];&quot;/&quot;;[.CU18])" office:value-type="string" office:string-value="J/tx_close/75th%" calcext:value-type="string">
            <text:p>J/tx_close/75th%</text:p>
          </table:table-cell>
          <table:table-cell table:style-name="ce9" table:formula="of:=COM.MICROSOFT.CONCAT([.$BH19];&quot;/&quot;;[.$CR17];&quot;/&quot;;[.CV18])" office:value-type="string" office:string-value="J/tx_close/85th%" calcext:value-type="string">
            <text:p>J/tx_close/85th%</text:p>
          </table:table-cell>
          <table:table-cell table:style-name="ce9" table:formula="of:=COM.MICROSOFT.CONCAT([.$BH19];&quot;/&quot;;[.$CR17];&quot;/&quot;;[.CW18])" office:value-type="string" office:string-value="J/tx_close/90th%" calcext:value-type="string">
            <text:p>J/tx_close/90th%</text:p>
          </table:table-cell>
          <table:table-cell table:style-name="ce9" table:formula="of:=COM.MICROSOFT.CONCAT([.$BH19];&quot;/&quot;;[.$CR17];&quot;/&quot;;[.CX18])" office:value-type="string" office:string-value="J/tx_close/95th%" calcext:value-type="string">
            <text:p>J/tx_close/95th%</text:p>
          </table:table-cell>
          <table:table-cell table:style-name="ce9" table:formula="of:=COM.MICROSOFT.CONCAT([.$BH19];&quot;/&quot;;[.$CR17];&quot;/&quot;;[.CY18])" office:value-type="string" office:string-value="J/tx_close/98th%" calcext:value-type="string">
            <text:p>J/tx_close/98th%</text:p>
          </table:table-cell>
          <table:table-cell table:style-name="ce9" table:formula="of:=COM.MICROSOFT.CONCAT([.$BH19];&quot;/&quot;;[.$CR17];&quot;/&quot;;[.CZ18])" office:value-type="string" office:string-value="J/tx_close/max" calcext:value-type="string">
            <text:p>J/tx_close/max</text:p>
          </table:table-cell>
          <table:table-cell table:style-name="ce9" table:formula="of:=COM.MICROSOFT.CONCAT([.$BH19];&quot;/&quot;;[.$CR17];&quot;/&quot;;[.DA18])" office:value-type="string" office:string-value="J/tx_close/avg" calcext:value-type="string">
            <text:p>J/tx_close/avg</text:p>
          </table:table-cell>
          <table:table-cell table:style-name="ce9" table:formula="of:=COM.MICROSOFT.CONCAT([.$BH19];&quot;/&quot;;[.$CR17];&quot;/&quot;;[.DB18])" office:value-type="string" office:string-value="J/tx_close/sd" calcext:value-type="string">
            <text:p>J/tx_close/sd</text:p>
          </table:table-cell>
          <table:table-cell table:style-name="ce9" table:formula="of:=COM.MICROSOFT.CONCAT([.$BH19];&quot;/&quot;;[.$DC17];&quot;/&quot;;[.DC18])" office:value-type="string" office:string-value="J/total/min" calcext:value-type="string">
            <text:p>J/total/min</text:p>
          </table:table-cell>
          <table:table-cell table:style-name="ce9" table:formula="of:=COM.MICROSOFT.CONCAT([.$BH19];&quot;/&quot;;[.$DC17];&quot;/&quot;;[.DD18])" office:value-type="string" office:string-value="J/total/25th%" calcext:value-type="string">
            <text:p>J/total/25th%</text:p>
          </table:table-cell>
          <table:table-cell table:style-name="ce9" table:formula="of:=COM.MICROSOFT.CONCAT([.$BH19];&quot;/&quot;;[.$DC17];&quot;/&quot;;[.DE18])" office:value-type="string" office:string-value="J/total/50th%" calcext:value-type="string">
            <text:p>J/total/50th%</text:p>
          </table:table-cell>
          <table:table-cell table:style-name="ce9" table:formula="of:=COM.MICROSOFT.CONCAT([.$BH19];&quot;/&quot;;[.$DC17];&quot;/&quot;;[.DF18])" office:value-type="string" office:string-value="J/total/75th%" calcext:value-type="string">
            <text:p>J/total/75th%</text:p>
          </table:table-cell>
          <table:table-cell table:style-name="ce9" table:formula="of:=COM.MICROSOFT.CONCAT([.$BH19];&quot;/&quot;;[.$DC17];&quot;/&quot;;[.DG18])" office:value-type="string" office:string-value="J/total/85th%" calcext:value-type="string">
            <text:p>J/total/85th%</text:p>
          </table:table-cell>
          <table:table-cell table:style-name="ce9" table:formula="of:=COM.MICROSOFT.CONCAT([.$BH19];&quot;/&quot;;[.$DC17];&quot;/&quot;;[.DH18])" office:value-type="string" office:string-value="J/total/90th%" calcext:value-type="string">
            <text:p>J/total/90th%</text:p>
          </table:table-cell>
          <table:table-cell table:style-name="ce9" table:formula="of:=COM.MICROSOFT.CONCAT([.$BH19];&quot;/&quot;;[.$DC17];&quot;/&quot;;[.DI18])" office:value-type="string" office:string-value="J/total/95th%" calcext:value-type="string">
            <text:p>J/total/95th%</text:p>
          </table:table-cell>
          <table:table-cell table:style-name="ce9" table:formula="of:=COM.MICROSOFT.CONCAT([.$BH19];&quot;/&quot;;[.$DC17];&quot;/&quot;;[.DJ18])" office:value-type="string" office:string-value="J/total/98th%" calcext:value-type="string">
            <text:p>J/total/98th%</text:p>
          </table:table-cell>
          <table:table-cell table:style-name="ce9" table:formula="of:=COM.MICROSOFT.CONCAT([.$BH19];&quot;/&quot;;[.$DC17];&quot;/&quot;;[.DK18])" office:value-type="string" office:string-value="J/total/max" calcext:value-type="string">
            <text:p>J/total/max</text:p>
          </table:table-cell>
          <table:table-cell table:style-name="ce9" table:formula="of:=COM.MICROSOFT.CONCAT([.$BH19];&quot;/&quot;;[.$DC17];&quot;/&quot;;[.DL18])" office:value-type="string" office:string-value="J/total/avg" calcext:value-type="string">
            <text:p>J/total/avg</text:p>
          </table:table-cell>
          <table:table-cell table:style-name="ce9" table:formula="of:=COM.MICROSOFT.CONCAT([.$BH19];&quot;/&quot;;[.$DC17];&quot;/&quot;;[.DM18])" office:value-type="string" office:string-value="J/total/sd" calcext:value-type="string">
            <text:p>J/total/sd</text:p>
          </table:table-cell>
          <table:table-cell table:style-name="ce9" table:formula="of:=COM.MICROSOFT.CONCAT([.$BH19];&quot;/&quot;;[.DN18])" office:value-type="string" office:string-value="J/tps" calcext:value-type="string">
            <text:p>J/tps</text:p>
          </table:table-cell>
          <table:table-cell table:style-name="ce1" table:number-columns-repeated="906"/>
        </table:table-row>
        <table:table-row table:style-name="ro2">
          <table:table-cell table:style-name="ce6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09" calcext:value-type="float">
            <text:p>0.709</text:p>
          </table:table-cell>
          <table:table-cell office:value-type="float" office:value="1.426" calcext:value-type="float">
            <text:p>1.426</text:p>
          </table:table-cell>
          <table:table-cell office:value-type="float" office:value="3.129" calcext:value-type="float">
            <text:p>3.129</text:p>
          </table:table-cell>
          <table:table-cell office:value-type="float" office:value="5.893" calcext:value-type="float">
            <text:p>5.893</text:p>
          </table:table-cell>
          <table:table-cell office:value-type="float" office:value="8.499" calcext:value-type="float">
            <text:p>8.499</text:p>
          </table:table-cell>
          <table:table-cell office:value-type="float" office:value="10.331" calcext:value-type="float">
            <text:p>10.331</text:p>
          </table:table-cell>
          <table:table-cell office:value-type="float" office:value="12.63" calcext:value-type="float">
            <text:p>12.63</text:p>
          </table:table-cell>
          <table:table-cell office:value-type="float" office:value="15.151" calcext:value-type="float">
            <text:p>15.151</text:p>
          </table:table-cell>
          <table:table-cell office:value-type="float" office:value="752.412" calcext:value-type="float">
            <text:p>752.412</text:p>
          </table:table-cell>
          <table:table-cell office:value-type="float" office:value="4.511" calcext:value-type="float">
            <text:p>4.511</text:p>
          </table:table-cell>
          <table:table-cell office:value-type="float" office:value="8.799" calcext:value-type="float">
            <text:p>8.799</text:p>
          </table:table-cell>
          <table:table-cell office:value-type="float" office:value="0.31" calcext:value-type="float">
            <text:p>0.31</text:p>
          </table:table-cell>
          <table:table-cell office:value-type="float" office:value="0.663" calcext:value-type="float">
            <text:p>0.663</text:p>
          </table:table-cell>
          <table:table-cell office:value-type="float" office:value="2.553" calcext:value-type="float">
            <text:p>2.553</text:p>
          </table:table-cell>
          <table:table-cell office:value-type="float" office:value="4.565" calcext:value-type="float">
            <text:p>4.565</text:p>
          </table:table-cell>
          <table:table-cell office:value-type="float" office:value="5.609" calcext:value-type="float">
            <text:p>5.609</text:p>
          </table:table-cell>
          <table:table-cell office:value-type="float" office:value="6.928" calcext:value-type="float">
            <text:p>6.928</text:p>
          </table:table-cell>
          <table:table-cell office:value-type="float" office:value="8.771" calcext:value-type="float">
            <text:p>8.771</text:p>
          </table:table-cell>
          <table:table-cell office:value-type="float" office:value="10.548" calcext:value-type="float">
            <text:p>10.548</text:p>
          </table:table-cell>
          <table:table-cell office:value-type="float" office:value="751.357" calcext:value-type="float">
            <text:p>751.357</text:p>
          </table:table-cell>
          <table:table-cell office:value-type="float" office:value="3.342" calcext:value-type="float">
            <text:p>3.342</text:p>
          </table:table-cell>
          <table:table-cell office:value-type="float" office:value="13.982" calcext:value-type="float">
            <text:p>13.982</text:p>
          </table:table-cell>
          <table:table-cell office:value-type="float" office:value="4.682" calcext:value-type="float">
            <text:p>4.682</text:p>
          </table:table-cell>
          <table:table-cell office:value-type="float" office:value="10.398" calcext:value-type="float">
            <text:p>10.398</text:p>
          </table:table-cell>
          <table:table-cell office:value-type="float" office:value="12.801" calcext:value-type="float">
            <text:p>12.801</text:p>
          </table:table-cell>
          <table:table-cell office:value-type="float" office:value="15.379" calcext:value-type="float">
            <text:p>15.379</text:p>
          </table:table-cell>
          <table:table-cell office:value-type="float" office:value="16.916" calcext:value-type="float">
            <text:p>16.916</text:p>
          </table:table-cell>
          <table:table-cell office:value-type="float" office:value="18.035" calcext:value-type="float">
            <text:p>18.035</text:p>
          </table:table-cell>
          <table:table-cell office:value-type="float" office:value="19.835" calcext:value-type="float">
            <text:p>19.835</text:p>
          </table:table-cell>
          <table:table-cell office:value-type="float" office:value="22" calcext:value-type="float">
            <text:p>22</text:p>
          </table:table-cell>
          <table:table-cell office:value-type="float" office:value="756.531" calcext:value-type="float">
            <text:p>756.531</text:p>
          </table:table-cell>
          <table:table-cell office:value-type="float" office:value="13.433" calcext:value-type="float">
            <text:p>13.433</text:p>
          </table:table-cell>
          <table:table-cell office:value-type="float" office:value="14.255" calcext:value-type="float">
            <text:p>14.255</text:p>
          </table:table-cell>
          <table:table-cell office:value-type="float" office:value="0.2" calcext:value-type="float">
            <text:p>0.2</text:p>
          </table:table-cell>
          <table:table-cell office:value-type="float" office:value="0.465" calcext:value-type="float">
            <text:p>0.465</text:p>
          </table:table-cell>
          <table:table-cell office:value-type="float" office:value="1.785" calcext:value-type="float">
            <text:p>1.785</text:p>
          </table:table-cell>
          <table:table-cell office:value-type="float" office:value="3.795" calcext:value-type="float">
            <text:p>3.795</text:p>
          </table:table-cell>
          <table:table-cell office:value-type="float" office:value="4.805" calcext:value-type="float">
            <text:p>4.805</text:p>
          </table:table-cell>
          <table:table-cell office:value-type="float" office:value="5.661" calcext:value-type="float">
            <text:p>5.661</text:p>
          </table:table-cell>
          <table:table-cell office:value-type="float" office:value="7.54" calcext:value-type="float">
            <text:p>7.54</text:p>
          </table:table-cell>
          <table:table-cell office:value-type="float" office:value="9.709" calcext:value-type="float">
            <text:p>9.709</text:p>
          </table:table-cell>
          <table:table-cell office:value-type="float" office:value="559.306" calcext:value-type="float">
            <text:p>559.306</text:p>
          </table:table-cell>
          <table:table-cell office:value-type="float" office:value="2.581" calcext:value-type="float">
            <text:p>2.581</text:p>
          </table:table-cell>
          <table:table-cell office:value-type="float" office:value="6.122" calcext:value-type="float">
            <text:p>6.122</text:p>
          </table:table-cell>
          <table:table-cell office:value-type="float" office:value="6.568" calcext:value-type="float">
            <text:p>6.568</text:p>
          </table:table-cell>
          <table:table-cell office:value-type="float" office:value="18.923" calcext:value-type="float">
            <text:p>18.923</text:p>
          </table:table-cell>
          <table:table-cell office:value-type="float" office:value="22.542" calcext:value-type="float">
            <text:p>22.542</text:p>
          </table:table-cell>
          <table:table-cell office:value-type="float" office:value="26.763" calcext:value-type="float">
            <text:p>26.763</text:p>
          </table:table-cell>
          <table:table-cell office:value-type="float" office:value="29.207" calcext:value-type="float">
            <text:p>29.207</text:p>
          </table:table-cell>
          <table:table-cell office:value-type="float" office:value="31.117" calcext:value-type="float">
            <text:p>31.117</text:p>
          </table:table-cell>
          <table:table-cell office:value-type="float" office:value="33.827" calcext:value-type="float">
            <text:p>33.827</text:p>
          </table:table-cell>
          <table:table-cell office:value-type="float" office:value="36.996" calcext:value-type="float">
            <text:p>36.996</text:p>
          </table:table-cell>
          <table:table-cell office:value-type="float" office:value="774.416" calcext:value-type="float">
            <text:p>774.416</text:p>
          </table:table-cell>
          <table:table-cell office:value-type="float" office:value="23.867" calcext:value-type="float">
            <text:p>23.867</text:p>
          </table:table-cell>
          <table:table-cell office:value-type="float" office:value="23.401" calcext:value-type="float">
            <text:p>23.401</text:p>
          </table:table-cell>
          <table:table-cell office:value-type="float" office:value="339.373" calcext:value-type="float">
            <text:p>339.373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42" calcext:value-type="float">
            <text:p>0.742</text:p>
          </table:table-cell>
          <table:table-cell office:value-type="float" office:value="1.3" calcext:value-type="float">
            <text:p>1.3</text:p>
          </table:table-cell>
          <table:table-cell office:value-type="float" office:value="1.58" calcext:value-type="float">
            <text:p>1.58</text:p>
          </table:table-cell>
          <table:table-cell office:value-type="float" office:value="1.947" calcext:value-type="float">
            <text:p>1.947</text:p>
          </table:table-cell>
          <table:table-cell office:value-type="float" office:value="2.199" calcext:value-type="float">
            <text:p>2.199</text:p>
          </table:table-cell>
          <table:table-cell office:value-type="float" office:value="2.421" calcext:value-type="float">
            <text:p>2.421</text:p>
          </table:table-cell>
          <table:table-cell office:value-type="float" office:value="2.812" calcext:value-type="float">
            <text:p>2.812</text:p>
          </table:table-cell>
          <table:table-cell office:value-type="float" office:value="3.626" calcext:value-type="float">
            <text:p>3.626</text:p>
          </table:table-cell>
          <table:table-cell office:value-type="float" office:value="15.679" calcext:value-type="float">
            <text:p>15.679</text:p>
          </table:table-cell>
          <table:table-cell office:value-type="float" office:value="1.747" calcext:value-type="float">
            <text:p>1.747</text:p>
          </table:table-cell>
          <table:table-cell office:value-type="float" office:value="0.875" calcext:value-type="float">
            <text:p>0.875</text:p>
          </table:table-cell>
          <table:table-cell office:value-type="float" office:value="0.341" calcext:value-type="float">
            <text:p>0.341</text:p>
          </table:table-cell>
          <table:table-cell office:value-type="float" office:value="0.671" calcext:value-type="float">
            <text:p>0.671</text:p>
          </table:table-cell>
          <table:table-cell office:value-type="float" office:value="0.851" calcext:value-type="float">
            <text:p>0.851</text:p>
          </table:table-cell>
          <table:table-cell office:value-type="float" office:value="1.127" calcext:value-type="float">
            <text:p>1.127</text:p>
          </table:table-cell>
          <table:table-cell office:value-type="float" office:value="1.323" calcext:value-type="float">
            <text:p>1.323</text:p>
          </table:table-cell>
          <table:table-cell office:value-type="float" office:value="1.481" calcext:value-type="float">
            <text:p>1.481</text:p>
          </table:table-cell>
          <table:table-cell office:value-type="float" office:value="1.781" calcext:value-type="float">
            <text:p>1.781</text:p>
          </table:table-cell>
          <table:table-cell office:value-type="float" office:value="2.315" calcext:value-type="float">
            <text:p>2.315</text:p>
          </table:table-cell>
          <table:table-cell office:value-type="float" office:value="14.721" calcext:value-type="float">
            <text:p>14.721</text:p>
          </table:table-cell>
          <table:table-cell office:value-type="float" office:value="0.984" calcext:value-type="float">
            <text:p>0.984</text:p>
          </table:table-cell>
          <table:table-cell office:value-type="float" office:value="0.619" calcext:value-type="float">
            <text:p>0.619</text:p>
          </table:table-cell>
          <table:table-cell office:value-type="float" office:value="1.085" calcext:value-type="float">
            <text:p>1.085</text:p>
          </table:table-cell>
          <table:table-cell office:value-type="float" office:value="2.146" calcext:value-type="float">
            <text:p>2.146</text:p>
          </table:table-cell>
          <table:table-cell office:value-type="float" office:value="2.51" calcext:value-type="float">
            <text:p>2.51</text:p>
          </table:table-cell>
          <table:table-cell office:value-type="float" office:value="2.953" calcext:value-type="float">
            <text:p>2.953</text:p>
          </table:table-cell>
          <table:table-cell office:value-type="float" office:value="3.25" calcext:value-type="float">
            <text:p>3.25</text:p>
          </table:table-cell>
          <table:table-cell office:value-type="float" office:value="3.481" calcext:value-type="float">
            <text:p>3.481</text:p>
          </table:table-cell>
          <table:table-cell office:value-type="float" office:value="3.976" calcext:value-type="float">
            <text:p>3.976</text:p>
          </table:table-cell>
          <table:table-cell office:value-type="float" office:value="4.836" calcext:value-type="float">
            <text:p>4.836</text:p>
          </table:table-cell>
          <table:table-cell office:value-type="float" office:value="17.275" calcext:value-type="float">
            <text:p>17.275</text:p>
          </table:table-cell>
          <table:table-cell office:value-type="float" office:value="2.681" calcext:value-type="float">
            <text:p>2.681</text:p>
          </table:table-cell>
          <table:table-cell office:value-type="float" office:value="1.031" calcext:value-type="float">
            <text:p>1.031</text:p>
          </table:table-cell>
          <table:table-cell office:value-type="float" office:value="0.264" calcext:value-type="float">
            <text:p>0.264</text:p>
          </table:table-cell>
          <table:table-cell office:value-type="float" office:value="0.55" calcext:value-type="float">
            <text:p>0.55</text:p>
          </table:table-cell>
          <table:table-cell office:value-type="float" office:value="0.724" calcext:value-type="float">
            <text:p>0.724</text:p>
          </table:table-cell>
          <table:table-cell office:value-type="float" office:value="0.984" calcext:value-type="float">
            <text:p>0.984</text:p>
          </table:table-cell>
          <table:table-cell office:value-type="float" office:value="1.181" calcext:value-type="float">
            <text:p>1.181</text:p>
          </table:table-cell>
          <table:table-cell office:value-type="float" office:value="1.334" calcext:value-type="float">
            <text:p>1.334</text:p>
          </table:table-cell>
          <table:table-cell office:value-type="float" office:value="1.61" calcext:value-type="float">
            <text:p>1.61</text:p>
          </table:table-cell>
          <table:table-cell office:value-type="float" office:value="2.08" calcext:value-type="float">
            <text:p>2.08</text:p>
          </table:table-cell>
          <table:table-cell office:value-type="float" office:value="10.994" calcext:value-type="float">
            <text:p>10.994</text:p>
          </table:table-cell>
          <table:table-cell office:value-type="float" office:value="0.849" calcext:value-type="float">
            <text:p>0.849</text:p>
          </table:table-cell>
          <table:table-cell office:value-type="float" office:value="0.554" calcext:value-type="float">
            <text:p>0.554</text:p>
          </table:table-cell>
          <table:table-cell office:value-type="float" office:value="2.988" calcext:value-type="float">
            <text:p>2.988</text:p>
          </table:table-cell>
          <table:table-cell office:value-type="float" office:value="5.303" calcext:value-type="float">
            <text:p>5.303</text:p>
          </table:table-cell>
          <table:table-cell office:value-type="float" office:value="5.947" calcext:value-type="float">
            <text:p>5.947</text:p>
          </table:table-cell>
          <table:table-cell office:value-type="float" office:value="6.718" calcext:value-type="float">
            <text:p>6.718</text:p>
          </table:table-cell>
          <table:table-cell office:value-type="float" office:value="7.231" calcext:value-type="float">
            <text:p>7.231</text:p>
          </table:table-cell>
          <table:table-cell office:value-type="float" office:value="7.691" calcext:value-type="float">
            <text:p>7.691</text:p>
          </table:table-cell>
          <table:table-cell office:value-type="float" office:value="8.696" calcext:value-type="float">
            <text:p>8.696</text:p>
          </table:table-cell>
          <table:table-cell office:value-type="float" office:value="11.344" calcext:value-type="float">
            <text:p>11.344</text:p>
          </table:table-cell>
          <table:table-cell office:value-type="float" office:value="28.522" calcext:value-type="float">
            <text:p>28.522</text:p>
          </table:table-cell>
          <table:table-cell office:value-type="float" office:value="6.26" calcext:value-type="float">
            <text:p>6.26</text:p>
          </table:table-cell>
          <table:table-cell office:value-type="float" office:value="1.764" calcext:value-type="float">
            <text:p>1.764</text:p>
          </table:table-cell>
          <table:table-cell office:value-type="float" office:value="846.208" calcext:value-type="float">
            <text:p>846.208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716" calcext:value-type="float">
            <text:p>0.716</text:p>
          </table:table-cell>
          <table:table-cell office:value-type="float" office:value="2.873" calcext:value-type="float">
            <text:p>2.873</text:p>
          </table:table-cell>
          <table:table-cell office:value-type="float" office:value="7.102" calcext:value-type="float">
            <text:p>7.102</text:p>
          </table:table-cell>
          <table:table-cell office:value-type="float" office:value="12.714" calcext:value-type="float">
            <text:p>12.714</text:p>
          </table:table-cell>
          <table:table-cell office:value-type="float" office:value="15.752" calcext:value-type="float">
            <text:p>15.752</text:p>
          </table:table-cell>
          <table:table-cell office:value-type="float" office:value="17.725" calcext:value-type="float">
            <text:p>17.725</text:p>
          </table:table-cell>
          <table:table-cell office:value-type="float" office:value="20.772" calcext:value-type="float">
            <text:p>20.772</text:p>
          </table:table-cell>
          <table:table-cell office:value-type="float" office:value="24.106" calcext:value-type="float">
            <text:p>24.106</text:p>
          </table:table-cell>
          <table:table-cell office:value-type="float" office:value="872.783" calcext:value-type="float">
            <text:p>872.783</text:p>
          </table:table-cell>
          <table:table-cell office:value-type="float" office:value="8.649" calcext:value-type="float">
            <text:p>8.649</text:p>
          </table:table-cell>
          <table:table-cell office:value-type="float" office:value="12.442" calcext:value-type="float">
            <text:p>12.442</text:p>
          </table:table-cell>
          <table:table-cell office:value-type="float" office:value="0.317" calcext:value-type="float">
            <text:p>0.317</text:p>
          </table:table-cell>
          <table:table-cell office:value-type="float" office:value="1.382" calcext:value-type="float">
            <text:p>1.382</text:p>
          </table:table-cell>
          <table:table-cell office:value-type="float" office:value="5.046" calcext:value-type="float">
            <text:p>5.046</text:p>
          </table:table-cell>
          <table:table-cell office:value-type="float" office:value="8.765" calcext:value-type="float">
            <text:p>8.765</text:p>
          </table:table-cell>
          <table:table-cell office:value-type="float" office:value="10.395" calcext:value-type="float">
            <text:p>10.395</text:p>
          </table:table-cell>
          <table:table-cell office:value-type="float" office:value="11.694" calcext:value-type="float">
            <text:p>11.694</text:p>
          </table:table-cell>
          <table:table-cell office:value-type="float" office:value="13.828" calcext:value-type="float">
            <text:p>13.828</text:p>
          </table:table-cell>
          <table:table-cell office:value-type="float" office:value="16.055" calcext:value-type="float">
            <text:p>16.055</text:p>
          </table:table-cell>
          <table:table-cell office:value-type="float" office:value="874.717" calcext:value-type="float">
            <text:p>874.717</text:p>
          </table:table-cell>
          <table:table-cell office:value-type="float" office:value="5.856" calcext:value-type="float">
            <text:p>5.856</text:p>
          </table:table-cell>
          <table:table-cell office:value-type="float" office:value="10.202" calcext:value-type="float">
            <text:p>10.202</text:p>
          </table:table-cell>
          <table:table-cell office:value-type="float" office:value="4.455" calcext:value-type="float">
            <text:p>4.455</text:p>
          </table:table-cell>
          <table:table-cell office:value-type="float" office:value="14.747" calcext:value-type="float">
            <text:p>14.747</text:p>
          </table:table-cell>
          <table:table-cell office:value-type="float" office:value="17.723" calcext:value-type="float">
            <text:p>17.723</text:p>
          </table:table-cell>
          <table:table-cell office:value-type="float" office:value="21.047" calcext:value-type="float">
            <text:p>21.047</text:p>
          </table:table-cell>
          <table:table-cell office:value-type="float" office:value="23.034" calcext:value-type="float">
            <text:p>23.034</text:p>
          </table:table-cell>
          <table:table-cell office:value-type="float" office:value="24.375" calcext:value-type="float">
            <text:p>24.375</text:p>
          </table:table-cell>
          <table:table-cell office:value-type="float" office:value="26.542" calcext:value-type="float">
            <text:p>26.542</text:p>
          </table:table-cell>
          <table:table-cell office:value-type="float" office:value="29.722" calcext:value-type="float">
            <text:p>29.722</text:p>
          </table:table-cell>
          <table:table-cell office:value-type="float" office:value="892.411" calcext:value-type="float">
            <text:p>892.411</text:p>
          </table:table-cell>
          <table:table-cell office:value-type="float" office:value="18.588" calcext:value-type="float">
            <text:p>18.588</text:p>
          </table:table-cell>
          <table:table-cell office:value-type="float" office:value="21.051" calcext:value-type="float">
            <text:p>21.051</text:p>
          </table:table-cell>
          <table:table-cell office:value-type="float" office:value="0.208" calcext:value-type="float">
            <text:p>0.208</text:p>
          </table:table-cell>
          <table:table-cell office:value-type="float" office:value="1.837" calcext:value-type="float">
            <text:p>1.837</text:p>
          </table:table-cell>
          <table:table-cell office:value-type="float" office:value="4.221" calcext:value-type="float">
            <text:p>4.221</text:p>
          </table:table-cell>
          <table:table-cell office:value-type="float" office:value="8.053" calcext:value-type="float">
            <text:p>8.053</text:p>
          </table:table-cell>
          <table:table-cell office:value-type="float" office:value="10.263" calcext:value-type="float">
            <text:p>10.263</text:p>
          </table:table-cell>
          <table:table-cell office:value-type="float" office:value="11.804" calcext:value-type="float">
            <text:p>11.804</text:p>
          </table:table-cell>
          <table:table-cell office:value-type="float" office:value="13.936" calcext:value-type="float">
            <text:p>13.936</text:p>
          </table:table-cell>
          <table:table-cell office:value-type="float" office:value="16.392" calcext:value-type="float">
            <text:p>16.392</text:p>
          </table:table-cell>
          <table:table-cell office:value-type="float" office:value="871.127" calcext:value-type="float">
            <text:p>871.127</text:p>
          </table:table-cell>
          <table:table-cell office:value-type="float" office:value="5.45" calcext:value-type="float">
            <text:p>5.45</text:p>
          </table:table-cell>
          <table:table-cell office:value-type="float" office:value="10.866" calcext:value-type="float">
            <text:p>10.866</text:p>
          </table:table-cell>
          <table:table-cell office:value-type="float" office:value="6.025" calcext:value-type="float">
            <text:p>6.025</text:p>
          </table:table-cell>
          <table:table-cell office:value-type="float" office:value="29.926" calcext:value-type="float">
            <text:p>29.926</text:p>
          </table:table-cell>
          <table:table-cell office:value-type="float" office:value="36.769" calcext:value-type="float">
            <text:p>36.769</text:p>
          </table:table-cell>
          <table:table-cell office:value-type="float" office:value="44.282" calcext:value-type="float">
            <text:p>44.282</text:p>
          </table:table-cell>
          <table:table-cell office:value-type="float" office:value="48.849" calcext:value-type="float">
            <text:p>48.849</text:p>
          </table:table-cell>
          <table:table-cell office:value-type="float" office:value="51.928" calcext:value-type="float">
            <text:p>51.928</text:p>
          </table:table-cell>
          <table:table-cell office:value-type="float" office:value="56.985" calcext:value-type="float">
            <text:p>56.985</text:p>
          </table:table-cell>
          <table:table-cell office:value-type="float" office:value="62.667" calcext:value-type="float">
            <text:p>62.667</text:p>
          </table:table-cell>
          <table:table-cell office:value-type="float" office:value="914.353" calcext:value-type="float">
            <text:p>914.353</text:p>
          </table:table-cell>
          <table:table-cell office:value-type="float" office:value="38.542" calcext:value-type="float">
            <text:p>38.542</text:p>
          </table:table-cell>
          <table:table-cell office:value-type="float" office:value="29.208" calcext:value-type="float">
            <text:p>29.208</text:p>
          </table:table-cell>
          <table:table-cell office:value-type="float" office:value="451.081" calcext:value-type="float">
            <text:p>451.081</text:p>
          </table:table-cell>
          <table:table-cell table:style-name="ce10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813" calcext:value-type="float">
            <text:p>0.813</text:p>
          </table:table-cell>
          <table:table-cell office:value-type="float" office:value="1.857" calcext:value-type="float">
            <text:p>1.857</text:p>
          </table:table-cell>
          <table:table-cell office:value-type="float" office:value="2.527" calcext:value-type="float">
            <text:p>2.527</text:p>
          </table:table-cell>
          <table:table-cell office:value-type="float" office:value="3.452" calcext:value-type="float">
            <text:p>3.452</text:p>
          </table:table-cell>
          <table:table-cell office:value-type="float" office:value="4.006" calcext:value-type="float">
            <text:p>4.006</text:p>
          </table:table-cell>
          <table:table-cell office:value-type="float" office:value="4.435" calcext:value-type="float">
            <text:p>4.435</text:p>
          </table:table-cell>
          <table:table-cell office:value-type="float" office:value="5.159" calcext:value-type="float">
            <text:p>5.159</text:p>
          </table:table-cell>
          <table:table-cell office:value-type="float" office:value="6.529" calcext:value-type="float">
            <text:p>6.529</text:p>
          </table:table-cell>
          <table:table-cell office:value-type="float" office:value="2121.12" calcext:value-type="float">
            <text:p>2121.12</text:p>
          </table:table-cell>
          <table:table-cell office:value-type="float" office:value="3.257" calcext:value-type="float">
            <text:p>3.257</text:p>
          </table:table-cell>
          <table:table-cell office:value-type="float" office:value="21.749" calcext:value-type="float">
            <text:p>21.749</text:p>
          </table:table-cell>
          <table:table-cell office:value-type="float" office:value="0.361" calcext:value-type="float">
            <text:p>0.361</text:p>
          </table:table-cell>
          <table:table-cell office:value-type="float" office:value="1.049" calcext:value-type="float">
            <text:p>1.049</text:p>
          </table:table-cell>
          <table:table-cell office:value-type="float" office:value="1.548" calcext:value-type="float">
            <text:p>1.548</text:p>
          </table:table-cell>
          <table:table-cell office:value-type="float" office:value="2.224" calcext:value-type="float">
            <text:p>2.224</text:p>
          </table:table-cell>
          <table:table-cell office:value-type="float" office:value="2.651" calcext:value-type="float">
            <text:p>2.651</text:p>
          </table:table-cell>
          <table:table-cell office:value-type="float" office:value="2.96" calcext:value-type="float">
            <text:p>2.96</text:p>
          </table:table-cell>
          <table:table-cell office:value-type="float" office:value="3.493" calcext:value-type="float">
            <text:p>3.493</text:p>
          </table:table-cell>
          <table:table-cell office:value-type="float" office:value="4.336" calcext:value-type="float">
            <text:p>4.336</text:p>
          </table:table-cell>
          <table:table-cell office:value-type="float" office:value="2133.83" calcext:value-type="float">
            <text:p>2133.83</text:p>
          </table:table-cell>
          <table:table-cell office:value-type="float" office:value="2.153" calcext:value-type="float">
            <text:p>2.153</text:p>
          </table:table-cell>
          <table:table-cell office:value-type="float" office:value="22.291" calcext:value-type="float">
            <text:p>22.291</text:p>
          </table:table-cell>
          <table:table-cell office:value-type="float" office:value="1.082" calcext:value-type="float">
            <text:p>1.082</text:p>
          </table:table-cell>
          <table:table-cell office:value-type="float" office:value="3.205" calcext:value-type="float">
            <text:p>3.205</text:p>
          </table:table-cell>
          <table:table-cell office:value-type="float" office:value="3.934" calcext:value-type="float">
            <text:p>3.934</text:p>
          </table:table-cell>
          <table:table-cell office:value-type="float" office:value="4.732" calcext:value-type="float">
            <text:p>4.732</text:p>
          </table:table-cell>
          <table:table-cell office:value-type="float" office:value="5.235" calcext:value-type="float">
            <text:p>5.235</text:p>
          </table:table-cell>
          <table:table-cell office:value-type="float" office:value="5.613" calcext:value-type="float">
            <text:p>5.613</text:p>
          </table:table-cell>
          <table:table-cell office:value-type="float" office:value="6.419" calcext:value-type="float">
            <text:p>6.419</text:p>
          </table:table-cell>
          <table:table-cell office:value-type="float" office:value="7.994" calcext:value-type="float">
            <text:p>7.994</text:p>
          </table:table-cell>
          <table:table-cell office:value-type="float" office:value="2134.804" calcext:value-type="float">
            <text:p>2134.804</text:p>
          </table:table-cell>
          <table:table-cell office:value-type="float" office:value="4.82" calcext:value-type="float">
            <text:p>4.82</text:p>
          </table:table-cell>
          <table:table-cell office:value-type="float" office:value="31.42" calcext:value-type="float">
            <text:p>31.42</text:p>
          </table:table-cell>
          <table:table-cell office:value-type="float" office:value="0.284" calcext:value-type="float">
            <text:p>0.284</text:p>
          </table:table-cell>
          <table:table-cell office:value-type="float" office:value="0.854" calcext:value-type="float">
            <text:p>0.854</text:p>
          </table:table-cell>
          <table:table-cell office:value-type="float" office:value="1.285" calcext:value-type="float">
            <text:p>1.285</text:p>
          </table:table-cell>
          <table:table-cell office:value-type="float" office:value="1.917" calcext:value-type="float">
            <text:p>1.917</text:p>
          </table:table-cell>
          <table:table-cell office:value-type="float" office:value="2.311" calcext:value-type="float">
            <text:p>2.311</text:p>
          </table:table-cell>
          <table:table-cell office:value-type="float" office:value="2.567" calcext:value-type="float">
            <text:p>2.567</text:p>
          </table:table-cell>
          <table:table-cell office:value-type="float" office:value="3.021" calcext:value-type="float">
            <text:p>3.021</text:p>
          </table:table-cell>
          <table:table-cell office:value-type="float" office:value="3.739" calcext:value-type="float">
            <text:p>3.739</text:p>
          </table:table-cell>
          <table:table-cell office:value-type="float" office:value="227.28" calcext:value-type="float">
            <text:p>227.28</text:p>
          </table:table-cell>
          <table:table-cell office:value-type="float" office:value="1.55" calcext:value-type="float">
            <text:p>1.55</text:p>
          </table:table-cell>
          <table:table-cell office:value-type="float" office:value="3.074" calcext:value-type="float">
            <text:p>3.074</text:p>
          </table:table-cell>
          <table:table-cell office:value-type="float" office:value="3.229" calcext:value-type="float">
            <text:p>3.229</text:p>
          </table:table-cell>
          <table:table-cell office:value-type="float" office:value="8.384" calcext:value-type="float">
            <text:p>8.384</text:p>
          </table:table-cell>
          <table:table-cell office:value-type="float" office:value="9.938" calcext:value-type="float">
            <text:p>9.938</text:p>
          </table:table-cell>
          <table:table-cell office:value-type="float" office:value="11.633" calcext:value-type="float">
            <text:p>11.633</text:p>
          </table:table-cell>
          <table:table-cell office:value-type="float" office:value="12.722" calcext:value-type="float">
            <text:p>12.722</text:p>
          </table:table-cell>
          <table:table-cell office:value-type="float" office:value="13.6" calcext:value-type="float">
            <text:p>13.6</text:p>
          </table:table-cell>
          <table:table-cell office:value-type="float" office:value="15.364" calcext:value-type="float">
            <text:p>15.364</text:p>
          </table:table-cell>
          <table:table-cell office:value-type="float" office:value="19.177" calcext:value-type="float">
            <text:p>19.177</text:p>
          </table:table-cell>
          <table:table-cell office:value-type="float" office:value="2140.55" calcext:value-type="float">
            <text:p>2140.55</text:p>
          </table:table-cell>
          <table:table-cell office:value-type="float" office:value="11.78" calcext:value-type="float">
            <text:p>11.78</text:p>
          </table:table-cell>
          <table:table-cell office:value-type="float" office:value="44.882" calcext:value-type="float">
            <text:p>44.882</text:p>
          </table:table-cell>
          <table:table-cell office:value-type="float" office:value="1058.969" calcext:value-type="float">
            <text:p>1058.969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771" calcext:value-type="float">
            <text:p>0.771</text:p>
          </table:table-cell>
          <table:table-cell office:value-type="float" office:value="5.185" calcext:value-type="float">
            <text:p>5.185</text:p>
          </table:table-cell>
          <table:table-cell office:value-type="float" office:value="11.507" calcext:value-type="float">
            <text:p>11.507</text:p>
          </table:table-cell>
          <table:table-cell office:value-type="float" office:value="18.236" calcext:value-type="float">
            <text:p>18.236</text:p>
          </table:table-cell>
          <table:table-cell office:value-type="float" office:value="21.988" calcext:value-type="float">
            <text:p>21.988</text:p>
          </table:table-cell>
          <table:table-cell office:value-type="float" office:value="24.523" calcext:value-type="float">
            <text:p>24.523</text:p>
          </table:table-cell>
          <table:table-cell office:value-type="float" office:value="28.659" calcext:value-type="float">
            <text:p>28.659</text:p>
          </table:table-cell>
          <table:table-cell office:value-type="float" office:value="34.662" calcext:value-type="float">
            <text:p>34.662</text:p>
          </table:table-cell>
          <table:table-cell office:value-type="float" office:value="784.83" calcext:value-type="float">
            <text:p>784.83</text:p>
          </table:table-cell>
          <table:table-cell office:value-type="float" office:value="13.247" calcext:value-type="float">
            <text:p>13.247</text:p>
          </table:table-cell>
          <table:table-cell office:value-type="float" office:value="22.684" calcext:value-type="float">
            <text:p>22.684</text:p>
          </table:table-cell>
          <table:table-cell office:value-type="float" office:value="0.328" calcext:value-type="float">
            <text:p>0.328</text:p>
          </table:table-cell>
          <table:table-cell office:value-type="float" office:value="3.874" calcext:value-type="float">
            <text:p>3.874</text:p>
          </table:table-cell>
          <table:table-cell office:value-type="float" office:value="8.352" calcext:value-type="float">
            <text:p>8.352</text:p>
          </table:table-cell>
          <table:table-cell office:value-type="float" office:value="12.12" calcext:value-type="float">
            <text:p>12.12</text:p>
          </table:table-cell>
          <table:table-cell office:value-type="float" office:value="14.124" calcext:value-type="float">
            <text:p>14.124</text:p>
          </table:table-cell>
          <table:table-cell office:value-type="float" office:value="15.311" calcext:value-type="float">
            <text:p>15.311</text:p>
          </table:table-cell>
          <table:table-cell office:value-type="float" office:value="17.158" calcext:value-type="float">
            <text:p>17.158</text:p>
          </table:table-cell>
          <table:table-cell office:value-type="float" office:value="20.057" calcext:value-type="float">
            <text:p>20.057</text:p>
          </table:table-cell>
          <table:table-cell office:value-type="float" office:value="769.086" calcext:value-type="float">
            <text:p>769.086</text:p>
          </table:table-cell>
          <table:table-cell office:value-type="float" office:value="8.577" calcext:value-type="float">
            <text:p>8.577</text:p>
          </table:table-cell>
          <table:table-cell office:value-type="float" office:value="14.584" calcext:value-type="float">
            <text:p>14.584</text:p>
          </table:table-cell>
          <table:table-cell office:value-type="float" office:value="4.617" calcext:value-type="float">
            <text:p>4.617</text:p>
          </table:table-cell>
          <table:table-cell office:value-type="float" office:value="18.356" calcext:value-type="float">
            <text:p>18.356</text:p>
          </table:table-cell>
          <table:table-cell office:value-type="float" office:value="21.738" calcext:value-type="float">
            <text:p>21.738</text:p>
          </table:table-cell>
          <table:table-cell office:value-type="float" office:value="25.153" calcext:value-type="float">
            <text:p>25.153</text:p>
          </table:table-cell>
          <table:table-cell office:value-type="float" office:value="27.212" calcext:value-type="float">
            <text:p>27.212</text:p>
          </table:table-cell>
          <table:table-cell office:value-type="float" office:value="28.657" calcext:value-type="float">
            <text:p>28.657</text:p>
          </table:table-cell>
          <table:table-cell office:value-type="float" office:value="31.009" calcext:value-type="float">
            <text:p>31.009</text:p>
          </table:table-cell>
          <table:table-cell office:value-type="float" office:value="34.263" calcext:value-type="float">
            <text:p>34.263</text:p>
          </table:table-cell>
          <table:table-cell office:value-type="float" office:value="782.405" calcext:value-type="float">
            <text:p>782.405</text:p>
          </table:table-cell>
          <table:table-cell office:value-type="float" office:value="22.399" calcext:value-type="float">
            <text:p>22.399</text:p>
          </table:table-cell>
          <table:table-cell office:value-type="float" office:value="18.826" calcext:value-type="float">
            <text:p>18.826</text:p>
          </table:table-cell>
          <table:table-cell office:value-type="float" office:value="0.21" calcext:value-type="float">
            <text:p>0.21</text:p>
          </table:table-cell>
          <table:table-cell office:value-type="float" office:value="3.711" calcext:value-type="float">
            <text:p>3.711</text:p>
          </table:table-cell>
          <table:table-cell office:value-type="float" office:value="7.846" calcext:value-type="float">
            <text:p>7.846</text:p>
          </table:table-cell>
          <table:table-cell office:value-type="float" office:value="12.608" calcext:value-type="float">
            <text:p>12.608</text:p>
          </table:table-cell>
          <table:table-cell office:value-type="float" office:value="14.435" calcext:value-type="float">
            <text:p>14.435</text:p>
          </table:table-cell>
          <table:table-cell office:value-type="float" office:value="15.595" calcext:value-type="float">
            <text:p>15.595</text:p>
          </table:table-cell>
          <table:table-cell office:value-type="float" office:value="17.447" calcext:value-type="float">
            <text:p>17.447</text:p>
          </table:table-cell>
          <table:table-cell office:value-type="float" office:value="20.102" calcext:value-type="float">
            <text:p>20.102</text:p>
          </table:table-cell>
          <table:table-cell office:value-type="float" office:value="770.296" calcext:value-type="float">
            <text:p>770.296</text:p>
          </table:table-cell>
          <table:table-cell office:value-type="float" office:value="8.441" calcext:value-type="float">
            <text:p>8.441</text:p>
          </table:table-cell>
          <table:table-cell office:value-type="float" office:value="12.725" calcext:value-type="float">
            <text:p>12.725</text:p>
          </table:table-cell>
          <table:table-cell office:value-type="float" office:value="6.467" calcext:value-type="float">
            <text:p>6.467</text:p>
          </table:table-cell>
          <table:table-cell office:value-type="float" office:value="40.041" calcext:value-type="float">
            <text:p>40.041</text:p>
          </table:table-cell>
          <table:table-cell office:value-type="float" office:value="49.927" calcext:value-type="float">
            <text:p>49.927</text:p>
          </table:table-cell>
          <table:table-cell office:value-type="float" office:value="60.784" calcext:value-type="float">
            <text:p>60.784</text:p>
          </table:table-cell>
          <table:table-cell office:value-type="float" office:value="67.093" calcext:value-type="float">
            <text:p>67.093</text:p>
          </table:table-cell>
          <table:table-cell office:value-type="float" office:value="71.393" calcext:value-type="float">
            <text:p>71.393</text:p>
          </table:table-cell>
          <table:table-cell office:value-type="float" office:value="78.36" calcext:value-type="float">
            <text:p>78.36</text:p>
          </table:table-cell>
          <table:table-cell office:value-type="float" office:value="86.709" calcext:value-type="float">
            <text:p>86.709</text:p>
          </table:table-cell>
          <table:table-cell office:value-type="float" office:value="828.469" calcext:value-type="float">
            <text:p>828.469</text:p>
          </table:table-cell>
          <table:table-cell office:value-type="float" office:value="52.663" calcext:value-type="float">
            <text:p>52.663</text:p>
          </table:table-cell>
          <table:table-cell office:value-type="float" office:value="36.891" calcext:value-type="float">
            <text:p>36.891</text:p>
          </table:table-cell>
          <table:table-cell office:value-type="float" office:value="512.58" calcext:value-type="float">
            <text:p>512.58</text:p>
          </table:table-cell>
          <table:table-cell table:style-name="ce10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831" calcext:value-type="float">
            <text:p>0.831</text:p>
          </table:table-cell>
          <table:table-cell office:value-type="float" office:value="2.833" calcext:value-type="float">
            <text:p>2.833</text:p>
          </table:table-cell>
          <table:table-cell office:value-type="float" office:value="4.058" calcext:value-type="float">
            <text:p>4.058</text:p>
          </table:table-cell>
          <table:table-cell office:value-type="float" office:value="5.558" calcext:value-type="float">
            <text:p>5.558</text:p>
          </table:table-cell>
          <table:table-cell office:value-type="float" office:value="6.545" calcext:value-type="float">
            <text:p>6.545</text:p>
          </table:table-cell>
          <table:table-cell office:value-type="float" office:value="7.38" calcext:value-type="float">
            <text:p>7.38</text:p>
          </table:table-cell>
          <table:table-cell office:value-type="float" office:value="8.909" calcext:value-type="float">
            <text:p>8.909</text:p>
          </table:table-cell>
          <table:table-cell office:value-type="float" office:value="11.451" calcext:value-type="float">
            <text:p>11.451</text:p>
          </table:table-cell>
          <table:table-cell office:value-type="float" office:value="458.409" calcext:value-type="float">
            <text:p>458.409</text:p>
          </table:table-cell>
          <table:table-cell office:value-type="float" office:value="5.189" calcext:value-type="float">
            <text:p>5.189</text:p>
          </table:table-cell>
          <table:table-cell office:value-type="float" office:value="15.639" calcext:value-type="float">
            <text:p>15.639</text:p>
          </table:table-cell>
          <table:table-cell office:value-type="float" office:value="0.356" calcext:value-type="float">
            <text:p>0.356</text:p>
          </table:table-cell>
          <table:table-cell office:value-type="float" office:value="1.697" calcext:value-type="float">
            <text:p>1.697</text:p>
          </table:table-cell>
          <table:table-cell office:value-type="float" office:value="2.572" calcext:value-type="float">
            <text:p>2.572</text:p>
          </table:table-cell>
          <table:table-cell office:value-type="float" office:value="3.633" calcext:value-type="float">
            <text:p>3.633</text:p>
          </table:table-cell>
          <table:table-cell office:value-type="float" office:value="4.292" calcext:value-type="float">
            <text:p>4.292</text:p>
          </table:table-cell>
          <table:table-cell office:value-type="float" office:value="4.796" calcext:value-type="float">
            <text:p>4.796</text:p>
          </table:table-cell>
          <table:table-cell office:value-type="float" office:value="5.649" calcext:value-type="float">
            <text:p>5.649</text:p>
          </table:table-cell>
          <table:table-cell office:value-type="float" office:value="6.907" calcext:value-type="float">
            <text:p>6.907</text:p>
          </table:table-cell>
          <table:table-cell office:value-type="float" office:value="714.881" calcext:value-type="float">
            <text:p>714.881</text:p>
          </table:table-cell>
          <table:table-cell office:value-type="float" office:value="3.154" calcext:value-type="float">
            <text:p>3.154</text:p>
          </table:table-cell>
          <table:table-cell office:value-type="float" office:value="10.606" calcext:value-type="float">
            <text:p>10.606</text:p>
          </table:table-cell>
          <table:table-cell office:value-type="float" office:value="1.092" calcext:value-type="float">
            <text:p>1.092</text:p>
          </table:table-cell>
          <table:table-cell office:value-type="float" office:value="4.403" calcext:value-type="float">
            <text:p>4.403</text:p>
          </table:table-cell>
          <table:table-cell office:value-type="float" office:value="5.614" calcext:value-type="float">
            <text:p>5.614</text:p>
          </table:table-cell>
          <table:table-cell office:value-type="float" office:value="6.946" calcext:value-type="float">
            <text:p>6.946</text:p>
          </table:table-cell>
          <table:table-cell office:value-type="float" office:value="7.769" calcext:value-type="float">
            <text:p>7.769</text:p>
          </table:table-cell>
          <table:table-cell office:value-type="float" office:value="8.36" calcext:value-type="float">
            <text:p>8.36</text:p>
          </table:table-cell>
          <table:table-cell office:value-type="float" office:value="9.455" calcext:value-type="float">
            <text:p>9.455</text:p>
          </table:table-cell>
          <table:table-cell office:value-type="float" office:value="11.667" calcext:value-type="float">
            <text:p>11.667</text:p>
          </table:table-cell>
          <table:table-cell office:value-type="float" office:value="736.678" calcext:value-type="float">
            <text:p>736.678</text:p>
          </table:table-cell>
          <table:table-cell office:value-type="float" office:value="6.366" calcext:value-type="float">
            <text:p>6.366</text:p>
          </table:table-cell>
          <table:table-cell office:value-type="float" office:value="12.204" calcext:value-type="float">
            <text:p>12.204</text:p>
          </table:table-cell>
          <table:table-cell office:value-type="float" office:value="0.31" calcext:value-type="float">
            <text:p>0.31</text:p>
          </table:table-cell>
          <table:table-cell office:value-type="float" office:value="1.412" calcext:value-type="float">
            <text:p>1.412</text:p>
          </table:table-cell>
          <table:table-cell office:value-type="float" office:value="2.173" calcext:value-type="float">
            <text:p>2.173</text:p>
          </table:table-cell>
          <table:table-cell office:value-type="float" office:value="3.115" calcext:value-type="float">
            <text:p>3.115</text:p>
          </table:table-cell>
          <table:table-cell office:value-type="float" office:value="3.693" calcext:value-type="float">
            <text:p>3.693</text:p>
          </table:table-cell>
          <table:table-cell office:value-type="float" office:value="4.109" calcext:value-type="float">
            <text:p>4.109</text:p>
          </table:table-cell>
          <table:table-cell office:value-type="float" office:value="4.807" calcext:value-type="float">
            <text:p>4.807</text:p>
          </table:table-cell>
          <table:table-cell office:value-type="float" office:value="5.903" calcext:value-type="float">
            <text:p>5.903</text:p>
          </table:table-cell>
          <table:table-cell office:value-type="float" office:value="451.024" calcext:value-type="float">
            <text:p>451.024</text:p>
          </table:table-cell>
          <table:table-cell office:value-type="float" office:value="2.537" calcext:value-type="float">
            <text:p>2.537</text:p>
          </table:table-cell>
          <table:table-cell office:value-type="float" office:value="6.647" calcext:value-type="float">
            <text:p>6.647</text:p>
          </table:table-cell>
          <table:table-cell office:value-type="float" office:value="3.028" calcext:value-type="float">
            <text:p>3.028</text:p>
          </table:table-cell>
          <table:table-cell office:value-type="float" office:value="12.528" calcext:value-type="float">
            <text:p>12.528</text:p>
          </table:table-cell>
          <table:table-cell office:value-type="float" office:value="15.331" calcext:value-type="float">
            <text:p>15.331</text:p>
          </table:table-cell>
          <table:table-cell office:value-type="float" office:value="18.31" calcext:value-type="float">
            <text:p>18.31</text:p>
          </table:table-cell>
          <table:table-cell office:value-type="float" office:value="20.138" calcext:value-type="float">
            <text:p>20.138</text:p>
          </table:table-cell>
          <table:table-cell office:value-type="float" office:value="21.612" calcext:value-type="float">
            <text:p>21.612</text:p>
          </table:table-cell>
          <table:table-cell office:value-type="float" office:value="24.463" calcext:value-type="float">
            <text:p>24.463</text:p>
          </table:table-cell>
          <table:table-cell office:value-type="float" office:value="29.471" calcext:value-type="float">
            <text:p>29.471</text:p>
          </table:table-cell>
          <table:table-cell office:value-type="float" office:value="739.322" calcext:value-type="float">
            <text:p>739.322</text:p>
          </table:table-cell>
          <table:table-cell office:value-type="float" office:value="17.246" calcext:value-type="float">
            <text:p>17.246</text:p>
          </table:table-cell>
          <table:table-cell office:value-type="float" office:value="24.106" calcext:value-type="float">
            <text:p>24.106</text:p>
          </table:table-cell>
          <table:table-cell office:value-type="float" office:value="1226.778" calcext:value-type="float">
            <text:p>1226.778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761" calcext:value-type="float">
            <text:p>0.761</text:p>
          </table:table-cell>
          <table:table-cell office:value-type="float" office:value="9.919" calcext:value-type="float">
            <text:p>9.919</text:p>
          </table:table-cell>
          <table:table-cell office:value-type="float" office:value="18.537" calcext:value-type="float">
            <text:p>18.537</text:p>
          </table:table-cell>
          <table:table-cell office:value-type="float" office:value="28.22" calcext:value-type="float">
            <text:p>28.22</text:p>
          </table:table-cell>
          <table:table-cell office:value-type="float" office:value="34.645" calcext:value-type="float">
            <text:p>34.645</text:p>
          </table:table-cell>
          <table:table-cell office:value-type="float" office:value="39.745" calcext:value-type="float">
            <text:p>39.745</text:p>
          </table:table-cell>
          <table:table-cell office:value-type="float" office:value="48.455" calcext:value-type="float">
            <text:p>48.455</text:p>
          </table:table-cell>
          <table:table-cell office:value-type="float" office:value="60.086" calcext:value-type="float">
            <text:p>60.086</text:p>
          </table:table-cell>
          <table:table-cell office:value-type="float" office:value="926.457" calcext:value-type="float">
            <text:p>926.457</text:p>
          </table:table-cell>
          <table:table-cell office:value-type="float" office:value="21.606" calcext:value-type="float">
            <text:p>21.606</text:p>
          </table:table-cell>
          <table:table-cell office:value-type="float" office:value="30.291" calcext:value-type="float">
            <text:p>30.291</text:p>
          </table:table-cell>
          <table:table-cell office:value-type="float" office:value="0.332" calcext:value-type="float">
            <text:p>0.332</text:p>
          </table:table-cell>
          <table:table-cell office:value-type="float" office:value="7.448" calcext:value-type="float">
            <text:p>7.448</text:p>
          </table:table-cell>
          <table:table-cell office:value-type="float" office:value="12.602" calcext:value-type="float">
            <text:p>12.602</text:p>
          </table:table-cell>
          <table:table-cell office:value-type="float" office:value="16.484" calcext:value-type="float">
            <text:p>16.484</text:p>
          </table:table-cell>
          <table:table-cell office:value-type="float" office:value="18.337" calcext:value-type="float">
            <text:p>18.337</text:p>
          </table:table-cell>
          <table:table-cell office:value-type="float" office:value="19.684" calcext:value-type="float">
            <text:p>19.684</text:p>
          </table:table-cell>
          <table:table-cell office:value-type="float" office:value="22.052" calcext:value-type="float">
            <text:p>22.052</text:p>
          </table:table-cell>
          <table:table-cell office:value-type="float" office:value="25.419" calcext:value-type="float">
            <text:p>25.419</text:p>
          </table:table-cell>
          <table:table-cell office:value-type="float" office:value="869.357" calcext:value-type="float">
            <text:p>869.357</text:p>
          </table:table-cell>
          <table:table-cell office:value-type="float" office:value="12.509" calcext:value-type="float">
            <text:p>12.509</text:p>
          </table:table-cell>
          <table:table-cell office:value-type="float" office:value="19.598" calcext:value-type="float">
            <text:p>19.598</text:p>
          </table:table-cell>
          <table:table-cell office:value-type="float" office:value="4.672" calcext:value-type="float">
            <text:p>4.672</text:p>
          </table:table-cell>
          <table:table-cell office:value-type="float" office:value="23.124" calcext:value-type="float">
            <text:p>23.124</text:p>
          </table:table-cell>
          <table:table-cell office:value-type="float" office:value="26.807" calcext:value-type="float">
            <text:p>26.807</text:p>
          </table:table-cell>
          <table:table-cell office:value-type="float" office:value="30.477" calcext:value-type="float">
            <text:p>30.477</text:p>
          </table:table-cell>
          <table:table-cell office:value-type="float" office:value="32.674" calcext:value-type="float">
            <text:p>32.674</text:p>
          </table:table-cell>
          <table:table-cell office:value-type="float" office:value="34.416" calcext:value-type="float">
            <text:p>34.416</text:p>
          </table:table-cell>
          <table:table-cell office:value-type="float" office:value="37.365" calcext:value-type="float">
            <text:p>37.365</text:p>
          </table:table-cell>
          <table:table-cell office:value-type="float" office:value="42.093" calcext:value-type="float">
            <text:p>42.093</text:p>
          </table:table-cell>
          <table:table-cell office:value-type="float" office:value="901.198" calcext:value-type="float">
            <text:p>901.198</text:p>
          </table:table-cell>
          <table:table-cell office:value-type="float" office:value="27.916" calcext:value-type="float">
            <text:p>27.916</text:p>
          </table:table-cell>
          <table:table-cell office:value-type="float" office:value="26.322" calcext:value-type="float">
            <text:p>26.322</text:p>
          </table:table-cell>
          <table:table-cell office:value-type="float" office:value="0.207" calcext:value-type="float">
            <text:p>0.207</text:p>
          </table:table-cell>
          <table:table-cell office:value-type="float" office:value="6.994" calcext:value-type="float">
            <text:p>6.994</text:p>
          </table:table-cell>
          <table:table-cell office:value-type="float" office:value="13.438" calcext:value-type="float">
            <text:p>13.438</text:p>
          </table:table-cell>
          <table:table-cell office:value-type="float" office:value="16.86" calcext:value-type="float">
            <text:p>16.86</text:p>
          </table:table-cell>
          <table:table-cell office:value-type="float" office:value="18.599" calcext:value-type="float">
            <text:p>18.599</text:p>
          </table:table-cell>
          <table:table-cell office:value-type="float" office:value="19.903" calcext:value-type="float">
            <text:p>19.903</text:p>
          </table:table-cell>
          <table:table-cell office:value-type="float" office:value="22.163" calcext:value-type="float">
            <text:p>22.163</text:p>
          </table:table-cell>
          <table:table-cell office:value-type="float" office:value="25.722" calcext:value-type="float">
            <text:p>25.722</text:p>
          </table:table-cell>
          <table:table-cell office:value-type="float" office:value="868.264" calcext:value-type="float">
            <text:p>868.264</text:p>
          </table:table-cell>
          <table:table-cell office:value-type="float" office:value="12.841" calcext:value-type="float">
            <text:p>12.841</text:p>
          </table:table-cell>
          <table:table-cell office:value-type="float" office:value="18.522" calcext:value-type="float">
            <text:p>18.522</text:p>
          </table:table-cell>
          <table:table-cell office:value-type="float" office:value="6.503" calcext:value-type="float">
            <text:p>6.503</text:p>
          </table:table-cell>
          <table:table-cell office:value-type="float" office:value="55.527" calcext:value-type="float">
            <text:p>55.527</text:p>
          </table:table-cell>
          <table:table-cell office:value-type="float" office:value="70.626" calcext:value-type="float">
            <text:p>70.626</text:p>
          </table:table-cell>
          <table:table-cell office:value-type="float" office:value="86.609" calcext:value-type="float">
            <text:p>86.609</text:p>
          </table:table-cell>
          <table:table-cell office:value-type="float" office:value="95.404" calcext:value-type="float">
            <text:p>95.404</text:p>
          </table:table-cell>
          <table:table-cell office:value-type="float" office:value="102.257" calcext:value-type="float">
            <text:p>102.257</text:p>
          </table:table-cell>
          <table:table-cell office:value-type="float" office:value="112.491" calcext:value-type="float">
            <text:p>112.491</text:p>
          </table:table-cell>
          <table:table-cell office:value-type="float" office:value="127.776" calcext:value-type="float">
            <text:p>127.776</text:p>
          </table:table-cell>
          <table:table-cell office:value-type="float" office:value="986.993" calcext:value-type="float">
            <text:p>986.993</text:p>
          </table:table-cell>
          <table:table-cell office:value-type="float" office:value="74.873" calcext:value-type="float">
            <text:p>74.873</text:p>
          </table:table-cell>
          <table:table-cell office:value-type="float" office:value="52.186" calcext:value-type="float">
            <text:p>52.186</text:p>
          </table:table-cell>
          <table:table-cell office:value-type="float" office:value="494.383" calcext:value-type="float">
            <text:p>494.383</text:p>
          </table:table-cell>
          <table:table-cell table:style-name="ce10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845" calcext:value-type="float">
            <text:p>0.845</text:p>
          </table:table-cell>
          <table:table-cell office:value-type="float" office:value="4.19" calcext:value-type="float">
            <text:p>4.19</text:p>
          </table:table-cell>
          <table:table-cell office:value-type="float" office:value="5.919" calcext:value-type="float">
            <text:p>5.919</text:p>
          </table:table-cell>
          <table:table-cell office:value-type="float" office:value="8.463" calcext:value-type="float">
            <text:p>8.463</text:p>
          </table:table-cell>
          <table:table-cell office:value-type="float" office:value="10.39" calcext:value-type="float">
            <text:p>10.39</text:p>
          </table:table-cell>
          <table:table-cell office:value-type="float" office:value="11.977" calcext:value-type="float">
            <text:p>11.977</text:p>
          </table:table-cell>
          <table:table-cell office:value-type="float" office:value="14.883" calcext:value-type="float">
            <text:p>14.883</text:p>
          </table:table-cell>
          <table:table-cell office:value-type="float" office:value="18.694" calcext:value-type="float">
            <text:p>18.694</text:p>
          </table:table-cell>
          <table:table-cell office:value-type="float" office:value="1405.796" calcext:value-type="float">
            <text:p>1405.796</text:p>
          </table:table-cell>
          <table:table-cell office:value-type="float" office:value="7.455" calcext:value-type="float">
            <text:p>7.455</text:p>
          </table:table-cell>
          <table:table-cell office:value-type="float" office:value="16.829" calcext:value-type="float">
            <text:p>16.829</text:p>
          </table:table-cell>
          <table:table-cell office:value-type="float" office:value="0.364" calcext:value-type="float">
            <text:p>0.364</text:p>
          </table:table-cell>
          <table:table-cell office:value-type="float" office:value="2.431" calcext:value-type="float">
            <text:p>2.431</text:p>
          </table:table-cell>
          <table:table-cell office:value-type="float" office:value="3.523" calcext:value-type="float">
            <text:p>3.523</text:p>
          </table:table-cell>
          <table:table-cell office:value-type="float" office:value="4.837" calcext:value-type="float">
            <text:p>4.837</text:p>
          </table:table-cell>
          <table:table-cell office:value-type="float" office:value="5.652" calcext:value-type="float">
            <text:p>5.652</text:p>
          </table:table-cell>
          <table:table-cell office:value-type="float" office:value="6.281" calcext:value-type="float">
            <text:p>6.281</text:p>
          </table:table-cell>
          <table:table-cell office:value-type="float" office:value="7.326" calcext:value-type="float">
            <text:p>7.326</text:p>
          </table:table-cell>
          <table:table-cell office:value-type="float" office:value="8.897" calcext:value-type="float">
            <text:p>8.897</text:p>
          </table:table-cell>
          <table:table-cell office:value-type="float" office:value="1437.444" calcext:value-type="float">
            <text:p>1437.444</text:p>
          </table:table-cell>
          <table:table-cell office:value-type="float" office:value="4.172" calcext:value-type="float">
            <text:p>4.172</text:p>
          </table:table-cell>
          <table:table-cell office:value-type="float" office:value="15.739" calcext:value-type="float">
            <text:p>15.739</text:p>
          </table:table-cell>
          <table:table-cell office:value-type="float" office:value="1.23" calcext:value-type="float">
            <text:p>1.23</text:p>
          </table:table-cell>
          <table:table-cell office:value-type="float" office:value="5.604" calcext:value-type="float">
            <text:p>5.604</text:p>
          </table:table-cell>
          <table:table-cell office:value-type="float" office:value="7.191" calcext:value-type="float">
            <text:p>7.191</text:p>
          </table:table-cell>
          <table:table-cell office:value-type="float" office:value="8.939" calcext:value-type="float">
            <text:p>8.939</text:p>
          </table:table-cell>
          <table:table-cell office:value-type="float" office:value="9.941" calcext:value-type="float">
            <text:p>9.941</text:p>
          </table:table-cell>
          <table:table-cell office:value-type="float" office:value="10.671" calcext:value-type="float">
            <text:p>10.671</text:p>
          </table:table-cell>
          <table:table-cell office:value-type="float" office:value="12.005" calcext:value-type="float">
            <text:p>12.005</text:p>
          </table:table-cell>
          <table:table-cell office:value-type="float" office:value="14.32" calcext:value-type="float">
            <text:p>14.32</text:p>
          </table:table-cell>
          <table:table-cell office:value-type="float" office:value="1441.339" calcext:value-type="float">
            <text:p>1441.339</text:p>
          </table:table-cell>
          <table:table-cell office:value-type="float" office:value="7.974" calcext:value-type="float">
            <text:p>7.974</text:p>
          </table:table-cell>
          <table:table-cell office:value-type="float" office:value="18.908" calcext:value-type="float">
            <text:p>18.908</text:p>
          </table:table-cell>
          <table:table-cell office:value-type="float" office:value="0.264" calcext:value-type="float">
            <text:p>0.264</text:p>
          </table:table-cell>
          <table:table-cell office:value-type="float" office:value="2.132" calcext:value-type="float">
            <text:p>2.132</text:p>
          </table:table-cell>
          <table:table-cell office:value-type="float" office:value="3.138" calcext:value-type="float">
            <text:p>3.138</text:p>
          </table:table-cell>
          <table:table-cell office:value-type="float" office:value="4.326" calcext:value-type="float">
            <text:p>4.326</text:p>
          </table:table-cell>
          <table:table-cell office:value-type="float" office:value="5.055" calcext:value-type="float">
            <text:p>5.055</text:p>
          </table:table-cell>
          <table:table-cell office:value-type="float" office:value="5.579" calcext:value-type="float">
            <text:p>5.579</text:p>
          </table:table-cell>
          <table:table-cell office:value-type="float" office:value="6.458" calcext:value-type="float">
            <text:p>6.458</text:p>
          </table:table-cell>
          <table:table-cell office:value-type="float" office:value="7.906" calcext:value-type="float">
            <text:p>7.906</text:p>
          </table:table-cell>
          <table:table-cell office:value-type="float" office:value="1435.906" calcext:value-type="float">
            <text:p>1435.906</text:p>
          </table:table-cell>
          <table:table-cell office:value-type="float" office:value="3.768" calcext:value-type="float">
            <text:p>3.768</text:p>
          </table:table-cell>
          <table:table-cell office:value-type="float" office:value="16.712" calcext:value-type="float">
            <text:p>16.712</text:p>
          </table:table-cell>
          <table:table-cell office:value-type="float" office:value="3.418" calcext:value-type="float">
            <text:p>3.418</text:p>
          </table:table-cell>
          <table:table-cell office:value-type="float" office:value="16.899" calcext:value-type="float">
            <text:p>16.899</text:p>
          </table:table-cell>
          <table:table-cell office:value-type="float" office:value="21.206" calcext:value-type="float">
            <text:p>21.206</text:p>
          </table:table-cell>
          <table:table-cell office:value-type="float" office:value="25.629" calcext:value-type="float">
            <text:p>25.629</text:p>
          </table:table-cell>
          <table:table-cell office:value-type="float" office:value="28.368" calcext:value-type="float">
            <text:p>28.368</text:p>
          </table:table-cell>
          <table:table-cell office:value-type="float" office:value="30.448" calcext:value-type="float">
            <text:p>30.448</text:p>
          </table:table-cell>
          <table:table-cell office:value-type="float" office:value="34.022" calcext:value-type="float">
            <text:p>34.022</text:p>
          </table:table-cell>
          <table:table-cell office:value-type="float" office:value="39.942" calcext:value-type="float">
            <text:p>39.942</text:p>
          </table:table-cell>
          <table:table-cell office:value-type="float" office:value="2042.602" calcext:value-type="float">
            <text:p>2042.602</text:p>
          </table:table-cell>
          <table:table-cell office:value-type="float" office:value="23.369" calcext:value-type="float">
            <text:p>23.369</text:p>
          </table:table-cell>
          <table:table-cell office:value-type="float" office:value="38.391" calcext:value-type="float">
            <text:p>38.391</text:p>
          </table:table-cell>
          <table:table-cell office:value-type="float" office:value="1315.592" calcext:value-type="float">
            <text:p>1315.592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811" calcext:value-type="float">
            <text:p>0.811</text:p>
          </table:table-cell>
          <table:table-cell office:value-type="float" office:value="21.183" calcext:value-type="float">
            <text:p>21.183</text:p>
          </table:table-cell>
          <table:table-cell office:value-type="float" office:value="34.118" calcext:value-type="float">
            <text:p>34.118</text:p>
          </table:table-cell>
          <table:table-cell office:value-type="float" office:value="55.143" calcext:value-type="float">
            <text:p>55.143</text:p>
          </table:table-cell>
          <table:table-cell office:value-type="float" office:value="67.174" calcext:value-type="float">
            <text:p>67.174</text:p>
          </table:table-cell>
          <table:table-cell office:value-type="float" office:value="75.087" calcext:value-type="float">
            <text:p>75.087</text:p>
          </table:table-cell>
          <table:table-cell office:value-type="float" office:value="86.078" calcext:value-type="float">
            <text:p>86.078</text:p>
          </table:table-cell>
          <table:table-cell office:value-type="float" office:value="97.892" calcext:value-type="float">
            <text:p>97.892</text:p>
          </table:table-cell>
          <table:table-cell office:value-type="float" office:value="1006.351" calcext:value-type="float">
            <text:p>1006.351</text:p>
          </table:table-cell>
          <table:table-cell office:value-type="float" office:value="40.697" calcext:value-type="float">
            <text:p>40.697</text:p>
          </table:table-cell>
          <table:table-cell office:value-type="float" office:value="38.658" calcext:value-type="float">
            <text:p>38.658</text:p>
          </table:table-cell>
          <table:table-cell office:value-type="float" office:value="0.356" calcext:value-type="float">
            <text:p>0.356</text:p>
          </table:table-cell>
          <table:table-cell office:value-type="float" office:value="13.777" calcext:value-type="float">
            <text:p>13.777</text:p>
          </table:table-cell>
          <table:table-cell office:value-type="float" office:value="16.573" calcext:value-type="float">
            <text:p>16.573</text:p>
          </table:table-cell>
          <table:table-cell office:value-type="float" office:value="19.129" calcext:value-type="float">
            <text:p>19.129</text:p>
          </table:table-cell>
          <table:table-cell office:value-type="float" office:value="20.713" calcext:value-type="float">
            <text:p>20.713</text:p>
          </table:table-cell>
          <table:table-cell office:value-type="float" office:value="21.9" calcext:value-type="float">
            <text:p>21.9</text:p>
          </table:table-cell>
          <table:table-cell office:value-type="float" office:value="23.902" calcext:value-type="float">
            <text:p>23.902</text:p>
          </table:table-cell>
          <table:table-cell office:value-type="float" office:value="26.839" calcext:value-type="float">
            <text:p>26.839</text:p>
          </table:table-cell>
          <table:table-cell office:value-type="float" office:value="943.259" calcext:value-type="float">
            <text:p>943.259</text:p>
          </table:table-cell>
          <table:table-cell office:value-type="float" office:value="16.527" calcext:value-type="float">
            <text:p>16.527</text:p>
          </table:table-cell>
          <table:table-cell office:value-type="float" office:value="17.309" calcext:value-type="float">
            <text:p>17.309</text:p>
          </table:table-cell>
          <table:table-cell office:value-type="float" office:value="6.31" calcext:value-type="float">
            <text:p>6.31</text:p>
          </table:table-cell>
          <table:table-cell office:value-type="float" office:value="26.572" calcext:value-type="float">
            <text:p>26.572</text:p>
          </table:table-cell>
          <table:table-cell office:value-type="float" office:value="29.734" calcext:value-type="float">
            <text:p>29.734</text:p>
          </table:table-cell>
          <table:table-cell office:value-type="float" office:value="33.055" calcext:value-type="float">
            <text:p>33.055</text:p>
          </table:table-cell>
          <table:table-cell office:value-type="float" office:value="35.127" calcext:value-type="float">
            <text:p>35.127</text:p>
          </table:table-cell>
          <table:table-cell office:value-type="float" office:value="36.685" calcext:value-type="float">
            <text:p>36.685</text:p>
          </table:table-cell>
          <table:table-cell office:value-type="float" office:value="39.31" calcext:value-type="float">
            <text:p>39.31</text:p>
          </table:table-cell>
          <table:table-cell office:value-type="float" office:value="43.3" calcext:value-type="float">
            <text:p>43.3</text:p>
          </table:table-cell>
          <table:table-cell office:value-type="float" office:value="956.843" calcext:value-type="float">
            <text:p>956.843</text:p>
          </table:table-cell>
          <table:table-cell office:value-type="float" office:value="30.97" calcext:value-type="float">
            <text:p>30.97</text:p>
          </table:table-cell>
          <table:table-cell office:value-type="float" office:value="26.177" calcext:value-type="float">
            <text:p>26.177</text:p>
          </table:table-cell>
          <table:table-cell office:value-type="float" office:value="0.208" calcext:value-type="float">
            <text:p>0.208</text:p>
          </table:table-cell>
          <table:table-cell office:value-type="float" office:value="14.092" calcext:value-type="float">
            <text:p>14.092</text:p>
          </table:table-cell>
          <table:table-cell office:value-type="float" office:value="16.755" calcext:value-type="float">
            <text:p>16.755</text:p>
          </table:table-cell>
          <table:table-cell office:value-type="float" office:value="19.244" calcext:value-type="float">
            <text:p>19.244</text:p>
          </table:table-cell>
          <table:table-cell office:value-type="float" office:value="20.785" calcext:value-type="float">
            <text:p>20.785</text:p>
          </table:table-cell>
          <table:table-cell office:value-type="float" office:value="21.944" calcext:value-type="float">
            <text:p>21.944</text:p>
          </table:table-cell>
          <table:table-cell office:value-type="float" office:value="24.045" calcext:value-type="float">
            <text:p>24.045</text:p>
          </table:table-cell>
          <table:table-cell office:value-type="float" office:value="26.949" calcext:value-type="float">
            <text:p>26.949</text:p>
          </table:table-cell>
          <table:table-cell office:value-type="float" office:value="943.169" calcext:value-type="float">
            <text:p>943.169</text:p>
          </table:table-cell>
          <table:table-cell office:value-type="float" office:value="16.837" calcext:value-type="float">
            <text:p>16.837</text:p>
          </table:table-cell>
          <table:table-cell office:value-type="float" office:value="20.007" calcext:value-type="float">
            <text:p>20.007</text:p>
          </table:table-cell>
          <table:table-cell office:value-type="float" office:value="8.753" calcext:value-type="float">
            <text:p>8.753</text:p>
          </table:table-cell>
          <table:table-cell office:value-type="float" office:value="81.881" calcext:value-type="float">
            <text:p>81.881</text:p>
          </table:table-cell>
          <table:table-cell office:value-type="float" office:value="100.031" calcext:value-type="float">
            <text:p>100.031</text:p>
          </table:table-cell>
          <table:table-cell office:value-type="float" office:value="122.107" calcext:value-type="float">
            <text:p>122.107</text:p>
          </table:table-cell>
          <table:table-cell office:value-type="float" office:value="134.175" calcext:value-type="float">
            <text:p>134.175</text:p>
          </table:table-cell>
          <table:table-cell office:value-type="float" office:value="142.437" calcext:value-type="float">
            <text:p>142.437</text:p>
          </table:table-cell>
          <table:table-cell office:value-type="float" office:value="154.337" calcext:value-type="float">
            <text:p>154.337</text:p>
          </table:table-cell>
          <table:table-cell office:value-type="float" office:value="168.74" calcext:value-type="float">
            <text:p>168.74</text:p>
          </table:table-cell>
          <table:table-cell office:value-type="float" office:value="1098.682" calcext:value-type="float">
            <text:p>1098.682</text:p>
          </table:table-cell>
          <table:table-cell office:value-type="float" office:value="105.031" calcext:value-type="float">
            <text:p>105.031</text:p>
          </table:table-cell>
          <table:table-cell office:value-type="float" office:value="56.561" calcext:value-type="float">
            <text:p>56.561</text:p>
          </table:table-cell>
          <table:table-cell office:value-type="float" office:value="448.953" calcext:value-type="float">
            <text:p>448.953</text:p>
          </table:table-cell>
          <table:table-cell table:style-name="ce10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1" calcext:value-type="float">
            <text:p>0.841</text:p>
          </table:table-cell>
          <table:table-cell office:value-type="float" office:value="5.492" calcext:value-type="float">
            <text:p>5.492</text:p>
          </table:table-cell>
          <table:table-cell office:value-type="float" office:value="8.67" calcext:value-type="float">
            <text:p>8.67</text:p>
          </table:table-cell>
          <table:table-cell office:value-type="float" office:value="13.941" calcext:value-type="float">
            <text:p>13.941</text:p>
          </table:table-cell>
          <table:table-cell office:value-type="float" office:value="17.796" calcext:value-type="float">
            <text:p>17.796</text:p>
          </table:table-cell>
          <table:table-cell office:value-type="float" office:value="20.646" calcext:value-type="float">
            <text:p>20.646</text:p>
          </table:table-cell>
          <table:table-cell office:value-type="float" office:value="25.024" calcext:value-type="float">
            <text:p>25.024</text:p>
          </table:table-cell>
          <table:table-cell office:value-type="float" office:value="30.4" calcext:value-type="float">
            <text:p>30.4</text:p>
          </table:table-cell>
          <table:table-cell office:value-type="float" office:value="1534.921" calcext:value-type="float">
            <text:p>1534.921</text:p>
          </table:table-cell>
          <table:table-cell office:value-type="float" office:value="12.805" calcext:value-type="float">
            <text:p>12.805</text:p>
          </table:table-cell>
          <table:table-cell office:value-type="float" office:value="46.543" calcext:value-type="float">
            <text:p>46.543</text:p>
          </table:table-cell>
          <table:table-cell office:value-type="float" office:value="0.348" calcext:value-type="float">
            <text:p>0.348</text:p>
          </table:table-cell>
          <table:table-cell office:value-type="float" office:value="2.904" calcext:value-type="float">
            <text:p>2.904</text:p>
          </table:table-cell>
          <table:table-cell office:value-type="float" office:value="4.19" calcext:value-type="float">
            <text:p>4.19</text:p>
          </table:table-cell>
          <table:table-cell office:value-type="float" office:value="5.616" calcext:value-type="float">
            <text:p>5.616</text:p>
          </table:table-cell>
          <table:table-cell office:value-type="float" office:value="6.417" calcext:value-type="float">
            <text:p>6.417</text:p>
          </table:table-cell>
          <table:table-cell office:value-type="float" office:value="7.022" calcext:value-type="float">
            <text:p>7.022</text:p>
          </table:table-cell>
          <table:table-cell office:value-type="float" office:value="8.068" calcext:value-type="float">
            <text:p>8.068</text:p>
          </table:table-cell>
          <table:table-cell office:value-type="float" office:value="9.746" calcext:value-type="float">
            <text:p>9.746</text:p>
          </table:table-cell>
          <table:table-cell office:value-type="float" office:value="1500.317" calcext:value-type="float">
            <text:p>1500.317</text:p>
          </table:table-cell>
          <table:table-cell office:value-type="float" office:value="4.836" calcext:value-type="float">
            <text:p>4.836</text:p>
          </table:table-cell>
          <table:table-cell office:value-type="float" office:value="18.375" calcext:value-type="float">
            <text:p>18.375</text:p>
          </table:table-cell>
          <table:table-cell office:value-type="float" office:value="1.141" calcext:value-type="float">
            <text:p>1.141</text:p>
          </table:table-cell>
          <table:table-cell office:value-type="float" office:value="6.147" calcext:value-type="float">
            <text:p>6.147</text:p>
          </table:table-cell>
          <table:table-cell office:value-type="float" office:value="8.171" calcext:value-type="float">
            <text:p>8.171</text:p>
          </table:table-cell>
          <table:table-cell office:value-type="float" office:value="10.209" calcext:value-type="float">
            <text:p>10.209</text:p>
          </table:table-cell>
          <table:table-cell office:value-type="float" office:value="11.305" calcext:value-type="float">
            <text:p>11.305</text:p>
          </table:table-cell>
          <table:table-cell office:value-type="float" office:value="12.106" calcext:value-type="float">
            <text:p>12.106</text:p>
          </table:table-cell>
          <table:table-cell office:value-type="float" office:value="13.528" calcext:value-type="float">
            <text:p>13.528</text:p>
          </table:table-cell>
          <table:table-cell office:value-type="float" office:value="16.232" calcext:value-type="float">
            <text:p>16.232</text:p>
          </table:table-cell>
          <table:table-cell office:value-type="float" office:value="1518.626" calcext:value-type="float">
            <text:p>1518.626</text:p>
          </table:table-cell>
          <table:table-cell office:value-type="float" office:value="9.001" calcext:value-type="float">
            <text:p>9.001</text:p>
          </table:table-cell>
          <table:table-cell office:value-type="float" office:value="20.772" calcext:value-type="float">
            <text:p>20.772</text:p>
          </table:table-cell>
          <table:table-cell office:value-type="float" office:value="0.286" calcext:value-type="float">
            <text:p>0.286</text:p>
          </table:table-cell>
          <table:table-cell office:value-type="float" office:value="2.667" calcext:value-type="float">
            <text:p>2.667</text:p>
          </table:table-cell>
          <table:table-cell office:value-type="float" office:value="3.963" calcext:value-type="float">
            <text:p>3.963</text:p>
          </table:table-cell>
          <table:table-cell office:value-type="float" office:value="5.376" calcext:value-type="float">
            <text:p>5.376</text:p>
          </table:table-cell>
          <table:table-cell office:value-type="float" office:value="6.148" calcext:value-type="float">
            <text:p>6.148</text:p>
          </table:table-cell>
          <table:table-cell office:value-type="float" office:value="6.694" calcext:value-type="float">
            <text:p>6.694</text:p>
          </table:table-cell>
          <table:table-cell office:value-type="float" office:value="7.665" calcext:value-type="float">
            <text:p>7.665</text:p>
          </table:table-cell>
          <table:table-cell office:value-type="float" office:value="9.291" calcext:value-type="float">
            <text:p>9.291</text:p>
          </table:table-cell>
          <table:table-cell office:value-type="float" office:value="1500.834" calcext:value-type="float">
            <text:p>1500.834</text:p>
          </table:table-cell>
          <table:table-cell office:value-type="float" office:value="4.529" calcext:value-type="float">
            <text:p>4.529</text:p>
          </table:table-cell>
          <table:table-cell office:value-type="float" office:value="15.227" calcext:value-type="float">
            <text:p>15.227</text:p>
          </table:table-cell>
          <table:table-cell office:value-type="float" office:value="3.309" calcext:value-type="float">
            <text:p>3.309</text:p>
          </table:table-cell>
          <table:table-cell office:value-type="float" office:value="19.834" calcext:value-type="float">
            <text:p>19.834</text:p>
          </table:table-cell>
          <table:table-cell office:value-type="float" office:value="27.221" calcext:value-type="float">
            <text:p>27.221</text:p>
          </table:table-cell>
          <table:table-cell office:value-type="float" office:value="34.519" calcext:value-type="float">
            <text:p>34.519</text:p>
          </table:table-cell>
          <table:table-cell office:value-type="float" office:value="38.695" calcext:value-type="float">
            <text:p>38.695</text:p>
          </table:table-cell>
          <table:table-cell office:value-type="float" office:value="41.767" calcext:value-type="float">
            <text:p>41.767</text:p>
          </table:table-cell>
          <table:table-cell office:value-type="float" office:value="46.937" calcext:value-type="float">
            <text:p>46.937</text:p>
          </table:table-cell>
          <table:table-cell office:value-type="float" office:value="55.09" calcext:value-type="float">
            <text:p>55.09</text:p>
          </table:table-cell>
          <table:table-cell office:value-type="float" office:value="1557.939" calcext:value-type="float">
            <text:p>1557.939</text:p>
          </table:table-cell>
          <table:table-cell office:value-type="float" office:value="31.17" calcext:value-type="float">
            <text:p>31.17</text:p>
          </table:table-cell>
          <table:table-cell office:value-type="float" office:value="56.979" calcext:value-type="float">
            <text:p>56.979</text:p>
          </table:table-cell>
          <table:table-cell office:value-type="float" office:value="1292.229" calcext:value-type="float">
            <text:p>1292.229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839" calcext:value-type="float">
            <text:p>0.839</text:p>
          </table:table-cell>
          <table:table-cell office:value-type="float" office:value="32.789" calcext:value-type="float">
            <text:p>32.789</text:p>
          </table:table-cell>
          <table:table-cell office:value-type="float" office:value="55.22" calcext:value-type="float">
            <text:p>55.22</text:p>
          </table:table-cell>
          <table:table-cell office:value-type="float" office:value="84.808" calcext:value-type="float">
            <text:p>84.808</text:p>
          </table:table-cell>
          <table:table-cell office:value-type="float" office:value="101.509" calcext:value-type="float">
            <text:p>101.509</text:p>
          </table:table-cell>
          <table:table-cell office:value-type="float" office:value="112.952" calcext:value-type="float">
            <text:p>112.952</text:p>
          </table:table-cell>
          <table:table-cell office:value-type="float" office:value="130.727" calcext:value-type="float">
            <text:p>130.727</text:p>
          </table:table-cell>
          <table:table-cell office:value-type="float" office:value="177.399" calcext:value-type="float">
            <text:p>177.399</text:p>
          </table:table-cell>
          <table:table-cell office:value-type="float" office:value="1248.961" calcext:value-type="float">
            <text:p>1248.961</text:p>
          </table:table-cell>
          <table:table-cell office:value-type="float" office:value="69.421" calcext:value-type="float">
            <text:p>69.421</text:p>
          </table:table-cell>
          <table:table-cell office:value-type="float" office:value="85.355" calcext:value-type="float">
            <text:p>85.355</text:p>
          </table:table-cell>
          <table:table-cell office:value-type="float" office:value="0.368" calcext:value-type="float">
            <text:p>0.368</text:p>
          </table:table-cell>
          <table:table-cell office:value-type="float" office:value="15.305" calcext:value-type="float">
            <text:p>15.305</text:p>
          </table:table-cell>
          <table:table-cell office:value-type="float" office:value="17.473" calcext:value-type="float">
            <text:p>17.473</text:p>
          </table:table-cell>
          <table:table-cell office:value-type="float" office:value="20.024" calcext:value-type="float">
            <text:p>20.024</text:p>
          </table:table-cell>
          <table:table-cell office:value-type="float" office:value="21.812" calcext:value-type="float">
            <text:p>21.812</text:p>
          </table:table-cell>
          <table:table-cell office:value-type="float" office:value="23.357" calcext:value-type="float">
            <text:p>23.357</text:p>
          </table:table-cell>
          <table:table-cell office:value-type="float" office:value="26.507" calcext:value-type="float">
            <text:p>26.507</text:p>
          </table:table-cell>
          <table:table-cell office:value-type="float" office:value="37.656" calcext:value-type="float">
            <text:p>37.656</text:p>
          </table:table-cell>
          <table:table-cell office:value-type="float" office:value="1123.273" calcext:value-type="float">
            <text:p>1123.273</text:p>
          </table:table-cell>
          <table:table-cell office:value-type="float" office:value="20.511" calcext:value-type="float">
            <text:p>20.511</text:p>
          </table:table-cell>
          <table:table-cell office:value-type="float" office:value="29.233" calcext:value-type="float">
            <text:p>29.233</text:p>
          </table:table-cell>
          <table:table-cell office:value-type="float" office:value="6.798" calcext:value-type="float">
            <text:p>6.798</text:p>
          </table:table-cell>
          <table:table-cell office:value-type="float" office:value="27.422" calcext:value-type="float">
            <text:p>27.422</text:p>
          </table:table-cell>
          <table:table-cell office:value-type="float" office:value="30.274" calcext:value-type="float">
            <text:p>30.274</text:p>
          </table:table-cell>
          <table:table-cell office:value-type="float" office:value="33.781" calcext:value-type="float">
            <text:p>33.781</text:p>
          </table:table-cell>
          <table:table-cell office:value-type="float" office:value="36.176" calcext:value-type="float">
            <text:p>36.176</text:p>
          </table:table-cell>
          <table:table-cell office:value-type="float" office:value="38.083" calcext:value-type="float">
            <text:p>38.083</text:p>
          </table:table-cell>
          <table:table-cell office:value-type="float" office:value="42.162" calcext:value-type="float">
            <text:p>42.162</text:p>
          </table:table-cell>
          <table:table-cell office:value-type="float" office:value="57.537" calcext:value-type="float">
            <text:p>57.537</text:p>
          </table:table-cell>
          <table:table-cell office:value-type="float" office:value="1136.053" calcext:value-type="float">
            <text:p>1136.053</text:p>
          </table:table-cell>
          <table:table-cell office:value-type="float" office:value="35.479" calcext:value-type="float">
            <text:p>35.479</text:p>
          </table:table-cell>
          <table:table-cell office:value-type="float" office:value="41.735" calcext:value-type="float">
            <text:p>41.735</text:p>
          </table:table-cell>
          <table:table-cell office:value-type="float" office:value="0.245" calcext:value-type="float">
            <text:p>0.245</text:p>
          </table:table-cell>
          <table:table-cell office:value-type="float" office:value="15.261" calcext:value-type="float">
            <text:p>15.261</text:p>
          </table:table-cell>
          <table:table-cell office:value-type="float" office:value="17.441" calcext:value-type="float">
            <text:p>17.441</text:p>
          </table:table-cell>
          <table:table-cell office:value-type="float" office:value="19.976" calcext:value-type="float">
            <text:p>19.976</text:p>
          </table:table-cell>
          <table:table-cell office:value-type="float" office:value="21.741" calcext:value-type="float">
            <text:p>21.741</text:p>
          </table:table-cell>
          <table:table-cell office:value-type="float" office:value="23.272" calcext:value-type="float">
            <text:p>23.272</text:p>
          </table:table-cell>
          <table:table-cell office:value-type="float" office:value="26.385" calcext:value-type="float">
            <text:p>26.385</text:p>
          </table:table-cell>
          <table:table-cell office:value-type="float" office:value="36.891" calcext:value-type="float">
            <text:p>36.891</text:p>
          </table:table-cell>
          <table:table-cell office:value-type="float" office:value="1122.414" calcext:value-type="float">
            <text:p>1122.414</text:p>
          </table:table-cell>
          <table:table-cell office:value-type="float" office:value="20.399" calcext:value-type="float">
            <text:p>20.399</text:p>
          </table:table-cell>
          <table:table-cell office:value-type="float" office:value="27.938" calcext:value-type="float">
            <text:p>27.938</text:p>
          </table:table-cell>
          <table:table-cell office:value-type="float" office:value="10.042" calcext:value-type="float">
            <text:p>10.042</text:p>
          </table:table-cell>
          <table:table-cell office:value-type="float" office:value="98.947" calcext:value-type="float">
            <text:p>98.947</text:p>
          </table:table-cell>
          <table:table-cell office:value-type="float" office:value="123.032" calcext:value-type="float">
            <text:p>123.032</text:p>
          </table:table-cell>
          <table:table-cell office:value-type="float" office:value="152.921" calcext:value-type="float">
            <text:p>152.921</text:p>
          </table:table-cell>
          <table:table-cell office:value-type="float" office:value="170.526" calcext:value-type="float">
            <text:p>170.526</text:p>
          </table:table-cell>
          <table:table-cell office:value-type="float" office:value="182.988" calcext:value-type="float">
            <text:p>182.988</text:p>
          </table:table-cell>
          <table:table-cell office:value-type="float" office:value="203.953" calcext:value-type="float">
            <text:p>203.953</text:p>
          </table:table-cell>
          <table:table-cell office:value-type="float" office:value="557.355" calcext:value-type="float">
            <text:p>557.355</text:p>
          </table:table-cell>
          <table:table-cell office:value-type="float" office:value="1794.787" calcext:value-type="float">
            <text:p>1794.787</text:p>
          </table:table-cell>
          <table:table-cell office:value-type="float" office:value="145.81" calcext:value-type="float">
            <text:p>145.81</text:p>
          </table:table-cell>
          <table:table-cell office:value-type="float" office:value="140.932" calcext:value-type="float">
            <text:p>140.932</text:p>
          </table:table-cell>
          <table:table-cell office:value-type="float" office:value="394.874" calcext:value-type="float">
            <text:p>394.874</text:p>
          </table:table-cell>
          <table:table-cell table:style-name="ce10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691" calcext:value-type="float">
            <text:p>0.691</text:p>
          </table:table-cell>
          <table:table-cell office:value-type="float" office:value="7.513" calcext:value-type="float">
            <text:p>7.513</text:p>
          </table:table-cell>
          <table:table-cell office:value-type="float" office:value="13.035" calcext:value-type="float">
            <text:p>13.035</text:p>
          </table:table-cell>
          <table:table-cell office:value-type="float" office:value="22.14" calcext:value-type="float">
            <text:p>22.14</text:p>
          </table:table-cell>
          <table:table-cell office:value-type="float" office:value="27.709" calcext:value-type="float">
            <text:p>27.709</text:p>
          </table:table-cell>
          <table:table-cell office:value-type="float" office:value="31.456" calcext:value-type="float">
            <text:p>31.456</text:p>
          </table:table-cell>
          <table:table-cell office:value-type="float" office:value="37.301" calcext:value-type="float">
            <text:p>37.301</text:p>
          </table:table-cell>
          <table:table-cell office:value-type="float" office:value="44.961" calcext:value-type="float">
            <text:p>44.961</text:p>
          </table:table-cell>
          <table:table-cell office:value-type="float" office:value="1177.322" calcext:value-type="float">
            <text:p>1177.322</text:p>
          </table:table-cell>
          <table:table-cell office:value-type="float" office:value="17.802" calcext:value-type="float">
            <text:p>17.802</text:p>
          </table:table-cell>
          <table:table-cell office:value-type="float" office:value="33.643" calcext:value-type="float">
            <text:p>33.643</text:p>
          </table:table-cell>
          <table:table-cell office:value-type="float" office:value="0.363" calcext:value-type="float">
            <text:p>0.363</text:p>
          </table:table-cell>
          <table:table-cell office:value-type="float" office:value="3.515" calcext:value-type="float">
            <text:p>3.515</text:p>
          </table:table-cell>
          <table:table-cell office:value-type="float" office:value="4.802" calcext:value-type="float">
            <text:p>4.802</text:p>
          </table:table-cell>
          <table:table-cell office:value-type="float" office:value="6.131" calcext:value-type="float">
            <text:p>6.131</text:p>
          </table:table-cell>
          <table:table-cell office:value-type="float" office:value="6.891" calcext:value-type="float">
            <text:p>6.891</text:p>
          </table:table-cell>
          <table:table-cell office:value-type="float" office:value="7.452" calcext:value-type="float">
            <text:p>7.452</text:p>
          </table:table-cell>
          <table:table-cell office:value-type="float" office:value="8.624" calcext:value-type="float">
            <text:p>8.624</text:p>
          </table:table-cell>
          <table:table-cell office:value-type="float" office:value="10.919" calcext:value-type="float">
            <text:p>10.919</text:p>
          </table:table-cell>
          <table:table-cell office:value-type="float" office:value="1142.934" calcext:value-type="float">
            <text:p>1142.934</text:p>
          </table:table-cell>
          <table:table-cell office:value-type="float" office:value="5.387" calcext:value-type="float">
            <text:p>5.387</text:p>
          </table:table-cell>
          <table:table-cell office:value-type="float" office:value="14.229" calcext:value-type="float">
            <text:p>14.229</text:p>
          </table:table-cell>
          <table:table-cell office:value-type="float" office:value="1.212" calcext:value-type="float">
            <text:p>1.212</text:p>
          </table:table-cell>
          <table:table-cell office:value-type="float" office:value="7.026" calcext:value-type="float">
            <text:p>7.026</text:p>
          </table:table-cell>
          <table:table-cell office:value-type="float" office:value="9.114" calcext:value-type="float">
            <text:p>9.114</text:p>
          </table:table-cell>
          <table:table-cell office:value-type="float" office:value="11.068" calcext:value-type="float">
            <text:p>11.068</text:p>
          </table:table-cell>
          <table:table-cell office:value-type="float" office:value="12.1" calcext:value-type="float">
            <text:p>12.1</text:p>
          </table:table-cell>
          <table:table-cell office:value-type="float" office:value="12.876" calcext:value-type="float">
            <text:p>12.876</text:p>
          </table:table-cell>
          <table:table-cell office:value-type="float" office:value="14.559" calcext:value-type="float">
            <text:p>14.559</text:p>
          </table:table-cell>
          <table:table-cell office:value-type="float" office:value="18.01" calcext:value-type="float">
            <text:p>18.01</text:p>
          </table:table-cell>
          <table:table-cell office:value-type="float" office:value="1147.803" calcext:value-type="float">
            <text:p>1147.803</text:p>
          </table:table-cell>
          <table:table-cell office:value-type="float" office:value="9.943" calcext:value-type="float">
            <text:p>9.943</text:p>
          </table:table-cell>
          <table:table-cell office:value-type="float" office:value="18.687" calcext:value-type="float">
            <text:p>18.687</text:p>
          </table:table-cell>
          <table:table-cell office:value-type="float" office:value="0.269" calcext:value-type="float">
            <text:p>0.269</text:p>
          </table:table-cell>
          <table:table-cell office:value-type="float" office:value="3.374" calcext:value-type="float">
            <text:p>3.374</text:p>
          </table:table-cell>
          <table:table-cell office:value-type="float" office:value="4.673" calcext:value-type="float">
            <text:p>4.673</text:p>
          </table:table-cell>
          <table:table-cell office:value-type="float" office:value="6.001" calcext:value-type="float">
            <text:p>6.001</text:p>
          </table:table-cell>
          <table:table-cell office:value-type="float" office:value="6.738" calcext:value-type="float">
            <text:p>6.738</text:p>
          </table:table-cell>
          <table:table-cell office:value-type="float" office:value="7.269" calcext:value-type="float">
            <text:p>7.269</text:p>
          </table:table-cell>
          <table:table-cell office:value-type="float" office:value="8.269" calcext:value-type="float">
            <text:p>8.269</text:p>
          </table:table-cell>
          <table:table-cell office:value-type="float" office:value="10.209" calcext:value-type="float">
            <text:p>10.209</text:p>
          </table:table-cell>
          <table:table-cell office:value-type="float" office:value="1143.391" calcext:value-type="float">
            <text:p>1143.391</text:p>
          </table:table-cell>
          <table:table-cell office:value-type="float" office:value="5.161" calcext:value-type="float">
            <text:p>5.161</text:p>
          </table:table-cell>
          <table:table-cell office:value-type="float" office:value="12.807" calcext:value-type="float">
            <text:p>12.807</text:p>
          </table:table-cell>
          <table:table-cell office:value-type="float" office:value="2.903" calcext:value-type="float">
            <text:p>2.903</text:p>
          </table:table-cell>
          <table:table-cell office:value-type="float" office:value="24.794" calcext:value-type="float">
            <text:p>24.794</text:p>
          </table:table-cell>
          <table:table-cell office:value-type="float" office:value="33.884" calcext:value-type="float">
            <text:p>33.884</text:p>
          </table:table-cell>
          <table:table-cell office:value-type="float" office:value="44.185" calcext:value-type="float">
            <text:p>44.185</text:p>
          </table:table-cell>
          <table:table-cell office:value-type="float" office:value="50.265" calcext:value-type="float">
            <text:p>50.265</text:p>
          </table:table-cell>
          <table:table-cell office:value-type="float" office:value="54.401" calcext:value-type="float">
            <text:p>54.401</text:p>
          </table:table-cell>
          <table:table-cell office:value-type="float" office:value="61.407" calcext:value-type="float">
            <text:p>61.407</text:p>
          </table:table-cell>
          <table:table-cell office:value-type="float" office:value="71.78" calcext:value-type="float">
            <text:p>71.78</text:p>
          </table:table-cell>
          <table:table-cell office:value-type="float" office:value="1200.453" calcext:value-type="float">
            <text:p>1200.453</text:p>
          </table:table-cell>
          <table:table-cell office:value-type="float" office:value="38.293" calcext:value-type="float">
            <text:p>38.293</text:p>
          </table:table-cell>
          <table:table-cell office:value-type="float" office:value="44.051" calcext:value-type="float">
            <text:p>44.051</text:p>
          </table:table-cell>
          <table:table-cell office:value-type="float" office:value="1310.364" calcext:value-type="float">
            <text:p>1310.36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935" calcext:value-type="float">
            <text:p>0.935</text:p>
          </table:table-cell>
          <table:table-cell office:value-type="float" office:value="42.406" calcext:value-type="float">
            <text:p>42.406</text:p>
          </table:table-cell>
          <table:table-cell office:value-type="float" office:value="72.321" calcext:value-type="float">
            <text:p>72.321</text:p>
          </table:table-cell>
          <table:table-cell office:value-type="float" office:value="108.822" calcext:value-type="float">
            <text:p>108.822</text:p>
          </table:table-cell>
          <table:table-cell office:value-type="float" office:value="127.427" calcext:value-type="float">
            <text:p>127.427</text:p>
          </table:table-cell>
          <table:table-cell office:value-type="float" office:value="138.983" calcext:value-type="float">
            <text:p>138.983</text:p>
          </table:table-cell>
          <table:table-cell office:value-type="float" office:value="154.714" calcext:value-type="float">
            <text:p>154.714</text:p>
          </table:table-cell>
          <table:table-cell office:value-type="float" office:value="171.993" calcext:value-type="float">
            <text:p>171.993</text:p>
          </table:table-cell>
          <table:table-cell office:value-type="float" office:value="1501.326" calcext:value-type="float">
            <text:p>1501.326</text:p>
          </table:table-cell>
          <table:table-cell office:value-type="float" office:value="80.253" calcext:value-type="float">
            <text:p>80.253</text:p>
          </table:table-cell>
          <table:table-cell office:value-type="float" office:value="66.531" calcext:value-type="float">
            <text:p>66.531</text:p>
          </table:table-cell>
          <table:table-cell office:value-type="float" office:value="0.422" calcext:value-type="float">
            <text:p>0.422</text:p>
          </table:table-cell>
          <table:table-cell office:value-type="float" office:value="15.441" calcext:value-type="float">
            <text:p>15.441</text:p>
          </table:table-cell>
          <table:table-cell office:value-type="float" office:value="17.373" calcext:value-type="float">
            <text:p>17.373</text:p>
          </table:table-cell>
          <table:table-cell office:value-type="float" office:value="19.543" calcext:value-type="float">
            <text:p>19.543</text:p>
          </table:table-cell>
          <table:table-cell office:value-type="float" office:value="20.898" calcext:value-type="float">
            <text:p>20.898</text:p>
          </table:table-cell>
          <table:table-cell office:value-type="float" office:value="21.955" calcext:value-type="float">
            <text:p>21.955</text:p>
          </table:table-cell>
          <table:table-cell office:value-type="float" office:value="23.91" calcext:value-type="float">
            <text:p>23.91</text:p>
          </table:table-cell>
          <table:table-cell office:value-type="float" office:value="26.718" calcext:value-type="float">
            <text:p>26.718</text:p>
          </table:table-cell>
          <table:table-cell office:value-type="float" office:value="1335.547" calcext:value-type="float">
            <text:p>1335.547</text:p>
          </table:table-cell>
          <table:table-cell office:value-type="float" office:value="18.289" calcext:value-type="float">
            <text:p>18.289</text:p>
          </table:table-cell>
          <table:table-cell office:value-type="float" office:value="23.799" calcext:value-type="float">
            <text:p>23.799</text:p>
          </table:table-cell>
          <table:table-cell office:value-type="float" office:value="5.345" calcext:value-type="float">
            <text:p>5.345</text:p>
          </table:table-cell>
          <table:table-cell office:value-type="float" office:value="27.398" calcext:value-type="float">
            <text:p>27.398</text:p>
          </table:table-cell>
          <table:table-cell office:value-type="float" office:value="30.007" calcext:value-type="float">
            <text:p>30.007</text:p>
          </table:table-cell>
          <table:table-cell office:value-type="float" office:value="32.888" calcext:value-type="float">
            <text:p>32.888</text:p>
          </table:table-cell>
          <table:table-cell office:value-type="float" office:value="34.656" calcext:value-type="float">
            <text:p>34.656</text:p>
          </table:table-cell>
          <table:table-cell office:value-type="float" office:value="36.053" calcext:value-type="float">
            <text:p>36.053</text:p>
          </table:table-cell>
          <table:table-cell office:value-type="float" office:value="38.51" calcext:value-type="float">
            <text:p>38.51</text:p>
          </table:table-cell>
          <table:table-cell office:value-type="float" office:value="42.06" calcext:value-type="float">
            <text:p>42.06</text:p>
          </table:table-cell>
          <table:table-cell office:value-type="float" office:value="1349.43" calcext:value-type="float">
            <text:p>1349.43</text:p>
          </table:table-cell>
          <table:table-cell office:value-type="float" office:value="31.386" calcext:value-type="float">
            <text:p>31.386</text:p>
          </table:table-cell>
          <table:table-cell office:value-type="float" office:value="30.449" calcext:value-type="float">
            <text:p>30.449</text:p>
          </table:table-cell>
          <table:table-cell office:value-type="float" office:value="0.265" calcext:value-type="float">
            <text:p>0.265</text:p>
          </table:table-cell>
          <table:table-cell office:value-type="float" office:value="15.392" calcext:value-type="float">
            <text:p>15.392</text:p>
          </table:table-cell>
          <table:table-cell office:value-type="float" office:value="17.326" calcext:value-type="float">
            <text:p>17.326</text:p>
          </table:table-cell>
          <table:table-cell office:value-type="float" office:value="19.488" calcext:value-type="float">
            <text:p>19.488</text:p>
          </table:table-cell>
          <table:table-cell office:value-type="float" office:value="20.854" calcext:value-type="float">
            <text:p>20.854</text:p>
          </table:table-cell>
          <table:table-cell office:value-type="float" office:value="21.879" calcext:value-type="float">
            <text:p>21.879</text:p>
          </table:table-cell>
          <table:table-cell office:value-type="float" office:value="23.785" calcext:value-type="float">
            <text:p>23.785</text:p>
          </table:table-cell>
          <table:table-cell office:value-type="float" office:value="26.604" calcext:value-type="float">
            <text:p>26.604</text:p>
          </table:table-cell>
          <table:table-cell office:value-type="float" office:value="1335.636" calcext:value-type="float">
            <text:p>1335.636</text:p>
          </table:table-cell>
          <table:table-cell office:value-type="float" office:value="18.213" calcext:value-type="float">
            <text:p>18.213</text:p>
          </table:table-cell>
          <table:table-cell office:value-type="float" office:value="23.798" calcext:value-type="float">
            <text:p>23.798</text:p>
          </table:table-cell>
          <table:table-cell office:value-type="float" office:value="8.007" calcext:value-type="float">
            <text:p>8.007</text:p>
          </table:table-cell>
          <table:table-cell office:value-type="float" office:value="108.094" calcext:value-type="float">
            <text:p>108.094</text:p>
          </table:table-cell>
          <table:table-cell office:value-type="float" office:value="139.043" calcext:value-type="float">
            <text:p>139.043</text:p>
          </table:table-cell>
          <table:table-cell office:value-type="float" office:value="175.781" calcext:value-type="float">
            <text:p>175.781</text:p>
          </table:table-cell>
          <table:table-cell office:value-type="float" office:value="194.407" calcext:value-type="float">
            <text:p>194.407</text:p>
          </table:table-cell>
          <table:table-cell office:value-type="float" office:value="206.361" calcext:value-type="float">
            <text:p>206.361</text:p>
          </table:table-cell>
          <table:table-cell office:value-type="float" office:value="224.178" calcext:value-type="float">
            <text:p>224.178</text:p>
          </table:table-cell>
          <table:table-cell office:value-type="float" office:value="243.781" calcext:value-type="float">
            <text:p>243.781</text:p>
          </table:table-cell>
          <table:table-cell office:value-type="float" office:value="1562.308" calcext:value-type="float">
            <text:p>1562.308</text:p>
          </table:table-cell>
          <table:table-cell office:value-type="float" office:value="148.141" calcext:value-type="float">
            <text:p>148.141</text:p>
          </table:table-cell>
          <table:table-cell office:value-type="float" office:value="82.109" calcext:value-type="float">
            <text:p>82.109</text:p>
          </table:table-cell>
          <table:table-cell office:value-type="float" office:value="452.729" calcext:value-type="float">
            <text:p>452.729</text:p>
          </table:table-cell>
          <table:table-cell table:style-name="ce10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801" calcext:value-type="float">
            <text:p>0.801</text:p>
          </table:table-cell>
          <table:table-cell office:value-type="float" office:value="8.389" calcext:value-type="float">
            <text:p>8.389</text:p>
          </table:table-cell>
          <table:table-cell office:value-type="float" office:value="17.203" calcext:value-type="float">
            <text:p>17.203</text:p>
          </table:table-cell>
          <table:table-cell office:value-type="float" office:value="31.465" calcext:value-type="float">
            <text:p>31.465</text:p>
          </table:table-cell>
          <table:table-cell office:value-type="float" office:value="39.457" calcext:value-type="float">
            <text:p>39.457</text:p>
          </table:table-cell>
          <table:table-cell office:value-type="float" office:value="45.492" calcext:value-type="float">
            <text:p>45.492</text:p>
          </table:table-cell>
          <table:table-cell office:value-type="float" office:value="56.679" calcext:value-type="float">
            <text:p>56.679</text:p>
          </table:table-cell>
          <table:table-cell office:value-type="float" office:value="81.085" calcext:value-type="float">
            <text:p>81.085</text:p>
          </table:table-cell>
          <table:table-cell office:value-type="float" office:value="2029.443" calcext:value-type="float">
            <text:p>2029.443</text:p>
          </table:table-cell>
          <table:table-cell office:value-type="float" office:value="27.272" calcext:value-type="float">
            <text:p>27.272</text:p>
          </table:table-cell>
          <table:table-cell office:value-type="float" office:value="68.862" calcext:value-type="float">
            <text:p>68.862</text:p>
          </table:table-cell>
          <table:table-cell office:value-type="float" office:value="0.387" calcext:value-type="float">
            <text:p>0.387</text:p>
          </table:table-cell>
          <table:table-cell office:value-type="float" office:value="3.629" calcext:value-type="float">
            <text:p>3.629</text:p>
          </table:table-cell>
          <table:table-cell office:value-type="float" office:value="5.109" calcext:value-type="float">
            <text:p>5.109</text:p>
          </table:table-cell>
          <table:table-cell office:value-type="float" office:value="6.743" calcext:value-type="float">
            <text:p>6.743</text:p>
          </table:table-cell>
          <table:table-cell office:value-type="float" office:value="7.948" calcext:value-type="float">
            <text:p>7.948</text:p>
          </table:table-cell>
          <table:table-cell office:value-type="float" office:value="9.2" calcext:value-type="float">
            <text:p>9.2</text:p>
          </table:table-cell>
          <table:table-cell office:value-type="float" office:value="11.164" calcext:value-type="float">
            <text:p>11.164</text:p>
          </table:table-cell>
          <table:table-cell office:value-type="float" office:value="14.342" calcext:value-type="float">
            <text:p>14.342</text:p>
          </table:table-cell>
          <table:table-cell office:value-type="float" office:value="1547.028" calcext:value-type="float">
            <text:p>1547.028</text:p>
          </table:table-cell>
          <table:table-cell office:value-type="float" office:value="6.454" calcext:value-type="float">
            <text:p>6.454</text:p>
          </table:table-cell>
          <table:table-cell office:value-type="float" office:value="23.794" calcext:value-type="float">
            <text:p>23.794</text:p>
          </table:table-cell>
          <table:table-cell office:value-type="float" office:value="1.018" calcext:value-type="float">
            <text:p>1.018</text:p>
          </table:table-cell>
          <table:table-cell office:value-type="float" office:value="7.289" calcext:value-type="float">
            <text:p>7.289</text:p>
          </table:table-cell>
          <table:table-cell office:value-type="float" office:value="9.687" calcext:value-type="float">
            <text:p>9.687</text:p>
          </table:table-cell>
          <table:table-cell office:value-type="float" office:value="12.09" calcext:value-type="float">
            <text:p>12.09</text:p>
          </table:table-cell>
          <table:table-cell office:value-type="float" office:value="13.957" calcext:value-type="float">
            <text:p>13.957</text:p>
          </table:table-cell>
          <table:table-cell office:value-type="float" office:value="16.172" calcext:value-type="float">
            <text:p>16.172</text:p>
          </table:table-cell>
          <table:table-cell office:value-type="float" office:value="19.224" calcext:value-type="float">
            <text:p>19.224</text:p>
          </table:table-cell>
          <table:table-cell office:value-type="float" office:value="23.326" calcext:value-type="float">
            <text:p>23.326</text:p>
          </table:table-cell>
          <table:table-cell office:value-type="float" office:value="1551.661" calcext:value-type="float">
            <text:p>1551.661</text:p>
          </table:table-cell>
          <table:table-cell office:value-type="float" office:value="11.938" calcext:value-type="float">
            <text:p>11.938</text:p>
          </table:table-cell>
          <table:table-cell office:value-type="float" office:value="33.39" calcext:value-type="float">
            <text:p>33.39</text:p>
          </table:table-cell>
          <table:table-cell office:value-type="float" office:value="0.271" calcext:value-type="float">
            <text:p>0.271</text:p>
          </table:table-cell>
          <table:table-cell office:value-type="float" office:value="3.545" calcext:value-type="float">
            <text:p>3.545</text:p>
          </table:table-cell>
          <table:table-cell office:value-type="float" office:value="5.013" calcext:value-type="float">
            <text:p>5.013</text:p>
          </table:table-cell>
          <table:table-cell office:value-type="float" office:value="6.633" calcext:value-type="float">
            <text:p>6.633</text:p>
          </table:table-cell>
          <table:table-cell office:value-type="float" office:value="7.729" calcext:value-type="float">
            <text:p>7.729</text:p>
          </table:table-cell>
          <table:table-cell office:value-type="float" office:value="8.878" calcext:value-type="float">
            <text:p>8.878</text:p>
          </table:table-cell>
          <table:table-cell office:value-type="float" office:value="10.812" calcext:value-type="float">
            <text:p>10.812</text:p>
          </table:table-cell>
          <table:table-cell office:value-type="float" office:value="13.401" calcext:value-type="float">
            <text:p>13.401</text:p>
          </table:table-cell>
          <table:table-cell office:value-type="float" office:value="1548.189" calcext:value-type="float">
            <text:p>1548.189</text:p>
          </table:table-cell>
          <table:table-cell office:value-type="float" office:value="6.404" calcext:value-type="float">
            <text:p>6.404</text:p>
          </table:table-cell>
          <table:table-cell office:value-type="float" office:value="25.26" calcext:value-type="float">
            <text:p>25.26</text:p>
          </table:table-cell>
          <table:table-cell office:value-type="float" office:value="2.655" calcext:value-type="float">
            <text:p>2.655</text:p>
          </table:table-cell>
          <table:table-cell office:value-type="float" office:value="26.341" calcext:value-type="float">
            <text:p>26.341</text:p>
          </table:table-cell>
          <table:table-cell office:value-type="float" office:value="39.964" calcext:value-type="float">
            <text:p>39.964</text:p>
          </table:table-cell>
          <table:table-cell office:value-type="float" office:value="56.161" calcext:value-type="float">
            <text:p>56.161</text:p>
          </table:table-cell>
          <table:table-cell office:value-type="float" office:value="65.482" calcext:value-type="float">
            <text:p>65.482</text:p>
          </table:table-cell>
          <table:table-cell office:value-type="float" office:value="73.622" calcext:value-type="float">
            <text:p>73.622</text:p>
          </table:table-cell>
          <table:table-cell office:value-type="float" office:value="91.556" calcext:value-type="float">
            <text:p>91.556</text:p>
          </table:table-cell>
          <table:table-cell office:value-type="float" office:value="137.555" calcext:value-type="float">
            <text:p>137.555</text:p>
          </table:table-cell>
          <table:table-cell office:value-type="float" office:value="2081.013" calcext:value-type="float">
            <text:p>2081.013</text:p>
          </table:table-cell>
          <table:table-cell office:value-type="float" office:value="52.069" calcext:value-type="float">
            <text:p>52.069</text:p>
          </table:table-cell>
          <table:table-cell office:value-type="float" office:value="91.979" calcext:value-type="float">
            <text:p>91.979</text:p>
          </table:table-cell>
          <table:table-cell office:value-type="float" office:value="1169.011" calcext:value-type="float">
            <text:p>1169.01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793" calcext:value-type="float">
            <text:p>0.793</text:p>
          </table:table-cell>
          <table:table-cell office:value-type="float" office:value="55.482" calcext:value-type="float">
            <text:p>55.482</text:p>
          </table:table-cell>
          <table:table-cell office:value-type="float" office:value="93.332" calcext:value-type="float">
            <text:p>93.332</text:p>
          </table:table-cell>
          <table:table-cell office:value-type="float" office:value="136.43" calcext:value-type="float">
            <text:p>136.43</text:p>
          </table:table-cell>
          <table:table-cell office:value-type="float" office:value="158.162" calcext:value-type="float">
            <text:p>158.162</text:p>
          </table:table-cell>
          <table:table-cell office:value-type="float" office:value="171.888" calcext:value-type="float">
            <text:p>171.888</text:p>
          </table:table-cell>
          <table:table-cell office:value-type="float" office:value="195.069" calcext:value-type="float">
            <text:p>195.069</text:p>
          </table:table-cell>
          <table:table-cell office:value-type="float" office:value="220.371" calcext:value-type="float">
            <text:p>220.371</text:p>
          </table:table-cell>
          <table:table-cell office:value-type="float" office:value="1483.209" calcext:value-type="float">
            <text:p>1483.209</text:p>
          </table:table-cell>
          <table:table-cell office:value-type="float" office:value="102.188" calcext:value-type="float">
            <text:p>102.188</text:p>
          </table:table-cell>
          <table:table-cell office:value-type="float" office:value="84.169" calcext:value-type="float">
            <text:p>84.169</text:p>
          </table:table-cell>
          <table:table-cell office:value-type="float" office:value="0.455" calcext:value-type="float">
            <text:p>0.455</text:p>
          </table:table-cell>
          <table:table-cell office:value-type="float" office:value="15.656" calcext:value-type="float">
            <text:p>15.656</text:p>
          </table:table-cell>
          <table:table-cell office:value-type="float" office:value="17.703" calcext:value-type="float">
            <text:p>17.703</text:p>
          </table:table-cell>
          <table:table-cell office:value-type="float" office:value="20.063" calcext:value-type="float">
            <text:p>20.063</text:p>
          </table:table-cell>
          <table:table-cell office:value-type="float" office:value="21.654" calcext:value-type="float">
            <text:p>21.654</text:p>
          </table:table-cell>
          <table:table-cell office:value-type="float" office:value="22.902" calcext:value-type="float">
            <text:p>22.902</text:p>
          </table:table-cell>
          <table:table-cell office:value-type="float" office:value="25.018" calcext:value-type="float">
            <text:p>25.018</text:p>
          </table:table-cell>
          <table:table-cell office:value-type="float" office:value="27.791" calcext:value-type="float">
            <text:p>27.791</text:p>
          </table:table-cell>
          <table:table-cell office:value-type="float" office:value="1313.537" calcext:value-type="float">
            <text:p>1313.537</text:p>
          </table:table-cell>
          <table:table-cell office:value-type="float" office:value="18.858" calcext:value-type="float">
            <text:p>18.858</text:p>
          </table:table-cell>
          <table:table-cell office:value-type="float" office:value="27.38" calcext:value-type="float">
            <text:p>27.38</text:p>
          </table:table-cell>
          <table:table-cell office:value-type="float" office:value="5.79" calcext:value-type="float">
            <text:p>5.79</text:p>
          </table:table-cell>
          <table:table-cell office:value-type="float" office:value="27.821" calcext:value-type="float">
            <text:p>27.821</text:p>
          </table:table-cell>
          <table:table-cell office:value-type="float" office:value="30.579" calcext:value-type="float">
            <text:p>30.579</text:p>
          </table:table-cell>
          <table:table-cell office:value-type="float" office:value="33.838" calcext:value-type="float">
            <text:p>33.838</text:p>
          </table:table-cell>
          <table:table-cell office:value-type="float" office:value="35.919" calcext:value-type="float">
            <text:p>35.919</text:p>
          </table:table-cell>
          <table:table-cell office:value-type="float" office:value="37.437" calcext:value-type="float">
            <text:p>37.437</text:p>
          </table:table-cell>
          <table:table-cell office:value-type="float" office:value="39.973" calcext:value-type="float">
            <text:p>39.973</text:p>
          </table:table-cell>
          <table:table-cell office:value-type="float" office:value="43.619" calcext:value-type="float">
            <text:p>43.619</text:p>
          </table:table-cell>
          <table:table-cell office:value-type="float" office:value="1324.994" calcext:value-type="float">
            <text:p>1324.994</text:p>
          </table:table-cell>
          <table:table-cell office:value-type="float" office:value="32.334" calcext:value-type="float">
            <text:p>32.334</text:p>
          </table:table-cell>
          <table:table-cell office:value-type="float" office:value="35.67" calcext:value-type="float">
            <text:p>35.67</text:p>
          </table:table-cell>
          <table:table-cell office:value-type="float" office:value="0.273" calcext:value-type="float">
            <text:p>0.273</text:p>
          </table:table-cell>
          <table:table-cell office:value-type="float" office:value="15.625" calcext:value-type="float">
            <text:p>15.625</text:p>
          </table:table-cell>
          <table:table-cell office:value-type="float" office:value="17.663" calcext:value-type="float">
            <text:p>17.663</text:p>
          </table:table-cell>
          <table:table-cell office:value-type="float" office:value="20.044" calcext:value-type="float">
            <text:p>20.044</text:p>
          </table:table-cell>
          <table:table-cell office:value-type="float" office:value="21.613" calcext:value-type="float">
            <text:p>21.613</text:p>
          </table:table-cell>
          <table:table-cell office:value-type="float" office:value="22.857" calcext:value-type="float">
            <text:p>22.857</text:p>
          </table:table-cell>
          <table:table-cell office:value-type="float" office:value="24.976" calcext:value-type="float">
            <text:p>24.976</text:p>
          </table:table-cell>
          <table:table-cell office:value-type="float" office:value="27.706" calcext:value-type="float">
            <text:p>27.706</text:p>
          </table:table-cell>
          <table:table-cell office:value-type="float" office:value="1313.252" calcext:value-type="float">
            <text:p>1313.252</text:p>
          </table:table-cell>
          <table:table-cell office:value-type="float" office:value="18.765" calcext:value-type="float">
            <text:p>18.765</text:p>
          </table:table-cell>
          <table:table-cell office:value-type="float" office:value="26.894" calcext:value-type="float">
            <text:p>26.894</text:p>
          </table:table-cell>
          <table:table-cell office:value-type="float" office:value="8.909" calcext:value-type="float">
            <text:p>8.909</text:p>
          </table:table-cell>
          <table:table-cell office:value-type="float" office:value="122.75" calcext:value-type="float">
            <text:p>122.75</text:p>
          </table:table-cell>
          <table:table-cell office:value-type="float" office:value="161.701" calcext:value-type="float">
            <text:p>161.701</text:p>
          </table:table-cell>
          <table:table-cell office:value-type="float" office:value="205.339" calcext:value-type="float">
            <text:p>205.339</text:p>
          </table:table-cell>
          <table:table-cell office:value-type="float" office:value="226.957" calcext:value-type="float">
            <text:p>226.957</text:p>
          </table:table-cell>
          <table:table-cell office:value-type="float" office:value="242.05" calcext:value-type="float">
            <text:p>242.05</text:p>
          </table:table-cell>
          <table:table-cell office:value-type="float" office:value="266.07" calcext:value-type="float">
            <text:p>266.07</text:p>
          </table:table-cell>
          <table:table-cell office:value-type="float" office:value="294.216" calcext:value-type="float">
            <text:p>294.216</text:p>
          </table:table-cell>
          <table:table-cell office:value-type="float" office:value="1560.948" calcext:value-type="float">
            <text:p>1560.948</text:p>
          </table:table-cell>
          <table:table-cell office:value-type="float" office:value="172.145" calcext:value-type="float">
            <text:p>172.145</text:p>
          </table:table-cell>
          <table:table-cell office:value-type="float" office:value="101.027" calcext:value-type="float">
            <text:p>101.027</text:p>
          </table:table-cell>
          <table:table-cell office:value-type="float" office:value="447.292" calcext:value-type="float">
            <text:p>447.292</text:p>
          </table:table-cell>
          <table:table-cell table:style-name="ce10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861" calcext:value-type="float">
            <text:p>0.861</text:p>
          </table:table-cell>
          <table:table-cell office:value-type="float" office:value="9.497" calcext:value-type="float">
            <text:p>9.497</text:p>
          </table:table-cell>
          <table:table-cell office:value-type="float" office:value="21.77" calcext:value-type="float">
            <text:p>21.77</text:p>
          </table:table-cell>
          <table:table-cell office:value-type="float" office:value="39.38" calcext:value-type="float">
            <text:p>39.38</text:p>
          </table:table-cell>
          <table:table-cell office:value-type="float" office:value="50.163" calcext:value-type="float">
            <text:p>50.163</text:p>
          </table:table-cell>
          <table:table-cell office:value-type="float" office:value="57.27" calcext:value-type="float">
            <text:p>57.27</text:p>
          </table:table-cell>
          <table:table-cell office:value-type="float" office:value="67.767" calcext:value-type="float">
            <text:p>67.767</text:p>
          </table:table-cell>
          <table:table-cell office:value-type="float" office:value="86.1" calcext:value-type="float">
            <text:p>86.1</text:p>
          </table:table-cell>
          <table:table-cell office:value-type="float" office:value="2200.3" calcext:value-type="float">
            <text:p>2200.3</text:p>
          </table:table-cell>
          <table:table-cell office:value-type="float" office:value="33.63" calcext:value-type="float">
            <text:p>33.63</text:p>
          </table:table-cell>
          <table:table-cell office:value-type="float" office:value="86.597" calcext:value-type="float">
            <text:p>86.597</text:p>
          </table:table-cell>
          <table:table-cell office:value-type="float" office:value="0.397" calcext:value-type="float">
            <text:p>0.397</text:p>
          </table:table-cell>
          <table:table-cell office:value-type="float" office:value="3.728" calcext:value-type="float">
            <text:p>3.728</text:p>
          </table:table-cell>
          <table:table-cell office:value-type="float" office:value="5.175" calcext:value-type="float">
            <text:p>5.175</text:p>
          </table:table-cell>
          <table:table-cell office:value-type="float" office:value="6.717" calcext:value-type="float">
            <text:p>6.717</text:p>
          </table:table-cell>
          <table:table-cell office:value-type="float" office:value="7.569" calcext:value-type="float">
            <text:p>7.569</text:p>
          </table:table-cell>
          <table:table-cell office:value-type="float" office:value="8.284" calcext:value-type="float">
            <text:p>8.284</text:p>
          </table:table-cell>
          <table:table-cell office:value-type="float" office:value="10.01" calcext:value-type="float">
            <text:p>10.01</text:p>
          </table:table-cell>
          <table:table-cell office:value-type="float" office:value="13.399" calcext:value-type="float">
            <text:p>13.399</text:p>
          </table:table-cell>
          <table:table-cell office:value-type="float" office:value="2122.984" calcext:value-type="float">
            <text:p>2122.984</text:p>
          </table:table-cell>
          <table:table-cell office:value-type="float" office:value="6.72" calcext:value-type="float">
            <text:p>6.72</text:p>
          </table:table-cell>
          <table:table-cell office:value-type="float" office:value="35.009" calcext:value-type="float">
            <text:p>35.009</text:p>
          </table:table-cell>
          <table:table-cell office:value-type="float" office:value="1.167" calcext:value-type="float">
            <text:p>1.167</text:p>
          </table:table-cell>
          <table:table-cell office:value-type="float" office:value="7.375" calcext:value-type="float">
            <text:p>7.375</text:p>
          </table:table-cell>
          <table:table-cell office:value-type="float" office:value="9.803" calcext:value-type="float">
            <text:p>9.803</text:p>
          </table:table-cell>
          <table:table-cell office:value-type="float" office:value="12.038" calcext:value-type="float">
            <text:p>12.038</text:p>
          </table:table-cell>
          <table:table-cell office:value-type="float" office:value="13.239" calcext:value-type="float">
            <text:p>13.239</text:p>
          </table:table-cell>
          <table:table-cell office:value-type="float" office:value="14.344" calcext:value-type="float">
            <text:p>14.344</text:p>
          </table:table-cell>
          <table:table-cell office:value-type="float" office:value="17.046" calcext:value-type="float">
            <text:p>17.046</text:p>
          </table:table-cell>
          <table:table-cell office:value-type="float" office:value="21.677" calcext:value-type="float">
            <text:p>21.677</text:p>
          </table:table-cell>
          <table:table-cell office:value-type="float" office:value="2132.164" calcext:value-type="float">
            <text:p>2132.164</text:p>
          </table:table-cell>
          <table:table-cell office:value-type="float" office:value="11.685" calcext:value-type="float">
            <text:p>11.685</text:p>
          </table:table-cell>
          <table:table-cell office:value-type="float" office:value="40.954" calcext:value-type="float">
            <text:p>40.954</text:p>
          </table:table-cell>
          <table:table-cell office:value-type="float" office:value="0.282" calcext:value-type="float">
            <text:p>0.282</text:p>
          </table:table-cell>
          <table:table-cell office:value-type="float" office:value="3.652" calcext:value-type="float">
            <text:p>3.652</text:p>
          </table:table-cell>
          <table:table-cell office:value-type="float" office:value="5.105" calcext:value-type="float">
            <text:p>5.105</text:p>
          </table:table-cell>
          <table:table-cell office:value-type="float" office:value="6.648" calcext:value-type="float">
            <text:p>6.648</text:p>
          </table:table-cell>
          <table:table-cell office:value-type="float" office:value="7.455" calcext:value-type="float">
            <text:p>7.455</text:p>
          </table:table-cell>
          <table:table-cell office:value-type="float" office:value="8.077" calcext:value-type="float">
            <text:p>8.077</text:p>
          </table:table-cell>
          <table:table-cell office:value-type="float" office:value="9.412" calcext:value-type="float">
            <text:p>9.412</text:p>
          </table:table-cell>
          <table:table-cell office:value-type="float" office:value="12.067" calcext:value-type="float">
            <text:p>12.067</text:p>
          </table:table-cell>
          <table:table-cell office:value-type="float" office:value="2123.936" calcext:value-type="float">
            <text:p>2123.936</text:p>
          </table:table-cell>
          <table:table-cell office:value-type="float" office:value="6.271" calcext:value-type="float">
            <text:p>6.271</text:p>
          </table:table-cell>
          <table:table-cell office:value-type="float" office:value="30.538" calcext:value-type="float">
            <text:p>30.538</text:p>
          </table:table-cell>
          <table:table-cell office:value-type="float" office:value="3.251" calcext:value-type="float">
            <text:p>3.251</text:p>
          </table:table-cell>
          <table:table-cell office:value-type="float" office:value="28.562" calcext:value-type="float">
            <text:p>28.562</text:p>
          </table:table-cell>
          <table:table-cell office:value-type="float" office:value="44.904" calcext:value-type="float">
            <text:p>44.904</text:p>
          </table:table-cell>
          <table:table-cell office:value-type="float" office:value="64.257" calcext:value-type="float">
            <text:p>64.257</text:p>
          </table:table-cell>
          <table:table-cell office:value-type="float" office:value="75.591" calcext:value-type="float">
            <text:p>75.591</text:p>
          </table:table-cell>
          <table:table-cell office:value-type="float" office:value="83.185" calcext:value-type="float">
            <text:p>83.185</text:p>
          </table:table-cell>
          <table:table-cell office:value-type="float" office:value="96.312" calcext:value-type="float">
            <text:p>96.312</text:p>
          </table:table-cell>
          <table:table-cell office:value-type="float" office:value="157.473" calcext:value-type="float">
            <text:p>157.473</text:p>
          </table:table-cell>
          <table:table-cell office:value-type="float" office:value="2229.889" calcext:value-type="float">
            <text:p>2229.889</text:p>
          </table:table-cell>
          <table:table-cell office:value-type="float" office:value="58.307" calcext:value-type="float">
            <text:p>58.307</text:p>
          </table:table-cell>
          <table:table-cell office:value-type="float" office:value="108.173" calcext:value-type="float">
            <text:p>108.173</text:p>
          </table:table-cell>
          <table:table-cell office:value-type="float" office:value="1200.435" calcext:value-type="float">
            <text:p>1200.43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741" calcext:value-type="float">
            <text:p>0.741</text:p>
          </table:table-cell>
          <table:table-cell office:value-type="float" office:value="63.951" calcext:value-type="float">
            <text:p>63.951</text:p>
          </table:table-cell>
          <table:table-cell office:value-type="float" office:value="115.082" calcext:value-type="float">
            <text:p>115.082</text:p>
          </table:table-cell>
          <table:table-cell office:value-type="float" office:value="167.578" calcext:value-type="float">
            <text:p>167.578</text:p>
          </table:table-cell>
          <table:table-cell office:value-type="float" office:value="197.273" calcext:value-type="float">
            <text:p>197.273</text:p>
          </table:table-cell>
          <table:table-cell office:value-type="float" office:value="222.149" calcext:value-type="float">
            <text:p>222.149</text:p>
          </table:table-cell>
          <table:table-cell office:value-type="float" office:value="258.421" calcext:value-type="float">
            <text:p>258.421</text:p>
          </table:table-cell>
          <table:table-cell office:value-type="float" office:value="297.847" calcext:value-type="float">
            <text:p>297.847</text:p>
          </table:table-cell>
          <table:table-cell office:value-type="float" office:value="1477.456" calcext:value-type="float">
            <text:p>1477.456</text:p>
          </table:table-cell>
          <table:table-cell office:value-type="float" office:value="124.249" calcext:value-type="float">
            <text:p>124.249</text:p>
          </table:table-cell>
          <table:table-cell office:value-type="float" office:value="81.258" calcext:value-type="float">
            <text:p>81.258</text:p>
          </table:table-cell>
          <table:table-cell office:value-type="float" office:value="0.36" calcext:value-type="float">
            <text:p>0.36</text:p>
          </table:table-cell>
          <table:table-cell office:value-type="float" office:value="15.83" calcext:value-type="float">
            <text:p>15.83</text:p>
          </table:table-cell>
          <table:table-cell office:value-type="float" office:value="17.955" calcext:value-type="float">
            <text:p>17.955</text:p>
          </table:table-cell>
          <table:table-cell office:value-type="float" office:value="20.434" calcext:value-type="float">
            <text:p>20.434</text:p>
          </table:table-cell>
          <table:table-cell office:value-type="float" office:value="22.046" calcext:value-type="float">
            <text:p>22.046</text:p>
          </table:table-cell>
          <table:table-cell office:value-type="float" office:value="23.274" calcext:value-type="float">
            <text:p>23.274</text:p>
          </table:table-cell>
          <table:table-cell office:value-type="float" office:value="25.444" calcext:value-type="float">
            <text:p>25.444</text:p>
          </table:table-cell>
          <table:table-cell office:value-type="float" office:value="28.465" calcext:value-type="float">
            <text:p>28.465</text:p>
          </table:table-cell>
          <table:table-cell office:value-type="float" office:value="1197.012" calcext:value-type="float">
            <text:p>1197.012</text:p>
          </table:table-cell>
          <table:table-cell office:value-type="float" office:value="18.791" calcext:value-type="float">
            <text:p>18.791</text:p>
          </table:table-cell>
          <table:table-cell office:value-type="float" office:value="14.393" calcext:value-type="float">
            <text:p>14.393</text:p>
          </table:table-cell>
          <table:table-cell office:value-type="float" office:value="5.371" calcext:value-type="float">
            <text:p>5.371</text:p>
          </table:table-cell>
          <table:table-cell office:value-type="float" office:value="28.079" calcext:value-type="float">
            <text:p>28.079</text:p>
          </table:table-cell>
          <table:table-cell office:value-type="float" office:value="30.968" calcext:value-type="float">
            <text:p>30.968</text:p>
          </table:table-cell>
          <table:table-cell office:value-type="float" office:value="34.321" calcext:value-type="float">
            <text:p>34.321</text:p>
          </table:table-cell>
          <table:table-cell office:value-type="float" office:value="36.412" calcext:value-type="float">
            <text:p>36.412</text:p>
          </table:table-cell>
          <table:table-cell office:value-type="float" office:value="38.048" calcext:value-type="float">
            <text:p>38.048</text:p>
          </table:table-cell>
          <table:table-cell office:value-type="float" office:value="40.741" calcext:value-type="float">
            <text:p>40.741</text:p>
          </table:table-cell>
          <table:table-cell office:value-type="float" office:value="44.684" calcext:value-type="float">
            <text:p>44.684</text:p>
          </table:table-cell>
          <table:table-cell office:value-type="float" office:value="1214.41" calcext:value-type="float">
            <text:p>1214.41</text:p>
          </table:table-cell>
          <table:table-cell office:value-type="float" office:value="32.179" calcext:value-type="float">
            <text:p>32.179</text:p>
          </table:table-cell>
          <table:table-cell office:value-type="float" office:value="19.504" calcext:value-type="float">
            <text:p>19.504</text:p>
          </table:table-cell>
          <table:table-cell office:value-type="float" office:value="0.267" calcext:value-type="float">
            <text:p>0.267</text:p>
          </table:table-cell>
          <table:table-cell office:value-type="float" office:value="15.783" calcext:value-type="float">
            <text:p>15.783</text:p>
          </table:table-cell>
          <table:table-cell office:value-type="float" office:value="17.914" calcext:value-type="float">
            <text:p>17.914</text:p>
          </table:table-cell>
          <table:table-cell office:value-type="float" office:value="20.397" calcext:value-type="float">
            <text:p>20.397</text:p>
          </table:table-cell>
          <table:table-cell office:value-type="float" office:value="21.989" calcext:value-type="float">
            <text:p>21.989</text:p>
          </table:table-cell>
          <table:table-cell office:value-type="float" office:value="23.228" calcext:value-type="float">
            <text:p>23.228</text:p>
          </table:table-cell>
          <table:table-cell office:value-type="float" office:value="25.411" calcext:value-type="float">
            <text:p>25.411</text:p>
          </table:table-cell>
          <table:table-cell office:value-type="float" office:value="28.334" calcext:value-type="float">
            <text:p>28.334</text:p>
          </table:table-cell>
          <table:table-cell office:value-type="float" office:value="1197.041" calcext:value-type="float">
            <text:p>1197.041</text:p>
          </table:table-cell>
          <table:table-cell office:value-type="float" office:value="18.733" calcext:value-type="float">
            <text:p>18.733</text:p>
          </table:table-cell>
          <table:table-cell office:value-type="float" office:value="14.477" calcext:value-type="float">
            <text:p>14.477</text:p>
          </table:table-cell>
          <table:table-cell office:value-type="float" office:value="9.709" calcext:value-type="float">
            <text:p>9.709</text:p>
          </table:table-cell>
          <table:table-cell office:value-type="float" office:value="131.884" calcext:value-type="float">
            <text:p>131.884</text:p>
          </table:table-cell>
          <table:table-cell office:value-type="float" office:value="183.7" calcext:value-type="float">
            <text:p>183.7</text:p>
          </table:table-cell>
          <table:table-cell office:value-type="float" office:value="238.063" calcext:value-type="float">
            <text:p>238.063</text:p>
          </table:table-cell>
          <table:table-cell office:value-type="float" office:value="269.327" calcext:value-type="float">
            <text:p>269.327</text:p>
          </table:table-cell>
          <table:table-cell office:value-type="float" office:value="294.446" calcext:value-type="float">
            <text:p>294.446</text:p>
          </table:table-cell>
          <table:table-cell office:value-type="float" office:value="333.014" calcext:value-type="float">
            <text:p>333.014</text:p>
          </table:table-cell>
          <table:table-cell office:value-type="float" office:value="375.917" calcext:value-type="float">
            <text:p>375.917</text:p>
          </table:table-cell>
          <table:table-cell office:value-type="float" office:value="1538.108" calcext:value-type="float">
            <text:p>1538.108</text:p>
          </table:table-cell>
          <table:table-cell office:value-type="float" office:value="193.952" calcext:value-type="float">
            <text:p>193.952</text:p>
          </table:table-cell>
          <table:table-cell office:value-type="float" office:value="87.617" calcext:value-type="float">
            <text:p>87.617</text:p>
          </table:table-cell>
          <table:table-cell office:value-type="float" office:value="447.349" calcext:value-type="float">
            <text:p>447.349</text:p>
          </table:table-cell>
          <table:table-cell table:style-name="ce10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801" calcext:value-type="float">
            <text:p>0.801</text:p>
          </table:table-cell>
          <table:table-cell office:value-type="float" office:value="11.817" calcext:value-type="float">
            <text:p>11.817</text:p>
          </table:table-cell>
          <table:table-cell office:value-type="float" office:value="28.1" calcext:value-type="float">
            <text:p>28.1</text:p>
          </table:table-cell>
          <table:table-cell office:value-type="float" office:value="50.87" calcext:value-type="float">
            <text:p>50.87</text:p>
          </table:table-cell>
          <table:table-cell office:value-type="float" office:value="63.083" calcext:value-type="float">
            <text:p>63.083</text:p>
          </table:table-cell>
          <table:table-cell office:value-type="float" office:value="71.316" calcext:value-type="float">
            <text:p>71.316</text:p>
          </table:table-cell>
          <table:table-cell office:value-type="float" office:value="85.289" calcext:value-type="float">
            <text:p>85.289</text:p>
          </table:table-cell>
          <table:table-cell office:value-type="float" office:value="106.501" calcext:value-type="float">
            <text:p>106.501</text:p>
          </table:table-cell>
          <table:table-cell office:value-type="float" office:value="1061.627" calcext:value-type="float">
            <text:p>1061.627</text:p>
          </table:table-cell>
          <table:table-cell office:value-type="float" office:value="39.215" calcext:value-type="float">
            <text:p>39.215</text:p>
          </table:table-cell>
          <table:table-cell office:value-type="float" office:value="64.389" calcext:value-type="float">
            <text:p>64.389</text:p>
          </table:table-cell>
          <table:table-cell office:value-type="float" office:value="0.394" calcext:value-type="float">
            <text:p>0.394</text:p>
          </table:table-cell>
          <table:table-cell office:value-type="float" office:value="3.911" calcext:value-type="float">
            <text:p>3.911</text:p>
          </table:table-cell>
          <table:table-cell office:value-type="float" office:value="5.351" calcext:value-type="float">
            <text:p>5.351</text:p>
          </table:table-cell>
          <table:table-cell office:value-type="float" office:value="6.812" calcext:value-type="float">
            <text:p>6.812</text:p>
          </table:table-cell>
          <table:table-cell office:value-type="float" office:value="7.64" calcext:value-type="float">
            <text:p>7.64</text:p>
          </table:table-cell>
          <table:table-cell office:value-type="float" office:value="8.318" calcext:value-type="float">
            <text:p>8.318</text:p>
          </table:table-cell>
          <table:table-cell office:value-type="float" office:value="10.075" calcext:value-type="float">
            <text:p>10.075</text:p>
          </table:table-cell>
          <table:table-cell office:value-type="float" office:value="13.837" calcext:value-type="float">
            <text:p>13.837</text:p>
          </table:table-cell>
          <table:table-cell office:value-type="float" office:value="1006.559" calcext:value-type="float">
            <text:p>1006.559</text:p>
          </table:table-cell>
          <table:table-cell office:value-type="float" office:value="6.175" calcext:value-type="float">
            <text:p>6.175</text:p>
          </table:table-cell>
          <table:table-cell office:value-type="float" office:value="16.759" calcext:value-type="float">
            <text:p>16.759</text:p>
          </table:table-cell>
          <table:table-cell office:value-type="float" office:value="1.167" calcext:value-type="float">
            <text:p>1.167</text:p>
          </table:table-cell>
          <table:table-cell office:value-type="float" office:value="7.686" calcext:value-type="float">
            <text:p>7.686</text:p>
          </table:table-cell>
          <table:table-cell office:value-type="float" office:value="10.07" calcext:value-type="float">
            <text:p>10.07</text:p>
          </table:table-cell>
          <table:table-cell office:value-type="float" office:value="12.199" calcext:value-type="float">
            <text:p>12.199</text:p>
          </table:table-cell>
          <table:table-cell office:value-type="float" office:value="13.401" calcext:value-type="float">
            <text:p>13.401</text:p>
          </table:table-cell>
          <table:table-cell office:value-type="float" office:value="14.468" calcext:value-type="float">
            <text:p>14.468</text:p>
          </table:table-cell>
          <table:table-cell office:value-type="float" office:value="17.149" calcext:value-type="float">
            <text:p>17.149</text:p>
          </table:table-cell>
          <table:table-cell office:value-type="float" office:value="22.526" calcext:value-type="float">
            <text:p>22.526</text:p>
          </table:table-cell>
          <table:table-cell office:value-type="float" office:value="1011.439" calcext:value-type="float">
            <text:p>1011.439</text:p>
          </table:table-cell>
          <table:table-cell office:value-type="float" office:value="11.23" calcext:value-type="float">
            <text:p>11.23</text:p>
          </table:table-cell>
          <table:table-cell office:value-type="float" office:value="21.869" calcext:value-type="float">
            <text:p>21.869</text:p>
          </table:table-cell>
          <table:table-cell office:value-type="float" office:value="0.31" calcext:value-type="float">
            <text:p>0.31</text:p>
          </table:table-cell>
          <table:table-cell office:value-type="float" office:value="3.862" calcext:value-type="float">
            <text:p>3.862</text:p>
          </table:table-cell>
          <table:table-cell office:value-type="float" office:value="5.309" calcext:value-type="float">
            <text:p>5.309</text:p>
          </table:table-cell>
          <table:table-cell office:value-type="float" office:value="6.764" calcext:value-type="float">
            <text:p>6.764</text:p>
          </table:table-cell>
          <table:table-cell office:value-type="float" office:value="7.563" calcext:value-type="float">
            <text:p>7.563</text:p>
          </table:table-cell>
          <table:table-cell office:value-type="float" office:value="8.196" calcext:value-type="float">
            <text:p>8.196</text:p>
          </table:table-cell>
          <table:table-cell office:value-type="float" office:value="9.598" calcext:value-type="float">
            <text:p>9.598</text:p>
          </table:table-cell>
          <table:table-cell office:value-type="float" office:value="12.626" calcext:value-type="float">
            <text:p>12.626</text:p>
          </table:table-cell>
          <table:table-cell office:value-type="float" office:value="1005.346" calcext:value-type="float">
            <text:p>1005.346</text:p>
          </table:table-cell>
          <table:table-cell office:value-type="float" office:value="6.105" calcext:value-type="float">
            <text:p>6.105</text:p>
          </table:table-cell>
          <table:table-cell office:value-type="float" office:value="17.354" calcext:value-type="float">
            <text:p>17.354</text:p>
          </table:table-cell>
          <table:table-cell office:value-type="float" office:value="3.319" calcext:value-type="float">
            <text:p>3.319</text:p>
          </table:table-cell>
          <table:table-cell office:value-type="float" office:value="32.098" calcext:value-type="float">
            <text:p>32.098</text:p>
          </table:table-cell>
          <table:table-cell office:value-type="float" office:value="51.892" calcext:value-type="float">
            <text:p>51.892</text:p>
          </table:table-cell>
          <table:table-cell office:value-type="float" office:value="75.609" calcext:value-type="float">
            <text:p>75.609</text:p>
          </table:table-cell>
          <table:table-cell office:value-type="float" office:value="88.366" calcext:value-type="float">
            <text:p>88.366</text:p>
          </table:table-cell>
          <table:table-cell office:value-type="float" office:value="97.464" calcext:value-type="float">
            <text:p>97.464</text:p>
          </table:table-cell>
          <table:table-cell office:value-type="float" office:value="112.464" calcext:value-type="float">
            <text:p>112.464</text:p>
          </table:table-cell>
          <table:table-cell office:value-type="float" office:value="152.329" calcext:value-type="float">
            <text:p>152.329</text:p>
          </table:table-cell>
          <table:table-cell office:value-type="float" office:value="1087.034" calcext:value-type="float">
            <text:p>1087.034</text:p>
          </table:table-cell>
          <table:table-cell office:value-type="float" office:value="62.725" calcext:value-type="float">
            <text:p>62.725</text:p>
          </table:table-cell>
          <table:table-cell office:value-type="float" office:value="73.586" calcext:value-type="float">
            <text:p>73.586</text:p>
          </table:table-cell>
          <table:table-cell office:value-type="float" office:value="1274.83" calcext:value-type="float">
            <text:p>1274.83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7" calcext:value-type="float">
            <text:p>0.77</text:p>
          </table:table-cell>
          <table:table-cell office:value-type="float" office:value="63.68" calcext:value-type="float">
            <text:p>63.68</text:p>
          </table:table-cell>
          <table:table-cell office:value-type="float" office:value="122.147" calcext:value-type="float">
            <text:p>122.147</text:p>
          </table:table-cell>
          <table:table-cell office:value-type="float" office:value="213.378" calcext:value-type="float">
            <text:p>213.378</text:p>
          </table:table-cell>
          <table:table-cell office:value-type="float" office:value="264.503" calcext:value-type="float">
            <text:p>264.503</text:p>
          </table:table-cell>
          <table:table-cell office:value-type="float" office:value="292.772" calcext:value-type="float">
            <text:p>292.772</text:p>
          </table:table-cell>
          <table:table-cell office:value-type="float" office:value="332.888" calcext:value-type="float">
            <text:p>332.888</text:p>
          </table:table-cell>
          <table:table-cell office:value-type="float" office:value="371.65" calcext:value-type="float">
            <text:p>371.65</text:p>
          </table:table-cell>
          <table:table-cell office:value-type="float" office:value="1064.749" calcext:value-type="float">
            <text:p>1064.749</text:p>
          </table:table-cell>
          <table:table-cell office:value-type="float" office:value="146.909" calcext:value-type="float">
            <text:p>146.909</text:p>
          </table:table-cell>
          <table:table-cell office:value-type="float" office:value="108.081" calcext:value-type="float">
            <text:p>108.081</text:p>
          </table:table-cell>
          <table:table-cell office:value-type="float" office:value="0.347" calcext:value-type="float">
            <text:p>0.347</text:p>
          </table:table-cell>
          <table:table-cell office:value-type="float" office:value="15.855" calcext:value-type="float">
            <text:p>15.855</text:p>
          </table:table-cell>
          <table:table-cell office:value-type="float" office:value="18.039" calcext:value-type="float">
            <text:p>18.039</text:p>
          </table:table-cell>
          <table:table-cell office:value-type="float" office:value="20.558" calcext:value-type="float">
            <text:p>20.558</text:p>
          </table:table-cell>
          <table:table-cell office:value-type="float" office:value="22.23" calcext:value-type="float">
            <text:p>22.23</text:p>
          </table:table-cell>
          <table:table-cell office:value-type="float" office:value="23.537" calcext:value-type="float">
            <text:p>23.537</text:p>
          </table:table-cell>
          <table:table-cell office:value-type="float" office:value="25.957" calcext:value-type="float">
            <text:p>25.957</text:p>
          </table:table-cell>
          <table:table-cell office:value-type="float" office:value="29.775" calcext:value-type="float">
            <text:p>29.775</text:p>
          </table:table-cell>
          <table:table-cell office:value-type="float" office:value="802.464" calcext:value-type="float">
            <text:p>802.464</text:p>
          </table:table-cell>
          <table:table-cell office:value-type="float" office:value="19.022" calcext:value-type="float">
            <text:p>19.022</text:p>
          </table:table-cell>
          <table:table-cell office:value-type="float" office:value="16.318" calcext:value-type="float">
            <text:p>16.318</text:p>
          </table:table-cell>
          <table:table-cell office:value-type="float" office:value="5.438" calcext:value-type="float">
            <text:p>5.438</text:p>
          </table:table-cell>
          <table:table-cell office:value-type="float" office:value="28.203" calcext:value-type="float">
            <text:p>28.203</text:p>
          </table:table-cell>
          <table:table-cell office:value-type="float" office:value="31.167" calcext:value-type="float">
            <text:p>31.167</text:p>
          </table:table-cell>
          <table:table-cell office:value-type="float" office:value="34.623" calcext:value-type="float">
            <text:p>34.623</text:p>
          </table:table-cell>
          <table:table-cell office:value-type="float" office:value="36.85" calcext:value-type="float">
            <text:p>36.85</text:p>
          </table:table-cell>
          <table:table-cell office:value-type="float" office:value="38.573" calcext:value-type="float">
            <text:p>38.573</text:p>
          </table:table-cell>
          <table:table-cell office:value-type="float" office:value="41.761" calcext:value-type="float">
            <text:p>41.761</text:p>
          </table:table-cell>
          <table:table-cell office:value-type="float" office:value="46.631" calcext:value-type="float">
            <text:p>46.631</text:p>
          </table:table-cell>
          <table:table-cell office:value-type="float" office:value="823.951" calcext:value-type="float">
            <text:p>823.951</text:p>
          </table:table-cell>
          <table:table-cell office:value-type="float" office:value="32.783" calcext:value-type="float">
            <text:p>32.783</text:p>
          </table:table-cell>
          <table:table-cell office:value-type="float" office:value="21.733" calcext:value-type="float">
            <text:p>21.733</text:p>
          </table:table-cell>
          <table:table-cell office:value-type="float" office:value="0.233" calcext:value-type="float">
            <text:p>0.233</text:p>
          </table:table-cell>
          <table:table-cell office:value-type="float" office:value="15.821" calcext:value-type="float">
            <text:p>15.821</text:p>
          </table:table-cell>
          <table:table-cell office:value-type="float" office:value="17.995" calcext:value-type="float">
            <text:p>17.995</text:p>
          </table:table-cell>
          <table:table-cell office:value-type="float" office:value="20.513" calcext:value-type="float">
            <text:p>20.513</text:p>
          </table:table-cell>
          <table:table-cell office:value-type="float" office:value="22.143" calcext:value-type="float">
            <text:p>22.143</text:p>
          </table:table-cell>
          <table:table-cell office:value-type="float" office:value="23.458" calcext:value-type="float">
            <text:p>23.458</text:p>
          </table:table-cell>
          <table:table-cell office:value-type="float" office:value="25.86" calcext:value-type="float">
            <text:p>25.86</text:p>
          </table:table-cell>
          <table:table-cell office:value-type="float" office:value="29.443" calcext:value-type="float">
            <text:p>29.443</text:p>
          </table:table-cell>
          <table:table-cell office:value-type="float" office:value="802.702" calcext:value-type="float">
            <text:p>802.702</text:p>
          </table:table-cell>
          <table:table-cell office:value-type="float" office:value="18.964" calcext:value-type="float">
            <text:p>18.964</text:p>
          </table:table-cell>
          <table:table-cell office:value-type="float" office:value="16.534" calcext:value-type="float">
            <text:p>16.534</text:p>
          </table:table-cell>
          <table:table-cell office:value-type="float" office:value="7.832" calcext:value-type="float">
            <text:p>7.832</text:p>
          </table:table-cell>
          <table:table-cell office:value-type="float" office:value="131.846" calcext:value-type="float">
            <text:p>131.846</text:p>
          </table:table-cell>
          <table:table-cell office:value-type="float" office:value="191.365" calcext:value-type="float">
            <text:p>191.365</text:p>
          </table:table-cell>
          <table:table-cell office:value-type="float" office:value="286.463" calcext:value-type="float">
            <text:p>286.463</text:p>
          </table:table-cell>
          <table:table-cell office:value-type="float" office:value="338.256" calcext:value-type="float">
            <text:p>338.256</text:p>
          </table:table-cell>
          <table:table-cell office:value-type="float" office:value="366.604" calcext:value-type="float">
            <text:p>366.604</text:p>
          </table:table-cell>
          <table:table-cell office:value-type="float" office:value="408.558" calcext:value-type="float">
            <text:p>408.558</text:p>
          </table:table-cell>
          <table:table-cell office:value-type="float" office:value="454.31" calcext:value-type="float">
            <text:p>454.31</text:p>
          </table:table-cell>
          <table:table-cell office:value-type="float" office:value="1136.081" calcext:value-type="float">
            <text:p>1136.081</text:p>
          </table:table-cell>
          <table:table-cell office:value-type="float" office:value="217.678" calcext:value-type="float">
            <text:p>217.678</text:p>
          </table:table-cell>
          <table:table-cell office:value-type="float" office:value="115.051" calcext:value-type="float">
            <text:p>115.051</text:p>
          </table:table-cell>
          <table:table-cell office:value-type="float" office:value="444.006" calcext:value-type="float">
            <text:p>444.006</text:p>
          </table:table-cell>
          <table:table-cell table:style-name="ce10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98" calcext:value-type="float">
            <text:p>0.798</text:p>
          </table:table-cell>
          <table:table-cell office:value-type="float" office:value="11.589" calcext:value-type="float">
            <text:p>11.589</text:p>
          </table:table-cell>
          <table:table-cell office:value-type="float" office:value="30.729" calcext:value-type="float">
            <text:p>30.729</text:p>
          </table:table-cell>
          <table:table-cell office:value-type="float" office:value="58.485" calcext:value-type="float">
            <text:p>58.485</text:p>
          </table:table-cell>
          <table:table-cell office:value-type="float" office:value="74.972" calcext:value-type="float">
            <text:p>74.972</text:p>
          </table:table-cell>
          <table:table-cell office:value-type="float" office:value="86.732" calcext:value-type="float">
            <text:p>86.732</text:p>
          </table:table-cell>
          <table:table-cell office:value-type="float" office:value="105.463" calcext:value-type="float">
            <text:p>105.463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84.067" calcext:value-type="float">
            <text:p>1584.067</text:p>
          </table:table-cell>
          <table:table-cell office:value-type="float" office:value="47.76" calcext:value-type="float">
            <text:p>47.76</text:p>
          </table:table-cell>
          <table:table-cell office:value-type="float" office:value="89.939" calcext:value-type="float">
            <text:p>89.939</text:p>
          </table:table-cell>
          <table:table-cell office:value-type="float" office:value="0.363" calcext:value-type="float">
            <text:p>0.363</text:p>
          </table:table-cell>
          <table:table-cell office:value-type="float" office:value="3.859" calcext:value-type="float">
            <text:p>3.859</text:p>
          </table:table-cell>
          <table:table-cell office:value-type="float" office:value="5.319" calcext:value-type="float">
            <text:p>5.319</text:p>
          </table:table-cell>
          <table:table-cell office:value-type="float" office:value="6.972" calcext:value-type="float">
            <text:p>6.972</text:p>
          </table:table-cell>
          <table:table-cell office:value-type="float" office:value="7.878" calcext:value-type="float">
            <text:p>7.878</text:p>
          </table:table-cell>
          <table:table-cell office:value-type="float" office:value="8.657" calcext:value-type="float">
            <text:p>8.657</text:p>
          </table:table-cell>
          <table:table-cell office:value-type="float" office:value="10.789" calcext:value-type="float">
            <text:p>10.789</text:p>
          </table:table-cell>
          <table:table-cell office:value-type="float" office:value="15.888" calcext:value-type="float">
            <text:p>15.888</text:p>
          </table:table-cell>
          <table:table-cell office:value-type="float" office:value="1544.897" calcext:value-type="float">
            <text:p>1544.897</text:p>
          </table:table-cell>
          <table:table-cell office:value-type="float" office:value="6.819" calcext:value-type="float">
            <text:p>6.819</text:p>
          </table:table-cell>
          <table:table-cell office:value-type="float" office:value="24.763" calcext:value-type="float">
            <text:p>24.763</text:p>
          </table:table-cell>
          <table:table-cell office:value-type="float" office:value="1.135" calcext:value-type="float">
            <text:p>1.135</text:p>
          </table:table-cell>
          <table:table-cell office:value-type="float" office:value="7.567" calcext:value-type="float">
            <text:p>7.567</text:p>
          </table:table-cell>
          <table:table-cell office:value-type="float" office:value="10.037" calcext:value-type="float">
            <text:p>10.037</text:p>
          </table:table-cell>
          <table:table-cell office:value-type="float" office:value="12.5" calcext:value-type="float">
            <text:p>12.5</text:p>
          </table:table-cell>
          <table:table-cell office:value-type="float" office:value="13.779" calcext:value-type="float">
            <text:p>13.779</text:p>
          </table:table-cell>
          <table:table-cell office:value-type="float" office:value="14.971" calcext:value-type="float">
            <text:p>14.971</text:p>
          </table:table-cell>
          <table:table-cell office:value-type="float" office:value="18.348" calcext:value-type="float">
            <text:p>18.348</text:p>
          </table:table-cell>
          <table:table-cell office:value-type="float" office:value="25.361" calcext:value-type="float">
            <text:p>25.361</text:p>
          </table:table-cell>
          <table:table-cell office:value-type="float" office:value="1553.224" calcext:value-type="float">
            <text:p>1553.224</text:p>
          </table:table-cell>
          <table:table-cell office:value-type="float" office:value="12.008" calcext:value-type="float">
            <text:p>12.008</text:p>
          </table:table-cell>
          <table:table-cell office:value-type="float" office:value="30.301" calcext:value-type="float">
            <text:p>30.301</text:p>
          </table:table-cell>
          <table:table-cell office:value-type="float" office:value="0.302" calcext:value-type="float">
            <text:p>0.302</text:p>
          </table:table-cell>
          <table:table-cell office:value-type="float" office:value="3.814" calcext:value-type="float">
            <text:p>3.814</text:p>
          </table:table-cell>
          <table:table-cell office:value-type="float" office:value="5.295" calcext:value-type="float">
            <text:p>5.295</text:p>
          </table:table-cell>
          <table:table-cell office:value-type="float" office:value="6.955" calcext:value-type="float">
            <text:p>6.955</text:p>
          </table:table-cell>
          <table:table-cell office:value-type="float" office:value="7.822" calcext:value-type="float">
            <text:p>7.822</text:p>
          </table:table-cell>
          <table:table-cell office:value-type="float" office:value="8.51" calcext:value-type="float">
            <text:p>8.51</text:p>
          </table:table-cell>
          <table:table-cell office:value-type="float" office:value="10.088" calcext:value-type="float">
            <text:p>10.088</text:p>
          </table:table-cell>
          <table:table-cell office:value-type="float" office:value="13.882" calcext:value-type="float">
            <text:p>13.882</text:p>
          </table:table-cell>
          <table:table-cell office:value-type="float" office:value="1540.898" calcext:value-type="float">
            <text:p>1540.898</text:p>
          </table:table-cell>
          <table:table-cell office:value-type="float" office:value="6.436" calcext:value-type="float">
            <text:p>6.436</text:p>
          </table:table-cell>
          <table:table-cell office:value-type="float" office:value="22.395" calcext:value-type="float">
            <text:p>22.395</text:p>
          </table:table-cell>
          <table:table-cell office:value-type="float" office:value="3.42" calcext:value-type="float">
            <text:p>3.42</text:p>
          </table:table-cell>
          <table:table-cell office:value-type="float" office:value="31.625" calcext:value-type="float">
            <text:p>31.625</text:p>
          </table:table-cell>
          <table:table-cell office:value-type="float" office:value="55.187" calcext:value-type="float">
            <text:p>55.187</text:p>
          </table:table-cell>
          <table:table-cell office:value-type="float" office:value="84.425" calcext:value-type="float">
            <text:p>84.425</text:p>
          </table:table-cell>
          <table:table-cell office:value-type="float" office:value="101.838" calcext:value-type="float">
            <text:p>101.838</text:p>
          </table:table-cell>
          <table:table-cell office:value-type="float" office:value="114.344" calcext:value-type="float">
            <text:p>114.344</text:p>
          </table:table-cell>
          <table:table-cell office:value-type="float" office:value="138.058" calcext:value-type="float">
            <text:p>138.058</text:p>
          </table:table-cell>
          <table:table-cell office:value-type="float" office:value="369.528" calcext:value-type="float">
            <text:p>369.528</text:p>
          </table:table-cell>
          <table:table-cell office:value-type="float" office:value="1606.228" calcext:value-type="float">
            <text:p>1606.228</text:p>
          </table:table-cell>
          <table:table-cell office:value-type="float" office:value="73.023" calcext:value-type="float">
            <text:p>73.023</text:p>
          </table:table-cell>
          <table:table-cell office:value-type="float" office:value="102.209" calcext:value-type="float">
            <text:p>102.209</text:p>
          </table:table-cell>
          <table:table-cell office:value-type="float" office:value="1220.241" calcext:value-type="float">
            <text:p>1220.241</text:p>
          </table:table-cell>
          <table:table-cell table:number-columns-repeated="906"/>
        </table:table-row>
      </table:table>
      <table:table table:name="Charts_005" table:style-name="ta1">
        <table:shapes>
          <draw:frame draw:z-index="0" draw:style-name="gr1" draw:text-style-name="P1" svg:width="453.26pt" svg:height="254.83pt" svg:x="142.16pt" svg:y="396.23pt">
            <draw:object draw:notify-on-update-of-ranges="Charts_005.B20:Charts_005.B29 Charts_005.J19:Charts_005.J19 Charts_005.J20:Charts_005.J29 Charts_005.U19:Charts_005.U19 Charts_005.U20:Charts_005.U29 Charts_005.AF19:Charts_005.AF19 Charts_005.AF20:Charts_005.AF29 Charts_005.AQ19:Charts_005.AQ19 Charts_005.AQ20:Charts_005.AQ29 Charts_005.BQ19:Charts_005.BQ19 Charts_005.BQ20:Charts_005.BQ29 Charts_005.CB19:Charts_005.CB19 Charts_005.CB20:Charts_005.CB29 Charts_005.CM19:Charts_005.CM19 Charts_005.CM20:Charts_005.CM29 Charts_005.CX19:Charts_005.CX19 Charts_005.CX20:Charts_005.CX2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453.26pt" svg:height="254.83pt" svg:x="653.27pt" svg:y="396.26pt">
            <draw:object draw:notify-on-update-of-ranges="Charts_005.B20:Charts_005.B29 Charts_005.BB19:Charts_005.BB19 Charts_005.BB20:Charts_005.BB29 Charts_005.BG19:Charts_005.BG19 Charts_005.BG20:Charts_005.BG29 Charts_005.DI19:Charts_005.DI19 Charts_005.DI20:Charts_005.DI29 Charts_005.DN19:Charts_005.DN19 Charts_005.DN20:Charts_005.DN2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453.26pt" svg:height="254.83pt" svg:x="1166.23pt" svg:y="400.79pt">
            <draw:object draw:notify-on-update-of-ranges="Charts_005.B20:Charts_005.B29 Charts_005.AW19:Charts_005.AW19 Charts_005.AW20:Charts_005.AW29 Charts_005.AX19:Charts_005.AX19 Charts_005.AX20:Charts_005.AX29 Charts_005.AY19:Charts_005.AY19 Charts_005.AY20:Charts_005.AY29 Charts_005.BB19:Charts_005.BB19 Charts_005.BB20:Charts_005.BB29 Charts_005.DD19:Charts_005.DD19 Charts_005.DD20:Charts_005.DD29 Charts_005.DE19:Charts_005.DE19 Charts_005.DE20:Charts_005.DE29 Charts_005.DF19:Charts_005.DF19 Charts_005.DF20:Charts_005.DF29 Charts_005.DI19:Charts_005.DI19 Charts_005.DI20:Charts_005.DI2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453.26pt" svg:height="254.83pt" svg:x="1675.81pt" svg:y="399.57pt">
            <draw:object draw:notify-on-update-of-ranges="Charts_005.B20:Charts_005.B29 Charts_005.BE19:Charts_005.BE19 Charts_005.BE20:Charts_005.BE29 Charts_005.BF19:Charts_005.BF19 Charts_005.BF20:Charts_005.BF29 Charts_005.DL19:Charts_005.DL19 Charts_005.DL20:Charts_005.DL29 Charts_005.DM19:Charts_005.DM19 Charts_005.DM20:Charts_005.DM2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58" table:default-cell-style-name="ce6"/>
        <table:table-column table:style-name="co2" table:default-cell-style-name="ce9"/>
        <table:table-column table:style-name="co2" table:number-columns-repeated="58" table:default-cell-style-name="ce10"/>
        <table:table-column table:style-name="co2" table:number-columns-repeated="906" table:default-cell-style-name="Default"/>
        <table:table-row table:style-name="ro1">
          <table:table-cell table:style-name="ce4" office:value-type="string" calcext:value-type="string">
            <text:p>Title:</text:p>
          </table:table-cell>
          <table:table-cell table:style-name="ce4" office:value-type="string" calcext:value-type="string">
            <text:p>High Workload, RPO=0</text:p>
          </table:table-cell>
          <table:table-cell table:style-name="ce4" table:number-columns-repeated="3"/>
          <table:table-cell table:style-name="Default" table:number-columns-repeated="113"/>
          <table:table-cell table:number-columns-repeated="906"/>
        </table:table-row>
        <table:table-row table:style-name="ro2">
          <table:table-cell table:style-name="Default" table:number-columns-repeated="118"/>
          <table:table-cell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TRADITIONAL</text:p>
          </table:table-cell>
          <table:table-cell table:number-columns-repeated="57"/>
          <table:table-cell office:value-type="string" calcext:value-type="string">
            <text:p>State Engine Type:</text:p>
          </table:table-cell>
          <table:table-cell table:number-columns-repeated="2"/>
          <table:table-cell table:style-name="ce9" office:value-type="string" calcext:value-type="string">
            <text:p>JOURNAL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min_elapsed_sync_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in_elapsed_sync_ti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elapsed_sync_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ax_elapsed_sync_tim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size</text:p>
          </table:table-cell>
          <table:table-cell table:number-columns-repeated="2"/>
          <table:table-cell office:value-type="float" office:value="5242880" calcext:value-type="float">
            <text:p>524288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buffer_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max_buffer_log_size</text:p>
          </table:table-cell>
          <table:table-cell table:number-columns-repeated="2"/>
          <table:table-cell office:value-type="float" office:value="1310720" calcext:value-type="float">
            <text:p>131072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o_direct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ir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d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r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r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t/--medium-delay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12]-[.B13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delay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K12]-[.BK13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delay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12]+[.B13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delay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K12]+[.BK13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medium-processing</text:p>
          </table:table-cell>
          <table:table-cell office:value-type="float" office:value="10000" calcext:value-type="float">
            <text:p>10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14]-[.B15]" office:value-type="float" office:value="5000" calcext:value-type="float">
            <text:p>5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processing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K14]-[.BK15]" office:value-type="float" office:value="5000" calcext:value-type="float">
            <text:p>5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processing</text:p>
          </table:table-cell>
          <table:table-cell office:value-type="float" office:value="5000" calcext:value-type="float">
            <text:p>5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14]+[.B15]" office:value-type="float" office:value="15000" calcext:value-type="float">
            <text:p>15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processing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K14]+[.BK15]" office:value-type="float" office:value="15000" calcext:value-type="float">
            <text:p>15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table:style-name="ce6"/>
          <table:table-cell table:number-columns-repeated="58"/>
          <table:table-cell table:style-name="ce10"/>
          <table:table-cell table:number-columns-repeated="964"/>
        </table:table-row>
        <table:table-row table:style-name="ro2">
          <table:table-cell/>
          <table:table-cell table:style-name="ce5" office:value-type="string" calcext:value-type="string">
            <text:p><text:s/>clients</text:p>
          </table:table-cell>
          <table:table-cell table:style-name="ce5"/>
          <table:table-cell table:style-name="ce5" office:value-type="string" calcext:value-type="string">
            <text:p>tx_open</text:p>
          </table:table-cell>
          <table:table-cell table:style-name="ce5" table:number-columns-repeated="10"/>
          <table:table-cell table:style-name="ce5" office:value-type="string" calcext:value-type="string">
            <text:p>tx_begin</text:p>
          </table:table-cell>
          <table:table-cell table:style-name="ce5" table:number-columns-repeated="10"/>
          <table:table-cell table:style-name="ce5" office:value-type="string" calcext:value-type="string">
            <text:p>tx_commit</text:p>
          </table:table-cell>
          <table:table-cell table:style-name="ce5" table:number-columns-repeated="10"/>
          <table:table-cell table:style-name="ce5" office:value-type="string" calcext:value-type="string">
            <text:p>tx_close</text:p>
          </table:table-cell>
          <table:table-cell table:style-name="ce5" table:number-columns-repeated="10"/>
          <table:table-cell table:style-name="ce5" office:value-type="string" calcext:value-type="string">
            <text:p>total</text:p>
          </table:table-cell>
          <table:table-cell table:style-name="ce5" table:number-columns-repeated="10"/>
          <table:table-cell table:style-name="ce5" office:value-type="string" calcext:value-type="string">
            <text:p>tps</text:p>
          </table:table-cell>
          <table:table-cell/>
          <table:table-cell table:style-name="ce9" office:value-type="string" calcext:value-type="string">
            <text:p><text:s/>clients</text:p>
          </table:table-cell>
          <table:table-cell table:style-name="ce9"/>
          <table:table-cell table:style-name="ce9" office:value-type="string" calcext:value-type="string">
            <text:p>tx_open</text:p>
          </table:table-cell>
          <table:table-cell table:style-name="ce9" table:number-columns-repeated="10"/>
          <table:table-cell table:style-name="ce9" office:value-type="string" calcext:value-type="string">
            <text:p>tx_begin</text:p>
          </table:table-cell>
          <table:table-cell table:style-name="ce9" table:number-columns-repeated="10"/>
          <table:table-cell table:style-name="ce9" office:value-type="string" calcext:value-type="string">
            <text:p>tx_commit</text:p>
          </table:table-cell>
          <table:table-cell table:style-name="ce9" table:number-columns-repeated="10"/>
          <table:table-cell table:style-name="ce9" office:value-type="string" calcext:value-type="string">
            <text:p>tx_close</text:p>
          </table:table-cell>
          <table:table-cell table:style-name="ce9" table:number-columns-repeated="10"/>
          <table:table-cell table:style-name="ce9" office:value-type="string" calcext:value-type="string">
            <text:p>total</text:p>
          </table:table-cell>
          <table:table-cell table:style-name="ce9" table:number-columns-repeated="10"/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<text:s/>N</text:p>
          </table:table-cell>
          <table:table-cell table:style-name="ce5" office:value-type="string" calcext:value-type="string">
            <text:p>sample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tps</text:p>
          </table:table-cell>
          <table:table-cell office:value-type="string" calcext:value-type="string">
            <text:p>State Engine Type:</text:p>
          </table:table-cell>
          <table:table-cell table:style-name="ce9" office:value-type="string" calcext:value-type="string">
            <text:p><text:s/>N</text:p>
          </table:table-cell>
          <table:table-cell table:style-name="ce9" office:value-type="string" calcext:value-type="string">
            <text:p>samples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T</text:p>
          </table:table-cell>
          <table:table-cell table:style-name="ce5" table:formula="of:=[.B18]" office:value-type="string" office:string-value=" N" calcext:value-type="string">
            <text:p><text:s/>N</text:p>
          </table:table-cell>
          <table:table-cell table:style-name="ce5" table:formula="of:=[.C18]" office:value-type="string" office:string-value="samples" calcext:value-type="string">
            <text:p>samples</text:p>
          </table:table-cell>
          <table:table-cell table:style-name="ce5" table:formula="of:=COM.MICROSOFT.CONCAT([.$A19];&quot;/&quot;;[.$D17];&quot;/&quot;;[.D18])" office:value-type="string" office:string-value="T/tx_open/min" calcext:value-type="string">
            <text:p>T/tx_open/min</text:p>
          </table:table-cell>
          <table:table-cell table:style-name="ce5" table:formula="of:=COM.MICROSOFT.CONCAT([.$A19];&quot;/&quot;;[.$D17];&quot;/&quot;;[.E18])" office:value-type="string" office:string-value="T/tx_open/25th%" calcext:value-type="string">
            <text:p>T/tx_open/25th%</text:p>
          </table:table-cell>
          <table:table-cell table:style-name="ce5" table:formula="of:=COM.MICROSOFT.CONCAT([.$A19];&quot;/&quot;;[.$D17];&quot;/&quot;;[.F18])" office:value-type="string" office:string-value="T/tx_open/50th%" calcext:value-type="string">
            <text:p>T/tx_open/50th%</text:p>
          </table:table-cell>
          <table:table-cell table:style-name="ce5" table:formula="of:=COM.MICROSOFT.CONCAT([.$A19];&quot;/&quot;;[.$D17];&quot;/&quot;;[.G18])" office:value-type="string" office:string-value="T/tx_open/75th%" calcext:value-type="string">
            <text:p>T/tx_open/75th%</text:p>
          </table:table-cell>
          <table:table-cell table:style-name="ce5" table:formula="of:=COM.MICROSOFT.CONCAT([.$A19];&quot;/&quot;;[.$D17];&quot;/&quot;;[.H18])" office:value-type="string" office:string-value="T/tx_open/85th%" calcext:value-type="string">
            <text:p>T/tx_open/85th%</text:p>
          </table:table-cell>
          <table:table-cell table:style-name="ce5" table:formula="of:=COM.MICROSOFT.CONCAT([.$A19];&quot;/&quot;;[.$D17];&quot;/&quot;;[.I18])" office:value-type="string" office:string-value="T/tx_open/90th%" calcext:value-type="string">
            <text:p>T/tx_open/90th%</text:p>
          </table:table-cell>
          <table:table-cell table:style-name="ce5" table:formula="of:=COM.MICROSOFT.CONCAT([.$A19];&quot;/&quot;;[.$D17];&quot;/&quot;;[.J18])" office:value-type="string" office:string-value="T/tx_open/95th%" calcext:value-type="string">
            <text:p>T/tx_open/95th%</text:p>
          </table:table-cell>
          <table:table-cell table:style-name="ce5" table:formula="of:=COM.MICROSOFT.CONCAT([.$A19];&quot;/&quot;;[.$D17];&quot;/&quot;;[.K18])" office:value-type="string" office:string-value="T/tx_open/98th%" calcext:value-type="string">
            <text:p>T/tx_open/98th%</text:p>
          </table:table-cell>
          <table:table-cell table:style-name="ce5" table:formula="of:=COM.MICROSOFT.CONCAT([.$A19];&quot;/&quot;;[.$D17];&quot;/&quot;;[.L18])" office:value-type="string" office:string-value="T/tx_open/max" calcext:value-type="string">
            <text:p>T/tx_open/max</text:p>
          </table:table-cell>
          <table:table-cell table:style-name="ce5" table:formula="of:=COM.MICROSOFT.CONCAT([.$A19];&quot;/&quot;;[.$D17];&quot;/&quot;;[.M18])" office:value-type="string" office:string-value="T/tx_open/avg" calcext:value-type="string">
            <text:p>T/tx_open/avg</text:p>
          </table:table-cell>
          <table:table-cell table:style-name="ce5" table:formula="of:=COM.MICROSOFT.CONCAT([.$A19];&quot;/&quot;;[.$D17];&quot;/&quot;;[.N18])" office:value-type="string" office:string-value="T/tx_open/sd" calcext:value-type="string">
            <text:p>T/tx_open/sd</text:p>
          </table:table-cell>
          <table:table-cell table:style-name="ce5" table:formula="of:=COM.MICROSOFT.CONCAT([.$A19];&quot;/&quot;;[.$O17];&quot;/&quot;;[.O18])" office:value-type="string" office:string-value="T/tx_begin/min" calcext:value-type="string">
            <text:p>T/tx_begin/min</text:p>
          </table:table-cell>
          <table:table-cell table:style-name="ce5" table:formula="of:=COM.MICROSOFT.CONCAT([.$A19];&quot;/&quot;;[.$O17];&quot;/&quot;;[.P18])" office:value-type="string" office:string-value="T/tx_begin/25th%" calcext:value-type="string">
            <text:p>T/tx_begin/25th%</text:p>
          </table:table-cell>
          <table:table-cell table:style-name="ce5" table:formula="of:=COM.MICROSOFT.CONCAT([.$A19];&quot;/&quot;;[.$O17];&quot;/&quot;;[.Q18])" office:value-type="string" office:string-value="T/tx_begin/50th%" calcext:value-type="string">
            <text:p>T/tx_begin/50th%</text:p>
          </table:table-cell>
          <table:table-cell table:style-name="ce5" table:formula="of:=COM.MICROSOFT.CONCAT([.$A19];&quot;/&quot;;[.$O17];&quot;/&quot;;[.R18])" office:value-type="string" office:string-value="T/tx_begin/75th%" calcext:value-type="string">
            <text:p>T/tx_begin/75th%</text:p>
          </table:table-cell>
          <table:table-cell table:style-name="ce5" table:formula="of:=COM.MICROSOFT.CONCAT([.$A19];&quot;/&quot;;[.$O17];&quot;/&quot;;[.S18])" office:value-type="string" office:string-value="T/tx_begin/85th%" calcext:value-type="string">
            <text:p>T/tx_begin/85th%</text:p>
          </table:table-cell>
          <table:table-cell table:style-name="ce5" table:formula="of:=COM.MICROSOFT.CONCAT([.$A19];&quot;/&quot;;[.$O17];&quot;/&quot;;[.T18])" office:value-type="string" office:string-value="T/tx_begin/90th%" calcext:value-type="string">
            <text:p>T/tx_begin/90th%</text:p>
          </table:table-cell>
          <table:table-cell table:style-name="ce5" table:formula="of:=COM.MICROSOFT.CONCAT([.$A19];&quot;/&quot;;[.$O17];&quot;/&quot;;[.U18])" office:value-type="string" office:string-value="T/tx_begin/95th%" calcext:value-type="string">
            <text:p>T/tx_begin/95th%</text:p>
          </table:table-cell>
          <table:table-cell table:style-name="ce5" table:formula="of:=COM.MICROSOFT.CONCAT([.$A19];&quot;/&quot;;[.$O17];&quot;/&quot;;[.V18])" office:value-type="string" office:string-value="T/tx_begin/98th%" calcext:value-type="string">
            <text:p>T/tx_begin/98th%</text:p>
          </table:table-cell>
          <table:table-cell table:style-name="ce5" table:formula="of:=COM.MICROSOFT.CONCAT([.$A19];&quot;/&quot;;[.$O17];&quot;/&quot;;[.W18])" office:value-type="string" office:string-value="T/tx_begin/max" calcext:value-type="string">
            <text:p>T/tx_begin/max</text:p>
          </table:table-cell>
          <table:table-cell table:style-name="ce5" table:formula="of:=COM.MICROSOFT.CONCAT([.$A19];&quot;/&quot;;[.$O17];&quot;/&quot;;[.X18])" office:value-type="string" office:string-value="T/tx_begin/avg" calcext:value-type="string">
            <text:p>T/tx_begin/avg</text:p>
          </table:table-cell>
          <table:table-cell table:style-name="ce5" table:formula="of:=COM.MICROSOFT.CONCAT([.$A19];&quot;/&quot;;[.$O17];&quot;/&quot;;[.Y18])" office:value-type="string" office:string-value="T/tx_begin/sd" calcext:value-type="string">
            <text:p>T/tx_begin/sd</text:p>
          </table:table-cell>
          <table:table-cell table:style-name="ce5" table:formula="of:=COM.MICROSOFT.CONCAT([.$A19];&quot;/&quot;;[.$Z17];&quot;/&quot;;[.Z18])" office:value-type="string" office:string-value="T/tx_commit/min" calcext:value-type="string">
            <text:p>T/tx_commit/min</text:p>
          </table:table-cell>
          <table:table-cell table:style-name="ce5" table:formula="of:=COM.MICROSOFT.CONCAT([.$A19];&quot;/&quot;;[.$Z17];&quot;/&quot;;[.AA18])" office:value-type="string" office:string-value="T/tx_commit/25th%" calcext:value-type="string">
            <text:p>T/tx_commit/25th%</text:p>
          </table:table-cell>
          <table:table-cell table:style-name="ce5" table:formula="of:=COM.MICROSOFT.CONCAT([.$A19];&quot;/&quot;;[.$Z17];&quot;/&quot;;[.AB18])" office:value-type="string" office:string-value="T/tx_commit/50th%" calcext:value-type="string">
            <text:p>T/tx_commit/50th%</text:p>
          </table:table-cell>
          <table:table-cell table:style-name="ce5" table:formula="of:=COM.MICROSOFT.CONCAT([.$A19];&quot;/&quot;;[.$Z17];&quot;/&quot;;[.AC18])" office:value-type="string" office:string-value="T/tx_commit/75th%" calcext:value-type="string">
            <text:p>T/tx_commit/75th%</text:p>
          </table:table-cell>
          <table:table-cell table:style-name="ce5" table:formula="of:=COM.MICROSOFT.CONCAT([.$A19];&quot;/&quot;;[.$Z17];&quot;/&quot;;[.AD18])" office:value-type="string" office:string-value="T/tx_commit/85th%" calcext:value-type="string">
            <text:p>T/tx_commit/85th%</text:p>
          </table:table-cell>
          <table:table-cell table:style-name="ce5" table:formula="of:=COM.MICROSOFT.CONCAT([.$A19];&quot;/&quot;;[.$Z17];&quot;/&quot;;[.AE18])" office:value-type="string" office:string-value="T/tx_commit/90th%" calcext:value-type="string">
            <text:p>T/tx_commit/90th%</text:p>
          </table:table-cell>
          <table:table-cell table:style-name="ce5" table:formula="of:=COM.MICROSOFT.CONCAT([.$A19];&quot;/&quot;;[.$Z17];&quot;/&quot;;[.AF18])" office:value-type="string" office:string-value="T/tx_commit/95th%" calcext:value-type="string">
            <text:p>T/tx_commit/95th%</text:p>
          </table:table-cell>
          <table:table-cell table:style-name="ce5" table:formula="of:=COM.MICROSOFT.CONCAT([.$A19];&quot;/&quot;;[.$Z17];&quot;/&quot;;[.AG18])" office:value-type="string" office:string-value="T/tx_commit/98th%" calcext:value-type="string">
            <text:p>T/tx_commit/98th%</text:p>
          </table:table-cell>
          <table:table-cell table:style-name="ce5" table:formula="of:=COM.MICROSOFT.CONCAT([.$A19];&quot;/&quot;;[.$Z17];&quot;/&quot;;[.AH18])" office:value-type="string" office:string-value="T/tx_commit/max" calcext:value-type="string">
            <text:p>T/tx_commit/max</text:p>
          </table:table-cell>
          <table:table-cell table:style-name="ce5" table:formula="of:=COM.MICROSOFT.CONCAT([.$A19];&quot;/&quot;;[.$Z17];&quot;/&quot;;[.AI18])" office:value-type="string" office:string-value="T/tx_commit/avg" calcext:value-type="string">
            <text:p>T/tx_commit/avg</text:p>
          </table:table-cell>
          <table:table-cell table:style-name="ce5" table:formula="of:=COM.MICROSOFT.CONCAT([.$A19];&quot;/&quot;;[.$Z17];&quot;/&quot;;[.AJ18])" office:value-type="string" office:string-value="T/tx_commit/sd" calcext:value-type="string">
            <text:p>T/tx_commit/sd</text:p>
          </table:table-cell>
          <table:table-cell table:style-name="ce5" table:formula="of:=COM.MICROSOFT.CONCAT([.$A19];&quot;/&quot;;[.$AK17];&quot;/&quot;;[.AK18])" office:value-type="string" office:string-value="T/tx_close/min" calcext:value-type="string">
            <text:p>T/tx_close/min</text:p>
          </table:table-cell>
          <table:table-cell table:style-name="ce5" table:formula="of:=COM.MICROSOFT.CONCAT([.$A19];&quot;/&quot;;[.$AK17];&quot;/&quot;;[.AL18])" office:value-type="string" office:string-value="T/tx_close/25th%" calcext:value-type="string">
            <text:p>T/tx_close/25th%</text:p>
          </table:table-cell>
          <table:table-cell table:style-name="ce5" table:formula="of:=COM.MICROSOFT.CONCAT([.$A19];&quot;/&quot;;[.$AK17];&quot;/&quot;;[.AM18])" office:value-type="string" office:string-value="T/tx_close/50th%" calcext:value-type="string">
            <text:p>T/tx_close/50th%</text:p>
          </table:table-cell>
          <table:table-cell table:style-name="ce5" table:formula="of:=COM.MICROSOFT.CONCAT([.$A19];&quot;/&quot;;[.$AK17];&quot;/&quot;;[.AN18])" office:value-type="string" office:string-value="T/tx_close/75th%" calcext:value-type="string">
            <text:p>T/tx_close/75th%</text:p>
          </table:table-cell>
          <table:table-cell table:style-name="ce5" table:formula="of:=COM.MICROSOFT.CONCAT([.$A19];&quot;/&quot;;[.$AK17];&quot;/&quot;;[.AO18])" office:value-type="string" office:string-value="T/tx_close/85th%" calcext:value-type="string">
            <text:p>T/tx_close/85th%</text:p>
          </table:table-cell>
          <table:table-cell table:style-name="ce5" table:formula="of:=COM.MICROSOFT.CONCAT([.$A19];&quot;/&quot;;[.$AK17];&quot;/&quot;;[.AP18])" office:value-type="string" office:string-value="T/tx_close/90th%" calcext:value-type="string">
            <text:p>T/tx_close/90th%</text:p>
          </table:table-cell>
          <table:table-cell table:style-name="ce5" table:formula="of:=COM.MICROSOFT.CONCAT([.$A19];&quot;/&quot;;[.$AK17];&quot;/&quot;;[.AQ18])" office:value-type="string" office:string-value="T/tx_close/95th%" calcext:value-type="string">
            <text:p>T/tx_close/95th%</text:p>
          </table:table-cell>
          <table:table-cell table:style-name="ce5" table:formula="of:=COM.MICROSOFT.CONCAT([.$A19];&quot;/&quot;;[.$AK17];&quot;/&quot;;[.AR18])" office:value-type="string" office:string-value="T/tx_close/98th%" calcext:value-type="string">
            <text:p>T/tx_close/98th%</text:p>
          </table:table-cell>
          <table:table-cell table:style-name="ce5" table:formula="of:=COM.MICROSOFT.CONCAT([.$A19];&quot;/&quot;;[.$AK17];&quot;/&quot;;[.AS18])" office:value-type="string" office:string-value="T/tx_close/max" calcext:value-type="string">
            <text:p>T/tx_close/max</text:p>
          </table:table-cell>
          <table:table-cell table:style-name="ce5" table:formula="of:=COM.MICROSOFT.CONCAT([.$A19];&quot;/&quot;;[.$AK17];&quot;/&quot;;[.AT18])" office:value-type="string" office:string-value="T/tx_close/avg" calcext:value-type="string">
            <text:p>T/tx_close/avg</text:p>
          </table:table-cell>
          <table:table-cell table:style-name="ce5" table:formula="of:=COM.MICROSOFT.CONCAT([.$A19];&quot;/&quot;;[.$AK17];&quot;/&quot;;[.AU18])" office:value-type="string" office:string-value="T/tx_close/sd" calcext:value-type="string">
            <text:p>T/tx_close/sd</text:p>
          </table:table-cell>
          <table:table-cell table:style-name="ce5" table:formula="of:=COM.MICROSOFT.CONCAT([.$A19];&quot;/&quot;;[.$AV17];&quot;/&quot;;[.AV18])" office:value-type="string" office:string-value="T/total/min" calcext:value-type="string">
            <text:p>T/total/min</text:p>
          </table:table-cell>
          <table:table-cell table:style-name="ce5" table:formula="of:=COM.MICROSOFT.CONCAT([.$A19];&quot;/&quot;;[.$AV17];&quot;/&quot;;[.AW18])" office:value-type="string" office:string-value="T/total/25th%" calcext:value-type="string">
            <text:p>T/total/25th%</text:p>
          </table:table-cell>
          <table:table-cell table:style-name="ce5" table:formula="of:=COM.MICROSOFT.CONCAT([.$A19];&quot;/&quot;;[.$AV17];&quot;/&quot;;[.AX18])" office:value-type="string" office:string-value="T/total/50th%" calcext:value-type="string">
            <text:p>T/total/50th%</text:p>
          </table:table-cell>
          <table:table-cell table:style-name="ce5" table:formula="of:=COM.MICROSOFT.CONCAT([.$A19];&quot;/&quot;;[.$AV17];&quot;/&quot;;[.AY18])" office:value-type="string" office:string-value="T/total/75th%" calcext:value-type="string">
            <text:p>T/total/75th%</text:p>
          </table:table-cell>
          <table:table-cell table:style-name="ce5" table:formula="of:=COM.MICROSOFT.CONCAT([.$A19];&quot;/&quot;;[.$AV17];&quot;/&quot;;[.AZ18])" office:value-type="string" office:string-value="T/total/85th%" calcext:value-type="string">
            <text:p>T/total/85th%</text:p>
          </table:table-cell>
          <table:table-cell table:style-name="ce5" table:formula="of:=COM.MICROSOFT.CONCAT([.$A19];&quot;/&quot;;[.$AV17];&quot;/&quot;;[.BA18])" office:value-type="string" office:string-value="T/total/90th%" calcext:value-type="string">
            <text:p>T/total/90th%</text:p>
          </table:table-cell>
          <table:table-cell table:style-name="ce5" table:formula="of:=COM.MICROSOFT.CONCAT([.$A19];&quot;/&quot;;[.$AV17];&quot;/&quot;;[.BB18])" office:value-type="string" office:string-value="T/total/95th%" calcext:value-type="string">
            <text:p>T/total/95th%</text:p>
          </table:table-cell>
          <table:table-cell table:style-name="ce5" table:formula="of:=COM.MICROSOFT.CONCAT([.$A19];&quot;/&quot;;[.$AV17];&quot;/&quot;;[.BC18])" office:value-type="string" office:string-value="T/total/98th%" calcext:value-type="string">
            <text:p>T/total/98th%</text:p>
          </table:table-cell>
          <table:table-cell table:style-name="ce5" table:formula="of:=COM.MICROSOFT.CONCAT([.$A19];&quot;/&quot;;[.$AV17];&quot;/&quot;;[.BD18])" office:value-type="string" office:string-value="T/total/max" calcext:value-type="string">
            <text:p>T/total/max</text:p>
          </table:table-cell>
          <table:table-cell table:style-name="ce5" table:formula="of:=COM.MICROSOFT.CONCAT([.$A19];&quot;/&quot;;[.$AV17];&quot;/&quot;;[.BE18])" office:value-type="string" office:string-value="T/total/avg" calcext:value-type="string">
            <text:p>T/total/avg</text:p>
          </table:table-cell>
          <table:table-cell table:style-name="ce5" table:formula="of:=COM.MICROSOFT.CONCAT([.$A19];&quot;/&quot;;[.$AV17];&quot;/&quot;;[.BF18])" office:value-type="string" office:string-value="T/total/sd" calcext:value-type="string">
            <text:p>T/total/sd</text:p>
          </table:table-cell>
          <table:table-cell table:style-name="ce5" table:formula="of:=COM.MICROSOFT.CONCAT([.$A19];&quot;/&quot;;[.BG18])" office:value-type="string" office:string-value="T/tps" calcext:value-type="string">
            <text:p>T/tps</text:p>
          </table:table-cell>
          <table:table-cell office:value-type="string" calcext:value-type="string">
            <text:p>J</text:p>
          </table:table-cell>
          <table:table-cell table:style-name="ce9" table:formula="of:=[.BI18]" office:value-type="string" office:string-value=" N" calcext:value-type="string">
            <text:p><text:s/>N</text:p>
          </table:table-cell>
          <table:table-cell table:style-name="ce9" table:formula="of:=[.BJ18]" office:value-type="string" office:string-value="samples" calcext:value-type="string">
            <text:p>samples</text:p>
          </table:table-cell>
          <table:table-cell table:style-name="ce9" table:formula="of:=COM.MICROSOFT.CONCAT([.$BH19];&quot;/&quot;;[.$BK17];&quot;/&quot;;[.BK18])" office:value-type="string" office:string-value="J/tx_open/min" calcext:value-type="string">
            <text:p>J/tx_open/min</text:p>
          </table:table-cell>
          <table:table-cell table:style-name="ce9" table:formula="of:=COM.MICROSOFT.CONCAT([.$BH19];&quot;/&quot;;[.$BK17];&quot;/&quot;;[.BL18])" office:value-type="string" office:string-value="J/tx_open/25th%" calcext:value-type="string">
            <text:p>J/tx_open/25th%</text:p>
          </table:table-cell>
          <table:table-cell table:style-name="ce9" table:formula="of:=COM.MICROSOFT.CONCAT([.$BH19];&quot;/&quot;;[.$BK17];&quot;/&quot;;[.BM18])" office:value-type="string" office:string-value="J/tx_open/50th%" calcext:value-type="string">
            <text:p>J/tx_open/50th%</text:p>
          </table:table-cell>
          <table:table-cell table:style-name="ce9" table:formula="of:=COM.MICROSOFT.CONCAT([.$BH19];&quot;/&quot;;[.$BK17];&quot;/&quot;;[.BN18])" office:value-type="string" office:string-value="J/tx_open/75th%" calcext:value-type="string">
            <text:p>J/tx_open/75th%</text:p>
          </table:table-cell>
          <table:table-cell table:style-name="ce9" table:formula="of:=COM.MICROSOFT.CONCAT([.$BH19];&quot;/&quot;;[.$BK17];&quot;/&quot;;[.BO18])" office:value-type="string" office:string-value="J/tx_open/85th%" calcext:value-type="string">
            <text:p>J/tx_open/85th%</text:p>
          </table:table-cell>
          <table:table-cell table:style-name="ce9" table:formula="of:=COM.MICROSOFT.CONCAT([.$BH19];&quot;/&quot;;[.$BK17];&quot;/&quot;;[.BP18])" office:value-type="string" office:string-value="J/tx_open/90th%" calcext:value-type="string">
            <text:p>J/tx_open/90th%</text:p>
          </table:table-cell>
          <table:table-cell table:style-name="ce9" table:formula="of:=COM.MICROSOFT.CONCAT([.$BH19];&quot;/&quot;;[.$BK17];&quot;/&quot;;[.BQ18])" office:value-type="string" office:string-value="J/tx_open/95th%" calcext:value-type="string">
            <text:p>J/tx_open/95th%</text:p>
          </table:table-cell>
          <table:table-cell table:style-name="ce9" table:formula="of:=COM.MICROSOFT.CONCAT([.$BH19];&quot;/&quot;;[.$BK17];&quot;/&quot;;[.BR18])" office:value-type="string" office:string-value="J/tx_open/98th%" calcext:value-type="string">
            <text:p>J/tx_open/98th%</text:p>
          </table:table-cell>
          <table:table-cell table:style-name="ce9" table:formula="of:=COM.MICROSOFT.CONCAT([.$BH19];&quot;/&quot;;[.$BK17];&quot;/&quot;;[.BS18])" office:value-type="string" office:string-value="J/tx_open/max" calcext:value-type="string">
            <text:p>J/tx_open/max</text:p>
          </table:table-cell>
          <table:table-cell table:style-name="ce9" table:formula="of:=COM.MICROSOFT.CONCAT([.$BH19];&quot;/&quot;;[.$BK17];&quot;/&quot;;[.BT18])" office:value-type="string" office:string-value="J/tx_open/avg" calcext:value-type="string">
            <text:p>J/tx_open/avg</text:p>
          </table:table-cell>
          <table:table-cell table:style-name="ce9" table:formula="of:=COM.MICROSOFT.CONCAT([.$BH19];&quot;/&quot;;[.$BK17];&quot;/&quot;;[.BU18])" office:value-type="string" office:string-value="J/tx_open/sd" calcext:value-type="string">
            <text:p>J/tx_open/sd</text:p>
          </table:table-cell>
          <table:table-cell table:style-name="ce9" table:formula="of:=COM.MICROSOFT.CONCAT([.$BH19];&quot;/&quot;;[.$BV17];&quot;/&quot;;[.BV18])" office:value-type="string" office:string-value="J/tx_begin/min" calcext:value-type="string">
            <text:p>J/tx_begin/min</text:p>
          </table:table-cell>
          <table:table-cell table:style-name="ce9" table:formula="of:=COM.MICROSOFT.CONCAT([.$BH19];&quot;/&quot;;[.$BV17];&quot;/&quot;;[.BW18])" office:value-type="string" office:string-value="J/tx_begin/25th%" calcext:value-type="string">
            <text:p>J/tx_begin/25th%</text:p>
          </table:table-cell>
          <table:table-cell table:style-name="ce9" table:formula="of:=COM.MICROSOFT.CONCAT([.$BH19];&quot;/&quot;;[.$BV17];&quot;/&quot;;[.BX18])" office:value-type="string" office:string-value="J/tx_begin/50th%" calcext:value-type="string">
            <text:p>J/tx_begin/50th%</text:p>
          </table:table-cell>
          <table:table-cell table:style-name="ce9" table:formula="of:=COM.MICROSOFT.CONCAT([.$BH19];&quot;/&quot;;[.$BV17];&quot;/&quot;;[.BY18])" office:value-type="string" office:string-value="J/tx_begin/75th%" calcext:value-type="string">
            <text:p>J/tx_begin/75th%</text:p>
          </table:table-cell>
          <table:table-cell table:style-name="ce9" table:formula="of:=COM.MICROSOFT.CONCAT([.$BH19];&quot;/&quot;;[.$BV17];&quot;/&quot;;[.BZ18])" office:value-type="string" office:string-value="J/tx_begin/85th%" calcext:value-type="string">
            <text:p>J/tx_begin/85th%</text:p>
          </table:table-cell>
          <table:table-cell table:style-name="ce9" table:formula="of:=COM.MICROSOFT.CONCAT([.$BH19];&quot;/&quot;;[.$BV17];&quot;/&quot;;[.CA18])" office:value-type="string" office:string-value="J/tx_begin/90th%" calcext:value-type="string">
            <text:p>J/tx_begin/90th%</text:p>
          </table:table-cell>
          <table:table-cell table:style-name="ce9" table:formula="of:=COM.MICROSOFT.CONCAT([.$BH19];&quot;/&quot;;[.$BV17];&quot;/&quot;;[.CB18])" office:value-type="string" office:string-value="J/tx_begin/95th%" calcext:value-type="string">
            <text:p>J/tx_begin/95th%</text:p>
          </table:table-cell>
          <table:table-cell table:style-name="ce9" table:formula="of:=COM.MICROSOFT.CONCAT([.$BH19];&quot;/&quot;;[.$BV17];&quot;/&quot;;[.CC18])" office:value-type="string" office:string-value="J/tx_begin/98th%" calcext:value-type="string">
            <text:p>J/tx_begin/98th%</text:p>
          </table:table-cell>
          <table:table-cell table:style-name="ce9" table:formula="of:=COM.MICROSOFT.CONCAT([.$BH19];&quot;/&quot;;[.$BV17];&quot;/&quot;;[.CD18])" office:value-type="string" office:string-value="J/tx_begin/max" calcext:value-type="string">
            <text:p>J/tx_begin/max</text:p>
          </table:table-cell>
          <table:table-cell table:style-name="ce9" table:formula="of:=COM.MICROSOFT.CONCAT([.$BH19];&quot;/&quot;;[.$BV17];&quot;/&quot;;[.CE18])" office:value-type="string" office:string-value="J/tx_begin/avg" calcext:value-type="string">
            <text:p>J/tx_begin/avg</text:p>
          </table:table-cell>
          <table:table-cell table:style-name="ce9" table:formula="of:=COM.MICROSOFT.CONCAT([.$BH19];&quot;/&quot;;[.$BV17];&quot;/&quot;;[.CF18])" office:value-type="string" office:string-value="J/tx_begin/sd" calcext:value-type="string">
            <text:p>J/tx_begin/sd</text:p>
          </table:table-cell>
          <table:table-cell table:style-name="ce9" table:formula="of:=COM.MICROSOFT.CONCAT([.$BH19];&quot;/&quot;;[.$CG17];&quot;/&quot;;[.CG18])" office:value-type="string" office:string-value="J/tx_commit/min" calcext:value-type="string">
            <text:p>J/tx_commit/min</text:p>
          </table:table-cell>
          <table:table-cell table:style-name="ce9" table:formula="of:=COM.MICROSOFT.CONCAT([.$BH19];&quot;/&quot;;[.$CG17];&quot;/&quot;;[.CH18])" office:value-type="string" office:string-value="J/tx_commit/25th%" calcext:value-type="string">
            <text:p>J/tx_commit/25th%</text:p>
          </table:table-cell>
          <table:table-cell table:style-name="ce9" table:formula="of:=COM.MICROSOFT.CONCAT([.$BH19];&quot;/&quot;;[.$CG17];&quot;/&quot;;[.CI18])" office:value-type="string" office:string-value="J/tx_commit/50th%" calcext:value-type="string">
            <text:p>J/tx_commit/50th%</text:p>
          </table:table-cell>
          <table:table-cell table:style-name="ce9" table:formula="of:=COM.MICROSOFT.CONCAT([.$BH19];&quot;/&quot;;[.$CG17];&quot;/&quot;;[.CJ18])" office:value-type="string" office:string-value="J/tx_commit/75th%" calcext:value-type="string">
            <text:p>J/tx_commit/75th%</text:p>
          </table:table-cell>
          <table:table-cell table:style-name="ce9" table:formula="of:=COM.MICROSOFT.CONCAT([.$BH19];&quot;/&quot;;[.$CG17];&quot;/&quot;;[.CK18])" office:value-type="string" office:string-value="J/tx_commit/85th%" calcext:value-type="string">
            <text:p>J/tx_commit/85th%</text:p>
          </table:table-cell>
          <table:table-cell table:style-name="ce9" table:formula="of:=COM.MICROSOFT.CONCAT([.$BH19];&quot;/&quot;;[.$CG17];&quot;/&quot;;[.CL18])" office:value-type="string" office:string-value="J/tx_commit/90th%" calcext:value-type="string">
            <text:p>J/tx_commit/90th%</text:p>
          </table:table-cell>
          <table:table-cell table:style-name="ce9" table:formula="of:=COM.MICROSOFT.CONCAT([.$BH19];&quot;/&quot;;[.$CG17];&quot;/&quot;;[.CM18])" office:value-type="string" office:string-value="J/tx_commit/95th%" calcext:value-type="string">
            <text:p>J/tx_commit/95th%</text:p>
          </table:table-cell>
          <table:table-cell table:style-name="ce9" table:formula="of:=COM.MICROSOFT.CONCAT([.$BH19];&quot;/&quot;;[.$CG17];&quot;/&quot;;[.CN18])" office:value-type="string" office:string-value="J/tx_commit/98th%" calcext:value-type="string">
            <text:p>J/tx_commit/98th%</text:p>
          </table:table-cell>
          <table:table-cell table:style-name="ce9" table:formula="of:=COM.MICROSOFT.CONCAT([.$BH19];&quot;/&quot;;[.$CG17];&quot;/&quot;;[.CO18])" office:value-type="string" office:string-value="J/tx_commit/max" calcext:value-type="string">
            <text:p>J/tx_commit/max</text:p>
          </table:table-cell>
          <table:table-cell table:style-name="ce9" table:formula="of:=COM.MICROSOFT.CONCAT([.$BH19];&quot;/&quot;;[.$CG17];&quot;/&quot;;[.CP18])" office:value-type="string" office:string-value="J/tx_commit/avg" calcext:value-type="string">
            <text:p>J/tx_commit/avg</text:p>
          </table:table-cell>
          <table:table-cell table:style-name="ce9" table:formula="of:=COM.MICROSOFT.CONCAT([.$BH19];&quot;/&quot;;[.$CG17];&quot;/&quot;;[.CQ18])" office:value-type="string" office:string-value="J/tx_commit/sd" calcext:value-type="string">
            <text:p>J/tx_commit/sd</text:p>
          </table:table-cell>
          <table:table-cell table:style-name="ce9" table:formula="of:=COM.MICROSOFT.CONCAT([.$BH19];&quot;/&quot;;[.$CR17];&quot;/&quot;;[.CR18])" office:value-type="string" office:string-value="J/tx_close/min" calcext:value-type="string">
            <text:p>J/tx_close/min</text:p>
          </table:table-cell>
          <table:table-cell table:style-name="ce9" table:formula="of:=COM.MICROSOFT.CONCAT([.$BH19];&quot;/&quot;;[.$CR17];&quot;/&quot;;[.CS18])" office:value-type="string" office:string-value="J/tx_close/25th%" calcext:value-type="string">
            <text:p>J/tx_close/25th%</text:p>
          </table:table-cell>
          <table:table-cell table:style-name="ce9" table:formula="of:=COM.MICROSOFT.CONCAT([.$BH19];&quot;/&quot;;[.$CR17];&quot;/&quot;;[.CT18])" office:value-type="string" office:string-value="J/tx_close/50th%" calcext:value-type="string">
            <text:p>J/tx_close/50th%</text:p>
          </table:table-cell>
          <table:table-cell table:style-name="ce9" table:formula="of:=COM.MICROSOFT.CONCAT([.$BH19];&quot;/&quot;;[.$CR17];&quot;/&quot;;[.CU18])" office:value-type="string" office:string-value="J/tx_close/75th%" calcext:value-type="string">
            <text:p>J/tx_close/75th%</text:p>
          </table:table-cell>
          <table:table-cell table:style-name="ce9" table:formula="of:=COM.MICROSOFT.CONCAT([.$BH19];&quot;/&quot;;[.$CR17];&quot;/&quot;;[.CV18])" office:value-type="string" office:string-value="J/tx_close/85th%" calcext:value-type="string">
            <text:p>J/tx_close/85th%</text:p>
          </table:table-cell>
          <table:table-cell table:style-name="ce9" table:formula="of:=COM.MICROSOFT.CONCAT([.$BH19];&quot;/&quot;;[.$CR17];&quot;/&quot;;[.CW18])" office:value-type="string" office:string-value="J/tx_close/90th%" calcext:value-type="string">
            <text:p>J/tx_close/90th%</text:p>
          </table:table-cell>
          <table:table-cell table:style-name="ce9" table:formula="of:=COM.MICROSOFT.CONCAT([.$BH19];&quot;/&quot;;[.$CR17];&quot;/&quot;;[.CX18])" office:value-type="string" office:string-value="J/tx_close/95th%" calcext:value-type="string">
            <text:p>J/tx_close/95th%</text:p>
          </table:table-cell>
          <table:table-cell table:style-name="ce9" table:formula="of:=COM.MICROSOFT.CONCAT([.$BH19];&quot;/&quot;;[.$CR17];&quot;/&quot;;[.CY18])" office:value-type="string" office:string-value="J/tx_close/98th%" calcext:value-type="string">
            <text:p>J/tx_close/98th%</text:p>
          </table:table-cell>
          <table:table-cell table:style-name="ce9" table:formula="of:=COM.MICROSOFT.CONCAT([.$BH19];&quot;/&quot;;[.$CR17];&quot;/&quot;;[.CZ18])" office:value-type="string" office:string-value="J/tx_close/max" calcext:value-type="string">
            <text:p>J/tx_close/max</text:p>
          </table:table-cell>
          <table:table-cell table:style-name="ce9" table:formula="of:=COM.MICROSOFT.CONCAT([.$BH19];&quot;/&quot;;[.$CR17];&quot;/&quot;;[.DA18])" office:value-type="string" office:string-value="J/tx_close/avg" calcext:value-type="string">
            <text:p>J/tx_close/avg</text:p>
          </table:table-cell>
          <table:table-cell table:style-name="ce9" table:formula="of:=COM.MICROSOFT.CONCAT([.$BH19];&quot;/&quot;;[.$CR17];&quot;/&quot;;[.DB18])" office:value-type="string" office:string-value="J/tx_close/sd" calcext:value-type="string">
            <text:p>J/tx_close/sd</text:p>
          </table:table-cell>
          <table:table-cell table:style-name="ce9" table:formula="of:=COM.MICROSOFT.CONCAT([.$BH19];&quot;/&quot;;[.$DC17];&quot;/&quot;;[.DC18])" office:value-type="string" office:string-value="J/total/min" calcext:value-type="string">
            <text:p>J/total/min</text:p>
          </table:table-cell>
          <table:table-cell table:style-name="ce9" table:formula="of:=COM.MICROSOFT.CONCAT([.$BH19];&quot;/&quot;;[.$DC17];&quot;/&quot;;[.DD18])" office:value-type="string" office:string-value="J/total/25th%" calcext:value-type="string">
            <text:p>J/total/25th%</text:p>
          </table:table-cell>
          <table:table-cell table:style-name="ce9" table:formula="of:=COM.MICROSOFT.CONCAT([.$BH19];&quot;/&quot;;[.$DC17];&quot;/&quot;;[.DE18])" office:value-type="string" office:string-value="J/total/50th%" calcext:value-type="string">
            <text:p>J/total/50th%</text:p>
          </table:table-cell>
          <table:table-cell table:style-name="ce9" table:formula="of:=COM.MICROSOFT.CONCAT([.$BH19];&quot;/&quot;;[.$DC17];&quot;/&quot;;[.DF18])" office:value-type="string" office:string-value="J/total/75th%" calcext:value-type="string">
            <text:p>J/total/75th%</text:p>
          </table:table-cell>
          <table:table-cell table:style-name="ce9" table:formula="of:=COM.MICROSOFT.CONCAT([.$BH19];&quot;/&quot;;[.$DC17];&quot;/&quot;;[.DG18])" office:value-type="string" office:string-value="J/total/85th%" calcext:value-type="string">
            <text:p>J/total/85th%</text:p>
          </table:table-cell>
          <table:table-cell table:style-name="ce9" table:formula="of:=COM.MICROSOFT.CONCAT([.$BH19];&quot;/&quot;;[.$DC17];&quot;/&quot;;[.DH18])" office:value-type="string" office:string-value="J/total/90th%" calcext:value-type="string">
            <text:p>J/total/90th%</text:p>
          </table:table-cell>
          <table:table-cell table:style-name="ce9" table:formula="of:=COM.MICROSOFT.CONCAT([.$BH19];&quot;/&quot;;[.$DC17];&quot;/&quot;;[.DI18])" office:value-type="string" office:string-value="J/total/95th%" calcext:value-type="string">
            <text:p>J/total/95th%</text:p>
          </table:table-cell>
          <table:table-cell table:style-name="ce9" table:formula="of:=COM.MICROSOFT.CONCAT([.$BH19];&quot;/&quot;;[.$DC17];&quot;/&quot;;[.DJ18])" office:value-type="string" office:string-value="J/total/98th%" calcext:value-type="string">
            <text:p>J/total/98th%</text:p>
          </table:table-cell>
          <table:table-cell table:style-name="ce9" table:formula="of:=COM.MICROSOFT.CONCAT([.$BH19];&quot;/&quot;;[.$DC17];&quot;/&quot;;[.DK18])" office:value-type="string" office:string-value="J/total/max" calcext:value-type="string">
            <text:p>J/total/max</text:p>
          </table:table-cell>
          <table:table-cell table:style-name="ce9" table:formula="of:=COM.MICROSOFT.CONCAT([.$BH19];&quot;/&quot;;[.$DC17];&quot;/&quot;;[.DL18])" office:value-type="string" office:string-value="J/total/avg" calcext:value-type="string">
            <text:p>J/total/avg</text:p>
          </table:table-cell>
          <table:table-cell table:style-name="ce9" table:formula="of:=COM.MICROSOFT.CONCAT([.$BH19];&quot;/&quot;;[.$DC17];&quot;/&quot;;[.DM18])" office:value-type="string" office:string-value="J/total/sd" calcext:value-type="string">
            <text:p>J/total/sd</text:p>
          </table:table-cell>
          <table:table-cell table:style-name="ce9" table:formula="of:=COM.MICROSOFT.CONCAT([.$BH19];&quot;/&quot;;[.DN18])" office:value-type="string" office:string-value="J/tps" calcext:value-type="string">
            <text:p>J/tps</text:p>
          </table:table-cell>
          <table:table-cell table:style-name="ce1" table:number-columns-repeated="906"/>
        </table:table-row>
        <table:table-row table:style-name="ro2">
          <table:table-cell table:style-name="ce6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85" calcext:value-type="float">
            <text:p>0.785</text:p>
          </table:table-cell>
          <table:table-cell office:value-type="float" office:value="1.205" calcext:value-type="float">
            <text:p>1.205</text:p>
          </table:table-cell>
          <table:table-cell office:value-type="float" office:value="1.53" calcext:value-type="float">
            <text:p>1.53</text:p>
          </table:table-cell>
          <table:table-cell office:value-type="float" office:value="3.426" calcext:value-type="float">
            <text:p>3.426</text:p>
          </table:table-cell>
          <table:table-cell office:value-type="float" office:value="4.411" calcext:value-type="float">
            <text:p>4.411</text:p>
          </table:table-cell>
          <table:table-cell office:value-type="float" office:value="4.726" calcext:value-type="float">
            <text:p>4.726</text:p>
          </table:table-cell>
          <table:table-cell office:value-type="float" office:value="5.176" calcext:value-type="float">
            <text:p>5.176</text:p>
          </table:table-cell>
          <table:table-cell office:value-type="float" office:value="6.289" calcext:value-type="float">
            <text:p>6.289</text:p>
          </table:table-cell>
          <table:table-cell office:value-type="float" office:value="106.957" calcext:value-type="float">
            <text:p>106.957</text:p>
          </table:table-cell>
          <table:table-cell office:value-type="float" office:value="2.379" calcext:value-type="float">
            <text:p>2.379</text:p>
          </table:table-cell>
          <table:table-cell office:value-type="float" office:value="1.889" calcext:value-type="float">
            <text:p>1.889</text:p>
          </table:table-cell>
          <table:table-cell office:value-type="float" office:value="0.355" calcext:value-type="float">
            <text:p>0.355</text:p>
          </table:table-cell>
          <table:table-cell office:value-type="float" office:value="0.514" calcext:value-type="float">
            <text:p>0.514</text:p>
          </table:table-cell>
          <table:table-cell office:value-type="float" office:value="0.64" calcext:value-type="float">
            <text:p>0.64</text:p>
          </table:table-cell>
          <table:table-cell office:value-type="float" office:value="1.22" calcext:value-type="float">
            <text:p>1.22</text:p>
          </table:table-cell>
          <table:table-cell office:value-type="float" office:value="3.452" calcext:value-type="float">
            <text:p>3.452</text:p>
          </table:table-cell>
          <table:table-cell office:value-type="float" office:value="3.882" calcext:value-type="float">
            <text:p>3.882</text:p>
          </table:table-cell>
          <table:table-cell office:value-type="float" office:value="4.302" calcext:value-type="float">
            <text:p>4.302</text:p>
          </table:table-cell>
          <table:table-cell office:value-type="float" office:value="5.249" calcext:value-type="float">
            <text:p>5.249</text:p>
          </table:table-cell>
          <table:table-cell office:value-type="float" office:value="13.605" calcext:value-type="float">
            <text:p>13.605</text:p>
          </table:table-cell>
          <table:table-cell office:value-type="float" office:value="1.383" calcext:value-type="float">
            <text:p>1.383</text:p>
          </table:table-cell>
          <table:table-cell office:value-type="float" office:value="1.461" calcext:value-type="float">
            <text:p>1.461</text:p>
          </table:table-cell>
          <table:table-cell office:value-type="float" office:value="0.702" calcext:value-type="float">
            <text:p>0.702</text:p>
          </table:table-cell>
          <table:table-cell office:value-type="float" office:value="1.076" calcext:value-type="float">
            <text:p>1.076</text:p>
          </table:table-cell>
          <table:table-cell office:value-type="float" office:value="1.397" calcext:value-type="float">
            <text:p>1.397</text:p>
          </table:table-cell>
          <table:table-cell office:value-type="float" office:value="3.847" calcext:value-type="float">
            <text:p>3.847</text:p>
          </table:table-cell>
          <table:table-cell office:value-type="float" office:value="4.518" calcext:value-type="float">
            <text:p>4.518</text:p>
          </table:table-cell>
          <table:table-cell office:value-type="float" office:value="4.84" calcext:value-type="float">
            <text:p>4.84</text:p>
          </table:table-cell>
          <table:table-cell office:value-type="float" office:value="5.672" calcext:value-type="float">
            <text:p>5.672</text:p>
          </table:table-cell>
          <table:table-cell office:value-type="float" office:value="6.999" calcext:value-type="float">
            <text:p>6.999</text:p>
          </table:table-cell>
          <table:table-cell office:value-type="float" office:value="29.118" calcext:value-type="float">
            <text:p>29.118</text:p>
          </table:table-cell>
          <table:table-cell office:value-type="float" office:value="2.427" calcext:value-type="float">
            <text:p>2.427</text:p>
          </table:table-cell>
          <table:table-cell office:value-type="float" office:value="1.934" calcext:value-type="float">
            <text:p>1.934</text:p>
          </table:table-cell>
          <table:table-cell office:value-type="float" office:value="0.261" calcext:value-type="float">
            <text:p>0.26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71" calcext:value-type="float">
            <text:p>0.571</text:p>
          </table:table-cell>
          <table:table-cell office:value-type="float" office:value="2.911" calcext:value-type="float">
            <text:p>2.911</text:p>
          </table:table-cell>
          <table:table-cell office:value-type="float" office:value="3.622" calcext:value-type="float">
            <text:p>3.622</text:p>
          </table:table-cell>
          <table:table-cell office:value-type="float" office:value="3.895" calcext:value-type="float">
            <text:p>3.895</text:p>
          </table:table-cell>
          <table:table-cell office:value-type="float" office:value="4.34" calcext:value-type="float">
            <text:p>4.34</text:p>
          </table:table-cell>
          <table:table-cell office:value-type="float" office:value="5.365" calcext:value-type="float">
            <text:p>5.365</text:p>
          </table:table-cell>
          <table:table-cell office:value-type="float" office:value="16.696" calcext:value-type="float">
            <text:p>16.696</text:p>
          </table:table-cell>
          <table:table-cell office:value-type="float" office:value="1.534" calcext:value-type="float">
            <text:p>1.534</text:p>
          </table:table-cell>
          <table:table-cell office:value-type="float" office:value="1.616" calcext:value-type="float">
            <text:p>1.616</text:p>
          </table:table-cell>
          <table:table-cell office:value-type="float" office:value="2.601" calcext:value-type="float">
            <text:p>2.601</text:p>
          </table:table-cell>
          <table:table-cell office:value-type="float" office:value="5.729" calcext:value-type="float">
            <text:p>5.729</text:p>
          </table:table-cell>
          <table:table-cell office:value-type="float" office:value="7.264" calcext:value-type="float">
            <text:p>7.264</text:p>
          </table:table-cell>
          <table:table-cell office:value-type="float" office:value="9.504" calcext:value-type="float">
            <text:p>9.504</text:p>
          </table:table-cell>
          <table:table-cell office:value-type="float" office:value="10.576" calcext:value-type="float">
            <text:p>10.576</text:p>
          </table:table-cell>
          <table:table-cell office:value-type="float" office:value="11.405" calcext:value-type="float">
            <text:p>11.405</text:p>
          </table:table-cell>
          <table:table-cell office:value-type="float" office:value="12.831" calcext:value-type="float">
            <text:p>12.831</text:p>
          </table:table-cell>
          <table:table-cell office:value-type="float" office:value="14.944" calcext:value-type="float">
            <text:p>14.944</text:p>
          </table:table-cell>
          <table:table-cell office:value-type="float" office:value="113.368" calcext:value-type="float">
            <text:p>113.368</text:p>
          </table:table-cell>
          <table:table-cell office:value-type="float" office:value="7.723" calcext:value-type="float">
            <text:p>7.723</text:p>
          </table:table-cell>
          <table:table-cell office:value-type="float" office:value="3.234" calcext:value-type="float">
            <text:p>3.234</text:p>
          </table:table-cell>
          <table:table-cell office:value-type="float" office:value="443.766" calcext:value-type="float">
            <text:p>443.766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808" calcext:value-type="float">
            <text:p>0.808</text:p>
          </table:table-cell>
          <table:table-cell office:value-type="float" office:value="1.144" calcext:value-type="float">
            <text:p>1.144</text:p>
          </table:table-cell>
          <table:table-cell office:value-type="float" office:value="1.264" calcext:value-type="float">
            <text:p>1.264</text:p>
          </table:table-cell>
          <table:table-cell office:value-type="float" office:value="1.435" calcext:value-type="float">
            <text:p>1.435</text:p>
          </table:table-cell>
          <table:table-cell office:value-type="float" office:value="1.55" calcext:value-type="float">
            <text:p>1.55</text:p>
          </table:table-cell>
          <table:table-cell office:value-type="float" office:value="1.641" calcext:value-type="float">
            <text:p>1.641</text:p>
          </table:table-cell>
          <table:table-cell office:value-type="float" office:value="1.821" calcext:value-type="float">
            <text:p>1.821</text:p>
          </table:table-cell>
          <table:table-cell office:value-type="float" office:value="2.149" calcext:value-type="float">
            <text:p>2.149</text:p>
          </table:table-cell>
          <table:table-cell office:value-type="float" office:value="100.05" calcext:value-type="float">
            <text:p>100.05</text:p>
          </table:table-cell>
          <table:table-cell office:value-type="float" office:value="1.412" calcext:value-type="float">
            <text:p>1.412</text:p>
          </table:table-cell>
          <table:table-cell office:value-type="float" office:value="2.198" calcext:value-type="float">
            <text:p>2.198</text:p>
          </table:table-cell>
          <table:table-cell office:value-type="float" office:value="0.371" calcext:value-type="float">
            <text:p>0.371</text:p>
          </table:table-cell>
          <table:table-cell office:value-type="float" office:value="0.506" calcext:value-type="float">
            <text:p>0.506</text:p>
          </table:table-cell>
          <table:table-cell office:value-type="float" office:value="0.589" calcext:value-type="float">
            <text:p>0.589</text:p>
          </table:table-cell>
          <table:table-cell office:value-type="float" office:value="0.719" calcext:value-type="float">
            <text:p>0.719</text:p>
          </table:table-cell>
          <table:table-cell office:value-type="float" office:value="0.815" calcext:value-type="float">
            <text:p>0.815</text:p>
          </table:table-cell>
          <table:table-cell office:value-type="float" office:value="0.895" calcext:value-type="float">
            <text:p>0.895</text:p>
          </table:table-cell>
          <table:table-cell office:value-type="float" office:value="1.03" calcext:value-type="float">
            <text:p>1.03</text:p>
          </table:table-cell>
          <table:table-cell office:value-type="float" office:value="1.255" calcext:value-type="float">
            <text:p>1.255</text:p>
          </table:table-cell>
          <table:table-cell office:value-type="float" office:value="44.757" calcext:value-type="float">
            <text:p>44.757</text:p>
          </table:table-cell>
          <table:table-cell office:value-type="float" office:value="0.67" calcext:value-type="float">
            <text:p>0.67</text:p>
          </table:table-cell>
          <table:table-cell office:value-type="float" office:value="0.63" calcext:value-type="float">
            <text:p>0.63</text:p>
          </table:table-cell>
          <table:table-cell office:value-type="float" office:value="0.768" calcext:value-type="float">
            <text:p>0.768</text:p>
          </table:table-cell>
          <table:table-cell office:value-type="float" office:value="1.005" calcext:value-type="float">
            <text:p>1.005</text:p>
          </table:table-cell>
          <table:table-cell office:value-type="float" office:value="1.128" calcext:value-type="float">
            <text:p>1.128</text:p>
          </table:table-cell>
          <table:table-cell office:value-type="float" office:value="1.309" calcext:value-type="float">
            <text:p>1.309</text:p>
          </table:table-cell>
          <table:table-cell office:value-type="float" office:value="1.432" calcext:value-type="float">
            <text:p>1.432</text:p>
          </table:table-cell>
          <table:table-cell office:value-type="float" office:value="1.546" calcext:value-type="float">
            <text:p>1.546</text:p>
          </table:table-cell>
          <table:table-cell office:value-type="float" office:value="1.761" calcext:value-type="float">
            <text:p>1.761</text:p>
          </table:table-cell>
          <table:table-cell office:value-type="float" office:value="2.303" calcext:value-type="float">
            <text:p>2.303</text:p>
          </table:table-cell>
          <table:table-cell office:value-type="float" office:value="131.471" calcext:value-type="float">
            <text:p>131.471</text:p>
          </table:table-cell>
          <table:table-cell office:value-type="float" office:value="1.36" calcext:value-type="float">
            <text:p>1.36</text:p>
          </table:table-cell>
          <table:table-cell office:value-type="float" office:value="3.319" calcext:value-type="float">
            <text:p>3.319</text:p>
          </table:table-cell>
          <table:table-cell office:value-type="float" office:value="0.317" calcext:value-type="float">
            <text:p>0.317</text:p>
          </table:table-cell>
          <table:table-cell office:value-type="float" office:value="0.444" calcext:value-type="float">
            <text:p>0.444</text:p>
          </table:table-cell>
          <table:table-cell office:value-type="float" office:value="0.518" calcext:value-type="float">
            <text:p>0.518</text:p>
          </table:table-cell>
          <table:table-cell office:value-type="float" office:value="0.636" calcext:value-type="float">
            <text:p>0.636</text:p>
          </table:table-cell>
          <table:table-cell office:value-type="float" office:value="0.732" calcext:value-type="float">
            <text:p>0.732</text:p>
          </table:table-cell>
          <table:table-cell office:value-type="float" office:value="0.81" calcext:value-type="float">
            <text:p>0.81</text:p>
          </table:table-cell>
          <table:table-cell office:value-type="float" office:value="0.949" calcext:value-type="float">
            <text:p>0.949</text:p>
          </table:table-cell>
          <table:table-cell office:value-type="float" office:value="1.181" calcext:value-type="float">
            <text:p>1.181</text:p>
          </table:table-cell>
          <table:table-cell office:value-type="float" office:value="117.956" calcext:value-type="float">
            <text:p>117.956</text:p>
          </table:table-cell>
          <table:table-cell office:value-type="float" office:value="0.663" calcext:value-type="float">
            <text:p>0.663</text:p>
          </table:table-cell>
          <table:table-cell office:value-type="float" office:value="2.309" calcext:value-type="float">
            <text:p>2.309</text:p>
          </table:table-cell>
          <table:table-cell office:value-type="float" office:value="2.579" calcext:value-type="float">
            <text:p>2.579</text:p>
          </table:table-cell>
          <table:table-cell office:value-type="float" office:value="3.37" calcext:value-type="float">
            <text:p>3.37</text:p>
          </table:table-cell>
          <table:table-cell office:value-type="float" office:value="3.644" calcext:value-type="float">
            <text:p>3.644</text:p>
          </table:table-cell>
          <table:table-cell office:value-type="float" office:value="4.007" calcext:value-type="float">
            <text:p>4.007</text:p>
          </table:table-cell>
          <table:table-cell office:value-type="float" office:value="4.258" calcext:value-type="float">
            <text:p>4.258</text:p>
          </table:table-cell>
          <table:table-cell office:value-type="float" office:value="4.468" calcext:value-type="float">
            <text:p>4.468</text:p>
          </table:table-cell>
          <table:table-cell office:value-type="float" office:value="5.039" calcext:value-type="float">
            <text:p>5.039</text:p>
          </table:table-cell>
          <table:table-cell office:value-type="float" office:value="7.7" calcext:value-type="float">
            <text:p>7.7</text:p>
          </table:table-cell>
          <table:table-cell office:value-type="float" office:value="135.713" calcext:value-type="float">
            <text:p>135.713</text:p>
          </table:table-cell>
          <table:table-cell office:value-type="float" office:value="4.106" calcext:value-type="float">
            <text:p>4.106</text:p>
          </table:table-cell>
          <table:table-cell office:value-type="float" office:value="5.076" calcext:value-type="float">
            <text:p>5.076</text:p>
          </table:table-cell>
          <table:table-cell office:value-type="float" office:value="536.528" calcext:value-type="float">
            <text:p>536.528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765" calcext:value-type="float">
            <text:p>0.765</text:p>
          </table:table-cell>
          <table:table-cell office:value-type="float" office:value="1.239" calcext:value-type="float">
            <text:p>1.239</text:p>
          </table:table-cell>
          <table:table-cell office:value-type="float" office:value="2.004" calcext:value-type="float">
            <text:p>2.004</text:p>
          </table:table-cell>
          <table:table-cell office:value-type="float" office:value="3.716" calcext:value-type="float">
            <text:p>3.716</text:p>
          </table:table-cell>
          <table:table-cell office:value-type="float" office:value="4.643" calcext:value-type="float">
            <text:p>4.643</text:p>
          </table:table-cell>
          <table:table-cell office:value-type="float" office:value="5.094" calcext:value-type="float">
            <text:p>5.094</text:p>
          </table:table-cell>
          <table:table-cell office:value-type="float" office:value="6.105" calcext:value-type="float">
            <text:p>6.105</text:p>
          </table:table-cell>
          <table:table-cell office:value-type="float" office:value="7.571" calcext:value-type="float">
            <text:p>7.571</text:p>
          </table:table-cell>
          <table:table-cell office:value-type="float" office:value="675.276" calcext:value-type="float">
            <text:p>675.276</text:p>
          </table:table-cell>
          <table:table-cell office:value-type="float" office:value="2.823" calcext:value-type="float">
            <text:p>2.823</text:p>
          </table:table-cell>
          <table:table-cell office:value-type="float" office:value="8.93" calcext:value-type="float">
            <text:p>8.93</text:p>
          </table:table-cell>
          <table:table-cell office:value-type="float" office:value="0.35" calcext:value-type="float">
            <text:p>0.35</text:p>
          </table:table-cell>
          <table:table-cell office:value-type="float" office:value="0.546" calcext:value-type="float">
            <text:p>0.546</text:p>
          </table:table-cell>
          <table:table-cell office:value-type="float" office:value="0.688" calcext:value-type="float">
            <text:p>0.688</text:p>
          </table:table-cell>
          <table:table-cell office:value-type="float" office:value="1.211" calcext:value-type="float">
            <text:p>1.211</text:p>
          </table:table-cell>
          <table:table-cell office:value-type="float" office:value="3.58" calcext:value-type="float">
            <text:p>3.58</text:p>
          </table:table-cell>
          <table:table-cell office:value-type="float" office:value="4.063" calcext:value-type="float">
            <text:p>4.063</text:p>
          </table:table-cell>
          <table:table-cell office:value-type="float" office:value="4.945" calcext:value-type="float">
            <text:p>4.945</text:p>
          </table:table-cell>
          <table:table-cell office:value-type="float" office:value="6.318" calcext:value-type="float">
            <text:p>6.318</text:p>
          </table:table-cell>
          <table:table-cell office:value-type="float" office:value="680.006" calcext:value-type="float">
            <text:p>680.006</text:p>
          </table:table-cell>
          <table:table-cell office:value-type="float" office:value="1.527" calcext:value-type="float">
            <text:p>1.527</text:p>
          </table:table-cell>
          <table:table-cell office:value-type="float" office:value="5.093" calcext:value-type="float">
            <text:p>5.093</text:p>
          </table:table-cell>
          <table:table-cell office:value-type="float" office:value="0.7" calcext:value-type="float">
            <text:p>0.7</text:p>
          </table:table-cell>
          <table:table-cell office:value-type="float" office:value="1.128" calcext:value-type="float">
            <text:p>1.128</text:p>
          </table:table-cell>
          <table:table-cell office:value-type="float" office:value="1.759" calcext:value-type="float">
            <text:p>1.759</text:p>
          </table:table-cell>
          <table:table-cell office:value-type="float" office:value="4.3" calcext:value-type="float">
            <text:p>4.3</text:p>
          </table:table-cell>
          <table:table-cell office:value-type="float" office:value="4.911" calcext:value-type="float">
            <text:p>4.911</text:p>
          </table:table-cell>
          <table:table-cell office:value-type="float" office:value="5.528" calcext:value-type="float">
            <text:p>5.528</text:p>
          </table:table-cell>
          <table:table-cell office:value-type="float" office:value="7.008" calcext:value-type="float">
            <text:p>7.008</text:p>
          </table:table-cell>
          <table:table-cell office:value-type="float" office:value="9.184" calcext:value-type="float">
            <text:p>9.184</text:p>
          </table:table-cell>
          <table:table-cell office:value-type="float" office:value="980.922" calcext:value-type="float">
            <text:p>980.922</text:p>
          </table:table-cell>
          <table:table-cell office:value-type="float" office:value="3.566" calcext:value-type="float">
            <text:p>3.566</text:p>
          </table:table-cell>
          <table:table-cell office:value-type="float" office:value="24.337" calcext:value-type="float">
            <text:p>24.337</text:p>
          </table:table-cell>
          <table:table-cell office:value-type="float" office:value="0.261" calcext:value-type="float">
            <text:p>0.261</text:p>
          </table:table-cell>
          <table:table-cell office:value-type="float" office:value="0.415" calcext:value-type="float">
            <text:p>0.415</text:p>
          </table:table-cell>
          <table:table-cell office:value-type="float" office:value="0.527" calcext:value-type="float">
            <text:p>0.527</text:p>
          </table:table-cell>
          <table:table-cell office:value-type="float" office:value="2.091" calcext:value-type="float">
            <text:p>2.091</text:p>
          </table:table-cell>
          <table:table-cell office:value-type="float" office:value="3.652" calcext:value-type="float">
            <text:p>3.652</text:p>
          </table:table-cell>
          <table:table-cell office:value-type="float" office:value="4.081" calcext:value-type="float">
            <text:p>4.081</text:p>
          </table:table-cell>
          <table:table-cell office:value-type="float" office:value="4.966" calcext:value-type="float">
            <text:p>4.966</text:p>
          </table:table-cell>
          <table:table-cell office:value-type="float" office:value="6.378" calcext:value-type="float">
            <text:p>6.378</text:p>
          </table:table-cell>
          <table:table-cell office:value-type="float" office:value="978.137" calcext:value-type="float">
            <text:p>978.137</text:p>
          </table:table-cell>
          <table:table-cell office:value-type="float" office:value="1.539" calcext:value-type="float">
            <text:p>1.539</text:p>
          </table:table-cell>
          <table:table-cell office:value-type="float" office:value="9.889" calcext:value-type="float">
            <text:p>9.889</text:p>
          </table:table-cell>
          <table:table-cell office:value-type="float" office:value="2.504" calcext:value-type="float">
            <text:p>2.504</text:p>
          </table:table-cell>
          <table:table-cell office:value-type="float" office:value="6.084" calcext:value-type="float">
            <text:p>6.084</text:p>
          </table:table-cell>
          <table:table-cell office:value-type="float" office:value="7.925" calcext:value-type="float">
            <text:p>7.925</text:p>
          </table:table-cell>
          <table:table-cell office:value-type="float" office:value="10.26" calcext:value-type="float">
            <text:p>10.26</text:p>
          </table:table-cell>
          <table:table-cell office:value-type="float" office:value="11.718" calcext:value-type="float">
            <text:p>11.718</text:p>
          </table:table-cell>
          <table:table-cell office:value-type="float" office:value="12.803" calcext:value-type="float">
            <text:p>12.803</text:p>
          </table:table-cell>
          <table:table-cell office:value-type="float" office:value="14.79" calcext:value-type="float">
            <text:p>14.79</text:p>
          </table:table-cell>
          <table:table-cell office:value-type="float" office:value="18.595" calcext:value-type="float">
            <text:p>18.595</text:p>
          </table:table-cell>
          <table:table-cell office:value-type="float" office:value="989.746" calcext:value-type="float">
            <text:p>989.746</text:p>
          </table:table-cell>
          <table:table-cell office:value-type="float" office:value="9.455" calcext:value-type="float">
            <text:p>9.455</text:p>
          </table:table-cell>
          <table:table-cell office:value-type="float" office:value="29.556" calcext:value-type="float">
            <text:p>29.556</text:p>
          </table:table-cell>
          <table:table-cell office:value-type="float" office:value="830.839" calcext:value-type="float">
            <text:p>830.839</text:p>
          </table:table-cell>
          <table:table-cell table:style-name="ce10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757" calcext:value-type="float">
            <text:p>0.757</text:p>
          </table:table-cell>
          <table:table-cell office:value-type="float" office:value="1.103" calcext:value-type="float">
            <text:p>1.103</text:p>
          </table:table-cell>
          <table:table-cell office:value-type="float" office:value="1.258" calcext:value-type="float">
            <text:p>1.258</text:p>
          </table:table-cell>
          <table:table-cell office:value-type="float" office:value="1.488" calcext:value-type="float">
            <text:p>1.488</text:p>
          </table:table-cell>
          <table:table-cell office:value-type="float" office:value="1.667" calcext:value-type="float">
            <text:p>1.667</text:p>
          </table:table-cell>
          <table:table-cell office:value-type="float" office:value="1.826" calcext:value-type="float">
            <text:p>1.826</text:p>
          </table:table-cell>
          <table:table-cell office:value-type="float" office:value="2.172" calcext:value-type="float">
            <text:p>2.172</text:p>
          </table:table-cell>
          <table:table-cell office:value-type="float" office:value="3.279" calcext:value-type="float">
            <text:p>3.279</text:p>
          </table:table-cell>
          <table:table-cell office:value-type="float" office:value="62.848" calcext:value-type="float">
            <text:p>62.848</text:p>
          </table:table-cell>
          <table:table-cell office:value-type="float" office:value="1.5" calcext:value-type="float">
            <text:p>1.5</text:p>
          </table:table-cell>
          <table:table-cell office:value-type="float" office:value="1.771" calcext:value-type="float">
            <text:p>1.771</text:p>
          </table:table-cell>
          <table:table-cell office:value-type="float" office:value="0.373" calcext:value-type="float">
            <text:p>0.373</text:p>
          </table:table-cell>
          <table:table-cell office:value-type="float" office:value="0.548" calcext:value-type="float">
            <text:p>0.548</text:p>
          </table:table-cell>
          <table:table-cell office:value-type="float" office:value="0.653" calcext:value-type="float">
            <text:p>0.653</text:p>
          </table:table-cell>
          <table:table-cell office:value-type="float" office:value="0.825" calcext:value-type="float">
            <text:p>0.825</text:p>
          </table:table-cell>
          <table:table-cell office:value-type="float" office:value="0.968" calcext:value-type="float">
            <text:p>0.968</text:p>
          </table:table-cell>
          <table:table-cell office:value-type="float" office:value="1.09" calcext:value-type="float">
            <text:p>1.09</text:p>
          </table:table-cell>
          <table:table-cell office:value-type="float" office:value="1.334" calcext:value-type="float">
            <text:p>1.334</text:p>
          </table:table-cell>
          <table:table-cell office:value-type="float" office:value="1.734" calcext:value-type="float">
            <text:p>1.734</text:p>
          </table:table-cell>
          <table:table-cell office:value-type="float" office:value="65.084" calcext:value-type="float">
            <text:p>65.084</text:p>
          </table:table-cell>
          <table:table-cell office:value-type="float" office:value="0.783" calcext:value-type="float">
            <text:p>0.783</text:p>
          </table:table-cell>
          <table:table-cell office:value-type="float" office:value="0.9" calcext:value-type="float">
            <text:p>0.9</text:p>
          </table:table-cell>
          <table:table-cell office:value-type="float" office:value="0.752" calcext:value-type="float">
            <text:p>0.752</text:p>
          </table:table-cell>
          <table:table-cell office:value-type="float" office:value="1.083" calcext:value-type="float">
            <text:p>1.083</text:p>
          </table:table-cell>
          <table:table-cell office:value-type="float" office:value="1.255" calcext:value-type="float">
            <text:p>1.255</text:p>
          </table:table-cell>
          <table:table-cell office:value-type="float" office:value="1.522" calcext:value-type="float">
            <text:p>1.522</text:p>
          </table:table-cell>
          <table:table-cell office:value-type="float" office:value="1.745" calcext:value-type="float">
            <text:p>1.745</text:p>
          </table:table-cell>
          <table:table-cell office:value-type="float" office:value="1.97" calcext:value-type="float">
            <text:p>1.97</text:p>
          </table:table-cell>
          <table:table-cell office:value-type="float" office:value="2.461" calcext:value-type="float">
            <text:p>2.461</text:p>
          </table:table-cell>
          <table:table-cell office:value-type="float" office:value="4.876" calcext:value-type="float">
            <text:p>4.876</text:p>
          </table:table-cell>
          <table:table-cell office:value-type="float" office:value="91.338" calcext:value-type="float">
            <text:p>91.338</text:p>
          </table:table-cell>
          <table:table-cell office:value-type="float" office:value="1.623" calcext:value-type="float">
            <text:p>1.623</text:p>
          </table:table-cell>
          <table:table-cell office:value-type="float" office:value="2.626" calcext:value-type="float">
            <text:p>2.626</text:p>
          </table:table-cell>
          <table:table-cell office:value-type="float" office:value="0.312" calcext:value-type="float">
            <text:p>0.312</text:p>
          </table:table-cell>
          <table:table-cell office:value-type="float" office:value="0.462" calcext:value-type="float">
            <text:p>0.462</text:p>
          </table:table-cell>
          <table:table-cell office:value-type="float" office:value="0.554" calcext:value-type="float">
            <text:p>0.554</text:p>
          </table:table-cell>
          <table:table-cell office:value-type="float" office:value="0.71" calcext:value-type="float">
            <text:p>0.71</text:p>
          </table:table-cell>
          <table:table-cell office:value-type="float" office:value="0.84" calcext:value-type="float">
            <text:p>0.84</text:p>
          </table:table-cell>
          <table:table-cell office:value-type="float" office:value="0.962" calcext:value-type="float">
            <text:p>0.962</text:p>
          </table:table-cell>
          <table:table-cell office:value-type="float" office:value="1.226" calcext:value-type="float">
            <text:p>1.226</text:p>
          </table:table-cell>
          <table:table-cell office:value-type="float" office:value="1.773" calcext:value-type="float">
            <text:p>1.773</text:p>
          </table:table-cell>
          <table:table-cell office:value-type="float" office:value="92.733" calcext:value-type="float">
            <text:p>92.733</text:p>
          </table:table-cell>
          <table:table-cell office:value-type="float" office:value="0.74" calcext:value-type="float">
            <text:p>0.74</text:p>
          </table:table-cell>
          <table:table-cell office:value-type="float" office:value="1.716" calcext:value-type="float">
            <text:p>1.716</text:p>
          </table:table-cell>
          <table:table-cell office:value-type="float" office:value="2.671" calcext:value-type="float">
            <text:p>2.671</text:p>
          </table:table-cell>
          <table:table-cell office:value-type="float" office:value="3.571" calcext:value-type="float">
            <text:p>3.571</text:p>
          </table:table-cell>
          <table:table-cell office:value-type="float" office:value="3.952" calcext:value-type="float">
            <text:p>3.952</text:p>
          </table:table-cell>
          <table:table-cell office:value-type="float" office:value="4.503" calcext:value-type="float">
            <text:p>4.503</text:p>
          </table:table-cell>
          <table:table-cell office:value-type="float" office:value="4.962" calcext:value-type="float">
            <text:p>4.962</text:p>
          </table:table-cell>
          <table:table-cell office:value-type="float" office:value="5.446" calcext:value-type="float">
            <text:p>5.446</text:p>
          </table:table-cell>
          <table:table-cell office:value-type="float" office:value="7.301" calcext:value-type="float">
            <text:p>7.301</text:p>
          </table:table-cell>
          <table:table-cell office:value-type="float" office:value="13.84" calcext:value-type="float">
            <text:p>13.84</text:p>
          </table:table-cell>
          <table:table-cell office:value-type="float" office:value="96.107" calcext:value-type="float">
            <text:p>96.107</text:p>
          </table:table-cell>
          <table:table-cell office:value-type="float" office:value="4.645" calcext:value-type="float">
            <text:p>4.645</text:p>
          </table:table-cell>
          <table:table-cell office:value-type="float" office:value="3.763" calcext:value-type="float">
            <text:p>3.763</text:p>
          </table:table-cell>
          <table:table-cell office:value-type="float" office:value="1031.217" calcext:value-type="float">
            <text:p>1031.217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738" calcext:value-type="float">
            <text:p>0.738</text:p>
          </table:table-cell>
          <table:table-cell office:value-type="float" office:value="1.377" calcext:value-type="float">
            <text:p>1.377</text:p>
          </table:table-cell>
          <table:table-cell office:value-type="float" office:value="2.502" calcext:value-type="float">
            <text:p>2.502</text:p>
          </table:table-cell>
          <table:table-cell office:value-type="float" office:value="4.301" calcext:value-type="float">
            <text:p>4.301</text:p>
          </table:table-cell>
          <table:table-cell office:value-type="float" office:value="5.207" calcext:value-type="float">
            <text:p>5.207</text:p>
          </table:table-cell>
          <table:table-cell office:value-type="float" office:value="5.805" calcext:value-type="float">
            <text:p>5.805</text:p>
          </table:table-cell>
          <table:table-cell office:value-type="float" office:value="6.939" calcext:value-type="float">
            <text:p>6.939</text:p>
          </table:table-cell>
          <table:table-cell office:value-type="float" office:value="8.394" calcext:value-type="float">
            <text:p>8.394</text:p>
          </table:table-cell>
          <table:table-cell office:value-type="float" office:value="162.505" calcext:value-type="float">
            <text:p>162.505</text:p>
          </table:table-cell>
          <table:table-cell office:value-type="float" office:value="3.132" calcext:value-type="float">
            <text:p>3.132</text:p>
          </table:table-cell>
          <table:table-cell office:value-type="float" office:value="3.438" calcext:value-type="float">
            <text:p>3.438</text:p>
          </table:table-cell>
          <table:table-cell office:value-type="float" office:value="0.325" calcext:value-type="float">
            <text:p>0.325</text:p>
          </table:table-cell>
          <table:table-cell office:value-type="float" office:value="0.606" calcext:value-type="float">
            <text:p>0.606</text:p>
          </table:table-cell>
          <table:table-cell office:value-type="float" office:value="0.814" calcext:value-type="float">
            <text:p>0.814</text:p>
          </table:table-cell>
          <table:table-cell office:value-type="float" office:value="1.59" calcext:value-type="float">
            <text:p>1.59</text:p>
          </table:table-cell>
          <table:table-cell office:value-type="float" office:value="3.859" calcext:value-type="float">
            <text:p>3.859</text:p>
          </table:table-cell>
          <table:table-cell office:value-type="float" office:value="4.472" calcext:value-type="float">
            <text:p>4.472</text:p>
          </table:table-cell>
          <table:table-cell office:value-type="float" office:value="5.841" calcext:value-type="float">
            <text:p>5.841</text:p>
          </table:table-cell>
          <table:table-cell office:value-type="float" office:value="7.031" calcext:value-type="float">
            <text:p>7.031</text:p>
          </table:table-cell>
          <table:table-cell office:value-type="float" office:value="167.303" calcext:value-type="float">
            <text:p>167.303</text:p>
          </table:table-cell>
          <table:table-cell office:value-type="float" office:value="1.726" calcext:value-type="float">
            <text:p>1.726</text:p>
          </table:table-cell>
          <table:table-cell office:value-type="float" office:value="3.172" calcext:value-type="float">
            <text:p>3.172</text:p>
          </table:table-cell>
          <table:table-cell office:value-type="float" office:value="0.71" calcext:value-type="float">
            <text:p>0.71</text:p>
          </table:table-cell>
          <table:table-cell office:value-type="float" office:value="1.267" calcext:value-type="float">
            <text:p>1.267</text:p>
          </table:table-cell>
          <table:table-cell office:value-type="float" office:value="2.186" calcext:value-type="float">
            <text:p>2.186</text:p>
          </table:table-cell>
          <table:table-cell office:value-type="float" office:value="4.677" calcext:value-type="float">
            <text:p>4.677</text:p>
          </table:table-cell>
          <table:table-cell office:value-type="float" office:value="5.505" calcext:value-type="float">
            <text:p>5.505</text:p>
          </table:table-cell>
          <table:table-cell office:value-type="float" office:value="6.337" calcext:value-type="float">
            <text:p>6.337</text:p>
          </table:table-cell>
          <table:table-cell office:value-type="float" office:value="7.779" calcext:value-type="float">
            <text:p>7.779</text:p>
          </table:table-cell>
          <table:table-cell office:value-type="float" office:value="9.968" calcext:value-type="float">
            <text:p>9.968</text:p>
          </table:table-cell>
          <table:table-cell office:value-type="float" office:value="168.357" calcext:value-type="float">
            <text:p>168.357</text:p>
          </table:table-cell>
          <table:table-cell office:value-type="float" office:value="3.288" calcext:value-type="float">
            <text:p>3.288</text:p>
          </table:table-cell>
          <table:table-cell office:value-type="float" office:value="4.157" calcext:value-type="float">
            <text:p>4.157</text:p>
          </table:table-cell>
          <table:table-cell office:value-type="float" office:value="0.256" calcext:value-type="float">
            <text:p>0.256</text:p>
          </table:table-cell>
          <table:table-cell office:value-type="float" office:value="0.441" calcext:value-type="float">
            <text:p>0.441</text:p>
          </table:table-cell>
          <table:table-cell office:value-type="float" office:value="0.595" calcext:value-type="float">
            <text:p>0.595</text:p>
          </table:table-cell>
          <table:table-cell office:value-type="float" office:value="2.571" calcext:value-type="float">
            <text:p>2.571</text:p>
          </table:table-cell>
          <table:table-cell office:value-type="float" office:value="4.033" calcext:value-type="float">
            <text:p>4.033</text:p>
          </table:table-cell>
          <table:table-cell office:value-type="float" office:value="4.527" calcext:value-type="float">
            <text:p>4.527</text:p>
          </table:table-cell>
          <table:table-cell office:value-type="float" office:value="5.753" calcext:value-type="float">
            <text:p>5.753</text:p>
          </table:table-cell>
          <table:table-cell office:value-type="float" office:value="7.116" calcext:value-type="float">
            <text:p>7.116</text:p>
          </table:table-cell>
          <table:table-cell office:value-type="float" office:value="166.198" calcext:value-type="float">
            <text:p>166.198</text:p>
          </table:table-cell>
          <table:table-cell office:value-type="float" office:value="1.649" calcext:value-type="float">
            <text:p>1.649</text:p>
          </table:table-cell>
          <table:table-cell office:value-type="float" office:value="2.606" calcext:value-type="float">
            <text:p>2.606</text:p>
          </table:table-cell>
          <table:table-cell office:value-type="float" office:value="2.626" calcext:value-type="float">
            <text:p>2.626</text:p>
          </table:table-cell>
          <table:table-cell office:value-type="float" office:value="6.777" calcext:value-type="float">
            <text:p>6.777</text:p>
          </table:table-cell>
          <table:table-cell office:value-type="float" office:value="9.042" calcext:value-type="float">
            <text:p>9.042</text:p>
          </table:table-cell>
          <table:table-cell office:value-type="float" office:value="11.645" calcext:value-type="float">
            <text:p>11.645</text:p>
          </table:table-cell>
          <table:table-cell office:value-type="float" office:value="13.361" calcext:value-type="float">
            <text:p>13.361</text:p>
          </table:table-cell>
          <table:table-cell office:value-type="float" office:value="14.628" calcext:value-type="float">
            <text:p>14.628</text:p>
          </table:table-cell>
          <table:table-cell office:value-type="float" office:value="16.935" calcext:value-type="float">
            <text:p>16.935</text:p>
          </table:table-cell>
          <table:table-cell office:value-type="float" office:value="20.617" calcext:value-type="float">
            <text:p>20.617</text:p>
          </table:table-cell>
          <table:table-cell office:value-type="float" office:value="188.678" calcext:value-type="float">
            <text:p>188.678</text:p>
          </table:table-cell>
          <table:table-cell office:value-type="float" office:value="9.796" calcext:value-type="float">
            <text:p>9.796</text:p>
          </table:table-cell>
          <table:table-cell office:value-type="float" office:value="6.778" calcext:value-type="float">
            <text:p>6.778</text:p>
          </table:table-cell>
          <table:table-cell office:value-type="float" office:value="1215.588" calcext:value-type="float">
            <text:p>1215.588</text:p>
          </table:table-cell>
          <table:table-cell table:style-name="ce10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729" calcext:value-type="float">
            <text:p>0.729</text:p>
          </table:table-cell>
          <table:table-cell office:value-type="float" office:value="1.216" calcext:value-type="float">
            <text:p>1.216</text:p>
          </table:table-cell>
          <table:table-cell office:value-type="float" office:value="1.485" calcext:value-type="float">
            <text:p>1.485</text:p>
          </table:table-cell>
          <table:table-cell office:value-type="float" office:value="1.944" calcext:value-type="float">
            <text:p>1.944</text:p>
          </table:table-cell>
          <table:table-cell office:value-type="float" office:value="2.31" calcext:value-type="float">
            <text:p>2.31</text:p>
          </table:table-cell>
          <table:table-cell office:value-type="float" office:value="2.627" calcext:value-type="float">
            <text:p>2.627</text:p>
          </table:table-cell>
          <table:table-cell office:value-type="float" office:value="3.353" calcext:value-type="float">
            <text:p>3.353</text:p>
          </table:table-cell>
          <table:table-cell office:value-type="float" office:value="5.907" calcext:value-type="float">
            <text:p>5.907</text:p>
          </table:table-cell>
          <table:table-cell office:value-type="float" office:value="100.836" calcext:value-type="float">
            <text:p>100.836</text:p>
          </table:table-cell>
          <table:table-cell office:value-type="float" office:value="1.962" calcext:value-type="float">
            <text:p>1.962</text:p>
          </table:table-cell>
          <table:table-cell office:value-type="float" office:value="3.366" calcext:value-type="float">
            <text:p>3.366</text:p>
          </table:table-cell>
          <table:table-cell office:value-type="float" office:value="0.384" calcext:value-type="float">
            <text:p>0.384</text:p>
          </table:table-cell>
          <table:table-cell office:value-type="float" office:value="0.651" calcext:value-type="float">
            <text:p>0.651</text:p>
          </table:table-cell>
          <table:table-cell office:value-type="float" office:value="0.853" calcext:value-type="float">
            <text:p>0.853</text:p>
          </table:table-cell>
          <table:table-cell office:value-type="float" office:value="1.212" calcext:value-type="float">
            <text:p>1.212</text:p>
          </table:table-cell>
          <table:table-cell office:value-type="float" office:value="1.497" calcext:value-type="float">
            <text:p>1.497</text:p>
          </table:table-cell>
          <table:table-cell office:value-type="float" office:value="1.743" calcext:value-type="float">
            <text:p>1.743</text:p>
          </table:table-cell>
          <table:table-cell office:value-type="float" office:value="2.218" calcext:value-type="float">
            <text:p>2.218</text:p>
          </table:table-cell>
          <table:table-cell office:value-type="float" office:value="3.136" calcext:value-type="float">
            <text:p>3.136</text:p>
          </table:table-cell>
          <table:table-cell office:value-type="float" office:value="108.038" calcext:value-type="float">
            <text:p>108.038</text:p>
          </table:table-cell>
          <table:table-cell office:value-type="float" office:value="1.131" calcext:value-type="float">
            <text:p>1.131</text:p>
          </table:table-cell>
          <table:table-cell office:value-type="float" office:value="2.002" calcext:value-type="float">
            <text:p>2.002</text:p>
          </table:table-cell>
          <table:table-cell office:value-type="float" office:value="0.762" calcext:value-type="float">
            <text:p>0.762</text:p>
          </table:table-cell>
          <table:table-cell office:value-type="float" office:value="1.294" calcext:value-type="float">
            <text:p>1.294</text:p>
          </table:table-cell>
          <table:table-cell office:value-type="float" office:value="1.631" calcext:value-type="float">
            <text:p>1.631</text:p>
          </table:table-cell>
          <table:table-cell office:value-type="float" office:value="2.21" calcext:value-type="float">
            <text:p>2.21</text:p>
          </table:table-cell>
          <table:table-cell office:value-type="float" office:value="2.663" calcext:value-type="float">
            <text:p>2.663</text:p>
          </table:table-cell>
          <table:table-cell office:value-type="float" office:value="3.07" calcext:value-type="float">
            <text:p>3.07</text:p>
          </table:table-cell>
          <table:table-cell office:value-type="float" office:value="4.136" calcext:value-type="float">
            <text:p>4.136</text:p>
          </table:table-cell>
          <table:table-cell office:value-type="float" office:value="8.533" calcext:value-type="float">
            <text:p>8.533</text:p>
          </table:table-cell>
          <table:table-cell office:value-type="float" office:value="109.509" calcext:value-type="float">
            <text:p>109.509</text:p>
          </table:table-cell>
          <table:table-cell office:value-type="float" office:value="2.328" calcext:value-type="float">
            <text:p>2.328</text:p>
          </table:table-cell>
          <table:table-cell office:value-type="float" office:value="4.512" calcext:value-type="float">
            <text:p>4.512</text:p>
          </table:table-cell>
          <table:table-cell office:value-type="float" office:value="0.324" calcext:value-type="float">
            <text:p>0.324</text:p>
          </table:table-cell>
          <table:table-cell office:value-type="float" office:value="0.541" calcext:value-type="float">
            <text:p>0.541</text:p>
          </table:table-cell>
          <table:table-cell office:value-type="float" office:value="0.715" calcext:value-type="float">
            <text:p>0.715</text:p>
          </table:table-cell>
          <table:table-cell office:value-type="float" office:value="1.027" calcext:value-type="float">
            <text:p>1.027</text:p>
          </table:table-cell>
          <table:table-cell office:value-type="float" office:value="1.289" calcext:value-type="float">
            <text:p>1.289</text:p>
          </table:table-cell>
          <table:table-cell office:value-type="float" office:value="1.526" calcext:value-type="float">
            <text:p>1.526</text:p>
          </table:table-cell>
          <table:table-cell office:value-type="float" office:value="1.999" calcext:value-type="float">
            <text:p>1.999</text:p>
          </table:table-cell>
          <table:table-cell office:value-type="float" office:value="3.032" calcext:value-type="float">
            <text:p>3.032</text:p>
          </table:table-cell>
          <table:table-cell office:value-type="float" office:value="108.155" calcext:value-type="float">
            <text:p>108.155</text:p>
          </table:table-cell>
          <table:table-cell office:value-type="float" office:value="1.031" calcext:value-type="float">
            <text:p>1.031</text:p>
          </table:table-cell>
          <table:table-cell office:value-type="float" office:value="2.39" calcext:value-type="float">
            <text:p>2.39</text:p>
          </table:table-cell>
          <table:table-cell office:value-type="float" office:value="2.704" calcext:value-type="float">
            <text:p>2.704</text:p>
          </table:table-cell>
          <table:table-cell office:value-type="float" office:value="4.426" calcext:value-type="float">
            <text:p>4.426</text:p>
          </table:table-cell>
          <table:table-cell office:value-type="float" office:value="5.177" calcext:value-type="float">
            <text:p>5.177</text:p>
          </table:table-cell>
          <table:table-cell office:value-type="float" office:value="6.271" calcext:value-type="float">
            <text:p>6.271</text:p>
          </table:table-cell>
          <table:table-cell office:value-type="float" office:value="7.241" calcext:value-type="float">
            <text:p>7.241</text:p>
          </table:table-cell>
          <table:table-cell office:value-type="float" office:value="8.304" calcext:value-type="float">
            <text:p>8.304</text:p>
          </table:table-cell>
          <table:table-cell office:value-type="float" office:value="12.111" calcext:value-type="float">
            <text:p>12.111</text:p>
          </table:table-cell>
          <table:table-cell office:value-type="float" office:value="20.949" calcext:value-type="float">
            <text:p>20.949</text:p>
          </table:table-cell>
          <table:table-cell office:value-type="float" office:value="113.554" calcext:value-type="float">
            <text:p>113.554</text:p>
          </table:table-cell>
          <table:table-cell office:value-type="float" office:value="6.451" calcext:value-type="float">
            <text:p>6.451</text:p>
          </table:table-cell>
          <table:table-cell office:value-type="float" office:value="6.541" calcext:value-type="float">
            <text:p>6.541</text:p>
          </table:table-cell>
          <table:table-cell office:value-type="float" office:value="1405.537" calcext:value-type="float">
            <text:p>1405.537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756" calcext:value-type="float">
            <text:p>0.756</text:p>
          </table:table-cell>
          <table:table-cell office:value-type="float" office:value="1.626" calcext:value-type="float">
            <text:p>1.626</text:p>
          </table:table-cell>
          <table:table-cell office:value-type="float" office:value="3.065" calcext:value-type="float">
            <text:p>3.065</text:p>
          </table:table-cell>
          <table:table-cell office:value-type="float" office:value="5.133" calcext:value-type="float">
            <text:p>5.133</text:p>
          </table:table-cell>
          <table:table-cell office:value-type="float" office:value="6.275" calcext:value-type="float">
            <text:p>6.275</text:p>
          </table:table-cell>
          <table:table-cell office:value-type="float" office:value="7.016" calcext:value-type="float">
            <text:p>7.016</text:p>
          </table:table-cell>
          <table:table-cell office:value-type="float" office:value="8.206" calcext:value-type="float">
            <text:p>8.206</text:p>
          </table:table-cell>
          <table:table-cell office:value-type="float" office:value="10.027" calcext:value-type="float">
            <text:p>10.027</text:p>
          </table:table-cell>
          <table:table-cell office:value-type="float" office:value="775.262" calcext:value-type="float">
            <text:p>775.262</text:p>
          </table:table-cell>
          <table:table-cell office:value-type="float" office:value="3.975" calcext:value-type="float">
            <text:p>3.975</text:p>
          </table:table-cell>
          <table:table-cell office:value-type="float" office:value="13.519" calcext:value-type="float">
            <text:p>13.519</text:p>
          </table:table-cell>
          <table:table-cell office:value-type="float" office:value="0.351" calcext:value-type="float">
            <text:p>0.351</text:p>
          </table:table-cell>
          <table:table-cell office:value-type="float" office:value="0.705" calcext:value-type="float">
            <text:p>0.705</text:p>
          </table:table-cell>
          <table:table-cell office:value-type="float" office:value="1.027" calcext:value-type="float">
            <text:p>1.027</text:p>
          </table:table-cell>
          <table:table-cell office:value-type="float" office:value="2.361" calcext:value-type="float">
            <text:p>2.361</text:p>
          </table:table-cell>
          <table:table-cell office:value-type="float" office:value="4.791" calcext:value-type="float">
            <text:p>4.791</text:p>
          </table:table-cell>
          <table:table-cell office:value-type="float" office:value="5.665" calcext:value-type="float">
            <text:p>5.665</text:p>
          </table:table-cell>
          <table:table-cell office:value-type="float" office:value="7.131" calcext:value-type="float">
            <text:p>7.131</text:p>
          </table:table-cell>
          <table:table-cell office:value-type="float" office:value="8.76" calcext:value-type="float">
            <text:p>8.76</text:p>
          </table:table-cell>
          <table:table-cell office:value-type="float" office:value="758.886" calcext:value-type="float">
            <text:p>758.886</text:p>
          </table:table-cell>
          <table:table-cell office:value-type="float" office:value="2.219" calcext:value-type="float">
            <text:p>2.219</text:p>
          </table:table-cell>
          <table:table-cell office:value-type="float" office:value="7.066" calcext:value-type="float">
            <text:p>7.066</text:p>
          </table:table-cell>
          <table:table-cell office:value-type="float" office:value="0.676" calcext:value-type="float">
            <text:p>0.676</text:p>
          </table:table-cell>
          <table:table-cell office:value-type="float" office:value="1.481" calcext:value-type="float">
            <text:p>1.481</text:p>
          </table:table-cell>
          <table:table-cell office:value-type="float" office:value="2.874" calcext:value-type="float">
            <text:p>2.874</text:p>
          </table:table-cell>
          <table:table-cell office:value-type="float" office:value="5.42" calcext:value-type="float">
            <text:p>5.42</text:p>
          </table:table-cell>
          <table:table-cell office:value-type="float" office:value="6.536" calcext:value-type="float">
            <text:p>6.536</text:p>
          </table:table-cell>
          <table:table-cell office:value-type="float" office:value="7.526" calcext:value-type="float">
            <text:p>7.526</text:p>
          </table:table-cell>
          <table:table-cell office:value-type="float" office:value="9.033" calcext:value-type="float">
            <text:p>9.033</text:p>
          </table:table-cell>
          <table:table-cell office:value-type="float" office:value="11.969" calcext:value-type="float">
            <text:p>11.969</text:p>
          </table:table-cell>
          <table:table-cell office:value-type="float" office:value="767.096" calcext:value-type="float">
            <text:p>767.096</text:p>
          </table:table-cell>
          <table:table-cell office:value-type="float" office:value="4.218" calcext:value-type="float">
            <text:p>4.218</text:p>
          </table:table-cell>
          <table:table-cell office:value-type="float" office:value="15.51" calcext:value-type="float">
            <text:p>15.51</text:p>
          </table:table-cell>
          <table:table-cell office:value-type="float" office:value="0.244" calcext:value-type="float">
            <text:p>0.244</text:p>
          </table:table-cell>
          <table:table-cell office:value-type="float" office:value="0.483" calcext:value-type="float">
            <text:p>0.483</text:p>
          </table:table-cell>
          <table:table-cell office:value-type="float" office:value="0.709" calcext:value-type="float">
            <text:p>0.709</text:p>
          </table:table-cell>
          <table:table-cell office:value-type="float" office:value="3.077" calcext:value-type="float">
            <text:p>3.077</text:p>
          </table:table-cell>
          <table:table-cell office:value-type="float" office:value="4.683" calcext:value-type="float">
            <text:p>4.683</text:p>
          </table:table-cell>
          <table:table-cell office:value-type="float" office:value="5.362" calcext:value-type="float">
            <text:p>5.362</text:p>
          </table:table-cell>
          <table:table-cell office:value-type="float" office:value="6.904" calcext:value-type="float">
            <text:p>6.904</text:p>
          </table:table-cell>
          <table:table-cell office:value-type="float" office:value="8.183" calcext:value-type="float">
            <text:p>8.183</text:p>
          </table:table-cell>
          <table:table-cell office:value-type="float" office:value="757.562" calcext:value-type="float">
            <text:p>757.562</text:p>
          </table:table-cell>
          <table:table-cell office:value-type="float" office:value="2.054" calcext:value-type="float">
            <text:p>2.054</text:p>
          </table:table-cell>
          <table:table-cell office:value-type="float" office:value="8.83" calcext:value-type="float">
            <text:p>8.83</text:p>
          </table:table-cell>
          <table:table-cell office:value-type="float" office:value="2.807" calcext:value-type="float">
            <text:p>2.807</text:p>
          </table:table-cell>
          <table:table-cell office:value-type="float" office:value="8.046" calcext:value-type="float">
            <text:p>8.046</text:p>
          </table:table-cell>
          <table:table-cell office:value-type="float" office:value="10.843" calcext:value-type="float">
            <text:p>10.843</text:p>
          </table:table-cell>
          <table:table-cell office:value-type="float" office:value="14.108" calcext:value-type="float">
            <text:p>14.108</text:p>
          </table:table-cell>
          <table:table-cell office:value-type="float" office:value="16.187" calcext:value-type="float">
            <text:p>16.187</text:p>
          </table:table-cell>
          <table:table-cell office:value-type="float" office:value="17.834" calcext:value-type="float">
            <text:p>17.834</text:p>
          </table:table-cell>
          <table:table-cell office:value-type="float" office:value="20.772" calcext:value-type="float">
            <text:p>20.772</text:p>
          </table:table-cell>
          <table:table-cell office:value-type="float" office:value="25.219" calcext:value-type="float">
            <text:p>25.219</text:p>
          </table:table-cell>
          <table:table-cell office:value-type="float" office:value="800.753" calcext:value-type="float">
            <text:p>800.753</text:p>
          </table:table-cell>
          <table:table-cell office:value-type="float" office:value="12.466" calcext:value-type="float">
            <text:p>12.466</text:p>
          </table:table-cell>
          <table:table-cell office:value-type="float" office:value="24.648" calcext:value-type="float">
            <text:p>24.648</text:p>
          </table:table-cell>
          <table:table-cell office:value-type="float" office:value="1443.837" calcext:value-type="float">
            <text:p>1443.837</text:p>
          </table:table-cell>
          <table:table-cell table:style-name="ce10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78" calcext:value-type="float">
            <text:p>0.78</text:p>
          </table:table-cell>
          <table:table-cell office:value-type="float" office:value="1.553" calcext:value-type="float">
            <text:p>1.553</text:p>
          </table:table-cell>
          <table:table-cell office:value-type="float" office:value="2.197" calcext:value-type="float">
            <text:p>2.197</text:p>
          </table:table-cell>
          <table:table-cell office:value-type="float" office:value="3.27" calcext:value-type="float">
            <text:p>3.27</text:p>
          </table:table-cell>
          <table:table-cell office:value-type="float" office:value="4.064" calcext:value-type="float">
            <text:p>4.064</text:p>
          </table:table-cell>
          <table:table-cell office:value-type="float" office:value="4.755" calcext:value-type="float">
            <text:p>4.755</text:p>
          </table:table-cell>
          <table:table-cell office:value-type="float" office:value="6.196" calcext:value-type="float">
            <text:p>6.196</text:p>
          </table:table-cell>
          <table:table-cell office:value-type="float" office:value="10.072" calcext:value-type="float">
            <text:p>10.072</text:p>
          </table:table-cell>
          <table:table-cell office:value-type="float" office:value="311.599" calcext:value-type="float">
            <text:p>311.599</text:p>
          </table:table-cell>
          <table:table-cell office:value-type="float" office:value="2.975" calcext:value-type="float">
            <text:p>2.975</text:p>
          </table:table-cell>
          <table:table-cell office:value-type="float" office:value="4.164" calcext:value-type="float">
            <text:p>4.164</text:p>
          </table:table-cell>
          <table:table-cell office:value-type="float" office:value="0.372" calcext:value-type="float">
            <text:p>0.372</text:p>
          </table:table-cell>
          <table:table-cell office:value-type="float" office:value="0.9" calcext:value-type="float">
            <text:p>0.9</text:p>
          </table:table-cell>
          <table:table-cell office:value-type="float" office:value="1.365" calcext:value-type="float">
            <text:p>1.365</text:p>
          </table:table-cell>
          <table:table-cell office:value-type="float" office:value="2.199" calcext:value-type="float">
            <text:p>2.199</text:p>
          </table:table-cell>
          <table:table-cell office:value-type="float" office:value="2.783" calcext:value-type="float">
            <text:p>2.783</text:p>
          </table:table-cell>
          <table:table-cell office:value-type="float" office:value="3.254" calcext:value-type="float">
            <text:p>3.254</text:p>
          </table:table-cell>
          <table:table-cell office:value-type="float" office:value="4.125" calcext:value-type="float">
            <text:p>4.125</text:p>
          </table:table-cell>
          <table:table-cell office:value-type="float" office:value="5.678" calcext:value-type="float">
            <text:p>5.678</text:p>
          </table:table-cell>
          <table:table-cell office:value-type="float" office:value="319.74" calcext:value-type="float">
            <text:p>319.74</text:p>
          </table:table-cell>
          <table:table-cell office:value-type="float" office:value="1.986" calcext:value-type="float">
            <text:p>1.986</text:p>
          </table:table-cell>
          <table:table-cell office:value-type="float" office:value="6.149" calcext:value-type="float">
            <text:p>6.149</text:p>
          </table:table-cell>
          <table:table-cell office:value-type="float" office:value="0.8" calcext:value-type="float">
            <text:p>0.8</text:p>
          </table:table-cell>
          <table:table-cell office:value-type="float" office:value="1.824" calcext:value-type="float">
            <text:p>1.824</text:p>
          </table:table-cell>
          <table:table-cell office:value-type="float" office:value="2.652" calcext:value-type="float">
            <text:p>2.652</text:p>
          </table:table-cell>
          <table:table-cell office:value-type="float" office:value="3.868" calcext:value-type="float">
            <text:p>3.868</text:p>
          </table:table-cell>
          <table:table-cell office:value-type="float" office:value="4.715" calcext:value-type="float">
            <text:p>4.715</text:p>
          </table:table-cell>
          <table:table-cell office:value-type="float" office:value="5.468" calcext:value-type="float">
            <text:p>5.468</text:p>
          </table:table-cell>
          <table:table-cell office:value-type="float" office:value="7.332" calcext:value-type="float">
            <text:p>7.332</text:p>
          </table:table-cell>
          <table:table-cell office:value-type="float" office:value="15.058" calcext:value-type="float">
            <text:p>15.058</text:p>
          </table:table-cell>
          <table:table-cell office:value-type="float" office:value="324.732" calcext:value-type="float">
            <text:p>324.732</text:p>
          </table:table-cell>
          <table:table-cell office:value-type="float" office:value="3.797" calcext:value-type="float">
            <text:p>3.797</text:p>
          </table:table-cell>
          <table:table-cell office:value-type="float" office:value="9.169" calcext:value-type="float">
            <text:p>9.169</text:p>
          </table:table-cell>
          <table:table-cell office:value-type="float" office:value="0.337" calcext:value-type="float">
            <text:p>0.337</text:p>
          </table:table-cell>
          <table:table-cell office:value-type="float" office:value="0.737" calcext:value-type="float">
            <text:p>0.737</text:p>
          </table:table-cell>
          <table:table-cell office:value-type="float" office:value="1.135" calcext:value-type="float">
            <text:p>1.135</text:p>
          </table:table-cell>
          <table:table-cell office:value-type="float" office:value="1.879" calcext:value-type="float">
            <text:p>1.879</text:p>
          </table:table-cell>
          <table:table-cell office:value-type="float" office:value="2.433" calcext:value-type="float">
            <text:p>2.433</text:p>
          </table:table-cell>
          <table:table-cell office:value-type="float" office:value="2.86" calcext:value-type="float">
            <text:p>2.86</text:p>
          </table:table-cell>
          <table:table-cell office:value-type="float" office:value="3.665" calcext:value-type="float">
            <text:p>3.665</text:p>
          </table:table-cell>
          <table:table-cell office:value-type="float" office:value="5.143" calcext:value-type="float">
            <text:p>5.143</text:p>
          </table:table-cell>
          <table:table-cell office:value-type="float" office:value="318.956" calcext:value-type="float">
            <text:p>318.956</text:p>
          </table:table-cell>
          <table:table-cell office:value-type="float" office:value="1.647" calcext:value-type="float">
            <text:p>1.647</text:p>
          </table:table-cell>
          <table:table-cell office:value-type="float" office:value="3.743" calcext:value-type="float">
            <text:p>3.743</text:p>
          </table:table-cell>
          <table:table-cell office:value-type="float" office:value="2.828" calcext:value-type="float">
            <text:p>2.828</text:p>
          </table:table-cell>
          <table:table-cell office:value-type="float" office:value="6.661" calcext:value-type="float">
            <text:p>6.661</text:p>
          </table:table-cell>
          <table:table-cell office:value-type="float" office:value="8.434" calcext:value-type="float">
            <text:p>8.434</text:p>
          </table:table-cell>
          <table:table-cell office:value-type="float" office:value="10.895" calcext:value-type="float">
            <text:p>10.895</text:p>
          </table:table-cell>
          <table:table-cell office:value-type="float" office:value="12.871" calcext:value-type="float">
            <text:p>12.871</text:p>
          </table:table-cell>
          <table:table-cell office:value-type="float" office:value="14.729" calcext:value-type="float">
            <text:p>14.729</text:p>
          </table:table-cell>
          <table:table-cell office:value-type="float" office:value="20.7" calcext:value-type="float">
            <text:p>20.7</text:p>
          </table:table-cell>
          <table:table-cell office:value-type="float" office:value="31.144" calcext:value-type="float">
            <text:p>31.144</text:p>
          </table:table-cell>
          <table:table-cell office:value-type="float" office:value="370.561" calcext:value-type="float">
            <text:p>370.561</text:p>
          </table:table-cell>
          <table:table-cell office:value-type="float" office:value="10.406" calcext:value-type="float">
            <text:p>10.406</text:p>
          </table:table-cell>
          <table:table-cell office:value-type="float" office:value="12.786" calcext:value-type="float">
            <text:p>12.786</text:p>
          </table:table-cell>
          <table:table-cell office:value-type="float" office:value="1571.624" calcext:value-type="float">
            <text:p>1571.62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716" calcext:value-type="float">
            <text:p>0.716</text:p>
          </table:table-cell>
          <table:table-cell office:value-type="float" office:value="1.861" calcext:value-type="float">
            <text:p>1.861</text:p>
          </table:table-cell>
          <table:table-cell office:value-type="float" office:value="3.5" calcext:value-type="float">
            <text:p>3.5</text:p>
          </table:table-cell>
          <table:table-cell office:value-type="float" office:value="5.723" calcext:value-type="float">
            <text:p>5.723</text:p>
          </table:table-cell>
          <table:table-cell office:value-type="float" office:value="6.853" calcext:value-type="float">
            <text:p>6.853</text:p>
          </table:table-cell>
          <table:table-cell office:value-type="float" office:value="7.666" calcext:value-type="float">
            <text:p>7.666</text:p>
          </table:table-cell>
          <table:table-cell office:value-type="float" office:value="8.962" calcext:value-type="float">
            <text:p>8.962</text:p>
          </table:table-cell>
          <table:table-cell office:value-type="float" office:value="10.713" calcext:value-type="float">
            <text:p>10.713</text:p>
          </table:table-cell>
          <table:table-cell office:value-type="float" office:value="297.896" calcext:value-type="float">
            <text:p>297.896</text:p>
          </table:table-cell>
          <table:table-cell office:value-type="float" office:value="4.156" calcext:value-type="float">
            <text:p>4.156</text:p>
          </table:table-cell>
          <table:table-cell office:value-type="float" office:value="4.437" calcext:value-type="float">
            <text:p>4.437</text:p>
          </table:table-cell>
          <table:table-cell office:value-type="float" office:value="0.347" calcext:value-type="float">
            <text:p>0.347</text:p>
          </table:table-cell>
          <table:table-cell office:value-type="float" office:value="0.8" calcext:value-type="float">
            <text:p>0.8</text:p>
          </table:table-cell>
          <table:table-cell office:value-type="float" office:value="1.261" calcext:value-type="float">
            <text:p>1.261</text:p>
          </table:table-cell>
          <table:table-cell office:value-type="float" office:value="3.772" calcext:value-type="float">
            <text:p>3.772</text:p>
          </table:table-cell>
          <table:table-cell office:value-type="float" office:value="5.585" calcext:value-type="float">
            <text:p>5.585</text:p>
          </table:table-cell>
          <table:table-cell office:value-type="float" office:value="6.537" calcext:value-type="float">
            <text:p>6.537</text:p>
          </table:table-cell>
          <table:table-cell office:value-type="float" office:value="7.952" calcext:value-type="float">
            <text:p>7.952</text:p>
          </table:table-cell>
          <table:table-cell office:value-type="float" office:value="9.439" calcext:value-type="float">
            <text:p>9.439</text:p>
          </table:table-cell>
          <table:table-cell office:value-type="float" office:value="162.227" calcext:value-type="float">
            <text:p>162.227</text:p>
          </table:table-cell>
          <table:table-cell office:value-type="float" office:value="2.551" calcext:value-type="float">
            <text:p>2.551</text:p>
          </table:table-cell>
          <table:table-cell office:value-type="float" office:value="3.252" calcext:value-type="float">
            <text:p>3.252</text:p>
          </table:table-cell>
          <table:table-cell office:value-type="float" office:value="0.697" calcext:value-type="float">
            <text:p>0.697</text:p>
          </table:table-cell>
          <table:table-cell office:value-type="float" office:value="1.692" calcext:value-type="float">
            <text:p>1.692</text:p>
          </table:table-cell>
          <table:table-cell office:value-type="float" office:value="3.395" calcext:value-type="float">
            <text:p>3.395</text:p>
          </table:table-cell>
          <table:table-cell office:value-type="float" office:value="6.066" calcext:value-type="float">
            <text:p>6.066</text:p>
          </table:table-cell>
          <table:table-cell office:value-type="float" office:value="7.399" calcext:value-type="float">
            <text:p>7.399</text:p>
          </table:table-cell>
          <table:table-cell office:value-type="float" office:value="8.382" calcext:value-type="float">
            <text:p>8.382</text:p>
          </table:table-cell>
          <table:table-cell office:value-type="float" office:value="9.891" calcext:value-type="float">
            <text:p>9.891</text:p>
          </table:table-cell>
          <table:table-cell office:value-type="float" office:value="12.329" calcext:value-type="float">
            <text:p>12.329</text:p>
          </table:table-cell>
          <table:table-cell office:value-type="float" office:value="307.609" calcext:value-type="float">
            <text:p>307.609</text:p>
          </table:table-cell>
          <table:table-cell office:value-type="float" office:value="4.66" calcext:value-type="float">
            <text:p>4.66</text:p>
          </table:table-cell>
          <table:table-cell office:value-type="float" office:value="10.416" calcext:value-type="float">
            <text:p>10.416</text:p>
          </table:table-cell>
          <table:table-cell office:value-type="float" office:value="0.266" calcext:value-type="float">
            <text:p>0.266</text:p>
          </table:table-cell>
          <table:table-cell office:value-type="float" office:value="0.53" calcext:value-type="float">
            <text:p>0.53</text:p>
          </table:table-cell>
          <table:table-cell office:value-type="float" office:value="0.852" calcext:value-type="float">
            <text:p>0.852</text:p>
          </table:table-cell>
          <table:table-cell office:value-type="float" office:value="3.917" calcext:value-type="float">
            <text:p>3.917</text:p>
          </table:table-cell>
          <table:table-cell office:value-type="float" office:value="5.216" calcext:value-type="float">
            <text:p>5.216</text:p>
          </table:table-cell>
          <table:table-cell office:value-type="float" office:value="6.059" calcext:value-type="float">
            <text:p>6.059</text:p>
          </table:table-cell>
          <table:table-cell office:value-type="float" office:value="7.546" calcext:value-type="float">
            <text:p>7.546</text:p>
          </table:table-cell>
          <table:table-cell office:value-type="float" office:value="8.788" calcext:value-type="float">
            <text:p>8.788</text:p>
          </table:table-cell>
          <table:table-cell office:value-type="float" office:value="218.983" calcext:value-type="float">
            <text:p>218.983</text:p>
          </table:table-cell>
          <table:table-cell office:value-type="float" office:value="2.257" calcext:value-type="float">
            <text:p>2.257</text:p>
          </table:table-cell>
          <table:table-cell office:value-type="float" office:value="3.585" calcext:value-type="float">
            <text:p>3.585</text:p>
          </table:table-cell>
          <table:table-cell office:value-type="float" office:value="2.671" calcext:value-type="float">
            <text:p>2.671</text:p>
          </table:table-cell>
          <table:table-cell office:value-type="float" office:value="9.289" calcext:value-type="float">
            <text:p>9.289</text:p>
          </table:table-cell>
          <table:table-cell office:value-type="float" office:value="12.434" calcext:value-type="float">
            <text:p>12.434</text:p>
          </table:table-cell>
          <table:table-cell office:value-type="float" office:value="16.077" calcext:value-type="float">
            <text:p>16.077</text:p>
          </table:table-cell>
          <table:table-cell office:value-type="float" office:value="18.316" calcext:value-type="float">
            <text:p>18.316</text:p>
          </table:table-cell>
          <table:table-cell office:value-type="float" office:value="20.064" calcext:value-type="float">
            <text:p>20.064</text:p>
          </table:table-cell>
          <table:table-cell office:value-type="float" office:value="22.935" calcext:value-type="float">
            <text:p>22.935</text:p>
          </table:table-cell>
          <table:table-cell office:value-type="float" office:value="27.227" calcext:value-type="float">
            <text:p>27.227</text:p>
          </table:table-cell>
          <table:table-cell office:value-type="float" office:value="327.717" calcext:value-type="float">
            <text:p>327.717</text:p>
          </table:table-cell>
          <table:table-cell office:value-type="float" office:value="13.624" calcext:value-type="float">
            <text:p>13.624</text:p>
          </table:table-cell>
          <table:table-cell office:value-type="float" office:value="12.642" calcext:value-type="float">
            <text:p>12.642</text:p>
          </table:table-cell>
          <table:table-cell office:value-type="float" office:value="1741.635" calcext:value-type="float">
            <text:p>1741.635</text:p>
          </table:table-cell>
          <table:table-cell table:style-name="ce10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827" calcext:value-type="float">
            <text:p>0.827</text:p>
          </table:table-cell>
          <table:table-cell office:value-type="float" office:value="2.089" calcext:value-type="float">
            <text:p>2.089</text:p>
          </table:table-cell>
          <table:table-cell office:value-type="float" office:value="3.39" calcext:value-type="float">
            <text:p>3.39</text:p>
          </table:table-cell>
          <table:table-cell office:value-type="float" office:value="5.537" calcext:value-type="float">
            <text:p>5.537</text:p>
          </table:table-cell>
          <table:table-cell office:value-type="float" office:value="7.153" calcext:value-type="float">
            <text:p>7.153</text:p>
          </table:table-cell>
          <table:table-cell office:value-type="float" office:value="8.577" calcext:value-type="float">
            <text:p>8.577</text:p>
          </table:table-cell>
          <table:table-cell office:value-type="float" office:value="11.308" calcext:value-type="float">
            <text:p>11.308</text:p>
          </table:table-cell>
          <table:table-cell office:value-type="float" office:value="17.31" calcext:value-type="float">
            <text:p>17.31</text:p>
          </table:table-cell>
          <table:table-cell office:value-type="float" office:value="154.285" calcext:value-type="float">
            <text:p>154.285</text:p>
          </table:table-cell>
          <table:table-cell office:value-type="float" office:value="4.775" calcext:value-type="float">
            <text:p>4.775</text:p>
          </table:table-cell>
          <table:table-cell office:value-type="float" office:value="6.079" calcext:value-type="float">
            <text:p>6.079</text:p>
          </table:table-cell>
          <table:table-cell office:value-type="float" office:value="0.388" calcext:value-type="float">
            <text:p>0.388</text:p>
          </table:table-cell>
          <table:table-cell office:value-type="float" office:value="1.152" calcext:value-type="float">
            <text:p>1.152</text:p>
          </table:table-cell>
          <table:table-cell office:value-type="float" office:value="1.884" calcext:value-type="float">
            <text:p>1.884</text:p>
          </table:table-cell>
          <table:table-cell office:value-type="float" office:value="3.249" calcext:value-type="float">
            <text:p>3.249</text:p>
          </table:table-cell>
          <table:table-cell office:value-type="float" office:value="4.214" calcext:value-type="float">
            <text:p>4.214</text:p>
          </table:table-cell>
          <table:table-cell office:value-type="float" office:value="4.974" calcext:value-type="float">
            <text:p>4.974</text:p>
          </table:table-cell>
          <table:table-cell office:value-type="float" office:value="6.279" calcext:value-type="float">
            <text:p>6.279</text:p>
          </table:table-cell>
          <table:table-cell office:value-type="float" office:value="8.755" calcext:value-type="float">
            <text:p>8.755</text:p>
          </table:table-cell>
          <table:table-cell office:value-type="float" office:value="152.299" calcext:value-type="float">
            <text:p>152.299</text:p>
          </table:table-cell>
          <table:table-cell office:value-type="float" office:value="2.677" calcext:value-type="float">
            <text:p>2.677</text:p>
          </table:table-cell>
          <table:table-cell office:value-type="float" office:value="3.899" calcext:value-type="float">
            <text:p>3.899</text:p>
          </table:table-cell>
          <table:table-cell office:value-type="float" office:value="0.766" calcext:value-type="float">
            <text:p>0.766</text:p>
          </table:table-cell>
          <table:table-cell office:value-type="float" office:value="2.387" calcext:value-type="float">
            <text:p>2.387</text:p>
          </table:table-cell>
          <table:table-cell office:value-type="float" office:value="3.737" calcext:value-type="float">
            <text:p>3.737</text:p>
          </table:table-cell>
          <table:table-cell office:value-type="float" office:value="5.702" calcext:value-type="float">
            <text:p>5.702</text:p>
          </table:table-cell>
          <table:table-cell office:value-type="float" office:value="7.022" calcext:value-type="float">
            <text:p>7.022</text:p>
          </table:table-cell>
          <table:table-cell office:value-type="float" office:value="8.121" calcext:value-type="float">
            <text:p>8.121</text:p>
          </table:table-cell>
          <table:table-cell office:value-type="float" office:value="10.728" calcext:value-type="float">
            <text:p>10.728</text:p>
          </table:table-cell>
          <table:table-cell office:value-type="float" office:value="19.462" calcext:value-type="float">
            <text:p>19.462</text:p>
          </table:table-cell>
          <table:table-cell office:value-type="float" office:value="154.362" calcext:value-type="float">
            <text:p>154.362</text:p>
          </table:table-cell>
          <table:table-cell office:value-type="float" office:value="5.025" calcext:value-type="float">
            <text:p>5.025</text:p>
          </table:table-cell>
          <table:table-cell office:value-type="float" office:value="6.784" calcext:value-type="float">
            <text:p>6.784</text:p>
          </table:table-cell>
          <table:table-cell office:value-type="float" office:value="0.331" calcext:value-type="float">
            <text:p>0.331</text:p>
          </table:table-cell>
          <table:table-cell office:value-type="float" office:value="0.964" calcext:value-type="float">
            <text:p>0.964</text:p>
          </table:table-cell>
          <table:table-cell office:value-type="float" office:value="1.657" calcext:value-type="float">
            <text:p>1.657</text:p>
          </table:table-cell>
          <table:table-cell office:value-type="float" office:value="2.931" calcext:value-type="float">
            <text:p>2.931</text:p>
          </table:table-cell>
          <table:table-cell office:value-type="float" office:value="3.821" calcext:value-type="float">
            <text:p>3.821</text:p>
          </table:table-cell>
          <table:table-cell office:value-type="float" office:value="4.538" calcext:value-type="float">
            <text:p>4.538</text:p>
          </table:table-cell>
          <table:table-cell office:value-type="float" office:value="5.825" calcext:value-type="float">
            <text:p>5.825</text:p>
          </table:table-cell>
          <table:table-cell office:value-type="float" office:value="8.211" calcext:value-type="float">
            <text:p>8.211</text:p>
          </table:table-cell>
          <table:table-cell office:value-type="float" office:value="145.968" calcext:value-type="float">
            <text:p>145.968</text:p>
          </table:table-cell>
          <table:table-cell office:value-type="float" office:value="2.435" calcext:value-type="float">
            <text:p>2.435</text:p>
          </table:table-cell>
          <table:table-cell office:value-type="float" office:value="4.018" calcext:value-type="float">
            <text:p>4.018</text:p>
          </table:table-cell>
          <table:table-cell office:value-type="float" office:value="2.986" calcext:value-type="float">
            <text:p>2.986</text:p>
          </table:table-cell>
          <table:table-cell office:value-type="float" office:value="9.262" calcext:value-type="float">
            <text:p>9.262</text:p>
          </table:table-cell>
          <table:table-cell office:value-type="float" office:value="12.684" calcext:value-type="float">
            <text:p>12.684</text:p>
          </table:table-cell>
          <table:table-cell office:value-type="float" office:value="17.099" calcext:value-type="float">
            <text:p>17.099</text:p>
          </table:table-cell>
          <table:table-cell office:value-type="float" office:value="20.31" calcext:value-type="float">
            <text:p>20.31</text:p>
          </table:table-cell>
          <table:table-cell office:value-type="float" office:value="23.244" calcext:value-type="float">
            <text:p>23.244</text:p>
          </table:table-cell>
          <table:table-cell office:value-type="float" office:value="30.19" calcext:value-type="float">
            <text:p>30.19</text:p>
          </table:table-cell>
          <table:table-cell office:value-type="float" office:value="43.878" calcext:value-type="float">
            <text:p>43.878</text:p>
          </table:table-cell>
          <table:table-cell office:value-type="float" office:value="173.891" calcext:value-type="float">
            <text:p>173.891</text:p>
          </table:table-cell>
          <table:table-cell office:value-type="float" office:value="14.912" calcext:value-type="float">
            <text:p>14.912</text:p>
          </table:table-cell>
          <table:table-cell office:value-type="float" office:value="11.094" calcext:value-type="float">
            <text:p>11.094</text:p>
          </table:table-cell>
          <table:table-cell office:value-type="float" office:value="1669.577" calcext:value-type="float">
            <text:p>1669.577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725" calcext:value-type="float">
            <text:p>0.725</text:p>
          </table:table-cell>
          <table:table-cell office:value-type="float" office:value="2.302" calcext:value-type="float">
            <text:p>2.302</text:p>
          </table:table-cell>
          <table:table-cell office:value-type="float" office:value="4.486" calcext:value-type="float">
            <text:p>4.486</text:p>
          </table:table-cell>
          <table:table-cell office:value-type="float" office:value="7.159" calcext:value-type="float">
            <text:p>7.159</text:p>
          </table:table-cell>
          <table:table-cell office:value-type="float" office:value="8.634" calcext:value-type="float">
            <text:p>8.634</text:p>
          </table:table-cell>
          <table:table-cell office:value-type="float" office:value="9.8" calcext:value-type="float">
            <text:p>9.8</text:p>
          </table:table-cell>
          <table:table-cell office:value-type="float" office:value="11.723" calcext:value-type="float">
            <text:p>11.723</text:p>
          </table:table-cell>
          <table:table-cell office:value-type="float" office:value="15.37" calcext:value-type="float">
            <text:p>15.37</text:p>
          </table:table-cell>
          <table:table-cell office:value-type="float" office:value="268.759" calcext:value-type="float">
            <text:p>268.759</text:p>
          </table:table-cell>
          <table:table-cell office:value-type="float" office:value="5.484" calcext:value-type="float">
            <text:p>5.484</text:p>
          </table:table-cell>
          <table:table-cell office:value-type="float" office:value="8.039" calcext:value-type="float">
            <text:p>8.039</text:p>
          </table:table-cell>
          <table:table-cell office:value-type="float" office:value="0.357" calcext:value-type="float">
            <text:p>0.357</text:p>
          </table:table-cell>
          <table:table-cell office:value-type="float" office:value="0.918" calcext:value-type="float">
            <text:p>0.918</text:p>
          </table:table-cell>
          <table:table-cell office:value-type="float" office:value="1.693" calcext:value-type="float">
            <text:p>1.693</text:p>
          </table:table-cell>
          <table:table-cell office:value-type="float" office:value="5.325" calcext:value-type="float">
            <text:p>5.325</text:p>
          </table:table-cell>
          <table:table-cell office:value-type="float" office:value="6.826" calcext:value-type="float">
            <text:p>6.826</text:p>
          </table:table-cell>
          <table:table-cell office:value-type="float" office:value="7.893" calcext:value-type="float">
            <text:p>7.893</text:p>
          </table:table-cell>
          <table:table-cell office:value-type="float" office:value="9.539" calcext:value-type="float">
            <text:p>9.539</text:p>
          </table:table-cell>
          <table:table-cell office:value-type="float" office:value="11.493" calcext:value-type="float">
            <text:p>11.493</text:p>
          </table:table-cell>
          <table:table-cell office:value-type="float" office:value="253.299" calcext:value-type="float">
            <text:p>253.299</text:p>
          </table:table-cell>
          <table:table-cell office:value-type="float" office:value="3.315" calcext:value-type="float">
            <text:p>3.315</text:p>
          </table:table-cell>
          <table:table-cell office:value-type="float" office:value="3.852" calcext:value-type="float">
            <text:p>3.852</text:p>
          </table:table-cell>
          <table:table-cell office:value-type="float" office:value="0.69" calcext:value-type="float">
            <text:p>0.69</text:p>
          </table:table-cell>
          <table:table-cell office:value-type="float" office:value="2.071" calcext:value-type="float">
            <text:p>2.071</text:p>
          </table:table-cell>
          <table:table-cell office:value-type="float" office:value="4.363" calcext:value-type="float">
            <text:p>4.363</text:p>
          </table:table-cell>
          <table:table-cell office:value-type="float" office:value="7.339" calcext:value-type="float">
            <text:p>7.339</text:p>
          </table:table-cell>
          <table:table-cell office:value-type="float" office:value="9.086" calcext:value-type="float">
            <text:p>9.086</text:p>
          </table:table-cell>
          <table:table-cell office:value-type="float" office:value="10.382" calcext:value-type="float">
            <text:p>10.382</text:p>
          </table:table-cell>
          <table:table-cell office:value-type="float" office:value="12.707" calcext:value-type="float">
            <text:p>12.707</text:p>
          </table:table-cell>
          <table:table-cell office:value-type="float" office:value="16.132" calcext:value-type="float">
            <text:p>16.132</text:p>
          </table:table-cell>
          <table:table-cell office:value-type="float" office:value="267.686" calcext:value-type="float">
            <text:p>267.686</text:p>
          </table:table-cell>
          <table:table-cell office:value-type="float" office:value="5.464" calcext:value-type="float">
            <text:p>5.464</text:p>
          </table:table-cell>
          <table:table-cell office:value-type="float" office:value="6.627" calcext:value-type="float">
            <text:p>6.627</text:p>
          </table:table-cell>
          <table:table-cell office:value-type="float" office:value="0.271" calcext:value-type="float">
            <text:p>0.271</text:p>
          </table:table-cell>
          <table:table-cell office:value-type="float" office:value="0.6" calcext:value-type="float">
            <text:p>0.6</text:p>
          </table:table-cell>
          <table:table-cell office:value-type="float" office:value="1.16" calcext:value-type="float">
            <text:p>1.16</text:p>
          </table:table-cell>
          <table:table-cell office:value-type="float" office:value="4.859" calcext:value-type="float">
            <text:p>4.859</text:p>
          </table:table-cell>
          <table:table-cell office:value-type="float" office:value="6.2" calcext:value-type="float">
            <text:p>6.2</text:p>
          </table:table-cell>
          <table:table-cell office:value-type="float" office:value="7.277" calcext:value-type="float">
            <text:p>7.277</text:p>
          </table:table-cell>
          <table:table-cell office:value-type="float" office:value="8.778" calcext:value-type="float">
            <text:p>8.778</text:p>
          </table:table-cell>
          <table:table-cell office:value-type="float" office:value="10.533" calcext:value-type="float">
            <text:p>10.533</text:p>
          </table:table-cell>
          <table:table-cell office:value-type="float" office:value="254.267" calcext:value-type="float">
            <text:p>254.267</text:p>
          </table:table-cell>
          <table:table-cell office:value-type="float" office:value="2.865" calcext:value-type="float">
            <text:p>2.865</text:p>
          </table:table-cell>
          <table:table-cell office:value-type="float" office:value="4.314" calcext:value-type="float">
            <text:p>4.314</text:p>
          </table:table-cell>
          <table:table-cell office:value-type="float" office:value="2.81" calcext:value-type="float">
            <text:p>2.81</text:p>
          </table:table-cell>
          <table:table-cell office:value-type="float" office:value="11.506" calcext:value-type="float">
            <text:p>11.506</text:p>
          </table:table-cell>
          <table:table-cell office:value-type="float" office:value="15.61" calcext:value-type="float">
            <text:p>15.61</text:p>
          </table:table-cell>
          <table:table-cell office:value-type="float" office:value="20.537" calcext:value-type="float">
            <text:p>20.537</text:p>
          </table:table-cell>
          <table:table-cell office:value-type="float" office:value="23.659" calcext:value-type="float">
            <text:p>23.659</text:p>
          </table:table-cell>
          <table:table-cell office:value-type="float" office:value="25.966" calcext:value-type="float">
            <text:p>25.966</text:p>
          </table:table-cell>
          <table:table-cell office:value-type="float" office:value="29.878" calcext:value-type="float">
            <text:p>29.878</text:p>
          </table:table-cell>
          <table:table-cell office:value-type="float" office:value="35.497" calcext:value-type="float">
            <text:p>35.497</text:p>
          </table:table-cell>
          <table:table-cell office:value-type="float" office:value="309.267" calcext:value-type="float">
            <text:p>309.267</text:p>
          </table:table-cell>
          <table:table-cell office:value-type="float" office:value="17.127" calcext:value-type="float">
            <text:p>17.127</text:p>
          </table:table-cell>
          <table:table-cell office:value-type="float" office:value="12.21" calcext:value-type="float">
            <text:p>12.21</text:p>
          </table:table-cell>
          <table:table-cell office:value-type="float" office:value="1830.122" calcext:value-type="float">
            <text:p>1830.122</text:p>
          </table:table-cell>
          <table:table-cell table:style-name="ce10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825" calcext:value-type="float">
            <text:p>0.825</text:p>
          </table:table-cell>
          <table:table-cell office:value-type="float" office:value="2.85" calcext:value-type="float">
            <text:p>2.85</text:p>
          </table:table-cell>
          <table:table-cell office:value-type="float" office:value="5.28" calcext:value-type="float">
            <text:p>5.28</text:p>
          </table:table-cell>
          <table:table-cell office:value-type="float" office:value="9.659" calcext:value-type="float">
            <text:p>9.659</text:p>
          </table:table-cell>
          <table:table-cell office:value-type="float" office:value="12.783" calcext:value-type="float">
            <text:p>12.783</text:p>
          </table:table-cell>
          <table:table-cell office:value-type="float" office:value="15.385" calcext:value-type="float">
            <text:p>15.385</text:p>
          </table:table-cell>
          <table:table-cell office:value-type="float" office:value="20.091" calcext:value-type="float">
            <text:p>20.091</text:p>
          </table:table-cell>
          <table:table-cell office:value-type="float" office:value="31.736" calcext:value-type="float">
            <text:p>31.736</text:p>
          </table:table-cell>
          <table:table-cell office:value-type="float" office:value="387.603" calcext:value-type="float">
            <text:p>387.603</text:p>
          </table:table-cell>
          <table:table-cell office:value-type="float" office:value="7.865" calcext:value-type="float">
            <text:p>7.865</text:p>
          </table:table-cell>
          <table:table-cell office:value-type="float" office:value="10.75" calcext:value-type="float">
            <text:p>10.75</text:p>
          </table:table-cell>
          <table:table-cell office:value-type="float" office:value="0.389" calcext:value-type="float">
            <text:p>0.389</text:p>
          </table:table-cell>
          <table:table-cell office:value-type="float" office:value="1.383" calcext:value-type="float">
            <text:p>1.383</text:p>
          </table:table-cell>
          <table:table-cell office:value-type="float" office:value="2.274" calcext:value-type="float">
            <text:p>2.274</text:p>
          </table:table-cell>
          <table:table-cell office:value-type="float" office:value="4.247" calcext:value-type="float">
            <text:p>4.247</text:p>
          </table:table-cell>
          <table:table-cell office:value-type="float" office:value="5.647" calcext:value-type="float">
            <text:p>5.647</text:p>
          </table:table-cell>
          <table:table-cell office:value-type="float" office:value="6.751" calcext:value-type="float">
            <text:p>6.751</text:p>
          </table:table-cell>
          <table:table-cell office:value-type="float" office:value="8.893" calcext:value-type="float">
            <text:p>8.893</text:p>
          </table:table-cell>
          <table:table-cell office:value-type="float" office:value="11.983" calcext:value-type="float">
            <text:p>11.983</text:p>
          </table:table-cell>
          <table:table-cell office:value-type="float" office:value="378.462" calcext:value-type="float">
            <text:p>378.462</text:p>
          </table:table-cell>
          <table:table-cell office:value-type="float" office:value="3.542" calcext:value-type="float">
            <text:p>3.542</text:p>
          </table:table-cell>
          <table:table-cell office:value-type="float" office:value="6.998" calcext:value-type="float">
            <text:p>6.998</text:p>
          </table:table-cell>
          <table:table-cell office:value-type="float" office:value="0.78" calcext:value-type="float">
            <text:p>0.78</text:p>
          </table:table-cell>
          <table:table-cell office:value-type="float" office:value="2.939" calcext:value-type="float">
            <text:p>2.939</text:p>
          </table:table-cell>
          <table:table-cell office:value-type="float" office:value="4.88" calcext:value-type="float">
            <text:p>4.88</text:p>
          </table:table-cell>
          <table:table-cell office:value-type="float" office:value="7.824" calcext:value-type="float">
            <text:p>7.824</text:p>
          </table:table-cell>
          <table:table-cell office:value-type="float" office:value="9.685" calcext:value-type="float">
            <text:p>9.685</text:p>
          </table:table-cell>
          <table:table-cell office:value-type="float" office:value="11.195" calcext:value-type="float">
            <text:p>11.195</text:p>
          </table:table-cell>
          <table:table-cell office:value-type="float" office:value="14.828" calcext:value-type="float">
            <text:p>14.828</text:p>
          </table:table-cell>
          <table:table-cell office:value-type="float" office:value="26.644" calcext:value-type="float">
            <text:p>26.644</text:p>
          </table:table-cell>
          <table:table-cell office:value-type="float" office:value="390.175" calcext:value-type="float">
            <text:p>390.175</text:p>
          </table:table-cell>
          <table:table-cell office:value-type="float" office:value="6.733" calcext:value-type="float">
            <text:p>6.733</text:p>
          </table:table-cell>
          <table:table-cell office:value-type="float" office:value="10.628" calcext:value-type="float">
            <text:p>10.628</text:p>
          </table:table-cell>
          <table:table-cell office:value-type="float" office:value="0.341" calcext:value-type="float">
            <text:p>0.341</text:p>
          </table:table-cell>
          <table:table-cell office:value-type="float" office:value="1.217" calcext:value-type="float">
            <text:p>1.217</text:p>
          </table:table-cell>
          <table:table-cell office:value-type="float" office:value="2.167" calcext:value-type="float">
            <text:p>2.167</text:p>
          </table:table-cell>
          <table:table-cell office:value-type="float" office:value="4.161" calcext:value-type="float">
            <text:p>4.161</text:p>
          </table:table-cell>
          <table:table-cell office:value-type="float" office:value="5.47" calcext:value-type="float">
            <text:p>5.47</text:p>
          </table:table-cell>
          <table:table-cell office:value-type="float" office:value="6.423" calcext:value-type="float">
            <text:p>6.423</text:p>
          </table:table-cell>
          <table:table-cell office:value-type="float" office:value="8.265" calcext:value-type="float">
            <text:p>8.265</text:p>
          </table:table-cell>
          <table:table-cell office:value-type="float" office:value="11.264" calcext:value-type="float">
            <text:p>11.264</text:p>
          </table:table-cell>
          <table:table-cell office:value-type="float" office:value="378.623" calcext:value-type="float">
            <text:p>378.623</text:p>
          </table:table-cell>
          <table:table-cell office:value-type="float" office:value="3.337" calcext:value-type="float">
            <text:p>3.337</text:p>
          </table:table-cell>
          <table:table-cell office:value-type="float" office:value="6.143" calcext:value-type="float">
            <text:p>6.143</text:p>
          </table:table-cell>
          <table:table-cell office:value-type="float" office:value="2.797" calcext:value-type="float">
            <text:p>2.797</text:p>
          </table:table-cell>
          <table:table-cell office:value-type="float" office:value="11.886" calcext:value-type="float">
            <text:p>11.886</text:p>
          </table:table-cell>
          <table:table-cell office:value-type="float" office:value="18.075" calcext:value-type="float">
            <text:p>18.075</text:p>
          </table:table-cell>
          <table:table-cell office:value-type="float" office:value="25.63" calcext:value-type="float">
            <text:p>25.63</text:p>
          </table:table-cell>
          <table:table-cell office:value-type="float" office:value="30.78" calcext:value-type="float">
            <text:p>30.78</text:p>
          </table:table-cell>
          <table:table-cell office:value-type="float" office:value="35.434" calcext:value-type="float">
            <text:p>35.434</text:p>
          </table:table-cell>
          <table:table-cell office:value-type="float" office:value="45.802" calcext:value-type="float">
            <text:p>45.802</text:p>
          </table:table-cell>
          <table:table-cell office:value-type="float" office:value="64.531" calcext:value-type="float">
            <text:p>64.531</text:p>
          </table:table-cell>
          <table:table-cell office:value-type="float" office:value="408.947" calcext:value-type="float">
            <text:p>408.947</text:p>
          </table:table-cell>
          <table:table-cell office:value-type="float" office:value="21.477" calcext:value-type="float">
            <text:p>21.477</text:p>
          </table:table-cell>
          <table:table-cell office:value-type="float" office:value="19.236" calcext:value-type="float">
            <text:p>19.236</text:p>
          </table:table-cell>
          <table:table-cell office:value-type="float" office:value="1630.273" calcext:value-type="float">
            <text:p>1630.273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729" calcext:value-type="float">
            <text:p>0.729</text:p>
          </table:table-cell>
          <table:table-cell office:value-type="float" office:value="2.675" calcext:value-type="float">
            <text:p>2.675</text:p>
          </table:table-cell>
          <table:table-cell office:value-type="float" office:value="5.252" calcext:value-type="float">
            <text:p>5.252</text:p>
          </table:table-cell>
          <table:table-cell office:value-type="float" office:value="8.202" calcext:value-type="float">
            <text:p>8.202</text:p>
          </table:table-cell>
          <table:table-cell office:value-type="float" office:value="9.918" calcext:value-type="float">
            <text:p>9.918</text:p>
          </table:table-cell>
          <table:table-cell office:value-type="float" office:value="11.235" calcext:value-type="float">
            <text:p>11.235</text:p>
          </table:table-cell>
          <table:table-cell office:value-type="float" office:value="13.506" calcext:value-type="float">
            <text:p>13.506</text:p>
          </table:table-cell>
          <table:table-cell office:value-type="float" office:value="16.88" calcext:value-type="float">
            <text:p>16.88</text:p>
          </table:table-cell>
          <table:table-cell office:value-type="float" office:value="319.837" calcext:value-type="float">
            <text:p>319.837</text:p>
          </table:table-cell>
          <table:table-cell office:value-type="float" office:value="6.191" calcext:value-type="float">
            <text:p>6.191</text:p>
          </table:table-cell>
          <table:table-cell office:value-type="float" office:value="8.519" calcext:value-type="float">
            <text:p>8.519</text:p>
          </table:table-cell>
          <table:table-cell office:value-type="float" office:value="0.363" calcext:value-type="float">
            <text:p>0.363</text:p>
          </table:table-cell>
          <table:table-cell office:value-type="float" office:value="1.05" calcext:value-type="float">
            <text:p>1.05</text:p>
          </table:table-cell>
          <table:table-cell office:value-type="float" office:value="2.267" calcext:value-type="float">
            <text:p>2.267</text:p>
          </table:table-cell>
          <table:table-cell office:value-type="float" office:value="6.341" calcext:value-type="float">
            <text:p>6.341</text:p>
          </table:table-cell>
          <table:table-cell office:value-type="float" office:value="7.825" calcext:value-type="float">
            <text:p>7.825</text:p>
          </table:table-cell>
          <table:table-cell office:value-type="float" office:value="8.951" calcext:value-type="float">
            <text:p>8.951</text:p>
          </table:table-cell>
          <table:table-cell office:value-type="float" office:value="10.548" calcext:value-type="float">
            <text:p>10.548</text:p>
          </table:table-cell>
          <table:table-cell office:value-type="float" office:value="12.598" calcext:value-type="float">
            <text:p>12.598</text:p>
          </table:table-cell>
          <table:table-cell office:value-type="float" office:value="318.393" calcext:value-type="float">
            <text:p>318.393</text:p>
          </table:table-cell>
          <table:table-cell office:value-type="float" office:value="3.928" calcext:value-type="float">
            <text:p>3.928</text:p>
          </table:table-cell>
          <table:table-cell office:value-type="float" office:value="4.973" calcext:value-type="float">
            <text:p>4.973</text:p>
          </table:table-cell>
          <table:table-cell office:value-type="float" office:value="0.707" calcext:value-type="float">
            <text:p>0.707</text:p>
          </table:table-cell>
          <table:table-cell office:value-type="float" office:value="2.454" calcext:value-type="float">
            <text:p>2.454</text:p>
          </table:table-cell>
          <table:table-cell office:value-type="float" office:value="5.029" calcext:value-type="float">
            <text:p>5.029</text:p>
          </table:table-cell>
          <table:table-cell office:value-type="float" office:value="8.195" calcext:value-type="float">
            <text:p>8.195</text:p>
          </table:table-cell>
          <table:table-cell office:value-type="float" office:value="10.054" calcext:value-type="float">
            <text:p>10.054</text:p>
          </table:table-cell>
          <table:table-cell office:value-type="float" office:value="11.423" calcext:value-type="float">
            <text:p>11.423</text:p>
          </table:table-cell>
          <table:table-cell office:value-type="float" office:value="13.676" calcext:value-type="float">
            <text:p>13.676</text:p>
          </table:table-cell>
          <table:table-cell office:value-type="float" office:value="16.728" calcext:value-type="float">
            <text:p>16.728</text:p>
          </table:table-cell>
          <table:table-cell office:value-type="float" office:value="318.251" calcext:value-type="float">
            <text:p>318.251</text:p>
          </table:table-cell>
          <table:table-cell office:value-type="float" office:value="6.096" calcext:value-type="float">
            <text:p>6.096</text:p>
          </table:table-cell>
          <table:table-cell office:value-type="float" office:value="8.666" calcext:value-type="float">
            <text:p>8.666</text:p>
          </table:table-cell>
          <table:table-cell office:value-type="float" office:value="0.258" calcext:value-type="float">
            <text:p>0.258</text:p>
          </table:table-cell>
          <table:table-cell office:value-type="float" office:value="0.655" calcext:value-type="float">
            <text:p>0.655</text:p>
          </table:table-cell>
          <table:table-cell office:value-type="float" office:value="1.435" calcext:value-type="float">
            <text:p>1.435</text:p>
          </table:table-cell>
          <table:table-cell office:value-type="float" office:value="5.448" calcext:value-type="float">
            <text:p>5.448</text:p>
          </table:table-cell>
          <table:table-cell office:value-type="float" office:value="7.001" calcext:value-type="float">
            <text:p>7.001</text:p>
          </table:table-cell>
          <table:table-cell office:value-type="float" office:value="8.091" calcext:value-type="float">
            <text:p>8.091</text:p>
          </table:table-cell>
          <table:table-cell office:value-type="float" office:value="9.646" calcext:value-type="float">
            <text:p>9.646</text:p>
          </table:table-cell>
          <table:table-cell office:value-type="float" office:value="11.424" calcext:value-type="float">
            <text:p>11.424</text:p>
          </table:table-cell>
          <table:table-cell office:value-type="float" office:value="314.511" calcext:value-type="float">
            <text:p>314.511</text:p>
          </table:table-cell>
          <table:table-cell office:value-type="float" office:value="3.224" calcext:value-type="float">
            <text:p>3.224</text:p>
          </table:table-cell>
          <table:table-cell office:value-type="float" office:value="4.341" calcext:value-type="float">
            <text:p>4.341</text:p>
          </table:table-cell>
          <table:table-cell office:value-type="float" office:value="2.796" calcext:value-type="float">
            <text:p>2.796</text:p>
          </table:table-cell>
          <table:table-cell office:value-type="float" office:value="13.396" calcext:value-type="float">
            <text:p>13.396</text:p>
          </table:table-cell>
          <table:table-cell office:value-type="float" office:value="18.032" calcext:value-type="float">
            <text:p>18.032</text:p>
          </table:table-cell>
          <table:table-cell office:value-type="float" office:value="23.386" calcext:value-type="float">
            <text:p>23.386</text:p>
          </table:table-cell>
          <table:table-cell office:value-type="float" office:value="26.634" calcext:value-type="float">
            <text:p>26.634</text:p>
          </table:table-cell>
          <table:table-cell office:value-type="float" office:value="28.983" calcext:value-type="float">
            <text:p>28.983</text:p>
          </table:table-cell>
          <table:table-cell office:value-type="float" office:value="33.058" calcext:value-type="float">
            <text:p>33.058</text:p>
          </table:table-cell>
          <table:table-cell office:value-type="float" office:value="38.358" calcext:value-type="float">
            <text:p>38.358</text:p>
          </table:table-cell>
          <table:table-cell office:value-type="float" office:value="333.72" calcext:value-type="float">
            <text:p>333.72</text:p>
          </table:table-cell>
          <table:table-cell office:value-type="float" office:value="19.439" calcext:value-type="float">
            <text:p>19.439</text:p>
          </table:table-cell>
          <table:table-cell office:value-type="float" office:value="13.967" calcext:value-type="float">
            <text:p>13.967</text:p>
          </table:table-cell>
          <table:table-cell office:value-type="float" office:value="1986.283" calcext:value-type="float">
            <text:p>1986.283</text:p>
          </table:table-cell>
          <table:table-cell table:style-name="ce10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843" calcext:value-type="float">
            <text:p>0.843</text:p>
          </table:table-cell>
          <table:table-cell office:value-type="float" office:value="3.651" calcext:value-type="float">
            <text:p>3.651</text:p>
          </table:table-cell>
          <table:table-cell office:value-type="float" office:value="7.447" calcext:value-type="float">
            <text:p>7.447</text:p>
          </table:table-cell>
          <table:table-cell office:value-type="float" office:value="14.096" calcext:value-type="float">
            <text:p>14.096</text:p>
          </table:table-cell>
          <table:table-cell office:value-type="float" office:value="18.907" calcext:value-type="float">
            <text:p>18.907</text:p>
          </table:table-cell>
          <table:table-cell office:value-type="float" office:value="22.617" calcext:value-type="float">
            <text:p>22.617</text:p>
          </table:table-cell>
          <table:table-cell office:value-type="float" office:value="29.897" calcext:value-type="float">
            <text:p>29.897</text:p>
          </table:table-cell>
          <table:table-cell office:value-type="float" office:value="40.875" calcext:value-type="float">
            <text:p>40.875</text:p>
          </table:table-cell>
          <table:table-cell office:value-type="float" office:value="202.112" calcext:value-type="float">
            <text:p>202.112</text:p>
          </table:table-cell>
          <table:table-cell office:value-type="float" office:value="10.747" calcext:value-type="float">
            <text:p>10.747</text:p>
          </table:table-cell>
          <table:table-cell office:value-type="float" office:value="11.242" calcext:value-type="float">
            <text:p>11.242</text:p>
          </table:table-cell>
          <table:table-cell office:value-type="float" office:value="0.394" calcext:value-type="float">
            <text:p>0.394</text:p>
          </table:table-cell>
          <table:table-cell office:value-type="float" office:value="1.574" calcext:value-type="float">
            <text:p>1.574</text:p>
          </table:table-cell>
          <table:table-cell office:value-type="float" office:value="2.543" calcext:value-type="float">
            <text:p>2.543</text:p>
          </table:table-cell>
          <table:table-cell office:value-type="float" office:value="4.915" calcext:value-type="float">
            <text:p>4.915</text:p>
          </table:table-cell>
          <table:table-cell office:value-type="float" office:value="6.572" calcext:value-type="float">
            <text:p>6.572</text:p>
          </table:table-cell>
          <table:table-cell office:value-type="float" office:value="7.954" calcext:value-type="float">
            <text:p>7.954</text:p>
          </table:table-cell>
          <table:table-cell office:value-type="float" office:value="10.441" calcext:value-type="float">
            <text:p>10.441</text:p>
          </table:table-cell>
          <table:table-cell office:value-type="float" office:value="14.348" calcext:value-type="float">
            <text:p>14.348</text:p>
          </table:table-cell>
          <table:table-cell office:value-type="float" office:value="135.649" calcext:value-type="float">
            <text:p>135.649</text:p>
          </table:table-cell>
          <table:table-cell office:value-type="float" office:value="3.99" calcext:value-type="float">
            <text:p>3.99</text:p>
          </table:table-cell>
          <table:table-cell office:value-type="float" office:value="5.265" calcext:value-type="float">
            <text:p>5.265</text:p>
          </table:table-cell>
          <table:table-cell office:value-type="float" office:value="0.776" calcext:value-type="float">
            <text:p>0.776</text:p>
          </table:table-cell>
          <table:table-cell office:value-type="float" office:value="3.453" calcext:value-type="float">
            <text:p>3.453</text:p>
          </table:table-cell>
          <table:table-cell office:value-type="float" office:value="5.705" calcext:value-type="float">
            <text:p>5.705</text:p>
          </table:table-cell>
          <table:table-cell office:value-type="float" office:value="9.288" calcext:value-type="float">
            <text:p>9.288</text:p>
          </table:table-cell>
          <table:table-cell office:value-type="float" office:value="11.476" calcext:value-type="float">
            <text:p>11.476</text:p>
          </table:table-cell>
          <table:table-cell office:value-type="float" office:value="13.278" calcext:value-type="float">
            <text:p>13.278</text:p>
          </table:table-cell>
          <table:table-cell office:value-type="float" office:value="17.941" calcext:value-type="float">
            <text:p>17.941</text:p>
          </table:table-cell>
          <table:table-cell office:value-type="float" office:value="33.531" calcext:value-type="float">
            <text:p>33.531</text:p>
          </table:table-cell>
          <table:table-cell office:value-type="float" office:value="235.403" calcext:value-type="float">
            <text:p>235.403</text:p>
          </table:table-cell>
          <table:table-cell office:value-type="float" office:value="7.762" calcext:value-type="float">
            <text:p>7.762</text:p>
          </table:table-cell>
          <table:table-cell office:value-type="float" office:value="8.968" calcext:value-type="float">
            <text:p>8.968</text:p>
          </table:table-cell>
          <table:table-cell office:value-type="float" office:value="0.359" calcext:value-type="float">
            <text:p>0.359</text:p>
          </table:table-cell>
          <table:table-cell office:value-type="float" office:value="1.47" calcext:value-type="float">
            <text:p>1.47</text:p>
          </table:table-cell>
          <table:table-cell office:value-type="float" office:value="2.518" calcext:value-type="float">
            <text:p>2.518</text:p>
          </table:table-cell>
          <table:table-cell office:value-type="float" office:value="4.933" calcext:value-type="float">
            <text:p>4.933</text:p>
          </table:table-cell>
          <table:table-cell office:value-type="float" office:value="6.434" calcext:value-type="float">
            <text:p>6.434</text:p>
          </table:table-cell>
          <table:table-cell office:value-type="float" office:value="7.634" calcext:value-type="float">
            <text:p>7.634</text:p>
          </table:table-cell>
          <table:table-cell office:value-type="float" office:value="10.012" calcext:value-type="float">
            <text:p>10.012</text:p>
          </table:table-cell>
          <table:table-cell office:value-type="float" office:value="13.733" calcext:value-type="float">
            <text:p>13.733</text:p>
          </table:table-cell>
          <table:table-cell office:value-type="float" office:value="196.121" calcext:value-type="float">
            <text:p>196.121</text:p>
          </table:table-cell>
          <table:table-cell office:value-type="float" office:value="3.912" calcext:value-type="float">
            <text:p>3.912</text:p>
          </table:table-cell>
          <table:table-cell office:value-type="float" office:value="5.516" calcext:value-type="float">
            <text:p>5.516</text:p>
          </table:table-cell>
          <table:table-cell office:value-type="float" office:value="2.91" calcext:value-type="float">
            <text:p>2.91</text:p>
          </table:table-cell>
          <table:table-cell office:value-type="float" office:value="14.404" calcext:value-type="float">
            <text:p>14.404</text:p>
          </table:table-cell>
          <table:table-cell office:value-type="float" office:value="22.868" calcext:value-type="float">
            <text:p>22.868</text:p>
          </table:table-cell>
          <table:table-cell office:value-type="float" office:value="33.516" calcext:value-type="float">
            <text:p>33.516</text:p>
          </table:table-cell>
          <table:table-cell office:value-type="float" office:value="40.559" calcext:value-type="float">
            <text:p>40.559</text:p>
          </table:table-cell>
          <table:table-cell office:value-type="float" office:value="46.097" calcext:value-type="float">
            <text:p>46.097</text:p>
          </table:table-cell>
          <table:table-cell office:value-type="float" office:value="57.549" calcext:value-type="float">
            <text:p>57.549</text:p>
          </table:table-cell>
          <table:table-cell office:value-type="float" office:value="74.597" calcext:value-type="float">
            <text:p>74.597</text:p>
          </table:table-cell>
          <table:table-cell office:value-type="float" office:value="372.944" calcext:value-type="float">
            <text:p>372.944</text:p>
          </table:table-cell>
          <table:table-cell office:value-type="float" office:value="26.411" calcext:value-type="float">
            <text:p>26.411</text:p>
          </table:table-cell>
          <table:table-cell office:value-type="float" office:value="17.71" calcext:value-type="float">
            <text:p>17.71</text:p>
          </table:table-cell>
          <table:table-cell office:value-type="float" office:value="1680.095" calcext:value-type="float">
            <text:p>1680.09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73" calcext:value-type="float">
            <text:p>0.73</text:p>
          </table:table-cell>
          <table:table-cell office:value-type="float" office:value="3.223" calcext:value-type="float">
            <text:p>3.223</text:p>
          </table:table-cell>
          <table:table-cell office:value-type="float" office:value="6.501" calcext:value-type="float">
            <text:p>6.501</text:p>
          </table:table-cell>
          <table:table-cell office:value-type="float" office:value="10.225" calcext:value-type="float">
            <text:p>10.225</text:p>
          </table:table-cell>
          <table:table-cell office:value-type="float" office:value="12.398" calcext:value-type="float">
            <text:p>12.398</text:p>
          </table:table-cell>
          <table:table-cell office:value-type="float" office:value="14.27" calcext:value-type="float">
            <text:p>14.27</text:p>
          </table:table-cell>
          <table:table-cell office:value-type="float" office:value="17.548" calcext:value-type="float">
            <text:p>17.548</text:p>
          </table:table-cell>
          <table:table-cell office:value-type="float" office:value="21.79" calcext:value-type="float">
            <text:p>21.79</text:p>
          </table:table-cell>
          <table:table-cell office:value-type="float" office:value="353.564" calcext:value-type="float">
            <text:p>353.564</text:p>
          </table:table-cell>
          <table:table-cell office:value-type="float" office:value="7.528" calcext:value-type="float">
            <text:p>7.528</text:p>
          </table:table-cell>
          <table:table-cell office:value-type="float" office:value="6.889" calcext:value-type="float">
            <text:p>6.889</text:p>
          </table:table-cell>
          <table:table-cell office:value-type="float" office:value="0.329" calcext:value-type="float">
            <text:p>0.329</text:p>
          </table:table-cell>
          <table:table-cell office:value-type="float" office:value="1.17" calcext:value-type="float">
            <text:p>1.17</text:p>
          </table:table-cell>
          <table:table-cell office:value-type="float" office:value="2.812" calcext:value-type="float">
            <text:p>2.812</text:p>
          </table:table-cell>
          <table:table-cell office:value-type="float" office:value="7.294" calcext:value-type="float">
            <text:p>7.294</text:p>
          </table:table-cell>
          <table:table-cell office:value-type="float" office:value="9.022" calcext:value-type="float">
            <text:p>9.022</text:p>
          </table:table-cell>
          <table:table-cell office:value-type="float" office:value="10.182" calcext:value-type="float">
            <text:p>10.182</text:p>
          </table:table-cell>
          <table:table-cell office:value-type="float" office:value="12.078" calcext:value-type="float">
            <text:p>12.078</text:p>
          </table:table-cell>
          <table:table-cell office:value-type="float" office:value="14.711" calcext:value-type="float">
            <text:p>14.711</text:p>
          </table:table-cell>
          <table:table-cell office:value-type="float" office:value="342.206" calcext:value-type="float">
            <text:p>342.206</text:p>
          </table:table-cell>
          <table:table-cell office:value-type="float" office:value="4.671" calcext:value-type="float">
            <text:p>4.671</text:p>
          </table:table-cell>
          <table:table-cell office:value-type="float" office:value="6.985" calcext:value-type="float">
            <text:p>6.985</text:p>
          </table:table-cell>
          <table:table-cell office:value-type="float" office:value="0.675" calcext:value-type="float">
            <text:p>0.675</text:p>
          </table:table-cell>
          <table:table-cell office:value-type="float" office:value="2.926" calcext:value-type="float">
            <text:p>2.926</text:p>
          </table:table-cell>
          <table:table-cell office:value-type="float" office:value="5.903" calcext:value-type="float">
            <text:p>5.903</text:p>
          </table:table-cell>
          <table:table-cell office:value-type="float" office:value="9.545" calcext:value-type="float">
            <text:p>9.545</text:p>
          </table:table-cell>
          <table:table-cell office:value-type="float" office:value="11.75" calcext:value-type="float">
            <text:p>11.75</text:p>
          </table:table-cell>
          <table:table-cell office:value-type="float" office:value="13.329" calcext:value-type="float">
            <text:p>13.329</text:p>
          </table:table-cell>
          <table:table-cell office:value-type="float" office:value="16.028" calcext:value-type="float">
            <text:p>16.028</text:p>
          </table:table-cell>
          <table:table-cell office:value-type="float" office:value="19.562" calcext:value-type="float">
            <text:p>19.562</text:p>
          </table:table-cell>
          <table:table-cell office:value-type="float" office:value="351.251" calcext:value-type="float">
            <text:p>351.251</text:p>
          </table:table-cell>
          <table:table-cell office:value-type="float" office:value="7.135" calcext:value-type="float">
            <text:p>7.135</text:p>
          </table:table-cell>
          <table:table-cell office:value-type="float" office:value="9.981" calcext:value-type="float">
            <text:p>9.981</text:p>
          </table:table-cell>
          <table:table-cell office:value-type="float" office:value="0.26" calcext:value-type="float">
            <text:p>0.26</text:p>
          </table:table-cell>
          <table:table-cell office:value-type="float" office:value="0.734" calcext:value-type="float">
            <text:p>0.734</text:p>
          </table:table-cell>
          <table:table-cell office:value-type="float" office:value="1.846" calcext:value-type="float">
            <text:p>1.846</text:p>
          </table:table-cell>
          <table:table-cell office:value-type="float" office:value="6.22" calcext:value-type="float">
            <text:p>6.22</text:p>
          </table:table-cell>
          <table:table-cell office:value-type="float" office:value="7.999" calcext:value-type="float">
            <text:p>7.999</text:p>
          </table:table-cell>
          <table:table-cell office:value-type="float" office:value="9.22" calcext:value-type="float">
            <text:p>9.22</text:p>
          </table:table-cell>
          <table:table-cell office:value-type="float" office:value="11.024" calcext:value-type="float">
            <text:p>11.024</text:p>
          </table:table-cell>
          <table:table-cell office:value-type="float" office:value="13.426" calcext:value-type="float">
            <text:p>13.426</text:p>
          </table:table-cell>
          <table:table-cell office:value-type="float" office:value="322.239" calcext:value-type="float">
            <text:p>322.239</text:p>
          </table:table-cell>
          <table:table-cell office:value-type="float" office:value="3.764" calcext:value-type="float">
            <text:p>3.764</text:p>
          </table:table-cell>
          <table:table-cell office:value-type="float" office:value="4.804" calcext:value-type="float">
            <text:p>4.804</text:p>
          </table:table-cell>
          <table:table-cell office:value-type="float" office:value="2.828" calcext:value-type="float">
            <text:p>2.828</text:p>
          </table:table-cell>
          <table:table-cell office:value-type="float" office:value="15.906" calcext:value-type="float">
            <text:p>15.906</text:p>
          </table:table-cell>
          <table:table-cell office:value-type="float" office:value="21.514" calcext:value-type="float">
            <text:p>21.514</text:p>
          </table:table-cell>
          <table:table-cell office:value-type="float" office:value="27.977" calcext:value-type="float">
            <text:p>27.977</text:p>
          </table:table-cell>
          <table:table-cell office:value-type="float" office:value="31.936" calcext:value-type="float">
            <text:p>31.936</text:p>
          </table:table-cell>
          <table:table-cell office:value-type="float" office:value="34.852" calcext:value-type="float">
            <text:p>34.852</text:p>
          </table:table-cell>
          <table:table-cell office:value-type="float" office:value="39.704" calcext:value-type="float">
            <text:p>39.704</text:p>
          </table:table-cell>
          <table:table-cell office:value-type="float" office:value="46.402" calcext:value-type="float">
            <text:p>46.402</text:p>
          </table:table-cell>
          <table:table-cell office:value-type="float" office:value="371.699" calcext:value-type="float">
            <text:p>371.699</text:p>
          </table:table-cell>
          <table:table-cell office:value-type="float" office:value="23.098" calcext:value-type="float">
            <text:p>23.098</text:p>
          </table:table-cell>
          <table:table-cell office:value-type="float" office:value="14.878" calcext:value-type="float">
            <text:p>14.878</text:p>
          </table:table-cell>
          <table:table-cell office:value-type="float" office:value="2055.997" calcext:value-type="float">
            <text:p>2055.997</text:p>
          </table:table-cell>
          <table:table-cell table:style-name="ce10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795" calcext:value-type="float">
            <text:p>0.795</text:p>
          </table:table-cell>
          <table:table-cell office:value-type="float" office:value="4.606" calcext:value-type="float">
            <text:p>4.606</text:p>
          </table:table-cell>
          <table:table-cell office:value-type="float" office:value="10.168" calcext:value-type="float">
            <text:p>10.168</text:p>
          </table:table-cell>
          <table:table-cell office:value-type="float" office:value="19.903" calcext:value-type="float">
            <text:p>19.903</text:p>
          </table:table-cell>
          <table:table-cell office:value-type="float" office:value="27.107" calcext:value-type="float">
            <text:p>27.107</text:p>
          </table:table-cell>
          <table:table-cell office:value-type="float" office:value="32.718" calcext:value-type="float">
            <text:p>32.718</text:p>
          </table:table-cell>
          <table:table-cell office:value-type="float" office:value="42.053" calcext:value-type="float">
            <text:p>42.053</text:p>
          </table:table-cell>
          <table:table-cell office:value-type="float" office:value="56.133" calcext:value-type="float">
            <text:p>56.133</text:p>
          </table:table-cell>
          <table:table-cell office:value-type="float" office:value="206.168" calcext:value-type="float">
            <text:p>206.168</text:p>
          </table:table-cell>
          <table:table-cell office:value-type="float" office:value="14.856" calcext:value-type="float">
            <text:p>14.856</text:p>
          </table:table-cell>
          <table:table-cell office:value-type="float" office:value="15.496" calcext:value-type="float">
            <text:p>15.496</text:p>
          </table:table-cell>
          <table:table-cell office:value-type="float" office:value="0.388" calcext:value-type="float">
            <text:p>0.388</text:p>
          </table:table-cell>
          <table:table-cell office:value-type="float" office:value="1.763" calcext:value-type="float">
            <text:p>1.763</text:p>
          </table:table-cell>
          <table:table-cell office:value-type="float" office:value="2.875" calcext:value-type="float">
            <text:p>2.875</text:p>
          </table:table-cell>
          <table:table-cell office:value-type="float" office:value="5.501" calcext:value-type="float">
            <text:p>5.501</text:p>
          </table:table-cell>
          <table:table-cell office:value-type="float" office:value="7.17" calcext:value-type="float">
            <text:p>7.17</text:p>
          </table:table-cell>
          <table:table-cell office:value-type="float" office:value="8.601" calcext:value-type="float">
            <text:p>8.601</text:p>
          </table:table-cell>
          <table:table-cell office:value-type="float" office:value="11.044" calcext:value-type="float">
            <text:p>11.044</text:p>
          </table:table-cell>
          <table:table-cell office:value-type="float" office:value="15.002" calcext:value-type="float">
            <text:p>15.002</text:p>
          </table:table-cell>
          <table:table-cell office:value-type="float" office:value="191.43" calcext:value-type="float">
            <text:p>191.43</text:p>
          </table:table-cell>
          <table:table-cell office:value-type="float" office:value="4.397" calcext:value-type="float">
            <text:p>4.397</text:p>
          </table:table-cell>
          <table:table-cell office:value-type="float" office:value="5.987" calcext:value-type="float">
            <text:p>5.987</text:p>
          </table:table-cell>
          <table:table-cell office:value-type="float" office:value="0.824" calcext:value-type="float">
            <text:p>0.824</text:p>
          </table:table-cell>
          <table:table-cell office:value-type="float" office:value="3.875" calcext:value-type="float">
            <text:p>3.875</text:p>
          </table:table-cell>
          <table:table-cell office:value-type="float" office:value="6.272" calcext:value-type="float">
            <text:p>6.272</text:p>
          </table:table-cell>
          <table:table-cell office:value-type="float" office:value="10.031" calcext:value-type="float">
            <text:p>10.031</text:p>
          </table:table-cell>
          <table:table-cell office:value-type="float" office:value="12.248" calcext:value-type="float">
            <text:p>12.248</text:p>
          </table:table-cell>
          <table:table-cell office:value-type="float" office:value="14.024" calcext:value-type="float">
            <text:p>14.024</text:p>
          </table:table-cell>
          <table:table-cell office:value-type="float" office:value="18.228" calcext:value-type="float">
            <text:p>18.228</text:p>
          </table:table-cell>
          <table:table-cell office:value-type="float" office:value="31.912" calcext:value-type="float">
            <text:p>31.912</text:p>
          </table:table-cell>
          <table:table-cell office:value-type="float" office:value="192.711" calcext:value-type="float">
            <text:p>192.711</text:p>
          </table:table-cell>
          <table:table-cell office:value-type="float" office:value="8.378" calcext:value-type="float">
            <text:p>8.378</text:p>
          </table:table-cell>
          <table:table-cell office:value-type="float" office:value="10.01" calcext:value-type="float">
            <text:p>10.01</text:p>
          </table:table-cell>
          <table:table-cell office:value-type="float" office:value="0.342" calcext:value-type="float">
            <text:p>0.342</text:p>
          </table:table-cell>
          <table:table-cell office:value-type="float" office:value="1.69" calcext:value-type="float">
            <text:p>1.69</text:p>
          </table:table-cell>
          <table:table-cell office:value-type="float" office:value="2.92" calcext:value-type="float">
            <text:p>2.92</text:p>
          </table:table-cell>
          <table:table-cell office:value-type="float" office:value="5.603" calcext:value-type="float">
            <text:p>5.603</text:p>
          </table:table-cell>
          <table:table-cell office:value-type="float" office:value="7.177" calcext:value-type="float">
            <text:p>7.177</text:p>
          </table:table-cell>
          <table:table-cell office:value-type="float" office:value="8.415" calcext:value-type="float">
            <text:p>8.415</text:p>
          </table:table-cell>
          <table:table-cell office:value-type="float" office:value="10.598" calcext:value-type="float">
            <text:p>10.598</text:p>
          </table:table-cell>
          <table:table-cell office:value-type="float" office:value="14.245" calcext:value-type="float">
            <text:p>14.245</text:p>
          </table:table-cell>
          <table:table-cell office:value-type="float" office:value="190.801" calcext:value-type="float">
            <text:p>190.801</text:p>
          </table:table-cell>
          <table:table-cell office:value-type="float" office:value="4.362" calcext:value-type="float">
            <text:p>4.362</text:p>
          </table:table-cell>
          <table:table-cell office:value-type="float" office:value="6.312" calcext:value-type="float">
            <text:p>6.312</text:p>
          </table:table-cell>
          <table:table-cell office:value-type="float" office:value="2.794" calcext:value-type="float">
            <text:p>2.794</text:p>
          </table:table-cell>
          <table:table-cell office:value-type="float" office:value="16.653" calcext:value-type="float">
            <text:p>16.653</text:p>
          </table:table-cell>
          <table:table-cell office:value-type="float" office:value="27.485" calcext:value-type="float">
            <text:p>27.485</text:p>
          </table:table-cell>
          <table:table-cell office:value-type="float" office:value="41.119" calcext:value-type="float">
            <text:p>41.119</text:p>
          </table:table-cell>
          <table:table-cell office:value-type="float" office:value="49.884" calcext:value-type="float">
            <text:p>49.884</text:p>
          </table:table-cell>
          <table:table-cell office:value-type="float" office:value="57.04" calcext:value-type="float">
            <text:p>57.04</text:p>
          </table:table-cell>
          <table:table-cell office:value-type="float" office:value="70.416" calcext:value-type="float">
            <text:p>70.416</text:p>
          </table:table-cell>
          <table:table-cell office:value-type="float" office:value="90.358" calcext:value-type="float">
            <text:p>90.358</text:p>
          </table:table-cell>
          <table:table-cell office:value-type="float" office:value="237.057" calcext:value-type="float">
            <text:p>237.057</text:p>
          </table:table-cell>
          <table:table-cell office:value-type="float" office:value="31.992" calcext:value-type="float">
            <text:p>31.992</text:p>
          </table:table-cell>
          <table:table-cell office:value-type="float" office:value="22.366" calcext:value-type="float">
            <text:p>22.366</text:p>
          </table:table-cell>
          <table:table-cell office:value-type="float" office:value="1691.426" calcext:value-type="float">
            <text:p>1691.426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725" calcext:value-type="float">
            <text:p>0.725</text:p>
          </table:table-cell>
          <table:table-cell office:value-type="float" office:value="3.935" calcext:value-type="float">
            <text:p>3.935</text:p>
          </table:table-cell>
          <table:table-cell office:value-type="float" office:value="7.655" calcext:value-type="float">
            <text:p>7.655</text:p>
          </table:table-cell>
          <table:table-cell office:value-type="float" office:value="11.81" calcext:value-type="float">
            <text:p>11.81</text:p>
          </table:table-cell>
          <table:table-cell office:value-type="float" office:value="14.653" calcext:value-type="float">
            <text:p>14.653</text:p>
          </table:table-cell>
          <table:table-cell office:value-type="float" office:value="17.095" calcext:value-type="float">
            <text:p>17.095</text:p>
          </table:table-cell>
          <table:table-cell office:value-type="float" office:value="21.389" calcext:value-type="float">
            <text:p>21.389</text:p>
          </table:table-cell>
          <table:table-cell office:value-type="float" office:value="28.055" calcext:value-type="float">
            <text:p>28.055</text:p>
          </table:table-cell>
          <table:table-cell office:value-type="float" office:value="351.152" calcext:value-type="float">
            <text:p>351.152</text:p>
          </table:table-cell>
          <table:table-cell office:value-type="float" office:value="9.306" calcext:value-type="float">
            <text:p>9.306</text:p>
          </table:table-cell>
          <table:table-cell office:value-type="float" office:value="12.46" calcext:value-type="float">
            <text:p>12.46</text:p>
          </table:table-cell>
          <table:table-cell office:value-type="float" office:value="0.351" calcext:value-type="float">
            <text:p>0.351</text:p>
          </table:table-cell>
          <table:table-cell office:value-type="float" office:value="1.287" calcext:value-type="float">
            <text:p>1.287</text:p>
          </table:table-cell>
          <table:table-cell office:value-type="float" office:value="3.392" calcext:value-type="float">
            <text:p>3.392</text:p>
          </table:table-cell>
          <table:table-cell office:value-type="float" office:value="8.035" calcext:value-type="float">
            <text:p>8.035</text:p>
          </table:table-cell>
          <table:table-cell office:value-type="float" office:value="9.991" calcext:value-type="float">
            <text:p>9.991</text:p>
          </table:table-cell>
          <table:table-cell office:value-type="float" office:value="11.39" calcext:value-type="float">
            <text:p>11.39</text:p>
          </table:table-cell>
          <table:table-cell office:value-type="float" office:value="13.775" calcext:value-type="float">
            <text:p>13.775</text:p>
          </table:table-cell>
          <table:table-cell office:value-type="float" office:value="17.049" calcext:value-type="float">
            <text:p>17.049</text:p>
          </table:table-cell>
          <table:table-cell office:value-type="float" office:value="331.873" calcext:value-type="float">
            <text:p>331.873</text:p>
          </table:table-cell>
          <table:table-cell office:value-type="float" office:value="5.236" calcext:value-type="float">
            <text:p>5.236</text:p>
          </table:table-cell>
          <table:table-cell office:value-type="float" office:value="6.554" calcext:value-type="float">
            <text:p>6.554</text:p>
          </table:table-cell>
          <table:table-cell office:value-type="float" office:value="0.733" calcext:value-type="float">
            <text:p>0.733</text:p>
          </table:table-cell>
          <table:table-cell office:value-type="float" office:value="3.551" calcext:value-type="float">
            <text:p>3.551</text:p>
          </table:table-cell>
          <table:table-cell office:value-type="float" office:value="7.061" calcext:value-type="float">
            <text:p>7.061</text:p>
          </table:table-cell>
          <table:table-cell office:value-type="float" office:value="11.21" calcext:value-type="float">
            <text:p>11.21</text:p>
          </table:table-cell>
          <table:table-cell office:value-type="float" office:value="13.755" calcext:value-type="float">
            <text:p>13.755</text:p>
          </table:table-cell>
          <table:table-cell office:value-type="float" office:value="15.681" calcext:value-type="float">
            <text:p>15.681</text:p>
          </table:table-cell>
          <table:table-cell office:value-type="float" office:value="18.902" calcext:value-type="float">
            <text:p>18.902</text:p>
          </table:table-cell>
          <table:table-cell office:value-type="float" office:value="23.363" calcext:value-type="float">
            <text:p>23.363</text:p>
          </table:table-cell>
          <table:table-cell office:value-type="float" office:value="368.923" calcext:value-type="float">
            <text:p>368.923</text:p>
          </table:table-cell>
          <table:table-cell office:value-type="float" office:value="8.636" calcext:value-type="float">
            <text:p>8.636</text:p>
          </table:table-cell>
          <table:table-cell office:value-type="float" office:value="12.684" calcext:value-type="float">
            <text:p>12.684</text:p>
          </table:table-cell>
          <table:table-cell office:value-type="float" office:value="0.264" calcext:value-type="float">
            <text:p>0.264</text:p>
          </table:table-cell>
          <table:table-cell office:value-type="float" office:value="0.848" calcext:value-type="float">
            <text:p>0.848</text:p>
          </table:table-cell>
          <table:table-cell office:value-type="float" office:value="2.509" calcext:value-type="float">
            <text:p>2.509</text:p>
          </table:table-cell>
          <table:table-cell office:value-type="float" office:value="7.191" calcext:value-type="float">
            <text:p>7.191</text:p>
          </table:table-cell>
          <table:table-cell office:value-type="float" office:value="9.259" calcext:value-type="float">
            <text:p>9.259</text:p>
          </table:table-cell>
          <table:table-cell office:value-type="float" office:value="10.647" calcext:value-type="float">
            <text:p>10.647</text:p>
          </table:table-cell>
          <table:table-cell office:value-type="float" office:value="12.848" calcext:value-type="float">
            <text:p>12.848</text:p>
          </table:table-cell>
          <table:table-cell office:value-type="float" office:value="15.691" calcext:value-type="float">
            <text:p>15.691</text:p>
          </table:table-cell>
          <table:table-cell office:value-type="float" office:value="352.319" calcext:value-type="float">
            <text:p>352.319</text:p>
          </table:table-cell>
          <table:table-cell office:value-type="float" office:value="4.59" calcext:value-type="float">
            <text:p>4.59</text:p>
          </table:table-cell>
          <table:table-cell office:value-type="float" office:value="7.887" calcext:value-type="float">
            <text:p>7.887</text:p>
          </table:table-cell>
          <table:table-cell office:value-type="float" office:value="2.844" calcext:value-type="float">
            <text:p>2.844</text:p>
          </table:table-cell>
          <table:table-cell office:value-type="float" office:value="18.631" calcext:value-type="float">
            <text:p>18.631</text:p>
          </table:table-cell>
          <table:table-cell office:value-type="float" office:value="25.151" calcext:value-type="float">
            <text:p>25.151</text:p>
          </table:table-cell>
          <table:table-cell office:value-type="float" office:value="32.728" calcext:value-type="float">
            <text:p>32.728</text:p>
          </table:table-cell>
          <table:table-cell office:value-type="float" office:value="37.493" calcext:value-type="float">
            <text:p>37.493</text:p>
          </table:table-cell>
          <table:table-cell office:value-type="float" office:value="41.124" calcext:value-type="float">
            <text:p>41.124</text:p>
          </table:table-cell>
          <table:table-cell office:value-type="float" office:value="47.372" calcext:value-type="float">
            <text:p>47.372</text:p>
          </table:table-cell>
          <table:table-cell office:value-type="float" office:value="58.376" calcext:value-type="float">
            <text:p>58.376</text:p>
          </table:table-cell>
          <table:table-cell office:value-type="float" office:value="382.954" calcext:value-type="float">
            <text:p>382.954</text:p>
          </table:table-cell>
          <table:table-cell office:value-type="float" office:value="27.769" calcext:value-type="float">
            <text:p>27.769</text:p>
          </table:table-cell>
          <table:table-cell office:value-type="float" office:value="21.014" calcext:value-type="float">
            <text:p>21.014</text:p>
          </table:table-cell>
          <table:table-cell office:value-type="float" office:value="2028.835" calcext:value-type="float">
            <text:p>2028.835</text:p>
          </table:table-cell>
          <table:table-cell table:style-name="ce10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815" calcext:value-type="float">
            <text:p>0.815</text:p>
          </table:table-cell>
          <table:table-cell office:value-type="float" office:value="5.518" calcext:value-type="float">
            <text:p>5.518</text:p>
          </table:table-cell>
          <table:table-cell office:value-type="float" office:value="13.307" calcext:value-type="float">
            <text:p>13.307</text:p>
          </table:table-cell>
          <table:table-cell office:value-type="float" office:value="28.802" calcext:value-type="float">
            <text:p>28.802</text:p>
          </table:table-cell>
          <table:table-cell office:value-type="float" office:value="38.798" calcext:value-type="float">
            <text:p>38.798</text:p>
          </table:table-cell>
          <table:table-cell office:value-type="float" office:value="46.052" calcext:value-type="float">
            <text:p>46.052</text:p>
          </table:table-cell>
          <table:table-cell office:value-type="float" office:value="59.262" calcext:value-type="float">
            <text:p>59.262</text:p>
          </table:table-cell>
          <table:table-cell office:value-type="float" office:value="80.324" calcext:value-type="float">
            <text:p>80.324</text:p>
          </table:table-cell>
          <table:table-cell office:value-type="float" office:value="340.724" calcext:value-type="float">
            <text:p>340.724</text:p>
          </table:table-cell>
          <table:table-cell office:value-type="float" office:value="20.435" calcext:value-type="float">
            <text:p>20.435</text:p>
          </table:table-cell>
          <table:table-cell office:value-type="float" office:value="21.724" calcext:value-type="float">
            <text:p>21.724</text:p>
          </table:table-cell>
          <table:table-cell office:value-type="float" office:value="0.391" calcext:value-type="float">
            <text:p>0.391</text:p>
          </table:table-cell>
          <table:table-cell office:value-type="float" office:value="1.878" calcext:value-type="float">
            <text:p>1.878</text:p>
          </table:table-cell>
          <table:table-cell office:value-type="float" office:value="3.027" calcext:value-type="float">
            <text:p>3.027</text:p>
          </table:table-cell>
          <table:table-cell office:value-type="float" office:value="5.8" calcext:value-type="float">
            <text:p>5.8</text:p>
          </table:table-cell>
          <table:table-cell office:value-type="float" office:value="7.485" calcext:value-type="float">
            <text:p>7.485</text:p>
          </table:table-cell>
          <table:table-cell office:value-type="float" office:value="9.036" calcext:value-type="float">
            <text:p>9.036</text:p>
          </table:table-cell>
          <table:table-cell office:value-type="float" office:value="11.538" calcext:value-type="float">
            <text:p>11.538</text:p>
          </table:table-cell>
          <table:table-cell office:value-type="float" office:value="15.794" calcext:value-type="float">
            <text:p>15.794</text:p>
          </table:table-cell>
          <table:table-cell office:value-type="float" office:value="293.874" calcext:value-type="float">
            <text:p>293.874</text:p>
          </table:table-cell>
          <table:table-cell office:value-type="float" office:value="4.656" calcext:value-type="float">
            <text:p>4.656</text:p>
          </table:table-cell>
          <table:table-cell office:value-type="float" office:value="6.651" calcext:value-type="float">
            <text:p>6.651</text:p>
          </table:table-cell>
          <table:table-cell office:value-type="float" office:value="0.844" calcext:value-type="float">
            <text:p>0.844</text:p>
          </table:table-cell>
          <table:table-cell office:value-type="float" office:value="4.153" calcext:value-type="float">
            <text:p>4.153</text:p>
          </table:table-cell>
          <table:table-cell office:value-type="float" office:value="6.633" calcext:value-type="float">
            <text:p>6.633</text:p>
          </table:table-cell>
          <table:table-cell office:value-type="float" office:value="10.597" calcext:value-type="float">
            <text:p>10.597</text:p>
          </table:table-cell>
          <table:table-cell office:value-type="float" office:value="12.992" calcext:value-type="float">
            <text:p>12.992</text:p>
          </table:table-cell>
          <table:table-cell office:value-type="float" office:value="14.963" calcext:value-type="float">
            <text:p>14.963</text:p>
          </table:table-cell>
          <table:table-cell office:value-type="float" office:value="19.371" calcext:value-type="float">
            <text:p>19.371</text:p>
          </table:table-cell>
          <table:table-cell office:value-type="float" office:value="32.868" calcext:value-type="float">
            <text:p>32.868</text:p>
          </table:table-cell>
          <table:table-cell office:value-type="float" office:value="299.104" calcext:value-type="float">
            <text:p>299.104</text:p>
          </table:table-cell>
          <table:table-cell office:value-type="float" office:value="8.849" calcext:value-type="float">
            <text:p>8.849</text:p>
          </table:table-cell>
          <table:table-cell office:value-type="float" office:value="10.565" calcext:value-type="float">
            <text:p>10.565</text:p>
          </table:table-cell>
          <table:table-cell office:value-type="float" office:value="0.339" calcext:value-type="float">
            <text:p>0.339</text:p>
          </table:table-cell>
          <table:table-cell office:value-type="float" office:value="1.861" calcext:value-type="float">
            <text:p>1.861</text:p>
          </table:table-cell>
          <table:table-cell office:value-type="float" office:value="3.181" calcext:value-type="float">
            <text:p>3.181</text:p>
          </table:table-cell>
          <table:table-cell office:value-type="float" office:value="6.079" calcext:value-type="float">
            <text:p>6.079</text:p>
          </table:table-cell>
          <table:table-cell office:value-type="float" office:value="7.703" calcext:value-type="float">
            <text:p>7.703</text:p>
          </table:table-cell>
          <table:table-cell office:value-type="float" office:value="9.07" calcext:value-type="float">
            <text:p>9.07</text:p>
          </table:table-cell>
          <table:table-cell office:value-type="float" office:value="11.328" calcext:value-type="float">
            <text:p>11.328</text:p>
          </table:table-cell>
          <table:table-cell office:value-type="float" office:value="15.638" calcext:value-type="float">
            <text:p>15.638</text:p>
          </table:table-cell>
          <table:table-cell office:value-type="float" office:value="293.168" calcext:value-type="float">
            <text:p>293.168</text:p>
          </table:table-cell>
          <table:table-cell office:value-type="float" office:value="4.738" calcext:value-type="float">
            <text:p>4.738</text:p>
          </table:table-cell>
          <table:table-cell office:value-type="float" office:value="6.851" calcext:value-type="float">
            <text:p>6.851</text:p>
          </table:table-cell>
          <table:table-cell office:value-type="float" office:value="2.826" calcext:value-type="float">
            <text:p>2.826</text:p>
          </table:table-cell>
          <table:table-cell office:value-type="float" office:value="18.277" calcext:value-type="float">
            <text:p>18.277</text:p>
          </table:table-cell>
          <table:table-cell office:value-type="float" office:value="32.567" calcext:value-type="float">
            <text:p>32.567</text:p>
          </table:table-cell>
          <table:table-cell office:value-type="float" office:value="51" calcext:value-type="float">
            <text:p>51</text:p>
          </table:table-cell>
          <table:table-cell office:value-type="float" office:value="62.871" calcext:value-type="float">
            <text:p>62.871</text:p>
          </table:table-cell>
          <table:table-cell office:value-type="float" office:value="72.016" calcext:value-type="float">
            <text:p>72.016</text:p>
          </table:table-cell>
          <table:table-cell office:value-type="float" office:value="88.449" calcext:value-type="float">
            <text:p>88.449</text:p>
          </table:table-cell>
          <table:table-cell office:value-type="float" office:value="114.15" calcext:value-type="float">
            <text:p>114.15</text:p>
          </table:table-cell>
          <table:table-cell office:value-type="float" office:value="409.009" calcext:value-type="float">
            <text:p>409.009</text:p>
          </table:table-cell>
          <table:table-cell office:value-type="float" office:value="38.679" calcext:value-type="float">
            <text:p>38.679</text:p>
          </table:table-cell>
          <table:table-cell office:value-type="float" office:value="28.913" calcext:value-type="float">
            <text:p>28.913</text:p>
          </table:table-cell>
          <table:table-cell office:value-type="float" office:value="1657.135" calcext:value-type="float">
            <text:p>1657.13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42" calcext:value-type="float">
            <text:p>0.742</text:p>
          </table:table-cell>
          <table:table-cell office:value-type="float" office:value="4.585" calcext:value-type="float">
            <text:p>4.585</text:p>
          </table:table-cell>
          <table:table-cell office:value-type="float" office:value="9.102" calcext:value-type="float">
            <text:p>9.102</text:p>
          </table:table-cell>
          <table:table-cell office:value-type="float" office:value="14.065" calcext:value-type="float">
            <text:p>14.065</text:p>
          </table:table-cell>
          <table:table-cell office:value-type="float" office:value="17.723" calcext:value-type="float">
            <text:p>17.723</text:p>
          </table:table-cell>
          <table:table-cell office:value-type="float" office:value="20.576" calcext:value-type="float">
            <text:p>20.576</text:p>
          </table:table-cell>
          <table:table-cell office:value-type="float" office:value="25.553" calcext:value-type="float">
            <text:p>25.553</text:p>
          </table:table-cell>
          <table:table-cell office:value-type="float" office:value="31.936" calcext:value-type="float">
            <text:p>31.936</text:p>
          </table:table-cell>
          <table:table-cell office:value-type="float" office:value="410.63" calcext:value-type="float">
            <text:p>410.63</text:p>
          </table:table-cell>
          <table:table-cell office:value-type="float" office:value="10.672" calcext:value-type="float">
            <text:p>10.672</text:p>
          </table:table-cell>
          <table:table-cell office:value-type="float" office:value="11.033" calcext:value-type="float">
            <text:p>11.033</text:p>
          </table:table-cell>
          <table:table-cell office:value-type="float" office:value="0.361" calcext:value-type="float">
            <text:p>0.361</text:p>
          </table:table-cell>
          <table:table-cell office:value-type="float" office:value="1.384" calcext:value-type="float">
            <text:p>1.384</text:p>
          </table:table-cell>
          <table:table-cell office:value-type="float" office:value="4.069" calcext:value-type="float">
            <text:p>4.069</text:p>
          </table:table-cell>
          <table:table-cell office:value-type="float" office:value="8.985" calcext:value-type="float">
            <text:p>8.985</text:p>
          </table:table-cell>
          <table:table-cell office:value-type="float" office:value="11.108" calcext:value-type="float">
            <text:p>11.108</text:p>
          </table:table-cell>
          <table:table-cell office:value-type="float" office:value="12.534" calcext:value-type="float">
            <text:p>12.534</text:p>
          </table:table-cell>
          <table:table-cell office:value-type="float" office:value="14.97" calcext:value-type="float">
            <text:p>14.97</text:p>
          </table:table-cell>
          <table:table-cell office:value-type="float" office:value="18.159" calcext:value-type="float">
            <text:p>18.159</text:p>
          </table:table-cell>
          <table:table-cell office:value-type="float" office:value="341.073" calcext:value-type="float">
            <text:p>341.073</text:p>
          </table:table-cell>
          <table:table-cell office:value-type="float" office:value="5.825" calcext:value-type="float">
            <text:p>5.825</text:p>
          </table:table-cell>
          <table:table-cell office:value-type="float" office:value="8.079" calcext:value-type="float">
            <text:p>8.079</text:p>
          </table:table-cell>
          <table:table-cell office:value-type="float" office:value="0.721" calcext:value-type="float">
            <text:p>0.721</text:p>
          </table:table-cell>
          <table:table-cell office:value-type="float" office:value="3.899" calcext:value-type="float">
            <text:p>3.899</text:p>
          </table:table-cell>
          <table:table-cell office:value-type="float" office:value="7.633" calcext:value-type="float">
            <text:p>7.633</text:p>
          </table:table-cell>
          <table:table-cell office:value-type="float" office:value="12.082" calcext:value-type="float">
            <text:p>12.082</text:p>
          </table:table-cell>
          <table:table-cell office:value-type="float" office:value="14.821" calcext:value-type="float">
            <text:p>14.821</text:p>
          </table:table-cell>
          <table:table-cell office:value-type="float" office:value="16.859" calcext:value-type="float">
            <text:p>16.859</text:p>
          </table:table-cell>
          <table:table-cell office:value-type="float" office:value="20.132" calcext:value-type="float">
            <text:p>20.132</text:p>
          </table:table-cell>
          <table:table-cell office:value-type="float" office:value="24.165" calcext:value-type="float">
            <text:p>24.165</text:p>
          </table:table-cell>
          <table:table-cell office:value-type="float" office:value="342.892" calcext:value-type="float">
            <text:p>342.892</text:p>
          </table:table-cell>
          <table:table-cell office:value-type="float" office:value="8.96" calcext:value-type="float">
            <text:p>8.96</text:p>
          </table:table-cell>
          <table:table-cell office:value-type="float" office:value="10.391" calcext:value-type="float">
            <text:p>10.391</text:p>
          </table:table-cell>
          <table:table-cell office:value-type="float" office:value="0.263" calcext:value-type="float">
            <text:p>0.263</text:p>
          </table:table-cell>
          <table:table-cell office:value-type="float" office:value="0.911" calcext:value-type="float">
            <text:p>0.911</text:p>
          </table:table-cell>
          <table:table-cell office:value-type="float" office:value="2.697" calcext:value-type="float">
            <text:p>2.697</text:p>
          </table:table-cell>
          <table:table-cell office:value-type="float" office:value="7.815" calcext:value-type="float">
            <text:p>7.815</text:p>
          </table:table-cell>
          <table:table-cell office:value-type="float" office:value="10.062" calcext:value-type="float">
            <text:p>10.062</text:p>
          </table:table-cell>
          <table:table-cell office:value-type="float" office:value="11.477" calcext:value-type="float">
            <text:p>11.477</text:p>
          </table:table-cell>
          <table:table-cell office:value-type="float" office:value="13.797" calcext:value-type="float">
            <text:p>13.797</text:p>
          </table:table-cell>
          <table:table-cell office:value-type="float" office:value="16.781" calcext:value-type="float">
            <text:p>16.781</text:p>
          </table:table-cell>
          <table:table-cell office:value-type="float" office:value="340.918" calcext:value-type="float">
            <text:p>340.918</text:p>
          </table:table-cell>
          <table:table-cell office:value-type="float" office:value="4.816" calcext:value-type="float">
            <text:p>4.816</text:p>
          </table:table-cell>
          <table:table-cell office:value-type="float" office:value="5.952" calcext:value-type="float">
            <text:p>5.952</text:p>
          </table:table-cell>
          <table:table-cell office:value-type="float" office:value="2.748" calcext:value-type="float">
            <text:p>2.748</text:p>
          </table:table-cell>
          <table:table-cell office:value-type="float" office:value="21.05" calcext:value-type="float">
            <text:p>21.05</text:p>
          </table:table-cell>
          <table:table-cell office:value-type="float" office:value="28.368" calcext:value-type="float">
            <text:p>28.368</text:p>
          </table:table-cell>
          <table:table-cell office:value-type="float" office:value="36.87" calcext:value-type="float">
            <text:p>36.87</text:p>
          </table:table-cell>
          <table:table-cell office:value-type="float" office:value="41.913" calcext:value-type="float">
            <text:p>41.913</text:p>
          </table:table-cell>
          <table:table-cell office:value-type="float" office:value="45.743" calcext:value-type="float">
            <text:p>45.743</text:p>
          </table:table-cell>
          <table:table-cell office:value-type="float" office:value="51.645" calcext:value-type="float">
            <text:p>51.645</text:p>
          </table:table-cell>
          <table:table-cell office:value-type="float" office:value="59.303" calcext:value-type="float">
            <text:p>59.303</text:p>
          </table:table-cell>
          <table:table-cell office:value-type="float" office:value="435.527" calcext:value-type="float">
            <text:p>435.527</text:p>
          </table:table-cell>
          <table:table-cell office:value-type="float" office:value="30.272" calcext:value-type="float">
            <text:p>30.272</text:p>
          </table:table-cell>
          <table:table-cell office:value-type="float" office:value="18.689" calcext:value-type="float">
            <text:p>18.689</text:p>
          </table:table-cell>
          <table:table-cell office:value-type="float" office:value="2136.043" calcext:value-type="float">
            <text:p>2136.043</text:p>
          </table:table-cell>
          <table:table-cell table:style-name="ce10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37" calcext:value-type="float">
            <text:p>0.837</text:p>
          </table:table-cell>
          <table:table-cell office:value-type="float" office:value="6.807" calcext:value-type="float">
            <text:p>6.807</text:p>
          </table:table-cell>
          <table:table-cell office:value-type="float" office:value="17.094" calcext:value-type="float">
            <text:p>17.094</text:p>
          </table:table-cell>
          <table:table-cell office:value-type="float" office:value="37.489" calcext:value-type="float">
            <text:p>37.489</text:p>
          </table:table-cell>
          <table:table-cell office:value-type="float" office:value="49.939" calcext:value-type="float">
            <text:p>49.939</text:p>
          </table:table-cell>
          <table:table-cell office:value-type="float" office:value="59.052" calcext:value-type="float">
            <text:p>59.052</text:p>
          </table:table-cell>
          <table:table-cell office:value-type="float" office:value="73.228" calcext:value-type="float">
            <text:p>73.228</text:p>
          </table:table-cell>
          <table:table-cell office:value-type="float" office:value="90.75" calcext:value-type="float">
            <text:p>90.75</text:p>
          </table:table-cell>
          <table:table-cell office:value-type="float" office:value="376.299" calcext:value-type="float">
            <text:p>376.299</text:p>
          </table:table-cell>
          <table:table-cell office:value-type="float" office:value="25.569" calcext:value-type="float">
            <text:p>25.569</text:p>
          </table:table-cell>
          <table:table-cell office:value-type="float" office:value="25.31" calcext:value-type="float">
            <text:p>25.31</text:p>
          </table:table-cell>
          <table:table-cell office:value-type="float" office:value="0.395" calcext:value-type="float">
            <text:p>0.395</text:p>
          </table:table-cell>
          <table:table-cell office:value-type="float" office:value="2.014" calcext:value-type="float">
            <text:p>2.014</text:p>
          </table:table-cell>
          <table:table-cell office:value-type="float" office:value="3.256" calcext:value-type="float">
            <text:p>3.256</text:p>
          </table:table-cell>
          <table:table-cell office:value-type="float" office:value="6.076" calcext:value-type="float">
            <text:p>6.076</text:p>
          </table:table-cell>
          <table:table-cell office:value-type="float" office:value="7.915" calcext:value-type="float">
            <text:p>7.915</text:p>
          </table:table-cell>
          <table:table-cell office:value-type="float" office:value="9.545" calcext:value-type="float">
            <text:p>9.545</text:p>
          </table:table-cell>
          <table:table-cell office:value-type="float" office:value="12.22" calcext:value-type="float">
            <text:p>12.22</text:p>
          </table:table-cell>
          <table:table-cell office:value-type="float" office:value="17.298" calcext:value-type="float">
            <text:p>17.298</text:p>
          </table:table-cell>
          <table:table-cell office:value-type="float" office:value="200.159" calcext:value-type="float">
            <text:p>200.159</text:p>
          </table:table-cell>
          <table:table-cell office:value-type="float" office:value="4.924" calcext:value-type="float">
            <text:p>4.924</text:p>
          </table:table-cell>
          <table:table-cell office:value-type="float" office:value="6.449" calcext:value-type="float">
            <text:p>6.449</text:p>
          </table:table-cell>
          <table:table-cell office:value-type="float" office:value="0.783" calcext:value-type="float">
            <text:p>0.783</text:p>
          </table:table-cell>
          <table:table-cell office:value-type="float" office:value="4.497" calcext:value-type="float">
            <text:p>4.497</text:p>
          </table:table-cell>
          <table:table-cell office:value-type="float" office:value="7.126" calcext:value-type="float">
            <text:p>7.126</text:p>
          </table:table-cell>
          <table:table-cell office:value-type="float" office:value="11.153" calcext:value-type="float">
            <text:p>11.153</text:p>
          </table:table-cell>
          <table:table-cell office:value-type="float" office:value="13.714" calcext:value-type="float">
            <text:p>13.714</text:p>
          </table:table-cell>
          <table:table-cell office:value-type="float" office:value="15.99" calcext:value-type="float">
            <text:p>15.99</text:p>
          </table:table-cell>
          <table:table-cell office:value-type="float" office:value="21.334" calcext:value-type="float">
            <text:p>21.334</text:p>
          </table:table-cell>
          <table:table-cell office:value-type="float" office:value="36.164" calcext:value-type="float">
            <text:p>36.164</text:p>
          </table:table-cell>
          <table:table-cell office:value-type="float" office:value="208.825" calcext:value-type="float">
            <text:p>208.825</text:p>
          </table:table-cell>
          <table:table-cell office:value-type="float" office:value="9.449" calcext:value-type="float">
            <text:p>9.449</text:p>
          </table:table-cell>
          <table:table-cell office:value-type="float" office:value="10.555" calcext:value-type="float">
            <text:p>10.555</text:p>
          </table:table-cell>
          <table:table-cell office:value-type="float" office:value="0.353" calcext:value-type="float">
            <text:p>0.353</text:p>
          </table:table-cell>
          <table:table-cell office:value-type="float" office:value="2.032" calcext:value-type="float">
            <text:p>2.032</text:p>
          </table:table-cell>
          <table:table-cell office:value-type="float" office:value="3.45" calcext:value-type="float">
            <text:p>3.45</text:p>
          </table:table-cell>
          <table:table-cell office:value-type="float" office:value="6.417" calcext:value-type="float">
            <text:p>6.417</text:p>
          </table:table-cell>
          <table:table-cell office:value-type="float" office:value="8.224" calcext:value-type="float">
            <text:p>8.224</text:p>
          </table:table-cell>
          <table:table-cell office:value-type="float" office:value="9.754" calcext:value-type="float">
            <text:p>9.754</text:p>
          </table:table-cell>
          <table:table-cell office:value-type="float" office:value="12.121" calcext:value-type="float">
            <text:p>12.121</text:p>
          </table:table-cell>
          <table:table-cell office:value-type="float" office:value="17.017" calcext:value-type="float">
            <text:p>17.017</text:p>
          </table:table-cell>
          <table:table-cell office:value-type="float" office:value="171.718" calcext:value-type="float">
            <text:p>171.718</text:p>
          </table:table-cell>
          <table:table-cell office:value-type="float" office:value="5.077" calcext:value-type="float">
            <text:p>5.077</text:p>
          </table:table-cell>
          <table:table-cell office:value-type="float" office:value="6.695" calcext:value-type="float">
            <text:p>6.695</text:p>
          </table:table-cell>
          <table:table-cell office:value-type="float" office:value="2.909" calcext:value-type="float">
            <text:p>2.909</text:p>
          </table:table-cell>
          <table:table-cell office:value-type="float" office:value="21.392" calcext:value-type="float">
            <text:p>21.392</text:p>
          </table:table-cell>
          <table:table-cell office:value-type="float" office:value="38.334" calcext:value-type="float">
            <text:p>38.334</text:p>
          </table:table-cell>
          <table:table-cell office:value-type="float" office:value="60.887" calcext:value-type="float">
            <text:p>60.887</text:p>
          </table:table-cell>
          <table:table-cell office:value-type="float" office:value="74.579" calcext:value-type="float">
            <text:p>74.579</text:p>
          </table:table-cell>
          <table:table-cell office:value-type="float" office:value="84.49" calcext:value-type="float">
            <text:p>84.49</text:p>
          </table:table-cell>
          <table:table-cell office:value-type="float" office:value="101.085" calcext:value-type="float">
            <text:p>101.085</text:p>
          </table:table-cell>
          <table:table-cell office:value-type="float" office:value="124.45" calcext:value-type="float">
            <text:p>124.45</text:p>
          </table:table-cell>
          <table:table-cell office:value-type="float" office:value="439.313" calcext:value-type="float">
            <text:p>439.313</text:p>
          </table:table-cell>
          <table:table-cell office:value-type="float" office:value="45.019" calcext:value-type="float">
            <text:p>45.019</text:p>
          </table:table-cell>
          <table:table-cell office:value-type="float" office:value="31.809" calcext:value-type="float">
            <text:p>31.809</text:p>
          </table:table-cell>
          <table:table-cell office:value-type="float" office:value="1650.632" calcext:value-type="float">
            <text:p>1650.632</text:p>
          </table:table-cell>
          <table:table-cell table:number-columns-repeated="906"/>
        </table:table-row>
      </table:table>
      <table:table table:name="Charts_006" table:style-name="ta1">
        <table:shapes>
          <draw:frame draw:z-index="0" draw:style-name="gr1" draw:text-style-name="P1" svg:width="453.26pt" svg:height="254.83pt" svg:x="142.16pt" svg:y="396.23pt">
            <draw:object draw:notify-on-update-of-ranges="Charts_006.B20:Charts_006.B29 Charts_006.J19:Charts_006.J19 Charts_006.J20:Charts_006.J29 Charts_006.U19:Charts_006.U19 Charts_006.U20:Charts_006.U29 Charts_006.AF19:Charts_006.AF19 Charts_006.AF20:Charts_006.AF29 Charts_006.AQ19:Charts_006.AQ19 Charts_006.AQ20:Charts_006.AQ29 Charts_006.BQ19:Charts_006.BQ19 Charts_006.BQ20:Charts_006.BQ29 Charts_006.CB19:Charts_006.CB19 Charts_006.CB20:Charts_006.CB29 Charts_006.CM19:Charts_006.CM19 Charts_006.CM20:Charts_006.CM29 Charts_006.CX19:Charts_006.CX19 Charts_006.CX20:Charts_006.CX29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453.26pt" svg:height="254.83pt" svg:x="653.27pt" svg:y="396.26pt">
            <draw:object draw:notify-on-update-of-ranges="Charts_006.B20:Charts_006.B29 Charts_006.BB19:Charts_006.BB19 Charts_006.BB20:Charts_006.BB29 Charts_006.BG19:Charts_006.BG19 Charts_006.BG20:Charts_006.BG29 Charts_006.DI19:Charts_006.DI19 Charts_006.DI20:Charts_006.DI29 Charts_006.DN19:Charts_006.DN19 Charts_006.DN20:Charts_006.DN29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453.26pt" svg:height="254.83pt" svg:x="1166.23pt" svg:y="400.79pt">
            <draw:object draw:notify-on-update-of-ranges="Charts_006.B20:Charts_006.B29 Charts_006.AW19:Charts_006.AW19 Charts_006.AW20:Charts_006.AW29 Charts_006.AX19:Charts_006.AX19 Charts_006.AX20:Charts_006.AX29 Charts_006.AY19:Charts_006.AY19 Charts_006.AY20:Charts_006.AY29 Charts_006.BB19:Charts_006.BB19 Charts_006.BB20:Charts_006.BB29 Charts_006.DD19:Charts_006.DD19 Charts_006.DD20:Charts_006.DD29 Charts_006.DE19:Charts_006.DE19 Charts_006.DE20:Charts_006.DE29 Charts_006.DF19:Charts_006.DF19 Charts_006.DF20:Charts_006.DF29 Charts_006.DI19:Charts_006.DI19 Charts_006.DI20:Charts_006.DI29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3" draw:style-name="gr1" draw:text-style-name="P1" svg:width="453.26pt" svg:height="254.83pt" svg:x="1675.81pt" svg:y="399.57pt">
            <draw:object draw:notify-on-update-of-ranges="Charts_006.B20:Charts_006.B29 Charts_006.BE19:Charts_006.BE19 Charts_006.BE20:Charts_006.BE29 Charts_006.BF19:Charts_006.BF19 Charts_006.BF20:Charts_006.BF29 Charts_006.DL19:Charts_006.DL19 Charts_006.DL20:Charts_006.DL29 Charts_006.DM19:Charts_006.DM19 Charts_006.DM20:Charts_006.DM29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58" table:default-cell-style-name="ce6"/>
        <table:table-column table:style-name="co2" table:default-cell-style-name="ce9"/>
        <table:table-column table:style-name="co2" table:number-columns-repeated="58" table:default-cell-style-name="ce10"/>
        <table:table-column table:style-name="co2" table:number-columns-repeated="906" table:default-cell-style-name="Default"/>
        <table:table-row table:style-name="ro1">
          <table:table-cell table:style-name="ce4" office:value-type="string" calcext:value-type="string">
            <text:p>Title:</text:p>
          </table:table-cell>
          <table:table-cell table:style-name="ce4" office:value-type="string" calcext:value-type="string">
            <text:p>Extreme Workload, RPO=0</text:p>
          </table:table-cell>
          <table:table-cell table:style-name="ce4" table:number-columns-repeated="3"/>
          <table:table-cell table:style-name="Default" table:number-columns-repeated="113"/>
          <table:table-cell table:number-columns-repeated="906"/>
        </table:table-row>
        <table:table-row table:style-name="ro2">
          <table:table-cell table:style-name="Default" table:number-columns-repeated="118"/>
          <table:table-cell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TRADITIONAL</text:p>
          </table:table-cell>
          <table:table-cell table:number-columns-repeated="57"/>
          <table:table-cell office:value-type="string" calcext:value-type="string">
            <text:p>State Engine Type:</text:p>
          </table:table-cell>
          <table:table-cell table:number-columns-repeated="2"/>
          <table:table-cell table:style-name="ce9" office:value-type="string" calcext:value-type="string">
            <text:p>JOURNAL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min_elapsed_sync_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in_elapsed_sync_ti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elapsed_sync_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ax_elapsed_sync_tim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size</text:p>
          </table:table-cell>
          <table:table-cell table:number-columns-repeated="2"/>
          <table:table-cell office:value-type="float" office:value="52428800" calcext:value-type="float">
            <text:p>5242880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buffer_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max_buffer_log_size</text:p>
          </table:table-cell>
          <table:table-cell table:number-columns-repeated="2"/>
          <table:table-cell office:value-type="float" office:value="13107200" calcext:value-type="float">
            <text:p>1310720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o_direct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ir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d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r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r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t/--medium-delay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12]-[.B13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delay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K12]-[.BK13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delay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12]+[.B13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delay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K12]+[.BK13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medium-processing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14]-[.B15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processing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K14]-[.BK15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processing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14]+[.B15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processing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K14]+[.BK15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table:style-name="ce6"/>
          <table:table-cell table:number-columns-repeated="58"/>
          <table:table-cell table:style-name="ce10"/>
          <table:table-cell table:number-columns-repeated="964"/>
        </table:table-row>
        <table:table-row table:style-name="ro2">
          <table:table-cell/>
          <table:table-cell table:style-name="ce5" office:value-type="string" calcext:value-type="string">
            <text:p><text:s/>clients</text:p>
          </table:table-cell>
          <table:table-cell table:style-name="ce5"/>
          <table:table-cell table:style-name="ce5" office:value-type="string" calcext:value-type="string">
            <text:p>tx_open</text:p>
          </table:table-cell>
          <table:table-cell table:style-name="ce5" table:number-columns-repeated="10"/>
          <table:table-cell table:style-name="ce5" office:value-type="string" calcext:value-type="string">
            <text:p>tx_begin</text:p>
          </table:table-cell>
          <table:table-cell table:style-name="ce5" table:number-columns-repeated="10"/>
          <table:table-cell table:style-name="ce5" office:value-type="string" calcext:value-type="string">
            <text:p>tx_commit</text:p>
          </table:table-cell>
          <table:table-cell table:style-name="ce5" table:number-columns-repeated="10"/>
          <table:table-cell table:style-name="ce5" office:value-type="string" calcext:value-type="string">
            <text:p>tx_close</text:p>
          </table:table-cell>
          <table:table-cell table:style-name="ce5" table:number-columns-repeated="10"/>
          <table:table-cell table:style-name="ce5" office:value-type="string" calcext:value-type="string">
            <text:p>total</text:p>
          </table:table-cell>
          <table:table-cell table:style-name="ce5" table:number-columns-repeated="10"/>
          <table:table-cell table:style-name="ce5" office:value-type="string" calcext:value-type="string">
            <text:p>tps</text:p>
          </table:table-cell>
          <table:table-cell/>
          <table:table-cell table:style-name="ce9" office:value-type="string" calcext:value-type="string">
            <text:p><text:s/>clients</text:p>
          </table:table-cell>
          <table:table-cell table:style-name="ce9"/>
          <table:table-cell table:style-name="ce9" office:value-type="string" calcext:value-type="string">
            <text:p>tx_open</text:p>
          </table:table-cell>
          <table:table-cell table:style-name="ce9" table:number-columns-repeated="10"/>
          <table:table-cell table:style-name="ce9" office:value-type="string" calcext:value-type="string">
            <text:p>tx_begin</text:p>
          </table:table-cell>
          <table:table-cell table:style-name="ce9" table:number-columns-repeated="10"/>
          <table:table-cell table:style-name="ce9" office:value-type="string" calcext:value-type="string">
            <text:p>tx_commit</text:p>
          </table:table-cell>
          <table:table-cell table:style-name="ce9" table:number-columns-repeated="10"/>
          <table:table-cell table:style-name="ce9" office:value-type="string" calcext:value-type="string">
            <text:p>tx_close</text:p>
          </table:table-cell>
          <table:table-cell table:style-name="ce9" table:number-columns-repeated="10"/>
          <table:table-cell table:style-name="ce9" office:value-type="string" calcext:value-type="string">
            <text:p>total</text:p>
          </table:table-cell>
          <table:table-cell table:style-name="ce9" table:number-columns-repeated="10"/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<text:s/>N</text:p>
          </table:table-cell>
          <table:table-cell table:style-name="ce5" office:value-type="string" calcext:value-type="string">
            <text:p>sample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tps</text:p>
          </table:table-cell>
          <table:table-cell office:value-type="string" calcext:value-type="string">
            <text:p>State Engine Type:</text:p>
          </table:table-cell>
          <table:table-cell table:style-name="ce9" office:value-type="string" calcext:value-type="string">
            <text:p><text:s/>N</text:p>
          </table:table-cell>
          <table:table-cell table:style-name="ce9" office:value-type="string" calcext:value-type="string">
            <text:p>samples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T</text:p>
          </table:table-cell>
          <table:table-cell table:style-name="ce5" table:formula="of:=[.B18]" office:value-type="string" office:string-value=" N" calcext:value-type="string">
            <text:p><text:s/>N</text:p>
          </table:table-cell>
          <table:table-cell table:style-name="ce5" table:formula="of:=[.C18]" office:value-type="string" office:string-value="samples" calcext:value-type="string">
            <text:p>samples</text:p>
          </table:table-cell>
          <table:table-cell table:style-name="ce5" table:formula="of:=COM.MICROSOFT.CONCAT([.$A19];&quot;/&quot;;[.$D17];&quot;/&quot;;[.D18])" office:value-type="string" office:string-value="T/tx_open/min" calcext:value-type="string">
            <text:p>T/tx_open/min</text:p>
          </table:table-cell>
          <table:table-cell table:style-name="ce5" table:formula="of:=COM.MICROSOFT.CONCAT([.$A19];&quot;/&quot;;[.$D17];&quot;/&quot;;[.E18])" office:value-type="string" office:string-value="T/tx_open/25th%" calcext:value-type="string">
            <text:p>T/tx_open/25th%</text:p>
          </table:table-cell>
          <table:table-cell table:style-name="ce5" table:formula="of:=COM.MICROSOFT.CONCAT([.$A19];&quot;/&quot;;[.$D17];&quot;/&quot;;[.F18])" office:value-type="string" office:string-value="T/tx_open/50th%" calcext:value-type="string">
            <text:p>T/tx_open/50th%</text:p>
          </table:table-cell>
          <table:table-cell table:style-name="ce5" table:formula="of:=COM.MICROSOFT.CONCAT([.$A19];&quot;/&quot;;[.$D17];&quot;/&quot;;[.G18])" office:value-type="string" office:string-value="T/tx_open/75th%" calcext:value-type="string">
            <text:p>T/tx_open/75th%</text:p>
          </table:table-cell>
          <table:table-cell table:style-name="ce5" table:formula="of:=COM.MICROSOFT.CONCAT([.$A19];&quot;/&quot;;[.$D17];&quot;/&quot;;[.H18])" office:value-type="string" office:string-value="T/tx_open/85th%" calcext:value-type="string">
            <text:p>T/tx_open/85th%</text:p>
          </table:table-cell>
          <table:table-cell table:style-name="ce5" table:formula="of:=COM.MICROSOFT.CONCAT([.$A19];&quot;/&quot;;[.$D17];&quot;/&quot;;[.I18])" office:value-type="string" office:string-value="T/tx_open/90th%" calcext:value-type="string">
            <text:p>T/tx_open/90th%</text:p>
          </table:table-cell>
          <table:table-cell table:style-name="ce5" table:formula="of:=COM.MICROSOFT.CONCAT([.$A19];&quot;/&quot;;[.$D17];&quot;/&quot;;[.J18])" office:value-type="string" office:string-value="T/tx_open/95th%" calcext:value-type="string">
            <text:p>T/tx_open/95th%</text:p>
          </table:table-cell>
          <table:table-cell table:style-name="ce5" table:formula="of:=COM.MICROSOFT.CONCAT([.$A19];&quot;/&quot;;[.$D17];&quot;/&quot;;[.K18])" office:value-type="string" office:string-value="T/tx_open/98th%" calcext:value-type="string">
            <text:p>T/tx_open/98th%</text:p>
          </table:table-cell>
          <table:table-cell table:style-name="ce5" table:formula="of:=COM.MICROSOFT.CONCAT([.$A19];&quot;/&quot;;[.$D17];&quot;/&quot;;[.L18])" office:value-type="string" office:string-value="T/tx_open/max" calcext:value-type="string">
            <text:p>T/tx_open/max</text:p>
          </table:table-cell>
          <table:table-cell table:style-name="ce5" table:formula="of:=COM.MICROSOFT.CONCAT([.$A19];&quot;/&quot;;[.$D17];&quot;/&quot;;[.M18])" office:value-type="string" office:string-value="T/tx_open/avg" calcext:value-type="string">
            <text:p>T/tx_open/avg</text:p>
          </table:table-cell>
          <table:table-cell table:style-name="ce5" table:formula="of:=COM.MICROSOFT.CONCAT([.$A19];&quot;/&quot;;[.$D17];&quot;/&quot;;[.N18])" office:value-type="string" office:string-value="T/tx_open/sd" calcext:value-type="string">
            <text:p>T/tx_open/sd</text:p>
          </table:table-cell>
          <table:table-cell table:style-name="ce5" table:formula="of:=COM.MICROSOFT.CONCAT([.$A19];&quot;/&quot;;[.$O17];&quot;/&quot;;[.O18])" office:value-type="string" office:string-value="T/tx_begin/min" calcext:value-type="string">
            <text:p>T/tx_begin/min</text:p>
          </table:table-cell>
          <table:table-cell table:style-name="ce5" table:formula="of:=COM.MICROSOFT.CONCAT([.$A19];&quot;/&quot;;[.$O17];&quot;/&quot;;[.P18])" office:value-type="string" office:string-value="T/tx_begin/25th%" calcext:value-type="string">
            <text:p>T/tx_begin/25th%</text:p>
          </table:table-cell>
          <table:table-cell table:style-name="ce5" table:formula="of:=COM.MICROSOFT.CONCAT([.$A19];&quot;/&quot;;[.$O17];&quot;/&quot;;[.Q18])" office:value-type="string" office:string-value="T/tx_begin/50th%" calcext:value-type="string">
            <text:p>T/tx_begin/50th%</text:p>
          </table:table-cell>
          <table:table-cell table:style-name="ce5" table:formula="of:=COM.MICROSOFT.CONCAT([.$A19];&quot;/&quot;;[.$O17];&quot;/&quot;;[.R18])" office:value-type="string" office:string-value="T/tx_begin/75th%" calcext:value-type="string">
            <text:p>T/tx_begin/75th%</text:p>
          </table:table-cell>
          <table:table-cell table:style-name="ce5" table:formula="of:=COM.MICROSOFT.CONCAT([.$A19];&quot;/&quot;;[.$O17];&quot;/&quot;;[.S18])" office:value-type="string" office:string-value="T/tx_begin/85th%" calcext:value-type="string">
            <text:p>T/tx_begin/85th%</text:p>
          </table:table-cell>
          <table:table-cell table:style-name="ce5" table:formula="of:=COM.MICROSOFT.CONCAT([.$A19];&quot;/&quot;;[.$O17];&quot;/&quot;;[.T18])" office:value-type="string" office:string-value="T/tx_begin/90th%" calcext:value-type="string">
            <text:p>T/tx_begin/90th%</text:p>
          </table:table-cell>
          <table:table-cell table:style-name="ce5" table:formula="of:=COM.MICROSOFT.CONCAT([.$A19];&quot;/&quot;;[.$O17];&quot;/&quot;;[.U18])" office:value-type="string" office:string-value="T/tx_begin/95th%" calcext:value-type="string">
            <text:p>T/tx_begin/95th%</text:p>
          </table:table-cell>
          <table:table-cell table:style-name="ce5" table:formula="of:=COM.MICROSOFT.CONCAT([.$A19];&quot;/&quot;;[.$O17];&quot;/&quot;;[.V18])" office:value-type="string" office:string-value="T/tx_begin/98th%" calcext:value-type="string">
            <text:p>T/tx_begin/98th%</text:p>
          </table:table-cell>
          <table:table-cell table:style-name="ce5" table:formula="of:=COM.MICROSOFT.CONCAT([.$A19];&quot;/&quot;;[.$O17];&quot;/&quot;;[.W18])" office:value-type="string" office:string-value="T/tx_begin/max" calcext:value-type="string">
            <text:p>T/tx_begin/max</text:p>
          </table:table-cell>
          <table:table-cell table:style-name="ce5" table:formula="of:=COM.MICROSOFT.CONCAT([.$A19];&quot;/&quot;;[.$O17];&quot;/&quot;;[.X18])" office:value-type="string" office:string-value="T/tx_begin/avg" calcext:value-type="string">
            <text:p>T/tx_begin/avg</text:p>
          </table:table-cell>
          <table:table-cell table:style-name="ce5" table:formula="of:=COM.MICROSOFT.CONCAT([.$A19];&quot;/&quot;;[.$O17];&quot;/&quot;;[.Y18])" office:value-type="string" office:string-value="T/tx_begin/sd" calcext:value-type="string">
            <text:p>T/tx_begin/sd</text:p>
          </table:table-cell>
          <table:table-cell table:style-name="ce5" table:formula="of:=COM.MICROSOFT.CONCAT([.$A19];&quot;/&quot;;[.$Z17];&quot;/&quot;;[.Z18])" office:value-type="string" office:string-value="T/tx_commit/min" calcext:value-type="string">
            <text:p>T/tx_commit/min</text:p>
          </table:table-cell>
          <table:table-cell table:style-name="ce5" table:formula="of:=COM.MICROSOFT.CONCAT([.$A19];&quot;/&quot;;[.$Z17];&quot;/&quot;;[.AA18])" office:value-type="string" office:string-value="T/tx_commit/25th%" calcext:value-type="string">
            <text:p>T/tx_commit/25th%</text:p>
          </table:table-cell>
          <table:table-cell table:style-name="ce5" table:formula="of:=COM.MICROSOFT.CONCAT([.$A19];&quot;/&quot;;[.$Z17];&quot;/&quot;;[.AB18])" office:value-type="string" office:string-value="T/tx_commit/50th%" calcext:value-type="string">
            <text:p>T/tx_commit/50th%</text:p>
          </table:table-cell>
          <table:table-cell table:style-name="ce5" table:formula="of:=COM.MICROSOFT.CONCAT([.$A19];&quot;/&quot;;[.$Z17];&quot;/&quot;;[.AC18])" office:value-type="string" office:string-value="T/tx_commit/75th%" calcext:value-type="string">
            <text:p>T/tx_commit/75th%</text:p>
          </table:table-cell>
          <table:table-cell table:style-name="ce5" table:formula="of:=COM.MICROSOFT.CONCAT([.$A19];&quot;/&quot;;[.$Z17];&quot;/&quot;;[.AD18])" office:value-type="string" office:string-value="T/tx_commit/85th%" calcext:value-type="string">
            <text:p>T/tx_commit/85th%</text:p>
          </table:table-cell>
          <table:table-cell table:style-name="ce5" table:formula="of:=COM.MICROSOFT.CONCAT([.$A19];&quot;/&quot;;[.$Z17];&quot;/&quot;;[.AE18])" office:value-type="string" office:string-value="T/tx_commit/90th%" calcext:value-type="string">
            <text:p>T/tx_commit/90th%</text:p>
          </table:table-cell>
          <table:table-cell table:style-name="ce5" table:formula="of:=COM.MICROSOFT.CONCAT([.$A19];&quot;/&quot;;[.$Z17];&quot;/&quot;;[.AF18])" office:value-type="string" office:string-value="T/tx_commit/95th%" calcext:value-type="string">
            <text:p>T/tx_commit/95th%</text:p>
          </table:table-cell>
          <table:table-cell table:style-name="ce5" table:formula="of:=COM.MICROSOFT.CONCAT([.$A19];&quot;/&quot;;[.$Z17];&quot;/&quot;;[.AG18])" office:value-type="string" office:string-value="T/tx_commit/98th%" calcext:value-type="string">
            <text:p>T/tx_commit/98th%</text:p>
          </table:table-cell>
          <table:table-cell table:style-name="ce5" table:formula="of:=COM.MICROSOFT.CONCAT([.$A19];&quot;/&quot;;[.$Z17];&quot;/&quot;;[.AH18])" office:value-type="string" office:string-value="T/tx_commit/max" calcext:value-type="string">
            <text:p>T/tx_commit/max</text:p>
          </table:table-cell>
          <table:table-cell table:style-name="ce5" table:formula="of:=COM.MICROSOFT.CONCAT([.$A19];&quot;/&quot;;[.$Z17];&quot;/&quot;;[.AI18])" office:value-type="string" office:string-value="T/tx_commit/avg" calcext:value-type="string">
            <text:p>T/tx_commit/avg</text:p>
          </table:table-cell>
          <table:table-cell table:style-name="ce5" table:formula="of:=COM.MICROSOFT.CONCAT([.$A19];&quot;/&quot;;[.$Z17];&quot;/&quot;;[.AJ18])" office:value-type="string" office:string-value="T/tx_commit/sd" calcext:value-type="string">
            <text:p>T/tx_commit/sd</text:p>
          </table:table-cell>
          <table:table-cell table:style-name="ce5" table:formula="of:=COM.MICROSOFT.CONCAT([.$A19];&quot;/&quot;;[.$AK17];&quot;/&quot;;[.AK18])" office:value-type="string" office:string-value="T/tx_close/min" calcext:value-type="string">
            <text:p>T/tx_close/min</text:p>
          </table:table-cell>
          <table:table-cell table:style-name="ce5" table:formula="of:=COM.MICROSOFT.CONCAT([.$A19];&quot;/&quot;;[.$AK17];&quot;/&quot;;[.AL18])" office:value-type="string" office:string-value="T/tx_close/25th%" calcext:value-type="string">
            <text:p>T/tx_close/25th%</text:p>
          </table:table-cell>
          <table:table-cell table:style-name="ce5" table:formula="of:=COM.MICROSOFT.CONCAT([.$A19];&quot;/&quot;;[.$AK17];&quot;/&quot;;[.AM18])" office:value-type="string" office:string-value="T/tx_close/50th%" calcext:value-type="string">
            <text:p>T/tx_close/50th%</text:p>
          </table:table-cell>
          <table:table-cell table:style-name="ce5" table:formula="of:=COM.MICROSOFT.CONCAT([.$A19];&quot;/&quot;;[.$AK17];&quot;/&quot;;[.AN18])" office:value-type="string" office:string-value="T/tx_close/75th%" calcext:value-type="string">
            <text:p>T/tx_close/75th%</text:p>
          </table:table-cell>
          <table:table-cell table:style-name="ce5" table:formula="of:=COM.MICROSOFT.CONCAT([.$A19];&quot;/&quot;;[.$AK17];&quot;/&quot;;[.AO18])" office:value-type="string" office:string-value="T/tx_close/85th%" calcext:value-type="string">
            <text:p>T/tx_close/85th%</text:p>
          </table:table-cell>
          <table:table-cell table:style-name="ce5" table:formula="of:=COM.MICROSOFT.CONCAT([.$A19];&quot;/&quot;;[.$AK17];&quot;/&quot;;[.AP18])" office:value-type="string" office:string-value="T/tx_close/90th%" calcext:value-type="string">
            <text:p>T/tx_close/90th%</text:p>
          </table:table-cell>
          <table:table-cell table:style-name="ce5" table:formula="of:=COM.MICROSOFT.CONCAT([.$A19];&quot;/&quot;;[.$AK17];&quot;/&quot;;[.AQ18])" office:value-type="string" office:string-value="T/tx_close/95th%" calcext:value-type="string">
            <text:p>T/tx_close/95th%</text:p>
          </table:table-cell>
          <table:table-cell table:style-name="ce5" table:formula="of:=COM.MICROSOFT.CONCAT([.$A19];&quot;/&quot;;[.$AK17];&quot;/&quot;;[.AR18])" office:value-type="string" office:string-value="T/tx_close/98th%" calcext:value-type="string">
            <text:p>T/tx_close/98th%</text:p>
          </table:table-cell>
          <table:table-cell table:style-name="ce5" table:formula="of:=COM.MICROSOFT.CONCAT([.$A19];&quot;/&quot;;[.$AK17];&quot;/&quot;;[.AS18])" office:value-type="string" office:string-value="T/tx_close/max" calcext:value-type="string">
            <text:p>T/tx_close/max</text:p>
          </table:table-cell>
          <table:table-cell table:style-name="ce5" table:formula="of:=COM.MICROSOFT.CONCAT([.$A19];&quot;/&quot;;[.$AK17];&quot;/&quot;;[.AT18])" office:value-type="string" office:string-value="T/tx_close/avg" calcext:value-type="string">
            <text:p>T/tx_close/avg</text:p>
          </table:table-cell>
          <table:table-cell table:style-name="ce5" table:formula="of:=COM.MICROSOFT.CONCAT([.$A19];&quot;/&quot;;[.$AK17];&quot;/&quot;;[.AU18])" office:value-type="string" office:string-value="T/tx_close/sd" calcext:value-type="string">
            <text:p>T/tx_close/sd</text:p>
          </table:table-cell>
          <table:table-cell table:style-name="ce5" table:formula="of:=COM.MICROSOFT.CONCAT([.$A19];&quot;/&quot;;[.$AV17];&quot;/&quot;;[.AV18])" office:value-type="string" office:string-value="T/total/min" calcext:value-type="string">
            <text:p>T/total/min</text:p>
          </table:table-cell>
          <table:table-cell table:style-name="ce5" table:formula="of:=COM.MICROSOFT.CONCAT([.$A19];&quot;/&quot;;[.$AV17];&quot;/&quot;;[.AW18])" office:value-type="string" office:string-value="T/total/25th%" calcext:value-type="string">
            <text:p>T/total/25th%</text:p>
          </table:table-cell>
          <table:table-cell table:style-name="ce5" table:formula="of:=COM.MICROSOFT.CONCAT([.$A19];&quot;/&quot;;[.$AV17];&quot;/&quot;;[.AX18])" office:value-type="string" office:string-value="T/total/50th%" calcext:value-type="string">
            <text:p>T/total/50th%</text:p>
          </table:table-cell>
          <table:table-cell table:style-name="ce5" table:formula="of:=COM.MICROSOFT.CONCAT([.$A19];&quot;/&quot;;[.$AV17];&quot;/&quot;;[.AY18])" office:value-type="string" office:string-value="T/total/75th%" calcext:value-type="string">
            <text:p>T/total/75th%</text:p>
          </table:table-cell>
          <table:table-cell table:style-name="ce5" table:formula="of:=COM.MICROSOFT.CONCAT([.$A19];&quot;/&quot;;[.$AV17];&quot;/&quot;;[.AZ18])" office:value-type="string" office:string-value="T/total/85th%" calcext:value-type="string">
            <text:p>T/total/85th%</text:p>
          </table:table-cell>
          <table:table-cell table:style-name="ce5" table:formula="of:=COM.MICROSOFT.CONCAT([.$A19];&quot;/&quot;;[.$AV17];&quot;/&quot;;[.BA18])" office:value-type="string" office:string-value="T/total/90th%" calcext:value-type="string">
            <text:p>T/total/90th%</text:p>
          </table:table-cell>
          <table:table-cell table:style-name="ce5" table:formula="of:=COM.MICROSOFT.CONCAT([.$A19];&quot;/&quot;;[.$AV17];&quot;/&quot;;[.BB18])" office:value-type="string" office:string-value="T/total/95th%" calcext:value-type="string">
            <text:p>T/total/95th%</text:p>
          </table:table-cell>
          <table:table-cell table:style-name="ce5" table:formula="of:=COM.MICROSOFT.CONCAT([.$A19];&quot;/&quot;;[.$AV17];&quot;/&quot;;[.BC18])" office:value-type="string" office:string-value="T/total/98th%" calcext:value-type="string">
            <text:p>T/total/98th%</text:p>
          </table:table-cell>
          <table:table-cell table:style-name="ce5" table:formula="of:=COM.MICROSOFT.CONCAT([.$A19];&quot;/&quot;;[.$AV17];&quot;/&quot;;[.BD18])" office:value-type="string" office:string-value="T/total/max" calcext:value-type="string">
            <text:p>T/total/max</text:p>
          </table:table-cell>
          <table:table-cell table:style-name="ce5" table:formula="of:=COM.MICROSOFT.CONCAT([.$A19];&quot;/&quot;;[.$AV17];&quot;/&quot;;[.BE18])" office:value-type="string" office:string-value="T/total/avg" calcext:value-type="string">
            <text:p>T/total/avg</text:p>
          </table:table-cell>
          <table:table-cell table:style-name="ce5" table:formula="of:=COM.MICROSOFT.CONCAT([.$A19];&quot;/&quot;;[.$AV17];&quot;/&quot;;[.BF18])" office:value-type="string" office:string-value="T/total/sd" calcext:value-type="string">
            <text:p>T/total/sd</text:p>
          </table:table-cell>
          <table:table-cell table:style-name="ce5" table:formula="of:=COM.MICROSOFT.CONCAT([.$A19];&quot;/&quot;;[.BG18])" office:value-type="string" office:string-value="T/tps" calcext:value-type="string">
            <text:p>T/tps</text:p>
          </table:table-cell>
          <table:table-cell office:value-type="string" calcext:value-type="string">
            <text:p>J</text:p>
          </table:table-cell>
          <table:table-cell table:style-name="ce9" table:formula="of:=[.BI18]" office:value-type="string" office:string-value=" N" calcext:value-type="string">
            <text:p><text:s/>N</text:p>
          </table:table-cell>
          <table:table-cell table:style-name="ce9" table:formula="of:=[.BJ18]" office:value-type="string" office:string-value="samples" calcext:value-type="string">
            <text:p>samples</text:p>
          </table:table-cell>
          <table:table-cell table:style-name="ce9" table:formula="of:=COM.MICROSOFT.CONCAT([.$BH19];&quot;/&quot;;[.$BK17];&quot;/&quot;;[.BK18])" office:value-type="string" office:string-value="J/tx_open/min" calcext:value-type="string">
            <text:p>J/tx_open/min</text:p>
          </table:table-cell>
          <table:table-cell table:style-name="ce9" table:formula="of:=COM.MICROSOFT.CONCAT([.$BH19];&quot;/&quot;;[.$BK17];&quot;/&quot;;[.BL18])" office:value-type="string" office:string-value="J/tx_open/25th%" calcext:value-type="string">
            <text:p>J/tx_open/25th%</text:p>
          </table:table-cell>
          <table:table-cell table:style-name="ce9" table:formula="of:=COM.MICROSOFT.CONCAT([.$BH19];&quot;/&quot;;[.$BK17];&quot;/&quot;;[.BM18])" office:value-type="string" office:string-value="J/tx_open/50th%" calcext:value-type="string">
            <text:p>J/tx_open/50th%</text:p>
          </table:table-cell>
          <table:table-cell table:style-name="ce9" table:formula="of:=COM.MICROSOFT.CONCAT([.$BH19];&quot;/&quot;;[.$BK17];&quot;/&quot;;[.BN18])" office:value-type="string" office:string-value="J/tx_open/75th%" calcext:value-type="string">
            <text:p>J/tx_open/75th%</text:p>
          </table:table-cell>
          <table:table-cell table:style-name="ce9" table:formula="of:=COM.MICROSOFT.CONCAT([.$BH19];&quot;/&quot;;[.$BK17];&quot;/&quot;;[.BO18])" office:value-type="string" office:string-value="J/tx_open/85th%" calcext:value-type="string">
            <text:p>J/tx_open/85th%</text:p>
          </table:table-cell>
          <table:table-cell table:style-name="ce9" table:formula="of:=COM.MICROSOFT.CONCAT([.$BH19];&quot;/&quot;;[.$BK17];&quot;/&quot;;[.BP18])" office:value-type="string" office:string-value="J/tx_open/90th%" calcext:value-type="string">
            <text:p>J/tx_open/90th%</text:p>
          </table:table-cell>
          <table:table-cell table:style-name="ce9" table:formula="of:=COM.MICROSOFT.CONCAT([.$BH19];&quot;/&quot;;[.$BK17];&quot;/&quot;;[.BQ18])" office:value-type="string" office:string-value="J/tx_open/95th%" calcext:value-type="string">
            <text:p>J/tx_open/95th%</text:p>
          </table:table-cell>
          <table:table-cell table:style-name="ce9" table:formula="of:=COM.MICROSOFT.CONCAT([.$BH19];&quot;/&quot;;[.$BK17];&quot;/&quot;;[.BR18])" office:value-type="string" office:string-value="J/tx_open/98th%" calcext:value-type="string">
            <text:p>J/tx_open/98th%</text:p>
          </table:table-cell>
          <table:table-cell table:style-name="ce9" table:formula="of:=COM.MICROSOFT.CONCAT([.$BH19];&quot;/&quot;;[.$BK17];&quot;/&quot;;[.BS18])" office:value-type="string" office:string-value="J/tx_open/max" calcext:value-type="string">
            <text:p>J/tx_open/max</text:p>
          </table:table-cell>
          <table:table-cell table:style-name="ce9" table:formula="of:=COM.MICROSOFT.CONCAT([.$BH19];&quot;/&quot;;[.$BK17];&quot;/&quot;;[.BT18])" office:value-type="string" office:string-value="J/tx_open/avg" calcext:value-type="string">
            <text:p>J/tx_open/avg</text:p>
          </table:table-cell>
          <table:table-cell table:style-name="ce9" table:formula="of:=COM.MICROSOFT.CONCAT([.$BH19];&quot;/&quot;;[.$BK17];&quot;/&quot;;[.BU18])" office:value-type="string" office:string-value="J/tx_open/sd" calcext:value-type="string">
            <text:p>J/tx_open/sd</text:p>
          </table:table-cell>
          <table:table-cell table:style-name="ce9" table:formula="of:=COM.MICROSOFT.CONCAT([.$BH19];&quot;/&quot;;[.$BV17];&quot;/&quot;;[.BV18])" office:value-type="string" office:string-value="J/tx_begin/min" calcext:value-type="string">
            <text:p>J/tx_begin/min</text:p>
          </table:table-cell>
          <table:table-cell table:style-name="ce9" table:formula="of:=COM.MICROSOFT.CONCAT([.$BH19];&quot;/&quot;;[.$BV17];&quot;/&quot;;[.BW18])" office:value-type="string" office:string-value="J/tx_begin/25th%" calcext:value-type="string">
            <text:p>J/tx_begin/25th%</text:p>
          </table:table-cell>
          <table:table-cell table:style-name="ce9" table:formula="of:=COM.MICROSOFT.CONCAT([.$BH19];&quot;/&quot;;[.$BV17];&quot;/&quot;;[.BX18])" office:value-type="string" office:string-value="J/tx_begin/50th%" calcext:value-type="string">
            <text:p>J/tx_begin/50th%</text:p>
          </table:table-cell>
          <table:table-cell table:style-name="ce9" table:formula="of:=COM.MICROSOFT.CONCAT([.$BH19];&quot;/&quot;;[.$BV17];&quot;/&quot;;[.BY18])" office:value-type="string" office:string-value="J/tx_begin/75th%" calcext:value-type="string">
            <text:p>J/tx_begin/75th%</text:p>
          </table:table-cell>
          <table:table-cell table:style-name="ce9" table:formula="of:=COM.MICROSOFT.CONCAT([.$BH19];&quot;/&quot;;[.$BV17];&quot;/&quot;;[.BZ18])" office:value-type="string" office:string-value="J/tx_begin/85th%" calcext:value-type="string">
            <text:p>J/tx_begin/85th%</text:p>
          </table:table-cell>
          <table:table-cell table:style-name="ce9" table:formula="of:=COM.MICROSOFT.CONCAT([.$BH19];&quot;/&quot;;[.$BV17];&quot;/&quot;;[.CA18])" office:value-type="string" office:string-value="J/tx_begin/90th%" calcext:value-type="string">
            <text:p>J/tx_begin/90th%</text:p>
          </table:table-cell>
          <table:table-cell table:style-name="ce9" table:formula="of:=COM.MICROSOFT.CONCAT([.$BH19];&quot;/&quot;;[.$BV17];&quot;/&quot;;[.CB18])" office:value-type="string" office:string-value="J/tx_begin/95th%" calcext:value-type="string">
            <text:p>J/tx_begin/95th%</text:p>
          </table:table-cell>
          <table:table-cell table:style-name="ce9" table:formula="of:=COM.MICROSOFT.CONCAT([.$BH19];&quot;/&quot;;[.$BV17];&quot;/&quot;;[.CC18])" office:value-type="string" office:string-value="J/tx_begin/98th%" calcext:value-type="string">
            <text:p>J/tx_begin/98th%</text:p>
          </table:table-cell>
          <table:table-cell table:style-name="ce9" table:formula="of:=COM.MICROSOFT.CONCAT([.$BH19];&quot;/&quot;;[.$BV17];&quot;/&quot;;[.CD18])" office:value-type="string" office:string-value="J/tx_begin/max" calcext:value-type="string">
            <text:p>J/tx_begin/max</text:p>
          </table:table-cell>
          <table:table-cell table:style-name="ce9" table:formula="of:=COM.MICROSOFT.CONCAT([.$BH19];&quot;/&quot;;[.$BV17];&quot;/&quot;;[.CE18])" office:value-type="string" office:string-value="J/tx_begin/avg" calcext:value-type="string">
            <text:p>J/tx_begin/avg</text:p>
          </table:table-cell>
          <table:table-cell table:style-name="ce9" table:formula="of:=COM.MICROSOFT.CONCAT([.$BH19];&quot;/&quot;;[.$BV17];&quot;/&quot;;[.CF18])" office:value-type="string" office:string-value="J/tx_begin/sd" calcext:value-type="string">
            <text:p>J/tx_begin/sd</text:p>
          </table:table-cell>
          <table:table-cell table:style-name="ce9" table:formula="of:=COM.MICROSOFT.CONCAT([.$BH19];&quot;/&quot;;[.$CG17];&quot;/&quot;;[.CG18])" office:value-type="string" office:string-value="J/tx_commit/min" calcext:value-type="string">
            <text:p>J/tx_commit/min</text:p>
          </table:table-cell>
          <table:table-cell table:style-name="ce9" table:formula="of:=COM.MICROSOFT.CONCAT([.$BH19];&quot;/&quot;;[.$CG17];&quot;/&quot;;[.CH18])" office:value-type="string" office:string-value="J/tx_commit/25th%" calcext:value-type="string">
            <text:p>J/tx_commit/25th%</text:p>
          </table:table-cell>
          <table:table-cell table:style-name="ce9" table:formula="of:=COM.MICROSOFT.CONCAT([.$BH19];&quot;/&quot;;[.$CG17];&quot;/&quot;;[.CI18])" office:value-type="string" office:string-value="J/tx_commit/50th%" calcext:value-type="string">
            <text:p>J/tx_commit/50th%</text:p>
          </table:table-cell>
          <table:table-cell table:style-name="ce9" table:formula="of:=COM.MICROSOFT.CONCAT([.$BH19];&quot;/&quot;;[.$CG17];&quot;/&quot;;[.CJ18])" office:value-type="string" office:string-value="J/tx_commit/75th%" calcext:value-type="string">
            <text:p>J/tx_commit/75th%</text:p>
          </table:table-cell>
          <table:table-cell table:style-name="ce9" table:formula="of:=COM.MICROSOFT.CONCAT([.$BH19];&quot;/&quot;;[.$CG17];&quot;/&quot;;[.CK18])" office:value-type="string" office:string-value="J/tx_commit/85th%" calcext:value-type="string">
            <text:p>J/tx_commit/85th%</text:p>
          </table:table-cell>
          <table:table-cell table:style-name="ce9" table:formula="of:=COM.MICROSOFT.CONCAT([.$BH19];&quot;/&quot;;[.$CG17];&quot;/&quot;;[.CL18])" office:value-type="string" office:string-value="J/tx_commit/90th%" calcext:value-type="string">
            <text:p>J/tx_commit/90th%</text:p>
          </table:table-cell>
          <table:table-cell table:style-name="ce9" table:formula="of:=COM.MICROSOFT.CONCAT([.$BH19];&quot;/&quot;;[.$CG17];&quot;/&quot;;[.CM18])" office:value-type="string" office:string-value="J/tx_commit/95th%" calcext:value-type="string">
            <text:p>J/tx_commit/95th%</text:p>
          </table:table-cell>
          <table:table-cell table:style-name="ce9" table:formula="of:=COM.MICROSOFT.CONCAT([.$BH19];&quot;/&quot;;[.$CG17];&quot;/&quot;;[.CN18])" office:value-type="string" office:string-value="J/tx_commit/98th%" calcext:value-type="string">
            <text:p>J/tx_commit/98th%</text:p>
          </table:table-cell>
          <table:table-cell table:style-name="ce9" table:formula="of:=COM.MICROSOFT.CONCAT([.$BH19];&quot;/&quot;;[.$CG17];&quot;/&quot;;[.CO18])" office:value-type="string" office:string-value="J/tx_commit/max" calcext:value-type="string">
            <text:p>J/tx_commit/max</text:p>
          </table:table-cell>
          <table:table-cell table:style-name="ce9" table:formula="of:=COM.MICROSOFT.CONCAT([.$BH19];&quot;/&quot;;[.$CG17];&quot;/&quot;;[.CP18])" office:value-type="string" office:string-value="J/tx_commit/avg" calcext:value-type="string">
            <text:p>J/tx_commit/avg</text:p>
          </table:table-cell>
          <table:table-cell table:style-name="ce9" table:formula="of:=COM.MICROSOFT.CONCAT([.$BH19];&quot;/&quot;;[.$CG17];&quot;/&quot;;[.CQ18])" office:value-type="string" office:string-value="J/tx_commit/sd" calcext:value-type="string">
            <text:p>J/tx_commit/sd</text:p>
          </table:table-cell>
          <table:table-cell table:style-name="ce9" table:formula="of:=COM.MICROSOFT.CONCAT([.$BH19];&quot;/&quot;;[.$CR17];&quot;/&quot;;[.CR18])" office:value-type="string" office:string-value="J/tx_close/min" calcext:value-type="string">
            <text:p>J/tx_close/min</text:p>
          </table:table-cell>
          <table:table-cell table:style-name="ce9" table:formula="of:=COM.MICROSOFT.CONCAT([.$BH19];&quot;/&quot;;[.$CR17];&quot;/&quot;;[.CS18])" office:value-type="string" office:string-value="J/tx_close/25th%" calcext:value-type="string">
            <text:p>J/tx_close/25th%</text:p>
          </table:table-cell>
          <table:table-cell table:style-name="ce9" table:formula="of:=COM.MICROSOFT.CONCAT([.$BH19];&quot;/&quot;;[.$CR17];&quot;/&quot;;[.CT18])" office:value-type="string" office:string-value="J/tx_close/50th%" calcext:value-type="string">
            <text:p>J/tx_close/50th%</text:p>
          </table:table-cell>
          <table:table-cell table:style-name="ce9" table:formula="of:=COM.MICROSOFT.CONCAT([.$BH19];&quot;/&quot;;[.$CR17];&quot;/&quot;;[.CU18])" office:value-type="string" office:string-value="J/tx_close/75th%" calcext:value-type="string">
            <text:p>J/tx_close/75th%</text:p>
          </table:table-cell>
          <table:table-cell table:style-name="ce9" table:formula="of:=COM.MICROSOFT.CONCAT([.$BH19];&quot;/&quot;;[.$CR17];&quot;/&quot;;[.CV18])" office:value-type="string" office:string-value="J/tx_close/85th%" calcext:value-type="string">
            <text:p>J/tx_close/85th%</text:p>
          </table:table-cell>
          <table:table-cell table:style-name="ce9" table:formula="of:=COM.MICROSOFT.CONCAT([.$BH19];&quot;/&quot;;[.$CR17];&quot;/&quot;;[.CW18])" office:value-type="string" office:string-value="J/tx_close/90th%" calcext:value-type="string">
            <text:p>J/tx_close/90th%</text:p>
          </table:table-cell>
          <table:table-cell table:style-name="ce9" table:formula="of:=COM.MICROSOFT.CONCAT([.$BH19];&quot;/&quot;;[.$CR17];&quot;/&quot;;[.CX18])" office:value-type="string" office:string-value="J/tx_close/95th%" calcext:value-type="string">
            <text:p>J/tx_close/95th%</text:p>
          </table:table-cell>
          <table:table-cell table:style-name="ce9" table:formula="of:=COM.MICROSOFT.CONCAT([.$BH19];&quot;/&quot;;[.$CR17];&quot;/&quot;;[.CY18])" office:value-type="string" office:string-value="J/tx_close/98th%" calcext:value-type="string">
            <text:p>J/tx_close/98th%</text:p>
          </table:table-cell>
          <table:table-cell table:style-name="ce9" table:formula="of:=COM.MICROSOFT.CONCAT([.$BH19];&quot;/&quot;;[.$CR17];&quot;/&quot;;[.CZ18])" office:value-type="string" office:string-value="J/tx_close/max" calcext:value-type="string">
            <text:p>J/tx_close/max</text:p>
          </table:table-cell>
          <table:table-cell table:style-name="ce9" table:formula="of:=COM.MICROSOFT.CONCAT([.$BH19];&quot;/&quot;;[.$CR17];&quot;/&quot;;[.DA18])" office:value-type="string" office:string-value="J/tx_close/avg" calcext:value-type="string">
            <text:p>J/tx_close/avg</text:p>
          </table:table-cell>
          <table:table-cell table:style-name="ce9" table:formula="of:=COM.MICROSOFT.CONCAT([.$BH19];&quot;/&quot;;[.$CR17];&quot;/&quot;;[.DB18])" office:value-type="string" office:string-value="J/tx_close/sd" calcext:value-type="string">
            <text:p>J/tx_close/sd</text:p>
          </table:table-cell>
          <table:table-cell table:style-name="ce9" table:formula="of:=COM.MICROSOFT.CONCAT([.$BH19];&quot;/&quot;;[.$DC17];&quot;/&quot;;[.DC18])" office:value-type="string" office:string-value="J/total/min" calcext:value-type="string">
            <text:p>J/total/min</text:p>
          </table:table-cell>
          <table:table-cell table:style-name="ce9" table:formula="of:=COM.MICROSOFT.CONCAT([.$BH19];&quot;/&quot;;[.$DC17];&quot;/&quot;;[.DD18])" office:value-type="string" office:string-value="J/total/25th%" calcext:value-type="string">
            <text:p>J/total/25th%</text:p>
          </table:table-cell>
          <table:table-cell table:style-name="ce9" table:formula="of:=COM.MICROSOFT.CONCAT([.$BH19];&quot;/&quot;;[.$DC17];&quot;/&quot;;[.DE18])" office:value-type="string" office:string-value="J/total/50th%" calcext:value-type="string">
            <text:p>J/total/50th%</text:p>
          </table:table-cell>
          <table:table-cell table:style-name="ce9" table:formula="of:=COM.MICROSOFT.CONCAT([.$BH19];&quot;/&quot;;[.$DC17];&quot;/&quot;;[.DF18])" office:value-type="string" office:string-value="J/total/75th%" calcext:value-type="string">
            <text:p>J/total/75th%</text:p>
          </table:table-cell>
          <table:table-cell table:style-name="ce9" table:formula="of:=COM.MICROSOFT.CONCAT([.$BH19];&quot;/&quot;;[.$DC17];&quot;/&quot;;[.DG18])" office:value-type="string" office:string-value="J/total/85th%" calcext:value-type="string">
            <text:p>J/total/85th%</text:p>
          </table:table-cell>
          <table:table-cell table:style-name="ce9" table:formula="of:=COM.MICROSOFT.CONCAT([.$BH19];&quot;/&quot;;[.$DC17];&quot;/&quot;;[.DH18])" office:value-type="string" office:string-value="J/total/90th%" calcext:value-type="string">
            <text:p>J/total/90th%</text:p>
          </table:table-cell>
          <table:table-cell table:style-name="ce9" table:formula="of:=COM.MICROSOFT.CONCAT([.$BH19];&quot;/&quot;;[.$DC17];&quot;/&quot;;[.DI18])" office:value-type="string" office:string-value="J/total/95th%" calcext:value-type="string">
            <text:p>J/total/95th%</text:p>
          </table:table-cell>
          <table:table-cell table:style-name="ce9" table:formula="of:=COM.MICROSOFT.CONCAT([.$BH19];&quot;/&quot;;[.$DC17];&quot;/&quot;;[.DJ18])" office:value-type="string" office:string-value="J/total/98th%" calcext:value-type="string">
            <text:p>J/total/98th%</text:p>
          </table:table-cell>
          <table:table-cell table:style-name="ce9" table:formula="of:=COM.MICROSOFT.CONCAT([.$BH19];&quot;/&quot;;[.$DC17];&quot;/&quot;;[.DK18])" office:value-type="string" office:string-value="J/total/max" calcext:value-type="string">
            <text:p>J/total/max</text:p>
          </table:table-cell>
          <table:table-cell table:style-name="ce9" table:formula="of:=COM.MICROSOFT.CONCAT([.$BH19];&quot;/&quot;;[.$DC17];&quot;/&quot;;[.DL18])" office:value-type="string" office:string-value="J/total/avg" calcext:value-type="string">
            <text:p>J/total/avg</text:p>
          </table:table-cell>
          <table:table-cell table:style-name="ce9" table:formula="of:=COM.MICROSOFT.CONCAT([.$BH19];&quot;/&quot;;[.$DC17];&quot;/&quot;;[.DM18])" office:value-type="string" office:string-value="J/total/sd" calcext:value-type="string">
            <text:p>J/total/sd</text:p>
          </table:table-cell>
          <table:table-cell table:style-name="ce9" table:formula="of:=COM.MICROSOFT.CONCAT([.$BH19];&quot;/&quot;;[.DN18])" office:value-type="string" office:string-value="J/tps" calcext:value-type="string">
            <text:p>J/tps</text:p>
          </table:table-cell>
          <table:table-cell table:style-name="ce1" table:number-columns-repeated="906"/>
        </table:table-row>
        <table:table-row table:style-name="ro2">
          <table:table-cell table:style-name="ce6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78" calcext:value-type="float">
            <text:p>0.778</text:p>
          </table:table-cell>
          <table:table-cell office:value-type="float" office:value="1.102" calcext:value-type="float">
            <text:p>1.102</text:p>
          </table:table-cell>
          <table:table-cell office:value-type="float" office:value="1.349" calcext:value-type="float">
            <text:p>1.349</text:p>
          </table:table-cell>
          <table:table-cell office:value-type="float" office:value="3.239" calcext:value-type="float">
            <text:p>3.239</text:p>
          </table:table-cell>
          <table:table-cell office:value-type="float" office:value="4.362" calcext:value-type="float">
            <text:p>4.362</text:p>
          </table:table-cell>
          <table:table-cell office:value-type="float" office:value="4.753" calcext:value-type="float">
            <text:p>4.753</text:p>
          </table:table-cell>
          <table:table-cell office:value-type="float" office:value="5.668" calcext:value-type="float">
            <text:p>5.668</text:p>
          </table:table-cell>
          <table:table-cell office:value-type="float" office:value="6.919" calcext:value-type="float">
            <text:p>6.919</text:p>
          </table:table-cell>
          <table:table-cell office:value-type="float" office:value="142.021" calcext:value-type="float">
            <text:p>142.021</text:p>
          </table:table-cell>
          <table:table-cell office:value-type="float" office:value="2.336" calcext:value-type="float">
            <text:p>2.336</text:p>
          </table:table-cell>
          <table:table-cell office:value-type="float" office:value="2.964" calcext:value-type="float">
            <text:p>2.964</text:p>
          </table:table-cell>
          <table:table-cell office:value-type="float" office:value="0.324" calcext:value-type="float">
            <text:p>0.324</text:p>
          </table:table-cell>
          <table:table-cell office:value-type="float" office:value="0.489" calcext:value-type="float">
            <text:p>0.489</text:p>
          </table:table-cell>
          <table:table-cell office:value-type="float" office:value="0.579" calcext:value-type="float">
            <text:p>0.579</text:p>
          </table:table-cell>
          <table:table-cell office:value-type="float" office:value="0.768" calcext:value-type="float">
            <text:p>0.768</text:p>
          </table:table-cell>
          <table:table-cell office:value-type="float" office:value="2.848" calcext:value-type="float">
            <text:p>2.848</text:p>
          </table:table-cell>
          <table:table-cell office:value-type="float" office:value="3.603" calcext:value-type="float">
            <text:p>3.603</text:p>
          </table:table-cell>
          <table:table-cell office:value-type="float" office:value="4.235" calcext:value-type="float">
            <text:p>4.235</text:p>
          </table:table-cell>
          <table:table-cell office:value-type="float" office:value="6.001" calcext:value-type="float">
            <text:p>6.001</text:p>
          </table:table-cell>
          <table:table-cell office:value-type="float" office:value="18.444" calcext:value-type="float">
            <text:p>18.444</text:p>
          </table:table-cell>
          <table:table-cell office:value-type="float" office:value="1.186" calcext:value-type="float">
            <text:p>1.186</text:p>
          </table:table-cell>
          <table:table-cell office:value-type="float" office:value="1.468" calcext:value-type="float">
            <text:p>1.468</text:p>
          </table:table-cell>
          <table:table-cell office:value-type="float" office:value="0.693" calcext:value-type="float">
            <text:p>0.693</text:p>
          </table:table-cell>
          <table:table-cell office:value-type="float" office:value="0.947" calcext:value-type="float">
            <text:p>0.947</text:p>
          </table:table-cell>
          <table:table-cell office:value-type="float" office:value="1.125" calcext:value-type="float">
            <text:p>1.125</text:p>
          </table:table-cell>
          <table:table-cell office:value-type="float" office:value="4.032" calcext:value-type="float">
            <text:p>4.032</text:p>
          </table:table-cell>
          <table:table-cell office:value-type="float" office:value="4.517" calcext:value-type="float">
            <text:p>4.517</text:p>
          </table:table-cell>
          <table:table-cell office:value-type="float" office:value="4.82" calcext:value-type="float">
            <text:p>4.82</text:p>
          </table:table-cell>
          <table:table-cell office:value-type="float" office:value="6.383" calcext:value-type="float">
            <text:p>6.383</text:p>
          </table:table-cell>
          <table:table-cell office:value-type="float" office:value="7.414" calcext:value-type="float">
            <text:p>7.414</text:p>
          </table:table-cell>
          <table:table-cell office:value-type="float" office:value="31.663" calcext:value-type="float">
            <text:p>31.663</text:p>
          </table:table-cell>
          <table:table-cell office:value-type="float" office:value="2.291" calcext:value-type="float">
            <text:p>2.291</text:p>
          </table:table-cell>
          <table:table-cell office:value-type="float" office:value="2.089" calcext:value-type="float">
            <text:p>2.08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8" calcext:value-type="float">
            <text:p>0.378</text:p>
          </table:table-cell>
          <table:table-cell office:value-type="float" office:value="0.461" calcext:value-type="float">
            <text:p>0.461</text:p>
          </table:table-cell>
          <table:table-cell office:value-type="float" office:value="2.547" calcext:value-type="float">
            <text:p>2.547</text:p>
          </table:table-cell>
          <table:table-cell office:value-type="float" office:value="3.559" calcext:value-type="float">
            <text:p>3.559</text:p>
          </table:table-cell>
          <table:table-cell office:value-type="float" office:value="4.003" calcext:value-type="float">
            <text:p>4.003</text:p>
          </table:table-cell>
          <table:table-cell office:value-type="float" office:value="5.224" calcext:value-type="float">
            <text:p>5.224</text:p>
          </table:table-cell>
          <table:table-cell office:value-type="float" office:value="6.414" calcext:value-type="float">
            <text:p>6.414</text:p>
          </table:table-cell>
          <table:table-cell office:value-type="float" office:value="22.822" calcext:value-type="float">
            <text:p>22.822</text:p>
          </table:table-cell>
          <table:table-cell office:value-type="float" office:value="1.415" calcext:value-type="float">
            <text:p>1.415</text:p>
          </table:table-cell>
          <table:table-cell office:value-type="float" office:value="1.805" calcext:value-type="float">
            <text:p>1.805</text:p>
          </table:table-cell>
          <table:table-cell office:value-type="float" office:value="2.426" calcext:value-type="float">
            <text:p>2.426</text:p>
          </table:table-cell>
          <table:table-cell office:value-type="float" office:value="5.427" calcext:value-type="float">
            <text:p>5.427</text:p>
          </table:table-cell>
          <table:table-cell office:value-type="float" office:value="6.684" calcext:value-type="float">
            <text:p>6.684</text:p>
          </table:table-cell>
          <table:table-cell office:value-type="float" office:value="8.812" calcext:value-type="float">
            <text:p>8.812</text:p>
          </table:table-cell>
          <table:table-cell office:value-type="float" office:value="9.998" calcext:value-type="float">
            <text:p>9.998</text:p>
          </table:table-cell>
          <table:table-cell office:value-type="float" office:value="10.985" calcext:value-type="float">
            <text:p>10.985</text:p>
          </table:table-cell>
          <table:table-cell office:value-type="float" office:value="12.356" calcext:value-type="float">
            <text:p>12.356</text:p>
          </table:table-cell>
          <table:table-cell office:value-type="float" office:value="14.082" calcext:value-type="float">
            <text:p>14.082</text:p>
          </table:table-cell>
          <table:table-cell office:value-type="float" office:value="146.468" calcext:value-type="float">
            <text:p>146.468</text:p>
          </table:table-cell>
          <table:table-cell office:value-type="float" office:value="7.228" calcext:value-type="float">
            <text:p>7.228</text:p>
          </table:table-cell>
          <table:table-cell office:value-type="float" office:value="3.876" calcext:value-type="float">
            <text:p>3.876</text:p>
          </table:table-cell>
          <table:table-cell office:value-type="float" office:value="773.836" calcext:value-type="float">
            <text:p>773.836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65" calcext:value-type="float">
            <text:p>0.765</text:p>
          </table:table-cell>
          <table:table-cell office:value-type="float" office:value="1.133" calcext:value-type="float">
            <text:p>1.133</text:p>
          </table:table-cell>
          <table:table-cell office:value-type="float" office:value="1.299" calcext:value-type="float">
            <text:p>1.299</text:p>
          </table:table-cell>
          <table:table-cell office:value-type="float" office:value="1.55" calcext:value-type="float">
            <text:p>1.55</text:p>
          </table:table-cell>
          <table:table-cell office:value-type="float" office:value="1.787" calcext:value-type="float">
            <text:p>1.787</text:p>
          </table:table-cell>
          <table:table-cell office:value-type="float" office:value="2.028" calcext:value-type="float">
            <text:p>2.028</text:p>
          </table:table-cell>
          <table:table-cell office:value-type="float" office:value="3.02" calcext:value-type="float">
            <text:p>3.02</text:p>
          </table:table-cell>
          <table:table-cell office:value-type="float" office:value="5.679" calcext:value-type="float">
            <text:p>5.679</text:p>
          </table:table-cell>
          <table:table-cell office:value-type="float" office:value="21.447" calcext:value-type="float">
            <text:p>21.447</text:p>
          </table:table-cell>
          <table:table-cell office:value-type="float" office:value="1.57" calcext:value-type="float">
            <text:p>1.57</text:p>
          </table:table-cell>
          <table:table-cell office:value-type="float" office:value="1.095" calcext:value-type="float">
            <text:p>1.095</text:p>
          </table:table-cell>
          <table:table-cell office:value-type="float" office:value="0.363" calcext:value-type="float">
            <text:p>0.363</text:p>
          </table:table-cell>
          <table:table-cell office:value-type="float" office:value="0.565" calcext:value-type="float">
            <text:p>0.565</text:p>
          </table:table-cell>
          <table:table-cell office:value-type="float" office:value="0.677" calcext:value-type="float">
            <text:p>0.677</text:p>
          </table:table-cell>
          <table:table-cell office:value-type="float" office:value="0.866" calcext:value-type="float">
            <text:p>0.866</text:p>
          </table:table-cell>
          <table:table-cell office:value-type="float" office:value="1.037" calcext:value-type="float">
            <text:p>1.037</text:p>
          </table:table-cell>
          <table:table-cell office:value-type="float" office:value="1.193" calcext:value-type="float">
            <text:p>1.193</text:p>
          </table:table-cell>
          <table:table-cell office:value-type="float" office:value="1.593" calcext:value-type="float">
            <text:p>1.593</text:p>
          </table:table-cell>
          <table:table-cell office:value-type="float" office:value="3.166" calcext:value-type="float">
            <text:p>3.166</text:p>
          </table:table-cell>
          <table:table-cell office:value-type="float" office:value="18.864" calcext:value-type="float">
            <text:p>18.864</text:p>
          </table:table-cell>
          <table:table-cell office:value-type="float" office:value="0.857" calcext:value-type="float">
            <text:p>0.857</text:p>
          </table:table-cell>
          <table:table-cell office:value-type="float" office:value="0.776" calcext:value-type="float">
            <text:p>0.776</text:p>
          </table:table-cell>
          <table:table-cell office:value-type="float" office:value="0.743" calcext:value-type="float">
            <text:p>0.743</text:p>
          </table:table-cell>
          <table:table-cell office:value-type="float" office:value="1.103" calcext:value-type="float">
            <text:p>1.103</text:p>
          </table:table-cell>
          <table:table-cell office:value-type="float" office:value="1.288" calcext:value-type="float">
            <text:p>1.288</text:p>
          </table:table-cell>
          <table:table-cell office:value-type="float" office:value="1.591" calcext:value-type="float">
            <text:p>1.591</text:p>
          </table:table-cell>
          <table:table-cell office:value-type="float" office:value="1.871" calcext:value-type="float">
            <text:p>1.871</text:p>
          </table:table-cell>
          <table:table-cell office:value-type="float" office:value="2.17" calcext:value-type="float">
            <text:p>2.17</text:p>
          </table:table-cell>
          <table:table-cell office:value-type="float" office:value="2.989" calcext:value-type="float">
            <text:p>2.989</text:p>
          </table:table-cell>
          <table:table-cell office:value-type="float" office:value="5.868" calcext:value-type="float">
            <text:p>5.868</text:p>
          </table:table-cell>
          <table:table-cell office:value-type="float" office:value="22.814" calcext:value-type="float">
            <text:p>22.814</text:p>
          </table:table-cell>
          <table:table-cell office:value-type="float" office:value="1.587" calcext:value-type="float">
            <text:p>1.587</text:p>
          </table:table-cell>
          <table:table-cell office:value-type="float" office:value="1.191" calcext:value-type="float">
            <text:p>1.191</text:p>
          </table:table-cell>
          <table:table-cell office:value-type="float" office:value="0.321" calcext:value-type="float">
            <text:p>0.321</text:p>
          </table:table-cell>
          <table:table-cell office:value-type="float" office:value="0.477" calcext:value-type="float">
            <text:p>0.477</text:p>
          </table:table-cell>
          <table:table-cell office:value-type="float" office:value="0.572" calcext:value-type="float">
            <text:p>0.572</text:p>
          </table:table-cell>
          <table:table-cell office:value-type="float" office:value="0.748" calcext:value-type="float">
            <text:p>0.748</text:p>
          </table:table-cell>
          <table:table-cell office:value-type="float" office:value="0.907" calcext:value-type="float">
            <text:p>0.907</text:p>
          </table:table-cell>
          <table:table-cell office:value-type="float" office:value="1.069" calcext:value-type="float">
            <text:p>1.069</text:p>
          </table:table-cell>
          <table:table-cell office:value-type="float" office:value="1.456" calcext:value-type="float">
            <text:p>1.456</text:p>
          </table:table-cell>
          <table:table-cell office:value-type="float" office:value="3.29" calcext:value-type="float">
            <text:p>3.29</text:p>
          </table:table-cell>
          <table:table-cell office:value-type="float" office:value="23.363" calcext:value-type="float">
            <text:p>23.363</text:p>
          </table:table-cell>
          <table:table-cell office:value-type="float" office:value="0.762" calcext:value-type="float">
            <text:p>0.762</text:p>
          </table:table-cell>
          <table:table-cell office:value-type="float" office:value="0.82" calcext:value-type="float">
            <text:p>0.82</text:p>
          </table:table-cell>
          <table:table-cell office:value-type="float" office:value="2.539" calcext:value-type="float">
            <text:p>2.539</text:p>
          </table:table-cell>
          <table:table-cell office:value-type="float" office:value="3.666" calcext:value-type="float">
            <text:p>3.666</text:p>
          </table:table-cell>
          <table:table-cell office:value-type="float" office:value="4.117" calcext:value-type="float">
            <text:p>4.117</text:p>
          </table:table-cell>
          <table:table-cell office:value-type="float" office:value="4.941" calcext:value-type="float">
            <text:p>4.941</text:p>
          </table:table-cell>
          <table:table-cell office:value-type="float" office:value="5.89" calcext:value-type="float">
            <text:p>5.89</text:p>
          </table:table-cell>
          <table:table-cell office:value-type="float" office:value="6.981" calcext:value-type="float">
            <text:p>6.981</text:p>
          </table:table-cell>
          <table:table-cell office:value-type="float" office:value="9.096" calcext:value-type="float">
            <text:p>9.096</text:p>
          </table:table-cell>
          <table:table-cell office:value-type="float" office:value="11.42" calcext:value-type="float">
            <text:p>11.42</text:p>
          </table:table-cell>
          <table:table-cell office:value-type="float" office:value="27.191" calcext:value-type="float">
            <text:p>27.191</text:p>
          </table:table-cell>
          <table:table-cell office:value-type="float" office:value="4.775" calcext:value-type="float">
            <text:p>4.775</text:p>
          </table:table-cell>
          <table:table-cell office:value-type="float" office:value="2.07" calcext:value-type="float">
            <text:p>2.07</text:p>
          </table:table-cell>
          <table:table-cell office:value-type="float" office:value="951.042" calcext:value-type="float">
            <text:p>951.042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717" calcext:value-type="float">
            <text:p>0.717</text:p>
          </table:table-cell>
          <table:table-cell office:value-type="float" office:value="1.238" calcext:value-type="float">
            <text:p>1.238</text:p>
          </table:table-cell>
          <table:table-cell office:value-type="float" office:value="2.042" calcext:value-type="float">
            <text:p>2.042</text:p>
          </table:table-cell>
          <table:table-cell office:value-type="float" office:value="4.003" calcext:value-type="float">
            <text:p>4.003</text:p>
          </table:table-cell>
          <table:table-cell office:value-type="float" office:value="5.04" calcext:value-type="float">
            <text:p>5.04</text:p>
          </table:table-cell>
          <table:table-cell office:value-type="float" office:value="5.636" calcext:value-type="float">
            <text:p>5.636</text:p>
          </table:table-cell>
          <table:table-cell office:value-type="float" office:value="6.816" calcext:value-type="float">
            <text:p>6.816</text:p>
          </table:table-cell>
          <table:table-cell office:value-type="float" office:value="8.561" calcext:value-type="float">
            <text:p>8.561</text:p>
          </table:table-cell>
          <table:table-cell office:value-type="float" office:value="517.088" calcext:value-type="float">
            <text:p>517.088</text:p>
          </table:table-cell>
          <table:table-cell office:value-type="float" office:value="3.34" calcext:value-type="float">
            <text:p>3.34</text:p>
          </table:table-cell>
          <table:table-cell office:value-type="float" office:value="15.116" calcext:value-type="float">
            <text:p>15.116</text:p>
          </table:table-cell>
          <table:table-cell office:value-type="float" office:value="0.35" calcext:value-type="float">
            <text:p>0.35</text:p>
          </table:table-cell>
          <table:table-cell office:value-type="float" office:value="0.582" calcext:value-type="float">
            <text:p>0.582</text:p>
          </table:table-cell>
          <table:table-cell office:value-type="float" office:value="0.775" calcext:value-type="float">
            <text:p>0.775</text:p>
          </table:table-cell>
          <table:table-cell office:value-type="float" office:value="1.274" calcext:value-type="float">
            <text:p>1.274</text:p>
          </table:table-cell>
          <table:table-cell office:value-type="float" office:value="3.553" calcext:value-type="float">
            <text:p>3.553</text:p>
          </table:table-cell>
          <table:table-cell office:value-type="float" office:value="4.289" calcext:value-type="float">
            <text:p>4.289</text:p>
          </table:table-cell>
          <table:table-cell office:value-type="float" office:value="5.423" calcext:value-type="float">
            <text:p>5.423</text:p>
          </table:table-cell>
          <table:table-cell office:value-type="float" office:value="6.974" calcext:value-type="float">
            <text:p>6.974</text:p>
          </table:table-cell>
          <table:table-cell office:value-type="float" office:value="515.385" calcext:value-type="float">
            <text:p>515.385</text:p>
          </table:table-cell>
          <table:table-cell office:value-type="float" office:value="1.611" calcext:value-type="float">
            <text:p>1.611</text:p>
          </table:table-cell>
          <table:table-cell office:value-type="float" office:value="4.358" calcext:value-type="float">
            <text:p>4.358</text:p>
          </table:table-cell>
          <table:table-cell office:value-type="float" office:value="0.673" calcext:value-type="float">
            <text:p>0.673</text:p>
          </table:table-cell>
          <table:table-cell office:value-type="float" office:value="1.17" calcext:value-type="float">
            <text:p>1.17</text:p>
          </table:table-cell>
          <table:table-cell office:value-type="float" office:value="1.733" calcext:value-type="float">
            <text:p>1.733</text:p>
          </table:table-cell>
          <table:table-cell office:value-type="float" office:value="5.043" calcext:value-type="float">
            <text:p>5.043</text:p>
          </table:table-cell>
          <table:table-cell office:value-type="float" office:value="6.063" calcext:value-type="float">
            <text:p>6.063</text:p>
          </table:table-cell>
          <table:table-cell office:value-type="float" office:value="7.292" calcext:value-type="float">
            <text:p>7.292</text:p>
          </table:table-cell>
          <table:table-cell office:value-type="float" office:value="8.3" calcext:value-type="float">
            <text:p>8.3</text:p>
          </table:table-cell>
          <table:table-cell office:value-type="float" office:value="9.83" calcext:value-type="float">
            <text:p>9.83</text:p>
          </table:table-cell>
          <table:table-cell office:value-type="float" office:value="515.806" calcext:value-type="float">
            <text:p>515.806</text:p>
          </table:table-cell>
          <table:table-cell office:value-type="float" office:value="3.441" calcext:value-type="float">
            <text:p>3.441</text:p>
          </table:table-cell>
          <table:table-cell office:value-type="float" office:value="6.175" calcext:value-type="float">
            <text:p>6.175</text:p>
          </table:table-cell>
          <table:table-cell office:value-type="float" office:value="0.259" calcext:value-type="float">
            <text:p>0.259</text:p>
          </table:table-cell>
          <table:table-cell office:value-type="float" office:value="0.406" calcext:value-type="float">
            <text:p>0.406</text:p>
          </table:table-cell>
          <table:table-cell office:value-type="float" office:value="0.538" calcext:value-type="float">
            <text:p>0.538</text:p>
          </table:table-cell>
          <table:table-cell office:value-type="float" office:value="2.36" calcext:value-type="float">
            <text:p>2.36</text:p>
          </table:table-cell>
          <table:table-cell office:value-type="float" office:value="3.973" calcext:value-type="float">
            <text:p>3.973</text:p>
          </table:table-cell>
          <table:table-cell office:value-type="float" office:value="4.627" calcext:value-type="float">
            <text:p>4.627</text:p>
          </table:table-cell>
          <table:table-cell office:value-type="float" office:value="6.065" calcext:value-type="float">
            <text:p>6.065</text:p>
          </table:table-cell>
          <table:table-cell office:value-type="float" office:value="7.346" calcext:value-type="float">
            <text:p>7.346</text:p>
          </table:table-cell>
          <table:table-cell office:value-type="float" office:value="63.992" calcext:value-type="float">
            <text:p>63.992</text:p>
          </table:table-cell>
          <table:table-cell office:value-type="float" office:value="1.627" calcext:value-type="float">
            <text:p>1.627</text:p>
          </table:table-cell>
          <table:table-cell office:value-type="float" office:value="2.405" calcext:value-type="float">
            <text:p>2.405</text:p>
          </table:table-cell>
          <table:table-cell office:value-type="float" office:value="2.436" calcext:value-type="float">
            <text:p>2.436</text:p>
          </table:table-cell>
          <table:table-cell office:value-type="float" office:value="6.784" calcext:value-type="float">
            <text:p>6.784</text:p>
          </table:table-cell>
          <table:table-cell office:value-type="float" office:value="8.688" calcext:value-type="float">
            <text:p>8.688</text:p>
          </table:table-cell>
          <table:table-cell office:value-type="float" office:value="11.33" calcext:value-type="float">
            <text:p>11.33</text:p>
          </table:table-cell>
          <table:table-cell office:value-type="float" office:value="12.875" calcext:value-type="float">
            <text:p>12.875</text:p>
          </table:table-cell>
          <table:table-cell office:value-type="float" office:value="13.969" calcext:value-type="float">
            <text:p>13.969</text:p>
          </table:table-cell>
          <table:table-cell office:value-type="float" office:value="16.15" calcext:value-type="float">
            <text:p>16.15</text:p>
          </table:table-cell>
          <table:table-cell office:value-type="float" office:value="20.477" calcext:value-type="float">
            <text:p>20.477</text:p>
          </table:table-cell>
          <table:table-cell office:value-type="float" office:value="538.111" calcext:value-type="float">
            <text:p>538.111</text:p>
          </table:table-cell>
          <table:table-cell office:value-type="float" office:value="10.019" calcext:value-type="float">
            <text:p>10.019</text:p>
          </table:table-cell>
          <table:table-cell office:value-type="float" office:value="17.282" calcext:value-type="float">
            <text:p>17.282</text:p>
          </table:table-cell>
          <table:table-cell office:value-type="float" office:value="1262.787" calcext:value-type="float">
            <text:p>1262.787</text:p>
          </table:table-cell>
          <table:table-cell table:style-name="ce10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784" calcext:value-type="float">
            <text:p>0.784</text:p>
          </table:table-cell>
          <table:table-cell office:value-type="float" office:value="1.39" calcext:value-type="float">
            <text:p>1.39</text:p>
          </table:table-cell>
          <table:table-cell office:value-type="float" office:value="1.73" calcext:value-type="float">
            <text:p>1.73</text:p>
          </table:table-cell>
          <table:table-cell office:value-type="float" office:value="2.266" calcext:value-type="float">
            <text:p>2.266</text:p>
          </table:table-cell>
          <table:table-cell office:value-type="float" office:value="2.675" calcext:value-type="float">
            <text:p>2.675</text:p>
          </table:table-cell>
          <table:table-cell office:value-type="float" office:value="3.041" calcext:value-type="float">
            <text:p>3.041</text:p>
          </table:table-cell>
          <table:table-cell office:value-type="float" office:value="3.98" calcext:value-type="float">
            <text:p>3.98</text:p>
          </table:table-cell>
          <table:table-cell office:value-type="float" office:value="6.022" calcext:value-type="float">
            <text:p>6.022</text:p>
          </table:table-cell>
          <table:table-cell office:value-type="float" office:value="160.922" calcext:value-type="float">
            <text:p>160.922</text:p>
          </table:table-cell>
          <table:table-cell office:value-type="float" office:value="2.104" calcext:value-type="float">
            <text:p>2.104</text:p>
          </table:table-cell>
          <table:table-cell office:value-type="float" office:value="2.793" calcext:value-type="float">
            <text:p>2.793</text:p>
          </table:table-cell>
          <table:table-cell office:value-type="float" office:value="0.411" calcext:value-type="float">
            <text:p>0.411</text:p>
          </table:table-cell>
          <table:table-cell office:value-type="float" office:value="0.765" calcext:value-type="float">
            <text:p>0.765</text:p>
          </table:table-cell>
          <table:table-cell office:value-type="float" office:value="1.024" calcext:value-type="float">
            <text:p>1.024</text:p>
          </table:table-cell>
          <table:table-cell office:value-type="float" office:value="1.448" calcext:value-type="float">
            <text:p>1.448</text:p>
          </table:table-cell>
          <table:table-cell office:value-type="float" office:value="1.774" calcext:value-type="float">
            <text:p>1.774</text:p>
          </table:table-cell>
          <table:table-cell office:value-type="float" office:value="2.037" calcext:value-type="float">
            <text:p>2.037</text:p>
          </table:table-cell>
          <table:table-cell office:value-type="float" office:value="2.634" calcext:value-type="float">
            <text:p>2.634</text:p>
          </table:table-cell>
          <table:table-cell office:value-type="float" office:value="4.2" calcext:value-type="float">
            <text:p>4.2</text:p>
          </table:table-cell>
          <table:table-cell office:value-type="float" office:value="163.444" calcext:value-type="float">
            <text:p>163.444</text:p>
          </table:table-cell>
          <table:table-cell office:value-type="float" office:value="1.307" calcext:value-type="float">
            <text:p>1.307</text:p>
          </table:table-cell>
          <table:table-cell office:value-type="float" office:value="1.946" calcext:value-type="float">
            <text:p>1.946</text:p>
          </table:table-cell>
          <table:table-cell office:value-type="float" office:value="0.823" calcext:value-type="float">
            <text:p>0.823</text:p>
          </table:table-cell>
          <table:table-cell office:value-type="float" office:value="1.591" calcext:value-type="float">
            <text:p>1.591</text:p>
          </table:table-cell>
          <table:table-cell office:value-type="float" office:value="2.046" calcext:value-type="float">
            <text:p>2.046</text:p>
          </table:table-cell>
          <table:table-cell office:value-type="float" office:value="2.67" calcext:value-type="float">
            <text:p>2.67</text:p>
          </table:table-cell>
          <table:table-cell office:value-type="float" office:value="3.112" calcext:value-type="float">
            <text:p>3.112</text:p>
          </table:table-cell>
          <table:table-cell office:value-type="float" office:value="3.515" calcext:value-type="float">
            <text:p>3.515</text:p>
          </table:table-cell>
          <table:table-cell office:value-type="float" office:value="4.519" calcext:value-type="float">
            <text:p>4.519</text:p>
          </table:table-cell>
          <table:table-cell office:value-type="float" office:value="6.593" calcext:value-type="float">
            <text:p>6.593</text:p>
          </table:table-cell>
          <table:table-cell office:value-type="float" office:value="164.272" calcext:value-type="float">
            <text:p>164.272</text:p>
          </table:table-cell>
          <table:table-cell office:value-type="float" office:value="2.401" calcext:value-type="float">
            <text:p>2.401</text:p>
          </table:table-cell>
          <table:table-cell office:value-type="float" office:value="2.57" calcext:value-type="float">
            <text:p>2.57</text:p>
          </table:table-cell>
          <table:table-cell office:value-type="float" office:value="0.324" calcext:value-type="float">
            <text:p>0.324</text:p>
          </table:table-cell>
          <table:table-cell office:value-type="float" office:value="0.644" calcext:value-type="float">
            <text:p>0.644</text:p>
          </table:table-cell>
          <table:table-cell office:value-type="float" office:value="0.874" calcext:value-type="float">
            <text:p>0.874</text:p>
          </table:table-cell>
          <table:table-cell office:value-type="float" office:value="1.262" calcext:value-type="float">
            <text:p>1.262</text:p>
          </table:table-cell>
          <table:table-cell office:value-type="float" office:value="1.561" calcext:value-type="float">
            <text:p>1.561</text:p>
          </table:table-cell>
          <table:table-cell office:value-type="float" office:value="1.824" calcext:value-type="float">
            <text:p>1.824</text:p>
          </table:table-cell>
          <table:table-cell office:value-type="float" office:value="2.363" calcext:value-type="float">
            <text:p>2.363</text:p>
          </table:table-cell>
          <table:table-cell office:value-type="float" office:value="3.828" calcext:value-type="float">
            <text:p>3.828</text:p>
          </table:table-cell>
          <table:table-cell office:value-type="float" office:value="162.435" calcext:value-type="float">
            <text:p>162.435</text:p>
          </table:table-cell>
          <table:table-cell office:value-type="float" office:value="1.174" calcext:value-type="float">
            <text:p>1.174</text:p>
          </table:table-cell>
          <table:table-cell office:value-type="float" office:value="2.798" calcext:value-type="float">
            <text:p>2.798</text:p>
          </table:table-cell>
          <table:table-cell office:value-type="float" office:value="2.786" calcext:value-type="float">
            <text:p>2.786</text:p>
          </table:table-cell>
          <table:table-cell office:value-type="float" office:value="5.282" calcext:value-type="float">
            <text:p>5.282</text:p>
          </table:table-cell>
          <table:table-cell office:value-type="float" office:value="6.192" calcext:value-type="float">
            <text:p>6.192</text:p>
          </table:table-cell>
          <table:table-cell office:value-type="float" office:value="7.512" calcext:value-type="float">
            <text:p>7.512</text:p>
          </table:table-cell>
          <table:table-cell office:value-type="float" office:value="8.641" calcext:value-type="float">
            <text:p>8.641</text:p>
          </table:table-cell>
          <table:table-cell office:value-type="float" office:value="9.622" calcext:value-type="float">
            <text:p>9.622</text:p>
          </table:table-cell>
          <table:table-cell office:value-type="float" office:value="11.597" calcext:value-type="float">
            <text:p>11.597</text:p>
          </table:table-cell>
          <table:table-cell office:value-type="float" office:value="14.778" calcext:value-type="float">
            <text:p>14.778</text:p>
          </table:table-cell>
          <table:table-cell office:value-type="float" office:value="170.686" calcext:value-type="float">
            <text:p>170.686</text:p>
          </table:table-cell>
          <table:table-cell office:value-type="float" office:value="6.985" calcext:value-type="float">
            <text:p>6.985</text:p>
          </table:table-cell>
          <table:table-cell office:value-type="float" office:value="5.446" calcext:value-type="float">
            <text:p>5.446</text:p>
          </table:table-cell>
          <table:table-cell office:value-type="float" office:value="1546.556" calcext:value-type="float">
            <text:p>1546.556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729" calcext:value-type="float">
            <text:p>0.729</text:p>
          </table:table-cell>
          <table:table-cell office:value-type="float" office:value="1.426" calcext:value-type="float">
            <text:p>1.426</text:p>
          </table:table-cell>
          <table:table-cell office:value-type="float" office:value="2.764" calcext:value-type="float">
            <text:p>2.764</text:p>
          </table:table-cell>
          <table:table-cell office:value-type="float" office:value="5.101" calcext:value-type="float">
            <text:p>5.101</text:p>
          </table:table-cell>
          <table:table-cell office:value-type="float" office:value="6.21" calcext:value-type="float">
            <text:p>6.21</text:p>
          </table:table-cell>
          <table:table-cell office:value-type="float" office:value="6.911" calcext:value-type="float">
            <text:p>6.911</text:p>
          </table:table-cell>
          <table:table-cell office:value-type="float" office:value="8.133" calcext:value-type="float">
            <text:p>8.133</text:p>
          </table:table-cell>
          <table:table-cell office:value-type="float" office:value="9.675" calcext:value-type="float">
            <text:p>9.675</text:p>
          </table:table-cell>
          <table:table-cell office:value-type="float" office:value="245.204" calcext:value-type="float">
            <text:p>245.204</text:p>
          </table:table-cell>
          <table:table-cell office:value-type="float" office:value="3.529" calcext:value-type="float">
            <text:p>3.529</text:p>
          </table:table-cell>
          <table:table-cell office:value-type="float" office:value="2.905" calcext:value-type="float">
            <text:p>2.905</text:p>
          </table:table-cell>
          <table:table-cell office:value-type="float" office:value="0.356" calcext:value-type="float">
            <text:p>0.356</text:p>
          </table:table-cell>
          <table:table-cell office:value-type="float" office:value="0.706" calcext:value-type="float">
            <text:p>0.706</text:p>
          </table:table-cell>
          <table:table-cell office:value-type="float" office:value="1.048" calcext:value-type="float">
            <text:p>1.048</text:p>
          </table:table-cell>
          <table:table-cell office:value-type="float" office:value="2.395" calcext:value-type="float">
            <text:p>2.395</text:p>
          </table:table-cell>
          <table:table-cell office:value-type="float" office:value="4.948" calcext:value-type="float">
            <text:p>4.948</text:p>
          </table:table-cell>
          <table:table-cell office:value-type="float" office:value="5.866" calcext:value-type="float">
            <text:p>5.866</text:p>
          </table:table-cell>
          <table:table-cell office:value-type="float" office:value="7.152" calcext:value-type="float">
            <text:p>7.152</text:p>
          </table:table-cell>
          <table:table-cell office:value-type="float" office:value="8.714" calcext:value-type="float">
            <text:p>8.714</text:p>
          </table:table-cell>
          <table:table-cell office:value-type="float" office:value="29.103" calcext:value-type="float">
            <text:p>29.103</text:p>
          </table:table-cell>
          <table:table-cell office:value-type="float" office:value="2.157" calcext:value-type="float">
            <text:p>2.157</text:p>
          </table:table-cell>
          <table:table-cell office:value-type="float" office:value="2.387" calcext:value-type="float">
            <text:p>2.387</text:p>
          </table:table-cell>
          <table:table-cell office:value-type="float" office:value="0.687" calcext:value-type="float">
            <text:p>0.687</text:p>
          </table:table-cell>
          <table:table-cell office:value-type="float" office:value="1.401" calcext:value-type="float">
            <text:p>1.401</text:p>
          </table:table-cell>
          <table:table-cell office:value-type="float" office:value="2.734" calcext:value-type="float">
            <text:p>2.734</text:p>
          </table:table-cell>
          <table:table-cell office:value-type="float" office:value="6.041" calcext:value-type="float">
            <text:p>6.041</text:p>
          </table:table-cell>
          <table:table-cell office:value-type="float" office:value="7.331" calcext:value-type="float">
            <text:p>7.331</text:p>
          </table:table-cell>
          <table:table-cell office:value-type="float" office:value="8.221" calcext:value-type="float">
            <text:p>8.221</text:p>
          </table:table-cell>
          <table:table-cell office:value-type="float" office:value="9.296" calcext:value-type="float">
            <text:p>9.296</text:p>
          </table:table-cell>
          <table:table-cell office:value-type="float" office:value="10.933" calcext:value-type="float">
            <text:p>10.933</text:p>
          </table:table-cell>
          <table:table-cell office:value-type="float" office:value="32.646" calcext:value-type="float">
            <text:p>32.646</text:p>
          </table:table-cell>
          <table:table-cell office:value-type="float" office:value="4.04" calcext:value-type="float">
            <text:p>4.04</text:p>
          </table:table-cell>
          <table:table-cell office:value-type="float" office:value="3.125" calcext:value-type="float">
            <text:p>3.125</text:p>
          </table:table-cell>
          <table:table-cell office:value-type="float" office:value="0.248" calcext:value-type="float">
            <text:p>0.2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668" calcext:value-type="float">
            <text:p>0.668</text:p>
          </table:table-cell>
          <table:table-cell office:value-type="float" office:value="3.298" calcext:value-type="float">
            <text:p>3.298</text:p>
          </table:table-cell>
          <table:table-cell office:value-type="float" office:value="4.604" calcext:value-type="float">
            <text:p>4.604</text:p>
          </table:table-cell>
          <table:table-cell office:value-type="float" office:value="5.322" calcext:value-type="float">
            <text:p>5.322</text:p>
          </table:table-cell>
          <table:table-cell office:value-type="float" office:value="6.838" calcext:value-type="float">
            <text:p>6.838</text:p>
          </table:table-cell>
          <table:table-cell office:value-type="float" office:value="8.064" calcext:value-type="float">
            <text:p>8.064</text:p>
          </table:table-cell>
          <table:table-cell office:value-type="float" office:value="233.788" calcext:value-type="float">
            <text:p>233.788</text:p>
          </table:table-cell>
          <table:table-cell office:value-type="float" office:value="1.916" calcext:value-type="float">
            <text:p>1.916</text:p>
          </table:table-cell>
          <table:table-cell office:value-type="float" office:value="2.708" calcext:value-type="float">
            <text:p>2.708</text:p>
          </table:table-cell>
          <table:table-cell office:value-type="float" office:value="2.519" calcext:value-type="float">
            <text:p>2.519</text:p>
          </table:table-cell>
          <table:table-cell office:value-type="float" office:value="8.47" calcext:value-type="float">
            <text:p>8.47</text:p>
          </table:table-cell>
          <table:table-cell office:value-type="float" office:value="10.953" calcext:value-type="float">
            <text:p>10.953</text:p>
          </table:table-cell>
          <table:table-cell office:value-type="float" office:value="13.941" calcext:value-type="float">
            <text:p>13.941</text:p>
          </table:table-cell>
          <table:table-cell office:value-type="float" office:value="15.809" calcext:value-type="float">
            <text:p>15.809</text:p>
          </table:table-cell>
          <table:table-cell office:value-type="float" office:value="17.359" calcext:value-type="float">
            <text:p>17.359</text:p>
          </table:table-cell>
          <table:table-cell office:value-type="float" office:value="20.174" calcext:value-type="float">
            <text:p>20.174</text:p>
          </table:table-cell>
          <table:table-cell office:value-type="float" office:value="23.847" calcext:value-type="float">
            <text:p>23.847</text:p>
          </table:table-cell>
          <table:table-cell office:value-type="float" office:value="250.666" calcext:value-type="float">
            <text:p>250.666</text:p>
          </table:table-cell>
          <table:table-cell office:value-type="float" office:value="11.641" calcext:value-type="float">
            <text:p>11.641</text:p>
          </table:table-cell>
          <table:table-cell office:value-type="float" office:value="5.046" calcext:value-type="float">
            <text:p>5.046</text:p>
          </table:table-cell>
          <table:table-cell office:value-type="float" office:value="1678.452" calcext:value-type="float">
            <text:p>1678.452</text:p>
          </table:table-cell>
          <table:table-cell table:style-name="ce10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823" calcext:value-type="float">
            <text:p>0.823</text:p>
          </table:table-cell>
          <table:table-cell office:value-type="float" office:value="1.79" calcext:value-type="float">
            <text:p>1.79</text:p>
          </table:table-cell>
          <table:table-cell office:value-type="float" office:value="2.538" calcext:value-type="float">
            <text:p>2.538</text:p>
          </table:table-cell>
          <table:table-cell office:value-type="float" office:value="3.63" calcext:value-type="float">
            <text:p>3.63</text:p>
          </table:table-cell>
          <table:table-cell office:value-type="float" office:value="4.377" calcext:value-type="float">
            <text:p>4.377</text:p>
          </table:table-cell>
          <table:table-cell office:value-type="float" office:value="4.979" calcext:value-type="float">
            <text:p>4.979</text:p>
          </table:table-cell>
          <table:table-cell office:value-type="float" office:value="6.082" calcext:value-type="float">
            <text:p>6.082</text:p>
          </table:table-cell>
          <table:table-cell office:value-type="float" office:value="7.885" calcext:value-type="float">
            <text:p>7.885</text:p>
          </table:table-cell>
          <table:table-cell office:value-type="float" office:value="631.224" calcext:value-type="float">
            <text:p>631.224</text:p>
          </table:table-cell>
          <table:table-cell office:value-type="float" office:value="3.319" calcext:value-type="float">
            <text:p>3.319</text:p>
          </table:table-cell>
          <table:table-cell office:value-type="float" office:value="13.104" calcext:value-type="float">
            <text:p>13.104</text:p>
          </table:table-cell>
          <table:table-cell office:value-type="float" office:value="0.375" calcext:value-type="float">
            <text:p>0.375</text:p>
          </table:table-cell>
          <table:table-cell office:value-type="float" office:value="1.046" calcext:value-type="float">
            <text:p>1.046</text:p>
          </table:table-cell>
          <table:table-cell office:value-type="float" office:value="1.61" calcext:value-type="float">
            <text:p>1.61</text:p>
          </table:table-cell>
          <table:table-cell office:value-type="float" office:value="2.507" calcext:value-type="float">
            <text:p>2.507</text:p>
          </table:table-cell>
          <table:table-cell office:value-type="float" office:value="3.114" calcext:value-type="float">
            <text:p>3.114</text:p>
          </table:table-cell>
          <table:table-cell office:value-type="float" office:value="3.562" calcext:value-type="float">
            <text:p>3.562</text:p>
          </table:table-cell>
          <table:table-cell office:value-type="float" office:value="4.389" calcext:value-type="float">
            <text:p>4.389</text:p>
          </table:table-cell>
          <table:table-cell office:value-type="float" office:value="5.598" calcext:value-type="float">
            <text:p>5.598</text:p>
          </table:table-cell>
          <table:table-cell office:value-type="float" office:value="182.332" calcext:value-type="float">
            <text:p>182.332</text:p>
          </table:table-cell>
          <table:table-cell office:value-type="float" office:value="2.009" calcext:value-type="float">
            <text:p>2.009</text:p>
          </table:table-cell>
          <table:table-cell office:value-type="float" office:value="2.661" calcext:value-type="float">
            <text:p>2.661</text:p>
          </table:table-cell>
          <table:table-cell office:value-type="float" office:value="0.827" calcext:value-type="float">
            <text:p>0.827</text:p>
          </table:table-cell>
          <table:table-cell office:value-type="float" office:value="2.194" calcext:value-type="float">
            <text:p>2.194</text:p>
          </table:table-cell>
          <table:table-cell office:value-type="float" office:value="3.221" calcext:value-type="float">
            <text:p>3.221</text:p>
          </table:table-cell>
          <table:table-cell office:value-type="float" office:value="4.486" calcext:value-type="float">
            <text:p>4.486</text:p>
          </table:table-cell>
          <table:table-cell office:value-type="float" office:value="5.239" calcext:value-type="float">
            <text:p>5.239</text:p>
          </table:table-cell>
          <table:table-cell office:value-type="float" office:value="5.803" calcext:value-type="float">
            <text:p>5.803</text:p>
          </table:table-cell>
          <table:table-cell office:value-type="float" office:value="6.859" calcext:value-type="float">
            <text:p>6.859</text:p>
          </table:table-cell>
          <table:table-cell office:value-type="float" office:value="8.648" calcext:value-type="float">
            <text:p>8.648</text:p>
          </table:table-cell>
          <table:table-cell office:value-type="float" office:value="634.094" calcext:value-type="float">
            <text:p>634.094</text:p>
          </table:table-cell>
          <table:table-cell office:value-type="float" office:value="3.801" calcext:value-type="float">
            <text:p>3.801</text:p>
          </table:table-cell>
          <table:table-cell office:value-type="float" office:value="11.638" calcext:value-type="float">
            <text:p>11.638</text:p>
          </table:table-cell>
          <table:table-cell office:value-type="float" office:value="0.332" calcext:value-type="float">
            <text:p>0.332</text:p>
          </table:table-cell>
          <table:table-cell office:value-type="float" office:value="0.862" calcext:value-type="float">
            <text:p>0.862</text:p>
          </table:table-cell>
          <table:table-cell office:value-type="float" office:value="1.361" calcext:value-type="float">
            <text:p>1.361</text:p>
          </table:table-cell>
          <table:table-cell office:value-type="float" office:value="2.178" calcext:value-type="float">
            <text:p>2.178</text:p>
          </table:table-cell>
          <table:table-cell office:value-type="float" office:value="2.73" calcext:value-type="float">
            <text:p>2.73</text:p>
          </table:table-cell>
          <table:table-cell office:value-type="float" office:value="3.139" calcext:value-type="float">
            <text:p>3.139</text:p>
          </table:table-cell>
          <table:table-cell office:value-type="float" office:value="3.91" calcext:value-type="float">
            <text:p>3.91</text:p>
          </table:table-cell>
          <table:table-cell office:value-type="float" office:value="5.175" calcext:value-type="float">
            <text:p>5.175</text:p>
          </table:table-cell>
          <table:table-cell office:value-type="float" office:value="632.549" calcext:value-type="float">
            <text:p>632.549</text:p>
          </table:table-cell>
          <table:table-cell office:value-type="float" office:value="1.832" calcext:value-type="float">
            <text:p>1.832</text:p>
          </table:table-cell>
          <table:table-cell office:value-type="float" office:value="7.568" calcext:value-type="float">
            <text:p>7.568</text:p>
          </table:table-cell>
          <table:table-cell office:value-type="float" office:value="2.616" calcext:value-type="float">
            <text:p>2.616</text:p>
          </table:table-cell>
          <table:table-cell office:value-type="float" office:value="7.592" calcext:value-type="float">
            <text:p>7.592</text:p>
          </table:table-cell>
          <table:table-cell office:value-type="float" office:value="9.789" calcext:value-type="float">
            <text:p>9.789</text:p>
          </table:table-cell>
          <table:table-cell office:value-type="float" office:value="12.315" calcext:value-type="float">
            <text:p>12.315</text:p>
          </table:table-cell>
          <table:table-cell office:value-type="float" office:value="13.834" calcext:value-type="float">
            <text:p>13.834</text:p>
          </table:table-cell>
          <table:table-cell office:value-type="float" office:value="14.997" calcext:value-type="float">
            <text:p>14.997</text:p>
          </table:table-cell>
          <table:table-cell office:value-type="float" office:value="17.129" calcext:value-type="float">
            <text:p>17.129</text:p>
          </table:table-cell>
          <table:table-cell office:value-type="float" office:value="20.29" calcext:value-type="float">
            <text:p>20.29</text:p>
          </table:table-cell>
          <table:table-cell office:value-type="float" office:value="644.17" calcext:value-type="float">
            <text:p>644.17</text:p>
          </table:table-cell>
          <table:table-cell office:value-type="float" office:value="10.961" calcext:value-type="float">
            <text:p>10.961</text:p>
          </table:table-cell>
          <table:table-cell office:value-type="float" office:value="19.4" calcext:value-type="float">
            <text:p>19.4</text:p>
          </table:table-cell>
          <table:table-cell office:value-type="float" office:value="1694.304" calcext:value-type="float">
            <text:p>1694.30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702" calcext:value-type="float">
            <text:p>0.702</text:p>
          </table:table-cell>
          <table:table-cell office:value-type="float" office:value="1.708" calcext:value-type="float">
            <text:p>1.708</text:p>
          </table:table-cell>
          <table:table-cell office:value-type="float" office:value="3.494" calcext:value-type="float">
            <text:p>3.494</text:p>
          </table:table-cell>
          <table:table-cell office:value-type="float" office:value="6.069" calcext:value-type="float">
            <text:p>6.069</text:p>
          </table:table-cell>
          <table:table-cell office:value-type="float" office:value="7.243" calcext:value-type="float">
            <text:p>7.243</text:p>
          </table:table-cell>
          <table:table-cell office:value-type="float" office:value="8.132" calcext:value-type="float">
            <text:p>8.132</text:p>
          </table:table-cell>
          <table:table-cell office:value-type="float" office:value="9.555" calcext:value-type="float">
            <text:p>9.555</text:p>
          </table:table-cell>
          <table:table-cell office:value-type="float" office:value="11.353" calcext:value-type="float">
            <text:p>11.353</text:p>
          </table:table-cell>
          <table:table-cell office:value-type="float" office:value="42.325" calcext:value-type="float">
            <text:p>42.325</text:p>
          </table:table-cell>
          <table:table-cell office:value-type="float" office:value="4.218" calcext:value-type="float">
            <text:p>4.218</text:p>
          </table:table-cell>
          <table:table-cell office:value-type="float" office:value="2.982" calcext:value-type="float">
            <text:p>2.982</text:p>
          </table:table-cell>
          <table:table-cell office:value-type="float" office:value="0.362" calcext:value-type="float">
            <text:p>0.362</text:p>
          </table:table-cell>
          <table:table-cell office:value-type="float" office:value="0.871" calcext:value-type="float">
            <text:p>0.871</text:p>
          </table:table-cell>
          <table:table-cell office:value-type="float" office:value="1.493" calcext:value-type="float">
            <text:p>1.493</text:p>
          </table:table-cell>
          <table:table-cell office:value-type="float" office:value="4.646" calcext:value-type="float">
            <text:p>4.646</text:p>
          </table:table-cell>
          <table:table-cell office:value-type="float" office:value="6.173" calcext:value-type="float">
            <text:p>6.173</text:p>
          </table:table-cell>
          <table:table-cell office:value-type="float" office:value="7.036" calcext:value-type="float">
            <text:p>7.036</text:p>
          </table:table-cell>
          <table:table-cell office:value-type="float" office:value="8.313" calcext:value-type="float">
            <text:p>8.313</text:p>
          </table:table-cell>
          <table:table-cell office:value-type="float" office:value="9.813" calcext:value-type="float">
            <text:p>9.813</text:p>
          </table:table-cell>
          <table:table-cell office:value-type="float" office:value="33.882" calcext:value-type="float">
            <text:p>33.882</text:p>
          </table:table-cell>
          <table:table-cell office:value-type="float" office:value="2.845" calcext:value-type="float">
            <text:p>2.845</text:p>
          </table:table-cell>
          <table:table-cell office:value-type="float" office:value="2.769" calcext:value-type="float">
            <text:p>2.769</text:p>
          </table:table-cell>
          <table:table-cell office:value-type="float" office:value="0.681" calcext:value-type="float">
            <text:p>0.681</text:p>
          </table:table-cell>
          <table:table-cell office:value-type="float" office:value="1.764" calcext:value-type="float">
            <text:p>1.764</text:p>
          </table:table-cell>
          <table:table-cell office:value-type="float" office:value="4.482" calcext:value-type="float">
            <text:p>4.482</text:p>
          </table:table-cell>
          <table:table-cell office:value-type="float" office:value="7.08" calcext:value-type="float">
            <text:p>7.08</text:p>
          </table:table-cell>
          <table:table-cell office:value-type="float" office:value="8.373" calcext:value-type="float">
            <text:p>8.373</text:p>
          </table:table-cell>
          <table:table-cell office:value-type="float" office:value="9.236" calcext:value-type="float">
            <text:p>9.236</text:p>
          </table:table-cell>
          <table:table-cell office:value-type="float" office:value="10.578" calcext:value-type="float">
            <text:p>10.578</text:p>
          </table:table-cell>
          <table:table-cell office:value-type="float" office:value="12.678" calcext:value-type="float">
            <text:p>12.678</text:p>
          </table:table-cell>
          <table:table-cell office:value-type="float" office:value="46.795" calcext:value-type="float">
            <text:p>46.795</text:p>
          </table:table-cell>
          <table:table-cell office:value-type="float" office:value="4.868" calcext:value-type="float">
            <text:p>4.868</text:p>
          </table:table-cell>
          <table:table-cell office:value-type="float" office:value="3.524" calcext:value-type="float">
            <text:p>3.524</text:p>
          </table:table-cell>
          <table:table-cell office:value-type="float" office:value="0.254" calcext:value-type="float">
            <text:p>0.254</text:p>
          </table:table-cell>
          <table:table-cell office:value-type="float" office:value="0.528" calcext:value-type="float">
            <text:p>0.528</text:p>
          </table:table-cell>
          <table:table-cell office:value-type="float" office:value="0.917" calcext:value-type="float">
            <text:p>0.917</text:p>
          </table:table-cell>
          <table:table-cell office:value-type="float" office:value="4.282" calcext:value-type="float">
            <text:p>4.282</text:p>
          </table:table-cell>
          <table:table-cell office:value-type="float" office:value="5.486" calcext:value-type="float">
            <text:p>5.486</text:p>
          </table:table-cell>
          <table:table-cell office:value-type="float" office:value="6.292" calcext:value-type="float">
            <text:p>6.292</text:p>
          </table:table-cell>
          <table:table-cell office:value-type="float" office:value="7.63" calcext:value-type="float">
            <text:p>7.63</text:p>
          </table:table-cell>
          <table:table-cell office:value-type="float" office:value="9.036" calcext:value-type="float">
            <text:p>9.036</text:p>
          </table:table-cell>
          <table:table-cell office:value-type="float" office:value="27.145" calcext:value-type="float">
            <text:p>27.145</text:p>
          </table:table-cell>
          <table:table-cell office:value-type="float" office:value="2.392" calcext:value-type="float">
            <text:p>2.392</text:p>
          </table:table-cell>
          <table:table-cell office:value-type="float" office:value="2.661" calcext:value-type="float">
            <text:p>2.661</text:p>
          </table:table-cell>
          <table:table-cell office:value-type="float" office:value="2.689" calcext:value-type="float">
            <text:p>2.689</text:p>
          </table:table-cell>
          <table:table-cell office:value-type="float" office:value="10.623" calcext:value-type="float">
            <text:p>10.623</text:p>
          </table:table-cell>
          <table:table-cell office:value-type="float" office:value="13.668" calcext:value-type="float">
            <text:p>13.668</text:p>
          </table:table-cell>
          <table:table-cell office:value-type="float" office:value="17.15" calcext:value-type="float">
            <text:p>17.15</text:p>
          </table:table-cell>
          <table:table-cell office:value-type="float" office:value="19.218" calcext:value-type="float">
            <text:p>19.218</text:p>
          </table:table-cell>
          <table:table-cell office:value-type="float" office:value="20.83" calcext:value-type="float">
            <text:p>20.83</text:p>
          </table:table-cell>
          <table:table-cell office:value-type="float" office:value="23.687" calcext:value-type="float">
            <text:p>23.687</text:p>
          </table:table-cell>
          <table:table-cell office:value-type="float" office:value="27.32" calcext:value-type="float">
            <text:p>27.32</text:p>
          </table:table-cell>
          <table:table-cell office:value-type="float" office:value="69.093" calcext:value-type="float">
            <text:p>69.093</text:p>
          </table:table-cell>
          <table:table-cell office:value-type="float" office:value="14.324" calcext:value-type="float">
            <text:p>14.324</text:p>
          </table:table-cell>
          <table:table-cell office:value-type="float" office:value="5.402" calcext:value-type="float">
            <text:p>5.402</text:p>
          </table:table-cell>
          <table:table-cell office:value-type="float" office:value="1943.736" calcext:value-type="float">
            <text:p>1943.736</text:p>
          </table:table-cell>
          <table:table-cell table:style-name="ce10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854" calcext:value-type="float">
            <text:p>0.854</text:p>
          </table:table-cell>
          <table:table-cell office:value-type="float" office:value="2.532" calcext:value-type="float">
            <text:p>2.532</text:p>
          </table:table-cell>
          <table:table-cell office:value-type="float" office:value="3.806" calcext:value-type="float">
            <text:p>3.806</text:p>
          </table:table-cell>
          <table:table-cell office:value-type="float" office:value="5.664" calcext:value-type="float">
            <text:p>5.664</text:p>
          </table:table-cell>
          <table:table-cell office:value-type="float" office:value="6.987" calcext:value-type="float">
            <text:p>6.987</text:p>
          </table:table-cell>
          <table:table-cell office:value-type="float" office:value="8.12" calcext:value-type="float">
            <text:p>8.12</text:p>
          </table:table-cell>
          <table:table-cell office:value-type="float" office:value="10.112" calcext:value-type="float">
            <text:p>10.112</text:p>
          </table:table-cell>
          <table:table-cell office:value-type="float" office:value="12.945" calcext:value-type="float">
            <text:p>12.945</text:p>
          </table:table-cell>
          <table:table-cell office:value-type="float" office:value="581.897" calcext:value-type="float">
            <text:p>581.897</text:p>
          </table:table-cell>
          <table:table-cell office:value-type="float" office:value="4.992" calcext:value-type="float">
            <text:p>4.992</text:p>
          </table:table-cell>
          <table:table-cell office:value-type="float" office:value="11.228" calcext:value-type="float">
            <text:p>11.228</text:p>
          </table:table-cell>
          <table:table-cell office:value-type="float" office:value="0.394" calcext:value-type="float">
            <text:p>0.394</text:p>
          </table:table-cell>
          <table:table-cell office:value-type="float" office:value="1.504" calcext:value-type="float">
            <text:p>1.504</text:p>
          </table:table-cell>
          <table:table-cell office:value-type="float" office:value="2.39" calcext:value-type="float">
            <text:p>2.39</text:p>
          </table:table-cell>
          <table:table-cell office:value-type="float" office:value="3.785" calcext:value-type="float">
            <text:p>3.785</text:p>
          </table:table-cell>
          <table:table-cell office:value-type="float" office:value="4.728" calcext:value-type="float">
            <text:p>4.728</text:p>
          </table:table-cell>
          <table:table-cell office:value-type="float" office:value="5.385" calcext:value-type="float">
            <text:p>5.385</text:p>
          </table:table-cell>
          <table:table-cell office:value-type="float" office:value="6.462" calcext:value-type="float">
            <text:p>6.462</text:p>
          </table:table-cell>
          <table:table-cell office:value-type="float" office:value="8.227" calcext:value-type="float">
            <text:p>8.227</text:p>
          </table:table-cell>
          <table:table-cell office:value-type="float" office:value="582.973" calcext:value-type="float">
            <text:p>582.973</text:p>
          </table:table-cell>
          <table:table-cell office:value-type="float" office:value="3.012" calcext:value-type="float">
            <text:p>3.012</text:p>
          </table:table-cell>
          <table:table-cell office:value-type="float" office:value="6.126" calcext:value-type="float">
            <text:p>6.126</text:p>
          </table:table-cell>
          <table:table-cell office:value-type="float" office:value="0.855" calcext:value-type="float">
            <text:p>0.855</text:p>
          </table:table-cell>
          <table:table-cell office:value-type="float" office:value="3.042" calcext:value-type="float">
            <text:p>3.042</text:p>
          </table:table-cell>
          <table:table-cell office:value-type="float" office:value="4.584" calcext:value-type="float">
            <text:p>4.584</text:p>
          </table:table-cell>
          <table:table-cell office:value-type="float" office:value="6.53" calcext:value-type="float">
            <text:p>6.53</text:p>
          </table:table-cell>
          <table:table-cell office:value-type="float" office:value="7.657" calcext:value-type="float">
            <text:p>7.657</text:p>
          </table:table-cell>
          <table:table-cell office:value-type="float" office:value="8.502" calcext:value-type="float">
            <text:p>8.502</text:p>
          </table:table-cell>
          <table:table-cell office:value-type="float" office:value="10.015" calcext:value-type="float">
            <text:p>10.015</text:p>
          </table:table-cell>
          <table:table-cell office:value-type="float" office:value="12.301" calcext:value-type="float">
            <text:p>12.301</text:p>
          </table:table-cell>
          <table:table-cell office:value-type="float" office:value="586.46" calcext:value-type="float">
            <text:p>586.46</text:p>
          </table:table-cell>
          <table:table-cell office:value-type="float" office:value="5.372" calcext:value-type="float">
            <text:p>5.372</text:p>
          </table:table-cell>
          <table:table-cell office:value-type="float" office:value="11.059" calcext:value-type="float">
            <text:p>11.059</text:p>
          </table:table-cell>
          <table:table-cell office:value-type="float" office:value="0.355" calcext:value-type="float">
            <text:p>0.355</text:p>
          </table:table-cell>
          <table:table-cell office:value-type="float" office:value="1.225" calcext:value-type="float">
            <text:p>1.225</text:p>
          </table:table-cell>
          <table:table-cell office:value-type="float" office:value="2.014" calcext:value-type="float">
            <text:p>2.014</text:p>
          </table:table-cell>
          <table:table-cell office:value-type="float" office:value="3.269" calcext:value-type="float">
            <text:p>3.269</text:p>
          </table:table-cell>
          <table:table-cell office:value-type="float" office:value="4.072" calcext:value-type="float">
            <text:p>4.072</text:p>
          </table:table-cell>
          <table:table-cell office:value-type="float" office:value="4.68" calcext:value-type="float">
            <text:p>4.68</text:p>
          </table:table-cell>
          <table:table-cell office:value-type="float" office:value="5.786" calcext:value-type="float">
            <text:p>5.786</text:p>
          </table:table-cell>
          <table:table-cell office:value-type="float" office:value="7.432" calcext:value-type="float">
            <text:p>7.432</text:p>
          </table:table-cell>
          <table:table-cell office:value-type="float" office:value="283.132" calcext:value-type="float">
            <text:p>283.132</text:p>
          </table:table-cell>
          <table:table-cell office:value-type="float" office:value="2.552" calcext:value-type="float">
            <text:p>2.552</text:p>
          </table:table-cell>
          <table:table-cell office:value-type="float" office:value="3.374" calcext:value-type="float">
            <text:p>3.374</text:p>
          </table:table-cell>
          <table:table-cell office:value-type="float" office:value="2.997" calcext:value-type="float">
            <text:p>2.997</text:p>
          </table:table-cell>
          <table:table-cell office:value-type="float" office:value="10.73" calcext:value-type="float">
            <text:p>10.73</text:p>
          </table:table-cell>
          <table:table-cell office:value-type="float" office:value="14.436" calcext:value-type="float">
            <text:p>14.436</text:p>
          </table:table-cell>
          <table:table-cell office:value-type="float" office:value="18.497" calcext:value-type="float">
            <text:p>18.497</text:p>
          </table:table-cell>
          <table:table-cell office:value-type="float" office:value="20.928" calcext:value-type="float">
            <text:p>20.928</text:p>
          </table:table-cell>
          <table:table-cell office:value-type="float" office:value="22.611" calcext:value-type="float">
            <text:p>22.611</text:p>
          </table:table-cell>
          <table:table-cell office:value-type="float" office:value="25.691" calcext:value-type="float">
            <text:p>25.691</text:p>
          </table:table-cell>
          <table:table-cell office:value-type="float" office:value="30.749" calcext:value-type="float">
            <text:p>30.749</text:p>
          </table:table-cell>
          <table:table-cell office:value-type="float" office:value="596.787" calcext:value-type="float">
            <text:p>596.787</text:p>
          </table:table-cell>
          <table:table-cell office:value-type="float" office:value="15.929" calcext:value-type="float">
            <text:p>15.929</text:p>
          </table:table-cell>
          <table:table-cell office:value-type="float" office:value="17.537" calcext:value-type="float">
            <text:p>17.537</text:p>
          </table:table-cell>
          <table:table-cell office:value-type="float" office:value="1767.744" calcext:value-type="float">
            <text:p>1767.74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73" calcext:value-type="float">
            <text:p>0.73</text:p>
          </table:table-cell>
          <table:table-cell office:value-type="float" office:value="2.113" calcext:value-type="float">
            <text:p>2.113</text:p>
          </table:table-cell>
          <table:table-cell office:value-type="float" office:value="4.603" calcext:value-type="float">
            <text:p>4.603</text:p>
          </table:table-cell>
          <table:table-cell office:value-type="float" office:value="7.633" calcext:value-type="float">
            <text:p>7.633</text:p>
          </table:table-cell>
          <table:table-cell office:value-type="float" office:value="9.172" calcext:value-type="float">
            <text:p>9.172</text:p>
          </table:table-cell>
          <table:table-cell office:value-type="float" office:value="10.224" calcext:value-type="float">
            <text:p>10.224</text:p>
          </table:table-cell>
          <table:table-cell office:value-type="float" office:value="12.055" calcext:value-type="float">
            <text:p>12.055</text:p>
          </table:table-cell>
          <table:table-cell office:value-type="float" office:value="15.443" calcext:value-type="float">
            <text:p>15.443</text:p>
          </table:table-cell>
          <table:table-cell office:value-type="float" office:value="308.696" calcext:value-type="float">
            <text:p>308.696</text:p>
          </table:table-cell>
          <table:table-cell office:value-type="float" office:value="5.509" calcext:value-type="float">
            <text:p>5.509</text:p>
          </table:table-cell>
          <table:table-cell office:value-type="float" office:value="7.396" calcext:value-type="float">
            <text:p>7.396</text:p>
          </table:table-cell>
          <table:table-cell office:value-type="float" office:value="0.36" calcext:value-type="float">
            <text:p>0.36</text:p>
          </table:table-cell>
          <table:table-cell office:value-type="float" office:value="1.017" calcext:value-type="float">
            <text:p>1.017</text:p>
          </table:table-cell>
          <table:table-cell office:value-type="float" office:value="1.956" calcext:value-type="float">
            <text:p>1.956</text:p>
          </table:table-cell>
          <table:table-cell office:value-type="float" office:value="6.027" calcext:value-type="float">
            <text:p>6.027</text:p>
          </table:table-cell>
          <table:table-cell office:value-type="float" office:value="7.51" calcext:value-type="float">
            <text:p>7.51</text:p>
          </table:table-cell>
          <table:table-cell office:value-type="float" office:value="8.511" calcext:value-type="float">
            <text:p>8.511</text:p>
          </table:table-cell>
          <table:table-cell office:value-type="float" office:value="10.097" calcext:value-type="float">
            <text:p>10.097</text:p>
          </table:table-cell>
          <table:table-cell office:value-type="float" office:value="12.165" calcext:value-type="float">
            <text:p>12.165</text:p>
          </table:table-cell>
          <table:table-cell office:value-type="float" office:value="300.703" calcext:value-type="float">
            <text:p>300.703</text:p>
          </table:table-cell>
          <table:table-cell office:value-type="float" office:value="3.66" calcext:value-type="float">
            <text:p>3.66</text:p>
          </table:table-cell>
          <table:table-cell office:value-type="float" office:value="4.168" calcext:value-type="float">
            <text:p>4.168</text:p>
          </table:table-cell>
          <table:table-cell office:value-type="float" office:value="0.708" calcext:value-type="float">
            <text:p>0.708</text:p>
          </table:table-cell>
          <table:table-cell office:value-type="float" office:value="2.07" calcext:value-type="float">
            <text:p>2.07</text:p>
          </table:table-cell>
          <table:table-cell office:value-type="float" office:value="5.735" calcext:value-type="float">
            <text:p>5.735</text:p>
          </table:table-cell>
          <table:table-cell office:value-type="float" office:value="8.52" calcext:value-type="float">
            <text:p>8.52</text:p>
          </table:table-cell>
          <table:table-cell office:value-type="float" office:value="10.133" calcext:value-type="float">
            <text:p>10.133</text:p>
          </table:table-cell>
          <table:table-cell office:value-type="float" office:value="11.244" calcext:value-type="float">
            <text:p>11.244</text:p>
          </table:table-cell>
          <table:table-cell office:value-type="float" office:value="13.326" calcext:value-type="float">
            <text:p>13.326</text:p>
          </table:table-cell>
          <table:table-cell office:value-type="float" office:value="16.274" calcext:value-type="float">
            <text:p>16.274</text:p>
          </table:table-cell>
          <table:table-cell office:value-type="float" office:value="309.129" calcext:value-type="float">
            <text:p>309.129</text:p>
          </table:table-cell>
          <table:table-cell office:value-type="float" office:value="6.036" calcext:value-type="float">
            <text:p>6.036</text:p>
          </table:table-cell>
          <table:table-cell office:value-type="float" office:value="6.23" calcext:value-type="float">
            <text:p>6.23</text:p>
          </table:table-cell>
          <table:table-cell office:value-type="float" office:value="0.248" calcext:value-type="float">
            <text:p>0.248</text:p>
          </table:table-cell>
          <table:table-cell office:value-type="float" office:value="0.61" calcext:value-type="float">
            <text:p>0.61</text:p>
          </table:table-cell>
          <table:table-cell office:value-type="float" office:value="1.267" calcext:value-type="float">
            <text:p>1.267</text:p>
          </table:table-cell>
          <table:table-cell office:value-type="float" office:value="5.225" calcext:value-type="float">
            <text:p>5.225</text:p>
          </table:table-cell>
          <table:table-cell office:value-type="float" office:value="6.682" calcext:value-type="float">
            <text:p>6.682</text:p>
          </table:table-cell>
          <table:table-cell office:value-type="float" office:value="7.746" calcext:value-type="float">
            <text:p>7.746</text:p>
          </table:table-cell>
          <table:table-cell office:value-type="float" office:value="9.148" calcext:value-type="float">
            <text:p>9.148</text:p>
          </table:table-cell>
          <table:table-cell office:value-type="float" office:value="11.108" calcext:value-type="float">
            <text:p>11.108</text:p>
          </table:table-cell>
          <table:table-cell office:value-type="float" office:value="308.457" calcext:value-type="float">
            <text:p>308.457</text:p>
          </table:table-cell>
          <table:table-cell office:value-type="float" office:value="3.111" calcext:value-type="float">
            <text:p>3.111</text:p>
          </table:table-cell>
          <table:table-cell office:value-type="float" office:value="5.997" calcext:value-type="float">
            <text:p>5.997</text:p>
          </table:table-cell>
          <table:table-cell office:value-type="float" office:value="2.47" calcext:value-type="float">
            <text:p>2.47</text:p>
          </table:table-cell>
          <table:table-cell office:value-type="float" office:value="13.263" calcext:value-type="float">
            <text:p>13.263</text:p>
          </table:table-cell>
          <table:table-cell office:value-type="float" office:value="17.097" calcext:value-type="float">
            <text:p>17.097</text:p>
          </table:table-cell>
          <table:table-cell office:value-type="float" office:value="21.573" calcext:value-type="float">
            <text:p>21.573</text:p>
          </table:table-cell>
          <table:table-cell office:value-type="float" office:value="24.481" calcext:value-type="float">
            <text:p>24.481</text:p>
          </table:table-cell>
          <table:table-cell office:value-type="float" office:value="26.778" calcext:value-type="float">
            <text:p>26.778</text:p>
          </table:table-cell>
          <table:table-cell office:value-type="float" office:value="30.885" calcext:value-type="float">
            <text:p>30.885</text:p>
          </table:table-cell>
          <table:table-cell office:value-type="float" office:value="36.803" calcext:value-type="float">
            <text:p>36.803</text:p>
          </table:table-cell>
          <table:table-cell office:value-type="float" office:value="331.13" calcext:value-type="float">
            <text:p>331.13</text:p>
          </table:table-cell>
          <table:table-cell office:value-type="float" office:value="18.317" calcext:value-type="float">
            <text:p>18.317</text:p>
          </table:table-cell>
          <table:table-cell office:value-type="float" office:value="11.782" calcext:value-type="float">
            <text:p>11.782</text:p>
          </table:table-cell>
          <table:table-cell office:value-type="float" office:value="2016.959" calcext:value-type="float">
            <text:p>2016.959</text:p>
          </table:table-cell>
          <table:table-cell table:style-name="ce10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1" calcext:value-type="float">
            <text:p>0.831</text:p>
          </table:table-cell>
          <table:table-cell office:value-type="float" office:value="3.152" calcext:value-type="float">
            <text:p>3.152</text:p>
          </table:table-cell>
          <table:table-cell office:value-type="float" office:value="5.202" calcext:value-type="float">
            <text:p>5.202</text:p>
          </table:table-cell>
          <table:table-cell office:value-type="float" office:value="8.356" calcext:value-type="float">
            <text:p>8.356</text:p>
          </table:table-cell>
          <table:table-cell office:value-type="float" office:value="10.712" calcext:value-type="float">
            <text:p>10.712</text:p>
          </table:table-cell>
          <table:table-cell office:value-type="float" office:value="12.59" calcext:value-type="float">
            <text:p>12.59</text:p>
          </table:table-cell>
          <table:table-cell office:value-type="float" office:value="15.691" calcext:value-type="float">
            <text:p>15.691</text:p>
          </table:table-cell>
          <table:table-cell office:value-type="float" office:value="20.432" calcext:value-type="float">
            <text:p>20.432</text:p>
          </table:table-cell>
          <table:table-cell office:value-type="float" office:value="586.732" calcext:value-type="float">
            <text:p>586.732</text:p>
          </table:table-cell>
          <table:table-cell office:value-type="float" office:value="7.408" calcext:value-type="float">
            <text:p>7.408</text:p>
          </table:table-cell>
          <table:table-cell office:value-type="float" office:value="19.046" calcext:value-type="float">
            <text:p>19.046</text:p>
          </table:table-cell>
          <table:table-cell office:value-type="float" office:value="0.398" calcext:value-type="float">
            <text:p>0.398</text:p>
          </table:table-cell>
          <table:table-cell office:value-type="float" office:value="1.739" calcext:value-type="float">
            <text:p>1.739</text:p>
          </table:table-cell>
          <table:table-cell office:value-type="float" office:value="2.846" calcext:value-type="float">
            <text:p>2.846</text:p>
          </table:table-cell>
          <table:table-cell office:value-type="float" office:value="4.798" calcext:value-type="float">
            <text:p>4.798</text:p>
          </table:table-cell>
          <table:table-cell office:value-type="float" office:value="6.035" calcext:value-type="float">
            <text:p>6.035</text:p>
          </table:table-cell>
          <table:table-cell office:value-type="float" office:value="6.982" calcext:value-type="float">
            <text:p>6.982</text:p>
          </table:table-cell>
          <table:table-cell office:value-type="float" office:value="8.716" calcext:value-type="float">
            <text:p>8.716</text:p>
          </table:table-cell>
          <table:table-cell office:value-type="float" office:value="11.253" calcext:value-type="float">
            <text:p>11.253</text:p>
          </table:table-cell>
          <table:table-cell office:value-type="float" office:value="628.435" calcext:value-type="float">
            <text:p>628.435</text:p>
          </table:table-cell>
          <table:table-cell office:value-type="float" office:value="3.99" calcext:value-type="float">
            <text:p>3.99</text:p>
          </table:table-cell>
          <table:table-cell office:value-type="float" office:value="11.189" calcext:value-type="float">
            <text:p>11.189</text:p>
          </table:table-cell>
          <table:table-cell office:value-type="float" office:value="0.78" calcext:value-type="float">
            <text:p>0.78</text:p>
          </table:table-cell>
          <table:table-cell office:value-type="float" office:value="3.523" calcext:value-type="float">
            <text:p>3.523</text:p>
          </table:table-cell>
          <table:table-cell office:value-type="float" office:value="5.487" calcext:value-type="float">
            <text:p>5.487</text:p>
          </table:table-cell>
          <table:table-cell office:value-type="float" office:value="8.412" calcext:value-type="float">
            <text:p>8.412</text:p>
          </table:table-cell>
          <table:table-cell office:value-type="float" office:value="10.143" calcext:value-type="float">
            <text:p>10.143</text:p>
          </table:table-cell>
          <table:table-cell office:value-type="float" office:value="11.362" calcext:value-type="float">
            <text:p>11.362</text:p>
          </table:table-cell>
          <table:table-cell office:value-type="float" office:value="13.573" calcext:value-type="float">
            <text:p>13.573</text:p>
          </table:table-cell>
          <table:table-cell office:value-type="float" office:value="16.928" calcext:value-type="float">
            <text:p>16.928</text:p>
          </table:table-cell>
          <table:table-cell office:value-type="float" office:value="630.47" calcext:value-type="float">
            <text:p>630.47</text:p>
          </table:table-cell>
          <table:table-cell office:value-type="float" office:value="6.909" calcext:value-type="float">
            <text:p>6.909</text:p>
          </table:table-cell>
          <table:table-cell office:value-type="float" office:value="13.559" calcext:value-type="float">
            <text:p>13.559</text:p>
          </table:table-cell>
          <table:table-cell office:value-type="float" office:value="0.336" calcext:value-type="float">
            <text:p>0.336</text:p>
          </table:table-cell>
          <table:table-cell office:value-type="float" office:value="1.452" calcext:value-type="float">
            <text:p>1.452</text:p>
          </table:table-cell>
          <table:table-cell office:value-type="float" office:value="2.452" calcext:value-type="float">
            <text:p>2.452</text:p>
          </table:table-cell>
          <table:table-cell office:value-type="float" office:value="4.225" calcext:value-type="float">
            <text:p>4.225</text:p>
          </table:table-cell>
          <table:table-cell office:value-type="float" office:value="5.365" calcext:value-type="float">
            <text:p>5.365</text:p>
          </table:table-cell>
          <table:table-cell office:value-type="float" office:value="6.215" calcext:value-type="float">
            <text:p>6.215</text:p>
          </table:table-cell>
          <table:table-cell office:value-type="float" office:value="7.846" calcext:value-type="float">
            <text:p>7.846</text:p>
          </table:table-cell>
          <table:table-cell office:value-type="float" office:value="10.48" calcext:value-type="float">
            <text:p>10.48</text:p>
          </table:table-cell>
          <table:table-cell office:value-type="float" office:value="627.758" calcext:value-type="float">
            <text:p>627.758</text:p>
          </table:table-cell>
          <table:table-cell office:value-type="float" office:value="3.505" calcext:value-type="float">
            <text:p>3.505</text:p>
          </table:table-cell>
          <table:table-cell office:value-type="float" office:value="10.958" calcext:value-type="float">
            <text:p>10.958</text:p>
          </table:table-cell>
          <table:table-cell office:value-type="float" office:value="2.73" calcext:value-type="float">
            <text:p>2.73</text:p>
          </table:table-cell>
          <table:table-cell office:value-type="float" office:value="12.659" calcext:value-type="float">
            <text:p>12.659</text:p>
          </table:table-cell>
          <table:table-cell office:value-type="float" office:value="18.586" calcext:value-type="float">
            <text:p>18.586</text:p>
          </table:table-cell>
          <table:table-cell office:value-type="float" office:value="25.357" calcext:value-type="float">
            <text:p>25.357</text:p>
          </table:table-cell>
          <table:table-cell office:value-type="float" office:value="29.319" calcext:value-type="float">
            <text:p>29.319</text:p>
          </table:table-cell>
          <table:table-cell office:value-type="float" office:value="32.173" calcext:value-type="float">
            <text:p>32.173</text:p>
          </table:table-cell>
          <table:table-cell office:value-type="float" office:value="36.976" calcext:value-type="float">
            <text:p>36.976</text:p>
          </table:table-cell>
          <table:table-cell office:value-type="float" office:value="45.19" calcext:value-type="float">
            <text:p>45.19</text:p>
          </table:table-cell>
          <table:table-cell office:value-type="float" office:value="651.045" calcext:value-type="float">
            <text:p>651.045</text:p>
          </table:table-cell>
          <table:table-cell office:value-type="float" office:value="21.812" calcext:value-type="float">
            <text:p>21.812</text:p>
          </table:table-cell>
          <table:table-cell office:value-type="float" office:value="28.8" calcext:value-type="float">
            <text:p>28.8</text:p>
          </table:table-cell>
          <table:table-cell office:value-type="float" office:value="1694.963" calcext:value-type="float">
            <text:p>1694.963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723" calcext:value-type="float">
            <text:p>0.723</text:p>
          </table:table-cell>
          <table:table-cell office:value-type="float" office:value="2.784" calcext:value-type="float">
            <text:p>2.784</text:p>
          </table:table-cell>
          <table:table-cell office:value-type="float" office:value="5.932" calcext:value-type="float">
            <text:p>5.932</text:p>
          </table:table-cell>
          <table:table-cell office:value-type="float" office:value="9.59" calcext:value-type="float">
            <text:p>9.59</text:p>
          </table:table-cell>
          <table:table-cell office:value-type="float" office:value="11.712" calcext:value-type="float">
            <text:p>11.712</text:p>
          </table:table-cell>
          <table:table-cell office:value-type="float" office:value="13.34" calcext:value-type="float">
            <text:p>13.34</text:p>
          </table:table-cell>
          <table:table-cell office:value-type="float" office:value="16.466" calcext:value-type="float">
            <text:p>16.466</text:p>
          </table:table-cell>
          <table:table-cell office:value-type="float" office:value="21.073" calcext:value-type="float">
            <text:p>21.073</text:p>
          </table:table-cell>
          <table:table-cell office:value-type="float" office:value="857.257" calcext:value-type="float">
            <text:p>857.257</text:p>
          </table:table-cell>
          <table:table-cell office:value-type="float" office:value="7.217" calcext:value-type="float">
            <text:p>7.217</text:p>
          </table:table-cell>
          <table:table-cell office:value-type="float" office:value="13.795" calcext:value-type="float">
            <text:p>13.795</text:p>
          </table:table-cell>
          <table:table-cell office:value-type="float" office:value="0.375" calcext:value-type="float">
            <text:p>0.375</text:p>
          </table:table-cell>
          <table:table-cell office:value-type="float" office:value="1.218" calcext:value-type="float">
            <text:p>1.218</text:p>
          </table:table-cell>
          <table:table-cell office:value-type="float" office:value="2.729" calcext:value-type="float">
            <text:p>2.729</text:p>
          </table:table-cell>
          <table:table-cell office:value-type="float" office:value="7.276" calcext:value-type="float">
            <text:p>7.276</text:p>
          </table:table-cell>
          <table:table-cell office:value-type="float" office:value="9.152" calcext:value-type="float">
            <text:p>9.152</text:p>
          </table:table-cell>
          <table:table-cell office:value-type="float" office:value="10.408" calcext:value-type="float">
            <text:p>10.408</text:p>
          </table:table-cell>
          <table:table-cell office:value-type="float" office:value="12.54" calcext:value-type="float">
            <text:p>12.54</text:p>
          </table:table-cell>
          <table:table-cell office:value-type="float" office:value="15.759" calcext:value-type="float">
            <text:p>15.759</text:p>
          </table:table-cell>
          <table:table-cell office:value-type="float" office:value="856.101" calcext:value-type="float">
            <text:p>856.101</text:p>
          </table:table-cell>
          <table:table-cell office:value-type="float" office:value="4.921" calcext:value-type="float">
            <text:p>4.921</text:p>
          </table:table-cell>
          <table:table-cell office:value-type="float" office:value="15.289" calcext:value-type="float">
            <text:p>15.289</text:p>
          </table:table-cell>
          <table:table-cell office:value-type="float" office:value="0.722" calcext:value-type="float">
            <text:p>0.722</text:p>
          </table:table-cell>
          <table:table-cell office:value-type="float" office:value="2.669" calcext:value-type="float">
            <text:p>2.669</text:p>
          </table:table-cell>
          <table:table-cell office:value-type="float" office:value="7.034" calcext:value-type="float">
            <text:p>7.034</text:p>
          </table:table-cell>
          <table:table-cell office:value-type="float" office:value="10.615" calcext:value-type="float">
            <text:p>10.615</text:p>
          </table:table-cell>
          <table:table-cell office:value-type="float" office:value="12.791" calcext:value-type="float">
            <text:p>12.791</text:p>
          </table:table-cell>
          <table:table-cell office:value-type="float" office:value="14.647" calcext:value-type="float">
            <text:p>14.647</text:p>
          </table:table-cell>
          <table:table-cell office:value-type="float" office:value="17.871" calcext:value-type="float">
            <text:p>17.871</text:p>
          </table:table-cell>
          <table:table-cell office:value-type="float" office:value="22.63" calcext:value-type="float">
            <text:p>22.63</text:p>
          </table:table-cell>
          <table:table-cell office:value-type="float" office:value="863.509" calcext:value-type="float">
            <text:p>863.509</text:p>
          </table:table-cell>
          <table:table-cell office:value-type="float" office:value="7.854" calcext:value-type="float">
            <text:p>7.854</text:p>
          </table:table-cell>
          <table:table-cell office:value-type="float" office:value="13.579" calcext:value-type="float">
            <text:p>13.579</text:p>
          </table:table-cell>
          <table:table-cell office:value-type="float" office:value="0.267" calcext:value-type="float">
            <text:p>0.267</text:p>
          </table:table-cell>
          <table:table-cell office:value-type="float" office:value="0.749" calcext:value-type="float">
            <text:p>0.749</text:p>
          </table:table-cell>
          <table:table-cell office:value-type="float" office:value="1.966" calcext:value-type="float">
            <text:p>1.966</text:p>
          </table:table-cell>
          <table:table-cell office:value-type="float" office:value="6.486" calcext:value-type="float">
            <text:p>6.486</text:p>
          </table:table-cell>
          <table:table-cell office:value-type="float" office:value="8.414" calcext:value-type="float">
            <text:p>8.414</text:p>
          </table:table-cell>
          <table:table-cell office:value-type="float" office:value="9.731" calcext:value-type="float">
            <text:p>9.731</text:p>
          </table:table-cell>
          <table:table-cell office:value-type="float" office:value="11.71" calcext:value-type="float">
            <text:p>11.71</text:p>
          </table:table-cell>
          <table:table-cell office:value-type="float" office:value="14.635" calcext:value-type="float">
            <text:p>14.635</text:p>
          </table:table-cell>
          <table:table-cell office:value-type="float" office:value="858.633" calcext:value-type="float">
            <text:p>858.633</text:p>
          </table:table-cell>
          <table:table-cell office:value-type="float" office:value="4.206" calcext:value-type="float">
            <text:p>4.206</text:p>
          </table:table-cell>
          <table:table-cell office:value-type="float" office:value="13.488" calcext:value-type="float">
            <text:p>13.488</text:p>
          </table:table-cell>
          <table:table-cell office:value-type="float" office:value="2.813" calcext:value-type="float">
            <text:p>2.813</text:p>
          </table:table-cell>
          <table:table-cell office:value-type="float" office:value="16.373" calcext:value-type="float">
            <text:p>16.373</text:p>
          </table:table-cell>
          <table:table-cell office:value-type="float" office:value="21.645" calcext:value-type="float">
            <text:p>21.645</text:p>
          </table:table-cell>
          <table:table-cell office:value-type="float" office:value="27.997" calcext:value-type="float">
            <text:p>27.997</text:p>
          </table:table-cell>
          <table:table-cell office:value-type="float" office:value="32.294" calcext:value-type="float">
            <text:p>32.294</text:p>
          </table:table-cell>
          <table:table-cell office:value-type="float" office:value="35.501" calcext:value-type="float">
            <text:p>35.501</text:p>
          </table:table-cell>
          <table:table-cell office:value-type="float" office:value="41.361" calcext:value-type="float">
            <text:p>41.361</text:p>
          </table:table-cell>
          <table:table-cell office:value-type="float" office:value="50.683" calcext:value-type="float">
            <text:p>50.683</text:p>
          </table:table-cell>
          <table:table-cell office:value-type="float" office:value="896.863" calcext:value-type="float">
            <text:p>896.863</text:p>
          </table:table-cell>
          <table:table-cell office:value-type="float" office:value="24.198" calcext:value-type="float">
            <text:p>24.198</text:p>
          </table:table-cell>
          <table:table-cell office:value-type="float" office:value="28.734" calcext:value-type="float">
            <text:p>28.734</text:p>
          </table:table-cell>
          <table:table-cell office:value-type="float" office:value="1910.453" calcext:value-type="float">
            <text:p>1910.453</text:p>
          </table:table-cell>
          <table:table-cell table:style-name="ce10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85" calcext:value-type="float">
            <text:p>0.85</text:p>
          </table:table-cell>
          <table:table-cell office:value-type="float" office:value="4.055" calcext:value-type="float">
            <text:p>4.055</text:p>
          </table:table-cell>
          <table:table-cell office:value-type="float" office:value="7.072" calcext:value-type="float">
            <text:p>7.072</text:p>
          </table:table-cell>
          <table:table-cell office:value-type="float" office:value="12.031" calcext:value-type="float">
            <text:p>12.031</text:p>
          </table:table-cell>
          <table:table-cell office:value-type="float" office:value="15.627" calcext:value-type="float">
            <text:p>15.627</text:p>
          </table:table-cell>
          <table:table-cell office:value-type="float" office:value="18.557" calcext:value-type="float">
            <text:p>18.557</text:p>
          </table:table-cell>
          <table:table-cell office:value-type="float" office:value="23.118" calcext:value-type="float">
            <text:p>23.118</text:p>
          </table:table-cell>
          <table:table-cell office:value-type="float" office:value="29.213" calcext:value-type="float">
            <text:p>29.213</text:p>
          </table:table-cell>
          <table:table-cell office:value-type="float" office:value="652.914" calcext:value-type="float">
            <text:p>652.914</text:p>
          </table:table-cell>
          <table:table-cell office:value-type="float" office:value="10.17" calcext:value-type="float">
            <text:p>10.17</text:p>
          </table:table-cell>
          <table:table-cell office:value-type="float" office:value="21.948" calcext:value-type="float">
            <text:p>21.948</text:p>
          </table:table-cell>
          <table:table-cell office:value-type="float" office:value="0.394" calcext:value-type="float">
            <text:p>0.394</text:p>
          </table:table-cell>
          <table:table-cell office:value-type="float" office:value="2.042" calcext:value-type="float">
            <text:p>2.042</text:p>
          </table:table-cell>
          <table:table-cell office:value-type="float" office:value="3.324" calcext:value-type="float">
            <text:p>3.324</text:p>
          </table:table-cell>
          <table:table-cell office:value-type="float" office:value="5.559" calcext:value-type="float">
            <text:p>5.559</text:p>
          </table:table-cell>
          <table:table-cell office:value-type="float" office:value="6.919" calcext:value-type="float">
            <text:p>6.919</text:p>
          </table:table-cell>
          <table:table-cell office:value-type="float" office:value="8.016" calcext:value-type="float">
            <text:p>8.016</text:p>
          </table:table-cell>
          <table:table-cell office:value-type="float" office:value="10.015" calcext:value-type="float">
            <text:p>10.015</text:p>
          </table:table-cell>
          <table:table-cell office:value-type="float" office:value="12.549" calcext:value-type="float">
            <text:p>12.549</text:p>
          </table:table-cell>
          <table:table-cell office:value-type="float" office:value="634.729" calcext:value-type="float">
            <text:p>634.729</text:p>
          </table:table-cell>
          <table:table-cell office:value-type="float" office:value="4.492" calcext:value-type="float">
            <text:p>4.492</text:p>
          </table:table-cell>
          <table:table-cell office:value-type="float" office:value="11.291" calcext:value-type="float">
            <text:p>11.291</text:p>
          </table:table-cell>
          <table:table-cell office:value-type="float" office:value="0.8" calcext:value-type="float">
            <text:p>0.8</text:p>
          </table:table-cell>
          <table:table-cell office:value-type="float" office:value="4.205" calcext:value-type="float">
            <text:p>4.205</text:p>
          </table:table-cell>
          <table:table-cell office:value-type="float" office:value="6.506" calcext:value-type="float">
            <text:p>6.506</text:p>
          </table:table-cell>
          <table:table-cell office:value-type="float" office:value="9.909" calcext:value-type="float">
            <text:p>9.909</text:p>
          </table:table-cell>
          <table:table-cell office:value-type="float" office:value="11.709" calcext:value-type="float">
            <text:p>11.709</text:p>
          </table:table-cell>
          <table:table-cell office:value-type="float" office:value="13.021" calcext:value-type="float">
            <text:p>13.021</text:p>
          </table:table-cell>
          <table:table-cell office:value-type="float" office:value="15.303" calcext:value-type="float">
            <text:p>15.303</text:p>
          </table:table-cell>
          <table:table-cell office:value-type="float" office:value="18.915" calcext:value-type="float">
            <text:p>18.915</text:p>
          </table:table-cell>
          <table:table-cell office:value-type="float" office:value="638.377" calcext:value-type="float">
            <text:p>638.377</text:p>
          </table:table-cell>
          <table:table-cell office:value-type="float" office:value="7.966" calcext:value-type="float">
            <text:p>7.966</text:p>
          </table:table-cell>
          <table:table-cell office:value-type="float" office:value="13.626" calcext:value-type="float">
            <text:p>13.626</text:p>
          </table:table-cell>
          <table:table-cell office:value-type="float" office:value="0.353" calcext:value-type="float">
            <text:p>0.353</text:p>
          </table:table-cell>
          <table:table-cell office:value-type="float" office:value="1.78" calcext:value-type="float">
            <text:p>1.78</text:p>
          </table:table-cell>
          <table:table-cell office:value-type="float" office:value="2.964" calcext:value-type="float">
            <text:p>2.964</text:p>
          </table:table-cell>
          <table:table-cell office:value-type="float" office:value="5.097" calcext:value-type="float">
            <text:p>5.097</text:p>
          </table:table-cell>
          <table:table-cell office:value-type="float" office:value="6.374" calcext:value-type="float">
            <text:p>6.374</text:p>
          </table:table-cell>
          <table:table-cell office:value-type="float" office:value="7.353" calcext:value-type="float">
            <text:p>7.353</text:p>
          </table:table-cell>
          <table:table-cell office:value-type="float" office:value="9.131" calcext:value-type="float">
            <text:p>9.131</text:p>
          </table:table-cell>
          <table:table-cell office:value-type="float" office:value="11.486" calcext:value-type="float">
            <text:p>11.486</text:p>
          </table:table-cell>
          <table:table-cell office:value-type="float" office:value="633.537" calcext:value-type="float">
            <text:p>633.537</text:p>
          </table:table-cell>
          <table:table-cell office:value-type="float" office:value="4.117" calcext:value-type="float">
            <text:p>4.117</text:p>
          </table:table-cell>
          <table:table-cell office:value-type="float" office:value="10.849" calcext:value-type="float">
            <text:p>10.849</text:p>
          </table:table-cell>
          <table:table-cell office:value-type="float" office:value="2.865" calcext:value-type="float">
            <text:p>2.865</text:p>
          </table:table-cell>
          <table:table-cell office:value-type="float" office:value="15.431" calcext:value-type="float">
            <text:p>15.431</text:p>
          </table:table-cell>
          <table:table-cell office:value-type="float" office:value="23.057" calcext:value-type="float">
            <text:p>23.057</text:p>
          </table:table-cell>
          <table:table-cell office:value-type="float" office:value="31.923" calcext:value-type="float">
            <text:p>31.923</text:p>
          </table:table-cell>
          <table:table-cell office:value-type="float" office:value="37.081" calcext:value-type="float">
            <text:p>37.081</text:p>
          </table:table-cell>
          <table:table-cell office:value-type="float" office:value="40.751" calcext:value-type="float">
            <text:p>40.751</text:p>
          </table:table-cell>
          <table:table-cell office:value-type="float" office:value="46.631" calcext:value-type="float">
            <text:p>46.631</text:p>
          </table:table-cell>
          <table:table-cell office:value-type="float" office:value="55.833" calcext:value-type="float">
            <text:p>55.833</text:p>
          </table:table-cell>
          <table:table-cell office:value-type="float" office:value="679.95" calcext:value-type="float">
            <text:p>679.95</text:p>
          </table:table-cell>
          <table:table-cell office:value-type="float" office:value="26.746" calcext:value-type="float">
            <text:p>26.746</text:p>
          </table:table-cell>
          <table:table-cell office:value-type="float" office:value="31.25" calcext:value-type="float">
            <text:p>31.25</text:p>
          </table:table-cell>
          <table:table-cell office:value-type="float" office:value="1746.552" calcext:value-type="float">
            <text:p>1746.552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778" calcext:value-type="float">
            <text:p>0.778</text:p>
          </table:table-cell>
          <table:table-cell office:value-type="float" office:value="3.251" calcext:value-type="float">
            <text:p>3.251</text:p>
          </table:table-cell>
          <table:table-cell office:value-type="float" office:value="6.987" calcext:value-type="float">
            <text:p>6.987</text:p>
          </table:table-cell>
          <table:table-cell office:value-type="float" office:value="11.008" calcext:value-type="float">
            <text:p>11.008</text:p>
          </table:table-cell>
          <table:table-cell office:value-type="float" office:value="13.515" calcext:value-type="float">
            <text:p>13.515</text:p>
          </table:table-cell>
          <table:table-cell office:value-type="float" office:value="15.581" calcext:value-type="float">
            <text:p>15.581</text:p>
          </table:table-cell>
          <table:table-cell office:value-type="float" office:value="19.573" calcext:value-type="float">
            <text:p>19.573</text:p>
          </table:table-cell>
          <table:table-cell office:value-type="float" office:value="25.057" calcext:value-type="float">
            <text:p>25.057</text:p>
          </table:table-cell>
          <table:table-cell office:value-type="float" office:value="660.939" calcext:value-type="float">
            <text:p>660.939</text:p>
          </table:table-cell>
          <table:table-cell office:value-type="float" office:value="8.394" calcext:value-type="float">
            <text:p>8.394</text:p>
          </table:table-cell>
          <table:table-cell office:value-type="float" office:value="15.399" calcext:value-type="float">
            <text:p>15.399</text:p>
          </table:table-cell>
          <table:table-cell office:value-type="float" office:value="0.362" calcext:value-type="float">
            <text:p>0.362</text:p>
          </table:table-cell>
          <table:table-cell office:value-type="float" office:value="1.302" calcext:value-type="float">
            <text:p>1.302</text:p>
          </table:table-cell>
          <table:table-cell office:value-type="float" office:value="2.993" calcext:value-type="float">
            <text:p>2.993</text:p>
          </table:table-cell>
          <table:table-cell office:value-type="float" office:value="7.974" calcext:value-type="float">
            <text:p>7.974</text:p>
          </table:table-cell>
          <table:table-cell office:value-type="float" office:value="9.983" calcext:value-type="float">
            <text:p>9.983</text:p>
          </table:table-cell>
          <table:table-cell office:value-type="float" office:value="11.361" calcext:value-type="float">
            <text:p>11.361</text:p>
          </table:table-cell>
          <table:table-cell office:value-type="float" office:value="13.73" calcext:value-type="float">
            <text:p>13.73</text:p>
          </table:table-cell>
          <table:table-cell office:value-type="float" office:value="17.07" calcext:value-type="float">
            <text:p>17.07</text:p>
          </table:table-cell>
          <table:table-cell office:value-type="float" office:value="662.933" calcext:value-type="float">
            <text:p>662.933</text:p>
          </table:table-cell>
          <table:table-cell office:value-type="float" office:value="5.228" calcext:value-type="float">
            <text:p>5.228</text:p>
          </table:table-cell>
          <table:table-cell office:value-type="float" office:value="11.794" calcext:value-type="float">
            <text:p>11.794</text:p>
          </table:table-cell>
          <table:table-cell office:value-type="float" office:value="0.744" calcext:value-type="float">
            <text:p>0.744</text:p>
          </table:table-cell>
          <table:table-cell office:value-type="float" office:value="3.029" calcext:value-type="float">
            <text:p>3.029</text:p>
          </table:table-cell>
          <table:table-cell office:value-type="float" office:value="7.863" calcext:value-type="float">
            <text:p>7.863</text:p>
          </table:table-cell>
          <table:table-cell office:value-type="float" office:value="11.74" calcext:value-type="float">
            <text:p>11.74</text:p>
          </table:table-cell>
          <table:table-cell office:value-type="float" office:value="14.075" calcext:value-type="float">
            <text:p>14.075</text:p>
          </table:table-cell>
          <table:table-cell office:value-type="float" office:value="16.02" calcext:value-type="float">
            <text:p>16.02</text:p>
          </table:table-cell>
          <table:table-cell office:value-type="float" office:value="19.401" calcext:value-type="float">
            <text:p>19.401</text:p>
          </table:table-cell>
          <table:table-cell office:value-type="float" office:value="24.291" calcext:value-type="float">
            <text:p>24.291</text:p>
          </table:table-cell>
          <table:table-cell office:value-type="float" office:value="670.136" calcext:value-type="float">
            <text:p>670.136</text:p>
          </table:table-cell>
          <table:table-cell office:value-type="float" office:value="8.541" calcext:value-type="float">
            <text:p>8.541</text:p>
          </table:table-cell>
          <table:table-cell office:value-type="float" office:value="10.276" calcext:value-type="float">
            <text:p>10.276</text:p>
          </table:table-cell>
          <table:table-cell office:value-type="float" office:value="0.261" calcext:value-type="float">
            <text:p>0.261</text:p>
          </table:table-cell>
          <table:table-cell office:value-type="float" office:value="0.851" calcext:value-type="float">
            <text:p>0.851</text:p>
          </table:table-cell>
          <table:table-cell office:value-type="float" office:value="2.431" calcext:value-type="float">
            <text:p>2.431</text:p>
          </table:table-cell>
          <table:table-cell office:value-type="float" office:value="7.31" calcext:value-type="float">
            <text:p>7.31</text:p>
          </table:table-cell>
          <table:table-cell office:value-type="float" office:value="9.326" calcext:value-type="float">
            <text:p>9.326</text:p>
          </table:table-cell>
          <table:table-cell office:value-type="float" office:value="10.589" calcext:value-type="float">
            <text:p>10.589</text:p>
          </table:table-cell>
          <table:table-cell office:value-type="float" office:value="12.648" calcext:value-type="float">
            <text:p>12.648</text:p>
          </table:table-cell>
          <table:table-cell office:value-type="float" office:value="15.757" calcext:value-type="float">
            <text:p>15.757</text:p>
          </table:table-cell>
          <table:table-cell office:value-type="float" office:value="661.122" calcext:value-type="float">
            <text:p>661.122</text:p>
          </table:table-cell>
          <table:table-cell office:value-type="float" office:value="4.546" calcext:value-type="float">
            <text:p>4.546</text:p>
          </table:table-cell>
          <table:table-cell office:value-type="float" office:value="7.943" calcext:value-type="float">
            <text:p>7.943</text:p>
          </table:table-cell>
          <table:table-cell office:value-type="float" office:value="2.783" calcext:value-type="float">
            <text:p>2.783</text:p>
          </table:table-cell>
          <table:table-cell office:value-type="float" office:value="18.713" calcext:value-type="float">
            <text:p>18.713</text:p>
          </table:table-cell>
          <table:table-cell office:value-type="float" office:value="24.446" calcext:value-type="float">
            <text:p>24.446</text:p>
          </table:table-cell>
          <table:table-cell office:value-type="float" office:value="31.631" calcext:value-type="float">
            <text:p>31.631</text:p>
          </table:table-cell>
          <table:table-cell office:value-type="float" office:value="36.286" calcext:value-type="float">
            <text:p>36.286</text:p>
          </table:table-cell>
          <table:table-cell office:value-type="float" office:value="39.74" calcext:value-type="float">
            <text:p>39.74</text:p>
          </table:table-cell>
          <table:table-cell office:value-type="float" office:value="45.421" calcext:value-type="float">
            <text:p>45.421</text:p>
          </table:table-cell>
          <table:table-cell office:value-type="float" office:value="54.113" calcext:value-type="float">
            <text:p>54.113</text:p>
          </table:table-cell>
          <table:table-cell office:value-type="float" office:value="711.368" calcext:value-type="float">
            <text:p>711.368</text:p>
          </table:table-cell>
          <table:table-cell office:value-type="float" office:value="26.709" calcext:value-type="float">
            <text:p>26.709</text:p>
          </table:table-cell>
          <table:table-cell office:value-type="float" office:value="23.174" calcext:value-type="float">
            <text:p>23.174</text:p>
          </table:table-cell>
          <table:table-cell office:value-type="float" office:value="2067.388" calcext:value-type="float">
            <text:p>2067.388</text:p>
          </table:table-cell>
          <table:table-cell table:style-name="ce10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768" calcext:value-type="float">
            <text:p>0.768</text:p>
          </table:table-cell>
          <table:table-cell office:value-type="float" office:value="4.602" calcext:value-type="float">
            <text:p>4.602</text:p>
          </table:table-cell>
          <table:table-cell office:value-type="float" office:value="8.951" calcext:value-type="float">
            <text:p>8.951</text:p>
          </table:table-cell>
          <table:table-cell office:value-type="float" office:value="16.955" calcext:value-type="float">
            <text:p>16.955</text:p>
          </table:table-cell>
          <table:table-cell office:value-type="float" office:value="22.74" calcext:value-type="float">
            <text:p>22.74</text:p>
          </table:table-cell>
          <table:table-cell office:value-type="float" office:value="26.935" calcext:value-type="float">
            <text:p>26.935</text:p>
          </table:table-cell>
          <table:table-cell office:value-type="float" office:value="33.397" calcext:value-type="float">
            <text:p>33.397</text:p>
          </table:table-cell>
          <table:table-cell office:value-type="float" office:value="42.318" calcext:value-type="float">
            <text:p>42.318</text:p>
          </table:table-cell>
          <table:table-cell office:value-type="float" office:value="938.22" calcext:value-type="float">
            <text:p>938.22</text:p>
          </table:table-cell>
          <table:table-cell office:value-type="float" office:value="14.336" calcext:value-type="float">
            <text:p>14.336</text:p>
          </table:table-cell>
          <table:table-cell office:value-type="float" office:value="35.051" calcext:value-type="float">
            <text:p>35.051</text:p>
          </table:table-cell>
          <table:table-cell office:value-type="float" office:value="0.409" calcext:value-type="float">
            <text:p>0.409</text:p>
          </table:table-cell>
          <table:table-cell office:value-type="float" office:value="2.18" calcext:value-type="float">
            <text:p>2.18</text:p>
          </table:table-cell>
          <table:table-cell office:value-type="float" office:value="3.372" calcext:value-type="float">
            <text:p>3.372</text:p>
          </table:table-cell>
          <table:table-cell office:value-type="float" office:value="5.684" calcext:value-type="float">
            <text:p>5.684</text:p>
          </table:table-cell>
          <table:table-cell office:value-type="float" office:value="6.997" calcext:value-type="float">
            <text:p>6.997</text:p>
          </table:table-cell>
          <table:table-cell office:value-type="float" office:value="8.023" calcext:value-type="float">
            <text:p>8.023</text:p>
          </table:table-cell>
          <table:table-cell office:value-type="float" office:value="9.884" calcext:value-type="float">
            <text:p>9.884</text:p>
          </table:table-cell>
          <table:table-cell office:value-type="float" office:value="12.304" calcext:value-type="float">
            <text:p>12.304</text:p>
          </table:table-cell>
          <table:table-cell office:value-type="float" office:value="926.832" calcext:value-type="float">
            <text:p>926.832</text:p>
          </table:table-cell>
          <table:table-cell office:value-type="float" office:value="4.79" calcext:value-type="float">
            <text:p>4.79</text:p>
          </table:table-cell>
          <table:table-cell office:value-type="float" office:value="16.827" calcext:value-type="float">
            <text:p>16.827</text:p>
          </table:table-cell>
          <table:table-cell office:value-type="float" office:value="0.849" calcext:value-type="float">
            <text:p>0.849</text:p>
          </table:table-cell>
          <table:table-cell office:value-type="float" office:value="4.42" calcext:value-type="float">
            <text:p>4.42</text:p>
          </table:table-cell>
          <table:table-cell office:value-type="float" office:value="6.668" calcext:value-type="float">
            <text:p>6.668</text:p>
          </table:table-cell>
          <table:table-cell office:value-type="float" office:value="10.336" calcext:value-type="float">
            <text:p>10.336</text:p>
          </table:table-cell>
          <table:table-cell office:value-type="float" office:value="12.181" calcext:value-type="float">
            <text:p>12.181</text:p>
          </table:table-cell>
          <table:table-cell office:value-type="float" office:value="13.425" calcext:value-type="float">
            <text:p>13.425</text:p>
          </table:table-cell>
          <table:table-cell office:value-type="float" office:value="15.599" calcext:value-type="float">
            <text:p>15.599</text:p>
          </table:table-cell>
          <table:table-cell office:value-type="float" office:value="19.164" calcext:value-type="float">
            <text:p>19.164</text:p>
          </table:table-cell>
          <table:table-cell office:value-type="float" office:value="935.465" calcext:value-type="float">
            <text:p>935.465</text:p>
          </table:table-cell>
          <table:table-cell office:value-type="float" office:value="8.742" calcext:value-type="float">
            <text:p>8.742</text:p>
          </table:table-cell>
          <table:table-cell office:value-type="float" office:value="24.367" calcext:value-type="float">
            <text:p>24.367</text:p>
          </table:table-cell>
          <table:table-cell office:value-type="float" office:value="0.362" calcext:value-type="float">
            <text:p>0.362</text:p>
          </table:table-cell>
          <table:table-cell office:value-type="float" office:value="1.975" calcext:value-type="float">
            <text:p>1.975</text:p>
          </table:table-cell>
          <table:table-cell office:value-type="float" office:value="3.119" calcext:value-type="float">
            <text:p>3.119</text:p>
          </table:table-cell>
          <table:table-cell office:value-type="float" office:value="5.398" calcext:value-type="float">
            <text:p>5.398</text:p>
          </table:table-cell>
          <table:table-cell office:value-type="float" office:value="6.703" calcext:value-type="float">
            <text:p>6.703</text:p>
          </table:table-cell>
          <table:table-cell office:value-type="float" office:value="7.62" calcext:value-type="float">
            <text:p>7.62</text:p>
          </table:table-cell>
          <table:table-cell office:value-type="float" office:value="9.342" calcext:value-type="float">
            <text:p>9.342</text:p>
          </table:table-cell>
          <table:table-cell office:value-type="float" office:value="11.535" calcext:value-type="float">
            <text:p>11.535</text:p>
          </table:table-cell>
          <table:table-cell office:value-type="float" office:value="928.787" calcext:value-type="float">
            <text:p>928.787</text:p>
          </table:table-cell>
          <table:table-cell office:value-type="float" office:value="4.47" calcext:value-type="float">
            <text:p>4.47</text:p>
          </table:table-cell>
          <table:table-cell office:value-type="float" office:value="17.027" calcext:value-type="float">
            <text:p>17.027</text:p>
          </table:table-cell>
          <table:table-cell office:value-type="float" office:value="2.965" calcext:value-type="float">
            <text:p>2.965</text:p>
          </table:table-cell>
          <table:table-cell office:value-type="float" office:value="15.834" calcext:value-type="float">
            <text:p>15.834</text:p>
          </table:table-cell>
          <table:table-cell office:value-type="float" office:value="25.619" calcext:value-type="float">
            <text:p>25.619</text:p>
          </table:table-cell>
          <table:table-cell office:value-type="float" office:value="38.329" calcext:value-type="float">
            <text:p>38.329</text:p>
          </table:table-cell>
          <table:table-cell office:value-type="float" office:value="45.491" calcext:value-type="float">
            <text:p>45.491</text:p>
          </table:table-cell>
          <table:table-cell office:value-type="float" office:value="50.21" calcext:value-type="float">
            <text:p>50.21</text:p>
          </table:table-cell>
          <table:table-cell office:value-type="float" office:value="57.724" calcext:value-type="float">
            <text:p>57.724</text:p>
          </table:table-cell>
          <table:table-cell office:value-type="float" office:value="70.674" calcext:value-type="float">
            <text:p>70.674</text:p>
          </table:table-cell>
          <table:table-cell office:value-type="float" office:value="952.259" calcext:value-type="float">
            <text:p>952.259</text:p>
          </table:table-cell>
          <table:table-cell office:value-type="float" office:value="32.337" calcext:value-type="float">
            <text:p>32.337</text:p>
          </table:table-cell>
          <table:table-cell office:value-type="float" office:value="49.992" calcext:value-type="float">
            <text:p>49.992</text:p>
          </table:table-cell>
          <table:table-cell office:value-type="float" office:value="1752.545" calcext:value-type="float">
            <text:p>1752.54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797" calcext:value-type="float">
            <text:p>0.797</text:p>
          </table:table-cell>
          <table:table-cell office:value-type="float" office:value="3.995" calcext:value-type="float">
            <text:p>3.995</text:p>
          </table:table-cell>
          <table:table-cell office:value-type="float" office:value="8.008" calcext:value-type="float">
            <text:p>8.008</text:p>
          </table:table-cell>
          <table:table-cell office:value-type="float" office:value="12.356" calcext:value-type="float">
            <text:p>12.356</text:p>
          </table:table-cell>
          <table:table-cell office:value-type="float" office:value="15.351" calcext:value-type="float">
            <text:p>15.351</text:p>
          </table:table-cell>
          <table:table-cell office:value-type="float" office:value="17.77" calcext:value-type="float">
            <text:p>17.77</text:p>
          </table:table-cell>
          <table:table-cell office:value-type="float" office:value="22.324" calcext:value-type="float">
            <text:p>22.324</text:p>
          </table:table-cell>
          <table:table-cell office:value-type="float" office:value="27.914" calcext:value-type="float">
            <text:p>27.914</text:p>
          </table:table-cell>
          <table:table-cell office:value-type="float" office:value="361.647" calcext:value-type="float">
            <text:p>361.647</text:p>
          </table:table-cell>
          <table:table-cell office:value-type="float" office:value="9.419" calcext:value-type="float">
            <text:p>9.419</text:p>
          </table:table-cell>
          <table:table-cell office:value-type="float" office:value="10.556" calcext:value-type="float">
            <text:p>10.556</text:p>
          </table:table-cell>
          <table:table-cell office:value-type="float" office:value="0.375" calcext:value-type="float">
            <text:p>0.375</text:p>
          </table:table-cell>
          <table:table-cell office:value-type="float" office:value="1.462" calcext:value-type="float">
            <text:p>1.462</text:p>
          </table:table-cell>
          <table:table-cell office:value-type="float" office:value="3.853" calcext:value-type="float">
            <text:p>3.853</text:p>
          </table:table-cell>
          <table:table-cell office:value-type="float" office:value="8.749" calcext:value-type="float">
            <text:p>8.749</text:p>
          </table:table-cell>
          <table:table-cell office:value-type="float" office:value="10.716" calcext:value-type="float">
            <text:p>10.716</text:p>
          </table:table-cell>
          <table:table-cell office:value-type="float" office:value="12.132" calcext:value-type="float">
            <text:p>12.132</text:p>
          </table:table-cell>
          <table:table-cell office:value-type="float" office:value="14.529" calcext:value-type="float">
            <text:p>14.529</text:p>
          </table:table-cell>
          <table:table-cell office:value-type="float" office:value="17.843" calcext:value-type="float">
            <text:p>17.843</text:p>
          </table:table-cell>
          <table:table-cell office:value-type="float" office:value="345.141" calcext:value-type="float">
            <text:p>345.141</text:p>
          </table:table-cell>
          <table:table-cell office:value-type="float" office:value="5.666" calcext:value-type="float">
            <text:p>5.666</text:p>
          </table:table-cell>
          <table:table-cell office:value-type="float" office:value="6.796" calcext:value-type="float">
            <text:p>6.796</text:p>
          </table:table-cell>
          <table:table-cell office:value-type="float" office:value="0.746" calcext:value-type="float">
            <text:p>0.746</text:p>
          </table:table-cell>
          <table:table-cell office:value-type="float" office:value="3.751" calcext:value-type="float">
            <text:p>3.751</text:p>
          </table:table-cell>
          <table:table-cell office:value-type="float" office:value="8.814" calcext:value-type="float">
            <text:p>8.814</text:p>
          </table:table-cell>
          <table:table-cell office:value-type="float" office:value="12.833" calcext:value-type="float">
            <text:p>12.833</text:p>
          </table:table-cell>
          <table:table-cell office:value-type="float" office:value="15.326" calcext:value-type="float">
            <text:p>15.326</text:p>
          </table:table-cell>
          <table:table-cell office:value-type="float" office:value="17.429" calcext:value-type="float">
            <text:p>17.429</text:p>
          </table:table-cell>
          <table:table-cell office:value-type="float" office:value="21.127" calcext:value-type="float">
            <text:p>21.127</text:p>
          </table:table-cell>
          <table:table-cell office:value-type="float" office:value="25.494" calcext:value-type="float">
            <text:p>25.494</text:p>
          </table:table-cell>
          <table:table-cell office:value-type="float" office:value="370.187" calcext:value-type="float">
            <text:p>370.187</text:p>
          </table:table-cell>
          <table:table-cell office:value-type="float" office:value="9.55" calcext:value-type="float">
            <text:p>9.55</text:p>
          </table:table-cell>
          <table:table-cell office:value-type="float" office:value="10.368" calcext:value-type="float">
            <text:p>10.368</text:p>
          </table:table-cell>
          <table:table-cell office:value-type="float" office:value="0.262" calcext:value-type="float">
            <text:p>0.262</text:p>
          </table:table-cell>
          <table:table-cell office:value-type="float" office:value="1.034" calcext:value-type="float">
            <text:p>1.034</text:p>
          </table:table-cell>
          <table:table-cell office:value-type="float" office:value="3.461" calcext:value-type="float">
            <text:p>3.461</text:p>
          </table:table-cell>
          <table:table-cell office:value-type="float" office:value="8.11" calcext:value-type="float">
            <text:p>8.11</text:p>
          </table:table-cell>
          <table:table-cell office:value-type="float" office:value="10.066" calcext:value-type="float">
            <text:p>10.066</text:p>
          </table:table-cell>
          <table:table-cell office:value-type="float" office:value="11.35" calcext:value-type="float">
            <text:p>11.35</text:p>
          </table:table-cell>
          <table:table-cell office:value-type="float" office:value="13.479" calcext:value-type="float">
            <text:p>13.479</text:p>
          </table:table-cell>
          <table:table-cell office:value-type="float" office:value="16.598" calcext:value-type="float">
            <text:p>16.598</text:p>
          </table:table-cell>
          <table:table-cell office:value-type="float" office:value="344.887" calcext:value-type="float">
            <text:p>344.887</text:p>
          </table:table-cell>
          <table:table-cell office:value-type="float" office:value="5.189" calcext:value-type="float">
            <text:p>5.189</text:p>
          </table:table-cell>
          <table:table-cell office:value-type="float" office:value="8.31" calcext:value-type="float">
            <text:p>8.31</text:p>
          </table:table-cell>
          <table:table-cell office:value-type="float" office:value="2.645" calcext:value-type="float">
            <text:p>2.645</text:p>
          </table:table-cell>
          <table:table-cell office:value-type="float" office:value="21.173" calcext:value-type="float">
            <text:p>21.173</text:p>
          </table:table-cell>
          <table:table-cell office:value-type="float" office:value="27.654" calcext:value-type="float">
            <text:p>27.654</text:p>
          </table:table-cell>
          <table:table-cell office:value-type="float" office:value="35.58" calcext:value-type="float">
            <text:p>35.58</text:p>
          </table:table-cell>
          <table:table-cell office:value-type="float" office:value="40.463" calcext:value-type="float">
            <text:p>40.463</text:p>
          </table:table-cell>
          <table:table-cell office:value-type="float" office:value="44.242" calcext:value-type="float">
            <text:p>44.242</text:p>
          </table:table-cell>
          <table:table-cell office:value-type="float" office:value="49.946" calcext:value-type="float">
            <text:p>49.946</text:p>
          </table:table-cell>
          <table:table-cell office:value-type="float" office:value="57.791" calcext:value-type="float">
            <text:p>57.791</text:p>
          </table:table-cell>
          <table:table-cell office:value-type="float" office:value="389.621" calcext:value-type="float">
            <text:p>389.621</text:p>
          </table:table-cell>
          <table:table-cell office:value-type="float" office:value="29.824" calcext:value-type="float">
            <text:p>29.824</text:p>
          </table:table-cell>
          <table:table-cell office:value-type="float" office:value="18.321" calcext:value-type="float">
            <text:p>18.321</text:p>
          </table:table-cell>
          <table:table-cell office:value-type="float" office:value="2125.517" calcext:value-type="float">
            <text:p>2125.517</text:p>
          </table:table-cell>
          <table:table-cell table:style-name="ce10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858" calcext:value-type="float">
            <text:p>0.858</text:p>
          </table:table-cell>
          <table:table-cell office:value-type="float" office:value="5.531" calcext:value-type="float">
            <text:p>5.531</text:p>
          </table:table-cell>
          <table:table-cell office:value-type="float" office:value="11.872" calcext:value-type="float">
            <text:p>11.872</text:p>
          </table:table-cell>
          <table:table-cell office:value-type="float" office:value="23.995" calcext:value-type="float">
            <text:p>23.995</text:p>
          </table:table-cell>
          <table:table-cell office:value-type="float" office:value="32.213" calcext:value-type="float">
            <text:p>32.213</text:p>
          </table:table-cell>
          <table:table-cell office:value-type="float" office:value="37.96" calcext:value-type="float">
            <text:p>37.96</text:p>
          </table:table-cell>
          <table:table-cell office:value-type="float" office:value="46.796" calcext:value-type="float">
            <text:p>46.796</text:p>
          </table:table-cell>
          <table:table-cell office:value-type="float" office:value="57.868" calcext:value-type="float">
            <text:p>57.868</text:p>
          </table:table-cell>
          <table:table-cell office:value-type="float" office:value="1077.644" calcext:value-type="float">
            <text:p>1077.644</text:p>
          </table:table-cell>
          <table:table-cell office:value-type="float" office:value="18.939" calcext:value-type="float">
            <text:p>18.939</text:p>
          </table:table-cell>
          <table:table-cell office:value-type="float" office:value="38.186" calcext:value-type="float">
            <text:p>38.186</text:p>
          </table:table-cell>
          <table:table-cell office:value-type="float" office:value="0.407" calcext:value-type="float">
            <text:p>0.407</text:p>
          </table:table-cell>
          <table:table-cell office:value-type="float" office:value="2.353" calcext:value-type="float">
            <text:p>2.353</text:p>
          </table:table-cell>
          <table:table-cell office:value-type="float" office:value="3.67" calcext:value-type="float">
            <text:p>3.67</text:p>
          </table:table-cell>
          <table:table-cell office:value-type="float" office:value="6.121" calcext:value-type="float">
            <text:p>6.121</text:p>
          </table:table-cell>
          <table:table-cell office:value-type="float" office:value="7.527" calcext:value-type="float">
            <text:p>7.527</text:p>
          </table:table-cell>
          <table:table-cell office:value-type="float" office:value="8.684" calcext:value-type="float">
            <text:p>8.684</text:p>
          </table:table-cell>
          <table:table-cell office:value-type="float" office:value="10.637" calcext:value-type="float">
            <text:p>10.637</text:p>
          </table:table-cell>
          <table:table-cell office:value-type="float" office:value="13.717" calcext:value-type="float">
            <text:p>13.717</text:p>
          </table:table-cell>
          <table:table-cell office:value-type="float" office:value="1039.403" calcext:value-type="float">
            <text:p>1039.403</text:p>
          </table:table-cell>
          <table:table-cell office:value-type="float" office:value="5.292" calcext:value-type="float">
            <text:p>5.292</text:p>
          </table:table-cell>
          <table:table-cell office:value-type="float" office:value="18.987" calcext:value-type="float">
            <text:p>18.987</text:p>
          </table:table-cell>
          <table:table-cell office:value-type="float" office:value="0.822" calcext:value-type="float">
            <text:p>0.822</text:p>
          </table:table-cell>
          <table:table-cell office:value-type="float" office:value="4.815" calcext:value-type="float">
            <text:p>4.815</text:p>
          </table:table-cell>
          <table:table-cell office:value-type="float" office:value="7.282" calcext:value-type="float">
            <text:p>7.282</text:p>
          </table:table-cell>
          <table:table-cell office:value-type="float" office:value="11.171" calcext:value-type="float">
            <text:p>11.171</text:p>
          </table:table-cell>
          <table:table-cell office:value-type="float" office:value="13.011" calcext:value-type="float">
            <text:p>13.011</text:p>
          </table:table-cell>
          <table:table-cell office:value-type="float" office:value="14.342" calcext:value-type="float">
            <text:p>14.342</text:p>
          </table:table-cell>
          <table:table-cell office:value-type="float" office:value="16.858" calcext:value-type="float">
            <text:p>16.858</text:p>
          </table:table-cell>
          <table:table-cell office:value-type="float" office:value="20.915" calcext:value-type="float">
            <text:p>20.915</text:p>
          </table:table-cell>
          <table:table-cell office:value-type="float" office:value="1043.362" calcext:value-type="float">
            <text:p>1043.362</text:p>
          </table:table-cell>
          <table:table-cell office:value-type="float" office:value="9.26" calcext:value-type="float">
            <text:p>9.26</text:p>
          </table:table-cell>
          <table:table-cell office:value-type="float" office:value="21.455" calcext:value-type="float">
            <text:p>21.455</text:p>
          </table:table-cell>
          <table:table-cell office:value-type="float" office:value="0.359" calcext:value-type="float">
            <text:p>0.359</text:p>
          </table:table-cell>
          <table:table-cell office:value-type="float" office:value="2.174" calcext:value-type="float">
            <text:p>2.174</text:p>
          </table:table-cell>
          <table:table-cell office:value-type="float" office:value="3.425" calcext:value-type="float">
            <text:p>3.425</text:p>
          </table:table-cell>
          <table:table-cell office:value-type="float" office:value="5.892" calcext:value-type="float">
            <text:p>5.892</text:p>
          </table:table-cell>
          <table:table-cell office:value-type="float" office:value="7.206" calcext:value-type="float">
            <text:p>7.206</text:p>
          </table:table-cell>
          <table:table-cell office:value-type="float" office:value="8.241" calcext:value-type="float">
            <text:p>8.241</text:p>
          </table:table-cell>
          <table:table-cell office:value-type="float" office:value="10.033" calcext:value-type="float">
            <text:p>10.033</text:p>
          </table:table-cell>
          <table:table-cell office:value-type="float" office:value="12.273" calcext:value-type="float">
            <text:p>12.273</text:p>
          </table:table-cell>
          <table:table-cell office:value-type="float" office:value="1039.197" calcext:value-type="float">
            <text:p>1039.197</text:p>
          </table:table-cell>
          <table:table-cell office:value-type="float" office:value="4.762" calcext:value-type="float">
            <text:p>4.762</text:p>
          </table:table-cell>
          <table:table-cell office:value-type="float" office:value="14.832" calcext:value-type="float">
            <text:p>14.832</text:p>
          </table:table-cell>
          <table:table-cell office:value-type="float" office:value="2.969" calcext:value-type="float">
            <text:p>2.969</text:p>
          </table:table-cell>
          <table:table-cell office:value-type="float" office:value="18.099" calcext:value-type="float">
            <text:p>18.099</text:p>
          </table:table-cell>
          <table:table-cell office:value-type="float" office:value="30.702" calcext:value-type="float">
            <text:p>30.702</text:p>
          </table:table-cell>
          <table:table-cell office:value-type="float" office:value="46.586" calcext:value-type="float">
            <text:p>46.586</text:p>
          </table:table-cell>
          <table:table-cell office:value-type="float" office:value="55.699" calcext:value-type="float">
            <text:p>55.699</text:p>
          </table:table-cell>
          <table:table-cell office:value-type="float" office:value="62.321" calcext:value-type="float">
            <text:p>62.321</text:p>
          </table:table-cell>
          <table:table-cell office:value-type="float" office:value="72.971" calcext:value-type="float">
            <text:p>72.971</text:p>
          </table:table-cell>
          <table:table-cell office:value-type="float" office:value="88.385" calcext:value-type="float">
            <text:p>88.385</text:p>
          </table:table-cell>
          <table:table-cell office:value-type="float" office:value="1105.577" calcext:value-type="float">
            <text:p>1105.577</text:p>
          </table:table-cell>
          <table:table-cell office:value-type="float" office:value="38.252" calcext:value-type="float">
            <text:p>38.252</text:p>
          </table:table-cell>
          <table:table-cell office:value-type="float" office:value="51.736" calcext:value-type="float">
            <text:p>51.736</text:p>
          </table:table-cell>
          <table:table-cell office:value-type="float" office:value="1724.99" calcext:value-type="float">
            <text:p>1724.99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794" calcext:value-type="float">
            <text:p>0.794</text:p>
          </table:table-cell>
          <table:table-cell office:value-type="float" office:value="5.002" calcext:value-type="float">
            <text:p>5.002</text:p>
          </table:table-cell>
          <table:table-cell office:value-type="float" office:value="9.496" calcext:value-type="float">
            <text:p>9.496</text:p>
          </table:table-cell>
          <table:table-cell office:value-type="float" office:value="14.884" calcext:value-type="float">
            <text:p>14.884</text:p>
          </table:table-cell>
          <table:table-cell office:value-type="float" office:value="18.917" calcext:value-type="float">
            <text:p>18.917</text:p>
          </table:table-cell>
          <table:table-cell office:value-type="float" office:value="22.121" calcext:value-type="float">
            <text:p>22.121</text:p>
          </table:table-cell>
          <table:table-cell office:value-type="float" office:value="27.18" calcext:value-type="float">
            <text:p>27.18</text:p>
          </table:table-cell>
          <table:table-cell office:value-type="float" office:value="34.414" calcext:value-type="float">
            <text:p>34.414</text:p>
          </table:table-cell>
          <table:table-cell office:value-type="float" office:value="694.688" calcext:value-type="float">
            <text:p>694.688</text:p>
          </table:table-cell>
          <table:table-cell office:value-type="float" office:value="11.423" calcext:value-type="float">
            <text:p>11.423</text:p>
          </table:table-cell>
          <table:table-cell office:value-type="float" office:value="13.84" calcext:value-type="float">
            <text:p>13.84</text:p>
          </table:table-cell>
          <table:table-cell office:value-type="float" office:value="0.38" calcext:value-type="float">
            <text:p>0.38</text:p>
          </table:table-cell>
          <table:table-cell office:value-type="float" office:value="1.609" calcext:value-type="float">
            <text:p>1.609</text:p>
          </table:table-cell>
          <table:table-cell office:value-type="float" office:value="4.786" calcext:value-type="float">
            <text:p>4.786</text:p>
          </table:table-cell>
          <table:table-cell office:value-type="float" office:value="9.457" calcext:value-type="float">
            <text:p>9.457</text:p>
          </table:table-cell>
          <table:table-cell office:value-type="float" office:value="11.683" calcext:value-type="float">
            <text:p>11.683</text:p>
          </table:table-cell>
          <table:table-cell office:value-type="float" office:value="13.305" calcext:value-type="float">
            <text:p>13.305</text:p>
          </table:table-cell>
          <table:table-cell office:value-type="float" office:value="15.953" calcext:value-type="float">
            <text:p>15.953</text:p>
          </table:table-cell>
          <table:table-cell office:value-type="float" office:value="19.617" calcext:value-type="float">
            <text:p>19.617</text:p>
          </table:table-cell>
          <table:table-cell office:value-type="float" office:value="678.753" calcext:value-type="float">
            <text:p>678.753</text:p>
          </table:table-cell>
          <table:table-cell office:value-type="float" office:value="6.332" calcext:value-type="float">
            <text:p>6.332</text:p>
          </table:table-cell>
          <table:table-cell office:value-type="float" office:value="10.592" calcext:value-type="float">
            <text:p>10.592</text:p>
          </table:table-cell>
          <table:table-cell office:value-type="float" office:value="0.739" calcext:value-type="float">
            <text:p>0.739</text:p>
          </table:table-cell>
          <table:table-cell office:value-type="float" office:value="4.62" calcext:value-type="float">
            <text:p>4.62</text:p>
          </table:table-cell>
          <table:table-cell office:value-type="float" office:value="9.739" calcext:value-type="float">
            <text:p>9.739</text:p>
          </table:table-cell>
          <table:table-cell office:value-type="float" office:value="14.16" calcext:value-type="float">
            <text:p>14.16</text:p>
          </table:table-cell>
          <table:table-cell office:value-type="float" office:value="17.208" calcext:value-type="float">
            <text:p>17.208</text:p>
          </table:table-cell>
          <table:table-cell office:value-type="float" office:value="19.507" calcext:value-type="float">
            <text:p>19.507</text:p>
          </table:table-cell>
          <table:table-cell office:value-type="float" office:value="23.216" calcext:value-type="float">
            <text:p>23.216</text:p>
          </table:table-cell>
          <table:table-cell office:value-type="float" office:value="27.897" calcext:value-type="float">
            <text:p>27.897</text:p>
          </table:table-cell>
          <table:table-cell office:value-type="float" office:value="703.233" calcext:value-type="float">
            <text:p>703.233</text:p>
          </table:table-cell>
          <table:table-cell office:value-type="float" office:value="10.78" calcext:value-type="float">
            <text:p>10.78</text:p>
          </table:table-cell>
          <table:table-cell office:value-type="float" office:value="15.478" calcext:value-type="float">
            <text:p>15.478</text:p>
          </table:table-cell>
          <table:table-cell office:value-type="float" office:value="0.281" calcext:value-type="float">
            <text:p>0.281</text:p>
          </table:table-cell>
          <table:table-cell office:value-type="float" office:value="1.217" calcext:value-type="float">
            <text:p>1.217</text:p>
          </table:table-cell>
          <table:table-cell office:value-type="float" office:value="4.408" calcext:value-type="float">
            <text:p>4.408</text:p>
          </table:table-cell>
          <table:table-cell office:value-type="float" office:value="8.934" calcext:value-type="float">
            <text:p>8.934</text:p>
          </table:table-cell>
          <table:table-cell office:value-type="float" office:value="11.068" calcext:value-type="float">
            <text:p>11.068</text:p>
          </table:table-cell>
          <table:table-cell office:value-type="float" office:value="12.582" calcext:value-type="float">
            <text:p>12.582</text:p>
          </table:table-cell>
          <table:table-cell office:value-type="float" office:value="15.106" calcext:value-type="float">
            <text:p>15.106</text:p>
          </table:table-cell>
          <table:table-cell office:value-type="float" office:value="18.513" calcext:value-type="float">
            <text:p>18.513</text:p>
          </table:table-cell>
          <table:table-cell office:value-type="float" office:value="677.878" calcext:value-type="float">
            <text:p>677.878</text:p>
          </table:table-cell>
          <table:table-cell office:value-type="float" office:value="5.89" calcext:value-type="float">
            <text:p>5.89</text:p>
          </table:table-cell>
          <table:table-cell office:value-type="float" office:value="11.208" calcext:value-type="float">
            <text:p>11.208</text:p>
          </table:table-cell>
          <table:table-cell office:value-type="float" office:value="2.757" calcext:value-type="float">
            <text:p>2.757</text:p>
          </table:table-cell>
          <table:table-cell office:value-type="float" office:value="24.161" calcext:value-type="float">
            <text:p>24.161</text:p>
          </table:table-cell>
          <table:table-cell office:value-type="float" office:value="31.755" calcext:value-type="float">
            <text:p>31.755</text:p>
          </table:table-cell>
          <table:table-cell office:value-type="float" office:value="40.72" calcext:value-type="float">
            <text:p>40.72</text:p>
          </table:table-cell>
          <table:table-cell office:value-type="float" office:value="46.371" calcext:value-type="float">
            <text:p>46.371</text:p>
          </table:table-cell>
          <table:table-cell office:value-type="float" office:value="50.476" calcext:value-type="float">
            <text:p>50.476</text:p>
          </table:table-cell>
          <table:table-cell office:value-type="float" office:value="57.476" calcext:value-type="float">
            <text:p>57.476</text:p>
          </table:table-cell>
          <table:table-cell office:value-type="float" office:value="66.967" calcext:value-type="float">
            <text:p>66.967</text:p>
          </table:table-cell>
          <table:table-cell office:value-type="float" office:value="741.48" calcext:value-type="float">
            <text:p>741.48</text:p>
          </table:table-cell>
          <table:table-cell office:value-type="float" office:value="34.425" calcext:value-type="float">
            <text:p>34.425</text:p>
          </table:table-cell>
          <table:table-cell office:value-type="float" office:value="26.456" calcext:value-type="float">
            <text:p>26.456</text:p>
          </table:table-cell>
          <table:table-cell office:value-type="float" office:value="2120.049" calcext:value-type="float">
            <text:p>2120.049</text:p>
          </table:table-cell>
          <table:table-cell table:style-name="ce10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856" calcext:value-type="float">
            <text:p>0.856</text:p>
          </table:table-cell>
          <table:table-cell office:value-type="float" office:value="5.223" calcext:value-type="float">
            <text:p>5.223</text:p>
          </table:table-cell>
          <table:table-cell office:value-type="float" office:value="12.853" calcext:value-type="float">
            <text:p>12.853</text:p>
          </table:table-cell>
          <table:table-cell office:value-type="float" office:value="28.912" calcext:value-type="float">
            <text:p>28.912</text:p>
          </table:table-cell>
          <table:table-cell office:value-type="float" office:value="40.089" calcext:value-type="float">
            <text:p>40.089</text:p>
          </table:table-cell>
          <table:table-cell office:value-type="float" office:value="47.993" calcext:value-type="float">
            <text:p>47.993</text:p>
          </table:table-cell>
          <table:table-cell office:value-type="float" office:value="60.768" calcext:value-type="float">
            <text:p>60.768</text:p>
          </table:table-cell>
          <table:table-cell office:value-type="float" office:value="77.982" calcext:value-type="float">
            <text:p>77.982</text:p>
          </table:table-cell>
          <table:table-cell office:value-type="float" office:value="1180.138" calcext:value-type="float">
            <text:p>1180.138</text:p>
          </table:table-cell>
          <table:table-cell office:value-type="float" office:value="24.375" calcext:value-type="float">
            <text:p>24.375</text:p>
          </table:table-cell>
          <table:table-cell office:value-type="float" office:value="58.373" calcext:value-type="float">
            <text:p>58.373</text:p>
          </table:table-cell>
          <table:table-cell office:value-type="float" office:value="0.415" calcext:value-type="float">
            <text:p>0.415</text:p>
          </table:table-cell>
          <table:table-cell office:value-type="float" office:value="2.33" calcext:value-type="float">
            <text:p>2.33</text:p>
          </table:table-cell>
          <table:table-cell office:value-type="float" office:value="3.713" calcext:value-type="float">
            <text:p>3.713</text:p>
          </table:table-cell>
          <table:table-cell office:value-type="float" office:value="6.508" calcext:value-type="float">
            <text:p>6.508</text:p>
          </table:table-cell>
          <table:table-cell office:value-type="float" office:value="8.218" calcext:value-type="float">
            <text:p>8.218</text:p>
          </table:table-cell>
          <table:table-cell office:value-type="float" office:value="9.673" calcext:value-type="float">
            <text:p>9.673</text:p>
          </table:table-cell>
          <table:table-cell office:value-type="float" office:value="12.261" calcext:value-type="float">
            <text:p>12.261</text:p>
          </table:table-cell>
          <table:table-cell office:value-type="float" office:value="16.774" calcext:value-type="float">
            <text:p>16.774</text:p>
          </table:table-cell>
          <table:table-cell office:value-type="float" office:value="1138.248" calcext:value-type="float">
            <text:p>1138.248</text:p>
          </table:table-cell>
          <table:table-cell office:value-type="float" office:value="5.57" calcext:value-type="float">
            <text:p>5.57</text:p>
          </table:table-cell>
          <table:table-cell office:value-type="float" office:value="18.709" calcext:value-type="float">
            <text:p>18.709</text:p>
          </table:table-cell>
          <table:table-cell office:value-type="float" office:value="0.843" calcext:value-type="float">
            <text:p>0.843</text:p>
          </table:table-cell>
          <table:table-cell office:value-type="float" office:value="4.735" calcext:value-type="float">
            <text:p>4.735</text:p>
          </table:table-cell>
          <table:table-cell office:value-type="float" office:value="7.438" calcext:value-type="float">
            <text:p>7.438</text:p>
          </table:table-cell>
          <table:table-cell office:value-type="float" office:value="11.938" calcext:value-type="float">
            <text:p>11.938</text:p>
          </table:table-cell>
          <table:table-cell office:value-type="float" office:value="14.165" calcext:value-type="float">
            <text:p>14.165</text:p>
          </table:table-cell>
          <table:table-cell office:value-type="float" office:value="15.992" calcext:value-type="float">
            <text:p>15.992</text:p>
          </table:table-cell>
          <table:table-cell office:value-type="float" office:value="19.468" calcext:value-type="float">
            <text:p>19.468</text:p>
          </table:table-cell>
          <table:table-cell office:value-type="float" office:value="25.063" calcext:value-type="float">
            <text:p>25.063</text:p>
          </table:table-cell>
          <table:table-cell office:value-type="float" office:value="1144.741" calcext:value-type="float">
            <text:p>1144.741</text:p>
          </table:table-cell>
          <table:table-cell office:value-type="float" office:value="9.931" calcext:value-type="float">
            <text:p>9.931</text:p>
          </table:table-cell>
          <table:table-cell office:value-type="float" office:value="25.115" calcext:value-type="float">
            <text:p>25.115</text:p>
          </table:table-cell>
          <table:table-cell office:value-type="float" office:value="0.343" calcext:value-type="float">
            <text:p>0.343</text:p>
          </table:table-cell>
          <table:table-cell office:value-type="float" office:value="2.164" calcext:value-type="float">
            <text:p>2.164</text:p>
          </table:table-cell>
          <table:table-cell office:value-type="float" office:value="3.512" calcext:value-type="float">
            <text:p>3.512</text:p>
          </table:table-cell>
          <table:table-cell office:value-type="float" office:value="6.282" calcext:value-type="float">
            <text:p>6.282</text:p>
          </table:table-cell>
          <table:table-cell office:value-type="float" office:value="7.848" calcext:value-type="float">
            <text:p>7.848</text:p>
          </table:table-cell>
          <table:table-cell office:value-type="float" office:value="9.122" calcext:value-type="float">
            <text:p>9.122</text:p>
          </table:table-cell>
          <table:table-cell office:value-type="float" office:value="11.153" calcext:value-type="float">
            <text:p>11.153</text:p>
          </table:table-cell>
          <table:table-cell office:value-type="float" office:value="14.54" calcext:value-type="float">
            <text:p>14.54</text:p>
          </table:table-cell>
          <table:table-cell office:value-type="float" office:value="946.013" calcext:value-type="float">
            <text:p>946.013</text:p>
          </table:table-cell>
          <table:table-cell office:value-type="float" office:value="5.103" calcext:value-type="float">
            <text:p>5.103</text:p>
          </table:table-cell>
          <table:table-cell office:value-type="float" office:value="16.278" calcext:value-type="float">
            <text:p>16.278</text:p>
          </table:table-cell>
          <table:table-cell office:value-type="float" office:value="3.073" calcext:value-type="float">
            <text:p>3.073</text:p>
          </table:table-cell>
          <table:table-cell office:value-type="float" office:value="17.412" calcext:value-type="float">
            <text:p>17.412</text:p>
          </table:table-cell>
          <table:table-cell office:value-type="float" office:value="32.986" calcext:value-type="float">
            <text:p>32.986</text:p>
          </table:table-cell>
          <table:table-cell office:value-type="float" office:value="54.138" calcext:value-type="float">
            <text:p>54.138</text:p>
          </table:table-cell>
          <table:table-cell office:value-type="float" office:value="66.849" calcext:value-type="float">
            <text:p>66.849</text:p>
          </table:table-cell>
          <table:table-cell office:value-type="float" office:value="75.55" calcext:value-type="float">
            <text:p>75.55</text:p>
          </table:table-cell>
          <table:table-cell office:value-type="float" office:value="90.416" calcext:value-type="float">
            <text:p>90.416</text:p>
          </table:table-cell>
          <table:table-cell office:value-type="float" office:value="125.367" calcext:value-type="float">
            <text:p>125.367</text:p>
          </table:table-cell>
          <table:table-cell office:value-type="float" office:value="1202.523" calcext:value-type="float">
            <text:p>1202.523</text:p>
          </table:table-cell>
          <table:table-cell office:value-type="float" office:value="44.979" calcext:value-type="float">
            <text:p>44.979</text:p>
          </table:table-cell>
          <table:table-cell office:value-type="float" office:value="70.035" calcext:value-type="float">
            <text:p>70.035</text:p>
          </table:table-cell>
          <table:table-cell office:value-type="float" office:value="1666.647" calcext:value-type="float">
            <text:p>1666.647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71" calcext:value-type="float">
            <text:p>0.771</text:p>
          </table:table-cell>
          <table:table-cell office:value-type="float" office:value="5.962" calcext:value-type="float">
            <text:p>5.962</text:p>
          </table:table-cell>
          <table:table-cell office:value-type="float" office:value="10.931" calcext:value-type="float">
            <text:p>10.931</text:p>
          </table:table-cell>
          <table:table-cell office:value-type="float" office:value="17.464" calcext:value-type="float">
            <text:p>17.464</text:p>
          </table:table-cell>
          <table:table-cell office:value-type="float" office:value="22.142" calcext:value-type="float">
            <text:p>22.142</text:p>
          </table:table-cell>
          <table:table-cell office:value-type="float" office:value="25.933" calcext:value-type="float">
            <text:p>25.933</text:p>
          </table:table-cell>
          <table:table-cell office:value-type="float" office:value="32.599" calcext:value-type="float">
            <text:p>32.599</text:p>
          </table:table-cell>
          <table:table-cell office:value-type="float" office:value="41.104" calcext:value-type="float">
            <text:p>41.104</text:p>
          </table:table-cell>
          <table:table-cell office:value-type="float" office:value="384.433" calcext:value-type="float">
            <text:p>384.433</text:p>
          </table:table-cell>
          <table:table-cell office:value-type="float" office:value="13.28" calcext:value-type="float">
            <text:p>13.28</text:p>
          </table:table-cell>
          <table:table-cell office:value-type="float" office:value="13.095" calcext:value-type="float">
            <text:p>13.095</text:p>
          </table:table-cell>
          <table:table-cell office:value-type="float" office:value="0.387" calcext:value-type="float">
            <text:p>0.387</text:p>
          </table:table-cell>
          <table:table-cell office:value-type="float" office:value="1.694" calcext:value-type="float">
            <text:p>1.694</text:p>
          </table:table-cell>
          <table:table-cell office:value-type="float" office:value="5.229" calcext:value-type="float">
            <text:p>5.229</text:p>
          </table:table-cell>
          <table:table-cell office:value-type="float" office:value="10.025" calcext:value-type="float">
            <text:p>10.025</text:p>
          </table:table-cell>
          <table:table-cell office:value-type="float" office:value="12.421" calcext:value-type="float">
            <text:p>12.421</text:p>
          </table:table-cell>
          <table:table-cell office:value-type="float" office:value="14.213" calcext:value-type="float">
            <text:p>14.213</text:p>
          </table:table-cell>
          <table:table-cell office:value-type="float" office:value="17.157" calcext:value-type="float">
            <text:p>17.157</text:p>
          </table:table-cell>
          <table:table-cell office:value-type="float" office:value="21.602" calcext:value-type="float">
            <text:p>21.602</text:p>
          </table:table-cell>
          <table:table-cell office:value-type="float" office:value="384.742" calcext:value-type="float">
            <text:p>384.742</text:p>
          </table:table-cell>
          <table:table-cell office:value-type="float" office:value="6.77" calcext:value-type="float">
            <text:p>6.77</text:p>
          </table:table-cell>
          <table:table-cell office:value-type="float" office:value="8.988" calcext:value-type="float">
            <text:p>8.988</text:p>
          </table:table-cell>
          <table:table-cell office:value-type="float" office:value="0.753" calcext:value-type="float">
            <text:p>0.753</text:p>
          </table:table-cell>
          <table:table-cell office:value-type="float" office:value="5.248" calcext:value-type="float">
            <text:p>5.248</text:p>
          </table:table-cell>
          <table:table-cell office:value-type="float" office:value="10.445" calcext:value-type="float">
            <text:p>10.445</text:p>
          </table:table-cell>
          <table:table-cell office:value-type="float" office:value="15.308" calcext:value-type="float">
            <text:p>15.308</text:p>
          </table:table-cell>
          <table:table-cell office:value-type="float" office:value="18.576" calcext:value-type="float">
            <text:p>18.576</text:p>
          </table:table-cell>
          <table:table-cell office:value-type="float" office:value="21.242" calcext:value-type="float">
            <text:p>21.242</text:p>
          </table:table-cell>
          <table:table-cell office:value-type="float" office:value="25.293" calcext:value-type="float">
            <text:p>25.293</text:p>
          </table:table-cell>
          <table:table-cell office:value-type="float" office:value="30.713" calcext:value-type="float">
            <text:p>30.713</text:p>
          </table:table-cell>
          <table:table-cell office:value-type="float" office:value="418.789" calcext:value-type="float">
            <text:p>418.789</text:p>
          </table:table-cell>
          <table:table-cell office:value-type="float" office:value="11.625" calcext:value-type="float">
            <text:p>11.625</text:p>
          </table:table-cell>
          <table:table-cell office:value-type="float" office:value="12.588" calcext:value-type="float">
            <text:p>12.588</text:p>
          </table:table-cell>
          <table:table-cell office:value-type="float" office:value="0.27" calcext:value-type="float">
            <text:p>0.27</text:p>
          </table:table-cell>
          <table:table-cell office:value-type="float" office:value="1.404" calcext:value-type="float">
            <text:p>1.404</text:p>
          </table:table-cell>
          <table:table-cell office:value-type="float" office:value="5.181" calcext:value-type="float">
            <text:p>5.181</text:p>
          </table:table-cell>
          <table:table-cell office:value-type="float" office:value="9.706" calcext:value-type="float">
            <text:p>9.706</text:p>
          </table:table-cell>
          <table:table-cell office:value-type="float" office:value="12.045" calcext:value-type="float">
            <text:p>12.045</text:p>
          </table:table-cell>
          <table:table-cell office:value-type="float" office:value="13.787" calcext:value-type="float">
            <text:p>13.787</text:p>
          </table:table-cell>
          <table:table-cell office:value-type="float" office:value="16.665" calcext:value-type="float">
            <text:p>16.665</text:p>
          </table:table-cell>
          <table:table-cell office:value-type="float" office:value="20.893" calcext:value-type="float">
            <text:p>20.893</text:p>
          </table:table-cell>
          <table:table-cell office:value-type="float" office:value="395.55" calcext:value-type="float">
            <text:p>395.55</text:p>
          </table:table-cell>
          <table:table-cell office:value-type="float" office:value="6.493" calcext:value-type="float">
            <text:p>6.493</text:p>
          </table:table-cell>
          <table:table-cell office:value-type="float" office:value="9.12" calcext:value-type="float">
            <text:p>9.12</text:p>
          </table:table-cell>
          <table:table-cell office:value-type="float" office:value="2.701" calcext:value-type="float">
            <text:p>2.701</text:p>
          </table:table-cell>
          <table:table-cell office:value-type="float" office:value="26.888" calcext:value-type="float">
            <text:p>26.888</text:p>
          </table:table-cell>
          <table:table-cell office:value-type="float" office:value="35.325" calcext:value-type="float">
            <text:p>35.325</text:p>
          </table:table-cell>
          <table:table-cell office:value-type="float" office:value="45.512" calcext:value-type="float">
            <text:p>45.512</text:p>
          </table:table-cell>
          <table:table-cell office:value-type="float" office:value="51.887" calcext:value-type="float">
            <text:p>51.887</text:p>
          </table:table-cell>
          <table:table-cell office:value-type="float" office:value="56.758" calcext:value-type="float">
            <text:p>56.758</text:p>
          </table:table-cell>
          <table:table-cell office:value-type="float" office:value="64.634" calcext:value-type="float">
            <text:p>64.634</text:p>
          </table:table-cell>
          <table:table-cell office:value-type="float" office:value="76.285" calcext:value-type="float">
            <text:p>76.285</text:p>
          </table:table-cell>
          <table:table-cell office:value-type="float" office:value="466.052" calcext:value-type="float">
            <text:p>466.052</text:p>
          </table:table-cell>
          <table:table-cell office:value-type="float" office:value="38.168" calcext:value-type="float">
            <text:p>38.168</text:p>
          </table:table-cell>
          <table:table-cell office:value-type="float" office:value="22.911" calcext:value-type="float">
            <text:p>22.911</text:p>
          </table:table-cell>
          <table:table-cell office:value-type="float" office:value="2149.741" calcext:value-type="float">
            <text:p>2149.741</text:p>
          </table:table-cell>
          <table:table-cell table:style-name="ce10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4" calcext:value-type="float">
            <text:p>0.904</text:p>
          </table:table-cell>
          <table:table-cell office:value-type="float" office:value="6.819" calcext:value-type="float">
            <text:p>6.819</text:p>
          </table:table-cell>
          <table:table-cell office:value-type="float" office:value="17.431" calcext:value-type="float">
            <text:p>17.431</text:p>
          </table:table-cell>
          <table:table-cell office:value-type="float" office:value="37.859" calcext:value-type="float">
            <text:p>37.859</text:p>
          </table:table-cell>
          <table:table-cell office:value-type="float" office:value="51.878" calcext:value-type="float">
            <text:p>51.878</text:p>
          </table:table-cell>
          <table:table-cell office:value-type="float" office:value="62.046" calcext:value-type="float">
            <text:p>62.046</text:p>
          </table:table-cell>
          <table:table-cell office:value-type="float" office:value="78.911" calcext:value-type="float">
            <text:p>78.911</text:p>
          </table:table-cell>
          <table:table-cell office:value-type="float" office:value="101.009" calcext:value-type="float">
            <text:p>101.009</text:p>
          </table:table-cell>
          <table:table-cell office:value-type="float" office:value="1061.315" calcext:value-type="float">
            <text:p>1061.315</text:p>
          </table:table-cell>
          <table:table-cell office:value-type="float" office:value="29.746" calcext:value-type="float">
            <text:p>29.746</text:p>
          </table:table-cell>
          <table:table-cell office:value-type="float" office:value="53.098" calcext:value-type="float">
            <text:p>53.098</text:p>
          </table:table-cell>
          <table:table-cell office:value-type="float" office:value="0.398" calcext:value-type="float">
            <text:p>0.398</text:p>
          </table:table-cell>
          <table:table-cell office:value-type="float" office:value="2.514" calcext:value-type="float">
            <text:p>2.514</text:p>
          </table:table-cell>
          <table:table-cell office:value-type="float" office:value="3.967" calcext:value-type="float">
            <text:p>3.967</text:p>
          </table:table-cell>
          <table:table-cell office:value-type="float" office:value="6.823" calcext:value-type="float">
            <text:p>6.823</text:p>
          </table:table-cell>
          <table:table-cell office:value-type="float" office:value="8.565" calcext:value-type="float">
            <text:p>8.565</text:p>
          </table:table-cell>
          <table:table-cell office:value-type="float" office:value="10.036" calcext:value-type="float">
            <text:p>10.036</text:p>
          </table:table-cell>
          <table:table-cell office:value-type="float" office:value="12.669" calcext:value-type="float">
            <text:p>12.669</text:p>
          </table:table-cell>
          <table:table-cell office:value-type="float" office:value="17.7" calcext:value-type="float">
            <text:p>17.7</text:p>
          </table:table-cell>
          <table:table-cell office:value-type="float" office:value="1024.262" calcext:value-type="float">
            <text:p>1024.262</text:p>
          </table:table-cell>
          <table:table-cell office:value-type="float" office:value="5.708" calcext:value-type="float">
            <text:p>5.708</text:p>
          </table:table-cell>
          <table:table-cell office:value-type="float" office:value="14.466" calcext:value-type="float">
            <text:p>14.466</text:p>
          </table:table-cell>
          <table:table-cell office:value-type="float" office:value="0.84" calcext:value-type="float">
            <text:p>0.84</text:p>
          </table:table-cell>
          <table:table-cell office:value-type="float" office:value="5.2" calcext:value-type="float">
            <text:p>5.2</text:p>
          </table:table-cell>
          <table:table-cell office:value-type="float" office:value="8.058" calcext:value-type="float">
            <text:p>8.058</text:p>
          </table:table-cell>
          <table:table-cell office:value-type="float" office:value="12.471" calcext:value-type="float">
            <text:p>12.471</text:p>
          </table:table-cell>
          <table:table-cell office:value-type="float" office:value="14.759" calcext:value-type="float">
            <text:p>14.759</text:p>
          </table:table-cell>
          <table:table-cell office:value-type="float" office:value="16.688" calcext:value-type="float">
            <text:p>16.688</text:p>
          </table:table-cell>
          <table:table-cell office:value-type="float" office:value="20.491" calcext:value-type="float">
            <text:p>20.491</text:p>
          </table:table-cell>
          <table:table-cell office:value-type="float" office:value="26.654" calcext:value-type="float">
            <text:p>26.654</text:p>
          </table:table-cell>
          <table:table-cell office:value-type="float" office:value="1038.868" calcext:value-type="float">
            <text:p>1038.868</text:p>
          </table:table-cell>
          <table:table-cell office:value-type="float" office:value="10.333" calcext:value-type="float">
            <text:p>10.333</text:p>
          </table:table-cell>
          <table:table-cell office:value-type="float" office:value="19.096" calcext:value-type="float">
            <text:p>19.096</text:p>
          </table:table-cell>
          <table:table-cell office:value-type="float" office:value="0.367" calcext:value-type="float">
            <text:p>0.367</text:p>
          </table:table-cell>
          <table:table-cell office:value-type="float" office:value="2.391" calcext:value-type="float">
            <text:p>2.391</text:p>
          </table:table-cell>
          <table:table-cell office:value-type="float" office:value="3.813" calcext:value-type="float">
            <text:p>3.813</text:p>
          </table:table-cell>
          <table:table-cell office:value-type="float" office:value="6.614" calcext:value-type="float">
            <text:p>6.614</text:p>
          </table:table-cell>
          <table:table-cell office:value-type="float" office:value="8.233" calcext:value-type="float">
            <text:p>8.233</text:p>
          </table:table-cell>
          <table:table-cell office:value-type="float" office:value="9.637" calcext:value-type="float">
            <text:p>9.637</text:p>
          </table:table-cell>
          <table:table-cell office:value-type="float" office:value="11.827" calcext:value-type="float">
            <text:p>11.827</text:p>
          </table:table-cell>
          <table:table-cell office:value-type="float" office:value="15.341" calcext:value-type="float">
            <text:p>15.341</text:p>
          </table:table-cell>
          <table:table-cell office:value-type="float" office:value="1039.092" calcext:value-type="float">
            <text:p>1039.092</text:p>
          </table:table-cell>
          <table:table-cell office:value-type="float" office:value="5.382" calcext:value-type="float">
            <text:p>5.382</text:p>
          </table:table-cell>
          <table:table-cell office:value-type="float" office:value="13.892" calcext:value-type="float">
            <text:p>13.892</text:p>
          </table:table-cell>
          <table:table-cell office:value-type="float" office:value="3.074" calcext:value-type="float">
            <text:p>3.074</text:p>
          </table:table-cell>
          <table:table-cell office:value-type="float" office:value="21.016" calcext:value-type="float">
            <text:p>21.016</text:p>
          </table:table-cell>
          <table:table-cell office:value-type="float" office:value="39.312" calcext:value-type="float">
            <text:p>39.312</text:p>
          </table:table-cell>
          <table:table-cell office:value-type="float" office:value="63.758" calcext:value-type="float">
            <text:p>63.758</text:p>
          </table:table-cell>
          <table:table-cell office:value-type="float" office:value="79.078" calcext:value-type="float">
            <text:p>79.078</text:p>
          </table:table-cell>
          <table:table-cell office:value-type="float" office:value="90.251" calcext:value-type="float">
            <text:p>90.251</text:p>
          </table:table-cell>
          <table:table-cell office:value-type="float" office:value="109.166" calcext:value-type="float">
            <text:p>109.166</text:p>
          </table:table-cell>
          <table:table-cell office:value-type="float" office:value="146.579" calcext:value-type="float">
            <text:p>146.579</text:p>
          </table:table-cell>
          <table:table-cell office:value-type="float" office:value="1119.168" calcext:value-type="float">
            <text:p>1119.168</text:p>
          </table:table-cell>
          <table:table-cell office:value-type="float" office:value="51.17" calcext:value-type="float">
            <text:p>51.17</text:p>
          </table:table-cell>
          <table:table-cell office:value-type="float" office:value="62.109" calcext:value-type="float">
            <text:p>62.109</text:p>
          </table:table-cell>
          <table:table-cell office:value-type="float" office:value="1685.169" calcext:value-type="float">
            <text:p>1685.169</text:p>
          </table:table-cell>
          <table:table-cell table:number-columns-repeated="9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22:48:40.046157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7-03T23:10:09.086934761</dc:date>
    <dc:creator>Christian Ferrari</dc:creator>
    <meta:editing-duration>PT4H16M27S</meta:editing-duration>
    <meta:editing-cycles>67</meta:editing-cycles>
    <meta:document-statistic meta:table-count="5" meta:cell-count="7510" meta:object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5.941cm" svg:y="0.315cm" chart:style-name="ch2">
          <text:p>API Response Time</text:p>
        </chart:title>
        <chart:subtitle svg:x="3.837cm" svg:y="1.273cm" chart:style-name="ch3">
          <text:p>Medium Workload, RPO=0, Default Parameters</text:p>
        </chart:subtitle>
        <chart:legend chart:legend-position="end" svg:x="11.631cm" svg:y="2.453cm" style:legend-expansion="high" chart:style-name="ch4"/>
        <chart:plot-area chart:style-name="ch5" table:cell-range-address="Charts_001.B20:Charts_001.B29 Charts_001.J19:Charts_001.J29 Charts_001.U19:Charts_001.U29 Charts_001.AF19:Charts_001.AF29 Charts_001.AQ19:Charts_001.AQ29 Charts_001.BQ19:Charts_001.BQ29 Charts_001.CB19:Charts_001.CB29 Charts_001.CM19:Charts_001.CM29 Charts_001.CX19:Charts_001.CX29" chart:data-source-has-labels="both" svg:x="1.33cm" svg:y="2.135cm" svg:width="9.982cm" svg:height="5.696cm">
          <chartooo:coordinate-region svg:x="1.951cm" svg:y="2.335cm" svg:width="9.081cm" svg:height="4.849cm"/>
          <chart:axis chart:dimension="x" chart:name="primary-x" chart:style-name="ch6" chartooo:axis-type="auto">
            <chartooo:date-scale/>
            <chart:title svg:x="5.417cm" svg:y="8.01cm" chart:style-name="ch7">
              <text:p># of threads</text:p>
            </chart:title>
            <chart:categories table:cell-range-address="Charts_001.B20:Charts_001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1.J20:Charts_001.J29" chart:label-cell-address="Charts_001.J19:Charts_001.J19" chart:class="chart:line">
            <chart:data-point chart:repeated="10"/>
          </chart:series>
          <chart:series chart:attached-axis="primary-y" chart:style-name="ch14" chart:values-cell-range-address="Charts_001.U20:Charts_001.U29" chart:label-cell-address="Charts_001.U19:Charts_001.U19" chart:class="chart:line">
            <chart:data-point chart:repeated="10"/>
          </chart:series>
          <chart:series chart:attached-axis="primary-y" chart:style-name="ch15" chart:values-cell-range-address="Charts_001.AF20:Charts_001.AF29" chart:label-cell-address="Charts_001.AF19:Charts_001.AF19" chart:class="chart:line">
            <chart:data-point chart:repeated="10"/>
          </chart:series>
          <chart:series chart:attached-axis="primary-y" chart:style-name="ch16" chart:values-cell-range-address="Charts_001.AQ20:Charts_001.AQ29" chart:label-cell-address="Charts_001.AQ19:Charts_001.AQ19" chart:class="chart:line">
            <chart:data-point chart:repeated="10"/>
          </chart:series>
          <chart:series chart:attached-axis="primary-y" chart:style-name="ch17" chart:values-cell-range-address="Charts_001.BQ20:Charts_001.BQ29" chart:label-cell-address="Charts_001.BQ19:Charts_001.BQ19" chart:class="chart:line">
            <chart:data-point chart:repeated="10"/>
          </chart:series>
          <chart:series chart:attached-axis="primary-y" chart:style-name="ch18" chart:values-cell-range-address="Charts_001.CB20:Charts_001.CB29" chart:label-cell-address="Charts_001.CB19:Charts_001.CB19" chart:class="chart:line">
            <chart:data-point chart:repeated="10"/>
          </chart:series>
          <chart:series chart:attached-axis="primary-y" chart:style-name="ch19" chart:values-cell-range-address="Charts_001.CM20:Charts_001.CM29" chart:label-cell-address="Charts_001.CM19:Charts_001.CM19" chart:class="chart:line">
            <chart:data-point chart:repeated="10"/>
          </chart:series>
          <chart:series chart:attached-axis="primary-y" chart:style-name="ch20" chart:values-cell-range-address="Charts_001.CX20:Charts_001.CX29" chart:label-cell-address="Charts_001.CX19:Charts_001.CX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x_open/95th%</text:p>
                <draw:g>
                  <svg:desc>Charts_001.J19:Charts_001.J19</svg:desc>
                </draw:g>
              </table:table-cell>
              <table:table-cell office:value-type="string">
                <text:p>T/tx_begin/95th%</text:p>
                <draw:g>
                  <svg:desc>Charts_001.U19:Charts_001.U19</svg:desc>
                </draw:g>
              </table:table-cell>
              <table:table-cell office:value-type="string">
                <text:p>T/tx_commit/95th%</text:p>
                <draw:g>
                  <svg:desc>Charts_001.AF19:Charts_001.AF19</svg:desc>
                </draw:g>
              </table:table-cell>
              <table:table-cell office:value-type="string">
                <text:p>T/tx_close/95th%</text:p>
                <draw:g>
                  <svg:desc>Charts_001.AQ19:Charts_001.AQ19</svg:desc>
                </draw:g>
              </table:table-cell>
              <table:table-cell office:value-type="string">
                <text:p>J/tx_open/95th%</text:p>
                <draw:g>
                  <svg:desc>Charts_001.BQ19:Charts_001.BQ19</svg:desc>
                </draw:g>
              </table:table-cell>
              <table:table-cell office:value-type="string">
                <text:p>J/tx_begin/95th%</text:p>
                <draw:g>
                  <svg:desc>Charts_001.CB19:Charts_001.CB19</svg:desc>
                </draw:g>
              </table:table-cell>
              <table:table-cell office:value-type="string">
                <text:p>J/tx_commit/95th%</text:p>
                <draw:g>
                  <svg:desc>Charts_001.CM19:Charts_001.CM19</svg:desc>
                </draw:g>
              </table:table-cell>
              <table:table-cell office:value-type="string">
                <text:p>J/tx_close/95th%</text:p>
                <draw:g>
                  <svg:desc>Charts_001.CX19:Charts_001.CX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1.B20:Charts_001.B29</svg:desc>
                </draw:g>
              </table:table-cell>
              <table:table-cell office:value-type="float" office:value="5.736">
                <text:p>5.736</text:p>
                <draw:g>
                  <svg:desc>Charts_001.J20:Charts_001.J29</svg:desc>
                </draw:g>
              </table:table-cell>
              <table:table-cell office:value-type="float" office:value="4.76">
                <text:p>4.76</text:p>
                <draw:g>
                  <svg:desc>Charts_001.U20:Charts_001.U29</svg:desc>
                </draw:g>
              </table:table-cell>
              <table:table-cell office:value-type="float" office:value="18.336">
                <text:p>18.336</text:p>
                <draw:g>
                  <svg:desc>Charts_001.AF20:Charts_001.AF29</svg:desc>
                </draw:g>
              </table:table-cell>
              <table:table-cell office:value-type="float" office:value="5.221">
                <text:p>5.221</text:p>
                <draw:g>
                  <svg:desc>Charts_001.AQ20:Charts_001.AQ29</svg:desc>
                </draw:g>
              </table:table-cell>
              <table:table-cell office:value-type="float" office:value="1.955">
                <text:p>1.955</text:p>
                <draw:g>
                  <svg:desc>Charts_001.BQ20:Charts_001.BQ29</svg:desc>
                </draw:g>
              </table:table-cell>
              <table:table-cell office:value-type="float" office:value="0.895">
                <text:p>0.895</text:p>
                <draw:g>
                  <svg:desc>Charts_001.CB20:Charts_001.CB29</svg:desc>
                </draw:g>
              </table:table-cell>
              <table:table-cell office:value-type="float" office:value="2.746">
                <text:p>2.746</text:p>
                <draw:g>
                  <svg:desc>Charts_001.CM20:Charts_001.CM29</svg:desc>
                </draw:g>
              </table:table-cell>
              <table:table-cell office:value-type="float" office:value="0.856">
                <text:p>0.856</text:p>
                <draw:g>
                  <svg:desc>Charts_001.CX20:Charts_001.CX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.071">
                <text:p>15.071</text:p>
              </table:table-cell>
              <table:table-cell office:value-type="float" office:value="10.644">
                <text:p>10.644</text:p>
              </table:table-cell>
              <table:table-cell office:value-type="float" office:value="26.339">
                <text:p>26.339</text:p>
              </table:table-cell>
              <table:table-cell office:value-type="float" office:value="16.421">
                <text:p>16.421</text:p>
              </table:table-cell>
              <table:table-cell office:value-type="float" office:value="2.03">
                <text:p>2.03</text:p>
              </table:table-cell>
              <table:table-cell office:value-type="float" office:value="1.005">
                <text:p>1.005</text:p>
              </table:table-cell>
              <table:table-cell office:value-type="float" office:value="3.726">
                <text:p>3.726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5.211">
                <text:p>25.211</text:p>
              </table:table-cell>
              <table:table-cell office:value-type="float" office:value="18.949">
                <text:p>18.949</text:p>
              </table:table-cell>
              <table:table-cell office:value-type="float" office:value="32.366">
                <text:p>32.366</text:p>
              </table:table-cell>
              <table:table-cell office:value-type="float" office:value="23.457">
                <text:p>23.457</text:p>
              </table:table-cell>
              <table:table-cell office:value-type="float" office:value="2.59">
                <text:p>2.59</text:p>
              </table:table-cell>
              <table:table-cell office:value-type="float" office:value="1.225">
                <text:p>1.225</text:p>
              </table:table-cell>
              <table:table-cell office:value-type="float" office:value="6.427">
                <text:p>6.427</text:p>
              </table:table-cell>
              <table:table-cell office:value-type="float" office:value="1.102">
                <text:p>1.1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5.413">
                <text:p>35.413</text:p>
              </table:table-cell>
              <table:table-cell office:value-type="float" office:value="22.642">
                <text:p>22.642</text:p>
              </table:table-cell>
              <table:table-cell office:value-type="float" office:value="35.826">
                <text:p>35.826</text:p>
              </table:table-cell>
              <table:table-cell office:value-type="float" office:value="26.825">
                <text:p>26.825</text:p>
              </table:table-cell>
              <table:table-cell office:value-type="float" office:value="2.461">
                <text:p>2.461</text:p>
              </table:table-cell>
              <table:table-cell office:value-type="float" office:value="1.203">
                <text:p>1.203</text:p>
              </table:table-cell>
              <table:table-cell office:value-type="float" office:value="10.056">
                <text:p>10.056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2.621">
                <text:p>42.621</text:p>
              </table:table-cell>
              <table:table-cell office:value-type="float" office:value="23.838">
                <text:p>23.838</text:p>
              </table:table-cell>
              <table:table-cell office:value-type="float" office:value="38.747">
                <text:p>38.747</text:p>
              </table:table-cell>
              <table:table-cell office:value-type="float" office:value="28.991">
                <text:p>28.991</text:p>
              </table:table-cell>
              <table:table-cell office:value-type="float" office:value="2.998">
                <text:p>2.998</text:p>
              </table:table-cell>
              <table:table-cell office:value-type="float" office:value="1.435">
                <text:p>1.435</text:p>
              </table:table-cell>
              <table:table-cell office:value-type="float" office:value="10.383">
                <text:p>10.383</text:p>
              </table:table-cell>
              <table:table-cell office:value-type="float" office:value="1.283">
                <text:p>1.28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7.424">
                <text:p>47.424</text:p>
              </table:table-cell>
              <table:table-cell office:value-type="float" office:value="23.825">
                <text:p>23.825</text:p>
              </table:table-cell>
              <table:table-cell office:value-type="float" office:value="39.219">
                <text:p>39.219</text:p>
              </table:table-cell>
              <table:table-cell office:value-type="float" office:value="29.57">
                <text:p>29.57</text:p>
              </table:table-cell>
              <table:table-cell office:value-type="float" office:value="4.091">
                <text:p>4.091</text:p>
              </table:table-cell>
              <table:table-cell office:value-type="float" office:value="1.842">
                <text:p>1.842</text:p>
              </table:table-cell>
              <table:table-cell office:value-type="float" office:value="13.387">
                <text:p>13.387</text:p>
              </table:table-cell>
              <table:table-cell office:value-type="float" office:value="1.716">
                <text:p>1.7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0.769">
                <text:p>50.769</text:p>
              </table:table-cell>
              <table:table-cell office:value-type="float" office:value="23.349">
                <text:p>23.349</text:p>
              </table:table-cell>
              <table:table-cell office:value-type="float" office:value="41.421">
                <text:p>41.421</text:p>
              </table:table-cell>
              <table:table-cell office:value-type="float" office:value="30.793">
                <text:p>30.793</text:p>
              </table:table-cell>
              <table:table-cell office:value-type="float" office:value="6.842">
                <text:p>6.842</text:p>
              </table:table-cell>
              <table:table-cell office:value-type="float" office:value="2.648">
                <text:p>2.648</text:p>
              </table:table-cell>
              <table:table-cell office:value-type="float" office:value="16.739">
                <text:p>16.739</text:p>
              </table:table-cell>
              <table:table-cell office:value-type="float" office:value="2.723">
                <text:p>2.72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3.743">
                <text:p>53.743</text:p>
              </table:table-cell>
              <table:table-cell office:value-type="float" office:value="23.14">
                <text:p>23.14</text:p>
              </table:table-cell>
              <table:table-cell office:value-type="float" office:value="40.118">
                <text:p>40.118</text:p>
              </table:table-cell>
              <table:table-cell office:value-type="float" office:value="30.069">
                <text:p>30.069</text:p>
              </table:table-cell>
              <table:table-cell office:value-type="float" office:value="9.56">
                <text:p>9.56</text:p>
              </table:table-cell>
              <table:table-cell office:value-type="float" office:value="3.597">
                <text:p>3.597</text:p>
              </table:table-cell>
              <table:table-cell office:value-type="float" office:value="17.964">
                <text:p>17.964</text:p>
              </table:table-cell>
              <table:table-cell office:value-type="float" office:value="3.512">
                <text:p>3.5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6.725">
                <text:p>56.725</text:p>
              </table:table-cell>
              <table:table-cell office:value-type="float" office:value="22.561">
                <text:p>22.561</text:p>
              </table:table-cell>
              <table:table-cell office:value-type="float" office:value="39.919">
                <text:p>39.919</text:p>
              </table:table-cell>
              <table:table-cell office:value-type="float" office:value="30.087">
                <text:p>30.087</text:p>
              </table:table-cell>
              <table:table-cell office:value-type="float" office:value="12.484">
                <text:p>12.484</text:p>
              </table:table-cell>
              <table:table-cell office:value-type="float" office:value="4.516">
                <text:p>4.516</text:p>
              </table:table-cell>
              <table:table-cell office:value-type="float" office:value="19.498">
                <text:p>19.498</text:p>
              </table:table-cell>
              <table:table-cell office:value-type="float" office:value="4.609">
                <text:p>4.60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1.657">
                <text:p>61.657</text:p>
              </table:table-cell>
              <table:table-cell office:value-type="float" office:value="22.543">
                <text:p>22.543</text:p>
              </table:table-cell>
              <table:table-cell office:value-type="float" office:value="41.625">
                <text:p>41.625</text:p>
              </table:table-cell>
              <table:table-cell office:value-type="float" office:value="31.188">
                <text:p>31.188</text:p>
              </table:table-cell>
              <table:table-cell office:value-type="float" office:value="16.402">
                <text:p>16.402</text:p>
              </table:table-cell>
              <table:table-cell office:value-type="float" office:value="5.892">
                <text:p>5.892</text:p>
              </table:table-cell>
              <table:table-cell office:value-type="float" office:value="20.704">
                <text:p>20.704</text:p>
              </table:table-cell>
              <table:table-cell office:value-type="float" office:value="5.934">
                <text:p>5.9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20f71" draw:fill-color="#820f71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circle" chart:symbol-width="0.25cm" chart:symbol-height="0.25cm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824cm" svg:y="0.315cm" chart:style-name="ch2">
          <text:p>Total Latency &amp; Transactions per Second</text:p>
        </chart:title>
        <chart:subtitle svg:x="5.557cm" svg:y="1.273cm" chart:style-name="ch3">
          <text:p>Extreme Workload, RPO=0</text:p>
        </chart:subtitle>
        <chart:legend chart:legend-position="bottom" svg:x="2.896cm" svg:y="8.392cm" style:legend-expansion="wide" chart:style-name="ch4"/>
        <chart:plot-area chart:style-name="ch5" table:cell-range-address="Charts_003.B20:Charts_003.B29 Charts_003.BB19:Charts_003.BB29 Charts_003.BG19:Charts_003.BG29 Charts_003.DI19:Charts_003.DI29 Charts_003.DN19:Charts_003.DN29" chart:data-source-has-labels="both" svg:x="1.33cm" svg:y="2.135cm" svg:width="13.462cm" svg:height="4.913cm">
          <chartooo:coordinate-region svg:x="2.137cm" svg:y="2.334cm" svg:width="11.662cm" svg:height="4.067cm"/>
          <chart:axis chart:dimension="x" chart:name="primary-x" chart:style-name="ch6" chartooo:axis-type="auto">
            <chartooo:date-scale/>
            <chart:title svg:x="7.157cm" svg:y="7.227cm" chart:style-name="ch7">
              <text:p># of threads</text:p>
            </chart:title>
            <chart:categories table:cell-range-address="Charts_003.B20:Charts_003.B29"/>
            <chart:grid chart:style-name="ch8" chart:class="major"/>
          </chart:axis>
          <chart:axis chart:dimension="y" chart:name="primary-y" chart:style-name="ch9">
            <chart:title svg:x="0.451cm" svg:y="4.86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>
            <chart:title svg:x="15.111cm" svg:y="4.86cm" chart:style-name="ch10">
              <text:p>tps</text:p>
            </chart:title>
          </chart:axis>
          <chart:series chart:attached-axis="primary-y" chart:style-name="ch13" chart:values-cell-range-address="Charts_003.BB20:Charts_003.BB29" chart:label-cell-address="Charts_003.BB19:Charts_003.BB19" chart:class="chart:line">
            <chart:data-point chart:repeated="10"/>
          </chart:series>
          <chart:series chart:attached-axis="secondary-y" chart:style-name="ch14" chart:values-cell-range-address="Charts_003.BG20:Charts_003.BG29" chart:label-cell-address="Charts_003.BG19:Charts_003.BG19" chart:class="chart:line">
            <chart:data-point chart:repeated="2"/>
            <chart:data-point chart:style-name="ch15"/>
            <chart:data-point chart:repeated="7"/>
          </chart:series>
          <chart:series chart:attached-axis="primary-y" chart:style-name="ch16" chart:values-cell-range-address="Charts_003.DI20:Charts_003.DI29" chart:label-cell-address="Charts_003.DI19:Charts_003.DI19" chart:class="chart:line">
            <chart:data-point chart:repeated="10"/>
          </chart:series>
          <chart:series chart:attached-axis="secondary-y" chart:style-name="ch17" chart:values-cell-range-address="Charts_003.DN20:Charts_003.DN29" chart:label-cell-address="Charts_003.DN19:Charts_003.DN19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95th%</text:p>
                <draw:g>
                  <svg:desc>Charts_003.BB19:Charts_003.BB19</svg:desc>
                </draw:g>
              </table:table-cell>
              <table:table-cell office:value-type="string">
                <text:p>T/tps</text:p>
                <draw:g>
                  <svg:desc>Charts_003.BG19:Charts_003.BG19</svg:desc>
                </draw:g>
              </table:table-cell>
              <table:table-cell office:value-type="string">
                <text:p>J/total/95th%</text:p>
                <draw:g>
                  <svg:desc>Charts_003.DI19:Charts_003.DI19</svg:desc>
                </draw:g>
              </table:table-cell>
              <table:table-cell office:value-type="string">
                <text:p>J/tps</text:p>
                <draw:g>
                  <svg:desc>Charts_003.DN19:Charts_003.DN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3.B20:Charts_003.B29</svg:desc>
                </draw:g>
              </table:table-cell>
              <table:table-cell office:value-type="float" office:value="33.827">
                <text:p>33.827</text:p>
                <draw:g>
                  <svg:desc>Charts_003.BB20:Charts_003.BB29</svg:desc>
                </draw:g>
              </table:table-cell>
              <table:table-cell office:value-type="float" office:value="339.373">
                <text:p>339.373</text:p>
                <draw:g>
                  <svg:desc>Charts_003.BG20:Charts_003.BG29</svg:desc>
                </draw:g>
              </table:table-cell>
              <table:table-cell office:value-type="float" office:value="8.696">
                <text:p>8.696</text:p>
                <draw:g>
                  <svg:desc>Charts_003.DI20:Charts_003.DI29</svg:desc>
                </draw:g>
              </table:table-cell>
              <table:table-cell office:value-type="float" office:value="846.208">
                <text:p>846.208</text:p>
                <draw:g>
                  <svg:desc>Charts_003.DN20:Charts_003.DN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6.985">
                <text:p>56.985</text:p>
              </table:table-cell>
              <table:table-cell office:value-type="float" office:value="451.081">
                <text:p>451.081</text:p>
              </table:table-cell>
              <table:table-cell office:value-type="float" office:value="15.364">
                <text:p>15.364</text:p>
              </table:table-cell>
              <table:table-cell office:value-type="float" office:value="1058.969">
                <text:p>1058.96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8.36">
                <text:p>78.36</text:p>
              </table:table-cell>
              <table:table-cell office:value-type="float" office:value="512.58">
                <text:p>512.58</text:p>
              </table:table-cell>
              <table:table-cell office:value-type="float" office:value="24.463">
                <text:p>24.463</text:p>
              </table:table-cell>
              <table:table-cell office:value-type="float" office:value="1226.778">
                <text:p>1226.7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2.491">
                <text:p>112.491</text:p>
              </table:table-cell>
              <table:table-cell office:value-type="float" office:value="494.383">
                <text:p>494.383</text:p>
              </table:table-cell>
              <table:table-cell office:value-type="float" office:value="34.022">
                <text:p>34.022</text:p>
              </table:table-cell>
              <table:table-cell office:value-type="float" office:value="1315.592">
                <text:p>1315.5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54.337">
                <text:p>154.337</text:p>
              </table:table-cell>
              <table:table-cell office:value-type="float" office:value="448.953">
                <text:p>448.953</text:p>
              </table:table-cell>
              <table:table-cell office:value-type="float" office:value="46.937">
                <text:p>46.937</text:p>
              </table:table-cell>
              <table:table-cell office:value-type="float" office:value="1292.229">
                <text:p>1292.2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3.953">
                <text:p>203.953</text:p>
              </table:table-cell>
              <table:table-cell office:value-type="float" office:value="394.874">
                <text:p>394.874</text:p>
              </table:table-cell>
              <table:table-cell office:value-type="float" office:value="61.407">
                <text:p>61.407</text:p>
              </table:table-cell>
              <table:table-cell office:value-type="float" office:value="1310.364">
                <text:p>1310.36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4.178">
                <text:p>224.178</text:p>
              </table:table-cell>
              <table:table-cell office:value-type="float" office:value="452.729">
                <text:p>452.729</text:p>
              </table:table-cell>
              <table:table-cell office:value-type="float" office:value="91.556">
                <text:p>91.556</text:p>
              </table:table-cell>
              <table:table-cell office:value-type="float" office:value="1169.011">
                <text:p>1169.01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66.07">
                <text:p>266.07</text:p>
              </table:table-cell>
              <table:table-cell office:value-type="float" office:value="447.292">
                <text:p>447.292</text:p>
              </table:table-cell>
              <table:table-cell office:value-type="float" office:value="96.312">
                <text:p>96.312</text:p>
              </table:table-cell>
              <table:table-cell office:value-type="float" office:value="1200.435">
                <text:p>1200.4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33.014">
                <text:p>333.014</text:p>
              </table:table-cell>
              <table:table-cell office:value-type="float" office:value="447.349">
                <text:p>447.349</text:p>
              </table:table-cell>
              <table:table-cell office:value-type="float" office:value="112.464">
                <text:p>112.464</text:p>
              </table:table-cell>
              <table:table-cell office:value-type="float" office:value="1274.83">
                <text:p>1274.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08.558">
                <text:p>408.558</text:p>
              </table:table-cell>
              <table:table-cell office:value-type="float" office:value="444.006">
                <text:p>444.006</text:p>
              </table:table-cell>
              <table:table-cell office:value-type="float" office:value="138.058">
                <text:p>138.058</text:p>
              </table:table-cell>
              <table:table-cell office:value-type="float" office:value="1220.241">
                <text:p>1220.2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4.419cm" svg:y="0.315cm" chart:style-name="ch2">
          <text:p>Total Latency - Best to Worst Case</text:p>
        </chart:title>
        <chart:subtitle svg:x="5.557cm" svg:y="1.273cm" chart:style-name="ch3">
          <text:p>Extreme Workload, RPO=0</text:p>
        </chart:subtitle>
        <chart:legend chart:legend-position="end" svg:x="12.583cm" svg:y="2.453cm" style:legend-expansion="high" chart:style-name="ch4"/>
        <chart:plot-area chart:style-name="ch5" table:cell-range-address="Charts_003.B20:Charts_003.B29 Charts_003.AW19:Charts_003.AY29 Charts_003.BB19:Charts_003.BB29 Charts_003.DD19:Charts_003.DF29 Charts_003.DI19:Charts_003.DI29" chart:data-source-has-labels="both" svg:x="1.33cm" svg:y="2.135cm" svg:width="10.934cm" svg:height="5.696cm">
          <chartooo:coordinate-region svg:x="2.137cm" svg:y="2.334cm" svg:width="9.847cm" svg:height="4.85cm"/>
          <chart:axis chart:dimension="x" chart:name="primary-x" chart:style-name="ch6" chartooo:axis-type="auto">
            <chartooo:date-scale/>
            <chart:title svg:x="5.893cm" svg:y="8.01cm" chart:style-name="ch7">
              <text:p># of threads</text:p>
            </chart:title>
            <chart:categories table:cell-range-address="Charts_003.B20:Charts_003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3.AW20:Charts_003.AW29" chart:label-cell-address="Charts_003.AW19:Charts_003.AW19" chart:class="chart:line">
            <chart:data-point chart:repeated="10"/>
          </chart:series>
          <chart:series chart:attached-axis="primary-y" chart:style-name="ch14" chart:values-cell-range-address="Charts_003.AX20:Charts_003.AX29" chart:label-cell-address="Charts_003.AX19:Charts_003.AX19" chart:class="chart:line">
            <chart:data-point chart:repeated="10"/>
          </chart:series>
          <chart:series chart:attached-axis="primary-y" chart:style-name="ch15" chart:values-cell-range-address="Charts_003.AY20:Charts_003.AY29" chart:label-cell-address="Charts_003.AY19:Charts_003.AY19" chart:class="chart:line">
            <chart:data-point chart:repeated="10"/>
          </chart:series>
          <chart:series chart:attached-axis="primary-y" chart:style-name="ch16" chart:values-cell-range-address="Charts_003.BB20:Charts_003.BB29" chart:label-cell-address="Charts_003.BB19:Charts_003.BB19" chart:class="chart:line">
            <chart:data-point chart:repeated="10"/>
          </chart:series>
          <chart:series chart:attached-axis="primary-y" chart:style-name="ch17" chart:values-cell-range-address="Charts_003.DD20:Charts_003.DD29" chart:label-cell-address="Charts_003.DD19:Charts_003.DD19" chart:class="chart:line">
            <chart:data-point chart:repeated="10"/>
          </chart:series>
          <chart:series chart:attached-axis="primary-y" chart:style-name="ch18" chart:values-cell-range-address="Charts_003.DE20:Charts_003.DE29" chart:label-cell-address="Charts_003.DE19:Charts_003.DE19" chart:class="chart:line">
            <chart:data-point chart:repeated="10"/>
          </chart:series>
          <chart:series chart:attached-axis="primary-y" chart:style-name="ch19" chart:values-cell-range-address="Charts_003.DF20:Charts_003.DF29" chart:label-cell-address="Charts_003.DF19:Charts_003.DF19" chart:class="chart:line">
            <chart:data-point chart:repeated="10"/>
          </chart:series>
          <chart:series chart:attached-axis="primary-y" chart:style-name="ch20" chart:values-cell-range-address="Charts_003.DI20:Charts_003.DI29" chart:label-cell-address="Charts_003.DI19:Charts_003.DI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25th%</text:p>
                <draw:g>
                  <svg:desc>Charts_003.AW19:Charts_003.AW19</svg:desc>
                </draw:g>
              </table:table-cell>
              <table:table-cell office:value-type="string">
                <text:p>T/total/50th%</text:p>
                <draw:g>
                  <svg:desc>Charts_003.AX19:Charts_003.AX19</svg:desc>
                </draw:g>
              </table:table-cell>
              <table:table-cell office:value-type="string">
                <text:p>T/total/75th%</text:p>
                <draw:g>
                  <svg:desc>Charts_003.AY19:Charts_003.AY19</svg:desc>
                </draw:g>
              </table:table-cell>
              <table:table-cell office:value-type="string">
                <text:p>T/total/95th%</text:p>
                <draw:g>
                  <svg:desc>Charts_003.BB19:Charts_003.BB19</svg:desc>
                </draw:g>
              </table:table-cell>
              <table:table-cell office:value-type="string">
                <text:p>J/total/25th%</text:p>
                <draw:g>
                  <svg:desc>Charts_003.DD19:Charts_003.DD19</svg:desc>
                </draw:g>
              </table:table-cell>
              <table:table-cell office:value-type="string">
                <text:p>J/total/50th%</text:p>
                <draw:g>
                  <svg:desc>Charts_003.DE19:Charts_003.DE19</svg:desc>
                </draw:g>
              </table:table-cell>
              <table:table-cell office:value-type="string">
                <text:p>J/total/75th%</text:p>
                <draw:g>
                  <svg:desc>Charts_003.DF19:Charts_003.DF19</svg:desc>
                </draw:g>
              </table:table-cell>
              <table:table-cell office:value-type="string">
                <text:p>J/total/95th%</text:p>
                <draw:g>
                  <svg:desc>Charts_003.DI19:Charts_003.DI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3.B20:Charts_003.B29</svg:desc>
                </draw:g>
              </table:table-cell>
              <table:table-cell office:value-type="float" office:value="18.923">
                <text:p>18.923</text:p>
                <draw:g>
                  <svg:desc>Charts_003.AW20:Charts_003.AW29</svg:desc>
                </draw:g>
              </table:table-cell>
              <table:table-cell office:value-type="float" office:value="22.542">
                <text:p>22.542</text:p>
                <draw:g>
                  <svg:desc>Charts_003.AX20:Charts_003.AX29</svg:desc>
                </draw:g>
              </table:table-cell>
              <table:table-cell office:value-type="float" office:value="26.763">
                <text:p>26.763</text:p>
                <draw:g>
                  <svg:desc>Charts_003.AY20:Charts_003.AY29</svg:desc>
                </draw:g>
              </table:table-cell>
              <table:table-cell office:value-type="float" office:value="33.827">
                <text:p>33.827</text:p>
                <draw:g>
                  <svg:desc>Charts_003.BB20:Charts_003.BB29</svg:desc>
                </draw:g>
              </table:table-cell>
              <table:table-cell office:value-type="float" office:value="5.303">
                <text:p>5.303</text:p>
                <draw:g>
                  <svg:desc>Charts_003.DD20:Charts_003.DD29</svg:desc>
                </draw:g>
              </table:table-cell>
              <table:table-cell office:value-type="float" office:value="5.947">
                <text:p>5.947</text:p>
                <draw:g>
                  <svg:desc>Charts_003.DE20:Charts_003.DE29</svg:desc>
                </draw:g>
              </table:table-cell>
              <table:table-cell office:value-type="float" office:value="6.718">
                <text:p>6.718</text:p>
                <draw:g>
                  <svg:desc>Charts_003.DF20:Charts_003.DF29</svg:desc>
                </draw:g>
              </table:table-cell>
              <table:table-cell office:value-type="float" office:value="8.696">
                <text:p>8.696</text:p>
                <draw:g>
                  <svg:desc>Charts_003.DI20:Charts_003.DI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.926">
                <text:p>29.926</text:p>
              </table:table-cell>
              <table:table-cell office:value-type="float" office:value="36.769">
                <text:p>36.769</text:p>
              </table:table-cell>
              <table:table-cell office:value-type="float" office:value="44.282">
                <text:p>44.282</text:p>
              </table:table-cell>
              <table:table-cell office:value-type="float" office:value="56.985">
                <text:p>56.985</text:p>
              </table:table-cell>
              <table:table-cell office:value-type="float" office:value="8.384">
                <text:p>8.384</text:p>
              </table:table-cell>
              <table:table-cell office:value-type="float" office:value="9.938">
                <text:p>9.938</text:p>
              </table:table-cell>
              <table:table-cell office:value-type="float" office:value="11.633">
                <text:p>11.633</text:p>
              </table:table-cell>
              <table:table-cell office:value-type="float" office:value="15.364">
                <text:p>15.36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0.041">
                <text:p>40.041</text:p>
              </table:table-cell>
              <table:table-cell office:value-type="float" office:value="49.927">
                <text:p>49.927</text:p>
              </table:table-cell>
              <table:table-cell office:value-type="float" office:value="60.784">
                <text:p>60.784</text:p>
              </table:table-cell>
              <table:table-cell office:value-type="float" office:value="78.36">
                <text:p>78.36</text:p>
              </table:table-cell>
              <table:table-cell office:value-type="float" office:value="12.528">
                <text:p>12.528</text:p>
              </table:table-cell>
              <table:table-cell office:value-type="float" office:value="15.331">
                <text:p>15.331</text:p>
              </table:table-cell>
              <table:table-cell office:value-type="float" office:value="18.31">
                <text:p>18.31</text:p>
              </table:table-cell>
              <table:table-cell office:value-type="float" office:value="24.463">
                <text:p>24.4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5.527">
                <text:p>55.527</text:p>
              </table:table-cell>
              <table:table-cell office:value-type="float" office:value="70.626">
                <text:p>70.626</text:p>
              </table:table-cell>
              <table:table-cell office:value-type="float" office:value="86.609">
                <text:p>86.609</text:p>
              </table:table-cell>
              <table:table-cell office:value-type="float" office:value="112.491">
                <text:p>112.491</text:p>
              </table:table-cell>
              <table:table-cell office:value-type="float" office:value="16.899">
                <text:p>16.899</text:p>
              </table:table-cell>
              <table:table-cell office:value-type="float" office:value="21.206">
                <text:p>21.206</text:p>
              </table:table-cell>
              <table:table-cell office:value-type="float" office:value="25.629">
                <text:p>25.629</text:p>
              </table:table-cell>
              <table:table-cell office:value-type="float" office:value="34.022">
                <text:p>34.0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1.881">
                <text:p>81.881</text:p>
              </table:table-cell>
              <table:table-cell office:value-type="float" office:value="100.031">
                <text:p>100.031</text:p>
              </table:table-cell>
              <table:table-cell office:value-type="float" office:value="122.107">
                <text:p>122.107</text:p>
              </table:table-cell>
              <table:table-cell office:value-type="float" office:value="154.337">
                <text:p>154.337</text:p>
              </table:table-cell>
              <table:table-cell office:value-type="float" office:value="19.834">
                <text:p>19.834</text:p>
              </table:table-cell>
              <table:table-cell office:value-type="float" office:value="27.221">
                <text:p>27.221</text:p>
              </table:table-cell>
              <table:table-cell office:value-type="float" office:value="34.519">
                <text:p>34.519</text:p>
              </table:table-cell>
              <table:table-cell office:value-type="float" office:value="46.937">
                <text:p>46.93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8.947">
                <text:p>98.947</text:p>
              </table:table-cell>
              <table:table-cell office:value-type="float" office:value="123.032">
                <text:p>123.032</text:p>
              </table:table-cell>
              <table:table-cell office:value-type="float" office:value="152.921">
                <text:p>152.921</text:p>
              </table:table-cell>
              <table:table-cell office:value-type="float" office:value="203.953">
                <text:p>203.953</text:p>
              </table:table-cell>
              <table:table-cell office:value-type="float" office:value="24.794">
                <text:p>24.794</text:p>
              </table:table-cell>
              <table:table-cell office:value-type="float" office:value="33.884">
                <text:p>33.884</text:p>
              </table:table-cell>
              <table:table-cell office:value-type="float" office:value="44.185">
                <text:p>44.185</text:p>
              </table:table-cell>
              <table:table-cell office:value-type="float" office:value="61.407">
                <text:p>61.40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8.094">
                <text:p>108.094</text:p>
              </table:table-cell>
              <table:table-cell office:value-type="float" office:value="139.043">
                <text:p>139.043</text:p>
              </table:table-cell>
              <table:table-cell office:value-type="float" office:value="175.781">
                <text:p>175.781</text:p>
              </table:table-cell>
              <table:table-cell office:value-type="float" office:value="224.178">
                <text:p>224.178</text:p>
              </table:table-cell>
              <table:table-cell office:value-type="float" office:value="26.341">
                <text:p>26.341</text:p>
              </table:table-cell>
              <table:table-cell office:value-type="float" office:value="39.964">
                <text:p>39.964</text:p>
              </table:table-cell>
              <table:table-cell office:value-type="float" office:value="56.161">
                <text:p>56.161</text:p>
              </table:table-cell>
              <table:table-cell office:value-type="float" office:value="91.556">
                <text:p>91.55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22.75">
                <text:p>122.75</text:p>
              </table:table-cell>
              <table:table-cell office:value-type="float" office:value="161.701">
                <text:p>161.701</text:p>
              </table:table-cell>
              <table:table-cell office:value-type="float" office:value="205.339">
                <text:p>205.339</text:p>
              </table:table-cell>
              <table:table-cell office:value-type="float" office:value="266.07">
                <text:p>266.07</text:p>
              </table:table-cell>
              <table:table-cell office:value-type="float" office:value="28.562">
                <text:p>28.562</text:p>
              </table:table-cell>
              <table:table-cell office:value-type="float" office:value="44.904">
                <text:p>44.904</text:p>
              </table:table-cell>
              <table:table-cell office:value-type="float" office:value="64.257">
                <text:p>64.257</text:p>
              </table:table-cell>
              <table:table-cell office:value-type="float" office:value="96.312">
                <text:p>96.3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31.884">
                <text:p>131.884</text:p>
              </table:table-cell>
              <table:table-cell office:value-type="float" office:value="183.7">
                <text:p>183.7</text:p>
              </table:table-cell>
              <table:table-cell office:value-type="float" office:value="238.063">
                <text:p>238.063</text:p>
              </table:table-cell>
              <table:table-cell office:value-type="float" office:value="333.014">
                <text:p>333.014</text:p>
              </table:table-cell>
              <table:table-cell office:value-type="float" office:value="32.098">
                <text:p>32.098</text:p>
              </table:table-cell>
              <table:table-cell office:value-type="float" office:value="51.892">
                <text:p>51.892</text:p>
              </table:table-cell>
              <table:table-cell office:value-type="float" office:value="75.609">
                <text:p>75.609</text:p>
              </table:table-cell>
              <table:table-cell office:value-type="float" office:value="112.464">
                <text:p>112.46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1.846">
                <text:p>131.846</text:p>
              </table:table-cell>
              <table:table-cell office:value-type="float" office:value="191.365">
                <text:p>191.365</text:p>
              </table:table-cell>
              <table:table-cell office:value-type="float" office:value="286.463">
                <text:p>286.463</text:p>
              </table:table-cell>
              <table:table-cell office:value-type="float" office:value="408.558">
                <text:p>408.558</text:p>
              </table:table-cell>
              <table:table-cell office:value-type="float" office:value="31.625">
                <text:p>31.625</text:p>
              </table:table-cell>
              <table:table-cell office:value-type="float" office:value="55.187">
                <text:p>55.187</text:p>
              </table:table-cell>
              <table:table-cell office:value-type="float" office:value="84.425">
                <text:p>84.425</text:p>
              </table:table-cell>
              <table:table-cell office:value-type="float" office:value="138.058">
                <text:p>138.05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bd7cb5"/>
    </style:style>
    <style:style style:name="ch15" style:family="chart" style:data-style-name="N0">
      <style:chart-properties chart:symbol-type="none" chart:link-data-style-to-source="true"/>
      <style:graphic-properties svg:stroke-width="0.051cm" svg:stroke-color="#8f187c" draw:fill-color="#8f187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e8ac7"/>
    </style:style>
    <style:style style:name="ch18" style:family="chart">
      <style:chart-properties chart:solid-type="cuboid" chart:symbol-type="named-symbol" chart:symbol-name="bow-tie" chart:symbol-width="0.25cm" chart:symbol-height="0.25cm"/>
    </style:style>
    <style:style style:name="ch19" style:family="chart" style:data-style-name="N0">
      <style:chart-properties chart:symbol-type="none" chart:link-data-style-to-source="true"/>
      <style:graphic-properties svg:stroke-width="0.051cm" svg:stroke-color="#00599d" draw:fill-color="#00599d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52cm" svg:y="0.315cm" chart:style-name="ch2">
          <text:p>Total Latency - Average Values and Std Dev</text:p>
        </chart:title>
        <chart:subtitle svg:x="5.557cm" svg:y="1.273cm" chart:style-name="ch3">
          <text:p>Extreme Workload, RPO=0</text:p>
        </chart:subtitle>
        <chart:legend chart:legend-position="end" svg:x="11.763cm" svg:y="2.951cm" style:legend-expansion="high" chart:style-name="ch4"/>
        <chart:plot-area chart:style-name="ch5" table:cell-range-address="Charts_003.B20:Charts_003.B29 Charts_003.BE19:Charts_003.BF29 Charts_003.DL19:Charts_003.DM29" chart:data-source-has-labels="both" svg:x="1.33cm" svg:y="2.135cm" svg:width="10.114cm" svg:height="5.696cm">
          <chartooo:coordinate-region svg:x="2.137cm" svg:y="2.334cm" svg:width="9.027cm" svg:height="4.85cm"/>
          <chart:axis chart:dimension="x" chart:name="primary-x" chart:style-name="ch6" chartooo:axis-type="auto">
            <chartooo:date-scale/>
            <chart:title svg:x="5.483cm" svg:y="8.01cm" chart:style-name="ch7">
              <text:p># of threads</text:p>
            </chart:title>
            <chart:categories table:cell-range-address="Charts_003.B20:Charts_003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3.BE20:Charts_003.BE29" chart:label-cell-address="Charts_003.BE19:Charts_003.BE19" chart:class="chart:line">
            <chart:regression-curve chart:style-name="ch14"/>
            <chart:data-point chart:repeated="10"/>
          </chart:series>
          <chart:series chart:attached-axis="primary-y" chart:style-name="ch15" chart:values-cell-range-address="Charts_003.BF20:Charts_003.BF29" chart:label-cell-address="Charts_003.BF19:Charts_003.BF19" chart:class="chart:line">
            <chart:data-point chart:repeated="10"/>
          </chart:series>
          <chart:series chart:attached-axis="primary-y" chart:style-name="ch16" chart:values-cell-range-address="Charts_003.DL20:Charts_003.DL29" chart:label-cell-address="Charts_003.DL19:Charts_003.DL19" chart:class="chart:line">
            <chart:regression-curve chart:style-name="ch17"/>
            <chart:data-point chart:repeated="6"/>
            <chart:data-point chart:style-name="ch18" chart:repeated="2"/>
            <chart:data-point chart:repeated="2"/>
          </chart:series>
          <chart:series chart:attached-axis="primary-y" chart:style-name="ch19" chart:values-cell-range-address="Charts_003.DM20:Charts_003.DM29" chart:label-cell-address="Charts_003.DM19:Charts_003.DM19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avg</text:p>
                <draw:g>
                  <svg:desc>Charts_003.BE19:Charts_003.BE19</svg:desc>
                </draw:g>
              </table:table-cell>
              <table:table-cell office:value-type="string">
                <text:p>T/total/sd</text:p>
                <draw:g>
                  <svg:desc>Charts_003.BF19:Charts_003.BF19</svg:desc>
                </draw:g>
              </table:table-cell>
              <table:table-cell office:value-type="string">
                <text:p>J/total/avg</text:p>
                <draw:g>
                  <svg:desc>Charts_003.DL19:Charts_003.DL19</svg:desc>
                </draw:g>
              </table:table-cell>
              <table:table-cell office:value-type="string">
                <text:p>J/total/sd</text:p>
                <draw:g>
                  <svg:desc>Charts_003.DM19:Charts_003.DM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3.B20:Charts_003.B29</svg:desc>
                </draw:g>
              </table:table-cell>
              <table:table-cell office:value-type="float" office:value="23.867">
                <text:p>23.867</text:p>
                <draw:g>
                  <svg:desc>Charts_003.BE20:Charts_003.BE29</svg:desc>
                </draw:g>
              </table:table-cell>
              <table:table-cell office:value-type="float" office:value="23.401">
                <text:p>23.401</text:p>
                <draw:g>
                  <svg:desc>Charts_003.BF20:Charts_003.BF29</svg:desc>
                </draw:g>
              </table:table-cell>
              <table:table-cell office:value-type="float" office:value="6.26">
                <text:p>6.26</text:p>
                <draw:g>
                  <svg:desc>Charts_003.DL20:Charts_003.DL29</svg:desc>
                </draw:g>
              </table:table-cell>
              <table:table-cell office:value-type="float" office:value="1.764">
                <text:p>1.764</text:p>
                <draw:g>
                  <svg:desc>Charts_003.DM20:Charts_003.DM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8.542">
                <text:p>38.542</text:p>
              </table:table-cell>
              <table:table-cell office:value-type="float" office:value="29.208">
                <text:p>29.208</text:p>
              </table:table-cell>
              <table:table-cell office:value-type="float" office:value="11.78">
                <text:p>11.78</text:p>
              </table:table-cell>
              <table:table-cell office:value-type="float" office:value="44.882">
                <text:p>44.8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2.663">
                <text:p>52.663</text:p>
              </table:table-cell>
              <table:table-cell office:value-type="float" office:value="36.891">
                <text:p>36.891</text:p>
              </table:table-cell>
              <table:table-cell office:value-type="float" office:value="17.246">
                <text:p>17.246</text:p>
              </table:table-cell>
              <table:table-cell office:value-type="float" office:value="24.106">
                <text:p>24.10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4.873">
                <text:p>74.873</text:p>
              </table:table-cell>
              <table:table-cell office:value-type="float" office:value="52.186">
                <text:p>52.186</text:p>
              </table:table-cell>
              <table:table-cell office:value-type="float" office:value="23.369">
                <text:p>23.369</text:p>
              </table:table-cell>
              <table:table-cell office:value-type="float" office:value="38.391">
                <text:p>38.39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5.031">
                <text:p>105.031</text:p>
              </table:table-cell>
              <table:table-cell office:value-type="float" office:value="56.561">
                <text:p>56.561</text:p>
              </table:table-cell>
              <table:table-cell office:value-type="float" office:value="31.17">
                <text:p>31.17</text:p>
              </table:table-cell>
              <table:table-cell office:value-type="float" office:value="56.979">
                <text:p>56.97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5.81">
                <text:p>145.81</text:p>
              </table:table-cell>
              <table:table-cell office:value-type="float" office:value="140.932">
                <text:p>140.932</text:p>
              </table:table-cell>
              <table:table-cell office:value-type="float" office:value="38.293">
                <text:p>38.293</text:p>
              </table:table-cell>
              <table:table-cell office:value-type="float" office:value="44.051">
                <text:p>44.05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48.141">
                <text:p>148.141</text:p>
              </table:table-cell>
              <table:table-cell office:value-type="float" office:value="82.109">
                <text:p>82.109</text:p>
              </table:table-cell>
              <table:table-cell office:value-type="float" office:value="52.069">
                <text:p>52.069</text:p>
              </table:table-cell>
              <table:table-cell office:value-type="float" office:value="91.979">
                <text:p>91.9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72.145">
                <text:p>172.145</text:p>
              </table:table-cell>
              <table:table-cell office:value-type="float" office:value="101.027">
                <text:p>101.027</text:p>
              </table:table-cell>
              <table:table-cell office:value-type="float" office:value="58.307">
                <text:p>58.307</text:p>
              </table:table-cell>
              <table:table-cell office:value-type="float" office:value="108.173">
                <text:p>108.1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93.952">
                <text:p>193.952</text:p>
              </table:table-cell>
              <table:table-cell office:value-type="float" office:value="87.617">
                <text:p>87.617</text:p>
              </table:table-cell>
              <table:table-cell office:value-type="float" office:value="62.725">
                <text:p>62.725</text:p>
              </table:table-cell>
              <table:table-cell office:value-type="float" office:value="73.586">
                <text:p>73.58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17.678">
                <text:p>217.678</text:p>
              </table:table-cell>
              <table:table-cell office:value-type="float" office:value="115.051">
                <text:p>115.051</text:p>
              </table:table-cell>
              <table:table-cell office:value-type="float" office:value="73.023">
                <text:p>73.023</text:p>
              </table:table-cell>
              <table:table-cell office:value-type="float" office:value="102.209">
                <text:p>102.20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5.941cm" svg:y="0.315cm" chart:style-name="ch2">
          <text:p>API Response Time</text:p>
        </chart:title>
        <chart:subtitle svg:x="5.53cm" svg:y="1.273cm" chart:style-name="ch3">
          <text:p>High Workload, RPO≈10ms</text:p>
        </chart:subtitle>
        <chart:legend chart:legend-position="end" svg:x="11.631cm" svg:y="2.453cm" style:legend-expansion="high" chart:style-name="ch4"/>
        <chart:plot-area chart:style-name="ch5" table:cell-range-address="Charts_005.B20:Charts_005.B29 Charts_005.J19:Charts_005.J29 Charts_005.U19:Charts_005.U29 Charts_005.AF19:Charts_005.AF29 Charts_005.AQ19:Charts_005.AQ29 Charts_005.BQ19:Charts_005.BQ29 Charts_005.CB19:Charts_005.CB29 Charts_005.CM19:Charts_005.CM29 Charts_005.CX19:Charts_005.CX29" chart:data-source-has-labels="both" svg:x="1.33cm" svg:y="2.135cm" svg:width="9.982cm" svg:height="5.696cm">
          <chartooo:coordinate-region svg:x="1.951cm" svg:y="2.334cm" svg:width="9.081cm" svg:height="4.85cm"/>
          <chart:axis chart:dimension="x" chart:name="primary-x" chart:style-name="ch6" chartooo:axis-type="auto">
            <chartooo:date-scale/>
            <chart:title svg:x="5.417cm" svg:y="8.01cm" chart:style-name="ch7">
              <text:p># of threads</text:p>
            </chart:title>
            <chart:categories table:cell-range-address="Charts_005.B20:Charts_005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5.J20:Charts_005.J29" chart:label-cell-address="Charts_005.J19:Charts_005.J19" chart:class="chart:line">
            <chart:data-point chart:repeated="10"/>
          </chart:series>
          <chart:series chart:attached-axis="primary-y" chart:style-name="ch14" chart:values-cell-range-address="Charts_005.U20:Charts_005.U29" chart:label-cell-address="Charts_005.U19:Charts_005.U19" chart:class="chart:line">
            <chart:data-point chart:repeated="10"/>
          </chart:series>
          <chart:series chart:attached-axis="primary-y" chart:style-name="ch15" chart:values-cell-range-address="Charts_005.AF20:Charts_005.AF29" chart:label-cell-address="Charts_005.AF19:Charts_005.AF19" chart:class="chart:line">
            <chart:data-point chart:repeated="10"/>
          </chart:series>
          <chart:series chart:attached-axis="primary-y" chart:style-name="ch16" chart:values-cell-range-address="Charts_005.AQ20:Charts_005.AQ29" chart:label-cell-address="Charts_005.AQ19:Charts_005.AQ19" chart:class="chart:line">
            <chart:data-point chart:repeated="10"/>
          </chart:series>
          <chart:series chart:attached-axis="primary-y" chart:style-name="ch17" chart:values-cell-range-address="Charts_005.BQ20:Charts_005.BQ29" chart:label-cell-address="Charts_005.BQ19:Charts_005.BQ19" chart:class="chart:line">
            <chart:data-point chart:repeated="10"/>
          </chart:series>
          <chart:series chart:attached-axis="primary-y" chart:style-name="ch18" chart:values-cell-range-address="Charts_005.CB20:Charts_005.CB29" chart:label-cell-address="Charts_005.CB19:Charts_005.CB19" chart:class="chart:line">
            <chart:data-point chart:repeated="10"/>
          </chart:series>
          <chart:series chart:attached-axis="primary-y" chart:style-name="ch19" chart:values-cell-range-address="Charts_005.CM20:Charts_005.CM29" chart:label-cell-address="Charts_005.CM19:Charts_005.CM19" chart:class="chart:line">
            <chart:data-point chart:repeated="10"/>
          </chart:series>
          <chart:series chart:attached-axis="primary-y" chart:style-name="ch20" chart:values-cell-range-address="Charts_005.CX20:Charts_005.CX29" chart:label-cell-address="Charts_005.CX19:Charts_005.CX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x_open/95th%</text:p>
                <draw:g>
                  <svg:desc>Charts_005.J19:Charts_005.J19</svg:desc>
                </draw:g>
              </table:table-cell>
              <table:table-cell office:value-type="string">
                <text:p>T/tx_begin/95th%</text:p>
                <draw:g>
                  <svg:desc>Charts_005.U19:Charts_005.U19</svg:desc>
                </draw:g>
              </table:table-cell>
              <table:table-cell office:value-type="string">
                <text:p>T/tx_commit/95th%</text:p>
                <draw:g>
                  <svg:desc>Charts_005.AF19:Charts_005.AF19</svg:desc>
                </draw:g>
              </table:table-cell>
              <table:table-cell office:value-type="string">
                <text:p>T/tx_close/95th%</text:p>
                <draw:g>
                  <svg:desc>Charts_005.AQ19:Charts_005.AQ19</svg:desc>
                </draw:g>
              </table:table-cell>
              <table:table-cell office:value-type="string">
                <text:p>J/tx_open/95th%</text:p>
                <draw:g>
                  <svg:desc>Charts_005.BQ19:Charts_005.BQ19</svg:desc>
                </draw:g>
              </table:table-cell>
              <table:table-cell office:value-type="string">
                <text:p>J/tx_begin/95th%</text:p>
                <draw:g>
                  <svg:desc>Charts_005.CB19:Charts_005.CB19</svg:desc>
                </draw:g>
              </table:table-cell>
              <table:table-cell office:value-type="string">
                <text:p>J/tx_commit/95th%</text:p>
                <draw:g>
                  <svg:desc>Charts_005.CM19:Charts_005.CM19</svg:desc>
                </draw:g>
              </table:table-cell>
              <table:table-cell office:value-type="string">
                <text:p>J/tx_close/95th%</text:p>
                <draw:g>
                  <svg:desc>Charts_005.CX19:Charts_005.CX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5.B20:Charts_005.B29</svg:desc>
                </draw:g>
              </table:table-cell>
              <table:table-cell office:value-type="float" office:value="5.176">
                <text:p>5.176</text:p>
                <draw:g>
                  <svg:desc>Charts_005.J20:Charts_005.J29</svg:desc>
                </draw:g>
              </table:table-cell>
              <table:table-cell office:value-type="float" office:value="4.302">
                <text:p>4.302</text:p>
                <draw:g>
                  <svg:desc>Charts_005.U20:Charts_005.U29</svg:desc>
                </draw:g>
              </table:table-cell>
              <table:table-cell office:value-type="float" office:value="5.672">
                <text:p>5.672</text:p>
                <draw:g>
                  <svg:desc>Charts_005.AF20:Charts_005.AF29</svg:desc>
                </draw:g>
              </table:table-cell>
              <table:table-cell office:value-type="float" office:value="4.34">
                <text:p>4.34</text:p>
                <draw:g>
                  <svg:desc>Charts_005.AQ20:Charts_005.AQ29</svg:desc>
                </draw:g>
              </table:table-cell>
              <table:table-cell office:value-type="float" office:value="1.821">
                <text:p>1.821</text:p>
                <draw:g>
                  <svg:desc>Charts_005.BQ20:Charts_005.BQ29</svg:desc>
                </draw:g>
              </table:table-cell>
              <table:table-cell office:value-type="float" office:value="1.03">
                <text:p>1.03</text:p>
                <draw:g>
                  <svg:desc>Charts_005.CB20:Charts_005.CB29</svg:desc>
                </draw:g>
              </table:table-cell>
              <table:table-cell office:value-type="float" office:value="1.761">
                <text:p>1.761</text:p>
                <draw:g>
                  <svg:desc>Charts_005.CM20:Charts_005.CM29</svg:desc>
                </draw:g>
              </table:table-cell>
              <table:table-cell office:value-type="float" office:value="0.949">
                <text:p>0.949</text:p>
                <draw:g>
                  <svg:desc>Charts_005.CX20:Charts_005.CX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105">
                <text:p>6.105</text:p>
              </table:table-cell>
              <table:table-cell office:value-type="float" office:value="4.945">
                <text:p>4.945</text:p>
              </table:table-cell>
              <table:table-cell office:value-type="float" office:value="7.008">
                <text:p>7.008</text:p>
              </table:table-cell>
              <table:table-cell office:value-type="float" office:value="4.966">
                <text:p>4.966</text:p>
              </table:table-cell>
              <table:table-cell office:value-type="float" office:value="2.172">
                <text:p>2.172</text:p>
              </table:table-cell>
              <table:table-cell office:value-type="float" office:value="1.334">
                <text:p>1.334</text:p>
              </table:table-cell>
              <table:table-cell office:value-type="float" office:value="2.461">
                <text:p>2.461</text:p>
              </table:table-cell>
              <table:table-cell office:value-type="float" office:value="1.226">
                <text:p>1.2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939">
                <text:p>6.939</text:p>
              </table:table-cell>
              <table:table-cell office:value-type="float" office:value="5.841">
                <text:p>5.841</text:p>
              </table:table-cell>
              <table:table-cell office:value-type="float" office:value="7.779">
                <text:p>7.779</text:p>
              </table:table-cell>
              <table:table-cell office:value-type="float" office:value="5.753">
                <text:p>5.753</text:p>
              </table:table-cell>
              <table:table-cell office:value-type="float" office:value="3.353">
                <text:p>3.353</text:p>
              </table:table-cell>
              <table:table-cell office:value-type="float" office:value="2.218">
                <text:p>2.218</text:p>
              </table:table-cell>
              <table:table-cell office:value-type="float" office:value="4.136">
                <text:p>4.136</text:p>
              </table:table-cell>
              <table:table-cell office:value-type="float" office:value="1.999">
                <text:p>1.9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.206">
                <text:p>8.206</text:p>
              </table:table-cell>
              <table:table-cell office:value-type="float" office:value="7.131">
                <text:p>7.131</text:p>
              </table:table-cell>
              <table:table-cell office:value-type="float" office:value="9.033">
                <text:p>9.033</text:p>
              </table:table-cell>
              <table:table-cell office:value-type="float" office:value="6.904">
                <text:p>6.904</text:p>
              </table:table-cell>
              <table:table-cell office:value-type="float" office:value="6.196">
                <text:p>6.196</text:p>
              </table:table-cell>
              <table:table-cell office:value-type="float" office:value="4.125">
                <text:p>4.125</text:p>
              </table:table-cell>
              <table:table-cell office:value-type="float" office:value="7.332">
                <text:p>7.332</text:p>
              </table:table-cell>
              <table:table-cell office:value-type="float" office:value="3.665">
                <text:p>3.6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.962">
                <text:p>8.962</text:p>
              </table:table-cell>
              <table:table-cell office:value-type="float" office:value="7.952">
                <text:p>7.952</text:p>
              </table:table-cell>
              <table:table-cell office:value-type="float" office:value="9.891">
                <text:p>9.891</text:p>
              </table:table-cell>
              <table:table-cell office:value-type="float" office:value="7.546">
                <text:p>7.546</text:p>
              </table:table-cell>
              <table:table-cell office:value-type="float" office:value="11.308">
                <text:p>11.308</text:p>
              </table:table-cell>
              <table:table-cell office:value-type="float" office:value="6.279">
                <text:p>6.279</text:p>
              </table:table-cell>
              <table:table-cell office:value-type="float" office:value="10.728">
                <text:p>10.728</text:p>
              </table:table-cell>
              <table:table-cell office:value-type="float" office:value="5.825">
                <text:p>5.8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.723">
                <text:p>11.723</text:p>
              </table:table-cell>
              <table:table-cell office:value-type="float" office:value="9.539">
                <text:p>9.539</text:p>
              </table:table-cell>
              <table:table-cell office:value-type="float" office:value="12.707">
                <text:p>12.707</text:p>
              </table:table-cell>
              <table:table-cell office:value-type="float" office:value="8.778">
                <text:p>8.778</text:p>
              </table:table-cell>
              <table:table-cell office:value-type="float" office:value="20.091">
                <text:p>20.091</text:p>
              </table:table-cell>
              <table:table-cell office:value-type="float" office:value="8.893">
                <text:p>8.893</text:p>
              </table:table-cell>
              <table:table-cell office:value-type="float" office:value="14.828">
                <text:p>14.828</text:p>
              </table:table-cell>
              <table:table-cell office:value-type="float" office:value="8.265">
                <text:p>8.2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.506">
                <text:p>13.506</text:p>
              </table:table-cell>
              <table:table-cell office:value-type="float" office:value="10.548">
                <text:p>10.548</text:p>
              </table:table-cell>
              <table:table-cell office:value-type="float" office:value="13.676">
                <text:p>13.676</text:p>
              </table:table-cell>
              <table:table-cell office:value-type="float" office:value="9.646">
                <text:p>9.646</text:p>
              </table:table-cell>
              <table:table-cell office:value-type="float" office:value="29.897">
                <text:p>29.897</text:p>
              </table:table-cell>
              <table:table-cell office:value-type="float" office:value="10.441">
                <text:p>10.441</text:p>
              </table:table-cell>
              <table:table-cell office:value-type="float" office:value="17.941">
                <text:p>17.941</text:p>
              </table:table-cell>
              <table:table-cell office:value-type="float" office:value="10.012">
                <text:p>10.0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7.548">
                <text:p>17.548</text:p>
              </table:table-cell>
              <table:table-cell office:value-type="float" office:value="12.078">
                <text:p>12.078</text:p>
              </table:table-cell>
              <table:table-cell office:value-type="float" office:value="16.028">
                <text:p>16.028</text:p>
              </table:table-cell>
              <table:table-cell office:value-type="float" office:value="11.024">
                <text:p>11.024</text:p>
              </table:table-cell>
              <table:table-cell office:value-type="float" office:value="42.053">
                <text:p>42.053</text:p>
              </table:table-cell>
              <table:table-cell office:value-type="float" office:value="11.044">
                <text:p>11.044</text:p>
              </table:table-cell>
              <table:table-cell office:value-type="float" office:value="18.228">
                <text:p>18.228</text:p>
              </table:table-cell>
              <table:table-cell office:value-type="float" office:value="10.598">
                <text:p>10.59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1.389">
                <text:p>21.389</text:p>
              </table:table-cell>
              <table:table-cell office:value-type="float" office:value="13.775">
                <text:p>13.775</text:p>
              </table:table-cell>
              <table:table-cell office:value-type="float" office:value="18.902">
                <text:p>18.902</text:p>
              </table:table-cell>
              <table:table-cell office:value-type="float" office:value="12.848">
                <text:p>12.848</text:p>
              </table:table-cell>
              <table:table-cell office:value-type="float" office:value="59.262">
                <text:p>59.262</text:p>
              </table:table-cell>
              <table:table-cell office:value-type="float" office:value="11.538">
                <text:p>11.538</text:p>
              </table:table-cell>
              <table:table-cell office:value-type="float" office:value="19.371">
                <text:p>19.371</text:p>
              </table:table-cell>
              <table:table-cell office:value-type="float" office:value="11.328">
                <text:p>11.32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.553">
                <text:p>25.553</text:p>
              </table:table-cell>
              <table:table-cell office:value-type="float" office:value="14.97">
                <text:p>14.97</text:p>
              </table:table-cell>
              <table:table-cell office:value-type="float" office:value="20.132">
                <text:p>20.132</text:p>
              </table:table-cell>
              <table:table-cell office:value-type="float" office:value="13.797">
                <text:p>13.797</text:p>
              </table:table-cell>
              <table:table-cell office:value-type="float" office:value="73.228">
                <text:p>73.228</text:p>
              </table:table-cell>
              <table:table-cell office:value-type="float" office:value="12.22">
                <text:p>12.22</text:p>
              </table:table-cell>
              <table:table-cell office:value-type="float" office:value="21.334">
                <text:p>21.334</text:p>
              </table:table-cell>
              <table:table-cell office:value-type="float" office:value="12.121">
                <text:p>12.12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20f71" draw:fill-color="#820f71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circle" chart:symbol-width="0.25cm" chart:symbol-height="0.25cm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824cm" svg:y="0.315cm" chart:style-name="ch2">
          <text:p>Total Latency &amp; Transactions per Second</text:p>
        </chart:title>
        <chart:subtitle svg:x="5.53cm" svg:y="1.273cm" chart:style-name="ch3">
          <text:p>High Workload, RPO≈10ms</text:p>
        </chart:subtitle>
        <chart:legend chart:legend-position="bottom" svg:x="2.896cm" svg:y="8.392cm" style:legend-expansion="wide" chart:style-name="ch4"/>
        <chart:plot-area chart:style-name="ch5" table:cell-range-address="Charts_005.B20:Charts_005.B29 Charts_005.BB19:Charts_005.BB29 Charts_005.BG19:Charts_005.BG29 Charts_005.DI19:Charts_005.DI29 Charts_005.DN19:Charts_005.DN29" chart:data-source-has-labels="both" svg:x="1.33cm" svg:y="2.135cm" svg:width="13.462cm" svg:height="4.913cm">
          <chartooo:coordinate-region svg:x="2.137cm" svg:y="2.334cm" svg:width="11.662cm" svg:height="4.067cm"/>
          <chart:axis chart:dimension="x" chart:name="primary-x" chart:style-name="ch6" chartooo:axis-type="auto">
            <chartooo:date-scale/>
            <chart:title svg:x="7.157cm" svg:y="7.227cm" chart:style-name="ch7">
              <text:p># of threads</text:p>
            </chart:title>
            <chart:categories table:cell-range-address="Charts_005.B20:Charts_005.B29"/>
            <chart:grid chart:style-name="ch8" chart:class="major"/>
          </chart:axis>
          <chart:axis chart:dimension="y" chart:name="primary-y" chart:style-name="ch9">
            <chart:title svg:x="0.451cm" svg:y="4.86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>
            <chart:title svg:x="15.111cm" svg:y="4.86cm" chart:style-name="ch10">
              <text:p>tps</text:p>
            </chart:title>
          </chart:axis>
          <chart:series chart:attached-axis="primary-y" chart:style-name="ch13" chart:values-cell-range-address="Charts_005.BB20:Charts_005.BB29" chart:label-cell-address="Charts_005.BB19:Charts_005.BB19" chart:class="chart:line">
            <chart:data-point chart:repeated="10"/>
          </chart:series>
          <chart:series chart:attached-axis="secondary-y" chart:style-name="ch14" chart:values-cell-range-address="Charts_005.BG20:Charts_005.BG29" chart:label-cell-address="Charts_005.BG19:Charts_005.BG19" chart:class="chart:line">
            <chart:data-point chart:repeated="2"/>
            <chart:data-point chart:style-name="ch15"/>
            <chart:data-point chart:repeated="7"/>
          </chart:series>
          <chart:series chart:attached-axis="primary-y" chart:style-name="ch16" chart:values-cell-range-address="Charts_005.DI20:Charts_005.DI29" chart:label-cell-address="Charts_005.DI19:Charts_005.DI19" chart:class="chart:line">
            <chart:data-point chart:repeated="10"/>
          </chart:series>
          <chart:series chart:attached-axis="secondary-y" chart:style-name="ch17" chart:values-cell-range-address="Charts_005.DN20:Charts_005.DN29" chart:label-cell-address="Charts_005.DN19:Charts_005.DN19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95th%</text:p>
                <draw:g>
                  <svg:desc>Charts_005.BB19:Charts_005.BB19</svg:desc>
                </draw:g>
              </table:table-cell>
              <table:table-cell office:value-type="string">
                <text:p>T/tps</text:p>
                <draw:g>
                  <svg:desc>Charts_005.BG19:Charts_005.BG19</svg:desc>
                </draw:g>
              </table:table-cell>
              <table:table-cell office:value-type="string">
                <text:p>J/total/95th%</text:p>
                <draw:g>
                  <svg:desc>Charts_005.DI19:Charts_005.DI19</svg:desc>
                </draw:g>
              </table:table-cell>
              <table:table-cell office:value-type="string">
                <text:p>J/tps</text:p>
                <draw:g>
                  <svg:desc>Charts_005.DN19:Charts_005.DN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5.B20:Charts_005.B29</svg:desc>
                </draw:g>
              </table:table-cell>
              <table:table-cell office:value-type="float" office:value="12.831">
                <text:p>12.831</text:p>
                <draw:g>
                  <svg:desc>Charts_005.BB20:Charts_005.BB29</svg:desc>
                </draw:g>
              </table:table-cell>
              <table:table-cell office:value-type="float" office:value="443.766">
                <text:p>443.766</text:p>
                <draw:g>
                  <svg:desc>Charts_005.BG20:Charts_005.BG29</svg:desc>
                </draw:g>
              </table:table-cell>
              <table:table-cell office:value-type="float" office:value="5.039">
                <text:p>5.039</text:p>
                <draw:g>
                  <svg:desc>Charts_005.DI20:Charts_005.DI29</svg:desc>
                </draw:g>
              </table:table-cell>
              <table:table-cell office:value-type="float" office:value="536.528">
                <text:p>536.528</text:p>
                <draw:g>
                  <svg:desc>Charts_005.DN20:Charts_005.DN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.79">
                <text:p>14.79</text:p>
              </table:table-cell>
              <table:table-cell office:value-type="float" office:value="830.839">
                <text:p>830.839</text:p>
              </table:table-cell>
              <table:table-cell office:value-type="float" office:value="7.301">
                <text:p>7.301</text:p>
              </table:table-cell>
              <table:table-cell office:value-type="float" office:value="1031.217">
                <text:p>1031.2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.935">
                <text:p>16.935</text:p>
              </table:table-cell>
              <table:table-cell office:value-type="float" office:value="1215.588">
                <text:p>1215.588</text:p>
              </table:table-cell>
              <table:table-cell office:value-type="float" office:value="12.111">
                <text:p>12.111</text:p>
              </table:table-cell>
              <table:table-cell office:value-type="float" office:value="1405.537">
                <text:p>1405.5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0.772">
                <text:p>20.772</text:p>
              </table:table-cell>
              <table:table-cell office:value-type="float" office:value="1443.837">
                <text:p>1443.837</text:p>
              </table:table-cell>
              <table:table-cell office:value-type="float" office:value="20.7">
                <text:p>20.7</text:p>
              </table:table-cell>
              <table:table-cell office:value-type="float" office:value="1571.624">
                <text:p>1571.6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.935">
                <text:p>22.935</text:p>
              </table:table-cell>
              <table:table-cell office:value-type="float" office:value="1741.635">
                <text:p>1741.635</text:p>
              </table:table-cell>
              <table:table-cell office:value-type="float" office:value="30.19">
                <text:p>30.19</text:p>
              </table:table-cell>
              <table:table-cell office:value-type="float" office:value="1669.577">
                <text:p>1669.5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9.878">
                <text:p>29.878</text:p>
              </table:table-cell>
              <table:table-cell office:value-type="float" office:value="1830.122">
                <text:p>1830.122</text:p>
              </table:table-cell>
              <table:table-cell office:value-type="float" office:value="45.802">
                <text:p>45.802</text:p>
              </table:table-cell>
              <table:table-cell office:value-type="float" office:value="1630.273">
                <text:p>1630.27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3.058">
                <text:p>33.058</text:p>
              </table:table-cell>
              <table:table-cell office:value-type="float" office:value="1986.283">
                <text:p>1986.283</text:p>
              </table:table-cell>
              <table:table-cell office:value-type="float" office:value="57.549">
                <text:p>57.549</text:p>
              </table:table-cell>
              <table:table-cell office:value-type="float" office:value="1680.095">
                <text:p>1680.09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9.704">
                <text:p>39.704</text:p>
              </table:table-cell>
              <table:table-cell office:value-type="float" office:value="2055.997">
                <text:p>2055.997</text:p>
              </table:table-cell>
              <table:table-cell office:value-type="float" office:value="70.416">
                <text:p>70.416</text:p>
              </table:table-cell>
              <table:table-cell office:value-type="float" office:value="1691.426">
                <text:p>1691.42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7.372">
                <text:p>47.372</text:p>
              </table:table-cell>
              <table:table-cell office:value-type="float" office:value="2028.835">
                <text:p>2028.835</text:p>
              </table:table-cell>
              <table:table-cell office:value-type="float" office:value="88.449">
                <text:p>88.449</text:p>
              </table:table-cell>
              <table:table-cell office:value-type="float" office:value="1657.135">
                <text:p>1657.13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1.645">
                <text:p>51.645</text:p>
              </table:table-cell>
              <table:table-cell office:value-type="float" office:value="2136.043">
                <text:p>2136.043</text:p>
              </table:table-cell>
              <table:table-cell office:value-type="float" office:value="101.085">
                <text:p>101.085</text:p>
              </table:table-cell>
              <table:table-cell office:value-type="float" office:value="1650.632">
                <text:p>1650.63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4.419cm" svg:y="0.315cm" chart:style-name="ch2">
          <text:p>Total Latency - Best to Worst Case</text:p>
        </chart:title>
        <chart:subtitle svg:x="5.901cm" svg:y="1.273cm" chart:style-name="ch3">
          <text:p>High Workload, RPO≈0</text:p>
        </chart:subtitle>
        <chart:legend chart:legend-position="end" svg:x="12.583cm" svg:y="2.453cm" style:legend-expansion="high" chart:style-name="ch4"/>
        <chart:plot-area chart:style-name="ch5" table:cell-range-address="Charts_005.B20:Charts_005.B29 Charts_005.AW19:Charts_005.AY29 Charts_005.BB19:Charts_005.BB29 Charts_005.DD19:Charts_005.DF29 Charts_005.DI19:Charts_005.DI29" chart:data-source-has-labels="both" svg:x="1.33cm" svg:y="2.135cm" svg:width="10.934cm" svg:height="5.696cm">
          <chartooo:coordinate-region svg:x="1.951cm" svg:y="2.334cm" svg:width="9.847cm" svg:height="4.85cm"/>
          <chart:axis chart:dimension="x" chart:name="primary-x" chart:style-name="ch6" chartooo:axis-type="auto">
            <chartooo:date-scale/>
            <chart:title svg:x="5.893cm" svg:y="8.01cm" chart:style-name="ch7">
              <text:p># of threads</text:p>
            </chart:title>
            <chart:categories table:cell-range-address="Charts_005.B20:Charts_005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5.AW20:Charts_005.AW29" chart:label-cell-address="Charts_005.AW19:Charts_005.AW19" chart:class="chart:line">
            <chart:data-point chart:repeated="10"/>
          </chart:series>
          <chart:series chart:attached-axis="primary-y" chart:style-name="ch14" chart:values-cell-range-address="Charts_005.AX20:Charts_005.AX29" chart:label-cell-address="Charts_005.AX19:Charts_005.AX19" chart:class="chart:line">
            <chart:data-point chart:repeated="10"/>
          </chart:series>
          <chart:series chart:attached-axis="primary-y" chart:style-name="ch15" chart:values-cell-range-address="Charts_005.AY20:Charts_005.AY29" chart:label-cell-address="Charts_005.AY19:Charts_005.AY19" chart:class="chart:line">
            <chart:data-point chart:repeated="10"/>
          </chart:series>
          <chart:series chart:attached-axis="primary-y" chart:style-name="ch16" chart:values-cell-range-address="Charts_005.BB20:Charts_005.BB29" chart:label-cell-address="Charts_005.BB19:Charts_005.BB19" chart:class="chart:line">
            <chart:data-point chart:repeated="10"/>
          </chart:series>
          <chart:series chart:attached-axis="primary-y" chart:style-name="ch17" chart:values-cell-range-address="Charts_005.DD20:Charts_005.DD29" chart:label-cell-address="Charts_005.DD19:Charts_005.DD19" chart:class="chart:line">
            <chart:data-point chart:repeated="10"/>
          </chart:series>
          <chart:series chart:attached-axis="primary-y" chart:style-name="ch18" chart:values-cell-range-address="Charts_005.DE20:Charts_005.DE29" chart:label-cell-address="Charts_005.DE19:Charts_005.DE19" chart:class="chart:line">
            <chart:data-point chart:repeated="10"/>
          </chart:series>
          <chart:series chart:attached-axis="primary-y" chart:style-name="ch19" chart:values-cell-range-address="Charts_005.DF20:Charts_005.DF29" chart:label-cell-address="Charts_005.DF19:Charts_005.DF19" chart:class="chart:line">
            <chart:data-point chart:repeated="10"/>
          </chart:series>
          <chart:series chart:attached-axis="primary-y" chart:style-name="ch20" chart:values-cell-range-address="Charts_005.DI20:Charts_005.DI29" chart:label-cell-address="Charts_005.DI19:Charts_005.DI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25th%</text:p>
                <draw:g>
                  <svg:desc>Charts_005.AW19:Charts_005.AW19</svg:desc>
                </draw:g>
              </table:table-cell>
              <table:table-cell office:value-type="string">
                <text:p>T/total/50th%</text:p>
                <draw:g>
                  <svg:desc>Charts_005.AX19:Charts_005.AX19</svg:desc>
                </draw:g>
              </table:table-cell>
              <table:table-cell office:value-type="string">
                <text:p>T/total/75th%</text:p>
                <draw:g>
                  <svg:desc>Charts_005.AY19:Charts_005.AY19</svg:desc>
                </draw:g>
              </table:table-cell>
              <table:table-cell office:value-type="string">
                <text:p>T/total/95th%</text:p>
                <draw:g>
                  <svg:desc>Charts_005.BB19:Charts_005.BB19</svg:desc>
                </draw:g>
              </table:table-cell>
              <table:table-cell office:value-type="string">
                <text:p>J/total/25th%</text:p>
                <draw:g>
                  <svg:desc>Charts_005.DD19:Charts_005.DD19</svg:desc>
                </draw:g>
              </table:table-cell>
              <table:table-cell office:value-type="string">
                <text:p>J/total/50th%</text:p>
                <draw:g>
                  <svg:desc>Charts_005.DE19:Charts_005.DE19</svg:desc>
                </draw:g>
              </table:table-cell>
              <table:table-cell office:value-type="string">
                <text:p>J/total/75th%</text:p>
                <draw:g>
                  <svg:desc>Charts_005.DF19:Charts_005.DF19</svg:desc>
                </draw:g>
              </table:table-cell>
              <table:table-cell office:value-type="string">
                <text:p>J/total/95th%</text:p>
                <draw:g>
                  <svg:desc>Charts_005.DI19:Charts_005.DI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5.B20:Charts_005.B29</svg:desc>
                </draw:g>
              </table:table-cell>
              <table:table-cell office:value-type="float" office:value="5.729">
                <text:p>5.729</text:p>
                <draw:g>
                  <svg:desc>Charts_005.AW20:Charts_005.AW29</svg:desc>
                </draw:g>
              </table:table-cell>
              <table:table-cell office:value-type="float" office:value="7.264">
                <text:p>7.264</text:p>
                <draw:g>
                  <svg:desc>Charts_005.AX20:Charts_005.AX29</svg:desc>
                </draw:g>
              </table:table-cell>
              <table:table-cell office:value-type="float" office:value="9.504">
                <text:p>9.504</text:p>
                <draw:g>
                  <svg:desc>Charts_005.AY20:Charts_005.AY29</svg:desc>
                </draw:g>
              </table:table-cell>
              <table:table-cell office:value-type="float" office:value="12.831">
                <text:p>12.831</text:p>
                <draw:g>
                  <svg:desc>Charts_005.BB20:Charts_005.BB29</svg:desc>
                </draw:g>
              </table:table-cell>
              <table:table-cell office:value-type="float" office:value="3.37">
                <text:p>3.37</text:p>
                <draw:g>
                  <svg:desc>Charts_005.DD20:Charts_005.DD29</svg:desc>
                </draw:g>
              </table:table-cell>
              <table:table-cell office:value-type="float" office:value="3.644">
                <text:p>3.644</text:p>
                <draw:g>
                  <svg:desc>Charts_005.DE20:Charts_005.DE29</svg:desc>
                </draw:g>
              </table:table-cell>
              <table:table-cell office:value-type="float" office:value="4.007">
                <text:p>4.007</text:p>
                <draw:g>
                  <svg:desc>Charts_005.DF20:Charts_005.DF29</svg:desc>
                </draw:g>
              </table:table-cell>
              <table:table-cell office:value-type="float" office:value="5.039">
                <text:p>5.039</text:p>
                <draw:g>
                  <svg:desc>Charts_005.DI20:Charts_005.DI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084">
                <text:p>6.084</text:p>
              </table:table-cell>
              <table:table-cell office:value-type="float" office:value="7.925">
                <text:p>7.925</text:p>
              </table:table-cell>
              <table:table-cell office:value-type="float" office:value="10.26">
                <text:p>10.26</text:p>
              </table:table-cell>
              <table:table-cell office:value-type="float" office:value="14.79">
                <text:p>14.79</text:p>
              </table:table-cell>
              <table:table-cell office:value-type="float" office:value="3.571">
                <text:p>3.571</text:p>
              </table:table-cell>
              <table:table-cell office:value-type="float" office:value="3.952">
                <text:p>3.952</text:p>
              </table:table-cell>
              <table:table-cell office:value-type="float" office:value="4.503">
                <text:p>4.503</text:p>
              </table:table-cell>
              <table:table-cell office:value-type="float" office:value="7.301">
                <text:p>7.3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777">
                <text:p>6.777</text:p>
              </table:table-cell>
              <table:table-cell office:value-type="float" office:value="9.042">
                <text:p>9.042</text:p>
              </table:table-cell>
              <table:table-cell office:value-type="float" office:value="11.645">
                <text:p>11.645</text:p>
              </table:table-cell>
              <table:table-cell office:value-type="float" office:value="16.935">
                <text:p>16.935</text:p>
              </table:table-cell>
              <table:table-cell office:value-type="float" office:value="4.426">
                <text:p>4.426</text:p>
              </table:table-cell>
              <table:table-cell office:value-type="float" office:value="5.177">
                <text:p>5.177</text:p>
              </table:table-cell>
              <table:table-cell office:value-type="float" office:value="6.271">
                <text:p>6.271</text:p>
              </table:table-cell>
              <table:table-cell office:value-type="float" office:value="12.111">
                <text:p>12.11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.046">
                <text:p>8.046</text:p>
              </table:table-cell>
              <table:table-cell office:value-type="float" office:value="10.843">
                <text:p>10.843</text:p>
              </table:table-cell>
              <table:table-cell office:value-type="float" office:value="14.108">
                <text:p>14.108</text:p>
              </table:table-cell>
              <table:table-cell office:value-type="float" office:value="20.772">
                <text:p>20.772</text:p>
              </table:table-cell>
              <table:table-cell office:value-type="float" office:value="6.661">
                <text:p>6.661</text:p>
              </table:table-cell>
              <table:table-cell office:value-type="float" office:value="8.434">
                <text:p>8.434</text:p>
              </table:table-cell>
              <table:table-cell office:value-type="float" office:value="10.895">
                <text:p>10.895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289">
                <text:p>9.289</text:p>
              </table:table-cell>
              <table:table-cell office:value-type="float" office:value="12.434">
                <text:p>12.434</text:p>
              </table:table-cell>
              <table:table-cell office:value-type="float" office:value="16.077">
                <text:p>16.077</text:p>
              </table:table-cell>
              <table:table-cell office:value-type="float" office:value="22.935">
                <text:p>22.935</text:p>
              </table:table-cell>
              <table:table-cell office:value-type="float" office:value="9.262">
                <text:p>9.262</text:p>
              </table:table-cell>
              <table:table-cell office:value-type="float" office:value="12.684">
                <text:p>12.684</text:p>
              </table:table-cell>
              <table:table-cell office:value-type="float" office:value="17.099">
                <text:p>17.099</text:p>
              </table:table-cell>
              <table:table-cell office:value-type="float" office:value="30.19">
                <text:p>30.1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.506">
                <text:p>11.506</text:p>
              </table:table-cell>
              <table:table-cell office:value-type="float" office:value="15.61">
                <text:p>15.61</text:p>
              </table:table-cell>
              <table:table-cell office:value-type="float" office:value="20.537">
                <text:p>20.537</text:p>
              </table:table-cell>
              <table:table-cell office:value-type="float" office:value="29.878">
                <text:p>29.878</text:p>
              </table:table-cell>
              <table:table-cell office:value-type="float" office:value="11.886">
                <text:p>11.886</text:p>
              </table:table-cell>
              <table:table-cell office:value-type="float" office:value="18.075">
                <text:p>18.075</text:p>
              </table:table-cell>
              <table:table-cell office:value-type="float" office:value="25.63">
                <text:p>25.63</text:p>
              </table:table-cell>
              <table:table-cell office:value-type="float" office:value="45.802">
                <text:p>45.8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.396">
                <text:p>13.396</text:p>
              </table:table-cell>
              <table:table-cell office:value-type="float" office:value="18.032">
                <text:p>18.032</text:p>
              </table:table-cell>
              <table:table-cell office:value-type="float" office:value="23.386">
                <text:p>23.386</text:p>
              </table:table-cell>
              <table:table-cell office:value-type="float" office:value="33.058">
                <text:p>33.058</text:p>
              </table:table-cell>
              <table:table-cell office:value-type="float" office:value="14.404">
                <text:p>14.404</text:p>
              </table:table-cell>
              <table:table-cell office:value-type="float" office:value="22.868">
                <text:p>22.868</text:p>
              </table:table-cell>
              <table:table-cell office:value-type="float" office:value="33.516">
                <text:p>33.516</text:p>
              </table:table-cell>
              <table:table-cell office:value-type="float" office:value="57.549">
                <text:p>57.54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5.906">
                <text:p>15.906</text:p>
              </table:table-cell>
              <table:table-cell office:value-type="float" office:value="21.514">
                <text:p>21.514</text:p>
              </table:table-cell>
              <table:table-cell office:value-type="float" office:value="27.977">
                <text:p>27.977</text:p>
              </table:table-cell>
              <table:table-cell office:value-type="float" office:value="39.704">
                <text:p>39.704</text:p>
              </table:table-cell>
              <table:table-cell office:value-type="float" office:value="16.653">
                <text:p>16.653</text:p>
              </table:table-cell>
              <table:table-cell office:value-type="float" office:value="27.485">
                <text:p>27.485</text:p>
              </table:table-cell>
              <table:table-cell office:value-type="float" office:value="41.119">
                <text:p>41.119</text:p>
              </table:table-cell>
              <table:table-cell office:value-type="float" office:value="70.416">
                <text:p>70.4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8.631">
                <text:p>18.631</text:p>
              </table:table-cell>
              <table:table-cell office:value-type="float" office:value="25.151">
                <text:p>25.151</text:p>
              </table:table-cell>
              <table:table-cell office:value-type="float" office:value="32.728">
                <text:p>32.728</text:p>
              </table:table-cell>
              <table:table-cell office:value-type="float" office:value="47.372">
                <text:p>47.372</text:p>
              </table:table-cell>
              <table:table-cell office:value-type="float" office:value="18.277">
                <text:p>18.277</text:p>
              </table:table-cell>
              <table:table-cell office:value-type="float" office:value="32.567">
                <text:p>32.567</text:p>
              </table:table-cell>
              <table:table-cell office:value-type="float" office:value="51">
                <text:p>51</text:p>
              </table:table-cell>
              <table:table-cell office:value-type="float" office:value="88.449">
                <text:p>88.44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1.05">
                <text:p>21.05</text:p>
              </table:table-cell>
              <table:table-cell office:value-type="float" office:value="28.368">
                <text:p>28.368</text:p>
              </table:table-cell>
              <table:table-cell office:value-type="float" office:value="36.87">
                <text:p>36.87</text:p>
              </table:table-cell>
              <table:table-cell office:value-type="float" office:value="51.645">
                <text:p>51.645</text:p>
              </table:table-cell>
              <table:table-cell office:value-type="float" office:value="21.392">
                <text:p>21.392</text:p>
              </table:table-cell>
              <table:table-cell office:value-type="float" office:value="38.334">
                <text:p>38.334</text:p>
              </table:table-cell>
              <table:table-cell office:value-type="float" office:value="60.887">
                <text:p>60.887</text:p>
              </table:table-cell>
              <table:table-cell office:value-type="float" office:value="101.085">
                <text:p>101.08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bd7cb5"/>
    </style:style>
    <style:style style:name="ch15" style:family="chart" style:data-style-name="N0">
      <style:chart-properties chart:symbol-type="none" chart:link-data-style-to-source="true"/>
      <style:graphic-properties svg:stroke-width="0.051cm" svg:stroke-color="#8f187c" draw:fill-color="#8f187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e8ac7"/>
    </style:style>
    <style:style style:name="ch18" style:family="chart">
      <style:chart-properties chart:solid-type="cuboid" chart:symbol-type="named-symbol" chart:symbol-name="bow-tie" chart:symbol-width="0.25cm" chart:symbol-height="0.25cm"/>
    </style:style>
    <style:style style:name="ch19" style:family="chart" style:data-style-name="N0">
      <style:chart-properties chart:symbol-type="none" chart:link-data-style-to-source="true"/>
      <style:graphic-properties svg:stroke-width="0.051cm" svg:stroke-color="#00599d" draw:fill-color="#00599d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52cm" svg:y="0.315cm" chart:style-name="ch2">
          <text:p>Total Latency - Average Values and Std Dev</text:p>
        </chart:title>
        <chart:subtitle svg:x="5.901cm" svg:y="1.273cm" chart:style-name="ch3">
          <text:p>High Workload, RPO≈0</text:p>
        </chart:subtitle>
        <chart:legend chart:legend-position="end" svg:x="11.763cm" svg:y="2.951cm" style:legend-expansion="high" chart:style-name="ch4"/>
        <chart:plot-area chart:style-name="ch5" table:cell-range-address="Charts_005.B20:Charts_005.B29 Charts_005.BE19:Charts_005.BF29 Charts_005.DL19:Charts_005.DM29" chart:data-source-has-labels="both" svg:x="1.33cm" svg:y="2.135cm" svg:width="10.114cm" svg:height="5.696cm">
          <chartooo:coordinate-region svg:x="1.951cm" svg:y="2.334cm" svg:width="9.213cm" svg:height="4.85cm"/>
          <chart:axis chart:dimension="x" chart:name="primary-x" chart:style-name="ch6" chartooo:axis-type="auto">
            <chartooo:date-scale/>
            <chart:title svg:x="5.483cm" svg:y="8.01cm" chart:style-name="ch7">
              <text:p># of threads</text:p>
            </chart:title>
            <chart:categories table:cell-range-address="Charts_005.B20:Charts_005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5.BE20:Charts_005.BE29" chart:label-cell-address="Charts_005.BE19:Charts_005.BE19" chart:class="chart:line">
            <chart:regression-curve chart:style-name="ch14"/>
            <chart:data-point chart:repeated="10"/>
          </chart:series>
          <chart:series chart:attached-axis="primary-y" chart:style-name="ch15" chart:values-cell-range-address="Charts_005.BF20:Charts_005.BF29" chart:label-cell-address="Charts_005.BF19:Charts_005.BF19" chart:class="chart:line">
            <chart:data-point chart:repeated="10"/>
          </chart:series>
          <chart:series chart:attached-axis="primary-y" chart:style-name="ch16" chart:values-cell-range-address="Charts_005.DL20:Charts_005.DL29" chart:label-cell-address="Charts_005.DL19:Charts_005.DL19" chart:class="chart:line">
            <chart:regression-curve chart:style-name="ch17"/>
            <chart:data-point chart:repeated="6"/>
            <chart:data-point chart:style-name="ch18" chart:repeated="2"/>
            <chart:data-point chart:repeated="2"/>
          </chart:series>
          <chart:series chart:attached-axis="primary-y" chart:style-name="ch19" chart:values-cell-range-address="Charts_005.DM20:Charts_005.DM29" chart:label-cell-address="Charts_005.DM19:Charts_005.DM19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avg</text:p>
                <draw:g>
                  <svg:desc>Charts_005.BE19:Charts_005.BE19</svg:desc>
                </draw:g>
              </table:table-cell>
              <table:table-cell office:value-type="string">
                <text:p>T/total/sd</text:p>
                <draw:g>
                  <svg:desc>Charts_005.BF19:Charts_005.BF19</svg:desc>
                </draw:g>
              </table:table-cell>
              <table:table-cell office:value-type="string">
                <text:p>J/total/avg</text:p>
                <draw:g>
                  <svg:desc>Charts_005.DL19:Charts_005.DL19</svg:desc>
                </draw:g>
              </table:table-cell>
              <table:table-cell office:value-type="string">
                <text:p>J/total/sd</text:p>
                <draw:g>
                  <svg:desc>Charts_005.DM19:Charts_005.DM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5.B20:Charts_005.B29</svg:desc>
                </draw:g>
              </table:table-cell>
              <table:table-cell office:value-type="float" office:value="7.723">
                <text:p>7.723</text:p>
                <draw:g>
                  <svg:desc>Charts_005.BE20:Charts_005.BE29</svg:desc>
                </draw:g>
              </table:table-cell>
              <table:table-cell office:value-type="float" office:value="3.234">
                <text:p>3.234</text:p>
                <draw:g>
                  <svg:desc>Charts_005.BF20:Charts_005.BF29</svg:desc>
                </draw:g>
              </table:table-cell>
              <table:table-cell office:value-type="float" office:value="4.106">
                <text:p>4.106</text:p>
                <draw:g>
                  <svg:desc>Charts_005.DL20:Charts_005.DL29</svg:desc>
                </draw:g>
              </table:table-cell>
              <table:table-cell office:value-type="float" office:value="5.076">
                <text:p>5.076</text:p>
                <draw:g>
                  <svg:desc>Charts_005.DM20:Charts_005.DM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.455">
                <text:p>9.455</text:p>
              </table:table-cell>
              <table:table-cell office:value-type="float" office:value="29.556">
                <text:p>29.556</text:p>
              </table:table-cell>
              <table:table-cell office:value-type="float" office:value="4.645">
                <text:p>4.645</text:p>
              </table:table-cell>
              <table:table-cell office:value-type="float" office:value="3.763">
                <text:p>3.76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.796">
                <text:p>9.796</text:p>
              </table:table-cell>
              <table:table-cell office:value-type="float" office:value="6.778">
                <text:p>6.778</text:p>
              </table:table-cell>
              <table:table-cell office:value-type="float" office:value="6.451">
                <text:p>6.451</text:p>
              </table:table-cell>
              <table:table-cell office:value-type="float" office:value="6.541">
                <text:p>6.54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.466">
                <text:p>12.466</text:p>
              </table:table-cell>
              <table:table-cell office:value-type="float" office:value="24.648">
                <text:p>24.648</text:p>
              </table:table-cell>
              <table:table-cell office:value-type="float" office:value="10.406">
                <text:p>10.406</text:p>
              </table:table-cell>
              <table:table-cell office:value-type="float" office:value="12.786">
                <text:p>12.78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.624">
                <text:p>13.624</text:p>
              </table:table-cell>
              <table:table-cell office:value-type="float" office:value="12.642">
                <text:p>12.642</text:p>
              </table:table-cell>
              <table:table-cell office:value-type="float" office:value="14.912">
                <text:p>14.912</text:p>
              </table:table-cell>
              <table:table-cell office:value-type="float" office:value="11.094">
                <text:p>11.09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7.127">
                <text:p>17.127</text:p>
              </table:table-cell>
              <table:table-cell office:value-type="float" office:value="12.21">
                <text:p>12.21</text:p>
              </table:table-cell>
              <table:table-cell office:value-type="float" office:value="21.477">
                <text:p>21.477</text:p>
              </table:table-cell>
              <table:table-cell office:value-type="float" office:value="19.236">
                <text:p>19.23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9.439">
                <text:p>19.439</text:p>
              </table:table-cell>
              <table:table-cell office:value-type="float" office:value="13.967">
                <text:p>13.967</text:p>
              </table:table-cell>
              <table:table-cell office:value-type="float" office:value="26.411">
                <text:p>26.411</text:p>
              </table:table-cell>
              <table:table-cell office:value-type="float" office:value="17.71">
                <text:p>17.7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3.098">
                <text:p>23.098</text:p>
              </table:table-cell>
              <table:table-cell office:value-type="float" office:value="14.878">
                <text:p>14.878</text:p>
              </table:table-cell>
              <table:table-cell office:value-type="float" office:value="31.992">
                <text:p>31.992</text:p>
              </table:table-cell>
              <table:table-cell office:value-type="float" office:value="22.366">
                <text:p>22.36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7.769">
                <text:p>27.769</text:p>
              </table:table-cell>
              <table:table-cell office:value-type="float" office:value="21.014">
                <text:p>21.014</text:p>
              </table:table-cell>
              <table:table-cell office:value-type="float" office:value="38.679">
                <text:p>38.679</text:p>
              </table:table-cell>
              <table:table-cell office:value-type="float" office:value="28.913">
                <text:p>28.9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0.272">
                <text:p>30.272</text:p>
              </table:table-cell>
              <table:table-cell office:value-type="float" office:value="18.689">
                <text:p>18.689</text:p>
              </table:table-cell>
              <table:table-cell office:value-type="float" office:value="45.019">
                <text:p>45.019</text:p>
              </table:table-cell>
              <table:table-cell office:value-type="float" office:value="31.809">
                <text:p>31.80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5.941cm" svg:y="0.315cm" chart:style-name="ch2">
          <text:p>API Response Time</text:p>
        </chart:title>
        <chart:subtitle svg:x="5.57cm" svg:y="1.273cm" chart:style-name="ch3">
          <text:p>Extreme Workload, RPO≈0</text:p>
        </chart:subtitle>
        <chart:legend chart:legend-position="end" svg:x="11.631cm" svg:y="2.453cm" style:legend-expansion="high" chart:style-name="ch4"/>
        <chart:plot-area chart:style-name="ch5" table:cell-range-address="Charts_006.B20:Charts_006.B29 Charts_006.J19:Charts_006.J29 Charts_006.U19:Charts_006.U29 Charts_006.AF19:Charts_006.AF29 Charts_006.AQ19:Charts_006.AQ29 Charts_006.BQ19:Charts_006.BQ29 Charts_006.CB19:Charts_006.CB29 Charts_006.CM19:Charts_006.CM29 Charts_006.CX19:Charts_006.CX29" chart:data-source-has-labels="both" svg:x="1.33cm" svg:y="2.135cm" svg:width="9.982cm" svg:height="5.696cm">
          <chartooo:coordinate-region svg:x="1.951cm" svg:y="2.335cm" svg:width="9.081cm" svg:height="4.849cm"/>
          <chart:axis chart:dimension="x" chart:name="primary-x" chart:style-name="ch6" chartooo:axis-type="auto">
            <chartooo:date-scale/>
            <chart:title svg:x="5.417cm" svg:y="8.01cm" chart:style-name="ch7">
              <text:p># of threads</text:p>
            </chart:title>
            <chart:categories table:cell-range-address="Charts_006.B20:Charts_006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6.J20:Charts_006.J29" chart:label-cell-address="Charts_006.J19:Charts_006.J19" chart:class="chart:line">
            <chart:data-point chart:repeated="10"/>
          </chart:series>
          <chart:series chart:attached-axis="primary-y" chart:style-name="ch14" chart:values-cell-range-address="Charts_006.U20:Charts_006.U29" chart:label-cell-address="Charts_006.U19:Charts_006.U19" chart:class="chart:line">
            <chart:data-point chart:repeated="10"/>
          </chart:series>
          <chart:series chart:attached-axis="primary-y" chart:style-name="ch15" chart:values-cell-range-address="Charts_006.AF20:Charts_006.AF29" chart:label-cell-address="Charts_006.AF19:Charts_006.AF19" chart:class="chart:line">
            <chart:data-point chart:repeated="10"/>
          </chart:series>
          <chart:series chart:attached-axis="primary-y" chart:style-name="ch16" chart:values-cell-range-address="Charts_006.AQ20:Charts_006.AQ29" chart:label-cell-address="Charts_006.AQ19:Charts_006.AQ19" chart:class="chart:line">
            <chart:data-point chart:repeated="10"/>
          </chart:series>
          <chart:series chart:attached-axis="primary-y" chart:style-name="ch17" chart:values-cell-range-address="Charts_006.BQ20:Charts_006.BQ29" chart:label-cell-address="Charts_006.BQ19:Charts_006.BQ19" chart:class="chart:line">
            <chart:data-point chart:repeated="10"/>
          </chart:series>
          <chart:series chart:attached-axis="primary-y" chart:style-name="ch18" chart:values-cell-range-address="Charts_006.CB20:Charts_006.CB29" chart:label-cell-address="Charts_006.CB19:Charts_006.CB19" chart:class="chart:line">
            <chart:data-point chart:repeated="10"/>
          </chart:series>
          <chart:series chart:attached-axis="primary-y" chart:style-name="ch19" chart:values-cell-range-address="Charts_006.CM20:Charts_006.CM29" chart:label-cell-address="Charts_006.CM19:Charts_006.CM19" chart:class="chart:line">
            <chart:data-point chart:repeated="10"/>
          </chart:series>
          <chart:series chart:attached-axis="primary-y" chart:style-name="ch20" chart:values-cell-range-address="Charts_006.CX20:Charts_006.CX29" chart:label-cell-address="Charts_006.CX19:Charts_006.CX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x_open/95th%</text:p>
                <draw:g>
                  <svg:desc>Charts_006.J19:Charts_006.J19</svg:desc>
                </draw:g>
              </table:table-cell>
              <table:table-cell office:value-type="string">
                <text:p>T/tx_begin/95th%</text:p>
                <draw:g>
                  <svg:desc>Charts_006.U19:Charts_006.U19</svg:desc>
                </draw:g>
              </table:table-cell>
              <table:table-cell office:value-type="string">
                <text:p>T/tx_commit/95th%</text:p>
                <draw:g>
                  <svg:desc>Charts_006.AF19:Charts_006.AF19</svg:desc>
                </draw:g>
              </table:table-cell>
              <table:table-cell office:value-type="string">
                <text:p>T/tx_close/95th%</text:p>
                <draw:g>
                  <svg:desc>Charts_006.AQ19:Charts_006.AQ19</svg:desc>
                </draw:g>
              </table:table-cell>
              <table:table-cell office:value-type="string">
                <text:p>J/tx_open/95th%</text:p>
                <draw:g>
                  <svg:desc>Charts_006.BQ19:Charts_006.BQ19</svg:desc>
                </draw:g>
              </table:table-cell>
              <table:table-cell office:value-type="string">
                <text:p>J/tx_begin/95th%</text:p>
                <draw:g>
                  <svg:desc>Charts_006.CB19:Charts_006.CB19</svg:desc>
                </draw:g>
              </table:table-cell>
              <table:table-cell office:value-type="string">
                <text:p>J/tx_commit/95th%</text:p>
                <draw:g>
                  <svg:desc>Charts_006.CM19:Charts_006.CM19</svg:desc>
                </draw:g>
              </table:table-cell>
              <table:table-cell office:value-type="string">
                <text:p>J/tx_close/95th%</text:p>
                <draw:g>
                  <svg:desc>Charts_006.CX19:Charts_006.CX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6.B20:Charts_006.B29</svg:desc>
                </draw:g>
              </table:table-cell>
              <table:table-cell office:value-type="float" office:value="5.668">
                <text:p>5.668</text:p>
                <draw:g>
                  <svg:desc>Charts_006.J20:Charts_006.J29</svg:desc>
                </draw:g>
              </table:table-cell>
              <table:table-cell office:value-type="float" office:value="4.235">
                <text:p>4.235</text:p>
                <draw:g>
                  <svg:desc>Charts_006.U20:Charts_006.U29</svg:desc>
                </draw:g>
              </table:table-cell>
              <table:table-cell office:value-type="float" office:value="6.383">
                <text:p>6.383</text:p>
                <draw:g>
                  <svg:desc>Charts_006.AF20:Charts_006.AF29</svg:desc>
                </draw:g>
              </table:table-cell>
              <table:table-cell office:value-type="float" office:value="5.224">
                <text:p>5.224</text:p>
                <draw:g>
                  <svg:desc>Charts_006.AQ20:Charts_006.AQ29</svg:desc>
                </draw:g>
              </table:table-cell>
              <table:table-cell office:value-type="float" office:value="3.02">
                <text:p>3.02</text:p>
                <draw:g>
                  <svg:desc>Charts_006.BQ20:Charts_006.BQ29</svg:desc>
                </draw:g>
              </table:table-cell>
              <table:table-cell office:value-type="float" office:value="1.593">
                <text:p>1.593</text:p>
                <draw:g>
                  <svg:desc>Charts_006.CB20:Charts_006.CB29</svg:desc>
                </draw:g>
              </table:table-cell>
              <table:table-cell office:value-type="float" office:value="2.989">
                <text:p>2.989</text:p>
                <draw:g>
                  <svg:desc>Charts_006.CM20:Charts_006.CM29</svg:desc>
                </draw:g>
              </table:table-cell>
              <table:table-cell office:value-type="float" office:value="1.456">
                <text:p>1.456</text:p>
                <draw:g>
                  <svg:desc>Charts_006.CX20:Charts_006.CX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816">
                <text:p>6.816</text:p>
              </table:table-cell>
              <table:table-cell office:value-type="float" office:value="5.423">
                <text:p>5.423</text:p>
              </table:table-cell>
              <table:table-cell office:value-type="float" office:value="8.3">
                <text:p>8.3</text:p>
              </table:table-cell>
              <table:table-cell office:value-type="float" office:value="6.065">
                <text:p>6.065</text:p>
              </table:table-cell>
              <table:table-cell office:value-type="float" office:value="3.98">
                <text:p>3.98</text:p>
              </table:table-cell>
              <table:table-cell office:value-type="float" office:value="2.634">
                <text:p>2.634</text:p>
              </table:table-cell>
              <table:table-cell office:value-type="float" office:value="4.519">
                <text:p>4.519</text:p>
              </table:table-cell>
              <table:table-cell office:value-type="float" office:value="2.363">
                <text:p>2.36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.133">
                <text:p>8.133</text:p>
              </table:table-cell>
              <table:table-cell office:value-type="float" office:value="7.152">
                <text:p>7.152</text:p>
              </table:table-cell>
              <table:table-cell office:value-type="float" office:value="9.296">
                <text:p>9.296</text:p>
              </table:table-cell>
              <table:table-cell office:value-type="float" office:value="6.838">
                <text:p>6.838</text:p>
              </table:table-cell>
              <table:table-cell office:value-type="float" office:value="6.082">
                <text:p>6.082</text:p>
              </table:table-cell>
              <table:table-cell office:value-type="float" office:value="4.389">
                <text:p>4.389</text:p>
              </table:table-cell>
              <table:table-cell office:value-type="float" office:value="6.859">
                <text:p>6.85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.555">
                <text:p>9.555</text:p>
              </table:table-cell>
              <table:table-cell office:value-type="float" office:value="8.313">
                <text:p>8.313</text:p>
              </table:table-cell>
              <table:table-cell office:value-type="float" office:value="10.578">
                <text:p>10.578</text:p>
              </table:table-cell>
              <table:table-cell office:value-type="float" office:value="7.63">
                <text:p>7.63</text:p>
              </table:table-cell>
              <table:table-cell office:value-type="float" office:value="10.112">
                <text:p>10.112</text:p>
              </table:table-cell>
              <table:table-cell office:value-type="float" office:value="6.462">
                <text:p>6.462</text:p>
              </table:table-cell>
              <table:table-cell office:value-type="float" office:value="10.015">
                <text:p>10.015</text:p>
              </table:table-cell>
              <table:table-cell office:value-type="float" office:value="5.786">
                <text:p>5.78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.055">
                <text:p>12.055</text:p>
              </table:table-cell>
              <table:table-cell office:value-type="float" office:value="10.097">
                <text:p>10.097</text:p>
              </table:table-cell>
              <table:table-cell office:value-type="float" office:value="13.326">
                <text:p>13.326</text:p>
              </table:table-cell>
              <table:table-cell office:value-type="float" office:value="9.148">
                <text:p>9.148</text:p>
              </table:table-cell>
              <table:table-cell office:value-type="float" office:value="15.691">
                <text:p>15.691</text:p>
              </table:table-cell>
              <table:table-cell office:value-type="float" office:value="8.716">
                <text:p>8.716</text:p>
              </table:table-cell>
              <table:table-cell office:value-type="float" office:value="13.573">
                <text:p>13.573</text:p>
              </table:table-cell>
              <table:table-cell office:value-type="float" office:value="7.846">
                <text:p>7.84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.466">
                <text:p>16.466</text:p>
              </table:table-cell>
              <table:table-cell office:value-type="float" office:value="12.54">
                <text:p>12.54</text:p>
              </table:table-cell>
              <table:table-cell office:value-type="float" office:value="17.871">
                <text:p>17.871</text:p>
              </table:table-cell>
              <table:table-cell office:value-type="float" office:value="11.71">
                <text:p>11.71</text:p>
              </table:table-cell>
              <table:table-cell office:value-type="float" office:value="23.118">
                <text:p>23.118</text:p>
              </table:table-cell>
              <table:table-cell office:value-type="float" office:value="10.015">
                <text:p>10.015</text:p>
              </table:table-cell>
              <table:table-cell office:value-type="float" office:value="15.303">
                <text:p>15.303</text:p>
              </table:table-cell>
              <table:table-cell office:value-type="float" office:value="9.131">
                <text:p>9.13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9.573">
                <text:p>19.573</text:p>
              </table:table-cell>
              <table:table-cell office:value-type="float" office:value="13.73">
                <text:p>13.73</text:p>
              </table:table-cell>
              <table:table-cell office:value-type="float" office:value="19.401">
                <text:p>19.401</text:p>
              </table:table-cell>
              <table:table-cell office:value-type="float" office:value="12.648">
                <text:p>12.648</text:p>
              </table:table-cell>
              <table:table-cell office:value-type="float" office:value="33.397">
                <text:p>33.397</text:p>
              </table:table-cell>
              <table:table-cell office:value-type="float" office:value="9.884">
                <text:p>9.884</text:p>
              </table:table-cell>
              <table:table-cell office:value-type="float" office:value="15.599">
                <text:p>15.599</text:p>
              </table:table-cell>
              <table:table-cell office:value-type="float" office:value="9.342">
                <text:p>9.34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.324">
                <text:p>22.324</text:p>
              </table:table-cell>
              <table:table-cell office:value-type="float" office:value="14.529">
                <text:p>14.529</text:p>
              </table:table-cell>
              <table:table-cell office:value-type="float" office:value="21.127">
                <text:p>21.127</text:p>
              </table:table-cell>
              <table:table-cell office:value-type="float" office:value="13.479">
                <text:p>13.479</text:p>
              </table:table-cell>
              <table:table-cell office:value-type="float" office:value="46.796">
                <text:p>46.796</text:p>
              </table:table-cell>
              <table:table-cell office:value-type="float" office:value="10.637">
                <text:p>10.637</text:p>
              </table:table-cell>
              <table:table-cell office:value-type="float" office:value="16.858">
                <text:p>16.858</text:p>
              </table:table-cell>
              <table:table-cell office:value-type="float" office:value="10.033">
                <text:p>10.03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7.18">
                <text:p>27.18</text:p>
              </table:table-cell>
              <table:table-cell office:value-type="float" office:value="15.953">
                <text:p>15.953</text:p>
              </table:table-cell>
              <table:table-cell office:value-type="float" office:value="23.216">
                <text:p>23.216</text:p>
              </table:table-cell>
              <table:table-cell office:value-type="float" office:value="15.106">
                <text:p>15.106</text:p>
              </table:table-cell>
              <table:table-cell office:value-type="float" office:value="60.768">
                <text:p>60.768</text:p>
              </table:table-cell>
              <table:table-cell office:value-type="float" office:value="12.261">
                <text:p>12.261</text:p>
              </table:table-cell>
              <table:table-cell office:value-type="float" office:value="19.468">
                <text:p>19.468</text:p>
              </table:table-cell>
              <table:table-cell office:value-type="float" office:value="11.153">
                <text:p>11.1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2.599">
                <text:p>32.599</text:p>
              </table:table-cell>
              <table:table-cell office:value-type="float" office:value="17.157">
                <text:p>17.157</text:p>
              </table:table-cell>
              <table:table-cell office:value-type="float" office:value="25.293">
                <text:p>25.293</text:p>
              </table:table-cell>
              <table:table-cell office:value-type="float" office:value="16.665">
                <text:p>16.665</text:p>
              </table:table-cell>
              <table:table-cell office:value-type="float" office:value="78.911">
                <text:p>78.911</text:p>
              </table:table-cell>
              <table:table-cell office:value-type="float" office:value="12.669">
                <text:p>12.669</text:p>
              </table:table-cell>
              <table:table-cell office:value-type="float" office:value="20.491">
                <text:p>20.491</text:p>
              </table:table-cell>
              <table:table-cell office:value-type="float" office:value="11.827">
                <text:p>11.82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20f71" draw:fill-color="#820f71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circle" chart:symbol-width="0.25cm" chart:symbol-height="0.25cm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824cm" svg:y="0.315cm" chart:style-name="ch2">
          <text:p>Total Latency &amp; Transactions per Second</text:p>
        </chart:title>
        <chart:subtitle svg:x="5.57cm" svg:y="1.273cm" chart:style-name="ch3">
          <text:p>Extreme Workload, RPO≈0</text:p>
        </chart:subtitle>
        <chart:legend chart:legend-position="bottom" svg:x="2.896cm" svg:y="8.392cm" style:legend-expansion="wide" chart:style-name="ch4"/>
        <chart:plot-area chart:style-name="ch5" table:cell-range-address="Charts_006.B20:Charts_006.B29 Charts_006.BB19:Charts_006.BB29 Charts_006.BG19:Charts_006.BG29 Charts_006.DI19:Charts_006.DI29 Charts_006.DN19:Charts_006.DN29" chart:data-source-has-labels="both" svg:x="1.33cm" svg:y="2.135cm" svg:width="13.462cm" svg:height="4.913cm">
          <chartooo:coordinate-region svg:x="2.137cm" svg:y="2.334cm" svg:width="11.662cm" svg:height="4.067cm"/>
          <chart:axis chart:dimension="x" chart:name="primary-x" chart:style-name="ch6" chartooo:axis-type="auto">
            <chartooo:date-scale/>
            <chart:title svg:x="7.157cm" svg:y="7.227cm" chart:style-name="ch7">
              <text:p># of threads</text:p>
            </chart:title>
            <chart:categories table:cell-range-address="Charts_006.B20:Charts_006.B29"/>
            <chart:grid chart:style-name="ch8" chart:class="major"/>
          </chart:axis>
          <chart:axis chart:dimension="y" chart:name="primary-y" chart:style-name="ch9">
            <chart:title svg:x="0.451cm" svg:y="4.86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>
            <chart:title svg:x="15.111cm" svg:y="4.86cm" chart:style-name="ch10">
              <text:p>tps</text:p>
            </chart:title>
          </chart:axis>
          <chart:series chart:attached-axis="primary-y" chart:style-name="ch13" chart:values-cell-range-address="Charts_006.BB20:Charts_006.BB29" chart:label-cell-address="Charts_006.BB19:Charts_006.BB19" chart:class="chart:line">
            <chart:data-point chart:repeated="10"/>
          </chart:series>
          <chart:series chart:attached-axis="secondary-y" chart:style-name="ch14" chart:values-cell-range-address="Charts_006.BG20:Charts_006.BG29" chart:label-cell-address="Charts_006.BG19:Charts_006.BG19" chart:class="chart:line">
            <chart:data-point chart:repeated="2"/>
            <chart:data-point chart:style-name="ch15"/>
            <chart:data-point chart:repeated="7"/>
          </chart:series>
          <chart:series chart:attached-axis="primary-y" chart:style-name="ch16" chart:values-cell-range-address="Charts_006.DI20:Charts_006.DI29" chart:label-cell-address="Charts_006.DI19:Charts_006.DI19" chart:class="chart:line">
            <chart:data-point chart:repeated="10"/>
          </chart:series>
          <chart:series chart:attached-axis="secondary-y" chart:style-name="ch17" chart:values-cell-range-address="Charts_006.DN20:Charts_006.DN29" chart:label-cell-address="Charts_006.DN19:Charts_006.DN19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95th%</text:p>
                <draw:g>
                  <svg:desc>Charts_006.BB19:Charts_006.BB19</svg:desc>
                </draw:g>
              </table:table-cell>
              <table:table-cell office:value-type="string">
                <text:p>T/tps</text:p>
                <draw:g>
                  <svg:desc>Charts_006.BG19:Charts_006.BG19</svg:desc>
                </draw:g>
              </table:table-cell>
              <table:table-cell office:value-type="string">
                <text:p>J/total/95th%</text:p>
                <draw:g>
                  <svg:desc>Charts_006.DI19:Charts_006.DI19</svg:desc>
                </draw:g>
              </table:table-cell>
              <table:table-cell office:value-type="string">
                <text:p>J/tps</text:p>
                <draw:g>
                  <svg:desc>Charts_006.DN19:Charts_006.DN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6.B20:Charts_006.B29</svg:desc>
                </draw:g>
              </table:table-cell>
              <table:table-cell office:value-type="float" office:value="12.356">
                <text:p>12.356</text:p>
                <draw:g>
                  <svg:desc>Charts_006.BB20:Charts_006.BB29</svg:desc>
                </draw:g>
              </table:table-cell>
              <table:table-cell office:value-type="float" office:value="773.836">
                <text:p>773.836</text:p>
                <draw:g>
                  <svg:desc>Charts_006.BG20:Charts_006.BG29</svg:desc>
                </draw:g>
              </table:table-cell>
              <table:table-cell office:value-type="float" office:value="9.096">
                <text:p>9.096</text:p>
                <draw:g>
                  <svg:desc>Charts_006.DI20:Charts_006.DI29</svg:desc>
                </draw:g>
              </table:table-cell>
              <table:table-cell office:value-type="float" office:value="951.042">
                <text:p>951.042</text:p>
                <draw:g>
                  <svg:desc>Charts_006.DN20:Charts_006.DN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.15">
                <text:p>16.15</text:p>
              </table:table-cell>
              <table:table-cell office:value-type="float" office:value="1262.787">
                <text:p>1262.787</text:p>
              </table:table-cell>
              <table:table-cell office:value-type="float" office:value="11.597">
                <text:p>11.597</text:p>
              </table:table-cell>
              <table:table-cell office:value-type="float" office:value="1546.556">
                <text:p>1546.5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0.174">
                <text:p>20.174</text:p>
              </table:table-cell>
              <table:table-cell office:value-type="float" office:value="1678.452">
                <text:p>1678.452</text:p>
              </table:table-cell>
              <table:table-cell office:value-type="float" office:value="17.129">
                <text:p>17.129</text:p>
              </table:table-cell>
              <table:table-cell office:value-type="float" office:value="1694.304">
                <text:p>1694.30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.687">
                <text:p>23.687</text:p>
              </table:table-cell>
              <table:table-cell office:value-type="float" office:value="1943.736">
                <text:p>1943.736</text:p>
              </table:table-cell>
              <table:table-cell office:value-type="float" office:value="25.691">
                <text:p>25.691</text:p>
              </table:table-cell>
              <table:table-cell office:value-type="float" office:value="1767.744">
                <text:p>1767.7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.885">
                <text:p>30.885</text:p>
              </table:table-cell>
              <table:table-cell office:value-type="float" office:value="2016.959">
                <text:p>2016.959</text:p>
              </table:table-cell>
              <table:table-cell office:value-type="float" office:value="36.976">
                <text:p>36.976</text:p>
              </table:table-cell>
              <table:table-cell office:value-type="float" office:value="1694.963">
                <text:p>1694.96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1.361">
                <text:p>41.361</text:p>
              </table:table-cell>
              <table:table-cell office:value-type="float" office:value="1910.453">
                <text:p>1910.453</text:p>
              </table:table-cell>
              <table:table-cell office:value-type="float" office:value="46.631">
                <text:p>46.631</text:p>
              </table:table-cell>
              <table:table-cell office:value-type="float" office:value="1746.552">
                <text:p>1746.55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5.421">
                <text:p>45.421</text:p>
              </table:table-cell>
              <table:table-cell office:value-type="float" office:value="2067.388">
                <text:p>2067.388</text:p>
              </table:table-cell>
              <table:table-cell office:value-type="float" office:value="57.724">
                <text:p>57.724</text:p>
              </table:table-cell>
              <table:table-cell office:value-type="float" office:value="1752.545">
                <text:p>1752.54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9.946">
                <text:p>49.946</text:p>
              </table:table-cell>
              <table:table-cell office:value-type="float" office:value="2125.517">
                <text:p>2125.517</text:p>
              </table:table-cell>
              <table:table-cell office:value-type="float" office:value="72.971">
                <text:p>72.971</text:p>
              </table:table-cell>
              <table:table-cell office:value-type="float" office:value="1724.99">
                <text:p>1724.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7.476">
                <text:p>57.476</text:p>
              </table:table-cell>
              <table:table-cell office:value-type="float" office:value="2120.049">
                <text:p>2120.049</text:p>
              </table:table-cell>
              <table:table-cell office:value-type="float" office:value="90.416">
                <text:p>90.416</text:p>
              </table:table-cell>
              <table:table-cell office:value-type="float" office:value="1666.647">
                <text:p>1666.64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4.634">
                <text:p>64.634</text:p>
              </table:table-cell>
              <table:table-cell office:value-type="float" office:value="2149.741">
                <text:p>2149.741</text:p>
              </table:table-cell>
              <table:table-cell office:value-type="float" office:value="109.166">
                <text:p>109.166</text:p>
              </table:table-cell>
              <table:table-cell office:value-type="float" office:value="1685.169">
                <text:p>1685.16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4.419cm" svg:y="0.315cm" chart:style-name="ch2">
          <text:p>Total Latency - Best to Worst Case</text:p>
        </chart:title>
        <chart:subtitle svg:x="5.57cm" svg:y="1.273cm" chart:style-name="ch3">
          <text:p>Extreme Workload, RPO≈0</text:p>
        </chart:subtitle>
        <chart:legend chart:legend-position="end" svg:x="12.583cm" svg:y="2.453cm" style:legend-expansion="high" chart:style-name="ch4"/>
        <chart:plot-area chart:style-name="ch5" table:cell-range-address="Charts_006.B20:Charts_006.B29 Charts_006.AW19:Charts_006.AY29 Charts_006.BB19:Charts_006.BB29 Charts_006.DD19:Charts_006.DF29 Charts_006.DI19:Charts_006.DI29" chart:data-source-has-labels="both" svg:x="1.33cm" svg:y="2.135cm" svg:width="10.934cm" svg:height="5.696cm">
          <chartooo:coordinate-region svg:x="1.951cm" svg:y="2.334cm" svg:width="9.847cm" svg:height="4.85cm"/>
          <chart:axis chart:dimension="x" chart:name="primary-x" chart:style-name="ch6" chartooo:axis-type="auto">
            <chartooo:date-scale/>
            <chart:title svg:x="5.893cm" svg:y="8.01cm" chart:style-name="ch7">
              <text:p># of threads</text:p>
            </chart:title>
            <chart:categories table:cell-range-address="Charts_006.B20:Charts_006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6.AW20:Charts_006.AW29" chart:label-cell-address="Charts_006.AW19:Charts_006.AW19" chart:class="chart:line">
            <chart:data-point chart:repeated="10"/>
          </chart:series>
          <chart:series chart:attached-axis="primary-y" chart:style-name="ch14" chart:values-cell-range-address="Charts_006.AX20:Charts_006.AX29" chart:label-cell-address="Charts_006.AX19:Charts_006.AX19" chart:class="chart:line">
            <chart:data-point chart:repeated="10"/>
          </chart:series>
          <chart:series chart:attached-axis="primary-y" chart:style-name="ch15" chart:values-cell-range-address="Charts_006.AY20:Charts_006.AY29" chart:label-cell-address="Charts_006.AY19:Charts_006.AY19" chart:class="chart:line">
            <chart:data-point chart:repeated="10"/>
          </chart:series>
          <chart:series chart:attached-axis="primary-y" chart:style-name="ch16" chart:values-cell-range-address="Charts_006.BB20:Charts_006.BB29" chart:label-cell-address="Charts_006.BB19:Charts_006.BB19" chart:class="chart:line">
            <chart:data-point chart:repeated="10"/>
          </chart:series>
          <chart:series chart:attached-axis="primary-y" chart:style-name="ch17" chart:values-cell-range-address="Charts_006.DD20:Charts_006.DD29" chart:label-cell-address="Charts_006.DD19:Charts_006.DD19" chart:class="chart:line">
            <chart:data-point chart:repeated="10"/>
          </chart:series>
          <chart:series chart:attached-axis="primary-y" chart:style-name="ch18" chart:values-cell-range-address="Charts_006.DE20:Charts_006.DE29" chart:label-cell-address="Charts_006.DE19:Charts_006.DE19" chart:class="chart:line">
            <chart:data-point chart:repeated="10"/>
          </chart:series>
          <chart:series chart:attached-axis="primary-y" chart:style-name="ch19" chart:values-cell-range-address="Charts_006.DF20:Charts_006.DF29" chart:label-cell-address="Charts_006.DF19:Charts_006.DF19" chart:class="chart:line">
            <chart:data-point chart:repeated="10"/>
          </chart:series>
          <chart:series chart:attached-axis="primary-y" chart:style-name="ch20" chart:values-cell-range-address="Charts_006.DI20:Charts_006.DI29" chart:label-cell-address="Charts_006.DI19:Charts_006.DI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25th%</text:p>
                <draw:g>
                  <svg:desc>Charts_006.AW19:Charts_006.AW19</svg:desc>
                </draw:g>
              </table:table-cell>
              <table:table-cell office:value-type="string">
                <text:p>T/total/50th%</text:p>
                <draw:g>
                  <svg:desc>Charts_006.AX19:Charts_006.AX19</svg:desc>
                </draw:g>
              </table:table-cell>
              <table:table-cell office:value-type="string">
                <text:p>T/total/75th%</text:p>
                <draw:g>
                  <svg:desc>Charts_006.AY19:Charts_006.AY19</svg:desc>
                </draw:g>
              </table:table-cell>
              <table:table-cell office:value-type="string">
                <text:p>T/total/95th%</text:p>
                <draw:g>
                  <svg:desc>Charts_006.BB19:Charts_006.BB19</svg:desc>
                </draw:g>
              </table:table-cell>
              <table:table-cell office:value-type="string">
                <text:p>J/total/25th%</text:p>
                <draw:g>
                  <svg:desc>Charts_006.DD19:Charts_006.DD19</svg:desc>
                </draw:g>
              </table:table-cell>
              <table:table-cell office:value-type="string">
                <text:p>J/total/50th%</text:p>
                <draw:g>
                  <svg:desc>Charts_006.DE19:Charts_006.DE19</svg:desc>
                </draw:g>
              </table:table-cell>
              <table:table-cell office:value-type="string">
                <text:p>J/total/75th%</text:p>
                <draw:g>
                  <svg:desc>Charts_006.DF19:Charts_006.DF19</svg:desc>
                </draw:g>
              </table:table-cell>
              <table:table-cell office:value-type="string">
                <text:p>J/total/95th%</text:p>
                <draw:g>
                  <svg:desc>Charts_006.DI19:Charts_006.DI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6.B20:Charts_006.B29</svg:desc>
                </draw:g>
              </table:table-cell>
              <table:table-cell office:value-type="float" office:value="5.427">
                <text:p>5.427</text:p>
                <draw:g>
                  <svg:desc>Charts_006.AW20:Charts_006.AW29</svg:desc>
                </draw:g>
              </table:table-cell>
              <table:table-cell office:value-type="float" office:value="6.684">
                <text:p>6.684</text:p>
                <draw:g>
                  <svg:desc>Charts_006.AX20:Charts_006.AX29</svg:desc>
                </draw:g>
              </table:table-cell>
              <table:table-cell office:value-type="float" office:value="8.812">
                <text:p>8.812</text:p>
                <draw:g>
                  <svg:desc>Charts_006.AY20:Charts_006.AY29</svg:desc>
                </draw:g>
              </table:table-cell>
              <table:table-cell office:value-type="float" office:value="12.356">
                <text:p>12.356</text:p>
                <draw:g>
                  <svg:desc>Charts_006.BB20:Charts_006.BB29</svg:desc>
                </draw:g>
              </table:table-cell>
              <table:table-cell office:value-type="float" office:value="3.666">
                <text:p>3.666</text:p>
                <draw:g>
                  <svg:desc>Charts_006.DD20:Charts_006.DD29</svg:desc>
                </draw:g>
              </table:table-cell>
              <table:table-cell office:value-type="float" office:value="4.117">
                <text:p>4.117</text:p>
                <draw:g>
                  <svg:desc>Charts_006.DE20:Charts_006.DE29</svg:desc>
                </draw:g>
              </table:table-cell>
              <table:table-cell office:value-type="float" office:value="4.941">
                <text:p>4.941</text:p>
                <draw:g>
                  <svg:desc>Charts_006.DF20:Charts_006.DF29</svg:desc>
                </draw:g>
              </table:table-cell>
              <table:table-cell office:value-type="float" office:value="9.096">
                <text:p>9.096</text:p>
                <draw:g>
                  <svg:desc>Charts_006.DI20:Charts_006.DI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784">
                <text:p>6.784</text:p>
              </table:table-cell>
              <table:table-cell office:value-type="float" office:value="8.688">
                <text:p>8.688</text:p>
              </table:table-cell>
              <table:table-cell office:value-type="float" office:value="11.33">
                <text:p>11.33</text:p>
              </table:table-cell>
              <table:table-cell office:value-type="float" office:value="16.15">
                <text:p>16.15</text:p>
              </table:table-cell>
              <table:table-cell office:value-type="float" office:value="5.282">
                <text:p>5.282</text:p>
              </table:table-cell>
              <table:table-cell office:value-type="float" office:value="6.192">
                <text:p>6.192</text:p>
              </table:table-cell>
              <table:table-cell office:value-type="float" office:value="7.512">
                <text:p>7.512</text:p>
              </table:table-cell>
              <table:table-cell office:value-type="float" office:value="11.597">
                <text:p>11.5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.47">
                <text:p>8.47</text:p>
              </table:table-cell>
              <table:table-cell office:value-type="float" office:value="10.953">
                <text:p>10.953</text:p>
              </table:table-cell>
              <table:table-cell office:value-type="float" office:value="13.941">
                <text:p>13.941</text:p>
              </table:table-cell>
              <table:table-cell office:value-type="float" office:value="20.174">
                <text:p>20.174</text:p>
              </table:table-cell>
              <table:table-cell office:value-type="float" office:value="7.592">
                <text:p>7.592</text:p>
              </table:table-cell>
              <table:table-cell office:value-type="float" office:value="9.789">
                <text:p>9.789</text:p>
              </table:table-cell>
              <table:table-cell office:value-type="float" office:value="12.315">
                <text:p>12.315</text:p>
              </table:table-cell>
              <table:table-cell office:value-type="float" office:value="17.129">
                <text:p>17.12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.623">
                <text:p>10.623</text:p>
              </table:table-cell>
              <table:table-cell office:value-type="float" office:value="13.668">
                <text:p>13.668</text:p>
              </table:table-cell>
              <table:table-cell office:value-type="float" office:value="17.15">
                <text:p>17.15</text:p>
              </table:table-cell>
              <table:table-cell office:value-type="float" office:value="23.687">
                <text:p>23.687</text:p>
              </table:table-cell>
              <table:table-cell office:value-type="float" office:value="10.73">
                <text:p>10.73</text:p>
              </table:table-cell>
              <table:table-cell office:value-type="float" office:value="14.436">
                <text:p>14.436</text:p>
              </table:table-cell>
              <table:table-cell office:value-type="float" office:value="18.497">
                <text:p>18.497</text:p>
              </table:table-cell>
              <table:table-cell office:value-type="float" office:value="25.691">
                <text:p>25.69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.263">
                <text:p>13.263</text:p>
              </table:table-cell>
              <table:table-cell office:value-type="float" office:value="17.097">
                <text:p>17.097</text:p>
              </table:table-cell>
              <table:table-cell office:value-type="float" office:value="21.573">
                <text:p>21.573</text:p>
              </table:table-cell>
              <table:table-cell office:value-type="float" office:value="30.885">
                <text:p>30.885</text:p>
              </table:table-cell>
              <table:table-cell office:value-type="float" office:value="12.659">
                <text:p>12.659</text:p>
              </table:table-cell>
              <table:table-cell office:value-type="float" office:value="18.586">
                <text:p>18.586</text:p>
              </table:table-cell>
              <table:table-cell office:value-type="float" office:value="25.357">
                <text:p>25.357</text:p>
              </table:table-cell>
              <table:table-cell office:value-type="float" office:value="36.976">
                <text:p>36.9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.373">
                <text:p>16.373</text:p>
              </table:table-cell>
              <table:table-cell office:value-type="float" office:value="21.645">
                <text:p>21.645</text:p>
              </table:table-cell>
              <table:table-cell office:value-type="float" office:value="27.997">
                <text:p>27.997</text:p>
              </table:table-cell>
              <table:table-cell office:value-type="float" office:value="41.361">
                <text:p>41.361</text:p>
              </table:table-cell>
              <table:table-cell office:value-type="float" office:value="15.431">
                <text:p>15.431</text:p>
              </table:table-cell>
              <table:table-cell office:value-type="float" office:value="23.057">
                <text:p>23.057</text:p>
              </table:table-cell>
              <table:table-cell office:value-type="float" office:value="31.923">
                <text:p>31.923</text:p>
              </table:table-cell>
              <table:table-cell office:value-type="float" office:value="46.631">
                <text:p>46.63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.713">
                <text:p>18.713</text:p>
              </table:table-cell>
              <table:table-cell office:value-type="float" office:value="24.446">
                <text:p>24.446</text:p>
              </table:table-cell>
              <table:table-cell office:value-type="float" office:value="31.631">
                <text:p>31.631</text:p>
              </table:table-cell>
              <table:table-cell office:value-type="float" office:value="45.421">
                <text:p>45.421</text:p>
              </table:table-cell>
              <table:table-cell office:value-type="float" office:value="15.834">
                <text:p>15.834</text:p>
              </table:table-cell>
              <table:table-cell office:value-type="float" office:value="25.619">
                <text:p>25.619</text:p>
              </table:table-cell>
              <table:table-cell office:value-type="float" office:value="38.329">
                <text:p>38.329</text:p>
              </table:table-cell>
              <table:table-cell office:value-type="float" office:value="57.724">
                <text:p>57.72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1.173">
                <text:p>21.173</text:p>
              </table:table-cell>
              <table:table-cell office:value-type="float" office:value="27.654">
                <text:p>27.654</text:p>
              </table:table-cell>
              <table:table-cell office:value-type="float" office:value="35.58">
                <text:p>35.58</text:p>
              </table:table-cell>
              <table:table-cell office:value-type="float" office:value="49.946">
                <text:p>49.946</text:p>
              </table:table-cell>
              <table:table-cell office:value-type="float" office:value="18.099">
                <text:p>18.099</text:p>
              </table:table-cell>
              <table:table-cell office:value-type="float" office:value="30.702">
                <text:p>30.702</text:p>
              </table:table-cell>
              <table:table-cell office:value-type="float" office:value="46.586">
                <text:p>46.586</text:p>
              </table:table-cell>
              <table:table-cell office:value-type="float" office:value="72.971">
                <text:p>72.9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4.161">
                <text:p>24.161</text:p>
              </table:table-cell>
              <table:table-cell office:value-type="float" office:value="31.755">
                <text:p>31.755</text:p>
              </table:table-cell>
              <table:table-cell office:value-type="float" office:value="40.72">
                <text:p>40.72</text:p>
              </table:table-cell>
              <table:table-cell office:value-type="float" office:value="57.476">
                <text:p>57.476</text:p>
              </table:table-cell>
              <table:table-cell office:value-type="float" office:value="17.412">
                <text:p>17.412</text:p>
              </table:table-cell>
              <table:table-cell office:value-type="float" office:value="32.986">
                <text:p>32.986</text:p>
              </table:table-cell>
              <table:table-cell office:value-type="float" office:value="54.138">
                <text:p>54.138</text:p>
              </table:table-cell>
              <table:table-cell office:value-type="float" office:value="90.416">
                <text:p>90.41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6.888">
                <text:p>26.888</text:p>
              </table:table-cell>
              <table:table-cell office:value-type="float" office:value="35.325">
                <text:p>35.325</text:p>
              </table:table-cell>
              <table:table-cell office:value-type="float" office:value="45.512">
                <text:p>45.512</text:p>
              </table:table-cell>
              <table:table-cell office:value-type="float" office:value="64.634">
                <text:p>64.634</text:p>
              </table:table-cell>
              <table:table-cell office:value-type="float" office:value="21.016">
                <text:p>21.016</text:p>
              </table:table-cell>
              <table:table-cell office:value-type="float" office:value="39.312">
                <text:p>39.312</text:p>
              </table:table-cell>
              <table:table-cell office:value-type="float" office:value="63.758">
                <text:p>63.758</text:p>
              </table:table-cell>
              <table:table-cell office:value-type="float" office:value="109.166">
                <text:p>109.16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20f71" draw:fill-color="#820f71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circle" chart:symbol-width="0.25cm" chart:symbol-height="0.25cm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824cm" svg:y="0.315cm" chart:style-name="ch2">
          <text:p>Total Latency &amp; Transactions per Second</text:p>
        </chart:title>
        <chart:subtitle svg:x="3.837cm" svg:y="1.273cm" chart:style-name="ch3">
          <text:p>Medium Workload, RPO=0, Default Parameters</text:p>
        </chart:subtitle>
        <chart:legend chart:legend-position="bottom" svg:x="2.896cm" svg:y="8.392cm" style:legend-expansion="wide" chart:style-name="ch4"/>
        <chart:plot-area chart:style-name="ch5" table:cell-range-address="Charts_001.B20:Charts_001.B29 Charts_001.BB19:Charts_001.BB29 Charts_001.BG19:Charts_001.BG29 Charts_001.DI19:Charts_001.DI29 Charts_001.DN19:Charts_001.DN29" chart:data-source-has-labels="both" svg:x="1.33cm" svg:y="2.135cm" svg:width="13.462cm" svg:height="4.913cm">
          <chartooo:coordinate-region svg:x="2.137cm" svg:y="2.334cm" svg:width="11.847cm" svg:height="4.067cm"/>
          <chart:axis chart:dimension="x" chart:name="primary-x" chart:style-name="ch6" chartooo:axis-type="auto">
            <chartooo:date-scale/>
            <chart:title svg:x="7.157cm" svg:y="7.227cm" chart:style-name="ch7">
              <text:p># of threads</text:p>
            </chart:title>
            <chart:categories table:cell-range-address="Charts_001.B20:Charts_001.B29"/>
            <chart:grid chart:style-name="ch8" chart:class="major"/>
          </chart:axis>
          <chart:axis chart:dimension="y" chart:name="primary-y" chart:style-name="ch9">
            <chart:title svg:x="0.451cm" svg:y="4.86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>
            <chart:title svg:x="15.111cm" svg:y="4.86cm" chart:style-name="ch10">
              <text:p>tps</text:p>
            </chart:title>
          </chart:axis>
          <chart:series chart:attached-axis="primary-y" chart:style-name="ch13" chart:values-cell-range-address="Charts_001.BB20:Charts_001.BB29" chart:label-cell-address="Charts_001.BB19:Charts_001.BB19" chart:class="chart:line">
            <chart:data-point chart:repeated="10"/>
          </chart:series>
          <chart:series chart:attached-axis="secondary-y" chart:style-name="ch14" chart:values-cell-range-address="Charts_001.BG20:Charts_001.BG29" chart:label-cell-address="Charts_001.BG19:Charts_001.BG19" chart:class="chart:line">
            <chart:data-point chart:repeated="2"/>
            <chart:data-point chart:style-name="ch15"/>
            <chart:data-point chart:repeated="7"/>
          </chart:series>
          <chart:series chart:attached-axis="primary-y" chart:style-name="ch16" chart:values-cell-range-address="Charts_001.DI20:Charts_001.DI29" chart:label-cell-address="Charts_001.DI19:Charts_001.DI19" chart:class="chart:line">
            <chart:data-point chart:repeated="10"/>
          </chart:series>
          <chart:series chart:attached-axis="secondary-y" chart:style-name="ch17" chart:values-cell-range-address="Charts_001.DN20:Charts_001.DN29" chart:label-cell-address="Charts_001.DN19:Charts_001.DN19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95th%</text:p>
                <draw:g>
                  <svg:desc>Charts_001.BB19:Charts_001.BB19</svg:desc>
                </draw:g>
              </table:table-cell>
              <table:table-cell office:value-type="string">
                <text:p>T/tps</text:p>
                <draw:g>
                  <svg:desc>Charts_001.BG19:Charts_001.BG19</svg:desc>
                </draw:g>
              </table:table-cell>
              <table:table-cell office:value-type="string">
                <text:p>J/total/95th%</text:p>
                <draw:g>
                  <svg:desc>Charts_001.DI19:Charts_001.DI19</svg:desc>
                </draw:g>
              </table:table-cell>
              <table:table-cell office:value-type="string">
                <text:p>J/tps</text:p>
                <draw:g>
                  <svg:desc>Charts_001.DN19:Charts_001.DN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1.B20:Charts_001.B29</svg:desc>
                </draw:g>
              </table:table-cell>
              <table:table-cell office:value-type="float" office:value="26.504">
                <text:p>26.504</text:p>
                <draw:g>
                  <svg:desc>Charts_001.BB20:Charts_001.BB29</svg:desc>
                </draw:g>
              </table:table-cell>
              <table:table-cell office:value-type="float" office:value="79.886">
                <text:p>79.886</text:p>
                <draw:g>
                  <svg:desc>Charts_001.BG20:Charts_001.BG29</svg:desc>
                </draw:g>
              </table:table-cell>
              <table:table-cell office:value-type="float" office:value="7.638">
                <text:p>7.638</text:p>
                <draw:g>
                  <svg:desc>Charts_001.DI20:Charts_001.DI29</svg:desc>
                </draw:g>
              </table:table-cell>
              <table:table-cell office:value-type="float" office:value="87.595">
                <text:p>87.595</text:p>
                <draw:g>
                  <svg:desc>Charts_001.DN20:Charts_001.DN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9.241">
                <text:p>49.241</text:p>
              </table:table-cell>
              <table:table-cell office:value-type="float" office:value="144.855">
                <text:p>144.855</text:p>
              </table:table-cell>
              <table:table-cell office:value-type="float" office:value="8.778">
                <text:p>8.778</text:p>
              </table:table-cell>
              <table:table-cell office:value-type="float" office:value="178.24">
                <text:p>178.2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6.821">
                <text:p>76.821</text:p>
              </table:table-cell>
              <table:table-cell office:value-type="float" office:value="193.81">
                <text:p>193.81</text:p>
              </table:table-cell>
              <table:table-cell office:value-type="float" office:value="11.63">
                <text:p>11.63</text:p>
              </table:table-cell>
              <table:table-cell office:value-type="float" office:value="261.765">
                <text:p>261.76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6.167">
                <text:p>96.167</text:p>
              </table:table-cell>
              <table:table-cell office:value-type="float" office:value="235.373">
                <text:p>235.373</text:p>
              </table:table-cell>
              <table:table-cell office:value-type="float" office:value="17">
                <text:p>17</text:p>
              </table:table-cell>
              <table:table-cell office:value-type="float" office:value="343.571">
                <text:p>343.57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.931">
                <text:p>106.931</text:p>
              </table:table-cell>
              <table:table-cell office:value-type="float" office:value="282.337">
                <text:p>282.337</text:p>
              </table:table-cell>
              <table:table-cell office:value-type="float" office:value="17.837">
                <text:p>17.837</text:p>
              </table:table-cell>
              <table:table-cell office:value-type="float" office:value="432.134">
                <text:p>432.13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1.684">
                <text:p>111.684</text:p>
              </table:table-cell>
              <table:table-cell office:value-type="float" office:value="332.69">
                <text:p>332.69</text:p>
              </table:table-cell>
              <table:table-cell office:value-type="float" office:value="21.268">
                <text:p>21.268</text:p>
              </table:table-cell>
              <table:table-cell office:value-type="float" office:value="513.106">
                <text:p>513.10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8.462">
                <text:p>118.462</text:p>
              </table:table-cell>
              <table:table-cell office:value-type="float" office:value="369.26">
                <text:p>369.26</text:p>
              </table:table-cell>
              <table:table-cell office:value-type="float" office:value="26.44">
                <text:p>26.44</text:p>
              </table:table-cell>
              <table:table-cell office:value-type="float" office:value="587.501">
                <text:p>587.5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8.024">
                <text:p>118.024</text:p>
              </table:table-cell>
              <table:table-cell office:value-type="float" office:value="425.719">
                <text:p>425.719</text:p>
              </table:table-cell>
              <table:table-cell office:value-type="float" office:value="29.388">
                <text:p>29.388</text:p>
              </table:table-cell>
              <table:table-cell office:value-type="float" office:value="666.843">
                <text:p>666.84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0.051">
                <text:p>120.051</text:p>
              </table:table-cell>
              <table:table-cell office:value-type="float" office:value="473.461">
                <text:p>473.461</text:p>
              </table:table-cell>
              <table:table-cell office:value-type="float" office:value="32.645">
                <text:p>32.645</text:p>
              </table:table-cell>
              <table:table-cell office:value-type="float" office:value="730.125">
                <text:p>730.1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8.074">
                <text:p>128.074</text:p>
              </table:table-cell>
              <table:table-cell office:value-type="float" office:value="503.02">
                <text:p>503.02</text:p>
              </table:table-cell>
              <table:table-cell office:value-type="float" office:value="37.263">
                <text:p>37.263</text:p>
              </table:table-cell>
              <table:table-cell office:value-type="float" office:value="810.808">
                <text:p>810.8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bd7cb5"/>
    </style:style>
    <style:style style:name="ch15" style:family="chart" style:data-style-name="N0">
      <style:chart-properties chart:symbol-type="none" chart:link-data-style-to-source="true"/>
      <style:graphic-properties svg:stroke-width="0.051cm" svg:stroke-color="#8f187c" draw:fill-color="#8f187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e8ac7"/>
    </style:style>
    <style:style style:name="ch18" style:family="chart">
      <style:chart-properties chart:solid-type="cuboid" chart:symbol-type="named-symbol" chart:symbol-name="bow-tie" chart:symbol-width="0.25cm" chart:symbol-height="0.25cm"/>
    </style:style>
    <style:style style:name="ch19" style:family="chart" style:data-style-name="N0">
      <style:chart-properties chart:symbol-type="none" chart:link-data-style-to-source="true"/>
      <style:graphic-properties svg:stroke-width="0.051cm" svg:stroke-color="#00599d" draw:fill-color="#00599d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52cm" svg:y="0.315cm" chart:style-name="ch2">
          <text:p>Total Latency - Average Values and Std Dev</text:p>
        </chart:title>
        <chart:subtitle svg:x="5.57cm" svg:y="1.273cm" chart:style-name="ch3">
          <text:p>Extreme Workload, RPO≈0</text:p>
        </chart:subtitle>
        <chart:legend chart:legend-position="end" svg:x="11.763cm" svg:y="2.951cm" style:legend-expansion="high" chart:style-name="ch4"/>
        <chart:plot-area chart:style-name="ch5" table:cell-range-address="Charts_006.B20:Charts_006.B29 Charts_006.BE19:Charts_006.BF29 Charts_006.DL19:Charts_006.DM29" chart:data-source-has-labels="both" svg:x="1.33cm" svg:y="2.135cm" svg:width="10.114cm" svg:height="5.696cm">
          <chartooo:coordinate-region svg:x="1.951cm" svg:y="2.334cm" svg:width="9.213cm" svg:height="4.85cm"/>
          <chart:axis chart:dimension="x" chart:name="primary-x" chart:style-name="ch6" chartooo:axis-type="auto">
            <chartooo:date-scale/>
            <chart:title svg:x="5.483cm" svg:y="8.01cm" chart:style-name="ch7">
              <text:p># of threads</text:p>
            </chart:title>
            <chart:categories table:cell-range-address="Charts_006.B20:Charts_006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6.BE20:Charts_006.BE29" chart:label-cell-address="Charts_006.BE19:Charts_006.BE19" chart:class="chart:line">
            <chart:regression-curve chart:style-name="ch14"/>
            <chart:data-point chart:repeated="10"/>
          </chart:series>
          <chart:series chart:attached-axis="primary-y" chart:style-name="ch15" chart:values-cell-range-address="Charts_006.BF20:Charts_006.BF29" chart:label-cell-address="Charts_006.BF19:Charts_006.BF19" chart:class="chart:line">
            <chart:data-point chart:repeated="10"/>
          </chart:series>
          <chart:series chart:attached-axis="primary-y" chart:style-name="ch16" chart:values-cell-range-address="Charts_006.DL20:Charts_006.DL29" chart:label-cell-address="Charts_006.DL19:Charts_006.DL19" chart:class="chart:line">
            <chart:regression-curve chart:style-name="ch17"/>
            <chart:data-point chart:repeated="6"/>
            <chart:data-point chart:style-name="ch18" chart:repeated="2"/>
            <chart:data-point chart:repeated="2"/>
          </chart:series>
          <chart:series chart:attached-axis="primary-y" chart:style-name="ch19" chart:values-cell-range-address="Charts_006.DM20:Charts_006.DM29" chart:label-cell-address="Charts_006.DM19:Charts_006.DM19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avg</text:p>
                <draw:g>
                  <svg:desc>Charts_006.BE19:Charts_006.BE19</svg:desc>
                </draw:g>
              </table:table-cell>
              <table:table-cell office:value-type="string">
                <text:p>T/total/sd</text:p>
                <draw:g>
                  <svg:desc>Charts_006.BF19:Charts_006.BF19</svg:desc>
                </draw:g>
              </table:table-cell>
              <table:table-cell office:value-type="string">
                <text:p>J/total/avg</text:p>
                <draw:g>
                  <svg:desc>Charts_006.DL19:Charts_006.DL19</svg:desc>
                </draw:g>
              </table:table-cell>
              <table:table-cell office:value-type="string">
                <text:p>J/total/sd</text:p>
                <draw:g>
                  <svg:desc>Charts_006.DM19:Charts_006.DM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6.B20:Charts_006.B29</svg:desc>
                </draw:g>
              </table:table-cell>
              <table:table-cell office:value-type="float" office:value="7.228">
                <text:p>7.228</text:p>
                <draw:g>
                  <svg:desc>Charts_006.BE20:Charts_006.BE29</svg:desc>
                </draw:g>
              </table:table-cell>
              <table:table-cell office:value-type="float" office:value="3.876">
                <text:p>3.876</text:p>
                <draw:g>
                  <svg:desc>Charts_006.BF20:Charts_006.BF29</svg:desc>
                </draw:g>
              </table:table-cell>
              <table:table-cell office:value-type="float" office:value="4.775">
                <text:p>4.775</text:p>
                <draw:g>
                  <svg:desc>Charts_006.DL20:Charts_006.DL29</svg:desc>
                </draw:g>
              </table:table-cell>
              <table:table-cell office:value-type="float" office:value="2.07">
                <text:p>2.07</text:p>
                <draw:g>
                  <svg:desc>Charts_006.DM20:Charts_006.DM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.019">
                <text:p>10.019</text:p>
              </table:table-cell>
              <table:table-cell office:value-type="float" office:value="17.282">
                <text:p>17.282</text:p>
              </table:table-cell>
              <table:table-cell office:value-type="float" office:value="6.985">
                <text:p>6.985</text:p>
              </table:table-cell>
              <table:table-cell office:value-type="float" office:value="5.446">
                <text:p>5.4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641">
                <text:p>11.641</text:p>
              </table:table-cell>
              <table:table-cell office:value-type="float" office:value="5.046">
                <text:p>5.046</text:p>
              </table:table-cell>
              <table:table-cell office:value-type="float" office:value="10.961">
                <text:p>10.961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.324">
                <text:p>14.324</text:p>
              </table:table-cell>
              <table:table-cell office:value-type="float" office:value="5.402">
                <text:p>5.402</text:p>
              </table:table-cell>
              <table:table-cell office:value-type="float" office:value="15.929">
                <text:p>15.929</text:p>
              </table:table-cell>
              <table:table-cell office:value-type="float" office:value="17.537">
                <text:p>17.5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8.317">
                <text:p>18.317</text:p>
              </table:table-cell>
              <table:table-cell office:value-type="float" office:value="11.782">
                <text:p>11.782</text:p>
              </table:table-cell>
              <table:table-cell office:value-type="float" office:value="21.812">
                <text:p>21.812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4.198">
                <text:p>24.198</text:p>
              </table:table-cell>
              <table:table-cell office:value-type="float" office:value="28.734">
                <text:p>28.734</text:p>
              </table:table-cell>
              <table:table-cell office:value-type="float" office:value="26.746">
                <text:p>26.746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6.709">
                <text:p>26.709</text:p>
              </table:table-cell>
              <table:table-cell office:value-type="float" office:value="23.174">
                <text:p>23.174</text:p>
              </table:table-cell>
              <table:table-cell office:value-type="float" office:value="32.337">
                <text:p>32.337</text:p>
              </table:table-cell>
              <table:table-cell office:value-type="float" office:value="49.992">
                <text:p>49.99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9.824">
                <text:p>29.824</text:p>
              </table:table-cell>
              <table:table-cell office:value-type="float" office:value="18.321">
                <text:p>18.321</text:p>
              </table:table-cell>
              <table:table-cell office:value-type="float" office:value="38.252">
                <text:p>38.252</text:p>
              </table:table-cell>
              <table:table-cell office:value-type="float" office:value="51.736">
                <text:p>51.73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4.425">
                <text:p>34.425</text:p>
              </table:table-cell>
              <table:table-cell office:value-type="float" office:value="26.456">
                <text:p>26.456</text:p>
              </table:table-cell>
              <table:table-cell office:value-type="float" office:value="44.979">
                <text:p>44.979</text:p>
              </table:table-cell>
              <table:table-cell office:value-type="float" office:value="70.035">
                <text:p>70.03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8.168">
                <text:p>38.168</text:p>
              </table:table-cell>
              <table:table-cell office:value-type="float" office:value="22.911">
                <text:p>22.911</text:p>
              </table:table-cell>
              <table:table-cell office:value-type="float" office:value="51.17">
                <text:p>51.17</text:p>
              </table:table-cell>
              <table:table-cell office:value-type="float" office:value="62.109">
                <text:p>62.10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5.941cm" svg:y="0.315cm" chart:style-name="ch2">
          <text:p>API Response Time</text:p>
        </chart:title>
        <chart:subtitle svg:x="5.887cm" svg:y="1.273cm" chart:style-name="ch3">
          <text:p>High Workload, RPO=0</text:p>
        </chart:subtitle>
        <chart:legend chart:legend-position="end" svg:x="11.631cm" svg:y="2.453cm" style:legend-expansion="high" chart:style-name="ch4"/>
        <chart:plot-area chart:style-name="ch5" table:cell-range-address="Charts_002.B20:Charts_002.B29 Charts_002.J19:Charts_002.J29 Charts_002.U19:Charts_002.U29 Charts_002.AF19:Charts_002.AF29 Charts_002.AQ19:Charts_002.AQ29 Charts_002.BQ19:Charts_002.BQ29 Charts_002.CB19:Charts_002.CB29 Charts_002.CM19:Charts_002.CM29 Charts_002.CX19:Charts_002.CX29" chart:data-source-has-labels="both" svg:x="1.33cm" svg:y="2.135cm" svg:width="9.982cm" svg:height="5.696cm">
          <chartooo:coordinate-region svg:x="2.137cm" svg:y="2.334cm" svg:width="8.895cm" svg:height="4.85cm"/>
          <chart:axis chart:dimension="x" chart:name="primary-x" chart:style-name="ch6" chartooo:axis-type="auto">
            <chartooo:date-scale/>
            <chart:title svg:x="5.417cm" svg:y="8.01cm" chart:style-name="ch7">
              <text:p># of threads</text:p>
            </chart:title>
            <chart:categories table:cell-range-address="Charts_002.B20:Charts_002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2.J20:Charts_002.J29" chart:label-cell-address="Charts_002.J19:Charts_002.J19" chart:class="chart:line">
            <chart:data-point chart:repeated="10"/>
          </chart:series>
          <chart:series chart:attached-axis="primary-y" chart:style-name="ch14" chart:values-cell-range-address="Charts_002.U20:Charts_002.U29" chart:label-cell-address="Charts_002.U19:Charts_002.U19" chart:class="chart:line">
            <chart:data-point chart:repeated="10"/>
          </chart:series>
          <chart:series chart:attached-axis="primary-y" chart:style-name="ch15" chart:values-cell-range-address="Charts_002.AF20:Charts_002.AF29" chart:label-cell-address="Charts_002.AF19:Charts_002.AF19" chart:class="chart:line">
            <chart:data-point chart:repeated="10"/>
          </chart:series>
          <chart:series chart:attached-axis="primary-y" chart:style-name="ch16" chart:values-cell-range-address="Charts_002.AQ20:Charts_002.AQ29" chart:label-cell-address="Charts_002.AQ19:Charts_002.AQ19" chart:class="chart:line">
            <chart:data-point chart:repeated="10"/>
          </chart:series>
          <chart:series chart:attached-axis="primary-y" chart:style-name="ch17" chart:values-cell-range-address="Charts_002.BQ20:Charts_002.BQ29" chart:label-cell-address="Charts_002.BQ19:Charts_002.BQ19" chart:class="chart:line">
            <chart:data-point chart:repeated="10"/>
          </chart:series>
          <chart:series chart:attached-axis="primary-y" chart:style-name="ch18" chart:values-cell-range-address="Charts_002.CB20:Charts_002.CB29" chart:label-cell-address="Charts_002.CB19:Charts_002.CB19" chart:class="chart:line">
            <chart:data-point chart:repeated="10"/>
          </chart:series>
          <chart:series chart:attached-axis="primary-y" chart:style-name="ch19" chart:values-cell-range-address="Charts_002.CM20:Charts_002.CM29" chart:label-cell-address="Charts_002.CM19:Charts_002.CM19" chart:class="chart:line">
            <chart:data-point chart:repeated="10"/>
          </chart:series>
          <chart:series chart:attached-axis="primary-y" chart:style-name="ch20" chart:values-cell-range-address="Charts_002.CX20:Charts_002.CX29" chart:label-cell-address="Charts_002.CX19:Charts_002.CX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x_open/95th%</text:p>
                <draw:g>
                  <svg:desc>Charts_002.J19:Charts_002.J19</svg:desc>
                </draw:g>
              </table:table-cell>
              <table:table-cell office:value-type="string">
                <text:p>T/tx_begin/95th%</text:p>
                <draw:g>
                  <svg:desc>Charts_002.U19:Charts_002.U19</svg:desc>
                </draw:g>
              </table:table-cell>
              <table:table-cell office:value-type="string">
                <text:p>T/tx_commit/95th%</text:p>
                <draw:g>
                  <svg:desc>Charts_002.AF19:Charts_002.AF19</svg:desc>
                </draw:g>
              </table:table-cell>
              <table:table-cell office:value-type="string">
                <text:p>T/tx_close/95th%</text:p>
                <draw:g>
                  <svg:desc>Charts_002.AQ19:Charts_002.AQ19</svg:desc>
                </draw:g>
              </table:table-cell>
              <table:table-cell office:value-type="string">
                <text:p>J/tx_open/95th%</text:p>
                <draw:g>
                  <svg:desc>Charts_002.BQ19:Charts_002.BQ19</svg:desc>
                </draw:g>
              </table:table-cell>
              <table:table-cell office:value-type="string">
                <text:p>J/tx_begin/95th%</text:p>
                <draw:g>
                  <svg:desc>Charts_002.CB19:Charts_002.CB19</svg:desc>
                </draw:g>
              </table:table-cell>
              <table:table-cell office:value-type="string">
                <text:p>J/tx_commit/95th%</text:p>
                <draw:g>
                  <svg:desc>Charts_002.CM19:Charts_002.CM19</svg:desc>
                </draw:g>
              </table:table-cell>
              <table:table-cell office:value-type="string">
                <text:p>J/tx_close/95th%</text:p>
                <draw:g>
                  <svg:desc>Charts_002.CX19:Charts_002.CX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2.B20:Charts_002.B29</svg:desc>
                </draw:g>
              </table:table-cell>
              <table:table-cell office:value-type="float" office:value="6.359">
                <text:p>6.359</text:p>
                <draw:g>
                  <svg:desc>Charts_002.J20:Charts_002.J29</svg:desc>
                </draw:g>
              </table:table-cell>
              <table:table-cell office:value-type="float" office:value="3.495">
                <text:p>3.495</text:p>
                <draw:g>
                  <svg:desc>Charts_002.U20:Charts_002.U29</svg:desc>
                </draw:g>
              </table:table-cell>
              <table:table-cell office:value-type="float" office:value="19.685">
                <text:p>19.685</text:p>
                <draw:g>
                  <svg:desc>Charts_002.AF20:Charts_002.AF29</svg:desc>
                </draw:g>
              </table:table-cell>
              <table:table-cell office:value-type="float" office:value="9.004">
                <text:p>9.004</text:p>
                <draw:g>
                  <svg:desc>Charts_002.AQ20:Charts_002.AQ29</svg:desc>
                </draw:g>
              </table:table-cell>
              <table:table-cell office:value-type="float" office:value="2.832">
                <text:p>2.832</text:p>
                <draw:g>
                  <svg:desc>Charts_002.BQ20:Charts_002.BQ29</svg:desc>
                </draw:g>
              </table:table-cell>
              <table:table-cell office:value-type="float" office:value="1.655">
                <text:p>1.655</text:p>
                <draw:g>
                  <svg:desc>Charts_002.CB20:Charts_002.CB29</svg:desc>
                </draw:g>
              </table:table-cell>
              <table:table-cell office:value-type="float" office:value="4.111">
                <text:p>4.111</text:p>
                <draw:g>
                  <svg:desc>Charts_002.CM20:Charts_002.CM29</svg:desc>
                </draw:g>
              </table:table-cell>
              <table:table-cell office:value-type="float" office:value="1.544">
                <text:p>1.544</text:p>
                <draw:g>
                  <svg:desc>Charts_002.CX20:Charts_002.CX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575">
                <text:p>5.575</text:p>
              </table:table-cell>
              <table:table-cell office:value-type="float" office:value="3.305">
                <text:p>3.305</text:p>
              </table:table-cell>
              <table:table-cell office:value-type="float" office:value="26.481">
                <text:p>26.481</text:p>
              </table:table-cell>
              <table:table-cell office:value-type="float" office:value="13.288">
                <text:p>13.288</text:p>
              </table:table-cell>
              <table:table-cell office:value-type="float" office:value="3.699">
                <text:p>3.699</text:p>
              </table:table-cell>
              <table:table-cell office:value-type="float" office:value="2.227">
                <text:p>2.227</text:p>
              </table:table-cell>
              <table:table-cell office:value-type="float" office:value="5.866">
                <text:p>5.866</text:p>
              </table:table-cell>
              <table:table-cell office:value-type="float" office:value="2.082">
                <text:p>2.0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097">
                <text:p>11.097</text:p>
              </table:table-cell>
              <table:table-cell office:value-type="float" office:value="6.806">
                <text:p>6.806</text:p>
              </table:table-cell>
              <table:table-cell office:value-type="float" office:value="29.539">
                <text:p>29.539</text:p>
              </table:table-cell>
              <table:table-cell office:value-type="float" office:value="15.911">
                <text:p>15.911</text:p>
              </table:table-cell>
              <table:table-cell office:value-type="float" office:value="6.545">
                <text:p>6.545</text:p>
              </table:table-cell>
              <table:table-cell office:value-type="float" office:value="3.979">
                <text:p>3.979</text:p>
              </table:table-cell>
              <table:table-cell office:value-type="float" office:value="8.848">
                <text:p>8.848</text:p>
              </table:table-cell>
              <table:table-cell office:value-type="float" office:value="3.837">
                <text:p>3.8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8.91">
                <text:p>18.91</text:p>
              </table:table-cell>
              <table:table-cell office:value-type="float" office:value="12.488">
                <text:p>12.488</text:p>
              </table:table-cell>
              <table:table-cell office:value-type="float" office:value="33.838">
                <text:p>33.838</text:p>
              </table:table-cell>
              <table:table-cell office:value-type="float" office:value="18.583">
                <text:p>18.583</text:p>
              </table:table-cell>
              <table:table-cell office:value-type="float" office:value="10.549">
                <text:p>10.549</text:p>
              </table:table-cell>
              <table:table-cell office:value-type="float" office:value="5.844">
                <text:p>5.844</text:p>
              </table:table-cell>
              <table:table-cell office:value-type="float" office:value="11.63">
                <text:p>11.63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8.251">
                <text:p>28.251</text:p>
              </table:table-cell>
              <table:table-cell office:value-type="float" office:value="17.895">
                <text:p>17.895</text:p>
              </table:table-cell>
              <table:table-cell office:value-type="float" office:value="37.013">
                <text:p>37.013</text:p>
              </table:table-cell>
              <table:table-cell office:value-type="float" office:value="21.576">
                <text:p>21.576</text:p>
              </table:table-cell>
              <table:table-cell office:value-type="float" office:value="18.085">
                <text:p>18.085</text:p>
              </table:table-cell>
              <table:table-cell office:value-type="float" office:value="8.307">
                <text:p>8.307</text:p>
              </table:table-cell>
              <table:table-cell office:value-type="float" office:value="14.882">
                <text:p>14.882</text:p>
              </table:table-cell>
              <table:table-cell office:value-type="float" office:value="7.567">
                <text:p>7.56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2.835">
                <text:p>82.835</text:p>
              </table:table-cell>
              <table:table-cell office:value-type="float" office:value="22.578">
                <text:p>22.578</text:p>
              </table:table-cell>
              <table:table-cell office:value-type="float" office:value="38.725">
                <text:p>38.725</text:p>
              </table:table-cell>
              <table:table-cell office:value-type="float" office:value="24.586">
                <text:p>24.586</text:p>
              </table:table-cell>
              <table:table-cell office:value-type="float" office:value="27.12">
                <text:p>27.12</text:p>
              </table:table-cell>
              <table:table-cell office:value-type="float" office:value="10.058">
                <text:p>10.058</text:p>
              </table:table-cell>
              <table:table-cell office:value-type="float" office:value="17.041">
                <text:p>17.041</text:p>
              </table:table-cell>
              <table:table-cell office:value-type="float" office:value="9.329">
                <text:p>9.32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53.843">
                <text:p>153.843</text:p>
              </table:table-cell>
              <table:table-cell office:value-type="float" office:value="24.502">
                <text:p>24.502</text:p>
              </table:table-cell>
              <table:table-cell office:value-type="float" office:value="39.013">
                <text:p>39.013</text:p>
              </table:table-cell>
              <table:table-cell office:value-type="float" office:value="25.783">
                <text:p>25.783</text:p>
              </table:table-cell>
              <table:table-cell office:value-type="float" office:value="40.857">
                <text:p>40.857</text:p>
              </table:table-cell>
              <table:table-cell office:value-type="float" office:value="11.24">
                <text:p>11.24</text:p>
              </table:table-cell>
              <table:table-cell office:value-type="float" office:value="18.588">
                <text:p>18.588</text:p>
              </table:table-cell>
              <table:table-cell office:value-type="float" office:value="10.604">
                <text:p>10.6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0.133">
                <text:p>220.133</text:p>
              </table:table-cell>
              <table:table-cell office:value-type="float" office:value="25.267">
                <text:p>25.267</text:p>
              </table:table-cell>
              <table:table-cell office:value-type="float" office:value="41.574">
                <text:p>41.574</text:p>
              </table:table-cell>
              <table:table-cell office:value-type="float" office:value="26.704">
                <text:p>26.704</text:p>
              </table:table-cell>
              <table:table-cell office:value-type="float" office:value="57.965">
                <text:p>57.965</text:p>
              </table:table-cell>
              <table:table-cell office:value-type="float" office:value="11.808">
                <text:p>11.808</text:p>
              </table:table-cell>
              <table:table-cell office:value-type="float" office:value="20.035">
                <text:p>20.035</text:p>
              </table:table-cell>
              <table:table-cell office:value-type="float" office:value="11.348">
                <text:p>11.34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91.381">
                <text:p>291.381</text:p>
              </table:table-cell>
              <table:table-cell office:value-type="float" office:value="26.433">
                <text:p>26.433</text:p>
              </table:table-cell>
              <table:table-cell office:value-type="float" office:value="42.653">
                <text:p>42.653</text:p>
              </table:table-cell>
              <table:table-cell office:value-type="float" office:value="27.716">
                <text:p>27.716</text:p>
              </table:table-cell>
              <table:table-cell office:value-type="float" office:value="74.053">
                <text:p>74.053</text:p>
              </table:table-cell>
              <table:table-cell office:value-type="float" office:value="12.818">
                <text:p>12.818</text:p>
              </table:table-cell>
              <table:table-cell office:value-type="float" office:value="20.654">
                <text:p>20.654</text:p>
              </table:table-cell>
              <table:table-cell office:value-type="float" office:value="12.025">
                <text:p>12.0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51.733">
                <text:p>351.733</text:p>
              </table:table-cell>
              <table:table-cell office:value-type="float" office:value="26.276">
                <text:p>26.276</text:p>
              </table:table-cell>
              <table:table-cell office:value-type="float" office:value="41.834">
                <text:p>41.834</text:p>
              </table:table-cell>
              <table:table-cell office:value-type="float" office:value="27.545">
                <text:p>27.545</text:p>
              </table:table-cell>
              <table:table-cell office:value-type="float" office:value="95.409">
                <text:p>95.409</text:p>
              </table:table-cell>
              <table:table-cell office:value-type="float" office:value="14.1">
                <text:p>14.1</text:p>
              </table:table-cell>
              <table:table-cell office:value-type="float" office:value="23.08">
                <text:p>23.08</text:p>
              </table:table-cell>
              <table:table-cell office:value-type="float" office:value="13.014">
                <text:p>13.0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20f71" draw:fill-color="#820f71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circle" chart:symbol-width="0.25cm" chart:symbol-height="0.25cm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824cm" svg:y="0.315cm" chart:style-name="ch2">
          <text:p>Total Latency &amp; Transactions per Second</text:p>
        </chart:title>
        <chart:subtitle svg:x="5.887cm" svg:y="1.273cm" chart:style-name="ch3">
          <text:p>High Workload, RPO=0</text:p>
        </chart:subtitle>
        <chart:legend chart:legend-position="bottom" svg:x="2.896cm" svg:y="8.392cm" style:legend-expansion="wide" chart:style-name="ch4"/>
        <chart:plot-area chart:style-name="ch5" table:cell-range-address="Charts_002.B20:Charts_002.B29 Charts_002.BB19:Charts_002.BB29 Charts_002.BG19:Charts_002.BG29 Charts_002.DI19:Charts_002.DI29 Charts_002.DN19:Charts_002.DN29" chart:data-source-has-labels="both" svg:x="1.33cm" svg:y="2.135cm" svg:width="13.462cm" svg:height="4.913cm">
          <chartooo:coordinate-region svg:x="2.137cm" svg:y="2.334cm" svg:width="11.662cm" svg:height="4.067cm"/>
          <chart:axis chart:dimension="x" chart:name="primary-x" chart:style-name="ch6" chartooo:axis-type="auto">
            <chartooo:date-scale/>
            <chart:title svg:x="7.157cm" svg:y="7.227cm" chart:style-name="ch7">
              <text:p># of threads</text:p>
            </chart:title>
            <chart:categories table:cell-range-address="Charts_002.B20:Charts_002.B29"/>
            <chart:grid chart:style-name="ch8" chart:class="major"/>
          </chart:axis>
          <chart:axis chart:dimension="y" chart:name="primary-y" chart:style-name="ch9">
            <chart:title svg:x="0.451cm" svg:y="4.86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>
            <chart:title svg:x="15.111cm" svg:y="4.86cm" chart:style-name="ch10">
              <text:p>tps</text:p>
            </chart:title>
          </chart:axis>
          <chart:series chart:attached-axis="primary-y" chart:style-name="ch13" chart:values-cell-range-address="Charts_002.BB20:Charts_002.BB29" chart:label-cell-address="Charts_002.BB19:Charts_002.BB19" chart:class="chart:line">
            <chart:data-point chart:repeated="10"/>
          </chart:series>
          <chart:series chart:attached-axis="secondary-y" chart:style-name="ch14" chart:values-cell-range-address="Charts_002.BG20:Charts_002.BG29" chart:label-cell-address="Charts_002.BG19:Charts_002.BG19" chart:class="chart:line">
            <chart:data-point chart:repeated="2"/>
            <chart:data-point chart:style-name="ch15"/>
            <chart:data-point chart:repeated="7"/>
          </chart:series>
          <chart:series chart:attached-axis="primary-y" chart:style-name="ch16" chart:values-cell-range-address="Charts_002.DI20:Charts_002.DI29" chart:label-cell-address="Charts_002.DI19:Charts_002.DI19" chart:class="chart:line">
            <chart:data-point chart:repeated="10"/>
          </chart:series>
          <chart:series chart:attached-axis="secondary-y" chart:style-name="ch17" chart:values-cell-range-address="Charts_002.DN20:Charts_002.DN29" chart:label-cell-address="Charts_002.DN19:Charts_002.DN19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95th%</text:p>
                <draw:g>
                  <svg:desc>Charts_002.BB19:Charts_002.BB19</svg:desc>
                </draw:g>
              </table:table-cell>
              <table:table-cell office:value-type="string">
                <text:p>T/tps</text:p>
                <draw:g>
                  <svg:desc>Charts_002.BG19:Charts_002.BG19</svg:desc>
                </draw:g>
              </table:table-cell>
              <table:table-cell office:value-type="string">
                <text:p>J/total/95th%</text:p>
                <draw:g>
                  <svg:desc>Charts_002.DI19:Charts_002.DI19</svg:desc>
                </draw:g>
              </table:table-cell>
              <table:table-cell office:value-type="string">
                <text:p>J/tps</text:p>
                <draw:g>
                  <svg:desc>Charts_002.DN19:Charts_002.DN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2.B20:Charts_002.B29</svg:desc>
                </draw:g>
              </table:table-cell>
              <table:table-cell office:value-type="float" office:value="27.939">
                <text:p>27.939</text:p>
                <draw:g>
                  <svg:desc>Charts_002.BB20:Charts_002.BB29</svg:desc>
                </draw:g>
              </table:table-cell>
              <table:table-cell office:value-type="float" office:value="293.447">
                <text:p>293.447</text:p>
                <draw:g>
                  <svg:desc>Charts_002.BG20:Charts_002.BG29</svg:desc>
                </draw:g>
              </table:table-cell>
              <table:table-cell office:value-type="float" office:value="8.921">
                <text:p>8.921</text:p>
                <draw:g>
                  <svg:desc>Charts_002.DI20:Charts_002.DI29</svg:desc>
                </draw:g>
              </table:table-cell>
              <table:table-cell office:value-type="float" office:value="479.378">
                <text:p>479.378</text:p>
                <draw:g>
                  <svg:desc>Charts_002.DN20:Charts_002.DN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7.181">
                <text:p>37.181</text:p>
              </table:table-cell>
              <table:table-cell office:value-type="float" office:value="474.579">
                <text:p>474.579</text:p>
              </table:table-cell>
              <table:table-cell office:value-type="float" office:value="14.335">
                <text:p>14.335</text:p>
              </table:table-cell>
              <table:table-cell office:value-type="float" office:value="818.966">
                <text:p>818.96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7.384">
                <text:p>47.384</text:p>
              </table:table-cell>
              <table:table-cell office:value-type="float" office:value="636.644">
                <text:p>636.644</text:p>
              </table:table-cell>
              <table:table-cell office:value-type="float" office:value="21.343">
                <text:p>21.343</text:p>
              </table:table-cell>
              <table:table-cell office:value-type="float" office:value="1062.589">
                <text:p>1062.5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4.638">
                <text:p>64.638</text:p>
              </table:table-cell>
              <table:table-cell office:value-type="float" office:value="741.034">
                <text:p>741.034</text:p>
              </table:table-cell>
              <table:table-cell office:value-type="float" office:value="29.17">
                <text:p>29.17</text:p>
              </table:table-cell>
              <table:table-cell office:value-type="float" office:value="1244.541">
                <text:p>1244.5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4.335">
                <text:p>84.335</text:p>
              </table:table-cell>
              <table:table-cell office:value-type="float" office:value="804.946">
                <text:p>804.946</text:p>
              </table:table-cell>
              <table:table-cell office:value-type="float" office:value="41.934">
                <text:p>41.934</text:p>
              </table:table-cell>
              <table:table-cell office:value-type="float" office:value="1263.251">
                <text:p>1263.25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8.854">
                <text:p>148.854</text:p>
              </table:table-cell>
              <table:table-cell office:value-type="float" office:value="774.865">
                <text:p>774.865</text:p>
              </table:table-cell>
              <table:table-cell office:value-type="float" office:value="55.108">
                <text:p>55.108</text:p>
              </table:table-cell>
              <table:table-cell office:value-type="float" office:value="1324.663">
                <text:p>1324.66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2.024">
                <text:p>222.024</text:p>
              </table:table-cell>
              <table:table-cell office:value-type="float" office:value="706.115">
                <text:p>706.115</text:p>
              </table:table-cell>
              <table:table-cell office:value-type="float" office:value="68.333">
                <text:p>68.333</text:p>
              </table:table-cell>
              <table:table-cell office:value-type="float" office:value="1335.501">
                <text:p>1335.5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90.307">
                <text:p>290.307</text:p>
              </table:table-cell>
              <table:table-cell office:value-type="float" office:value="683.636">
                <text:p>683.636</text:p>
              </table:table-cell>
              <table:table-cell office:value-type="float" office:value="87.305">
                <text:p>87.305</text:p>
              </table:table-cell>
              <table:table-cell office:value-type="float" office:value="1313.157">
                <text:p>1313.15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62.694">
                <text:p>362.694</text:p>
              </table:table-cell>
              <table:table-cell office:value-type="float" office:value="662.117">
                <text:p>662.117</text:p>
              </table:table-cell>
              <table:table-cell office:value-type="float" office:value="103.565">
                <text:p>103.565</text:p>
              </table:table-cell>
              <table:table-cell office:value-type="float" office:value="1298.366">
                <text:p>1298.3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21.477">
                <text:p>421.477</text:p>
              </table:table-cell>
              <table:table-cell office:value-type="float" office:value="654.687">
                <text:p>654.687</text:p>
              </table:table-cell>
              <table:table-cell office:value-type="float" office:value="127.733">
                <text:p>127.733</text:p>
              </table:table-cell>
              <table:table-cell office:value-type="float" office:value="1260.372">
                <text:p>1260.3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4.419cm" svg:y="0.315cm" chart:style-name="ch2">
          <text:p>Total Latency - Best to Worst Case</text:p>
        </chart:title>
        <chart:subtitle svg:x="3.837cm" svg:y="1.273cm" chart:style-name="ch3">
          <text:p>Medium Workload, RPO=0, Default Parameters</text:p>
        </chart:subtitle>
        <chart:legend chart:legend-position="end" svg:x="12.583cm" svg:y="2.453cm" style:legend-expansion="high" chart:style-name="ch4"/>
        <chart:plot-area chart:style-name="ch5" table:cell-range-address="Charts_001.B20:Charts_001.B29 Charts_001.AW19:Charts_001.AY29 Charts_001.BB19:Charts_001.BB29 Charts_001.DD19:Charts_001.DF29 Charts_001.DI19:Charts_001.DI29" chart:data-source-has-labels="both" svg:x="1.33cm" svg:y="2.135cm" svg:width="10.934cm" svg:height="5.696cm">
          <chartooo:coordinate-region svg:x="1.951cm" svg:y="2.335cm" svg:width="9.847cm" svg:height="4.849cm"/>
          <chart:axis chart:dimension="x" chart:name="primary-x" chart:style-name="ch6" chartooo:axis-type="auto">
            <chartooo:date-scale/>
            <chart:title svg:x="5.893cm" svg:y="8.01cm" chart:style-name="ch7">
              <text:p># of threads</text:p>
            </chart:title>
            <chart:categories table:cell-range-address="Charts_001.B20:Charts_001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1.AW20:Charts_001.AW29" chart:label-cell-address="Charts_001.AW19:Charts_001.AW19" chart:class="chart:line">
            <chart:data-point chart:repeated="10"/>
          </chart:series>
          <chart:series chart:attached-axis="primary-y" chart:style-name="ch14" chart:values-cell-range-address="Charts_001.AX20:Charts_001.AX29" chart:label-cell-address="Charts_001.AX19:Charts_001.AX19" chart:class="chart:line">
            <chart:data-point chart:repeated="10"/>
          </chart:series>
          <chart:series chart:attached-axis="primary-y" chart:style-name="ch15" chart:values-cell-range-address="Charts_001.AY20:Charts_001.AY29" chart:label-cell-address="Charts_001.AY19:Charts_001.AY19" chart:class="chart:line">
            <chart:data-point chart:repeated="10"/>
          </chart:series>
          <chart:series chart:attached-axis="primary-y" chart:style-name="ch16" chart:values-cell-range-address="Charts_001.BB20:Charts_001.BB29" chart:label-cell-address="Charts_001.BB19:Charts_001.BB19" chart:class="chart:line">
            <chart:data-point chart:repeated="10"/>
          </chart:series>
          <chart:series chart:attached-axis="primary-y" chart:style-name="ch17" chart:values-cell-range-address="Charts_001.DD20:Charts_001.DD29" chart:label-cell-address="Charts_001.DD19:Charts_001.DD19" chart:class="chart:line">
            <chart:data-point chart:repeated="10"/>
          </chart:series>
          <chart:series chart:attached-axis="primary-y" chart:style-name="ch18" chart:values-cell-range-address="Charts_001.DE20:Charts_001.DE29" chart:label-cell-address="Charts_001.DE19:Charts_001.DE19" chart:class="chart:line">
            <chart:data-point chart:repeated="10"/>
          </chart:series>
          <chart:series chart:attached-axis="primary-y" chart:style-name="ch19" chart:values-cell-range-address="Charts_001.DF20:Charts_001.DF29" chart:label-cell-address="Charts_001.DF19:Charts_001.DF19" chart:class="chart:line">
            <chart:data-point chart:repeated="10"/>
          </chart:series>
          <chart:series chart:attached-axis="primary-y" chart:style-name="ch20" chart:values-cell-range-address="Charts_001.DI20:Charts_001.DI29" chart:label-cell-address="Charts_001.DI19:Charts_001.DI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25th%</text:p>
                <draw:g>
                  <svg:desc>Charts_001.AW19:Charts_001.AW19</svg:desc>
                </draw:g>
              </table:table-cell>
              <table:table-cell office:value-type="string">
                <text:p>T/total/50th%</text:p>
                <draw:g>
                  <svg:desc>Charts_001.AX19:Charts_001.AX19</svg:desc>
                </draw:g>
              </table:table-cell>
              <table:table-cell office:value-type="string">
                <text:p>T/total/75th%</text:p>
                <draw:g>
                  <svg:desc>Charts_001.AY19:Charts_001.AY19</svg:desc>
                </draw:g>
              </table:table-cell>
              <table:table-cell office:value-type="string">
                <text:p>T/total/95th%</text:p>
                <draw:g>
                  <svg:desc>Charts_001.BB19:Charts_001.BB19</svg:desc>
                </draw:g>
              </table:table-cell>
              <table:table-cell office:value-type="string">
                <text:p>J/total/25th%</text:p>
                <draw:g>
                  <svg:desc>Charts_001.DD19:Charts_001.DD19</svg:desc>
                </draw:g>
              </table:table-cell>
              <table:table-cell office:value-type="string">
                <text:p>J/total/50th%</text:p>
                <draw:g>
                  <svg:desc>Charts_001.DE19:Charts_001.DE19</svg:desc>
                </draw:g>
              </table:table-cell>
              <table:table-cell office:value-type="string">
                <text:p>J/total/75th%</text:p>
                <draw:g>
                  <svg:desc>Charts_001.DF19:Charts_001.DF19</svg:desc>
                </draw:g>
              </table:table-cell>
              <table:table-cell office:value-type="string">
                <text:p>J/total/95th%</text:p>
                <draw:g>
                  <svg:desc>Charts_001.DI19:Charts_001.DI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1.B20:Charts_001.B29</svg:desc>
                </draw:g>
              </table:table-cell>
              <table:table-cell office:value-type="float" office:value="13.041">
                <text:p>13.041</text:p>
                <draw:g>
                  <svg:desc>Charts_001.AW20:Charts_001.AW29</svg:desc>
                </draw:g>
              </table:table-cell>
              <table:table-cell office:value-type="float" office:value="15.368">
                <text:p>15.368</text:p>
                <draw:g>
                  <svg:desc>Charts_001.AX20:Charts_001.AX29</svg:desc>
                </draw:g>
              </table:table-cell>
              <table:table-cell office:value-type="float" office:value="18.905">
                <text:p>18.905</text:p>
                <draw:g>
                  <svg:desc>Charts_001.AY20:Charts_001.AY29</svg:desc>
                </draw:g>
              </table:table-cell>
              <table:table-cell office:value-type="float" office:value="26.504">
                <text:p>26.504</text:p>
                <draw:g>
                  <svg:desc>Charts_001.BB20:Charts_001.BB29</svg:desc>
                </draw:g>
              </table:table-cell>
              <table:table-cell office:value-type="float" office:value="4.059">
                <text:p>4.059</text:p>
                <draw:g>
                  <svg:desc>Charts_001.DD20:Charts_001.DD29</svg:desc>
                </draw:g>
              </table:table-cell>
              <table:table-cell office:value-type="float" office:value="4.281">
                <text:p>4.281</text:p>
                <draw:g>
                  <svg:desc>Charts_001.DE20:Charts_001.DE29</svg:desc>
                </draw:g>
              </table:table-cell>
              <table:table-cell office:value-type="float" office:value="4.585">
                <text:p>4.585</text:p>
                <draw:g>
                  <svg:desc>Charts_001.DF20:Charts_001.DF29</svg:desc>
                </draw:g>
              </table:table-cell>
              <table:table-cell office:value-type="float" office:value="7.638">
                <text:p>7.638</text:p>
                <draw:g>
                  <svg:desc>Charts_001.DI20:Charts_001.DI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.048">
                <text:p>19.048</text:p>
              </table:table-cell>
              <table:table-cell office:value-type="float" office:value="25.513">
                <text:p>25.513</text:p>
              </table:table-cell>
              <table:table-cell office:value-type="float" office:value="33.785">
                <text:p>33.785</text:p>
              </table:table-cell>
              <table:table-cell office:value-type="float" office:value="49.241">
                <text:p>49.241</text:p>
              </table:table-cell>
              <table:table-cell office:value-type="float" office:value="4.067">
                <text:p>4.067</text:p>
              </table:table-cell>
              <table:table-cell office:value-type="float" office:value="4.348">
                <text:p>4.348</text:p>
              </table:table-cell>
              <table:table-cell office:value-type="float" office:value="4.793">
                <text:p>4.793</text:p>
              </table:table-cell>
              <table:table-cell office:value-type="float" office:value="8.778">
                <text:p>8.7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.38">
                <text:p>30.38</text:p>
              </table:table-cell>
              <table:table-cell office:value-type="float" office:value="41.403">
                <text:p>41.403</text:p>
              </table:table-cell>
              <table:table-cell office:value-type="float" office:value="54.072">
                <text:p>54.072</text:p>
              </table:table-cell>
              <table:table-cell office:value-type="float" office:value="76.821">
                <text:p>76.821</text:p>
              </table:table-cell>
              <table:table-cell office:value-type="float" office:value="4.221">
                <text:p>4.221</text:p>
              </table:table-cell>
              <table:table-cell office:value-type="float" office:value="4.601">
                <text:p>4.601</text:p>
              </table:table-cell>
              <table:table-cell office:value-type="float" office:value="5.298">
                <text:p>5.298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1.826">
                <text:p>41.826</text:p>
              </table:table-cell>
              <table:table-cell office:value-type="float" office:value="55.291">
                <text:p>55.291</text:p>
              </table:table-cell>
              <table:table-cell office:value-type="float" office:value="71.34">
                <text:p>71.34</text:p>
              </table:table-cell>
              <table:table-cell office:value-type="float" office:value="96.167">
                <text:p>96.167</text:p>
              </table:table-cell>
              <table:table-cell office:value-type="float" office:value="4.178">
                <text:p>4.178</text:p>
              </table:table-cell>
              <table:table-cell office:value-type="float" office:value="4.552">
                <text:p>4.552</text:p>
              </table:table-cell>
              <table:table-cell office:value-type="float" office:value="5.23">
                <text:p>5.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.212">
                <text:p>50.212</text:p>
              </table:table-cell>
              <table:table-cell office:value-type="float" office:value="63.682">
                <text:p>63.682</text:p>
              </table:table-cell>
              <table:table-cell office:value-type="float" office:value="81.891">
                <text:p>81.891</text:p>
              </table:table-cell>
              <table:table-cell office:value-type="float" office:value="106.931">
                <text:p>106.931</text:p>
              </table:table-cell>
              <table:table-cell office:value-type="float" office:value="4.262">
                <text:p>4.262</text:p>
              </table:table-cell>
              <table:table-cell office:value-type="float" office:value="4.721">
                <text:p>4.721</text:p>
              </table:table-cell>
              <table:table-cell office:value-type="float" office:value="5.736">
                <text:p>5.736</text:p>
              </table:table-cell>
              <table:table-cell office:value-type="float" office:value="17.837">
                <text:p>17.83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4.614">
                <text:p>54.614</text:p>
              </table:table-cell>
              <table:table-cell office:value-type="float" office:value="67.661">
                <text:p>67.661</text:p>
              </table:table-cell>
              <table:table-cell office:value-type="float" office:value="87.491">
                <text:p>87.491</text:p>
              </table:table-cell>
              <table:table-cell office:value-type="float" office:value="111.684">
                <text:p>111.684</text:p>
              </table:table-cell>
              <table:table-cell office:value-type="float" office:value="4.449">
                <text:p>4.449</text:p>
              </table:table-cell>
              <table:table-cell office:value-type="float" office:value="5.098">
                <text:p>5.098</text:p>
              </table:table-cell>
              <table:table-cell office:value-type="float" office:value="6.884">
                <text:p>6.884</text:p>
              </table:table-cell>
              <table:table-cell office:value-type="float" office:value="21.268">
                <text:p>21.26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8.037">
                <text:p>58.037</text:p>
              </table:table-cell>
              <table:table-cell office:value-type="float" office:value="71.795">
                <text:p>71.795</text:p>
              </table:table-cell>
              <table:table-cell office:value-type="float" office:value="92.412">
                <text:p>92.412</text:p>
              </table:table-cell>
              <table:table-cell office:value-type="float" office:value="118.462">
                <text:p>118.462</text:p>
              </table:table-cell>
              <table:table-cell office:value-type="float" office:value="4.721">
                <text:p>4.721</text:p>
              </table:table-cell>
              <table:table-cell office:value-type="float" office:value="5.706">
                <text:p>5.706</text:p>
              </table:table-cell>
              <table:table-cell office:value-type="float" office:value="8.85">
                <text:p>8.85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8.866">
                <text:p>58.866</text:p>
              </table:table-cell>
              <table:table-cell office:value-type="float" office:value="72.947">
                <text:p>72.947</text:p>
              </table:table-cell>
              <table:table-cell office:value-type="float" office:value="93.642">
                <text:p>93.642</text:p>
              </table:table-cell>
              <table:table-cell office:value-type="float" office:value="118.024">
                <text:p>118.024</text:p>
              </table:table-cell>
              <table:table-cell office:value-type="float" office:value="5.081">
                <text:p>5.081</text:p>
              </table:table-cell>
              <table:table-cell office:value-type="float" office:value="6.608">
                <text:p>6.608</text:p>
              </table:table-cell>
              <table:table-cell office:value-type="float" office:value="11.215">
                <text:p>11.215</text:p>
              </table:table-cell>
              <table:table-cell office:value-type="float" office:value="29.388">
                <text:p>29.38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9.996">
                <text:p>59.996</text:p>
              </table:table-cell>
              <table:table-cell office:value-type="float" office:value="74.224">
                <text:p>74.224</text:p>
              </table:table-cell>
              <table:table-cell office:value-type="float" office:value="95.251">
                <text:p>95.251</text:p>
              </table:table-cell>
              <table:table-cell office:value-type="float" office:value="120.051">
                <text:p>120.051</text:p>
              </table:table-cell>
              <table:table-cell office:value-type="float" office:value="5.732">
                <text:p>5.732</text:p>
              </table:table-cell>
              <table:table-cell office:value-type="float" office:value="7.977">
                <text:p>7.977</text:p>
              </table:table-cell>
              <table:table-cell office:value-type="float" office:value="13.635">
                <text:p>13.635</text:p>
              </table:table-cell>
              <table:table-cell office:value-type="float" office:value="32.645">
                <text:p>32.64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2.232">
                <text:p>62.232</text:p>
              </table:table-cell>
              <table:table-cell office:value-type="float" office:value="77.588">
                <text:p>77.588</text:p>
              </table:table-cell>
              <table:table-cell office:value-type="float" office:value="99.342">
                <text:p>99.342</text:p>
              </table:table-cell>
              <table:table-cell office:value-type="float" office:value="128.074">
                <text:p>128.074</text:p>
              </table:table-cell>
              <table:table-cell office:value-type="float" office:value="6.752">
                <text:p>6.752</text:p>
              </table:table-cell>
              <table:table-cell office:value-type="float" office:value="10.225">
                <text:p>10.225</text:p>
              </table:table-cell>
              <table:table-cell office:value-type="float" office:value="17.661">
                <text:p>17.661</text:p>
              </table:table-cell>
              <table:table-cell office:value-type="float" office:value="37.263">
                <text:p>37.2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bd7cb5"/>
    </style:style>
    <style:style style:name="ch15" style:family="chart" style:data-style-name="N0">
      <style:chart-properties chart:symbol-type="none" chart:link-data-style-to-source="true"/>
      <style:graphic-properties svg:stroke-width="0.051cm" svg:stroke-color="#8f187c" draw:fill-color="#8f187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e8ac7"/>
    </style:style>
    <style:style style:name="ch18" style:family="chart">
      <style:chart-properties chart:solid-type="cuboid" chart:symbol-type="named-symbol" chart:symbol-name="bow-tie" chart:symbol-width="0.25cm" chart:symbol-height="0.25cm"/>
    </style:style>
    <style:style style:name="ch19" style:family="chart" style:data-style-name="N0">
      <style:chart-properties chart:symbol-type="none" chart:link-data-style-to-source="true"/>
      <style:graphic-properties svg:stroke-width="0.051cm" svg:stroke-color="#00599d" draw:fill-color="#00599d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52cm" svg:y="0.315cm" chart:style-name="ch2">
          <text:p>Total Latency - Average Values and Std Dev</text:p>
        </chart:title>
        <chart:subtitle svg:x="3.837cm" svg:y="1.273cm" chart:style-name="ch3">
          <text:p>Medium Workload, RPO=0, Default Parameters</text:p>
        </chart:subtitle>
        <chart:legend chart:legend-position="end" svg:x="11.763cm" svg:y="2.951cm" style:legend-expansion="high" chart:style-name="ch4"/>
        <chart:plot-area chart:style-name="ch5" table:cell-range-address="Charts_001.B20:Charts_001.B29 Charts_001.BE19:Charts_001.BF29 Charts_001.DL19:Charts_001.DM29" chart:data-source-has-labels="both" svg:x="1.33cm" svg:y="2.135cm" svg:width="10.114cm" svg:height="5.696cm">
          <chartooo:coordinate-region svg:x="1.951cm" svg:y="2.335cm" svg:width="9.027cm" svg:height="4.849cm"/>
          <chart:axis chart:dimension="x" chart:name="primary-x" chart:style-name="ch6" chartooo:axis-type="auto">
            <chartooo:date-scale/>
            <chart:title svg:x="5.483cm" svg:y="8.01cm" chart:style-name="ch7">
              <text:p># of threads</text:p>
            </chart:title>
            <chart:categories table:cell-range-address="Charts_001.B20:Charts_001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1.BE20:Charts_001.BE29" chart:label-cell-address="Charts_001.BE19:Charts_001.BE19" chart:class="chart:line">
            <chart:regression-curve chart:style-name="ch14"/>
            <chart:data-point chart:repeated="10"/>
          </chart:series>
          <chart:series chart:attached-axis="primary-y" chart:style-name="ch15" chart:values-cell-range-address="Charts_001.BF20:Charts_001.BF29" chart:label-cell-address="Charts_001.BF19:Charts_001.BF19" chart:class="chart:line">
            <chart:data-point chart:repeated="10"/>
          </chart:series>
          <chart:series chart:attached-axis="primary-y" chart:style-name="ch16" chart:values-cell-range-address="Charts_001.DL20:Charts_001.DL29" chart:label-cell-address="Charts_001.DL19:Charts_001.DL19" chart:class="chart:line">
            <chart:regression-curve chart:style-name="ch17"/>
            <chart:data-point chart:repeated="6"/>
            <chart:data-point chart:style-name="ch18" chart:repeated="2"/>
            <chart:data-point chart:repeated="2"/>
          </chart:series>
          <chart:series chart:attached-axis="primary-y" chart:style-name="ch19" chart:values-cell-range-address="Charts_001.DM20:Charts_001.DM29" chart:label-cell-address="Charts_001.DM19:Charts_001.DM19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avg</text:p>
                <draw:g>
                  <svg:desc>Charts_001.BE19:Charts_001.BE19</svg:desc>
                </draw:g>
              </table:table-cell>
              <table:table-cell office:value-type="string">
                <text:p>T/total/sd</text:p>
                <draw:g>
                  <svg:desc>Charts_001.BF19:Charts_001.BF19</svg:desc>
                </draw:g>
              </table:table-cell>
              <table:table-cell office:value-type="string">
                <text:p>J/total/avg</text:p>
                <draw:g>
                  <svg:desc>Charts_001.DL19:Charts_001.DL19</svg:desc>
                </draw:g>
              </table:table-cell>
              <table:table-cell office:value-type="string">
                <text:p>J/total/sd</text:p>
                <draw:g>
                  <svg:desc>Charts_001.DM19:Charts_001.DM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1.B20:Charts_001.B29</svg:desc>
                </draw:g>
              </table:table-cell>
              <table:table-cell office:value-type="float" office:value="19.387">
                <text:p>19.387</text:p>
                <draw:g>
                  <svg:desc>Charts_001.BE20:Charts_001.BE29</svg:desc>
                </draw:g>
              </table:table-cell>
              <table:table-cell office:value-type="float" office:value="42.583">
                <text:p>42.583</text:p>
                <draw:g>
                  <svg:desc>Charts_001.BF20:Charts_001.BF29</svg:desc>
                </draw:g>
              </table:table-cell>
              <table:table-cell office:value-type="float" office:value="8.435">
                <text:p>8.435</text:p>
                <draw:g>
                  <svg:desc>Charts_001.DL20:Charts_001.DL29</svg:desc>
                </draw:g>
              </table:table-cell>
              <table:table-cell office:value-type="float" office:value="72.244">
                <text:p>72.244</text:p>
                <draw:g>
                  <svg:desc>Charts_001.DM20:Charts_001.DM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2.118">
                <text:p>32.118</text:p>
              </table:table-cell>
              <table:table-cell office:value-type="float" office:value="67.393">
                <text:p>67.393</text:p>
              </table:table-cell>
              <table:table-cell office:value-type="float" office:value="6.101">
                <text:p>6.101</text:p>
              </table:table-cell>
              <table:table-cell office:value-type="float" office:value="18.412">
                <text:p>18.4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8.487">
                <text:p>48.487</text:p>
              </table:table-cell>
              <table:table-cell office:value-type="float" office:value="75.514">
                <text:p>75.514</text:p>
              </table:table-cell>
              <table:table-cell office:value-type="float" office:value="7.56">
                <text:p>7.56</text:p>
              </table:table-cell>
              <table:table-cell office:value-type="float" office:value="23.832">
                <text:p>23.83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3.346">
                <text:p>63.346</text:p>
              </table:table-cell>
              <table:table-cell office:value-type="float" office:value="88.706">
                <text:p>88.706</text:p>
              </table:table-cell>
              <table:table-cell office:value-type="float" office:value="9.369">
                <text:p>9.369</text:p>
              </table:table-cell>
              <table:table-cell office:value-type="float" office:value="39.07">
                <text:p>39.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1.223">
                <text:p>71.223</text:p>
              </table:table-cell>
              <table:table-cell office:value-type="float" office:value="78.663">
                <text:p>78.663</text:p>
              </table:table-cell>
              <table:table-cell office:value-type="float" office:value="8.795">
                <text:p>8.795</text:p>
              </table:table-cell>
              <table:table-cell office:value-type="float" office:value="32.804">
                <text:p>32.80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4.11">
                <text:p>74.11</text:p>
              </table:table-cell>
              <table:table-cell office:value-type="float" office:value="50.058">
                <text:p>50.058</text:p>
              </table:table-cell>
              <table:table-cell office:value-type="float" office:value="9.865">
                <text:p>9.865</text:p>
              </table:table-cell>
              <table:table-cell office:value-type="float" office:value="37.437">
                <text:p>37.43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3.242">
                <text:p>83.242</text:p>
              </table:table-cell>
              <table:table-cell office:value-type="float" office:value="75.401">
                <text:p>75.401</text:p>
              </table:table-cell>
              <table:table-cell office:value-type="float" office:value="12.489">
                <text:p>12.489</text:p>
              </table:table-cell>
              <table:table-cell office:value-type="float" office:value="49.243">
                <text:p>49.24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1.546">
                <text:p>81.546</text:p>
              </table:table-cell>
              <table:table-cell office:value-type="float" office:value="77.011">
                <text:p>77.011</text:p>
              </table:table-cell>
              <table:table-cell office:value-type="float" office:value="12.529">
                <text:p>12.529</text:p>
              </table:table-cell>
              <table:table-cell office:value-type="float" office:value="38.01">
                <text:p>38.0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4.207">
                <text:p>84.207</text:p>
              </table:table-cell>
              <table:table-cell office:value-type="float" office:value="91.403">
                <text:p>91.403</text:p>
              </table:table-cell>
              <table:table-cell office:value-type="float" office:value="16.286">
                <text:p>16.286</text:p>
              </table:table-cell>
              <table:table-cell office:value-type="float" office:value="61.515">
                <text:p>61.5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2.854">
                <text:p>92.854</text:p>
              </table:table-cell>
              <table:table-cell office:value-type="float" office:value="118.907">
                <text:p>118.907</text:p>
              </table:table-cell>
              <table:table-cell office:value-type="float" office:value="15.99">
                <text:p>15.99</text:p>
              </table:table-cell>
              <table:table-cell office:value-type="float" office:value="35.288">
                <text:p>35.2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4.419cm" svg:y="0.315cm" chart:style-name="ch2">
          <text:p>Total Latency - Best to Worst Case</text:p>
        </chart:title>
        <chart:subtitle svg:x="5.887cm" svg:y="1.273cm" chart:style-name="ch3">
          <text:p>High Workload, RPO=0</text:p>
        </chart:subtitle>
        <chart:legend chart:legend-position="end" svg:x="12.583cm" svg:y="2.453cm" style:legend-expansion="high" chart:style-name="ch4"/>
        <chart:plot-area chart:style-name="ch5" table:cell-range-address="Charts_002.B20:Charts_002.B29 Charts_002.AW19:Charts_002.AY29 Charts_002.BB19:Charts_002.BB29 Charts_002.DD19:Charts_002.DF29 Charts_002.DI19:Charts_002.DI29" chart:data-source-has-labels="both" svg:x="1.33cm" svg:y="2.135cm" svg:width="10.934cm" svg:height="5.696cm">
          <chartooo:coordinate-region svg:x="2.137cm" svg:y="2.334cm" svg:width="9.847cm" svg:height="4.85cm"/>
          <chart:axis chart:dimension="x" chart:name="primary-x" chart:style-name="ch6" chartooo:axis-type="auto">
            <chartooo:date-scale/>
            <chart:title svg:x="5.893cm" svg:y="8.01cm" chart:style-name="ch7">
              <text:p># of threads</text:p>
            </chart:title>
            <chart:categories table:cell-range-address="Charts_002.B20:Charts_002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2.AW20:Charts_002.AW29" chart:label-cell-address="Charts_002.AW19:Charts_002.AW19" chart:class="chart:line">
            <chart:data-point chart:repeated="10"/>
          </chart:series>
          <chart:series chart:attached-axis="primary-y" chart:style-name="ch14" chart:values-cell-range-address="Charts_002.AX20:Charts_002.AX29" chart:label-cell-address="Charts_002.AX19:Charts_002.AX19" chart:class="chart:line">
            <chart:data-point chart:repeated="10"/>
          </chart:series>
          <chart:series chart:attached-axis="primary-y" chart:style-name="ch15" chart:values-cell-range-address="Charts_002.AY20:Charts_002.AY29" chart:label-cell-address="Charts_002.AY19:Charts_002.AY19" chart:class="chart:line">
            <chart:data-point chart:repeated="10"/>
          </chart:series>
          <chart:series chart:attached-axis="primary-y" chart:style-name="ch16" chart:values-cell-range-address="Charts_002.BB20:Charts_002.BB29" chart:label-cell-address="Charts_002.BB19:Charts_002.BB19" chart:class="chart:line">
            <chart:data-point chart:repeated="10"/>
          </chart:series>
          <chart:series chart:attached-axis="primary-y" chart:style-name="ch17" chart:values-cell-range-address="Charts_002.DD20:Charts_002.DD29" chart:label-cell-address="Charts_002.DD19:Charts_002.DD19" chart:class="chart:line">
            <chart:data-point chart:repeated="10"/>
          </chart:series>
          <chart:series chart:attached-axis="primary-y" chart:style-name="ch18" chart:values-cell-range-address="Charts_002.DE20:Charts_002.DE29" chart:label-cell-address="Charts_002.DE19:Charts_002.DE19" chart:class="chart:line">
            <chart:data-point chart:repeated="10"/>
          </chart:series>
          <chart:series chart:attached-axis="primary-y" chart:style-name="ch19" chart:values-cell-range-address="Charts_002.DF20:Charts_002.DF29" chart:label-cell-address="Charts_002.DF19:Charts_002.DF19" chart:class="chart:line">
            <chart:data-point chart:repeated="10"/>
          </chart:series>
          <chart:series chart:attached-axis="primary-y" chart:style-name="ch20" chart:values-cell-range-address="Charts_002.DI20:Charts_002.DI29" chart:label-cell-address="Charts_002.DI19:Charts_002.DI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25th%</text:p>
                <draw:g>
                  <svg:desc>Charts_002.AW19:Charts_002.AW19</svg:desc>
                </draw:g>
              </table:table-cell>
              <table:table-cell office:value-type="string">
                <text:p>T/total/50th%</text:p>
                <draw:g>
                  <svg:desc>Charts_002.AX19:Charts_002.AX19</svg:desc>
                </draw:g>
              </table:table-cell>
              <table:table-cell office:value-type="string">
                <text:p>T/total/75th%</text:p>
                <draw:g>
                  <svg:desc>Charts_002.AY19:Charts_002.AY19</svg:desc>
                </draw:g>
              </table:table-cell>
              <table:table-cell office:value-type="string">
                <text:p>T/total/95th%</text:p>
                <draw:g>
                  <svg:desc>Charts_002.BB19:Charts_002.BB19</svg:desc>
                </draw:g>
              </table:table-cell>
              <table:table-cell office:value-type="string">
                <text:p>J/total/25th%</text:p>
                <draw:g>
                  <svg:desc>Charts_002.DD19:Charts_002.DD19</svg:desc>
                </draw:g>
              </table:table-cell>
              <table:table-cell office:value-type="string">
                <text:p>J/total/50th%</text:p>
                <draw:g>
                  <svg:desc>Charts_002.DE19:Charts_002.DE19</svg:desc>
                </draw:g>
              </table:table-cell>
              <table:table-cell office:value-type="string">
                <text:p>J/total/75th%</text:p>
                <draw:g>
                  <svg:desc>Charts_002.DF19:Charts_002.DF19</svg:desc>
                </draw:g>
              </table:table-cell>
              <table:table-cell office:value-type="string">
                <text:p>J/total/95th%</text:p>
                <draw:g>
                  <svg:desc>Charts_002.DI19:Charts_002.DI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2.B20:Charts_002.B29</svg:desc>
                </draw:g>
              </table:table-cell>
              <table:table-cell office:value-type="float" office:value="15.445">
                <text:p>15.445</text:p>
                <draw:g>
                  <svg:desc>Charts_002.AW20:Charts_002.AW29</svg:desc>
                </draw:g>
              </table:table-cell>
              <table:table-cell office:value-type="float" office:value="18.238">
                <text:p>18.238</text:p>
                <draw:g>
                  <svg:desc>Charts_002.AX20:Charts_002.AX29</svg:desc>
                </draw:g>
              </table:table-cell>
              <table:table-cell office:value-type="float" office:value="21.416">
                <text:p>21.416</text:p>
                <draw:g>
                  <svg:desc>Charts_002.AY20:Charts_002.AY29</svg:desc>
                </draw:g>
              </table:table-cell>
              <table:table-cell office:value-type="float" office:value="27.939">
                <text:p>27.939</text:p>
                <draw:g>
                  <svg:desc>Charts_002.BB20:Charts_002.BB29</svg:desc>
                </draw:g>
              </table:table-cell>
              <table:table-cell office:value-type="float" office:value="4.856">
                <text:p>4.856</text:p>
                <draw:g>
                  <svg:desc>Charts_002.DD20:Charts_002.DD29</svg:desc>
                </draw:g>
              </table:table-cell>
              <table:table-cell office:value-type="float" office:value="5.588">
                <text:p>5.588</text:p>
                <draw:g>
                  <svg:desc>Charts_002.DE20:Charts_002.DE29</svg:desc>
                </draw:g>
              </table:table-cell>
              <table:table-cell office:value-type="float" office:value="6.503">
                <text:p>6.503</text:p>
                <draw:g>
                  <svg:desc>Charts_002.DF20:Charts_002.DF29</svg:desc>
                </draw:g>
              </table:table-cell>
              <table:table-cell office:value-type="float" office:value="8.921">
                <text:p>8.921</text:p>
                <draw:g>
                  <svg:desc>Charts_002.DI20:Charts_002.DI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.756">
                <text:p>22.756</text:p>
              </table:table-cell>
              <table:table-cell office:value-type="float" office:value="26.049">
                <text:p>26.049</text:p>
              </table:table-cell>
              <table:table-cell office:value-type="float" office:value="29.784">
                <text:p>29.784</text:p>
              </table:table-cell>
              <table:table-cell office:value-type="float" office:value="37.181">
                <text:p>37.181</text:p>
              </table:table-cell>
              <table:table-cell office:value-type="float" office:value="5.796">
                <text:p>5.796</text:p>
              </table:table-cell>
              <table:table-cell office:value-type="float" office:value="6.66">
                <text:p>6.66</text:p>
              </table:table-cell>
              <table:table-cell office:value-type="float" office:value="7.815">
                <text:p>7.815</text:p>
              </table:table-cell>
              <table:table-cell office:value-type="float" office:value="14.335">
                <text:p>14.3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.226">
                <text:p>26.226</text:p>
              </table:table-cell>
              <table:table-cell office:value-type="float" office:value="30.238">
                <text:p>30.238</text:p>
              </table:table-cell>
              <table:table-cell office:value-type="float" office:value="35.078">
                <text:p>35.078</text:p>
              </table:table-cell>
              <table:table-cell office:value-type="float" office:value="47.384">
                <text:p>47.384</text:p>
              </table:table-cell>
              <table:table-cell office:value-type="float" office:value="8.674">
                <text:p>8.674</text:p>
              </table:table-cell>
              <table:table-cell office:value-type="float" office:value="10.395">
                <text:p>10.395</text:p>
              </table:table-cell>
              <table:table-cell office:value-type="float" office:value="12.634">
                <text:p>12.634</text:p>
              </table:table-cell>
              <table:table-cell office:value-type="float" office:value="21.343">
                <text:p>21.3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0.474">
                <text:p>30.474</text:p>
              </table:table-cell>
              <table:table-cell office:value-type="float" office:value="35.278">
                <text:p>35.278</text:p>
              </table:table-cell>
              <table:table-cell office:value-type="float" office:value="41.878">
                <text:p>41.878</text:p>
              </table:table-cell>
              <table:table-cell office:value-type="float" office:value="64.638">
                <text:p>64.638</text:p>
              </table:table-cell>
              <table:table-cell office:value-type="float" office:value="12.464">
                <text:p>12.464</text:p>
              </table:table-cell>
              <table:table-cell office:value-type="float" office:value="15.195">
                <text:p>15.195</text:p>
              </table:table-cell>
              <table:table-cell office:value-type="float" office:value="18.696">
                <text:p>18.696</text:p>
              </table:table-cell>
              <table:table-cell office:value-type="float" office:value="29.17">
                <text:p>29.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5.201">
                <text:p>35.201</text:p>
              </table:table-cell>
              <table:table-cell office:value-type="float" office:value="40.796">
                <text:p>40.796</text:p>
              </table:table-cell>
              <table:table-cell office:value-type="float" office:value="49.002">
                <text:p>49.002</text:p>
              </table:table-cell>
              <table:table-cell office:value-type="float" office:value="84.335">
                <text:p>84.335</text:p>
              </table:table-cell>
              <table:table-cell office:value-type="float" office:value="16.624">
                <text:p>16.624</text:p>
              </table:table-cell>
              <table:table-cell office:value-type="float" office:value="20.964">
                <text:p>20.964</text:p>
              </table:table-cell>
              <table:table-cell office:value-type="float" office:value="26.518">
                <text:p>26.518</text:p>
              </table:table-cell>
              <table:table-cell office:value-type="float" office:value="41.934">
                <text:p>41.93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7.387">
                <text:p>37.387</text:p>
              </table:table-cell>
              <table:table-cell office:value-type="float" office:value="44.355">
                <text:p>44.355</text:p>
              </table:table-cell>
              <table:table-cell office:value-type="float" office:value="61.165">
                <text:p>61.165</text:p>
              </table:table-cell>
              <table:table-cell office:value-type="float" office:value="148.854">
                <text:p>148.854</text:p>
              </table:table-cell>
              <table:table-cell office:value-type="float" office:value="20.621">
                <text:p>20.621</text:p>
              </table:table-cell>
              <table:table-cell office:value-type="float" office:value="26.639">
                <text:p>26.639</text:p>
              </table:table-cell>
              <table:table-cell office:value-type="float" office:value="34.484">
                <text:p>34.484</text:p>
              </table:table-cell>
              <table:table-cell office:value-type="float" office:value="55.108">
                <text:p>55.10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7.256">
                <text:p>37.256</text:p>
              </table:table-cell>
              <table:table-cell office:value-type="float" office:value="45.487">
                <text:p>45.487</text:p>
              </table:table-cell>
              <table:table-cell office:value-type="float" office:value="98.785">
                <text:p>98.785</text:p>
              </table:table-cell>
              <table:table-cell office:value-type="float" office:value="222.024">
                <text:p>222.024</text:p>
              </table:table-cell>
              <table:table-cell office:value-type="float" office:value="25.222">
                <text:p>25.222</text:p>
              </table:table-cell>
              <table:table-cell office:value-type="float" office:value="33.458">
                <text:p>33.458</text:p>
              </table:table-cell>
              <table:table-cell office:value-type="float" office:value="44.465">
                <text:p>44.465</text:p>
              </table:table-cell>
              <table:table-cell office:value-type="float" office:value="68.333">
                <text:p>68.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7.707">
                <text:p>37.707</text:p>
              </table:table-cell>
              <table:table-cell office:value-type="float" office:value="46.651">
                <text:p>46.651</text:p>
              </table:table-cell>
              <table:table-cell office:value-type="float" office:value="117.03">
                <text:p>117.03</text:p>
              </table:table-cell>
              <table:table-cell office:value-type="float" office:value="290.307">
                <text:p>290.307</text:p>
              </table:table-cell>
              <table:table-cell office:value-type="float" office:value="28.934">
                <text:p>28.934</text:p>
              </table:table-cell>
              <table:table-cell office:value-type="float" office:value="40.206">
                <text:p>40.206</text:p>
              </table:table-cell>
              <table:table-cell office:value-type="float" office:value="56.041">
                <text:p>56.041</text:p>
              </table:table-cell>
              <table:table-cell office:value-type="float" office:value="87.305">
                <text:p>87.30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8.566">
                <text:p>38.566</text:p>
              </table:table-cell>
              <table:table-cell office:value-type="float" office:value="48.762">
                <text:p>48.762</text:p>
              </table:table-cell>
              <table:table-cell office:value-type="float" office:value="146.81">
                <text:p>146.81</text:p>
              </table:table-cell>
              <table:table-cell office:value-type="float" office:value="362.694">
                <text:p>362.694</text:p>
              </table:table-cell>
              <table:table-cell office:value-type="float" office:value="33.138">
                <text:p>33.138</text:p>
              </table:table-cell>
              <table:table-cell office:value-type="float" office:value="47.947">
                <text:p>47.947</text:p>
              </table:table-cell>
              <table:table-cell office:value-type="float" office:value="67.595">
                <text:p>67.595</text:p>
              </table:table-cell>
              <table:table-cell office:value-type="float" office:value="103.565">
                <text:p>103.56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8.458">
                <text:p>38.458</text:p>
              </table:table-cell>
              <table:table-cell office:value-type="float" office:value="48.774">
                <text:p>48.774</text:p>
              </table:table-cell>
              <table:table-cell office:value-type="float" office:value="190.23">
                <text:p>190.23</text:p>
              </table:table-cell>
              <table:table-cell office:value-type="float" office:value="421.477">
                <text:p>421.477</text:p>
              </table:table-cell>
              <table:table-cell office:value-type="float" office:value="35.725">
                <text:p>35.725</text:p>
              </table:table-cell>
              <table:table-cell office:value-type="float" office:value="55.57">
                <text:p>55.57</text:p>
              </table:table-cell>
              <table:table-cell office:value-type="float" office:value="82.021">
                <text:p>82.021</text:p>
              </table:table-cell>
              <table:table-cell office:value-type="float" office:value="127.733">
                <text:p>127.7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bd7cb5"/>
    </style:style>
    <style:style style:name="ch15" style:family="chart" style:data-style-name="N0">
      <style:chart-properties chart:symbol-type="none" chart:link-data-style-to-source="true"/>
      <style:graphic-properties svg:stroke-width="0.051cm" svg:stroke-color="#8f187c" draw:fill-color="#8f187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e8ac7"/>
    </style:style>
    <style:style style:name="ch18" style:family="chart">
      <style:chart-properties chart:solid-type="cuboid" chart:symbol-type="named-symbol" chart:symbol-name="bow-tie" chart:symbol-width="0.25cm" chart:symbol-height="0.25cm"/>
    </style:style>
    <style:style style:name="ch19" style:family="chart" style:data-style-name="N0">
      <style:chart-properties chart:symbol-type="none" chart:link-data-style-to-source="true"/>
      <style:graphic-properties svg:stroke-width="0.051cm" svg:stroke-color="#00599d" draw:fill-color="#00599d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52cm" svg:y="0.315cm" chart:style-name="ch2">
          <text:p>Total Latency - Average Values and Std Dev</text:p>
        </chart:title>
        <chart:subtitle svg:x="5.887cm" svg:y="1.273cm" chart:style-name="ch3">
          <text:p>High Workload, RPO=0</text:p>
        </chart:subtitle>
        <chart:legend chart:legend-position="end" svg:x="11.763cm" svg:y="2.951cm" style:legend-expansion="high" chart:style-name="ch4"/>
        <chart:plot-area chart:style-name="ch5" table:cell-range-address="Charts_002.B20:Charts_002.B29 Charts_002.BE19:Charts_002.BF29 Charts_002.DL19:Charts_002.DM29" chart:data-source-has-labels="both" svg:x="1.33cm" svg:y="2.135cm" svg:width="10.114cm" svg:height="5.696cm">
          <chartooo:coordinate-region svg:x="1.951cm" svg:y="2.335cm" svg:width="9.027cm" svg:height="4.849cm"/>
          <chart:axis chart:dimension="x" chart:name="primary-x" chart:style-name="ch6" chartooo:axis-type="auto">
            <chartooo:date-scale/>
            <chart:title svg:x="5.483cm" svg:y="8.01cm" chart:style-name="ch7">
              <text:p># of threads</text:p>
            </chart:title>
            <chart:categories table:cell-range-address="Charts_002.B20:Charts_002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2.BE20:Charts_002.BE29" chart:label-cell-address="Charts_002.BE19:Charts_002.BE19" chart:class="chart:line">
            <chart:regression-curve chart:style-name="ch14"/>
            <chart:data-point chart:repeated="10"/>
          </chart:series>
          <chart:series chart:attached-axis="primary-y" chart:style-name="ch15" chart:values-cell-range-address="Charts_002.BF20:Charts_002.BF29" chart:label-cell-address="Charts_002.BF19:Charts_002.BF19" chart:class="chart:line">
            <chart:data-point chart:repeated="10"/>
          </chart:series>
          <chart:series chart:attached-axis="primary-y" chart:style-name="ch16" chart:values-cell-range-address="Charts_002.DL20:Charts_002.DL29" chart:label-cell-address="Charts_002.DL19:Charts_002.DL19" chart:class="chart:line">
            <chart:regression-curve chart:style-name="ch17"/>
            <chart:data-point chart:repeated="6"/>
            <chart:data-point chart:style-name="ch18" chart:repeated="2"/>
            <chart:data-point chart:repeated="2"/>
          </chart:series>
          <chart:series chart:attached-axis="primary-y" chart:style-name="ch19" chart:values-cell-range-address="Charts_002.DM20:Charts_002.DM29" chart:label-cell-address="Charts_002.DM19:Charts_002.DM19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avg</text:p>
                <draw:g>
                  <svg:desc>Charts_002.BE19:Charts_002.BE19</svg:desc>
                </draw:g>
              </table:table-cell>
              <table:table-cell office:value-type="string">
                <text:p>T/total/sd</text:p>
                <draw:g>
                  <svg:desc>Charts_002.BF19:Charts_002.BF19</svg:desc>
                </draw:g>
              </table:table-cell>
              <table:table-cell office:value-type="string">
                <text:p>J/total/avg</text:p>
                <draw:g>
                  <svg:desc>Charts_002.DL19:Charts_002.DL19</svg:desc>
                </draw:g>
              </table:table-cell>
              <table:table-cell office:value-type="string">
                <text:p>J/total/sd</text:p>
                <draw:g>
                  <svg:desc>Charts_002.DM19:Charts_002.DM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2.B20:Charts_002.B29</svg:desc>
                </draw:g>
              </table:table-cell>
              <table:table-cell office:value-type="float" office:value="19.401">
                <text:p>19.401</text:p>
                <draw:g>
                  <svg:desc>Charts_002.BE20:Charts_002.BE29</svg:desc>
                </draw:g>
              </table:table-cell>
              <table:table-cell office:value-type="float" office:value="18.824">
                <text:p>18.824</text:p>
                <draw:g>
                  <svg:desc>Charts_002.BF20:Charts_002.BF29</svg:desc>
                </draw:g>
              </table:table-cell>
              <table:table-cell office:value-type="float" office:value="6.052">
                <text:p>6.052</text:p>
                <draw:g>
                  <svg:desc>Charts_002.DL20:Charts_002.DL29</svg:desc>
                </draw:g>
              </table:table-cell>
              <table:table-cell office:value-type="float" office:value="3.393">
                <text:p>3.393</text:p>
                <draw:g>
                  <svg:desc>Charts_002.DM20:Charts_002.DM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.407">
                <text:p>27.407</text:p>
              </table:table-cell>
              <table:table-cell office:value-type="float" office:value="21.561">
                <text:p>21.561</text:p>
              </table:table-cell>
              <table:table-cell office:value-type="float" office:value="9.328">
                <text:p>9.328</text:p>
              </table:table-cell>
              <table:table-cell office:value-type="float" office:value="32.621">
                <text:p>32.62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2.205">
                <text:p>32.205</text:p>
              </table:table-cell>
              <table:table-cell office:value-type="float" office:value="19.276">
                <text:p>19.276</text:p>
              </table:table-cell>
              <table:table-cell office:value-type="float" office:value="13.054">
                <text:p>13.054</text:p>
              </table:table-cell>
              <table:table-cell office:value-type="float" office:value="26.863">
                <text:p>26.8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8.95">
                <text:p>38.95</text:p>
              </table:table-cell>
              <table:table-cell office:value-type="float" office:value="24.067">
                <text:p>24.067</text:p>
              </table:table-cell>
              <table:table-cell office:value-type="float" office:value="17.19">
                <text:p>17.19</text:p>
              </table:table-cell>
              <table:table-cell office:value-type="float" office:value="16.141">
                <text:p>16.1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6.667">
                <text:p>46.667</text:p>
              </table:table-cell>
              <table:table-cell office:value-type="float" office:value="32.026">
                <text:p>32.026</text:p>
              </table:table-cell>
              <table:table-cell office:value-type="float" office:value="24.538">
                <text:p>24.538</text:p>
              </table:table-cell>
              <table:table-cell office:value-type="float" office:value="27.518">
                <text:p>27.5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.525">
                <text:p>60.525</text:p>
              </table:table-cell>
              <table:table-cell office:value-type="float" office:value="54.712">
                <text:p>54.712</text:p>
              </table:table-cell>
              <table:table-cell office:value-type="float" office:value="29.923">
                <text:p>29.923</text:p>
              </table:table-cell>
              <table:table-cell office:value-type="float" office:value="20.237">
                <text:p>20.23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0.993">
                <text:p>80.993</text:p>
              </table:table-cell>
              <table:table-cell office:value-type="float" office:value="79.777">
                <text:p>79.777</text:p>
              </table:table-cell>
              <table:table-cell office:value-type="float" office:value="37.229">
                <text:p>37.229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7.662">
                <text:p>97.662</text:p>
              </table:table-cell>
              <table:table-cell office:value-type="float" office:value="110.096">
                <text:p>110.096</text:p>
              </table:table-cell>
              <table:table-cell office:value-type="float" office:value="45.534">
                <text:p>45.534</text:p>
              </table:table-cell>
              <table:table-cell office:value-type="float" office:value="26.346">
                <text:p>26.34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5.694">
                <text:p>115.694</text:p>
              </table:table-cell>
              <table:table-cell office:value-type="float" office:value="135.069">
                <text:p>135.069</text:p>
              </table:table-cell>
              <table:table-cell office:value-type="float" office:value="53.644">
                <text:p>53.644</text:p>
              </table:table-cell>
              <table:table-cell office:value-type="float" office:value="30.365">
                <text:p>30.36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2.049">
                <text:p>132.049</text:p>
              </table:table-cell>
              <table:table-cell office:value-type="float" office:value="160.372">
                <text:p>160.372</text:p>
              </table:table-cell>
              <table:table-cell office:value-type="float" office:value="63.385">
                <text:p>63.385</text:p>
              </table:table-cell>
              <table:table-cell office:value-type="float" office:value="41.28">
                <text:p>41.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5.941cm" svg:y="0.315cm" chart:style-name="ch2">
          <text:p>API Response Time</text:p>
        </chart:title>
        <chart:subtitle svg:x="5.557cm" svg:y="1.273cm" chart:style-name="ch3">
          <text:p>Extreme Workload, RPO=0</text:p>
        </chart:subtitle>
        <chart:legend chart:legend-position="end" svg:x="11.631cm" svg:y="2.453cm" style:legend-expansion="high" chart:style-name="ch4"/>
        <chart:plot-area chart:style-name="ch5" table:cell-range-address="Charts_003.B20:Charts_003.B29 Charts_003.J19:Charts_003.J29 Charts_003.U19:Charts_003.U29 Charts_003.AF19:Charts_003.AF29 Charts_003.AQ19:Charts_003.AQ29 Charts_003.BQ19:Charts_003.BQ29 Charts_003.CB19:Charts_003.CB29 Charts_003.CM19:Charts_003.CM29 Charts_003.CX19:Charts_003.CX29" chart:data-source-has-labels="both" svg:x="1.33cm" svg:y="2.135cm" svg:width="9.982cm" svg:height="5.696cm">
          <chartooo:coordinate-region svg:x="2.137cm" svg:y="2.335cm" svg:width="8.895cm" svg:height="4.849cm"/>
          <chart:axis chart:dimension="x" chart:name="primary-x" chart:style-name="ch6" chartooo:axis-type="auto">
            <chartooo:date-scale/>
            <chart:title svg:x="5.417cm" svg:y="8.01cm" chart:style-name="ch7">
              <text:p># of threads</text:p>
            </chart:title>
            <chart:categories table:cell-range-address="Charts_003.B20:Charts_003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3.J20:Charts_003.J29" chart:label-cell-address="Charts_003.J19:Charts_003.J19" chart:class="chart:line">
            <chart:data-point chart:repeated="10"/>
          </chart:series>
          <chart:series chart:attached-axis="primary-y" chart:style-name="ch14" chart:values-cell-range-address="Charts_003.U20:Charts_003.U29" chart:label-cell-address="Charts_003.U19:Charts_003.U19" chart:class="chart:line">
            <chart:data-point chart:repeated="10"/>
          </chart:series>
          <chart:series chart:attached-axis="primary-y" chart:style-name="ch15" chart:values-cell-range-address="Charts_003.AF20:Charts_003.AF29" chart:label-cell-address="Charts_003.AF19:Charts_003.AF19" chart:class="chart:line">
            <chart:data-point chart:repeated="10"/>
          </chart:series>
          <chart:series chart:attached-axis="primary-y" chart:style-name="ch16" chart:values-cell-range-address="Charts_003.AQ20:Charts_003.AQ29" chart:label-cell-address="Charts_003.AQ19:Charts_003.AQ19" chart:class="chart:line">
            <chart:data-point chart:repeated="10"/>
          </chart:series>
          <chart:series chart:attached-axis="primary-y" chart:style-name="ch17" chart:values-cell-range-address="Charts_003.BQ20:Charts_003.BQ29" chart:label-cell-address="Charts_003.BQ19:Charts_003.BQ19" chart:class="chart:line">
            <chart:data-point chart:repeated="10"/>
          </chart:series>
          <chart:series chart:attached-axis="primary-y" chart:style-name="ch18" chart:values-cell-range-address="Charts_003.CB20:Charts_003.CB29" chart:label-cell-address="Charts_003.CB19:Charts_003.CB19" chart:class="chart:line">
            <chart:data-point chart:repeated="10"/>
          </chart:series>
          <chart:series chart:attached-axis="primary-y" chart:style-name="ch19" chart:values-cell-range-address="Charts_003.CM20:Charts_003.CM29" chart:label-cell-address="Charts_003.CM19:Charts_003.CM19" chart:class="chart:line">
            <chart:data-point chart:repeated="10"/>
          </chart:series>
          <chart:series chart:attached-axis="primary-y" chart:style-name="ch20" chart:values-cell-range-address="Charts_003.CX20:Charts_003.CX29" chart:label-cell-address="Charts_003.CX19:Charts_003.CX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x_open/95th%</text:p>
                <draw:g>
                  <svg:desc>Charts_003.J19:Charts_003.J19</svg:desc>
                </draw:g>
              </table:table-cell>
              <table:table-cell office:value-type="string">
                <text:p>T/tx_begin/95th%</text:p>
                <draw:g>
                  <svg:desc>Charts_003.U19:Charts_003.U19</svg:desc>
                </draw:g>
              </table:table-cell>
              <table:table-cell office:value-type="string">
                <text:p>T/tx_commit/95th%</text:p>
                <draw:g>
                  <svg:desc>Charts_003.AF19:Charts_003.AF19</svg:desc>
                </draw:g>
              </table:table-cell>
              <table:table-cell office:value-type="string">
                <text:p>T/tx_close/95th%</text:p>
                <draw:g>
                  <svg:desc>Charts_003.AQ19:Charts_003.AQ19</svg:desc>
                </draw:g>
              </table:table-cell>
              <table:table-cell office:value-type="string">
                <text:p>J/tx_open/95th%</text:p>
                <draw:g>
                  <svg:desc>Charts_003.BQ19:Charts_003.BQ19</svg:desc>
                </draw:g>
              </table:table-cell>
              <table:table-cell office:value-type="string">
                <text:p>J/tx_begin/95th%</text:p>
                <draw:g>
                  <svg:desc>Charts_003.CB19:Charts_003.CB19</svg:desc>
                </draw:g>
              </table:table-cell>
              <table:table-cell office:value-type="string">
                <text:p>J/tx_commit/95th%</text:p>
                <draw:g>
                  <svg:desc>Charts_003.CM19:Charts_003.CM19</svg:desc>
                </draw:g>
              </table:table-cell>
              <table:table-cell office:value-type="string">
                <text:p>J/tx_close/95th%</text:p>
                <draw:g>
                  <svg:desc>Charts_003.CX19:Charts_003.CX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3.B20:Charts_003.B29</svg:desc>
                </draw:g>
              </table:table-cell>
              <table:table-cell office:value-type="float" office:value="12.63">
                <text:p>12.63</text:p>
                <draw:g>
                  <svg:desc>Charts_003.J20:Charts_003.J29</svg:desc>
                </draw:g>
              </table:table-cell>
              <table:table-cell office:value-type="float" office:value="8.771">
                <text:p>8.771</text:p>
                <draw:g>
                  <svg:desc>Charts_003.U20:Charts_003.U29</svg:desc>
                </draw:g>
              </table:table-cell>
              <table:table-cell office:value-type="float" office:value="19.835">
                <text:p>19.835</text:p>
                <draw:g>
                  <svg:desc>Charts_003.AF20:Charts_003.AF29</svg:desc>
                </draw:g>
              </table:table-cell>
              <table:table-cell office:value-type="float" office:value="7.54">
                <text:p>7.54</text:p>
                <draw:g>
                  <svg:desc>Charts_003.AQ20:Charts_003.AQ29</svg:desc>
                </draw:g>
              </table:table-cell>
              <table:table-cell office:value-type="float" office:value="2.812">
                <text:p>2.812</text:p>
                <draw:g>
                  <svg:desc>Charts_003.BQ20:Charts_003.BQ29</svg:desc>
                </draw:g>
              </table:table-cell>
              <table:table-cell office:value-type="float" office:value="1.781">
                <text:p>1.781</text:p>
                <draw:g>
                  <svg:desc>Charts_003.CB20:Charts_003.CB29</svg:desc>
                </draw:g>
              </table:table-cell>
              <table:table-cell office:value-type="float" office:value="3.976">
                <text:p>3.976</text:p>
                <draw:g>
                  <svg:desc>Charts_003.CM20:Charts_003.CM29</svg:desc>
                </draw:g>
              </table:table-cell>
              <table:table-cell office:value-type="float" office:value="1.61">
                <text:p>1.61</text:p>
                <draw:g>
                  <svg:desc>Charts_003.CX20:Charts_003.CX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.772">
                <text:p>20.772</text:p>
              </table:table-cell>
              <table:table-cell office:value-type="float" office:value="13.828">
                <text:p>13.828</text:p>
              </table:table-cell>
              <table:table-cell office:value-type="float" office:value="26.542">
                <text:p>26.542</text:p>
              </table:table-cell>
              <table:table-cell office:value-type="float" office:value="13.936">
                <text:p>13.936</text:p>
              </table:table-cell>
              <table:table-cell office:value-type="float" office:value="5.159">
                <text:p>5.159</text:p>
              </table:table-cell>
              <table:table-cell office:value-type="float" office:value="3.493">
                <text:p>3.493</text:p>
              </table:table-cell>
              <table:table-cell office:value-type="float" office:value="6.419">
                <text:p>6.419</text:p>
              </table:table-cell>
              <table:table-cell office:value-type="float" office:value="3.021">
                <text:p>3.02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8.659">
                <text:p>28.659</text:p>
              </table:table-cell>
              <table:table-cell office:value-type="float" office:value="17.158">
                <text:p>17.158</text:p>
              </table:table-cell>
              <table:table-cell office:value-type="float" office:value="31.009">
                <text:p>31.009</text:p>
              </table:table-cell>
              <table:table-cell office:value-type="float" office:value="17.447">
                <text:p>17.447</text:p>
              </table:table-cell>
              <table:table-cell office:value-type="float" office:value="8.909">
                <text:p>8.909</text:p>
              </table:table-cell>
              <table:table-cell office:value-type="float" office:value="5.649">
                <text:p>5.649</text:p>
              </table:table-cell>
              <table:table-cell office:value-type="float" office:value="9.455">
                <text:p>9.455</text:p>
              </table:table-cell>
              <table:table-cell office:value-type="float" office:value="4.807">
                <text:p>4.80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8.455">
                <text:p>48.455</text:p>
              </table:table-cell>
              <table:table-cell office:value-type="float" office:value="22.052">
                <text:p>22.052</text:p>
              </table:table-cell>
              <table:table-cell office:value-type="float" office:value="37.365">
                <text:p>37.365</text:p>
              </table:table-cell>
              <table:table-cell office:value-type="float" office:value="22.163">
                <text:p>22.163</text:p>
              </table:table-cell>
              <table:table-cell office:value-type="float" office:value="14.883">
                <text:p>14.883</text:p>
              </table:table-cell>
              <table:table-cell office:value-type="float" office:value="7.326">
                <text:p>7.326</text:p>
              </table:table-cell>
              <table:table-cell office:value-type="float" office:value="12.005">
                <text:p>12.005</text:p>
              </table:table-cell>
              <table:table-cell office:value-type="float" office:value="6.458">
                <text:p>6.4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6.078">
                <text:p>86.078</text:p>
              </table:table-cell>
              <table:table-cell office:value-type="float" office:value="23.902">
                <text:p>23.902</text:p>
              </table:table-cell>
              <table:table-cell office:value-type="float" office:value="39.31">
                <text:p>39.31</text:p>
              </table:table-cell>
              <table:table-cell office:value-type="float" office:value="24.045">
                <text:p>24.045</text:p>
              </table:table-cell>
              <table:table-cell office:value-type="float" office:value="25.024">
                <text:p>25.024</text:p>
              </table:table-cell>
              <table:table-cell office:value-type="float" office:value="8.068">
                <text:p>8.068</text:p>
              </table:table-cell>
              <table:table-cell office:value-type="float" office:value="13.528">
                <text:p>13.528</text:p>
              </table:table-cell>
              <table:table-cell office:value-type="float" office:value="7.665">
                <text:p>7.66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30.727">
                <text:p>130.727</text:p>
              </table:table-cell>
              <table:table-cell office:value-type="float" office:value="26.507">
                <text:p>26.507</text:p>
              </table:table-cell>
              <table:table-cell office:value-type="float" office:value="42.162">
                <text:p>42.162</text:p>
              </table:table-cell>
              <table:table-cell office:value-type="float" office:value="26.385">
                <text:p>26.385</text:p>
              </table:table-cell>
              <table:table-cell office:value-type="float" office:value="37.301">
                <text:p>37.301</text:p>
              </table:table-cell>
              <table:table-cell office:value-type="float" office:value="8.624">
                <text:p>8.624</text:p>
              </table:table-cell>
              <table:table-cell office:value-type="float" office:value="14.559">
                <text:p>14.559</text:p>
              </table:table-cell>
              <table:table-cell office:value-type="float" office:value="8.269">
                <text:p>8.26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54.714">
                <text:p>154.714</text:p>
              </table:table-cell>
              <table:table-cell office:value-type="float" office:value="23.91">
                <text:p>23.91</text:p>
              </table:table-cell>
              <table:table-cell office:value-type="float" office:value="38.51">
                <text:p>38.51</text:p>
              </table:table-cell>
              <table:table-cell office:value-type="float" office:value="23.785">
                <text:p>23.785</text:p>
              </table:table-cell>
              <table:table-cell office:value-type="float" office:value="56.679">
                <text:p>56.679</text:p>
              </table:table-cell>
              <table:table-cell office:value-type="float" office:value="11.164">
                <text:p>11.164</text:p>
              </table:table-cell>
              <table:table-cell office:value-type="float" office:value="19.224">
                <text:p>19.224</text:p>
              </table:table-cell>
              <table:table-cell office:value-type="float" office:value="10.812">
                <text:p>10.8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5.069">
                <text:p>195.069</text:p>
              </table:table-cell>
              <table:table-cell office:value-type="float" office:value="25.018">
                <text:p>25.018</text:p>
              </table:table-cell>
              <table:table-cell office:value-type="float" office:value="39.973">
                <text:p>39.973</text:p>
              </table:table-cell>
              <table:table-cell office:value-type="float" office:value="24.976">
                <text:p>24.976</text:p>
              </table:table-cell>
              <table:table-cell office:value-type="float" office:value="67.767">
                <text:p>67.767</text:p>
              </table:table-cell>
              <table:table-cell office:value-type="float" office:value="10.01">
                <text:p>10.01</text:p>
              </table:table-cell>
              <table:table-cell office:value-type="float" office:value="17.046">
                <text:p>17.046</text:p>
              </table:table-cell>
              <table:table-cell office:value-type="float" office:value="9.412">
                <text:p>9.4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58.421">
                <text:p>258.421</text:p>
              </table:table-cell>
              <table:table-cell office:value-type="float" office:value="25.444">
                <text:p>25.444</text:p>
              </table:table-cell>
              <table:table-cell office:value-type="float" office:value="40.741">
                <text:p>40.741</text:p>
              </table:table-cell>
              <table:table-cell office:value-type="float" office:value="25.411">
                <text:p>25.411</text:p>
              </table:table-cell>
              <table:table-cell office:value-type="float" office:value="85.289">
                <text:p>85.289</text:p>
              </table:table-cell>
              <table:table-cell office:value-type="float" office:value="10.075">
                <text:p>10.075</text:p>
              </table:table-cell>
              <table:table-cell office:value-type="float" office:value="17.149">
                <text:p>17.149</text:p>
              </table:table-cell>
              <table:table-cell office:value-type="float" office:value="9.598">
                <text:p>9.59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32.888">
                <text:p>332.888</text:p>
              </table:table-cell>
              <table:table-cell office:value-type="float" office:value="25.957">
                <text:p>25.957</text:p>
              </table:table-cell>
              <table:table-cell office:value-type="float" office:value="41.761">
                <text:p>41.761</text:p>
              </table:table-cell>
              <table:table-cell office:value-type="float" office:value="25.86">
                <text:p>25.86</text:p>
              </table:table-cell>
              <table:table-cell office:value-type="float" office:value="105.463">
                <text:p>105.463</text:p>
              </table:table-cell>
              <table:table-cell office:value-type="float" office:value="10.789">
                <text:p>10.789</text:p>
              </table:table-cell>
              <table:table-cell office:value-type="float" office:value="18.348">
                <text:p>18.348</text:p>
              </table:table-cell>
              <table:table-cell office:value-type="float" office:value="10.088">
                <text:p>10.08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